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o1" style:family="table-column">
      <style:table-column-properties fo:break-before="auto" style:column-width="1.40229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SAT BC</text:p>
          </table:table-cell>
          <table:table-cell office:value-type="string" table:style-name="ce2">
            <text:p>SAT CO2</text:p>
          </table:table-cell>
          <table:table-cell office:value-type="string" table:style-name="ce2">
            <text:p>SAT BCpresc</text:p>
          </table:table-cell>
          <table:table-cell table:number-columns-repeated="16381"/>
        </table:table-row>
        <table:table-row table:style-name="ro1">
          <table:table-cell office:value-type="float" office:value="8.24429E-2" table:style-name="ce3">
            <text:p>0.0824</text:p>
          </table:table-cell>
          <table:table-cell office:value-type="float" office:value="0.46701399999999998" table:style-name="ce3">
            <text:p>0.4670</text:p>
          </table:table-cell>
          <table:table-cell office:value-type="float" office:value="1.8078799999999999E-2" table:style-name="ce3">
            <text:p>0.0181</text:p>
          </table:table-cell>
          <table:table-cell table:number-columns-repeated="16381"/>
        </table:table-row>
        <table:table-row table:style-name="ro1">
          <table:table-cell office:value-type="float" office:value="0.16100400000000001" table:style-name="ce3">
            <text:p>0.1610</text:p>
          </table:table-cell>
          <table:table-cell office:value-type="float" office:value="0.54458499999999999" table:style-name="ce3">
            <text:p>0.5446</text:p>
          </table:table-cell>
          <table:table-cell office:value-type="float" office:value="-0.24584800000000001" table:style-name="ce3">
            <text:p>-0.2458</text:p>
          </table:table-cell>
          <table:table-cell table:number-columns-repeated="16381"/>
        </table:table-row>
        <table:table-row table:style-name="ro1">
          <table:table-cell office:value-type="float" office:value="0.44108599999999998" table:style-name="ce3">
            <text:p>0.4411</text:p>
          </table:table-cell>
          <table:table-cell office:value-type="float" office:value="0.89196699999999995" table:style-name="ce3">
            <text:p>0.8920</text:p>
          </table:table-cell>
          <table:table-cell office:value-type="float" office:value="0.20638400000000001" table:style-name="ce3">
            <text:p>0.2064</text:p>
          </table:table-cell>
          <table:table-cell table:number-columns-repeated="16381"/>
        </table:table-row>
        <table:table-row table:style-name="ro1">
          <table:table-cell office:value-type="float" office:value="0.56020999999999999" table:style-name="ce3">
            <text:p>0.5602</text:p>
          </table:table-cell>
          <table:table-cell office:value-type="float" office:value="0.76617400000000002" table:style-name="ce3">
            <text:p>0.7662</text:p>
          </table:table-cell>
          <table:table-cell office:value-type="float" office:value="0.19761000000000001" table:style-name="ce3">
            <text:p>0.1976</text:p>
          </table:table-cell>
          <table:table-cell table:number-columns-repeated="16381"/>
        </table:table-row>
        <table:table-row table:style-name="ro1">
          <table:table-cell office:value-type="float" office:value="0.55821299999999996" table:style-name="ce3">
            <text:p>0.5582</text:p>
          </table:table-cell>
          <table:table-cell office:value-type="float" office:value="0.91688599999999998" table:style-name="ce3">
            <text:p>0.9169</text:p>
          </table:table-cell>
          <table:table-cell office:value-type="float" office:value="0.1187" table:style-name="ce3">
            <text:p>0.1187</text:p>
          </table:table-cell>
          <table:table-cell table:number-columns-repeated="16381"/>
        </table:table-row>
        <table:table-row table:style-name="ro1">
          <table:table-cell office:value-type="float" office:value="0.90975499999999998" table:style-name="ce3">
            <text:p>0.9098</text:p>
          </table:table-cell>
          <table:table-cell office:value-type="float" office:value="1.03087" table:style-name="ce3">
            <text:p>1.0309</text:p>
          </table:table-cell>
          <table:table-cell office:value-type="float" office:value="0.31926399999999999" table:style-name="ce3">
            <text:p>0.3193</text:p>
          </table:table-cell>
          <table:table-cell table:number-columns-repeated="16381"/>
        </table:table-row>
        <table:table-row table:style-name="ro1">
          <table:table-cell office:value-type="float" office:value="0.90310500000000005" table:style-name="ce3">
            <text:p>0.9031</text:p>
          </table:table-cell>
          <table:table-cell office:value-type="float" office:value="1.30461" table:style-name="ce3">
            <text:p>1.3046</text:p>
          </table:table-cell>
          <table:table-cell office:value-type="float" office:value="0.34453600000000001" table:style-name="ce3">
            <text:p>0.3445</text:p>
          </table:table-cell>
          <table:table-cell table:number-columns-repeated="16381"/>
        </table:table-row>
        <table:table-row table:style-name="ro1">
          <table:table-cell office:value-type="float" office:value="0.63237100000000002" table:style-name="ce3">
            <text:p>0.6324</text:p>
          </table:table-cell>
          <table:table-cell office:value-type="float" office:value="1.1489199999999999" table:style-name="ce3">
            <text:p>1.1489</text:p>
          </table:table-cell>
          <table:table-cell office:value-type="float" office:value="0.215943" table:style-name="ce3">
            <text:p>0.2159</text:p>
          </table:table-cell>
          <table:table-cell table:number-columns-repeated="16381"/>
        </table:table-row>
        <table:table-row table:style-name="ro1">
          <table:table-cell office:value-type="float" office:value="0.53013299999999997" table:style-name="ce3">
            <text:p>0.5301</text:p>
          </table:table-cell>
          <table:table-cell office:value-type="float" office:value="1.0516000000000001" table:style-name="ce3">
            <text:p>1.0516</text:p>
          </table:table-cell>
          <table:table-cell office:value-type="float" office:value="2.0967300000000001E-2" table:style-name="ce3">
            <text:p>0.0210</text:p>
          </table:table-cell>
          <table:table-cell table:number-columns-repeated="16381"/>
        </table:table-row>
        <table:table-row table:style-name="ro1">
          <table:table-cell office:value-type="float" office:value="0.42601" table:style-name="ce3">
            <text:p>0.4260</text:p>
          </table:table-cell>
          <table:table-cell office:value-type="float" office:value="1.0937399999999999" table:style-name="ce3">
            <text:p>1.0937</text:p>
          </table:table-cell>
          <table:table-cell office:value-type="float" office:value="-0.111803" table:style-name="ce3">
            <text:p>-0.1118</text:p>
          </table:table-cell>
          <table:table-cell table:number-columns-repeated="16381"/>
        </table:table-row>
        <table:table-row table:style-name="ro1">
          <table:table-cell office:value-type="float" office:value="0.47239999999999999" table:style-name="ce3">
            <text:p>0.4724</text:p>
          </table:table-cell>
          <table:table-cell office:value-type="float" office:value="1.3682399999999999" table:style-name="ce3">
            <text:p>1.3682</text:p>
          </table:table-cell>
          <table:table-cell office:value-type="float" office:value="0.29454599999999997" table:style-name="ce3">
            <text:p>0.2945</text:p>
          </table:table-cell>
          <table:table-cell table:number-columns-repeated="16381"/>
        </table:table-row>
        <table:table-row table:style-name="ro1">
          <table:table-cell office:value-type="float" office:value="0.21776599999999999" table:style-name="ce3">
            <text:p>0.2178</text:p>
          </table:table-cell>
          <table:table-cell office:value-type="float" office:value="1.3366800000000001" table:style-name="ce3">
            <text:p>1.3367</text:p>
          </table:table-cell>
          <table:table-cell office:value-type="float" office:value="0.18797" table:style-name="ce3">
            <text:p>0.1880</text:p>
          </table:table-cell>
          <table:table-cell table:number-columns-repeated="16381"/>
        </table:table-row>
        <table:table-row table:style-name="ro1">
          <table:table-cell office:value-type="float" office:value="0.28478399999999998" table:style-name="ce3">
            <text:p>0.2848</text:p>
          </table:table-cell>
          <table:table-cell office:value-type="float" office:value="1.3723000000000001" table:style-name="ce3">
            <text:p>1.3723</text:p>
          </table:table-cell>
          <table:table-cell office:value-type="float" office:value="0.23988999999999999" table:style-name="ce3">
            <text:p>0.2399</text:p>
          </table:table-cell>
          <table:table-cell table:number-columns-repeated="16381"/>
        </table:table-row>
        <table:table-row table:style-name="ro1">
          <table:table-cell office:value-type="float" office:value="0.50752200000000003" table:style-name="ce3">
            <text:p>0.5075</text:p>
          </table:table-cell>
          <table:table-cell office:value-type="float" office:value="1.3997599999999999" table:style-name="ce3">
            <text:p>1.3998</text:p>
          </table:table-cell>
          <table:table-cell office:value-type="float" office:value="0.36998900000000001" table:style-name="ce3">
            <text:p>0.3700</text:p>
          </table:table-cell>
          <table:table-cell table:number-columns-repeated="16381"/>
        </table:table-row>
        <table:table-row table:style-name="ro1">
          <table:table-cell office:value-type="float" office:value="0.52446400000000004" table:style-name="ce3">
            <text:p>0.5245</text:p>
          </table:table-cell>
          <table:table-cell office:value-type="float" office:value="1.4776800000000001" table:style-name="ce3">
            <text:p>1.4777</text:p>
          </table:table-cell>
          <table:table-cell office:value-type="float" office:value="0.41792800000000002" table:style-name="ce3">
            <text:p>0.4179</text:p>
          </table:table-cell>
          <table:table-cell table:number-columns-repeated="16381"/>
        </table:table-row>
        <table:table-row table:style-name="ro1">
          <table:table-cell office:value-type="float" office:value="0.64367399999999997" table:style-name="ce3">
            <text:p>0.6437</text:p>
          </table:table-cell>
          <table:table-cell office:value-type="float" office:value="1.4261699999999999" table:style-name="ce3">
            <text:p>1.4262</text:p>
          </table:table-cell>
          <table:table-cell office:value-type="float" office:value="0.49611899999999998" table:style-name="ce3">
            <text:p>0.4961</text:p>
          </table:table-cell>
          <table:table-cell table:number-columns-repeated="16381"/>
        </table:table-row>
        <table:table-row table:style-name="ro1">
          <table:table-cell office:value-type="float" office:value="0.76571800000000001" table:style-name="ce3">
            <text:p>0.7657</text:p>
          </table:table-cell>
          <table:table-cell office:value-type="float" office:value="1.4963500000000001" table:style-name="ce3">
            <text:p>1.4964</text:p>
          </table:table-cell>
          <table:table-cell office:value-type="float" office:value="0.33816299999999999" table:style-name="ce3">
            <text:p>0.3382</text:p>
          </table:table-cell>
          <table:table-cell table:number-columns-repeated="16381"/>
        </table:table-row>
        <table:table-row table:style-name="ro1">
          <table:table-cell office:value-type="float" office:value="0.69596499999999994" table:style-name="ce3">
            <text:p>0.6960</text:p>
          </table:table-cell>
          <table:table-cell office:value-type="float" office:value="1.3792599999999999" table:style-name="ce3">
            <text:p>1.3793</text:p>
          </table:table-cell>
          <table:table-cell office:value-type="float" office:value="0.24330599999999999" table:style-name="ce3">
            <text:p>0.2433</text:p>
          </table:table-cell>
          <table:table-cell table:number-columns-repeated="16381"/>
        </table:table-row>
        <table:table-row table:style-name="ro1">
          <table:table-cell office:value-type="float" office:value="0.73221099999999995" table:style-name="ce3">
            <text:p>0.7322</text:p>
          </table:table-cell>
          <table:table-cell office:value-type="float" office:value="1.4471099999999999" table:style-name="ce3">
            <text:p>1.4471</text:p>
          </table:table-cell>
          <table:table-cell office:value-type="float" office:value="0.25084099999999998" table:style-name="ce3">
            <text:p>0.2508</text:p>
          </table:table-cell>
          <table:table-cell table:number-columns-repeated="16381"/>
        </table:table-row>
        <table:table-row table:style-name="ro1">
          <table:table-cell office:value-type="float" office:value="0.68665500000000002" table:style-name="ce3">
            <text:p>0.6867</text:p>
          </table:table-cell>
          <table:table-cell office:value-type="float" office:value="1.3933500000000001" table:style-name="ce3">
            <text:p>1.3934</text:p>
          </table:table-cell>
          <table:table-cell office:value-type="float" office:value="7.5191900000000006E-2" table:style-name="ce3">
            <text:p>0.0752</text:p>
          </table:table-cell>
          <table:table-cell table:number-columns-repeated="16381"/>
        </table:table-row>
        <table:table-row table:style-name="ro1">
          <table:table-cell office:value-type="float" office:value="0.82870500000000002" table:style-name="ce3">
            <text:p>0.8287</text:p>
          </table:table-cell>
          <table:table-cell office:value-type="float" office:value="1.73946" table:style-name="ce3">
            <text:p>1.7395</text:p>
          </table:table-cell>
          <table:table-cell office:value-type="float" office:value="0.27736" table:style-name="ce3">
            <text:p>0.2774</text:p>
          </table:table-cell>
          <table:table-cell table:number-columns-repeated="16381"/>
        </table:table-row>
        <table:table-row table:style-name="ro1">
          <table:table-cell office:value-type="float" office:value="0.64583900000000005" table:style-name="ce3">
            <text:p>0.6458</text:p>
          </table:table-cell>
          <table:table-cell office:value-type="float" office:value="1.5587599999999999" table:style-name="ce3">
            <text:p>1.5588</text:p>
          </table:table-cell>
          <table:table-cell office:value-type="float" office:value="7.76168E-2" table:style-name="ce3">
            <text:p>0.0776</text:p>
          </table:table-cell>
          <table:table-cell table:number-columns-repeated="16381"/>
        </table:table-row>
        <table:table-row table:style-name="ro1">
          <table:table-cell office:value-type="float" office:value="0.174516" table:style-name="ce3">
            <text:p>0.1745</text:p>
          </table:table-cell>
          <table:table-cell office:value-type="float" office:value="1.4375800000000001" table:style-name="ce3">
            <text:p>1.4376</text:p>
          </table:table-cell>
          <table:table-cell office:value-type="float" office:value="0.192385" table:style-name="ce3">
            <text:p>0.1924</text:p>
          </table:table-cell>
          <table:table-cell table:number-columns-repeated="16381"/>
        </table:table-row>
        <table:table-row table:style-name="ro1">
          <table:table-cell office:value-type="float" office:value="0.18289900000000001" table:style-name="ce3">
            <text:p>0.1829</text:p>
          </table:table-cell>
          <table:table-cell office:value-type="float" office:value="1.1911" table:style-name="ce3">
            <text:p>1.1911</text:p>
          </table:table-cell>
          <table:table-cell office:value-type="float" office:value="-2.4340899999999999E-2" table:style-name="ce3">
            <text:p>-0.0243</text:p>
          </table:table-cell>
          <table:table-cell table:number-columns-repeated="16381"/>
        </table:table-row>
        <table:table-row table:style-name="ro1">
          <table:table-cell office:value-type="float" office:value="5.2998400000000001E-2" table:style-name="ce3">
            <text:p>0.0530</text:p>
          </table:table-cell>
          <table:table-cell office:value-type="float" office:value="1.0416300000000001" table:style-name="ce3">
            <text:p>1.0416</text:p>
          </table:table-cell>
          <table:table-cell office:value-type="float" office:value="-0.37331799999999998" table:style-name="ce3">
            <text:p>-0.3733</text:p>
          </table:table-cell>
          <table:table-cell table:number-columns-repeated="16381"/>
        </table:table-row>
        <table:table-row table:style-name="ro1">
          <table:table-cell office:value-type="float" office:value="0.21887999999999999" table:style-name="ce3">
            <text:p>0.2189</text:p>
          </table:table-cell>
          <table:table-cell office:value-type="float" office:value="1.51284" table:style-name="ce3">
            <text:p>1.5128</text:p>
          </table:table-cell>
          <table:table-cell office:value-type="float" office:value="4.1771999999999997E-2" table:style-name="ce3">
            <text:p>0.0418</text:p>
          </table:table-cell>
          <table:table-cell table:number-columns-repeated="16381"/>
        </table:table-row>
        <table:table-row table:style-name="ro1">
          <table:table-cell office:value-type="float" office:value="0.59870599999999996" table:style-name="ce3">
            <text:p>0.5987</text:p>
          </table:table-cell>
          <table:table-cell office:value-type="float" office:value="1.5287900000000001" table:style-name="ce3">
            <text:p>1.5288</text:p>
          </table:table-cell>
          <table:table-cell office:value-type="float" office:value="0.50069900000000001" table:style-name="ce3">
            <text:p>0.5007</text:p>
          </table:table-cell>
          <table:table-cell table:number-columns-repeated="16381"/>
        </table:table-row>
        <table:table-row table:style-name="ro1">
          <table:table-cell office:value-type="float" office:value="0.57353799999999999" table:style-name="ce3">
            <text:p>0.5735</text:p>
          </table:table-cell>
          <table:table-cell office:value-type="float" office:value="1.78505" table:style-name="ce3">
            <text:p>1.7851</text:p>
          </table:table-cell>
          <table:table-cell office:value-type="float" office:value="0.55973600000000001" table:style-name="ce3">
            <text:p>0.5597</text:p>
          </table:table-cell>
          <table:table-cell table:number-columns-repeated="16381"/>
        </table:table-row>
        <table:table-row table:style-name="ro1">
          <table:table-cell office:value-type="float" office:value="0.76171299999999997" table:style-name="ce3">
            <text:p>0.7617</text:p>
          </table:table-cell>
          <table:table-cell office:value-type="float" office:value="1.8443099999999999" table:style-name="ce3">
            <text:p>1.8443</text:p>
          </table:table-cell>
          <table:table-cell office:value-type="float" office:value="0.44611899999999999" table:style-name="ce3">
            <text:p>0.4461</text:p>
          </table:table-cell>
          <table:table-cell table:number-columns-repeated="16381"/>
        </table:table-row>
        <table:table-row table:style-name="ro1">
          <table:table-cell office:value-type="float" office:value="1.2123600000000001" table:style-name="ce3">
            <text:p>1.2124</text:p>
          </table:table-cell>
          <table:table-cell office:value-type="float" office:value="1.9397899999999999" table:style-name="ce3">
            <text:p>1.9398</text:p>
          </table:table-cell>
          <table:table-cell office:value-type="float" office:value="0.64899399999999996" table:style-name="ce3">
            <text:p>0.6490</text:p>
          </table:table-cell>
          <table:table-cell table:number-columns-repeated="16381"/>
        </table:table-row>
        <table:table-row table:style-name="ro1">
          <table:table-cell office:value-type="float" office:value="0.939361" table:style-name="ce3">
            <text:p>0.9394</text:p>
          </table:table-cell>
          <table:table-cell office:value-type="float" office:value="1.8662799999999999" table:style-name="ce3">
            <text:p>1.8663</text:p>
          </table:table-cell>
          <table:table-cell office:value-type="float" office:value="0.46699400000000002" table:style-name="ce3">
            <text:p>0.4670</text:p>
          </table:table-cell>
          <table:table-cell table:number-columns-repeated="16381"/>
        </table:table-row>
        <table:table-row table:style-name="ro1">
          <table:table-cell office:value-type="float" office:value="0.916771" table:style-name="ce3">
            <text:p>0.9168</text:p>
          </table:table-cell>
          <table:table-cell office:value-type="float" office:value="1.74705" table:style-name="ce3">
            <text:p>1.7471</text:p>
          </table:table-cell>
          <table:table-cell office:value-type="float" office:value="0.45085399999999998" table:style-name="ce3">
            <text:p>0.4509</text:p>
          </table:table-cell>
          <table:table-cell table:number-columns-repeated="16381"/>
        </table:table-row>
        <table:table-row table:style-name="ro1">
          <table:table-cell office:value-type="float" office:value="0.84977800000000003" table:style-name="ce3">
            <text:p>0.8498</text:p>
          </table:table-cell>
          <table:table-cell office:value-type="float" office:value="1.87646" table:style-name="ce3">
            <text:p>1.8765</text:p>
          </table:table-cell>
          <table:table-cell office:value-type="float" office:value="0.33354400000000001" table:style-name="ce3">
            <text:p>0.3335</text:p>
          </table:table-cell>
          <table:table-cell table:number-columns-repeated="16381"/>
        </table:table-row>
        <table:table-row table:style-name="ro1">
          <table:table-cell office:value-type="float" office:value="0.84661200000000003" table:style-name="ce3">
            <text:p>0.8466</text:p>
          </table:table-cell>
          <table:table-cell office:value-type="float" office:value="1.9340999999999999" table:style-name="ce3">
            <text:p>1.9341</text:p>
          </table:table-cell>
          <table:table-cell office:value-type="float" office:value="0.36209599999999997" table:style-name="ce3">
            <text:p>0.3621</text:p>
          </table:table-cell>
          <table:table-cell table:number-columns-repeated="16381"/>
        </table:table-row>
        <table:table-row table:style-name="ro1">
          <table:table-cell office:value-type="float" office:value="0.76936099999999996" table:style-name="ce3">
            <text:p>0.7694</text:p>
          </table:table-cell>
          <table:table-cell office:value-type="float" office:value="2.23149" table:style-name="ce3">
            <text:p>2.2315</text:p>
          </table:table-cell>
          <table:table-cell office:value-type="float" office:value="0.49053799999999997" table:style-name="ce3">
            <text:p>0.4905</text:p>
          </table:table-cell>
          <table:table-cell table:number-columns-repeated="16381"/>
        </table:table-row>
        <table:table-row table:style-name="ro1">
          <table:table-cell office:value-type="float" office:value="0.39457399999999998" table:style-name="ce3">
            <text:p>0.3946</text:p>
          </table:table-cell>
          <table:table-cell office:value-type="float" office:value="2.0219900000000002" table:style-name="ce3">
            <text:p>2.0220</text:p>
          </table:table-cell>
          <table:table-cell office:value-type="float" office:value="0.386938" table:style-name="ce3">
            <text:p>0.3869</text:p>
          </table:table-cell>
          <table:table-cell table:number-columns-repeated="16381"/>
        </table:table-row>
        <table:table-row table:style-name="ro1">
          <table:table-cell office:value-type="float" office:value="0.28528700000000001" table:style-name="ce3">
            <text:p>0.2853</text:p>
          </table:table-cell>
          <table:table-cell office:value-type="float" office:value="1.84531" table:style-name="ce3">
            <text:p>1.8453</text:p>
          </table:table-cell>
          <table:table-cell office:value-type="float" office:value="0.15229100000000001" table:style-name="ce3">
            <text:p>0.1523</text:p>
          </table:table-cell>
          <table:table-cell table:number-columns-repeated="16381"/>
        </table:table-row>
        <table:table-row table:style-name="ro1">
          <table:table-cell office:value-type="float" office:value="0.23181499999999999" table:style-name="ce3">
            <text:p>0.2318</text:p>
          </table:table-cell>
          <table:table-cell office:value-type="float" office:value="1.35612" table:style-name="ce3">
            <text:p>1.3561</text:p>
          </table:table-cell>
          <table:table-cell office:value-type="float" office:value="0.145342" table:style-name="ce3">
            <text:p>0.1453</text:p>
          </table:table-cell>
          <table:table-cell table:number-columns-repeated="16381"/>
        </table:table-row>
        <table:table-row table:style-name="ro1">
          <table:table-cell office:value-type="float" office:value="0.43385899999999999" table:style-name="ce3">
            <text:p>0.4339</text:p>
          </table:table-cell>
          <table:table-cell office:value-type="float" office:value="1.66859" table:style-name="ce3">
            <text:p>1.6686</text:p>
          </table:table-cell>
          <table:table-cell office:value-type="float" office:value="0.27141900000000002" table:style-name="ce3">
            <text:p>0.2714</text:p>
          </table:table-cell>
          <table:table-cell table:number-columns-repeated="16381"/>
        </table:table-row>
        <table:table-row table:style-name="ro1">
          <table:table-cell office:value-type="float" office:value="0.55755699999999997" table:style-name="ce3">
            <text:p>0.5576</text:p>
          </table:table-cell>
          <table:table-cell office:value-type="float" office:value="1.6997599999999999" table:style-name="ce3">
            <text:p>1.6998</text:p>
          </table:table-cell>
          <table:table-cell office:value-type="float" office:value="0.31522899999999998" table:style-name="ce3">
            <text:p>0.3152</text:p>
          </table:table-cell>
          <table:table-cell table:number-columns-repeated="16381"/>
        </table:table-row>
        <table:table-row table:style-name="ro1">
          <table:table-cell office:value-type="float" office:value="0.94336500000000001" table:style-name="ce3">
            <text:p>0.9434</text:p>
          </table:table-cell>
          <table:table-cell office:value-type="float" office:value="1.7364599999999999" table:style-name="ce3">
            <text:p>1.7365</text:p>
          </table:table-cell>
          <table:table-cell office:value-type="float" office:value="0.36403999999999997" table:style-name="ce3">
            <text:p>0.3640</text:p>
          </table:table-cell>
          <table:table-cell table:number-columns-repeated="16381"/>
        </table:table-row>
        <table:table-row table:style-name="ro1">
          <table:table-cell office:value-type="float" office:value="0.97111499999999995" table:style-name="ce3">
            <text:p>0.9711</text:p>
          </table:table-cell>
          <table:table-cell office:value-type="float" office:value="1.8364" table:style-name="ce3">
            <text:p>1.8364</text:p>
          </table:table-cell>
          <table:table-cell office:value-type="float" office:value="0.44418000000000002" table:style-name="ce3">
            <text:p>0.4442</text:p>
          </table:table-cell>
          <table:table-cell table:number-columns-repeated="16381"/>
        </table:table-row>
        <table:table-row table:style-name="ro1">
          <table:table-cell office:value-type="float" office:value="1.0827899999999999" table:style-name="ce3">
            <text:p>1.0828</text:p>
          </table:table-cell>
          <table:table-cell office:value-type="float" office:value="1.78949" table:style-name="ce3">
            <text:p>1.7895</text:p>
          </table:table-cell>
          <table:table-cell office:value-type="float" office:value="0.444469" table:style-name="ce3">
            <text:p>0.4445</text:p>
          </table:table-cell>
          <table:table-cell table:number-columns-repeated="16381"/>
        </table:table-row>
        <table:table-row table:style-name="ro1">
          <table:table-cell office:value-type="float" office:value="1.00728" table:style-name="ce3">
            <text:p>1.0073</text:p>
          </table:table-cell>
          <table:table-cell office:value-type="float" office:value="1.8966400000000001" table:style-name="ce3">
            <text:p>1.8966</text:p>
          </table:table-cell>
          <table:table-cell office:value-type="float" office:value="0.40903200000000001" table:style-name="ce3">
            <text:p>0.4090</text:p>
          </table:table-cell>
          <table:table-cell table:number-columns-repeated="16381"/>
        </table:table-row>
        <table:table-row table:style-name="ro1">
          <table:table-cell office:value-type="float" office:value="0.824569" table:style-name="ce3">
            <text:p>0.8246</text:p>
          </table:table-cell>
          <table:table-cell office:value-type="float" office:value="1.7325699999999999" table:style-name="ce3">
            <text:p>1.7326</text:p>
          </table:table-cell>
          <table:table-cell office:value-type="float" office:value="0.23133899999999999" table:style-name="ce3">
            <text:p>0.2313</text:p>
          </table:table-cell>
          <table:table-cell table:number-columns-repeated="16381"/>
        </table:table-row>
        <table:table-row table:style-name="ro1">
          <table:table-cell office:value-type="float" office:value="0.75367600000000001" table:style-name="ce3">
            <text:p>0.7537</text:p>
          </table:table-cell>
          <table:table-cell office:value-type="float" office:value="1.8943700000000001" table:style-name="ce3">
            <text:p>1.8944</text:p>
          </table:table-cell>
          <table:table-cell office:value-type="float" office:value="0.27149099999999998" table:style-name="ce3">
            <text:p>0.2715</text:p>
          </table:table-cell>
          <table:table-cell table:number-columns-repeated="16381"/>
        </table:table-row>
        <table:table-row table:style-name="ro1">
          <table:table-cell office:value-type="float" office:value="0.87355499999999997" table:style-name="ce3">
            <text:p>0.8736</text:p>
          </table:table-cell>
          <table:table-cell office:value-type="float" office:value="2.2822900000000002" table:style-name="ce3">
            <text:p>2.2823</text:p>
          </table:table-cell>
          <table:table-cell office:value-type="float" office:value="0.43901000000000001" table:style-name="ce3">
            <text:p>0.4390</text:p>
          </table:table-cell>
          <table:table-cell table:number-columns-repeated="16381"/>
        </table:table-row>
        <table:table-row table:style-name="ro1">
          <table:table-cell office:value-type="float" office:value="0.67029300000000003" table:style-name="ce3">
            <text:p>0.6703</text:p>
          </table:table-cell>
          <table:table-cell office:value-type="float" office:value="2.0423800000000001" table:style-name="ce3">
            <text:p>2.0424</text:p>
          </table:table-cell>
          <table:table-cell office:value-type="float" office:value="0.27378799999999998" table:style-name="ce3">
            <text:p>0.2738</text:p>
          </table:table-cell>
          <table:table-cell table:number-columns-repeated="16381"/>
        </table:table-row>
        <table:table-row table:style-name="ro1">
          <table:table-cell office:value-type="float" office:value="0.51199499999999998" table:style-name="ce3">
            <text:p>0.5120</text:p>
          </table:table-cell>
          <table:table-cell office:value-type="float" office:value="1.7859499999999999" table:style-name="ce3">
            <text:p>1.7860</text:p>
          </table:table-cell>
          <table:table-cell office:value-type="float" office:value="6.5966399999999994E-2" table:style-name="ce3">
            <text:p>0.0660</text:p>
          </table:table-cell>
          <table:table-cell table:number-columns-repeated="16381"/>
        </table:table-row>
        <table:table-row table:style-name="ro1">
          <table:table-cell office:value-type="float" office:value="0.55640599999999996" table:style-name="ce3">
            <text:p>0.5564</text:p>
          </table:table-cell>
          <table:table-cell office:value-type="float" office:value="1.65082" table:style-name="ce3">
            <text:p>1.6508</text:p>
          </table:table-cell>
          <table:table-cell office:value-type="float" office:value="0.30708999999999997" table:style-name="ce3">
            <text:p>0.3071</text:p>
          </table:table-cell>
          <table:table-cell table:number-columns-repeated="16381"/>
        </table:table-row>
        <table:table-row table:style-name="ro1">
          <table:table-cell office:value-type="float" office:value="0.82322499999999998" table:style-name="ce3">
            <text:p>0.8232</text:p>
          </table:table-cell>
          <table:table-cell office:value-type="float" office:value="2.0178199999999999" table:style-name="ce3">
            <text:p>2.0178</text:p>
          </table:table-cell>
          <table:table-cell office:value-type="float" office:value="0.26572000000000001" table:style-name="ce3">
            <text:p>0.2657</text:p>
          </table:table-cell>
          <table:table-cell table:number-columns-repeated="16381"/>
        </table:table-row>
        <table:table-row table:style-name="ro1">
          <table:table-cell office:value-type="float" office:value="0.68533999999999995" table:style-name="ce3">
            <text:p>0.6853</text:p>
          </table:table-cell>
          <table:table-cell office:value-type="float" office:value="1.7444200000000001" table:style-name="ce3">
            <text:p>1.7444</text:p>
          </table:table-cell>
          <table:table-cell office:value-type="float" office:value="0.28967199999999999" table:style-name="ce3">
            <text:p>0.2897</text:p>
          </table:table-cell>
          <table:table-cell table:number-columns-repeated="16381"/>
        </table:table-row>
        <table:table-row table:style-name="ro1">
          <table:table-cell office:value-type="float" office:value="0.95341299999999995" table:style-name="ce3">
            <text:p>0.9534</text:p>
          </table:table-cell>
          <table:table-cell office:value-type="float" office:value="1.82237" table:style-name="ce3">
            <text:p>1.8224</text:p>
          </table:table-cell>
          <table:table-cell office:value-type="float" office:value="0.52790300000000001" table:style-name="ce3">
            <text:p>0.5279</text:p>
          </table:table-cell>
          <table:table-cell table:number-columns-repeated="16381"/>
        </table:table-row>
        <table:table-row table:style-name="ro1">
          <table:table-cell office:value-type="float" office:value="1.2381899999999999" table:style-name="ce3">
            <text:p>1.2382</text:p>
          </table:table-cell>
          <table:table-cell office:value-type="float" office:value="1.8866499999999999" table:style-name="ce3">
            <text:p>1.8867</text:p>
          </table:table-cell>
          <table:table-cell office:value-type="float" office:value="0.558612" table:style-name="ce3">
            <text:p>0.5586</text:p>
          </table:table-cell>
          <table:table-cell table:number-columns-repeated="16381"/>
        </table:table-row>
        <table:table-row table:style-name="ro1">
          <table:table-cell office:value-type="float" office:value="1.3244499999999999" table:style-name="ce3">
            <text:p>1.3245</text:p>
          </table:table-cell>
          <table:table-cell office:value-type="float" office:value="2.06426" table:style-name="ce3">
            <text:p>2.0643</text:p>
          </table:table-cell>
          <table:table-cell office:value-type="float" office:value="0.60395299999999996" table:style-name="ce3">
            <text:p>0.6040</text:p>
          </table:table-cell>
          <table:table-cell table:number-columns-repeated="16381"/>
        </table:table-row>
        <table:table-row table:style-name="ro1">
          <table:table-cell office:value-type="float" office:value="1.1704699999999999" table:style-name="ce3">
            <text:p>1.1705</text:p>
          </table:table-cell>
          <table:table-cell office:value-type="float" office:value="2.0221800000000001" table:style-name="ce3">
            <text:p>2.0222</text:p>
          </table:table-cell>
          <table:table-cell office:value-type="float" office:value="0.451712" table:style-name="ce3">
            <text:p>0.4517</text:p>
          </table:table-cell>
          <table:table-cell table:number-columns-repeated="16381"/>
        </table:table-row>
        <table:table-row table:style-name="ro1">
          <table:table-cell office:value-type="float" office:value="1.08002" table:style-name="ce3">
            <text:p>1.0800</text:p>
          </table:table-cell>
          <table:table-cell office:value-type="float" office:value="1.96617" table:style-name="ce3">
            <text:p>1.9662</text:p>
          </table:table-cell>
          <table:table-cell office:value-type="float" office:value="0.54202700000000004" table:style-name="ce3">
            <text:p>0.5420</text:p>
          </table:table-cell>
          <table:table-cell table:number-columns-repeated="16381"/>
        </table:table-row>
        <table:table-row table:style-name="ro1">
          <table:table-cell office:value-type="float" office:value="1.0895699999999999" table:style-name="ce3">
            <text:p>1.0896</text:p>
          </table:table-cell>
          <table:table-cell office:value-type="float" office:value="2.3685900000000002" table:style-name="ce3">
            <text:p>2.3686</text:p>
          </table:table-cell>
          <table:table-cell office:value-type="float" office:value="0.58138699999999999" table:style-name="ce3">
            <text:p>0.5814</text:p>
          </table:table-cell>
          <table:table-cell table:number-columns-repeated="16381"/>
        </table:table-row>
        <table:table-row table:style-name="ro1">
          <table:table-cell office:value-type="float" office:value="0.90518299999999996" table:style-name="ce3">
            <text:p>0.9052</text:p>
          </table:table-cell>
          <table:table-cell office:value-type="float" office:value="2.1535600000000001" table:style-name="ce3">
            <text:p>2.1536</text:p>
          </table:table-cell>
          <table:table-cell office:value-type="float" office:value="0.62234999999999996" table:style-name="ce3">
            <text:p>0.6224</text:p>
          </table:table-cell>
          <table:table-cell table:number-columns-repeated="16381"/>
        </table:table-row>
        <table:table-row table:style-name="ro1">
          <table:table-cell office:value-type="float" office:value="0.83942499999999998" table:style-name="ce3">
            <text:p>0.8394</text:p>
          </table:table-cell>
          <table:table-cell office:value-type="float" office:value="2.1461399999999999" table:style-name="ce3">
            <text:p>2.1461</text:p>
          </table:table-cell>
          <table:table-cell office:value-type="float" office:value="0.74324100000000004" table:style-name="ce3">
            <text:p>0.7432</text:p>
          </table:table-cell>
          <table:table-cell table:number-columns-repeated="16381"/>
        </table:table-row>
        <table:table-row table:style-name="ro1">
          <table:table-cell office:value-type="float" office:value="0.92131399999999997" table:style-name="ce3">
            <text:p>0.9213</text:p>
          </table:table-cell>
          <table:table-cell office:value-type="float" office:value="2.6554899999999999" table:style-name="ce3">
            <text:p>2.6555</text:p>
          </table:table-cell>
          <table:table-cell office:value-type="float" office:value="0.90644800000000003" table:style-name="ce3">
            <text:p>0.9064</text:p>
          </table:table-cell>
          <table:table-cell table:number-columns-repeated="16381"/>
        </table:table-row>
        <table:table-row table:style-name="ro1">
          <table:table-cell office:value-type="float" office:value="0.94542099999999996" table:style-name="ce3">
            <text:p>0.9454</text:p>
          </table:table-cell>
          <table:table-cell office:value-type="float" office:value="2.4377900000000001" table:style-name="ce3">
            <text:p>2.4378</text:p>
          </table:table-cell>
          <table:table-cell office:value-type="float" office:value="0.83426100000000003" table:style-name="ce3">
            <text:p>0.8343</text:p>
          </table:table-cell>
          <table:table-cell table:number-columns-repeated="16381"/>
        </table:table-row>
        <table:table-row table:style-name="ro1">
          <table:table-cell office:value-type="float" office:value="1.1468100000000001" table:style-name="ce3">
            <text:p>1.1468</text:p>
          </table:table-cell>
          <table:table-cell office:value-type="float" office:value="2.44251" table:style-name="ce3">
            <text:p>2.4425</text:p>
          </table:table-cell>
          <table:table-cell office:value-type="float" office:value="0.99399000000000004" table:style-name="ce3">
            <text:p>0.9940</text:p>
          </table:table-cell>
          <table:table-cell table:number-columns-repeated="16381"/>
        </table:table-row>
        <table:table-row table:style-name="ro1">
          <table:table-cell office:value-type="float" office:value="1.32622" table:style-name="ce3">
            <text:p>1.3262</text:p>
          </table:table-cell>
          <table:table-cell office:value-type="float" office:value="2.5791599999999999" table:style-name="ce3">
            <text:p>2.5792</text:p>
          </table:table-cell>
          <table:table-cell office:value-type="float" office:value="1.01677" table:style-name="ce3">
            <text:p>1.0168</text:p>
          </table:table-cell>
          <table:table-cell table:number-columns-repeated="16381"/>
        </table:table-row>
        <table:table-row table:style-name="ro1">
          <table:table-cell office:value-type="float" office:value="1.2435799999999999" table:style-name="ce3">
            <text:p>1.2436</text:p>
          </table:table-cell>
          <table:table-cell office:value-type="float" office:value="2.52963" table:style-name="ce3">
            <text:p>2.5296</text:p>
          </table:table-cell>
          <table:table-cell office:value-type="float" office:value="0.82489800000000002" table:style-name="ce3">
            <text:p>0.8249</text:p>
          </table:table-cell>
          <table:table-cell table:number-columns-repeated="16381"/>
        </table:table-row>
        <table:table-row table:style-name="ro1">
          <table:table-cell office:value-type="float" office:value="1.46695" table:style-name="ce3">
            <text:p>1.4670</text:p>
          </table:table-cell>
          <table:table-cell office:value-type="float" office:value="2.4672100000000001" table:style-name="ce3">
            <text:p>2.4672</text:p>
          </table:table-cell>
          <table:table-cell office:value-type="float" office:value="0.87080299999999999" table:style-name="ce3">
            <text:p>0.8708</text:p>
          </table:table-cell>
          <table:table-cell table:number-columns-repeated="16381"/>
        </table:table-row>
        <table:table-row table:style-name="ro1">
          <table:table-cell office:value-type="float" office:value="1.37798" table:style-name="ce3">
            <text:p>1.3780</text:p>
          </table:table-cell>
          <table:table-cell office:value-type="float" office:value="2.4408099999999999" table:style-name="ce3">
            <text:p>2.4408</text:p>
          </table:table-cell>
          <table:table-cell office:value-type="float" office:value="0.73106400000000005" table:style-name="ce3">
            <text:p>0.7311</text:p>
          </table:table-cell>
          <table:table-cell table:number-columns-repeated="16381"/>
        </table:table-row>
        <table:table-row table:style-name="ro1">
          <table:table-cell office:value-type="float" office:value="1.3975900000000001" table:style-name="ce3">
            <text:p>1.3976</text:p>
          </table:table-cell>
          <table:table-cell office:value-type="float" office:value="2.4216700000000002" table:style-name="ce3">
            <text:p>2.4217</text:p>
          </table:table-cell>
          <table:table-cell office:value-type="float" office:value="0.74404899999999996" table:style-name="ce3">
            <text:p>0.7440</text:p>
          </table:table-cell>
          <table:table-cell table:number-columns-repeated="16381"/>
        </table:table-row>
        <table:table-row table:style-name="ro1">
          <table:table-cell office:value-type="float" office:value="1.38995" table:style-name="ce3">
            <text:p>1.3900</text:p>
          </table:table-cell>
          <table:table-cell office:value-type="float" office:value="2.573" table:style-name="ce3">
            <text:p>2.5730</text:p>
          </table:table-cell>
          <table:table-cell office:value-type="float" office:value="0.77273800000000004" table:style-name="ce3">
            <text:p>0.7727</text:p>
          </table:table-cell>
          <table:table-cell table:number-columns-repeated="16381"/>
        </table:table-row>
        <table:table-row table:style-name="ro1">
          <table:table-cell office:value-type="float" office:value="1.2169700000000001" table:style-name="ce3">
            <text:p>1.2170</text:p>
          </table:table-cell>
          <table:table-cell office:value-type="float" office:value="2.66466" table:style-name="ce3">
            <text:p>2.6647</text:p>
          </table:table-cell>
          <table:table-cell office:value-type="float" office:value="0.80102899999999999" table:style-name="ce3">
            <text:p>0.8010</text:p>
          </table:table-cell>
          <table:table-cell table:number-columns-repeated="16381"/>
        </table:table-row>
        <table:table-row table:style-name="ro1">
          <table:table-cell office:value-type="float" office:value="0.862263" table:style-name="ce3">
            <text:p>0.8623</text:p>
          </table:table-cell>
          <table:table-cell office:value-type="float" office:value="2.47262" table:style-name="ce3">
            <text:p>2.4726</text:p>
          </table:table-cell>
          <table:table-cell office:value-type="float" office:value="0.54778400000000005" table:style-name="ce3">
            <text:p>0.5478</text:p>
          </table:table-cell>
          <table:table-cell table:number-columns-repeated="16381"/>
        </table:table-row>
        <table:table-row table:style-name="ro1">
          <table:table-cell office:value-type="float" office:value="1.15015" table:style-name="ce3">
            <text:p>1.1502</text:p>
          </table:table-cell>
          <table:table-cell office:value-type="float" office:value="2.7948300000000001" table:style-name="ce3">
            <text:p>2.7948</text:p>
          </table:table-cell>
          <table:table-cell office:value-type="float" office:value="0.80889900000000003" table:style-name="ce3">
            <text:p>0.8089</text:p>
          </table:table-cell>
          <table:table-cell table:number-columns-repeated="16381"/>
        </table:table-row>
        <table:table-row table:style-name="ro1">
          <table:table-cell office:value-type="float" office:value="0.70276000000000005" table:style-name="ce3">
            <text:p>0.7028</text:p>
          </table:table-cell>
          <table:table-cell office:value-type="float" office:value="2.45865" table:style-name="ce3">
            <text:p>2.4587</text:p>
          </table:table-cell>
          <table:table-cell office:value-type="float" office:value="0.35934199999999999" table:style-name="ce3">
            <text:p>0.3593</text:p>
          </table:table-cell>
          <table:table-cell table:number-columns-repeated="16381"/>
        </table:table-row>
        <table:table-row table:style-name="ro1">
          <table:table-cell office:value-type="float" office:value="1.0373000000000001" table:style-name="ce3">
            <text:p>1.0373</text:p>
          </table:table-cell>
          <table:table-cell office:value-type="float" office:value="2.43329" table:style-name="ce3">
            <text:p>2.4333</text:p>
          </table:table-cell>
          <table:table-cell office:value-type="float" office:value="0.52758300000000002" table:style-name="ce3">
            <text:p>0.5276</text:p>
          </table:table-cell>
          <table:table-cell table:number-columns-repeated="16381"/>
        </table:table-row>
        <table:table-row table:style-name="ro1">
          <table:table-cell office:value-type="float" office:value="0.96644099999999999" table:style-name="ce3">
            <text:p>0.9664</text:p>
          </table:table-cell>
          <table:table-cell office:value-type="float" office:value="2.3866299999999998" table:style-name="ce3">
            <text:p>2.3866</text:p>
          </table:table-cell>
          <table:table-cell office:value-type="float" office:value="0.64363999999999999" table:style-name="ce3">
            <text:p>0.6436</text:p>
          </table:table-cell>
          <table:table-cell table:number-columns-repeated="16381"/>
        </table:table-row>
        <table:table-row table:style-name="ro1">
          <table:table-cell office:value-type="float" office:value="0.72946599999999995" table:style-name="ce3">
            <text:p>0.7295</text:p>
          </table:table-cell>
          <table:table-cell office:value-type="float" office:value="2.3908" table:style-name="ce3">
            <text:p>2.3908</text:p>
          </table:table-cell>
          <table:table-cell office:value-type="float" office:value="0.59382100000000004" table:style-name="ce3">
            <text:p>0.5938</text:p>
          </table:table-cell>
          <table:table-cell table:number-columns-repeated="16381"/>
        </table:table-row>
        <table:table-row table:style-name="ro1">
          <table:table-cell office:value-type="float" office:value="1.2659800000000001" table:style-name="ce3">
            <text:p>1.2660</text:p>
          </table:table-cell>
          <table:table-cell office:value-type="float" office:value="2.4325299999999999" table:style-name="ce3">
            <text:p>2.4325</text:p>
          </table:table-cell>
          <table:table-cell office:value-type="float" office:value="0.70369099999999996" table:style-name="ce3">
            <text:p>0.7037</text:p>
          </table:table-cell>
          <table:table-cell table:number-columns-repeated="16381"/>
        </table:table-row>
        <table:table-row table:style-name="ro1">
          <table:table-cell office:value-type="float" office:value="1.6342399999999999" table:style-name="ce3">
            <text:p>1.6342</text:p>
          </table:table-cell>
          <table:table-cell office:value-type="float" office:value="2.6324399999999999" table:style-name="ce3">
            <text:p>2.6324</text:p>
          </table:table-cell>
          <table:table-cell office:value-type="float" office:value="0.75671200000000005" table:style-name="ce3">
            <text:p>0.7567</text:p>
          </table:table-cell>
          <table:table-cell table:number-columns-repeated="16381"/>
        </table:table-row>
        <table:table-row table:style-name="ro1">
          <table:table-cell office:value-type="float" office:value="1.37974" table:style-name="ce3">
            <text:p>1.3797</text:p>
          </table:table-cell>
          <table:table-cell office:value-type="float" office:value="2.67713" table:style-name="ce3">
            <text:p>2.6771</text:p>
          </table:table-cell>
          <table:table-cell office:value-type="float" office:value="0.52907000000000004" table:style-name="ce3">
            <text:p>0.5291</text:p>
          </table:table-cell>
          <table:table-cell table:number-columns-repeated="16381"/>
        </table:table-row>
        <table:table-row table:style-name="ro1">
          <table:table-cell office:value-type="float" office:value="1.2330399999999999" table:style-name="ce3">
            <text:p>1.2330</text:p>
          </table:table-cell>
          <table:table-cell office:value-type="float" office:value="2.3021799999999999" table:style-name="ce3">
            <text:p>2.3022</text:p>
          </table:table-cell>
          <table:table-cell office:value-type="float" office:value="0.345277" table:style-name="ce3">
            <text:p>0.3453</text:p>
          </table:table-cell>
          <table:table-cell table:number-columns-repeated="16381"/>
        </table:table-row>
        <table:table-row table:style-name="ro1">
          <table:table-cell office:value-type="float" office:value="1.45906" table:style-name="ce3">
            <text:p>1.4591</text:p>
          </table:table-cell>
          <table:table-cell office:value-type="float" office:value="2.4724300000000001" table:style-name="ce3">
            <text:p>2.4724</text:p>
          </table:table-cell>
          <table:table-cell office:value-type="float" office:value="0.46165299999999998" table:style-name="ce3">
            <text:p>0.4617</text:p>
          </table:table-cell>
          <table:table-cell table:number-columns-repeated="16381"/>
        </table:table-row>
        <table:table-row table:style-name="ro1">
          <table:table-cell office:value-type="float" office:value="1.1926000000000001" table:style-name="ce3">
            <text:p>1.1926</text:p>
          </table:table-cell>
          <table:table-cell office:value-type="float" office:value="2.5172400000000001" table:style-name="ce3">
            <text:p>2.5172</text:p>
          </table:table-cell>
          <table:table-cell office:value-type="float" office:value="0.44894400000000001" table:style-name="ce3">
            <text:p>0.4489</text:p>
          </table:table-cell>
          <table:table-cell table:number-columns-repeated="16381"/>
        </table:table-row>
        <table:table-row table:style-name="ro1">
          <table:table-cell office:value-type="float" office:value="1.2547299999999999" table:style-name="ce3">
            <text:p>1.2547</text:p>
          </table:table-cell>
          <table:table-cell office:value-type="float" office:value="2.6580599999999999" table:style-name="ce3">
            <text:p>2.6581</text:p>
          </table:table-cell>
          <table:table-cell office:value-type="float" office:value="0.70251600000000003" table:style-name="ce3">
            <text:p>0.7025</text:p>
          </table:table-cell>
          <table:table-cell table:number-columns-repeated="16381"/>
        </table:table-row>
        <table:table-row table:style-name="ro1">
          <table:table-cell office:value-type="float" office:value="1.16378" table:style-name="ce3">
            <text:p>1.1638</text:p>
          </table:table-cell>
          <table:table-cell office:value-type="float" office:value="2.6946300000000001" table:style-name="ce3">
            <text:p>2.6946</text:p>
          </table:table-cell>
          <table:table-cell office:value-type="float" office:value="0.59150999999999998" table:style-name="ce3">
            <text:p>0.5915</text:p>
          </table:table-cell>
          <table:table-cell table:number-columns-repeated="16381"/>
        </table:table-row>
        <table:table-row table:style-name="ro1">
          <table:table-cell office:value-type="float" office:value="1.2556799999999999" table:style-name="ce3">
            <text:p>1.2557</text:p>
          </table:table-cell>
          <table:table-cell office:value-type="float" office:value="2.8481399999999999" table:style-name="ce3">
            <text:p>2.8481</text:p>
          </table:table-cell>
          <table:table-cell office:value-type="float" office:value="0.78250799999999998" table:style-name="ce3">
            <text:p>0.7825</text:p>
          </table:table-cell>
          <table:table-cell table:number-columns-repeated="16381"/>
        </table:table-row>
        <table:table-row table:style-name="ro1">
          <table:table-cell office:value-type="float" office:value="1.31294" table:style-name="ce3">
            <text:p>1.3129</text:p>
          </table:table-cell>
          <table:table-cell office:value-type="float" office:value="2.73454" table:style-name="ce3">
            <text:p>2.7345</text:p>
          </table:table-cell>
          <table:table-cell office:value-type="float" office:value="0.77160200000000001" table:style-name="ce3">
            <text:p>0.7716</text:p>
          </table:table-cell>
          <table:table-cell table:number-columns-repeated="16381"/>
        </table:table-row>
        <table:table-row table:style-name="ro1">
          <table:table-cell office:value-type="float" office:value="1.1767399999999999" table:style-name="ce3">
            <text:p>1.1767</text:p>
          </table:table-cell>
          <table:table-cell office:value-type="float" office:value="2.6736800000000001" table:style-name="ce3">
            <text:p>2.6737</text:p>
          </table:table-cell>
          <table:table-cell office:value-type="float" office:value="0.62178299999999997" table:style-name="ce3">
            <text:p>0.6218</text:p>
          </table:table-cell>
          <table:table-cell table:number-columns-repeated="16381"/>
        </table:table-row>
        <table:table-row table:style-name="ro1">
          <table:table-cell office:value-type="float" office:value="1.0768500000000001" table:style-name="ce3">
            <text:p>1.0769</text:p>
          </table:table-cell>
          <table:table-cell office:value-type="float" office:value="2.6391300000000002" table:style-name="ce3">
            <text:p>2.6391</text:p>
          </table:table-cell>
          <table:table-cell office:value-type="float" office:value="0.54367600000000005" table:style-name="ce3">
            <text:p>0.5437</text:p>
          </table:table-cell>
          <table:table-cell table:number-columns-repeated="16381"/>
        </table:table-row>
        <table:table-row table:style-name="ro1">
          <table:table-cell office:value-type="float" office:value="1.0264599999999999" table:style-name="ce3">
            <text:p>1.0265</text:p>
          </table:table-cell>
          <table:table-cell office:value-type="float" office:value="2.49993" table:style-name="ce3">
            <text:p>2.4999</text:p>
          </table:table-cell>
          <table:table-cell office:value-type="float" office:value="0.56709200000000004" table:style-name="ce3">
            <text:p>0.5671</text:p>
          </table:table-cell>
          <table:table-cell table:number-columns-repeated="16381"/>
        </table:table-row>
        <table:table-row table:style-name="ro1">
          <table:table-cell office:value-type="float" office:value="1.53782" table:style-name="ce3">
            <text:p>1.5378</text:p>
          </table:table-cell>
          <table:table-cell office:value-type="float" office:value="2.5863399999999999" table:style-name="ce3">
            <text:p>2.5863</text:p>
          </table:table-cell>
          <table:table-cell office:value-type="float" office:value="0.63327699999999998" table:style-name="ce3">
            <text:p>0.6333</text:p>
          </table:table-cell>
          <table:table-cell table:number-columns-repeated="16381"/>
        </table:table-row>
        <table:table-row table:style-name="ro1">
          <table:table-cell office:value-type="float" office:value="1.6227499999999999" table:style-name="ce3">
            <text:p>1.6228</text:p>
          </table:table-cell>
          <table:table-cell office:value-type="float" office:value="2.6762999999999999" table:style-name="ce3">
            <text:p>2.6763</text:p>
          </table:table-cell>
          <table:table-cell office:value-type="float" office:value="0.80363399999999996" table:style-name="ce3">
            <text:p>0.8036</text:p>
          </table:table-cell>
          <table:table-cell table:number-columns-repeated="16381"/>
        </table:table-row>
        <table:table-row table:style-name="ro1">
          <table:table-cell office:value-type="float" office:value="1.38459" table:style-name="ce3">
            <text:p>1.3846</text:p>
          </table:table-cell>
          <table:table-cell office:value-type="float" office:value="2.7147100000000002" table:style-name="ce3">
            <text:p>2.7147</text:p>
          </table:table-cell>
          <table:table-cell office:value-type="float" office:value="0.72846" table:style-name="ce3">
            <text:p>0.7285</text:p>
          </table:table-cell>
          <table:table-cell table:number-columns-repeated="16381"/>
        </table:table-row>
        <table:table-row table:style-name="ro1">
          <table:table-cell office:value-type="float" office:value="1.49013" table:style-name="ce3">
            <text:p>1.4901</text:p>
          </table:table-cell>
          <table:table-cell office:value-type="float" office:value="2.7815699999999999" table:style-name="ce3">
            <text:p>2.7816</text:p>
          </table:table-cell>
          <table:table-cell office:value-type="float" office:value="0.86259600000000003" table:style-name="ce3">
            <text:p>0.8626</text:p>
          </table:table-cell>
          <table:table-cell table:number-columns-repeated="16381"/>
        </table:table-row>
        <table:table-row table:style-name="ro1">
          <table:table-cell office:value-type="float" office:value="1.4071199999999999" table:style-name="ce3">
            <text:p>1.4071</text:p>
          </table:table-cell>
          <table:table-cell office:value-type="float" office:value="2.9353799999999999" table:style-name="ce3">
            <text:p>2.9354</text:p>
          </table:table-cell>
          <table:table-cell office:value-type="float" office:value="0.98187899999999995" table:style-name="ce3">
            <text:p>0.9819</text:p>
          </table:table-cell>
          <table:table-cell table:number-columns-repeated="16381"/>
        </table:table-row>
        <table:table-row table:style-name="ro1">
          <table:table-cell office:value-type="float" office:value="1.35772" table:style-name="ce3">
            <text:p>1.3577</text:p>
          </table:table-cell>
          <table:table-cell office:value-type="float" office:value="2.8775300000000001" table:style-name="ce3">
            <text:p>2.8775</text:p>
          </table:table-cell>
          <table:table-cell office:value-type="float" office:value="1.01579" table:style-name="ce3">
            <text:p>1.0158</text:p>
          </table:table-cell>
          <table:table-cell table:number-columns-repeated="16381"/>
        </table:table-row>
        <table:table-row table:style-name="ro1">
          <table:table-cell office:value-type="float" office:value="0.94201900000000005" table:style-name="ce3">
            <text:p>0.9420</text:p>
          </table:table-cell>
          <table:table-cell office:value-type="float" office:value="2.6067800000000001" table:style-name="ce3">
            <text:p>2.6068</text:p>
          </table:table-cell>
          <table:table-cell office:value-type="float" office:value="0.68541300000000005" table:style-name="ce3">
            <text:p>0.6854</text:p>
          </table:table-cell>
          <table:table-cell table:number-columns-repeated="16381"/>
        </table:table-row>
        <table:table-row table:style-name="ro1">
          <table:table-cell office:value-type="float" office:value="0.98971600000000004" table:style-name="ce3">
            <text:p>0.9897</text:p>
          </table:table-cell>
          <table:table-cell office:value-type="float" office:value="2.48373" table:style-name="ce3">
            <text:p>2.4837</text:p>
          </table:table-cell>
          <table:table-cell office:value-type="float" office:value="0.40672999999999998" table:style-name="ce3">
            <text:p>0.4067</text:p>
          </table:table-cell>
          <table:table-cell table:number-columns-repeated="16381"/>
        </table:table-row>
        <table:table-row table:style-name="ro1">
          <table:table-cell office:value-type="float" office:value="1.1528499999999999" table:style-name="ce3">
            <text:p>1.1529</text:p>
          </table:table-cell>
          <table:table-cell office:value-type="float" office:value="2.8157899999999998" table:style-name="ce3">
            <text:p>2.8158</text:p>
          </table:table-cell>
          <table:table-cell office:value-type="float" office:value="0.83757300000000001" table:style-name="ce3">
            <text:p>0.8376</text:p>
          </table:table-cell>
          <table:table-cell table:number-columns-repeated="16381"/>
        </table:table-row>
        <table:table-row table:style-name="ro1">
          <table:table-cell office:value-type="float" office:value="1.16848" table:style-name="ce3">
            <text:p>1.1685</text:p>
          </table:table-cell>
          <table:table-cell office:value-type="float" office:value="2.7203400000000002" table:style-name="ce3">
            <text:p>2.7203</text:p>
          </table:table-cell>
          <table:table-cell office:value-type="float" office:value="0.71598399999999995" table:style-name="ce3">
            <text:p>0.7160</text:p>
          </table:table-cell>
          <table:table-cell table:number-columns-repeated="16381"/>
        </table:table-row>
        <table:table-row table:style-name="ro1">
          <table:table-cell office:value-type="float" office:value="1.25519" table:style-name="ce3">
            <text:p>1.2552</text:p>
          </table:table-cell>
          <table:table-cell office:value-type="float" office:value="2.6432000000000002" table:style-name="ce3">
            <text:p>2.6432</text:p>
          </table:table-cell>
          <table:table-cell office:value-type="float" office:value="0.68852999999999998" table:style-name="ce3">
            <text:p>0.6885</text:p>
          </table:table-cell>
          <table:table-cell table:number-columns-repeated="16381"/>
        </table:table-row>
        <table:table-row table:style-name="ro1">
          <table:table-cell office:value-type="float" office:value="1.2619400000000001" table:style-name="ce3">
            <text:p>1.2619</text:p>
          </table:table-cell>
          <table:table-cell office:value-type="float" office:value="2.7429800000000002" table:style-name="ce3">
            <text:p>2.7430</text:p>
          </table:table-cell>
          <table:table-cell office:value-type="float" office:value="0.67093499999999995" table:style-name="ce3">
            <text:p>0.6709</text:p>
          </table:table-cell>
          <table:table-cell table:number-columns-repeated="16381"/>
        </table:table-row>
        <table:table-row table:style-name="ro1">
          <table:table-cell office:value-type="float" office:value="1.40137" table:style-name="ce3">
            <text:p>1.4014</text:p>
          </table:table-cell>
          <table:table-cell office:value-type="float" office:value="2.8720400000000001" table:style-name="ce3">
            <text:p>2.8720</text:p>
          </table:table-cell>
          <table:table-cell office:value-type="float" office:value="0.84649099999999999" table:style-name="ce3">
            <text:p>0.8465</text:p>
          </table:table-cell>
          <table:table-cell table:number-columns-repeated="16381"/>
        </table:table-row>
        <table:table-row table:style-name="ro1">
          <table:table-cell office:value-type="float" office:value="1.5557700000000001" table:style-name="ce3">
            <text:p>1.5558</text:p>
          </table:table-cell>
          <table:table-cell office:value-type="float" office:value="2.8613" table:style-name="ce3">
            <text:p>2.8613</text:p>
          </table:table-cell>
          <table:table-cell office:value-type="float" office:value="0.91426099999999999" table:style-name="ce3">
            <text:p>0.9143</text:p>
          </table:table-cell>
          <table:table-cell table:number-columns-repeated="16381"/>
        </table:table-row>
        <table:table-row table:style-name="ro1">
          <table:table-cell office:value-type="float" office:value="1.40621" table:style-name="ce3">
            <text:p>1.4062</text:p>
          </table:table-cell>
          <table:table-cell office:value-type="float" office:value="2.6552500000000001" table:style-name="ce3">
            <text:p>2.6553</text:p>
          </table:table-cell>
          <table:table-cell office:value-type="float" office:value="0.629494" table:style-name="ce3">
            <text:p>0.6295</text:p>
          </table:table-cell>
          <table:table-cell table:number-columns-repeated="16381"/>
        </table:table-row>
        <table:table-row table:style-name="ro1">
          <table:table-cell office:value-type="float" office:value="1.5745899999999999" table:style-name="ce3">
            <text:p>1.5746</text:p>
          </table:table-cell>
          <table:table-cell office:value-type="float" office:value="2.8243100000000001" table:style-name="ce3">
            <text:p>2.8243</text:p>
          </table:table-cell>
          <table:table-cell office:value-type="float" office:value="0.63295100000000004" table:style-name="ce3">
            <text:p>0.6330</text:p>
          </table:table-cell>
          <table:table-cell table:number-columns-repeated="16381"/>
        </table:table-row>
        <table:table-row table:style-name="ro1">
          <table:table-cell office:value-type="float" office:value="1.3947400000000001" table:style-name="ce3">
            <text:p>1.3947</text:p>
          </table:table-cell>
          <table:table-cell office:value-type="float" office:value="2.9554399999999998" table:style-name="ce3">
            <text:p>2.9554</text:p>
          </table:table-cell>
          <table:table-cell office:value-type="float" office:value="0.60048599999999996" table:style-name="ce3">
            <text:p>0.6005</text:p>
          </table:table-cell>
          <table:table-cell table:number-columns-repeated="16381"/>
        </table:table-row>
        <table:table-row table:style-name="ro1">
          <table:table-cell office:value-type="float" office:value="1.3868400000000001" table:style-name="ce3">
            <text:p>1.3868</text:p>
          </table:table-cell>
          <table:table-cell office:value-type="float" office:value="3.1528399999999999" table:style-name="ce3">
            <text:p>3.1528</text:p>
          </table:table-cell>
          <table:table-cell office:value-type="float" office:value="0.67905899999999997" table:style-name="ce3">
            <text:p>0.6791</text:p>
          </table:table-cell>
          <table:table-cell table:number-columns-repeated="16381"/>
        </table:table-row>
        <table:table-row table:style-name="ro1">
          <table:table-cell office:value-type="float" office:value="1.1919299999999999" table:style-name="ce3">
            <text:p>1.1919</text:p>
          </table:table-cell>
          <table:table-cell office:value-type="float" office:value="3.0535100000000002" table:style-name="ce3">
            <text:p>3.0535</text:p>
          </table:table-cell>
          <table:table-cell office:value-type="float" office:value="0.80494399999999999" table:style-name="ce3">
            <text:p>0.8049</text:p>
          </table:table-cell>
          <table:table-cell table:number-columns-repeated="16381"/>
        </table:table-row>
        <table:table-row table:style-name="ro1">
          <table:table-cell office:value-type="float" office:value="1.0875600000000001" table:style-name="ce3">
            <text:p>1.0876</text:p>
          </table:table-cell>
          <table:table-cell office:value-type="float" office:value="3.0812499999999998" table:style-name="ce3">
            <text:p>3.0813</text:p>
          </table:table-cell>
          <table:table-cell office:value-type="float" office:value="0.56364000000000003" table:style-name="ce3">
            <text:p>0.5636</text:p>
          </table:table-cell>
          <table:table-cell table:number-columns-repeated="16381"/>
        </table:table-row>
        <table:table-row table:style-name="ro1">
          <table:table-cell office:value-type="float" office:value="0.76427599999999996" table:style-name="ce3">
            <text:p>0.7643</text:p>
          </table:table-cell>
          <table:table-cell office:value-type="float" office:value="2.6006999999999998" table:style-name="ce3">
            <text:p>2.6007</text:p>
          </table:table-cell>
          <table:table-cell office:value-type="float" office:value="0.23790900000000001" table:style-name="ce3">
            <text:p>0.2379</text:p>
          </table:table-cell>
          <table:table-cell table:number-columns-repeated="16381"/>
        </table:table-row>
        <table:table-row table:style-name="ro1">
          <table:table-cell office:value-type="float" office:value="1.1036300000000001" table:style-name="ce3">
            <text:p>1.1036</text:p>
          </table:table-cell>
          <table:table-cell office:value-type="float" office:value="2.6040199999999998" table:style-name="ce3">
            <text:p>2.6040</text:p>
          </table:table-cell>
          <table:table-cell office:value-type="float" office:value="0.40279700000000002" table:style-name="ce3">
            <text:p>0.4028</text:p>
          </table:table-cell>
          <table:table-cell table:number-columns-repeated="16381"/>
        </table:table-row>
        <table:table-row table:style-name="ro1">
          <table:table-cell office:value-type="float" office:value="1.2376499999999999" table:style-name="ce3">
            <text:p>1.2377</text:p>
          </table:table-cell>
          <table:table-cell office:value-type="float" office:value="2.6698499999999998" table:style-name="ce3">
            <text:p>2.6699</text:p>
          </table:table-cell>
          <table:table-cell office:value-type="float" office:value="0.53765099999999999" table:style-name="ce3">
            <text:p>0.5377</text:p>
          </table:table-cell>
          <table:table-cell table:number-columns-repeated="16381"/>
        </table:table-row>
        <table:table-row table:style-name="ro1">
          <table:table-cell office:value-type="float" office:value="1.1794899999999999" table:style-name="ce3">
            <text:p>1.1795</text:p>
          </table:table-cell>
          <table:table-cell office:value-type="float" office:value="2.5468099999999998" table:style-name="ce3">
            <text:p>2.5468</text:p>
          </table:table-cell>
          <table:table-cell office:value-type="float" office:value="0.25883" table:style-name="ce3">
            <text:p>0.2588</text:p>
          </table:table-cell>
          <table:table-cell table:number-columns-repeated="16381"/>
        </table:table-row>
        <table:table-row table:style-name="ro1">
          <table:table-cell office:value-type="float" office:value="1.20783" table:style-name="ce3">
            <text:p>1.2078</text:p>
          </table:table-cell>
          <table:table-cell office:value-type="float" office:value="2.5179999999999998" table:style-name="ce3">
            <text:p>2.5180</text:p>
          </table:table-cell>
          <table:table-cell office:value-type="float" office:value="0.42313200000000001" table:style-name="ce3">
            <text:p>0.4231</text:p>
          </table:table-cell>
          <table:table-cell table:number-columns-repeated="16381"/>
        </table:table-row>
        <table:table-row table:style-name="ro1">
          <table:table-cell office:value-type="float" office:value="1.3347199999999999" table:style-name="ce3">
            <text:p>1.3347</text:p>
          </table:table-cell>
          <table:table-cell office:value-type="float" office:value="2.4600399999999998" table:style-name="ce3">
            <text:p>2.4600</text:p>
          </table:table-cell>
          <table:table-cell office:value-type="float" office:value="0.33992600000000001" table:style-name="ce3">
            <text:p>0.3399</text:p>
          </table:table-cell>
          <table:table-cell table:number-columns-repeated="16381"/>
        </table:table-row>
        <table:table-row table:style-name="ro1">
          <table:table-cell office:value-type="float" office:value="1.2893399999999999" table:style-name="ce3">
            <text:p>1.2893</text:p>
          </table:table-cell>
          <table:table-cell office:value-type="float" office:value="2.66473" table:style-name="ce3">
            <text:p>2.6647</text:p>
          </table:table-cell>
          <table:table-cell office:value-type="float" office:value="0.40915899999999999" table:style-name="ce3">
            <text:p>0.4092</text:p>
          </table:table-cell>
          <table:table-cell table:number-columns-repeated="16381"/>
        </table:table-row>
        <table:table-row table:style-name="ro1">
          <table:table-cell office:value-type="float" office:value="1.47712" table:style-name="ce3">
            <text:p>1.4771</text:p>
          </table:table-cell>
          <table:table-cell office:value-type="float" office:value="2.7514699999999999" table:style-name="ce3">
            <text:p>2.7515</text:p>
          </table:table-cell>
          <table:table-cell office:value-type="float" office:value="0.33365" table:style-name="ce3">
            <text:p>0.3337</text:p>
          </table:table-cell>
          <table:table-cell table:number-columns-repeated="16381"/>
        </table:table-row>
        <table:table-row table:style-name="ro1">
          <table:table-cell office:value-type="float" office:value="1.31534" table:style-name="ce3">
            <text:p>1.3153</text:p>
          </table:table-cell>
          <table:table-cell office:value-type="float" office:value="2.74837" table:style-name="ce3">
            <text:p>2.7484</text:p>
          </table:table-cell>
          <table:table-cell office:value-type="float" office:value="0.396567" table:style-name="ce3">
            <text:p>0.3966</text:p>
          </table:table-cell>
          <table:table-cell table:number-columns-repeated="16381"/>
        </table:table-row>
        <table:table-row table:style-name="ro1">
          <table:table-cell office:value-type="float" office:value="1.1411800000000001" table:style-name="ce3">
            <text:p>1.1412</text:p>
          </table:table-cell>
          <table:table-cell office:value-type="float" office:value="2.8270200000000001" table:style-name="ce3">
            <text:p>2.8270</text:p>
          </table:table-cell>
          <table:table-cell office:value-type="float" office:value="0.303095" table:style-name="ce3">
            <text:p>0.3031</text:p>
          </table:table-cell>
          <table:table-cell table:number-columns-repeated="16381"/>
        </table:table-row>
        <table:table-row table:style-name="ro1">
          <table:table-cell office:value-type="float" office:value="0.97123899999999996" table:style-name="ce3">
            <text:p>0.9712</text:p>
          </table:table-cell>
          <table:table-cell office:value-type="float" office:value="2.8345500000000001" table:style-name="ce3">
            <text:p>2.8346</text:p>
          </table:table-cell>
          <table:table-cell office:value-type="float" office:value="0.37455500000000003" table:style-name="ce3">
            <text:p>0.3746</text:p>
          </table:table-cell>
          <table:table-cell table:number-columns-repeated="16381"/>
        </table:table-row>
        <table:table-row table:style-name="ro1">
          <table:table-cell office:value-type="float" office:value="1.0612600000000001" table:style-name="ce3">
            <text:p>1.0613</text:p>
          </table:table-cell>
          <table:table-cell office:value-type="float" office:value="3.01553" table:style-name="ce3">
            <text:p>3.0155</text:p>
          </table:table-cell>
          <table:table-cell office:value-type="float" office:value="0.35678700000000002" table:style-name="ce3">
            <text:p>0.3568</text:p>
          </table:table-cell>
          <table:table-cell table:number-columns-repeated="16381"/>
        </table:table-row>
        <table:table-row table:style-name="ro1">
          <table:table-cell office:value-type="float" office:value="1.0425" table:style-name="ce3">
            <text:p>1.0425</text:p>
          </table:table-cell>
          <table:table-cell office:value-type="float" office:value="3.1819199999999999" table:style-name="ce3">
            <text:p>3.1819</text:p>
          </table:table-cell>
          <table:table-cell office:value-type="float" office:value="0.664439" table:style-name="ce3">
            <text:p>0.6644</text:p>
          </table:table-cell>
          <table:table-cell table:number-columns-repeated="16381"/>
        </table:table-row>
        <table:table-row table:style-name="ro1">
          <table:table-cell office:value-type="float" office:value="0.88256199999999996" table:style-name="ce3">
            <text:p>0.8826</text:p>
          </table:table-cell>
          <table:table-cell office:value-type="float" office:value="2.9054700000000002" table:style-name="ce3">
            <text:p>2.9055</text:p>
          </table:table-cell>
          <table:table-cell office:value-type="float" office:value="0.526335" table:style-name="ce3">
            <text:p>0.5263</text:p>
          </table:table-cell>
          <table:table-cell table:number-columns-repeated="16381"/>
        </table:table-row>
        <table:table-row table:style-name="ro1">
          <table:table-cell office:value-type="float" office:value="0.984016" table:style-name="ce3">
            <text:p>0.9840</text:p>
          </table:table-cell>
          <table:table-cell office:value-type="float" office:value="2.7244600000000001" table:style-name="ce3">
            <text:p>2.7245</text:p>
          </table:table-cell>
          <table:table-cell office:value-type="float" office:value="0.59601400000000004" table:style-name="ce3">
            <text:p>0.5960</text:p>
          </table:table-cell>
          <table:table-cell table:number-columns-repeated="16381"/>
        </table:table-row>
        <table:table-row table:style-name="ro1">
          <table:table-cell office:value-type="float" office:value="1.1677599999999999" table:style-name="ce3">
            <text:p>1.1678</text:p>
          </table:table-cell>
          <table:table-cell office:value-type="float" office:value="2.97648" table:style-name="ce3">
            <text:p>2.9765</text:p>
          </table:table-cell>
          <table:table-cell office:value-type="float" office:value="0.72378299999999995" table:style-name="ce3">
            <text:p>0.7238</text:p>
          </table:table-cell>
          <table:table-cell table:number-columns-repeated="16381"/>
        </table:table-row>
        <table:table-row table:style-name="ro1">
          <table:table-cell office:value-type="float" office:value="1.3996" table:style-name="ce3">
            <text:p>1.3996</text:p>
          </table:table-cell>
          <table:table-cell office:value-type="float" office:value="2.8403299999999998" table:style-name="ce3">
            <text:p>2.8403</text:p>
          </table:table-cell>
          <table:table-cell office:value-type="float" office:value="0.62419000000000002" table:style-name="ce3">
            <text:p>0.6242</text:p>
          </table:table-cell>
          <table:table-cell table:number-columns-repeated="16381"/>
        </table:table-row>
        <table:table-row table:style-name="ro1">
          <table:table-cell office:value-type="float" office:value="1.4049400000000001" table:style-name="ce3">
            <text:p>1.4049</text:p>
          </table:table-cell>
          <table:table-cell office:value-type="float" office:value="3.0250699999999999" table:style-name="ce3">
            <text:p>3.0251</text:p>
          </table:table-cell>
          <table:table-cell office:value-type="float" office:value="0.771289" table:style-name="ce3">
            <text:p>0.7713</text:p>
          </table:table-cell>
          <table:table-cell table:number-columns-repeated="16381"/>
        </table:table-row>
        <table:table-row table:style-name="ro1">
          <table:table-cell office:value-type="float" office:value="1.2322599999999999" table:style-name="ce3">
            <text:p>1.2323</text:p>
          </table:table-cell>
          <table:table-cell office:value-type="float" office:value="2.8357999999999999" table:style-name="ce3">
            <text:p>2.8358</text:p>
          </table:table-cell>
          <table:table-cell office:value-type="float" office:value="0.59478600000000004" table:style-name="ce3">
            <text:p>0.5948</text:p>
          </table:table-cell>
          <table:table-cell table:number-columns-repeated="16381"/>
        </table:table-row>
        <table:table-row table:style-name="ro1">
          <table:table-cell office:value-type="float" office:value="1.2402200000000001" table:style-name="ce3">
            <text:p>1.2402</text:p>
          </table:table-cell>
          <table:table-cell office:value-type="float" office:value="2.9281600000000001" table:style-name="ce3">
            <text:p>2.9282</text:p>
          </table:table-cell>
          <table:table-cell office:value-type="float" office:value="0.52027599999999996" table:style-name="ce3">
            <text:p>0.5203</text:p>
          </table:table-cell>
          <table:table-cell table:number-columns-repeated="16381"/>
        </table:table-row>
        <table:table-row table:style-name="ro1">
          <table:table-cell office:value-type="float" office:value="1.0973900000000001" table:style-name="ce3">
            <text:p>1.0974</text:p>
          </table:table-cell>
          <table:table-cell office:value-type="float" office:value="3.0353500000000002" table:style-name="ce3">
            <text:p>3.0354</text:p>
          </table:table-cell>
          <table:table-cell office:value-type="float" office:value="0.65008200000000005" table:style-name="ce3">
            <text:p>0.6501</text:p>
          </table:table-cell>
          <table:table-cell table:number-columns-repeated="16381"/>
        </table:table-row>
        <table:table-row table:style-name="ro1">
          <table:table-cell office:value-type="float" office:value="0.828708" table:style-name="ce3">
            <text:p>0.8287</text:p>
          </table:table-cell>
          <table:table-cell office:value-type="float" office:value="3.1850999999999998" table:style-name="ce3">
            <text:p>3.1851</text:p>
          </table:table-cell>
          <table:table-cell office:value-type="float" office:value="0.46557100000000001" table:style-name="ce3">
            <text:p>0.4656</text:p>
          </table:table-cell>
          <table:table-cell table:number-columns-repeated="16381"/>
        </table:table-row>
        <table:table-row table:style-name="ro1">
          <table:table-cell office:value-type="float" office:value="0.66499799999999998" table:style-name="ce3">
            <text:p>0.6650</text:p>
          </table:table-cell>
          <table:table-cell office:value-type="float" office:value="2.9931100000000002" table:style-name="ce3">
            <text:p>2.9931</text:p>
          </table:table-cell>
          <table:table-cell office:value-type="float" office:value="0.28243299999999999" table:style-name="ce3">
            <text:p>0.2824</text:p>
          </table:table-cell>
          <table:table-cell table:number-columns-repeated="16381"/>
        </table:table-row>
        <table:table-row table:style-name="ro1">
          <table:table-cell office:value-type="float" office:value="0.89578999999999998" table:style-name="ce3">
            <text:p>0.8958</text:p>
          </table:table-cell>
          <table:table-cell office:value-type="float" office:value="3.2061999999999999" table:style-name="ce3">
            <text:p>3.2062</text:p>
          </table:table-cell>
          <table:table-cell office:value-type="float" office:value="0.846997" table:style-name="ce3">
            <text:p>0.8470</text:p>
          </table:table-cell>
          <table:table-cell table:number-columns-repeated="16381"/>
        </table:table-row>
        <table:table-row table:style-name="ro1">
          <table:table-cell office:value-type="float" office:value="0.88588599999999995" table:style-name="ce3">
            <text:p>0.8859</text:p>
          </table:table-cell>
          <table:table-cell office:value-type="float" office:value="2.9152999999999998" table:style-name="ce3">
            <text:p>2.9153</text:p>
          </table:table-cell>
          <table:table-cell office:value-type="float" office:value="0.59862400000000004" table:style-name="ce3">
            <text:p>0.5986</text:p>
          </table:table-cell>
          <table:table-cell table:number-columns-repeated="16381"/>
        </table:table-row>
        <table:table-row table:style-name="ro1">
          <table:table-cell office:value-type="float" office:value="0.87957300000000005" table:style-name="ce3">
            <text:p>0.8796</text:p>
          </table:table-cell>
          <table:table-cell office:value-type="float" office:value="2.7808700000000002" table:style-name="ce3">
            <text:p>2.7809</text:p>
          </table:table-cell>
          <table:table-cell office:value-type="float" office:value="0.70681799999999995" table:style-name="ce3">
            <text:p>0.7068</text:p>
          </table:table-cell>
          <table:table-cell table:number-columns-repeated="16381"/>
        </table:table-row>
        <table:table-row table:style-name="ro1">
          <table:table-cell office:value-type="float" office:value="1.0691299999999999" table:style-name="ce3">
            <text:p>1.0691</text:p>
          </table:table-cell>
          <table:table-cell office:value-type="float" office:value="2.7190099999999999" table:style-name="ce3">
            <text:p>2.7190</text:p>
          </table:table-cell>
          <table:table-cell office:value-type="float" office:value="0.79919300000000004" table:style-name="ce3">
            <text:p>0.7992</text:p>
          </table:table-cell>
          <table:table-cell table:number-columns-repeated="16381"/>
        </table:table-row>
        <table:table-row table:style-name="ro1">
          <table:table-cell office:value-type="float" office:value="1.1627700000000001" table:style-name="ce3">
            <text:p>1.1628</text:p>
          </table:table-cell>
          <table:table-cell office:value-type="float" office:value="2.7749899999999998" table:style-name="ce3">
            <text:p>2.7750</text:p>
          </table:table-cell>
          <table:table-cell office:value-type="float" office:value="0.72413700000000003" table:style-name="ce3">
            <text:p>0.7241</text:p>
          </table:table-cell>
          <table:table-cell table:number-columns-repeated="16381"/>
        </table:table-row>
        <table:table-row table:style-name="ro1">
          <table:table-cell office:value-type="float" office:value="1.4081999999999999" table:style-name="ce3">
            <text:p>1.4082</text:p>
          </table:table-cell>
          <table:table-cell office:value-type="float" office:value="2.78938" table:style-name="ce3">
            <text:p>2.7894</text:p>
          </table:table-cell>
          <table:table-cell office:value-type="float" office:value="0.74037399999999998" table:style-name="ce3">
            <text:p>0.7404</text:p>
          </table:table-cell>
          <table:table-cell table:number-columns-repeated="16381"/>
        </table:table-row>
        <table:table-row table:style-name="ro1">
          <table:table-cell office:value-type="float" office:value="1.3884700000000001" table:style-name="ce3">
            <text:p>1.3885</text:p>
          </table:table-cell>
          <table:table-cell office:value-type="float" office:value="2.79135" table:style-name="ce3">
            <text:p>2.7914</text:p>
          </table:table-cell>
          <table:table-cell office:value-type="float" office:value="0.694415" table:style-name="ce3">
            <text:p>0.6944</text:p>
          </table:table-cell>
          <table:table-cell table:number-columns-repeated="16381"/>
        </table:table-row>
        <table:table-row table:style-name="ro1">
          <table:table-cell office:value-type="float" office:value="1.3387" table:style-name="ce3">
            <text:p>1.3387</text:p>
          </table:table-cell>
          <table:table-cell office:value-type="float" office:value="2.7418800000000001" table:style-name="ce3">
            <text:p>2.7419</text:p>
          </table:table-cell>
          <table:table-cell office:value-type="float" office:value="0.60342700000000005" table:style-name="ce3">
            <text:p>0.6034</text:p>
          </table:table-cell>
          <table:table-cell table:number-columns-repeated="16381"/>
        </table:table-row>
        <table:table-row table:style-name="ro1">
          <table:table-cell office:value-type="float" office:value="1.3292299999999999" table:style-name="ce3">
            <text:p>1.3292</text:p>
          </table:table-cell>
          <table:table-cell office:value-type="float" office:value="2.6212499999999999" table:style-name="ce3">
            <text:p>2.6213</text:p>
          </table:table-cell>
          <table:table-cell office:value-type="float" office:value="0.62532100000000002" table:style-name="ce3">
            <text:p>0.6253</text:p>
          </table:table-cell>
          <table:table-cell table:number-columns-repeated="16381"/>
        </table:table-row>
        <table:table-row table:style-name="ro1">
          <table:table-cell office:value-type="float" office:value="1.3865000000000001" table:style-name="ce3">
            <text:p>1.3865</text:p>
          </table:table-cell>
          <table:table-cell office:value-type="float" office:value="2.8896299999999999" table:style-name="ce3">
            <text:p>2.8896</text:p>
          </table:table-cell>
          <table:table-cell office:value-type="float" office:value="0.79591299999999998" table:style-name="ce3">
            <text:p>0.7959</text:p>
          </table:table-cell>
          <table:table-cell table:number-columns-repeated="16381"/>
        </table:table-row>
        <table:table-row table:style-name="ro1">
          <table:table-cell office:value-type="float" office:value="1.37554" table:style-name="ce3">
            <text:p>1.3755</text:p>
          </table:table-cell>
          <table:table-cell office:value-type="float" office:value="3.09253" table:style-name="ce3">
            <text:p>3.0925</text:p>
          </table:table-cell>
          <table:table-cell office:value-type="float" office:value="0.90449800000000002" table:style-name="ce3">
            <text:p>0.9045</text:p>
          </table:table-cell>
          <table:table-cell table:number-columns-repeated="16381"/>
        </table:table-row>
        <table:table-row table:style-name="ro1">
          <table:table-cell office:value-type="float" office:value="1.1254900000000001" table:style-name="ce3">
            <text:p>1.1255</text:p>
          </table:table-cell>
          <table:table-cell office:value-type="float" office:value="2.8801800000000002" table:style-name="ce3">
            <text:p>2.8802</text:p>
          </table:table-cell>
          <table:table-cell office:value-type="float" office:value="0.83170900000000003" table:style-name="ce3">
            <text:p>0.8317</text:p>
          </table:table-cell>
          <table:table-cell table:number-columns-repeated="16381"/>
        </table:table-row>
        <table:table-row table:style-name="ro1">
          <table:table-cell office:value-type="float" office:value="1.1240399999999999" table:style-name="ce3">
            <text:p>1.1240</text:p>
          </table:table-cell>
          <table:table-cell office:value-type="float" office:value="2.7335099999999999" table:style-name="ce3">
            <text:p>2.7335</text:p>
          </table:table-cell>
          <table:table-cell office:value-type="float" office:value="0.59509699999999999" table:style-name="ce3">
            <text:p>0.5951</text:p>
          </table:table-cell>
          <table:table-cell table:number-columns-repeated="16381"/>
        </table:table-row>
        <table:table-row table:style-name="ro1">
          <table:table-cell office:value-type="float" office:value="0.99476100000000001" table:style-name="ce3">
            <text:p>0.9948</text:p>
          </table:table-cell>
          <table:table-cell office:value-type="float" office:value="2.8383799999999999" table:style-name="ce3">
            <text:p>2.8384</text:p>
          </table:table-cell>
          <table:table-cell office:value-type="float" office:value="0.70610899999999999" table:style-name="ce3">
            <text:p>0.7061</text:p>
          </table:table-cell>
          <table:table-cell table:number-columns-repeated="16381"/>
        </table:table-row>
        <table:table-row table:style-name="ro1">
          <table:table-cell office:value-type="float" office:value="0.90437900000000004" table:style-name="ce3">
            <text:p>0.9044</text:p>
          </table:table-cell>
          <table:table-cell office:value-type="float" office:value="2.5814400000000002" table:style-name="ce3">
            <text:p>2.5814</text:p>
          </table:table-cell>
          <table:table-cell office:value-type="float" office:value="0.58605300000000005" table:style-name="ce3">
            <text:p>0.5861</text:p>
          </table:table-cell>
          <table:table-cell table:number-columns-repeated="16381"/>
        </table:table-row>
        <table:table-row table:style-name="ro1">
          <table:table-cell office:value-type="float" office:value="0.97843800000000003" table:style-name="ce3">
            <text:p>0.9784</text:p>
          </table:table-cell>
          <table:table-cell office:value-type="float" office:value="2.4901800000000001" table:style-name="ce3">
            <text:p>2.4902</text:p>
          </table:table-cell>
          <table:table-cell office:value-type="float" office:value="0.68031900000000001" table:style-name="ce3">
            <text:p>0.6803</text:p>
          </table:table-cell>
          <table:table-cell table:number-columns-repeated="16381"/>
        </table:table-row>
        <table:table-row table:style-name="ro1">
          <table:table-cell office:value-type="float" office:value="1.1772400000000001" table:style-name="ce3">
            <text:p>1.1772</text:p>
          </table:table-cell>
          <table:table-cell office:value-type="float" office:value="2.5418500000000002" table:style-name="ce3">
            <text:p>2.5419</text:p>
          </table:table-cell>
          <table:table-cell office:value-type="float" office:value="0.67958799999999997" table:style-name="ce3">
            <text:p>0.6796</text:p>
          </table:table-cell>
          <table:table-cell table:number-columns-repeated="16381"/>
        </table:table-row>
        <table:table-row table:style-name="ro1">
          <table:table-cell office:value-type="float" office:value="1.3616699999999999" table:style-name="ce3">
            <text:p>1.3617</text:p>
          </table:table-cell>
          <table:table-cell office:value-type="float" office:value="2.6017299999999999" table:style-name="ce3">
            <text:p>2.6017</text:p>
          </table:table-cell>
          <table:table-cell office:value-type="float" office:value="0.68107099999999998" table:style-name="ce3">
            <text:p>0.6811</text:p>
          </table:table-cell>
          <table:table-cell table:number-columns-repeated="16381"/>
        </table:table-row>
        <table:table-row table:style-name="ro1">
          <table:table-cell office:value-type="float" office:value="1.42283" table:style-name="ce3">
            <text:p>1.4228</text:p>
          </table:table-cell>
          <table:table-cell office:value-type="float" office:value="2.72994" table:style-name="ce3">
            <text:p>2.7299</text:p>
          </table:table-cell>
          <table:table-cell office:value-type="float" office:value="0.65692300000000003" table:style-name="ce3">
            <text:p>0.6569</text:p>
          </table:table-cell>
          <table:table-cell table:number-columns-repeated="16381"/>
        </table:table-row>
        <table:table-row table:style-name="ro1">
          <table:table-cell office:value-type="float" office:value="1.2657400000000001" table:style-name="ce3">
            <text:p>1.2657</text:p>
          </table:table-cell>
          <table:table-cell office:value-type="float" office:value="2.6269499999999999" table:style-name="ce3">
            <text:p>2.6270</text:p>
          </table:table-cell>
          <table:table-cell office:value-type="float" office:value="0.54974299999999998" table:style-name="ce3">
            <text:p>0.5497</text:p>
          </table:table-cell>
          <table:table-cell table:number-columns-repeated="16381"/>
        </table:table-row>
        <table:table-row table:style-name="ro1">
          <table:table-cell office:value-type="float" office:value="1.4139299999999999" table:style-name="ce3">
            <text:p>1.4139</text:p>
          </table:table-cell>
          <table:table-cell office:value-type="float" office:value="2.7075499999999999" table:style-name="ce3">
            <text:p>2.7076</text:p>
          </table:table-cell>
          <table:table-cell office:value-type="float" office:value="0.70104299999999997" table:style-name="ce3">
            <text:p>0.7010</text:p>
          </table:table-cell>
          <table:table-cell table:number-columns-repeated="16381"/>
        </table:table-row>
        <table:table-row table:style-name="ro1">
          <table:table-cell office:value-type="float" office:value="1.4396100000000001" table:style-name="ce3">
            <text:p>1.4396</text:p>
          </table:table-cell>
          <table:table-cell office:value-type="float" office:value="2.86626" table:style-name="ce3">
            <text:p>2.8663</text:p>
          </table:table-cell>
          <table:table-cell office:value-type="float" office:value="0.69973099999999999" table:style-name="ce3">
            <text:p>0.6997</text:p>
          </table:table-cell>
          <table:table-cell table:number-columns-repeated="16381"/>
        </table:table-row>
        <table:table-row table:style-name="ro1">
          <table:table-cell office:value-type="float" office:value="1.1410100000000001" table:style-name="ce3">
            <text:p>1.1410</text:p>
          </table:table-cell>
          <table:table-cell office:value-type="float" office:value="2.8518699999999999" table:style-name="ce3">
            <text:p>2.8519</text:p>
          </table:table-cell>
          <table:table-cell office:value-type="float" office:value="0.420964" table:style-name="ce3">
            <text:p>0.4210</text:p>
          </table:table-cell>
          <table:table-cell table:number-columns-repeated="16381"/>
        </table:table-row>
        <table:table-row table:style-name="ro1">
          <table:table-cell office:value-type="float" office:value="0.88804099999999997" table:style-name="ce3">
            <text:p>0.8880</text:p>
          </table:table-cell>
          <table:table-cell office:value-type="float" office:value="2.7101999999999999" table:style-name="ce3">
            <text:p>2.7102</text:p>
          </table:table-cell>
          <table:table-cell office:value-type="float" office:value="0.30595099999999997" table:style-name="ce3">
            <text:p>0.3060</text:p>
          </table:table-cell>
          <table:table-cell table:number-columns-repeated="16381"/>
        </table:table-row>
        <table:table-row table:style-name="ro1">
          <table:table-cell office:value-type="float" office:value="0.99290199999999995" table:style-name="ce3">
            <text:p>0.9929</text:p>
          </table:table-cell>
          <table:table-cell office:value-type="float" office:value="2.7375600000000002" table:style-name="ce3">
            <text:p>2.7376</text:p>
          </table:table-cell>
          <table:table-cell office:value-type="float" office:value="0.45532800000000001" table:style-name="ce3">
            <text:p>0.4553</text:p>
          </table:table-cell>
          <table:table-cell table:number-columns-repeated="16381"/>
        </table:table-row>
        <table:table-row table:style-name="ro1">
          <table:table-cell office:value-type="float" office:value="1.1677" table:style-name="ce3">
            <text:p>1.1677</text:p>
          </table:table-cell>
          <table:table-cell office:value-type="float" office:value="2.9014700000000002" table:style-name="ce3">
            <text:p>2.9015</text:p>
          </table:table-cell>
          <table:table-cell office:value-type="float" office:value="0.67159899999999995" table:style-name="ce3">
            <text:p>0.6716</text:p>
          </table:table-cell>
          <table:table-cell table:number-columns-repeated="16381"/>
        </table:table-row>
        <table:table-row table:style-name="ro1">
          <table:table-cell office:value-type="float" office:value="1.11775" table:style-name="ce3">
            <text:p>1.1178</text:p>
          </table:table-cell>
          <table:table-cell office:value-type="float" office:value="2.4847600000000001" table:style-name="ce3">
            <text:p>2.4848</text:p>
          </table:table-cell>
          <table:table-cell office:value-type="float" office:value="0.38965100000000003" table:style-name="ce3">
            <text:p>0.3897</text:p>
          </table:table-cell>
          <table:table-cell table:number-columns-repeated="16381"/>
        </table:table-row>
        <table:table-row table:style-name="ro1">
          <table:table-cell office:value-type="float" office:value="1.34215" table:style-name="ce3">
            <text:p>1.3422</text:p>
          </table:table-cell>
          <table:table-cell office:value-type="float" office:value="2.7343600000000001" table:style-name="ce3">
            <text:p>2.7344</text:p>
          </table:table-cell>
          <table:table-cell office:value-type="float" office:value="0.60712100000000002" table:style-name="ce3">
            <text:p>0.6071</text:p>
          </table:table-cell>
          <table:table-cell table:number-columns-repeated="16381"/>
        </table:table-row>
        <table:table-row table:style-name="ro1">
          <table:table-cell office:value-type="float" office:value="1.33734" table:style-name="ce3">
            <text:p>1.3373</text:p>
          </table:table-cell>
          <table:table-cell office:value-type="float" office:value="2.7744599999999999" table:style-name="ce3">
            <text:p>2.7745</text:p>
          </table:table-cell>
          <table:table-cell office:value-type="float" office:value="0.44927699999999998" table:style-name="ce3">
            <text:p>0.4493</text:p>
          </table:table-cell>
          <table:table-cell table:number-columns-repeated="16381"/>
        </table:table-row>
        <table:table-row table:style-name="ro1">
          <table:table-cell office:value-type="float" office:value="1.6324799999999999" table:style-name="ce3">
            <text:p>1.6325</text:p>
          </table:table-cell>
          <table:table-cell office:value-type="float" office:value="2.83379" table:style-name="ce3">
            <text:p>2.8338</text:p>
          </table:table-cell>
          <table:table-cell office:value-type="float" office:value="0.64332299999999998" table:style-name="ce3">
            <text:p>0.6433</text:p>
          </table:table-cell>
          <table:table-cell table:number-columns-repeated="16381"/>
        </table:table-row>
        <table:table-row table:style-name="ro1">
          <table:table-cell office:value-type="float" office:value="1.6606700000000001" table:style-name="ce3">
            <text:p>1.6607</text:p>
          </table:table-cell>
          <table:table-cell office:value-type="float" office:value="2.8986200000000002" table:style-name="ce3">
            <text:p>2.8986</text:p>
          </table:table-cell>
          <table:table-cell office:value-type="float" office:value="0.54469999999999996" table:style-name="ce3">
            <text:p>0.5447</text:p>
          </table:table-cell>
          <table:table-cell table:number-columns-repeated="16381"/>
        </table:table-row>
        <table:table-row table:style-name="ro1">
          <table:table-cell office:value-type="float" office:value="1.49986" table:style-name="ce3">
            <text:p>1.4999</text:p>
          </table:table-cell>
          <table:table-cell office:value-type="float" office:value="2.8245100000000001" table:style-name="ce3">
            <text:p>2.8245</text:p>
          </table:table-cell>
          <table:table-cell office:value-type="float" office:value="0.496448" table:style-name="ce3">
            <text:p>0.4964</text:p>
          </table:table-cell>
          <table:table-cell table:number-columns-repeated="16381"/>
        </table:table-row>
        <table:table-row table:style-name="ro1">
          <table:table-cell office:value-type="float" office:value="1.2403299999999999" table:style-name="ce3">
            <text:p>1.2403</text:p>
          </table:table-cell>
          <table:table-cell office:value-type="float" office:value="2.6534800000000001" table:style-name="ce3">
            <text:p>2.6535</text:p>
          </table:table-cell>
          <table:table-cell office:value-type="float" office:value="0.381909" table:style-name="ce3">
            <text:p>0.3819</text:p>
          </table:table-cell>
          <table:table-cell table:number-columns-repeated="16381"/>
        </table:table-row>
        <table:table-row table:style-name="ro1">
          <table:table-cell office:value-type="float" office:value="1.1541699999999999" table:style-name="ce3">
            <text:p>1.1542</text:p>
          </table:table-cell>
          <table:table-cell office:value-type="float" office:value="2.7760600000000002" table:style-name="ce3">
            <text:p>2.7761</text:p>
          </table:table-cell>
          <table:table-cell office:value-type="float" office:value="0.321745" table:style-name="ce3">
            <text:p>0.3217</text:p>
          </table:table-cell>
          <table:table-cell table:number-columns-repeated="16381"/>
        </table:table-row>
        <table:table-row table:style-name="ro1">
          <table:table-cell office:value-type="float" office:value="1.02884" table:style-name="ce3">
            <text:p>1.0288</text:p>
          </table:table-cell>
          <table:table-cell office:value-type="float" office:value="3.0343599999999999" table:style-name="ce3">
            <text:p>3.0344</text:p>
          </table:table-cell>
          <table:table-cell office:value-type="float" office:value="0.215889" table:style-name="ce3">
            <text:p>0.2159</text:p>
          </table:table-cell>
          <table:table-cell table:number-columns-repeated="16381"/>
        </table:table-row>
        <table:table-row table:style-name="ro1">
          <table:table-cell office:value-type="float" office:value="1.12676" table:style-name="ce3">
            <text:p>1.1268</text:p>
          </table:table-cell>
          <table:table-cell office:value-type="float" office:value="3.0014699999999999" table:style-name="ce3">
            <text:p>3.0015</text:p>
          </table:table-cell>
          <table:table-cell office:value-type="float" office:value="0.33758300000000002" table:style-name="ce3">
            <text:p>0.3376</text:p>
          </table:table-cell>
          <table:table-cell table:number-columns-repeated="16381"/>
        </table:table-row>
        <table:table-row table:style-name="ro1">
          <table:table-cell office:value-type="float" office:value="0.87799099999999997" table:style-name="ce3">
            <text:p>0.8780</text:p>
          </table:table-cell>
          <table:table-cell office:value-type="float" office:value="2.9073699999999998" table:style-name="ce3">
            <text:p>2.9074</text:p>
          </table:table-cell>
          <table:table-cell office:value-type="float" office:value="0.17788599999999999" table:style-name="ce3">
            <text:p>0.1779</text:p>
          </table:table-cell>
          <table:table-cell table:number-columns-repeated="16381"/>
        </table:table-row>
        <table:table-row table:style-name="ro1">
          <table:table-cell office:value-type="float" office:value="0.97402699999999998" table:style-name="ce3">
            <text:p>0.9740</text:p>
          </table:table-cell>
          <table:table-cell office:value-type="float" office:value="2.9542799999999998" table:style-name="ce3">
            <text:p>2.9543</text:p>
          </table:table-cell>
          <table:table-cell office:value-type="float" office:value="0.330675" table:style-name="ce3">
            <text:p>0.3307</text:p>
          </table:table-cell>
          <table:table-cell table:number-columns-repeated="16381"/>
        </table:table-row>
        <table:table-row table:style-name="ro1">
          <table:table-cell office:value-type="float" office:value="0.98921099999999995" table:style-name="ce3">
            <text:p>0.9892</text:p>
          </table:table-cell>
          <table:table-cell office:value-type="float" office:value="2.8425699999999998" table:style-name="ce3">
            <text:p>2.8426</text:p>
          </table:table-cell>
          <table:table-cell office:value-type="float" office:value="0.456764" table:style-name="ce3">
            <text:p>0.4568</text:p>
          </table:table-cell>
          <table:table-cell table:number-columns-repeated="16381"/>
        </table:table-row>
        <table:table-row table:style-name="ro1">
          <table:table-cell office:value-type="float" office:value="1.2714799999999999" table:style-name="ce3">
            <text:p>1.2715</text:p>
          </table:table-cell>
          <table:table-cell office:value-type="float" office:value="2.98996" table:style-name="ce3">
            <text:p>2.9900</text:p>
          </table:table-cell>
          <table:table-cell office:value-type="float" office:value="0.57937000000000005" table:style-name="ce3">
            <text:p>0.5794</text:p>
          </table:table-cell>
          <table:table-cell table:number-columns-repeated="16381"/>
        </table:table-row>
        <table:table-row table:style-name="ro1">
          <table:table-cell office:value-type="float" office:value="1.2850699999999999" table:style-name="ce3">
            <text:p>1.2851</text:p>
          </table:table-cell>
          <table:table-cell office:value-type="float" office:value="2.7713100000000002" table:style-name="ce3">
            <text:p>2.7713</text:p>
          </table:table-cell>
          <table:table-cell office:value-type="float" office:value="0.438722" table:style-name="ce3">
            <text:p>0.4387</text:p>
          </table:table-cell>
          <table:table-cell table:number-columns-repeated="16381"/>
        </table:table-row>
        <table:table-row table:style-name="ro1">
          <table:table-cell office:value-type="float" office:value="1.34538" table:style-name="ce3">
            <text:p>1.3454</text:p>
          </table:table-cell>
          <table:table-cell office:value-type="float" office:value="2.7675299999999998" table:style-name="ce3">
            <text:p>2.7675</text:p>
          </table:table-cell>
          <table:table-cell office:value-type="float" office:value="0.48572500000000002" table:style-name="ce3">
            <text:p>0.4857</text:p>
          </table:table-cell>
          <table:table-cell table:number-columns-repeated="16381"/>
        </table:table-row>
        <table:table-row table:style-name="ro1">
          <table:table-cell office:value-type="float" office:value="1.3374900000000001" table:style-name="ce3">
            <text:p>1.3375</text:p>
          </table:table-cell>
          <table:table-cell office:value-type="float" office:value="2.7467800000000002" table:style-name="ce3">
            <text:p>2.7468</text:p>
          </table:table-cell>
          <table:table-cell office:value-type="float" office:value="0.28605199999999997" table:style-name="ce3">
            <text:p>0.2861</text:p>
          </table:table-cell>
          <table:table-cell table:number-columns-repeated="16381"/>
        </table:table-row>
        <table:table-row table:style-name="ro1">
          <table:table-cell office:value-type="float" office:value="1.33562" table:style-name="ce3">
            <text:p>1.3356</text:p>
          </table:table-cell>
          <table:table-cell office:value-type="float" office:value="2.9293399999999998" table:style-name="ce3">
            <text:p>2.9293</text:p>
          </table:table-cell>
          <table:table-cell office:value-type="float" office:value="0.42520200000000002" table:style-name="ce3">
            <text:p>0.4252</text:p>
          </table:table-cell>
          <table:table-cell table:number-columns-repeated="16381"/>
        </table:table-row>
        <table:table-row table:style-name="ro1">
          <table:table-cell office:value-type="float" office:value="1.42072" table:style-name="ce3">
            <text:p>1.4207</text:p>
          </table:table-cell>
          <table:table-cell office:value-type="float" office:value="3.1603300000000001" table:style-name="ce3">
            <text:p>3.1603</text:p>
          </table:table-cell>
          <table:table-cell office:value-type="float" office:value="0.620703" table:style-name="ce3">
            <text:p>0.6207</text:p>
          </table:table-cell>
          <table:table-cell table:number-columns-repeated="16381"/>
        </table:table-row>
        <table:table-row table:style-name="ro1">
          <table:table-cell office:value-type="float" office:value="1.3581799999999999" table:style-name="ce3">
            <text:p>1.3582</text:p>
          </table:table-cell>
          <table:table-cell office:value-type="float" office:value="3.2612000000000001" table:style-name="ce3">
            <text:p>3.2612</text:p>
          </table:table-cell>
          <table:table-cell office:value-type="float" office:value="0.65008200000000005" table:style-name="ce3">
            <text:p>0.6501</text:p>
          </table:table-cell>
          <table:table-cell table:number-columns-repeated="16381"/>
        </table:table-row>
        <table:table-row table:style-name="ro1">
          <table:table-cell office:value-type="float" office:value="1.2056899999999999" table:style-name="ce3">
            <text:p>1.2057</text:p>
          </table:table-cell>
          <table:table-cell office:value-type="float" office:value="3.5741299999999998" table:style-name="ce3">
            <text:p>3.5741</text:p>
          </table:table-cell>
          <table:table-cell office:value-type="float" office:value="0.73773999999999995" table:style-name="ce3">
            <text:p>0.7377</text:p>
          </table:table-cell>
          <table:table-cell table:number-columns-repeated="16381"/>
        </table:table-row>
        <table:table-row table:style-name="ro1">
          <table:table-cell office:value-type="float" office:value="0.75896399999999997" table:style-name="ce3">
            <text:p>0.7590</text:p>
          </table:table-cell>
          <table:table-cell office:value-type="float" office:value="3.36408" table:style-name="ce3">
            <text:p>3.3641</text:p>
          </table:table-cell>
          <table:table-cell office:value-type="float" office:value="0.61338599999999999" table:style-name="ce3">
            <text:p>0.6134</text:p>
          </table:table-cell>
          <table:table-cell table:number-columns-repeated="16381"/>
        </table:table-row>
        <table:table-row table:style-name="ro1">
          <table:table-cell office:value-type="float" office:value="0.71090500000000001" table:style-name="ce3">
            <text:p>0.7109</text:p>
          </table:table-cell>
          <table:table-cell office:value-type="float" office:value="3.18405" table:style-name="ce3">
            <text:p>3.1841</text:p>
          </table:table-cell>
          <table:table-cell office:value-type="float" office:value="0.46917300000000001" table:style-name="ce3">
            <text:p>0.4692</text:p>
          </table:table-cell>
          <table:table-cell table:number-columns-repeated="16381"/>
        </table:table-row>
        <table:table-row table:style-name="ro1">
          <table:table-cell office:value-type="float" office:value="0.82913099999999995" table:style-name="ce3">
            <text:p>0.8291</text:p>
          </table:table-cell>
          <table:table-cell office:value-type="float" office:value="3.0070999999999999" table:style-name="ce3">
            <text:p>3.0071</text:p>
          </table:table-cell>
          <table:table-cell office:value-type="float" office:value="0.23350899999999999" table:style-name="ce3">
            <text:p>0.2335</text:p>
          </table:table-cell>
          <table:table-cell table:number-columns-repeated="16381"/>
        </table:table-row>
        <table:table-row table:style-name="ro1">
          <table:table-cell office:value-type="float" office:value="0.68563300000000005" table:style-name="ce3">
            <text:p>0.6856</text:p>
          </table:table-cell>
          <table:table-cell office:value-type="float" office:value="2.7760500000000001" table:style-name="ce3">
            <text:p>2.7761</text:p>
          </table:table-cell>
          <table:table-cell office:value-type="float" office:value="0.26993499999999998" table:style-name="ce3">
            <text:p>0.2699</text:p>
          </table:table-cell>
          <table:table-cell table:number-columns-repeated="16381"/>
        </table:table-row>
        <table:table-row table:style-name="ro1">
          <table:table-cell office:value-type="float" office:value="0.95621500000000004" table:style-name="ce3">
            <text:p>0.9562</text:p>
          </table:table-cell>
          <table:table-cell office:value-type="float" office:value="2.8205900000000002" table:style-name="ce3">
            <text:p>2.8206</text:p>
          </table:table-cell>
          <table:table-cell office:value-type="float" office:value="0.391044" table:style-name="ce3">
            <text:p>0.3910</text:p>
          </table:table-cell>
          <table:table-cell table:number-columns-repeated="16381"/>
        </table:table-row>
        <table:table-row table:style-name="ro1">
          <table:table-cell office:value-type="float" office:value="1.30619" table:style-name="ce3">
            <text:p>1.3062</text:p>
          </table:table-cell>
          <table:table-cell office:value-type="float" office:value="2.8517700000000001" table:style-name="ce3">
            <text:p>2.8518</text:p>
          </table:table-cell>
          <table:table-cell office:value-type="float" office:value="0.50858899999999996" table:style-name="ce3">
            <text:p>0.5086</text:p>
          </table:table-cell>
          <table:table-cell table:number-columns-repeated="16381"/>
        </table:table-row>
        <table:table-row table:style-name="ro1">
          <table:table-cell office:value-type="float" office:value="1.47292" table:style-name="ce3">
            <text:p>1.4729</text:p>
          </table:table-cell>
          <table:table-cell office:value-type="float" office:value="3.0669499999999998" table:style-name="ce3">
            <text:p>3.0670</text:p>
          </table:table-cell>
          <table:table-cell office:value-type="float" office:value="0.51153199999999999" table:style-name="ce3">
            <text:p>0.5115</text:p>
          </table:table-cell>
          <table:table-cell table:number-columns-repeated="16381"/>
        </table:table-row>
        <table:table-row table:style-name="ro1">
          <table:table-cell office:value-type="float" office:value="1.39537" table:style-name="ce3">
            <text:p>1.3954</text:p>
          </table:table-cell>
          <table:table-cell office:value-type="float" office:value="2.8681700000000001" table:style-name="ce3">
            <text:p>2.8682</text:p>
          </table:table-cell>
          <table:table-cell office:value-type="float" office:value="0.36245300000000003" table:style-name="ce3">
            <text:p>0.3625</text:p>
          </table:table-cell>
          <table:table-cell table:number-columns-repeated="16381"/>
        </table:table-row>
        <table:table-row table:style-name="ro1">
          <table:table-cell office:value-type="float" office:value="1.41673" table:style-name="ce3">
            <text:p>1.4167</text:p>
          </table:table-cell>
          <table:table-cell office:value-type="float" office:value="2.9201199999999998" table:style-name="ce3">
            <text:p>2.9201</text:p>
          </table:table-cell>
          <table:table-cell office:value-type="float" office:value="0.379998" table:style-name="ce3">
            <text:p>0.3800</text:p>
          </table:table-cell>
          <table:table-cell table:number-columns-repeated="16381"/>
        </table:table-row>
        <table:table-row table:style-name="ro1">
          <table:table-cell office:value-type="float" office:value="1.48702" table:style-name="ce3">
            <text:p>1.4870</text:p>
          </table:table-cell>
          <table:table-cell office:value-type="float" office:value="3.05871" table:style-name="ce3">
            <text:p>3.0587</text:p>
          </table:table-cell>
          <table:table-cell office:value-type="float" office:value="0.50430299999999995" table:style-name="ce3">
            <text:p>0.5043</text:p>
          </table:table-cell>
          <table:table-cell table:number-columns-repeated="16381"/>
        </table:table-row>
        <table:table-row table:style-name="ro1">
          <table:table-cell office:value-type="float" office:value="1.11585" table:style-name="ce3">
            <text:p>1.1159</text:p>
          </table:table-cell>
          <table:table-cell office:value-type="float" office:value="3.1325400000000001" table:style-name="ce3">
            <text:p>3.1325</text:p>
          </table:table-cell>
          <table:table-cell office:value-type="float" office:value="0.339499" table:style-name="ce3">
            <text:p>0.3395</text:p>
          </table:table-cell>
          <table:table-cell table:number-columns-repeated="16381"/>
        </table:table-row>
        <table:table-row table:style-name="ro1">
          <table:table-cell office:value-type="float" office:value="1.1603600000000001" table:style-name="ce3">
            <text:p>1.1604</text:p>
          </table:table-cell>
          <table:table-cell office:value-type="float" office:value="3.2913299999999999" table:style-name="ce3">
            <text:p>3.2913</text:p>
          </table:table-cell>
          <table:table-cell office:value-type="float" office:value="0.42411900000000002" table:style-name="ce3">
            <text:p>0.4241</text:p>
          </table:table-cell>
          <table:table-cell table:number-columns-repeated="16381"/>
        </table:table-row>
        <table:table-row table:style-name="ro1">
          <table:table-cell office:value-type="float" office:value="1.0398099999999999" table:style-name="ce3">
            <text:p>1.0398</text:p>
          </table:table-cell>
          <table:table-cell office:value-type="float" office:value="3.3742800000000002" table:style-name="ce3">
            <text:p>3.3743</text:p>
          </table:table-cell>
          <table:table-cell office:value-type="float" office:value="0.39109100000000002" table:style-name="ce3">
            <text:p>0.3911</text:p>
          </table:table-cell>
          <table:table-cell table:number-columns-repeated="16381"/>
        </table:table-row>
        <table:table-row table:style-name="ro1">
          <table:table-cell office:value-type="float" office:value="1.22309" table:style-name="ce3">
            <text:p>1.2231</text:p>
          </table:table-cell>
          <table:table-cell office:value-type="float" office:value="3.4663499999999998" table:style-name="ce3">
            <text:p>3.4664</text:p>
          </table:table-cell>
          <table:table-cell office:value-type="float" office:value="0.88690599999999997" table:style-name="ce3">
            <text:p>0.8869</text:p>
          </table:table-cell>
          <table:table-cell table:number-columns-repeated="16381"/>
        </table:table-row>
        <table:table-row table:style-name="ro1">
          <table:table-cell office:value-type="float" office:value="1.08117" table:style-name="ce3">
            <text:p>1.0812</text:p>
          </table:table-cell>
          <table:table-cell office:value-type="float" office:value="3.0363000000000002" table:style-name="ce3">
            <text:p>3.0363</text:p>
          </table:table-cell>
          <table:table-cell office:value-type="float" office:value="0.550871" table:style-name="ce3">
            <text:p>0.5509</text:p>
          </table:table-cell>
          <table:table-cell table:number-columns-repeated="16381"/>
        </table:table-row>
        <table:table-row table:style-name="ro1">
          <table:table-cell office:value-type="float" office:value="0.86630399999999996" table:style-name="ce3">
            <text:p>0.8663</text:p>
          </table:table-cell>
          <table:table-cell office:value-type="float" office:value="2.7356400000000001" table:style-name="ce3">
            <text:p>2.7356</text:p>
          </table:table-cell>
          <table:table-cell office:value-type="float" office:value="0.35389399999999999" table:style-name="ce3">
            <text:p>0.3539</text:p>
          </table:table-cell>
          <table:table-cell table:number-columns-repeated="16381"/>
        </table:table-row>
        <table:table-row table:style-name="ro1">
          <table:table-cell office:value-type="float" office:value="0.85615399999999997" table:style-name="ce3">
            <text:p>0.8562</text:p>
          </table:table-cell>
          <table:table-cell office:value-type="float" office:value="2.70689" table:style-name="ce3">
            <text:p>2.7069</text:p>
          </table:table-cell>
          <table:table-cell office:value-type="float" office:value="0.52306600000000003" table:style-name="ce3">
            <text:p>0.5231</text:p>
          </table:table-cell>
          <table:table-cell table:number-columns-repeated="16381"/>
        </table:table-row>
        <table:table-row table:style-name="ro1">
          <table:table-cell office:value-type="float" office:value="1.13107" table:style-name="ce3">
            <text:p>1.1311</text:p>
          </table:table-cell>
          <table:table-cell office:value-type="float" office:value="2.7669700000000002" table:style-name="ce3">
            <text:p>2.7670</text:p>
          </table:table-cell>
          <table:table-cell office:value-type="float" office:value="0.462723" table:style-name="ce3">
            <text:p>0.4627</text:p>
          </table:table-cell>
          <table:table-cell table:number-columns-repeated="16381"/>
        </table:table-row>
        <table:table-row table:style-name="ro1">
          <table:table-cell office:value-type="float" office:value="1.49481" table:style-name="ce3">
            <text:p>1.4948</text:p>
          </table:table-cell>
          <table:table-cell office:value-type="float" office:value="3.07687" table:style-name="ce3">
            <text:p>3.0769</text:p>
          </table:table-cell>
          <table:table-cell office:value-type="float" office:value="0.80490099999999998" table:style-name="ce3">
            <text:p>0.8049</text:p>
          </table:table-cell>
          <table:table-cell table:number-columns-repeated="16381"/>
        </table:table-row>
        <table:table-row table:style-name="ro1">
          <table:table-cell office:value-type="float" office:value="1.3430599999999999" table:style-name="ce3">
            <text:p>1.3431</text:p>
          </table:table-cell>
          <table:table-cell office:value-type="float" office:value="2.8301599999999998" table:style-name="ce3">
            <text:p>2.8302</text:p>
          </table:table-cell>
          <table:table-cell office:value-type="float" office:value="0.443768" table:style-name="ce3">
            <text:p>0.4438</text:p>
          </table:table-cell>
          <table:table-cell table:number-columns-repeated="16381"/>
        </table:table-row>
        <table:table-row table:style-name="ro1">
          <table:table-cell office:value-type="float" office:value="1.33083" table:style-name="ce3">
            <text:p>1.3308</text:p>
          </table:table-cell>
          <table:table-cell office:value-type="float" office:value="2.7381600000000001" table:style-name="ce3">
            <text:p>2.7382</text:p>
          </table:table-cell>
          <table:table-cell office:value-type="float" office:value="0.57316900000000004" table:style-name="ce3">
            <text:p>0.5732</text:p>
          </table:table-cell>
          <table:table-cell table:number-columns-repeated="16381"/>
        </table:table-row>
        <table:table-row table:style-name="ro1">
          <table:table-cell office:value-type="float" office:value="1.3549100000000001" table:style-name="ce3">
            <text:p>1.3549</text:p>
          </table:table-cell>
          <table:table-cell office:value-type="float" office:value="2.97139" table:style-name="ce3">
            <text:p>2.9714</text:p>
          </table:table-cell>
          <table:table-cell office:value-type="float" office:value="0.542161" table:style-name="ce3">
            <text:p>0.5422</text:p>
          </table:table-cell>
          <table:table-cell table:number-columns-repeated="16381"/>
        </table:table-row>
        <table:table-row table:style-name="ro1">
          <table:table-cell office:value-type="float" office:value="1.1658900000000001" table:style-name="ce3">
            <text:p>1.1659</text:p>
          </table:table-cell>
          <table:table-cell office:value-type="float" office:value="3.00786" table:style-name="ce3">
            <text:p>3.0079</text:p>
          </table:table-cell>
          <table:table-cell office:value-type="float" office:value="0.71458500000000003" table:style-name="ce3">
            <text:p>0.7146</text:p>
          </table:table-cell>
          <table:table-cell table:number-columns-repeated="16381"/>
        </table:table-row>
        <table:table-row table:style-name="ro1">
          <table:table-cell office:value-type="float" office:value="0.79156099999999996" table:style-name="ce3">
            <text:p>0.7916</text:p>
          </table:table-cell>
          <table:table-cell office:value-type="float" office:value="3.0241699999999998" table:style-name="ce3">
            <text:p>3.0242</text:p>
          </table:table-cell>
          <table:table-cell office:value-type="float" office:value="0.69367599999999996" table:style-name="ce3">
            <text:p>0.6937</text:p>
          </table:table-cell>
          <table:table-cell table:number-columns-repeated="16381"/>
        </table:table-row>
        <table:table-row table:style-name="ro1">
          <table:table-cell office:value-type="float" office:value="0.47659200000000002" table:style-name="ce3">
            <text:p>0.4766</text:p>
          </table:table-cell>
          <table:table-cell office:value-type="float" office:value="2.6639300000000001" table:style-name="ce3">
            <text:p>2.6639</text:p>
          </table:table-cell>
          <table:table-cell office:value-type="float" office:value="8.6860800000000002E-2" table:style-name="ce3">
            <text:p>0.0869</text:p>
          </table:table-cell>
          <table:table-cell table:number-columns-repeated="16381"/>
        </table:table-row>
        <table:table-row table:style-name="ro1">
          <table:table-cell office:value-type="float" office:value="0.85213399999999995" table:style-name="ce3">
            <text:p>0.8521</text:p>
          </table:table-cell>
          <table:table-cell office:value-type="float" office:value="2.9171900000000002" table:style-name="ce3">
            <text:p>2.9172</text:p>
          </table:table-cell>
          <table:table-cell office:value-type="float" office:value="0.57547400000000004" table:style-name="ce3">
            <text:p>0.5755</text:p>
          </table:table-cell>
          <table:table-cell table:number-columns-repeated="16381"/>
        </table:table-row>
        <table:table-row table:style-name="ro1">
          <table:table-cell office:value-type="float" office:value="0.42380499999999999" table:style-name="ce3">
            <text:p>0.4238</text:p>
          </table:table-cell>
          <table:table-cell office:value-type="float" office:value="2.63557" table:style-name="ce3">
            <text:p>2.6356</text:p>
          </table:table-cell>
          <table:table-cell office:value-type="float" office:value="0.55232000000000003" table:style-name="ce3">
            <text:p>0.5523</text:p>
          </table:table-cell>
          <table:table-cell table:number-columns-repeated="16381"/>
        </table:table-row>
        <table:table-row table:style-name="ro1">
          <table:table-cell office:value-type="float" office:value="0.74351199999999995" table:style-name="ce3">
            <text:p>0.7435</text:p>
          </table:table-cell>
          <table:table-cell office:value-type="float" office:value="2.7303700000000002" table:style-name="ce3">
            <text:p>2.7304</text:p>
          </table:table-cell>
          <table:table-cell office:value-type="float" office:value="0.62410200000000005" table:style-name="ce3">
            <text:p>0.6241</text:p>
          </table:table-cell>
          <table:table-cell table:number-columns-repeated="16381"/>
        </table:table-row>
        <table:table-row table:style-name="ro1">
          <table:table-cell office:value-type="float" office:value="0.74502699999999999" table:style-name="ce3">
            <text:p>0.7450</text:p>
          </table:table-cell>
          <table:table-cell office:value-type="float" office:value="2.7677" table:style-name="ce3">
            <text:p>2.7677</text:p>
          </table:table-cell>
          <table:table-cell office:value-type="float" office:value="0.63738099999999998" table:style-name="ce3">
            <text:p>0.6374</text:p>
          </table:table-cell>
          <table:table-cell table:number-columns-repeated="16381"/>
        </table:table-row>
        <table:table-row table:style-name="ro1">
          <table:table-cell office:value-type="float" office:value="1.0071000000000001" table:style-name="ce3">
            <text:p>1.0071</text:p>
          </table:table-cell>
          <table:table-cell office:value-type="float" office:value="2.8535900000000001" table:style-name="ce3">
            <text:p>2.8536</text:p>
          </table:table-cell>
          <table:table-cell office:value-type="float" office:value="0.700299" table:style-name="ce3">
            <text:p>0.7003</text:p>
          </table:table-cell>
          <table:table-cell table:number-columns-repeated="16381"/>
        </table:table-row>
        <table:table-row table:style-name="ro1">
          <table:table-cell office:value-type="float" office:value="1.27908" table:style-name="ce3">
            <text:p>1.2791</text:p>
          </table:table-cell>
          <table:table-cell office:value-type="float" office:value="2.8672499999999999" table:style-name="ce3">
            <text:p>2.8673</text:p>
          </table:table-cell>
          <table:table-cell office:value-type="float" office:value="0.79764400000000002" table:style-name="ce3">
            <text:p>0.7976</text:p>
          </table:table-cell>
          <table:table-cell table:number-columns-repeated="16381"/>
        </table:table-row>
        <table:table-row table:style-name="ro1">
          <table:table-cell office:value-type="float" office:value="1.2276199999999999" table:style-name="ce3">
            <text:p>1.2276</text:p>
          </table:table-cell>
          <table:table-cell office:value-type="float" office:value="2.8504499999999999" table:style-name="ce3">
            <text:p>2.8505</text:p>
          </table:table-cell>
          <table:table-cell office:value-type="float" office:value="0.65186500000000003" table:style-name="ce3">
            <text:p>0.6519</text:p>
          </table:table-cell>
          <table:table-cell table:number-columns-repeated="16381"/>
        </table:table-row>
        <table:table-row table:style-name="ro1">
          <table:table-cell office:value-type="float" office:value="1.1495599999999999" table:style-name="ce3">
            <text:p>1.1496</text:p>
          </table:table-cell>
          <table:table-cell office:value-type="float" office:value="2.9025699999999999" table:style-name="ce3">
            <text:p>2.9026</text:p>
          </table:table-cell>
          <table:table-cell office:value-type="float" office:value="0.66414899999999999" table:style-name="ce3">
            <text:p>0.6641</text:p>
          </table:table-cell>
          <table:table-cell table:number-columns-repeated="16381"/>
        </table:table-row>
        <table:table-row table:style-name="ro1">
          <table:table-cell office:value-type="float" office:value="1.1434299999999999" table:style-name="ce3">
            <text:p>1.1434</text:p>
          </table:table-cell>
          <table:table-cell office:value-type="float" office:value="2.77589" table:style-name="ce3">
            <text:p>2.7759</text:p>
          </table:table-cell>
          <table:table-cell office:value-type="float" office:value="0.57358600000000004" table:style-name="ce3">
            <text:p>0.5736</text:p>
          </table:table-cell>
          <table:table-cell table:number-columns-repeated="16381"/>
        </table:table-row>
        <table:table-row table:style-name="ro1">
          <table:table-cell office:value-type="float" office:value="1.1329100000000001" table:style-name="ce3">
            <text:p>1.1329</text:p>
          </table:table-cell>
          <table:table-cell office:value-type="float" office:value="3.0331399999999999" table:style-name="ce3">
            <text:p>3.0331</text:p>
          </table:table-cell>
          <table:table-cell office:value-type="float" office:value="0.81752000000000002" table:style-name="ce3">
            <text:p>0.8175</text:p>
          </table:table-cell>
          <table:table-cell table:number-columns-repeated="16381"/>
        </table:table-row>
        <table:table-row table:style-name="ro1">
          <table:table-cell office:value-type="float" office:value="0.85382000000000002" table:style-name="ce3">
            <text:p>0.8538</text:p>
          </table:table-cell>
          <table:table-cell office:value-type="float" office:value="2.8309000000000002" table:style-name="ce3">
            <text:p>2.8309</text:p>
          </table:table-cell>
          <table:table-cell office:value-type="float" office:value="0.61980800000000003" table:style-name="ce3">
            <text:p>0.6198</text:p>
          </table:table-cell>
          <table:table-cell table:number-columns-repeated="16381"/>
        </table:table-row>
        <table:table-row table:style-name="ro1">
          <table:table-cell office:value-type="float" office:value="0.83265" table:style-name="ce3">
            <text:p>0.8327</text:p>
          </table:table-cell>
          <table:table-cell office:value-type="float" office:value="3.0265300000000002" table:style-name="ce3">
            <text:p>3.0265</text:p>
          </table:table-cell>
          <table:table-cell office:value-type="float" office:value="0.71725700000000003" table:style-name="ce3">
            <text:p>0.7173</text:p>
          </table:table-cell>
          <table:table-cell table:number-columns-repeated="16381"/>
        </table:table-row>
        <table:table-row table:style-name="ro1">
          <table:table-cell office:value-type="float" office:value="0.65741400000000005" table:style-name="ce3">
            <text:p>0.6574</text:p>
          </table:table-cell>
          <table:table-cell office:value-type="float" office:value="2.7618900000000002" table:style-name="ce3">
            <text:p>2.7619</text:p>
          </table:table-cell>
          <table:table-cell office:value-type="float" office:value="0.56994599999999995" table:style-name="ce3">
            <text:p>0.5699</text:p>
          </table:table-cell>
          <table:table-cell table:number-columns-repeated="16381"/>
        </table:table-row>
        <table:table-row table:style-name="ro1">
          <table:table-cell office:value-type="float" office:value="0.70804199999999995" table:style-name="ce3">
            <text:p>0.7080</text:p>
          </table:table-cell>
          <table:table-cell office:value-type="float" office:value="2.8381799999999999" table:style-name="ce3">
            <text:p>2.8382</text:p>
          </table:table-cell>
          <table:table-cell office:value-type="float" office:value="0.37919900000000001" table:style-name="ce3">
            <text:p>0.3792</text:p>
          </table:table-cell>
          <table:table-cell table:number-columns-repeated="16381"/>
        </table:table-row>
        <table:table-row table:style-name="ro1">
          <table:table-cell office:value-type="float" office:value="0.57011800000000001" table:style-name="ce3">
            <text:p>0.5701</text:p>
          </table:table-cell>
          <table:table-cell office:value-type="float" office:value="2.4896099999999999" table:style-name="ce3">
            <text:p>2.4896</text:p>
          </table:table-cell>
          <table:table-cell office:value-type="float" office:value="0.63573999999999997" table:style-name="ce3">
            <text:p>0.6357</text:p>
          </table:table-cell>
          <table:table-cell table:number-columns-repeated="16381"/>
        </table:table-row>
        <table:table-row table:style-name="ro1">
          <table:table-cell office:value-type="float" office:value="1.00712" table:style-name="ce3">
            <text:p>1.0071</text:p>
          </table:table-cell>
          <table:table-cell office:value-type="float" office:value="2.7946599999999999" table:style-name="ce3">
            <text:p>2.7947</text:p>
          </table:table-cell>
          <table:table-cell office:value-type="float" office:value="0.70052099999999995" table:style-name="ce3">
            <text:p>0.7005</text:p>
          </table:table-cell>
          <table:table-cell table:number-columns-repeated="16381"/>
        </table:table-row>
        <table:table-row table:style-name="ro1">
          <table:table-cell office:value-type="float" office:value="1.1409499999999999" table:style-name="ce3">
            <text:p>1.1410</text:p>
          </table:table-cell>
          <table:table-cell office:value-type="float" office:value="2.68485" table:style-name="ce3">
            <text:p>2.6849</text:p>
          </table:table-cell>
          <table:table-cell office:value-type="float" office:value="0.545292" table:style-name="ce3">
            <text:p>0.5453</text:p>
          </table:table-cell>
          <table:table-cell table:number-columns-repeated="16381"/>
        </table:table-row>
        <table:table-row table:style-name="ro1">
          <table:table-cell office:value-type="float" office:value="1.4825999999999999" table:style-name="ce3">
            <text:p>1.4826</text:p>
          </table:table-cell>
          <table:table-cell office:value-type="float" office:value="2.8851100000000001" table:style-name="ce3">
            <text:p>2.8851</text:p>
          </table:table-cell>
          <table:table-cell office:value-type="float" office:value="0.682894" table:style-name="ce3">
            <text:p>0.6829</text:p>
          </table:table-cell>
          <table:table-cell table:number-columns-repeated="16381"/>
        </table:table-row>
        <table:table-row table:style-name="ro1">
          <table:table-cell office:value-type="float" office:value="1.32944" table:style-name="ce3">
            <text:p>1.3294</text:p>
          </table:table-cell>
          <table:table-cell office:value-type="float" office:value="2.81386" table:style-name="ce3">
            <text:p>2.8139</text:p>
          </table:table-cell>
          <table:table-cell office:value-type="float" office:value="0.53195300000000001" table:style-name="ce3">
            <text:p>0.5320</text:p>
          </table:table-cell>
          <table:table-cell table:number-columns-repeated="16381"/>
        </table:table-row>
        <table:table-row table:style-name="ro1">
          <table:table-cell office:value-type="float" office:value="1.3299099999999999" table:style-name="ce3">
            <text:p>1.3299</text:p>
          </table:table-cell>
          <table:table-cell office:value-type="float" office:value="2.76871" table:style-name="ce3">
            <text:p>2.7687</text:p>
          </table:table-cell>
          <table:table-cell office:value-type="float" office:value="0.51251800000000003" table:style-name="ce3">
            <text:p>0.5125</text:p>
          </table:table-cell>
          <table:table-cell table:number-columns-repeated="16381"/>
        </table:table-row>
        <table:table-row table:style-name="ro1">
          <table:table-cell office:value-type="float" office:value="1.2907200000000001" table:style-name="ce3">
            <text:p>1.2907</text:p>
          </table:table-cell>
          <table:table-cell office:value-type="float" office:value="2.9348000000000001" table:style-name="ce3">
            <text:p>2.9348</text:p>
          </table:table-cell>
          <table:table-cell office:value-type="float" office:value="0.72577800000000003" table:style-name="ce3">
            <text:p>0.7258</text:p>
          </table:table-cell>
          <table:table-cell table:number-columns-repeated="16381"/>
        </table:table-row>
        <table:table-row table:style-name="ro1">
          <table:table-cell office:value-type="float" office:value="1.10808" table:style-name="ce3">
            <text:p>1.1081</text:p>
          </table:table-cell>
          <table:table-cell office:value-type="float" office:value="2.8811" table:style-name="ce3">
            <text:p>2.8811</text:p>
          </table:table-cell>
          <table:table-cell office:value-type="float" office:value="0.57979499999999995" table:style-name="ce3">
            <text:p>0.5798</text:p>
          </table:table-cell>
          <table:table-cell table:number-columns-repeated="16381"/>
        </table:table-row>
        <table:table-row table:style-name="ro1">
          <table:table-cell office:value-type="float" office:value="1.0015499999999999" table:style-name="ce3">
            <text:p>1.0016</text:p>
          </table:table-cell>
          <table:table-cell office:value-type="float" office:value="3.0547200000000001" table:style-name="ce3">
            <text:p>3.0547</text:p>
          </table:table-cell>
          <table:table-cell office:value-type="float" office:value="0.65760700000000005" table:style-name="ce3">
            <text:p>0.6576</text:p>
          </table:table-cell>
          <table:table-cell table:number-columns-repeated="16381"/>
        </table:table-row>
        <table:table-row table:style-name="ro1">
          <table:table-cell office:value-type="float" office:value="0.78787200000000002" table:style-name="ce3">
            <text:p>0.7879</text:p>
          </table:table-cell>
          <table:table-cell office:value-type="float" office:value="2.90245" table:style-name="ce3">
            <text:p>2.9025</text:p>
          </table:table-cell>
          <table:table-cell office:value-type="float" office:value="0.63916799999999996" table:style-name="ce3">
            <text:p>0.6392</text:p>
          </table:table-cell>
          <table:table-cell table:number-columns-repeated="16381"/>
        </table:table-row>
        <table:table-row table:style-name="ro1">
          <table:table-cell office:value-type="float" office:value="1.0124599999999999" table:style-name="ce3">
            <text:p>1.0125</text:p>
          </table:table-cell>
          <table:table-cell office:value-type="float" office:value="3.1636600000000001" table:style-name="ce3">
            <text:p>3.1637</text:p>
          </table:table-cell>
          <table:table-cell office:value-type="float" office:value="0.58733599999999997" table:style-name="ce3">
            <text:p>0.5873</text:p>
          </table:table-cell>
          <table:table-cell table:number-columns-repeated="16381"/>
        </table:table-row>
        <table:table-row table:style-name="ro1">
          <table:table-cell office:value-type="float" office:value="1.0261100000000001" table:style-name="ce3">
            <text:p>1.0261</text:p>
          </table:table-cell>
          <table:table-cell office:value-type="float" office:value="3.1228199999999999" table:style-name="ce3">
            <text:p>3.1228</text:p>
          </table:table-cell>
          <table:table-cell office:value-type="float" office:value="0.85816199999999998" table:style-name="ce3">
            <text:p>0.8582</text:p>
          </table:table-cell>
          <table:table-cell table:number-columns-repeated="16381"/>
        </table:table-row>
        <table:table-row table:style-name="ro1">
          <table:table-cell office:value-type="float" office:value="1.02153" table:style-name="ce3">
            <text:p>1.0215</text:p>
          </table:table-cell>
          <table:table-cell office:value-type="float" office:value="2.9830800000000002" table:style-name="ce3">
            <text:p>2.9831</text:p>
          </table:table-cell>
          <table:table-cell office:value-type="float" office:value="0.89785199999999998" table:style-name="ce3">
            <text:p>0.8979</text:p>
          </table:table-cell>
          <table:table-cell table:number-columns-repeated="16381"/>
        </table:table-row>
        <table:table-row table:style-name="ro1">
          <table:table-cell office:value-type="float" office:value="0.97226100000000004" table:style-name="ce3">
            <text:p>0.9723</text:p>
          </table:table-cell>
          <table:table-cell office:value-type="float" office:value="2.7075999999999998" table:style-name="ce3">
            <text:p>2.7076</text:p>
          </table:table-cell>
          <table:table-cell office:value-type="float" office:value="0.77782799999999996" table:style-name="ce3">
            <text:p>0.7778</text:p>
          </table:table-cell>
          <table:table-cell table:number-columns-repeated="16381"/>
        </table:table-row>
        <table:table-row table:style-name="ro1">
          <table:table-cell office:value-type="float" office:value="1.16482" table:style-name="ce3">
            <text:p>1.1648</text:p>
          </table:table-cell>
          <table:table-cell office:value-type="float" office:value="2.74655" table:style-name="ce3">
            <text:p>2.7466</text:p>
          </table:table-cell>
          <table:table-cell office:value-type="float" office:value="0.63878599999999996" table:style-name="ce3">
            <text:p>0.6388</text:p>
          </table:table-cell>
          <table:table-cell table:number-columns-repeated="16381"/>
        </table:table-row>
        <table:table-row table:style-name="ro1">
          <table:table-cell office:value-type="float" office:value="1.27817" table:style-name="ce3">
            <text:p>1.2782</text:p>
          </table:table-cell>
          <table:table-cell office:value-type="float" office:value="2.85398" table:style-name="ce3">
            <text:p>2.8540</text:p>
          </table:table-cell>
          <table:table-cell office:value-type="float" office:value="0.62973500000000004" table:style-name="ce3">
            <text:p>0.6297</text:p>
          </table:table-cell>
          <table:table-cell table:number-columns-repeated="16381"/>
        </table:table-row>
        <table:table-row table:style-name="ro1">
          <table:table-cell office:value-type="float" office:value="1.2818400000000001" table:style-name="ce3">
            <text:p>1.2818</text:p>
          </table:table-cell>
          <table:table-cell office:value-type="float" office:value="2.7587100000000002" table:style-name="ce3">
            <text:p>2.7587</text:p>
          </table:table-cell>
          <table:table-cell office:value-type="float" office:value="0.472306" table:style-name="ce3">
            <text:p>0.4723</text:p>
          </table:table-cell>
          <table:table-cell table:number-columns-repeated="16381"/>
        </table:table-row>
        <table:table-row table:style-name="ro1">
          <table:table-cell office:value-type="float" office:value="1.0888599999999999" table:style-name="ce3">
            <text:p>1.0889</text:p>
          </table:table-cell>
          <table:table-cell office:value-type="float" office:value="2.7105899999999998" table:style-name="ce3">
            <text:p>2.7106</text:p>
          </table:table-cell>
          <table:table-cell office:value-type="float" office:value="0.46085900000000002" table:style-name="ce3">
            <text:p>0.4609</text:p>
          </table:table-cell>
          <table:table-cell table:number-columns-repeated="16381"/>
        </table:table-row>
        <table:table-row table:style-name="ro1">
          <table:table-cell office:value-type="float" office:value="1.17231" table:style-name="ce3">
            <text:p>1.1723</text:p>
          </table:table-cell>
          <table:table-cell office:value-type="float" office:value="2.8130899999999999" table:style-name="ce3">
            <text:p>2.8131</text:p>
          </table:table-cell>
          <table:table-cell office:value-type="float" office:value="0.56970500000000002" table:style-name="ce3">
            <text:p>0.5697</text:p>
          </table:table-cell>
          <table:table-cell table:number-columns-repeated="16381"/>
        </table:table-row>
        <table:table-row table:style-name="ro1">
          <table:table-cell office:value-type="float" office:value="0.97357899999999997" table:style-name="ce3">
            <text:p>0.9736</text:p>
          </table:table-cell>
          <table:table-cell office:value-type="float" office:value="2.9853499999999999" table:style-name="ce3">
            <text:p>2.9854</text:p>
          </table:table-cell>
          <table:table-cell office:value-type="float" office:value="0.64072200000000001" table:style-name="ce3">
            <text:p>0.6407</text:p>
          </table:table-cell>
          <table:table-cell table:number-columns-repeated="16381"/>
        </table:table-row>
        <table:table-row table:style-name="ro1">
          <table:table-cell office:value-type="float" office:value="0.81512399999999996" table:style-name="ce3">
            <text:p>0.8151</text:p>
          </table:table-cell>
          <table:table-cell office:value-type="float" office:value="2.9755400000000001" table:style-name="ce3">
            <text:p>2.9755</text:p>
          </table:table-cell>
          <table:table-cell office:value-type="float" office:value="0.61622399999999999" table:style-name="ce3">
            <text:p>0.6162</text:p>
          </table:table-cell>
          <table:table-cell table:number-columns-repeated="16381"/>
        </table:table-row>
        <table:table-row table:style-name="ro1">
          <table:table-cell office:value-type="float" office:value="1.0370600000000001" table:style-name="ce3">
            <text:p>1.0371</text:p>
          </table:table-cell>
          <table:table-cell office:value-type="float" office:value="3.1664599999999998" table:style-name="ce3">
            <text:p>3.1665</text:p>
          </table:table-cell>
          <table:table-cell office:value-type="float" office:value="0.81498999999999999" table:style-name="ce3">
            <text:p>0.8150</text:p>
          </table:table-cell>
          <table:table-cell table:number-columns-repeated="16381"/>
        </table:table-row>
        <table:table-row table:style-name="ro1">
          <table:table-cell office:value-type="float" office:value="0.93017300000000003" table:style-name="ce3">
            <text:p>0.9302</text:p>
          </table:table-cell>
          <table:table-cell office:value-type="float" office:value="2.7778" table:style-name="ce3">
            <text:p>2.7778</text:p>
          </table:table-cell>
          <table:table-cell office:value-type="float" office:value="0.72754700000000005" table:style-name="ce3">
            <text:p>0.7275</text:p>
          </table:table-cell>
          <table:table-cell table:number-columns-repeated="16381"/>
        </table:table-row>
        <table:table-row table:style-name="ro1">
          <table:table-cell office:value-type="float" office:value="0.75984200000000002" table:style-name="ce3">
            <text:p>0.7598</text:p>
          </table:table-cell>
          <table:table-cell office:value-type="float" office:value="2.83894" table:style-name="ce3">
            <text:p>2.8389</text:p>
          </table:table-cell>
          <table:table-cell office:value-type="float" office:value="0.95036299999999996" table:style-name="ce3">
            <text:p>0.9504</text:p>
          </table:table-cell>
          <table:table-cell table:number-columns-repeated="16381"/>
        </table:table-row>
        <table:table-row table:style-name="ro1">
          <table:table-cell office:value-type="float" office:value="0.71078699999999995" table:style-name="ce3">
            <text:p>0.7108</text:p>
          </table:table-cell>
          <table:table-cell office:value-type="float" office:value="2.90212" table:style-name="ce3">
            <text:p>2.9021</text:p>
          </table:table-cell>
          <table:table-cell office:value-type="float" office:value="0.55482399999999998" table:style-name="ce3">
            <text:p>0.5548</text:p>
          </table:table-cell>
          <table:table-cell table:number-columns-repeated="16381"/>
        </table:table-row>
        <table:table-row table:style-name="ro1">
          <table:table-cell office:value-type="float" office:value="0.86491099999999999" table:style-name="ce3">
            <text:p>0.8649</text:p>
          </table:table-cell>
          <table:table-cell office:value-type="float" office:value="2.7526899999999999" table:style-name="ce3">
            <text:p>2.7527</text:p>
          </table:table-cell>
          <table:table-cell office:value-type="float" office:value="0.66758700000000004" table:style-name="ce3">
            <text:p>0.6676</text:p>
          </table:table-cell>
          <table:table-cell table:number-columns-repeated="16381"/>
        </table:table-row>
        <table:table-row table:style-name="ro1">
          <table:table-cell office:value-type="float" office:value="1.17255" table:style-name="ce3">
            <text:p>1.1726</text:p>
          </table:table-cell>
          <table:table-cell office:value-type="float" office:value="2.7953600000000001" table:style-name="ce3">
            <text:p>2.7954</text:p>
          </table:table-cell>
          <table:table-cell office:value-type="float" office:value="0.67358399999999996" table:style-name="ce3">
            <text:p>0.6736</text:p>
          </table:table-cell>
          <table:table-cell table:number-columns-repeated="16381"/>
        </table:table-row>
        <table:table-row table:style-name="ro1">
          <table:table-cell office:value-type="float" office:value="1.3541399999999999" table:style-name="ce3">
            <text:p>1.3541</text:p>
          </table:table-cell>
          <table:table-cell office:value-type="float" office:value="3.0023" table:style-name="ce3">
            <text:p>3.0023</text:p>
          </table:table-cell>
          <table:table-cell office:value-type="float" office:value="0.86946100000000004" table:style-name="ce3">
            <text:p>0.8695</text:p>
          </table:table-cell>
          <table:table-cell table:number-columns-repeated="16381"/>
        </table:table-row>
        <table:table-row table:style-name="ro1">
          <table:table-cell office:value-type="float" office:value="1.04301" table:style-name="ce3">
            <text:p>1.0430</text:p>
          </table:table-cell>
          <table:table-cell office:value-type="float" office:value="2.88646" table:style-name="ce3">
            <text:p>2.8865</text:p>
          </table:table-cell>
          <table:table-cell office:value-type="float" office:value="0.49760399999999999" table:style-name="ce3">
            <text:p>0.4976</text:p>
          </table:table-cell>
          <table:table-cell table:number-columns-repeated="16381"/>
        </table:table-row>
        <table:table-row table:style-name="ro1">
          <table:table-cell office:value-type="float" office:value="1.1216200000000001" table:style-name="ce3">
            <text:p>1.1216</text:p>
          </table:table-cell>
          <table:table-cell office:value-type="float" office:value="2.7705000000000002" table:style-name="ce3">
            <text:p>2.7705</text:p>
          </table:table-cell>
          <table:table-cell office:value-type="float" office:value="0.48830699999999999" table:style-name="ce3">
            <text:p>0.4883</text:p>
          </table:table-cell>
          <table:table-cell table:number-columns-repeated="16381"/>
        </table:table-row>
        <table:table-row table:style-name="ro1">
          <table:table-cell office:value-type="float" office:value="1.1492599999999999" table:style-name="ce3">
            <text:p>1.1493</text:p>
          </table:table-cell>
          <table:table-cell office:value-type="float" office:value="2.7892000000000001" table:style-name="ce3">
            <text:p>2.7892</text:p>
          </table:table-cell>
          <table:table-cell office:value-type="float" office:value="0.44512299999999999" table:style-name="ce3">
            <text:p>0.4451</text:p>
          </table:table-cell>
          <table:table-cell table:number-columns-repeated="16381"/>
        </table:table-row>
        <table:table-row table:style-name="ro1">
          <table:table-cell office:value-type="float" office:value="1.3302099999999999" table:style-name="ce3">
            <text:p>1.3302</text:p>
          </table:table-cell>
          <table:table-cell office:value-type="float" office:value="3.1100099999999999" table:style-name="ce3">
            <text:p>3.1100</text:p>
          </table:table-cell>
          <table:table-cell office:value-type="float" office:value="0.81406299999999998" table:style-name="ce3">
            <text:p>0.8141</text:p>
          </table:table-cell>
          <table:table-cell table:number-columns-repeated="16381"/>
        </table:table-row>
        <table:table-row table:style-name="ro1">
          <table:table-cell office:value-type="float" office:value="1.0880700000000001" table:style-name="ce3">
            <text:p>1.0881</text:p>
          </table:table-cell>
          <table:table-cell office:value-type="float" office:value="3.2318500000000001" table:style-name="ce3">
            <text:p>3.2319</text:p>
          </table:table-cell>
          <table:table-cell office:value-type="float" office:value="0.78715500000000005" table:style-name="ce3">
            <text:p>0.7872</text:p>
          </table:table-cell>
          <table:table-cell table:number-columns-repeated="16381"/>
        </table:table-row>
        <table:table-row table:style-name="ro1">
          <table:table-cell office:value-type="float" office:value="0.82073499999999999" table:style-name="ce3">
            <text:p>0.8207</text:p>
          </table:table-cell>
          <table:table-cell office:value-type="float" office:value="2.8927499999999999" table:style-name="ce3">
            <text:p>2.8928</text:p>
          </table:table-cell>
          <table:table-cell office:value-type="float" office:value="0.52750699999999995" table:style-name="ce3">
            <text:p>0.5275</text:p>
          </table:table-cell>
          <table:table-cell table:number-columns-repeated="16381"/>
        </table:table-row>
        <table:table-row table:style-name="ro1">
          <table:table-cell office:value-type="float" office:value="0.57714699999999997" table:style-name="ce3">
            <text:p>0.5771</text:p>
          </table:table-cell>
          <table:table-cell office:value-type="float" office:value="2.9382100000000002" table:style-name="ce3">
            <text:p>2.9382</text:p>
          </table:table-cell>
          <table:table-cell office:value-type="float" office:value="0.58085399999999998" table:style-name="ce3">
            <text:p>0.5809</text:p>
          </table:table-cell>
          <table:table-cell table:number-columns-repeated="16381"/>
        </table:table-row>
        <table:table-row table:style-name="ro1">
          <table:table-cell office:value-type="float" office:value="0.62217699999999998" table:style-name="ce3">
            <text:p>0.6222</text:p>
          </table:table-cell>
          <table:table-cell office:value-type="float" office:value="2.83602" table:style-name="ce3">
            <text:p>2.8360</text:p>
          </table:table-cell>
          <table:table-cell office:value-type="float" office:value="0.55793599999999999" table:style-name="ce3">
            <text:p>0.5579</text:p>
          </table:table-cell>
          <table:table-cell table:number-columns-repeated="16381"/>
        </table:table-row>
        <table:table-row table:style-name="ro1">
          <table:table-cell office:value-type="float" office:value="1.16072" table:style-name="ce3">
            <text:p>1.1607</text:p>
          </table:table-cell>
          <table:table-cell office:value-type="float" office:value="2.8577400000000002" table:style-name="ce3">
            <text:p>2.8577</text:p>
          </table:table-cell>
          <table:table-cell office:value-type="float" office:value="0.70549600000000001" table:style-name="ce3">
            <text:p>0.7055</text:p>
          </table:table-cell>
          <table:table-cell table:number-columns-repeated="16381"/>
        </table:table-row>
        <table:table-row table:style-name="ro1">
          <table:table-cell office:value-type="float" office:value="0.987093" table:style-name="ce3">
            <text:p>0.9871</text:p>
          </table:table-cell>
          <table:table-cell office:value-type="float" office:value="2.81752" table:style-name="ce3">
            <text:p>2.8175</text:p>
          </table:table-cell>
          <table:table-cell office:value-type="float" office:value="0.58247199999999999" table:style-name="ce3">
            <text:p>0.5825</text:p>
          </table:table-cell>
          <table:table-cell table:number-columns-repeated="16381"/>
        </table:table-row>
        <table:table-row table:style-name="ro1">
          <table:table-cell office:value-type="float" office:value="1.2212099999999999" table:style-name="ce3">
            <text:p>1.2212</text:p>
          </table:table-cell>
          <table:table-cell office:value-type="float" office:value="2.86788" table:style-name="ce3">
            <text:p>2.8679</text:p>
          </table:table-cell>
          <table:table-cell office:value-type="float" office:value="0.63346599999999997" table:style-name="ce3">
            <text:p>0.6335</text:p>
          </table:table-cell>
          <table:table-cell table:number-columns-repeated="16381"/>
        </table:table-row>
        <table:table-row table:style-name="ro1">
          <table:table-cell office:value-type="float" office:value="1.53749" table:style-name="ce3">
            <text:p>1.5375</text:p>
          </table:table-cell>
          <table:table-cell office:value-type="float" office:value="3.0320499999999999" table:style-name="ce3">
            <text:p>3.0321</text:p>
          </table:table-cell>
          <table:table-cell office:value-type="float" office:value="0.82383899999999999" table:style-name="ce3">
            <text:p>0.8238</text:p>
          </table:table-cell>
          <table:table-cell table:number-columns-repeated="16381"/>
        </table:table-row>
        <table:table-row table:style-name="ro1">
          <table:table-cell office:value-type="float" office:value="1.4681900000000001" table:style-name="ce3">
            <text:p>1.4682</text:p>
          </table:table-cell>
          <table:table-cell office:value-type="float" office:value="2.9810400000000001" table:style-name="ce3">
            <text:p>2.9810</text:p>
          </table:table-cell>
          <table:table-cell office:value-type="float" office:value="0.64672600000000002" table:style-name="ce3">
            <text:p>0.6467</text:p>
          </table:table-cell>
          <table:table-cell table:number-columns-repeated="16381"/>
        </table:table-row>
        <table:table-row table:style-name="ro1">
          <table:table-cell office:value-type="float" office:value="1.3368100000000001" table:style-name="ce3">
            <text:p>1.3368</text:p>
          </table:table-cell>
          <table:table-cell office:value-type="float" office:value="2.93052" table:style-name="ce3">
            <text:p>2.9305</text:p>
          </table:table-cell>
          <table:table-cell office:value-type="float" office:value="0.69792299999999996" table:style-name="ce3">
            <text:p>0.6979</text:p>
          </table:table-cell>
          <table:table-cell table:number-columns-repeated="16381"/>
        </table:table-row>
        <table:table-row table:style-name="ro1">
          <table:table-cell office:value-type="float" office:value="1.4285300000000001" table:style-name="ce3">
            <text:p>1.4285</text:p>
          </table:table-cell>
          <table:table-cell office:value-type="float" office:value="2.96956" table:style-name="ce3">
            <text:p>2.9696</text:p>
          </table:table-cell>
          <table:table-cell office:value-type="float" office:value="0.68830999999999998" table:style-name="ce3">
            <text:p>0.6883</text:p>
          </table:table-cell>
          <table:table-cell table:number-columns-repeated="16381"/>
        </table:table-row>
        <table:table-row table:style-name="ro1">
          <table:table-cell office:value-type="float" office:value="1.1950499999999999" table:style-name="ce3">
            <text:p>1.1951</text:p>
          </table:table-cell>
          <table:table-cell office:value-type="float" office:value="3.1202299999999998" table:style-name="ce3">
            <text:p>3.1202</text:p>
          </table:table-cell>
          <table:table-cell office:value-type="float" office:value="0.84349799999999997" table:style-name="ce3">
            <text:p>0.8435</text:p>
          </table:table-cell>
          <table:table-cell table:number-columns-repeated="16381"/>
        </table:table-row>
        <table:table-row table:style-name="ro1">
          <table:table-cell office:value-type="float" office:value="0.98254600000000003" table:style-name="ce3">
            <text:p>0.9825</text:p>
          </table:table-cell>
          <table:table-cell office:value-type="float" office:value="3.1602800000000002" table:style-name="ce3">
            <text:p>3.1603</text:p>
          </table:table-cell>
          <table:table-cell office:value-type="float" office:value="0.88511899999999999" table:style-name="ce3">
            <text:p>0.8851</text:p>
          </table:table-cell>
          <table:table-cell table:number-columns-repeated="16381"/>
        </table:table-row>
        <table:table-row table:style-name="ro1">
          <table:table-cell office:value-type="float" office:value="1.0194099999999999" table:style-name="ce3">
            <text:p>1.0194</text:p>
          </table:table-cell>
          <table:table-cell office:value-type="float" office:value="3.2812399999999999" table:style-name="ce3">
            <text:p>3.2812</text:p>
          </table:table-cell>
          <table:table-cell office:value-type="float" office:value="1.0098499999999999" table:style-name="ce3">
            <text:p>1.0099</text:p>
          </table:table-cell>
          <table:table-cell table:number-columns-repeated="16381"/>
        </table:table-row>
        <table:table-row table:style-name="ro1">
          <table:table-cell office:value-type="float" office:value="0.89336499999999996" table:style-name="ce3">
            <text:p>0.8934</text:p>
          </table:table-cell>
          <table:table-cell office:value-type="float" office:value="3.1773799999999999" table:style-name="ce3">
            <text:p>3.1774</text:p>
          </table:table-cell>
          <table:table-cell office:value-type="float" office:value="1.0603499999999999" table:style-name="ce3">
            <text:p>1.0604</text:p>
          </table:table-cell>
          <table:table-cell table:number-columns-repeated="16381"/>
        </table:table-row>
        <table:table-row table:style-name="ro1">
          <table:table-cell office:value-type="float" office:value="0.71882900000000005" table:style-name="ce3">
            <text:p>0.7188</text:p>
          </table:table-cell>
          <table:table-cell office:value-type="float" office:value="2.8601999999999999" table:style-name="ce3">
            <text:p>2.8602</text:p>
          </table:table-cell>
          <table:table-cell office:value-type="float" office:value="0.74221300000000001" table:style-name="ce3">
            <text:p>0.7422</text:p>
          </table:table-cell>
          <table:table-cell table:number-columns-repeated="16381"/>
        </table:table-row>
        <table:table-row table:style-name="ro1">
          <table:table-cell office:value-type="float" office:value="0.92808599999999997" table:style-name="ce3">
            <text:p>0.9281</text:p>
          </table:table-cell>
          <table:table-cell office:value-type="float" office:value="2.9699399999999998" table:style-name="ce3">
            <text:p>2.9699</text:p>
          </table:table-cell>
          <table:table-cell office:value-type="float" office:value="0.87633799999999995" table:style-name="ce3">
            <text:p>0.8763</text:p>
          </table:table-cell>
          <table:table-cell table:number-columns-repeated="16381"/>
        </table:table-row>
        <table:table-row table:style-name="ro1">
          <table:table-cell office:value-type="float" office:value="0.857178" table:style-name="ce3">
            <text:p>0.8572</text:p>
          </table:table-cell>
          <table:table-cell office:value-type="float" office:value="2.86111" table:style-name="ce3">
            <text:p>2.8611</text:p>
          </table:table-cell>
          <table:table-cell office:value-type="float" office:value="0.74934400000000001" table:style-name="ce3">
            <text:p>0.7493</text:p>
          </table:table-cell>
          <table:table-cell table:number-columns-repeated="16381"/>
        </table:table-row>
        <table:table-row table:style-name="ro1">
          <table:table-cell office:value-type="float" office:value="1.12914" table:style-name="ce3">
            <text:p>1.1291</text:p>
          </table:table-cell>
          <table:table-cell office:value-type="float" office:value="2.7443599999999999" table:style-name="ce3">
            <text:p>2.7444</text:p>
          </table:table-cell>
          <table:table-cell office:value-type="float" office:value="0.62361100000000003" table:style-name="ce3">
            <text:p>0.6236</text:p>
          </table:table-cell>
          <table:table-cell table:number-columns-repeated="16381"/>
        </table:table-row>
        <table:table-row table:style-name="ro1">
          <table:table-cell office:value-type="float" office:value="1.3401000000000001" table:style-name="ce3">
            <text:p>1.3401</text:p>
          </table:table-cell>
          <table:table-cell office:value-type="float" office:value="2.9380299999999999" table:style-name="ce3">
            <text:p>2.9380</text:p>
          </table:table-cell>
          <table:table-cell office:value-type="float" office:value="0.68266700000000002" table:style-name="ce3">
            <text:p>0.6827</text:p>
          </table:table-cell>
          <table:table-cell table:number-columns-repeated="16381"/>
        </table:table-row>
        <table:table-row table:style-name="ro1">
          <table:table-cell office:value-type="float" office:value="1.33605" table:style-name="ce3">
            <text:p>1.3361</text:p>
          </table:table-cell>
          <table:table-cell office:value-type="float" office:value="2.8920499999999998" table:style-name="ce3">
            <text:p>2.8921</text:p>
          </table:table-cell>
          <table:table-cell office:value-type="float" office:value="0.53688999999999998" table:style-name="ce3">
            <text:p>0.5369</text:p>
          </table:table-cell>
          <table:table-cell table:number-columns-repeated="16381"/>
        </table:table-row>
        <table:table-row table:style-name="ro1">
          <table:table-cell office:value-type="float" office:value="1.2763800000000001" table:style-name="ce3">
            <text:p>1.2764</text:p>
          </table:table-cell>
          <table:table-cell office:value-type="float" office:value="2.7325300000000001" table:style-name="ce3">
            <text:p>2.7325</text:p>
          </table:table-cell>
          <table:table-cell office:value-type="float" office:value="0.44130399999999997" table:style-name="ce3">
            <text:p>0.4413</text:p>
          </table:table-cell>
          <table:table-cell table:number-columns-repeated="16381"/>
        </table:table-row>
        <table:table-row table:style-name="ro1">
          <table:table-cell office:value-type="float" office:value="1.27111" table:style-name="ce3">
            <text:p>1.2711</text:p>
          </table:table-cell>
          <table:table-cell office:value-type="float" office:value="3.0321400000000001" table:style-name="ce3">
            <text:p>3.0321</text:p>
          </table:table-cell>
          <table:table-cell office:value-type="float" office:value="0.597638" table:style-name="ce3">
            <text:p>0.5976</text:p>
          </table:table-cell>
          <table:table-cell table:number-columns-repeated="16381"/>
        </table:table-row>
        <table:table-row table:style-name="ro1">
          <table:table-cell office:value-type="float" office:value="1.0119899999999999" table:style-name="ce3">
            <text:p>1.0120</text:p>
          </table:table-cell>
          <table:table-cell office:value-type="float" office:value="3.1327500000000001" table:style-name="ce3">
            <text:p>3.1328</text:p>
          </table:table-cell>
          <table:table-cell office:value-type="float" office:value="0.52401500000000001" table:style-name="ce3">
            <text:p>0.5240</text:p>
          </table:table-cell>
          <table:table-cell table:number-columns-repeated="16381"/>
        </table:table-row>
        <table:table-row table:style-name="ro1">
          <table:table-cell office:value-type="float" office:value="0.78785799999999995" table:style-name="ce3">
            <text:p>0.7879</text:p>
          </table:table-cell>
          <table:table-cell office:value-type="float" office:value="3.27217" table:style-name="ce3">
            <text:p>3.2722</text:p>
          </table:table-cell>
          <table:table-cell office:value-type="float" office:value="0.62045399999999995" table:style-name="ce3">
            <text:p>0.6205</text:p>
          </table:table-cell>
          <table:table-cell table:number-columns-repeated="16381"/>
        </table:table-row>
        <table:table-row table:style-name="ro1">
          <table:table-cell office:value-type="float" office:value="0.48867899999999997" table:style-name="ce3">
            <text:p>0.4887</text:p>
          </table:table-cell>
          <table:table-cell office:value-type="float" office:value="3.2158799999999998" table:style-name="ce3">
            <text:p>3.2159</text:p>
          </table:table-cell>
          <table:table-cell office:value-type="float" office:value="0.36773099999999997" table:style-name="ce3">
            <text:p>0.3677</text:p>
          </table:table-cell>
          <table:table-cell table:number-columns-repeated="16381"/>
        </table:table-row>
        <table:table-row table:style-name="ro1">
          <table:table-cell office:value-type="float" office:value="0.55696999999999997" table:style-name="ce3">
            <text:p>0.5570</text:p>
          </table:table-cell>
          <table:table-cell office:value-type="float" office:value="3.1571099999999999" table:style-name="ce3">
            <text:p>3.1571</text:p>
          </table:table-cell>
          <table:table-cell office:value-type="float" office:value="0.202293" table:style-name="ce3">
            <text:p>0.2023</text:p>
          </table:table-cell>
          <table:table-cell table:number-columns-repeated="16381"/>
        </table:table-row>
        <table:table-row table:style-name="ro1">
          <table:table-cell office:value-type="float" office:value="0.53923900000000002" table:style-name="ce3">
            <text:p>0.5392</text:p>
          </table:table-cell>
          <table:table-cell office:value-type="float" office:value="3.0401899999999999" table:style-name="ce3">
            <text:p>3.0402</text:p>
          </table:table-cell>
          <table:table-cell office:value-type="float" office:value="0.38935799999999998" table:style-name="ce3">
            <text:p>0.3894</text:p>
          </table:table-cell>
          <table:table-cell table:number-columns-repeated="16381"/>
        </table:table-row>
        <table:table-row table:style-name="ro1">
          <table:table-cell office:value-type="float" office:value="0.66447299999999998" table:style-name="ce3">
            <text:p>0.6645</text:p>
          </table:table-cell>
          <table:table-cell office:value-type="float" office:value="2.9164599999999998" table:style-name="ce3">
            <text:p>2.9165</text:p>
          </table:table-cell>
          <table:table-cell office:value-type="float" office:value="0.41146300000000002" table:style-name="ce3">
            <text:p>0.4115</text:p>
          </table:table-cell>
          <table:table-cell table:number-columns-repeated="16381"/>
        </table:table-row>
        <table:table-row table:style-name="ro1">
          <table:table-cell office:value-type="float" office:value="0.74257200000000001" table:style-name="ce3">
            <text:p>0.7426</text:p>
          </table:table-cell>
          <table:table-cell office:value-type="float" office:value="2.8661500000000002" table:style-name="ce3">
            <text:p>2.8662</text:p>
          </table:table-cell>
          <table:table-cell office:value-type="float" office:value="0.178152" table:style-name="ce3">
            <text:p>0.1782</text:p>
          </table:table-cell>
          <table:table-cell table:number-columns-repeated="16381"/>
        </table:table-row>
        <table:table-row table:style-name="ro1">
          <table:table-cell office:value-type="float" office:value="1.2452099999999999" table:style-name="ce3">
            <text:p>1.2452</text:p>
          </table:table-cell>
          <table:table-cell office:value-type="float" office:value="2.9091800000000001" table:style-name="ce3">
            <text:p>2.9092</text:p>
          </table:table-cell>
          <table:table-cell office:value-type="float" office:value="0.36330400000000002" table:style-name="ce3">
            <text:p>0.3633</text:p>
          </table:table-cell>
          <table:table-cell table:number-columns-repeated="16381"/>
        </table:table-row>
        <table:table-row table:style-name="ro1">
          <table:table-cell office:value-type="float" office:value="1.4412100000000001" table:style-name="ce3">
            <text:p>1.4412</text:p>
          </table:table-cell>
          <table:table-cell office:value-type="float" office:value="3.2149299999999998" table:style-name="ce3">
            <text:p>3.2149</text:p>
          </table:table-cell>
          <table:table-cell office:value-type="float" office:value="0.54539400000000005" table:style-name="ce3">
            <text:p>0.5454</text:p>
          </table:table-cell>
          <table:table-cell table:number-columns-repeated="16381"/>
        </table:table-row>
        <table:table-row table:style-name="ro1">
          <table:table-cell office:value-type="float" office:value="1.43204" table:style-name="ce3">
            <text:p>1.4320</text:p>
          </table:table-cell>
          <table:table-cell office:value-type="float" office:value="3.3304200000000002" table:style-name="ce3">
            <text:p>3.3304</text:p>
          </table:table-cell>
          <table:table-cell office:value-type="float" office:value="0.50346900000000006" table:style-name="ce3">
            <text:p>0.5035</text:p>
          </table:table-cell>
          <table:table-cell table:number-columns-repeated="16381"/>
        </table:table-row>
        <table:table-row table:style-name="ro1">
          <table:table-cell office:value-type="float" office:value="1.2367900000000001" table:style-name="ce3">
            <text:p>1.2368</text:p>
          </table:table-cell>
          <table:table-cell office:value-type="float" office:value="3.2015400000000001" table:style-name="ce3">
            <text:p>3.2015</text:p>
          </table:table-cell>
          <table:table-cell office:value-type="float" office:value="0.56051899999999999" table:style-name="ce3">
            <text:p>0.5605</text:p>
          </table:table-cell>
          <table:table-cell table:number-columns-repeated="16381"/>
        </table:table-row>
        <table:table-row table:style-name="ro1">
          <table:table-cell office:value-type="float" office:value="1.4109" table:style-name="ce3">
            <text:p>1.4109</text:p>
          </table:table-cell>
          <table:table-cell office:value-type="float" office:value="3.2775300000000001" table:style-name="ce3">
            <text:p>3.2775</text:p>
          </table:table-cell>
          <table:table-cell office:value-type="float" office:value="0.61090999999999995" table:style-name="ce3">
            <text:p>0.6109</text:p>
          </table:table-cell>
          <table:table-cell table:number-columns-repeated="16381"/>
        </table:table-row>
        <table:table-row table:style-name="ro1">
          <table:table-cell office:value-type="float" office:value="1.2875099999999999" table:style-name="ce3">
            <text:p>1.2875</text:p>
          </table:table-cell>
          <table:table-cell office:value-type="float" office:value="3.2589299999999999" table:style-name="ce3">
            <text:p>3.2589</text:p>
          </table:table-cell>
          <table:table-cell office:value-type="float" office:value="0.61769700000000005" table:style-name="ce3">
            <text:p>0.6177</text:p>
          </table:table-cell>
          <table:table-cell table:number-columns-repeated="16381"/>
        </table:table-row>
        <table:table-row table:style-name="ro1">
          <table:table-cell office:value-type="float" office:value="0.87579799999999997" table:style-name="ce3">
            <text:p>0.8758</text:p>
          </table:table-cell>
          <table:table-cell office:value-type="float" office:value="3.4102600000000001" table:style-name="ce3">
            <text:p>3.4103</text:p>
          </table:table-cell>
          <table:table-cell office:value-type="float" office:value="0.41441800000000001" table:style-name="ce3">
            <text:p>0.4144</text:p>
          </table:table-cell>
          <table:table-cell table:number-columns-repeated="16381"/>
        </table:table-row>
        <table:table-row table:style-name="ro1">
          <table:table-cell office:value-type="float" office:value="0.79028900000000002" table:style-name="ce3">
            <text:p>0.7903</text:p>
          </table:table-cell>
          <table:table-cell office:value-type="float" office:value="3.5157099999999999" table:style-name="ce3">
            <text:p>3.5157</text:p>
          </table:table-cell>
          <table:table-cell office:value-type="float" office:value="0.388131" table:style-name="ce3">
            <text:p>0.3881</text:p>
          </table:table-cell>
          <table:table-cell table:number-columns-repeated="16381"/>
        </table:table-row>
        <table:table-row table:style-name="ro1">
          <table:table-cell office:value-type="float" office:value="0.98943400000000004" table:style-name="ce3">
            <text:p>0.9894</text:p>
          </table:table-cell>
          <table:table-cell office:value-type="float" office:value="3.4186299999999998" table:style-name="ce3">
            <text:p>3.4186</text:p>
          </table:table-cell>
          <table:table-cell office:value-type="float" office:value="0.58448500000000003" table:style-name="ce3">
            <text:p>0.5845</text:p>
          </table:table-cell>
          <table:table-cell table:number-columns-repeated="16381"/>
        </table:table-row>
        <table:table-row table:style-name="ro1">
          <table:table-cell office:value-type="float" office:value="0.92452900000000005" table:style-name="ce3">
            <text:p>0.9245</text:p>
          </table:table-cell>
          <table:table-cell office:value-type="float" office:value="3.5361899999999999" table:style-name="ce3">
            <text:p>3.5362</text:p>
          </table:table-cell>
          <table:table-cell office:value-type="float" office:value="0.64807800000000004" table:style-name="ce3">
            <text:p>0.6481</text:p>
          </table:table-cell>
          <table:table-cell table:number-columns-repeated="16381"/>
        </table:table-row>
        <table:table-row table:style-name="ro1">
          <table:table-cell office:value-type="float" office:value="0.89321499999999998" table:style-name="ce3">
            <text:p>0.8932</text:p>
          </table:table-cell>
          <table:table-cell office:value-type="float" office:value="3.11354" table:style-name="ce3">
            <text:p>3.1135</text:p>
          </table:table-cell>
          <table:table-cell office:value-type="float" office:value="0.36419299999999999" table:style-name="ce3">
            <text:p>0.3642</text:p>
          </table:table-cell>
          <table:table-cell table:number-columns-repeated="16381"/>
        </table:table-row>
        <table:table-row table:style-name="ro1">
          <table:table-cell office:value-type="float" office:value="1.19428" table:style-name="ce3">
            <text:p>1.1943</text:p>
          </table:table-cell>
          <table:table-cell office:value-type="float" office:value="3.2013699999999998" table:style-name="ce3">
            <text:p>3.2014</text:p>
          </table:table-cell>
          <table:table-cell office:value-type="float" office:value="0.64899700000000005" table:style-name="ce3">
            <text:p>0.6490</text:p>
          </table:table-cell>
          <table:table-cell table:number-columns-repeated="16381"/>
        </table:table-row>
        <table:table-row table:style-name="ro1">
          <table:table-cell office:value-type="float" office:value="1.3477399999999999" table:style-name="ce3">
            <text:p>1.3477</text:p>
          </table:table-cell>
          <table:table-cell office:value-type="float" office:value="3.5294500000000002" table:style-name="ce3">
            <text:p>3.5295</text:p>
          </table:table-cell>
          <table:table-cell office:value-type="float" office:value="0.65302700000000002" table:style-name="ce3">
            <text:p>0.6530</text:p>
          </table:table-cell>
          <table:table-cell table:number-columns-repeated="16381"/>
        </table:table-row>
        <table:table-row table:style-name="ro1">
          <table:table-cell office:value-type="float" office:value="1.65828" table:style-name="ce3">
            <text:p>1.6583</text:p>
          </table:table-cell>
          <table:table-cell office:value-type="float" office:value="3.45492" table:style-name="ce3">
            <text:p>3.4549</text:p>
          </table:table-cell>
          <table:table-cell office:value-type="float" office:value="0.96445899999999996" table:style-name="ce3">
            <text:p>0.9645</text:p>
          </table:table-cell>
          <table:table-cell table:number-columns-repeated="16381"/>
        </table:table-row>
        <table:table-row table:style-name="ro1">
          <table:table-cell office:value-type="float" office:value="1.5482100000000001" table:style-name="ce3">
            <text:p>1.5482</text:p>
          </table:table-cell>
          <table:table-cell office:value-type="float" office:value="3.4016199999999999" table:style-name="ce3">
            <text:p>3.4016</text:p>
          </table:table-cell>
          <table:table-cell office:value-type="float" office:value="0.874969" table:style-name="ce3">
            <text:p>0.8750</text:p>
          </table:table-cell>
          <table:table-cell table:number-columns-repeated="16381"/>
        </table:table-row>
        <table:table-row table:style-name="ro1">
          <table:table-cell office:value-type="float" office:value="1.3837999999999999" table:style-name="ce3">
            <text:p>1.3838</text:p>
          </table:table-cell>
          <table:table-cell office:value-type="float" office:value="3.3551099999999998" table:style-name="ce3">
            <text:p>3.3551</text:p>
          </table:table-cell>
          <table:table-cell office:value-type="float" office:value="0.74014400000000002" table:style-name="ce3">
            <text:p>0.7401</text:p>
          </table:table-cell>
          <table:table-cell table:number-columns-repeated="16381"/>
        </table:table-row>
        <table:table-row table:style-name="ro1">
          <table:table-cell office:value-type="float" office:value="1.3663799999999999" table:style-name="ce3">
            <text:p>1.3664</text:p>
          </table:table-cell>
          <table:table-cell office:value-type="float" office:value="3.37913" table:style-name="ce3">
            <text:p>3.3791</text:p>
          </table:table-cell>
          <table:table-cell office:value-type="float" office:value="0.73829699999999998" table:style-name="ce3">
            <text:p>0.7383</text:p>
          </table:table-cell>
          <table:table-cell table:number-columns-repeated="16381"/>
        </table:table-row>
        <table:table-row table:style-name="ro1">
          <table:table-cell office:value-type="float" office:value="1.3013300000000001" table:style-name="ce3">
            <text:p>1.3013</text:p>
          </table:table-cell>
          <table:table-cell office:value-type="float" office:value="3.6038899999999998" table:style-name="ce3">
            <text:p>3.6039</text:p>
          </table:table-cell>
          <table:table-cell office:value-type="float" office:value="0.722306" table:style-name="ce3">
            <text:p>0.7223</text:p>
          </table:table-cell>
          <table:table-cell table:number-columns-repeated="16381"/>
        </table:table-row>
        <table:table-row table:style-name="ro1">
          <table:table-cell office:value-type="float" office:value="1.3075000000000001" table:style-name="ce3">
            <text:p>1.3075</text:p>
          </table:table-cell>
          <table:table-cell office:value-type="float" office:value="3.71652" table:style-name="ce3">
            <text:p>3.7165</text:p>
          </table:table-cell>
          <table:table-cell office:value-type="float" office:value="0.99302999999999997" table:style-name="ce3">
            <text:p>0.9930</text:p>
          </table:table-cell>
          <table:table-cell table:number-columns-repeated="16381"/>
        </table:table-row>
        <table:table-row table:style-name="ro1">
          <table:table-cell office:value-type="float" office:value="1.15171" table:style-name="ce3">
            <text:p>1.1517</text:p>
          </table:table-cell>
          <table:table-cell office:value-type="float" office:value="3.7561399999999998" table:style-name="ce3">
            <text:p>3.7561</text:p>
          </table:table-cell>
          <table:table-cell office:value-type="float" office:value="0.97006999999999999" table:style-name="ce3">
            <text:p>0.9701</text:p>
          </table:table-cell>
          <table:table-cell table:number-columns-repeated="16381"/>
        </table:table-row>
        <table:table-row table:style-name="ro1">
          <table:table-cell office:value-type="float" office:value="0.75180199999999997" table:style-name="ce3">
            <text:p>0.7518</text:p>
          </table:table-cell>
          <table:table-cell office:value-type="float" office:value="3.4438200000000001" table:style-name="ce3">
            <text:p>3.4438</text:p>
          </table:table-cell>
          <table:table-cell office:value-type="float" office:value="0.51584300000000005" table:style-name="ce3">
            <text:p>0.5158</text:p>
          </table:table-cell>
          <table:table-cell table:number-columns-repeated="16381"/>
        </table:table-row>
        <table:table-row table:style-name="ro1">
          <table:table-cell office:value-type="float" office:value="1.03165" table:style-name="ce3">
            <text:p>1.0317</text:p>
          </table:table-cell>
          <table:table-cell office:value-type="float" office:value="3.44217" table:style-name="ce3">
            <text:p>3.4422</text:p>
          </table:table-cell>
          <table:table-cell office:value-type="float" office:value="0.77290400000000004" table:style-name="ce3">
            <text:p>0.7729</text:p>
          </table:table-cell>
          <table:table-cell table:number-columns-repeated="16381"/>
        </table:table-row>
        <table:table-row table:style-name="ro1">
          <table:table-cell office:value-type="float" office:value="0.89705400000000002" table:style-name="ce3">
            <text:p>0.8971</text:p>
          </table:table-cell>
          <table:table-cell office:value-type="float" office:value="3.4601700000000002" table:style-name="ce3">
            <text:p>3.4602</text:p>
          </table:table-cell>
          <table:table-cell office:value-type="float" office:value="0.91082600000000002" table:style-name="ce3">
            <text:p>0.9108</text:p>
          </table:table-cell>
          <table:table-cell table:number-columns-repeated="16381"/>
        </table:table-row>
        <table:table-row table:style-name="ro1">
          <table:table-cell office:value-type="float" office:value="1.0450200000000001" table:style-name="ce3">
            <text:p>1.0450</text:p>
          </table:table-cell>
          <table:table-cell office:value-type="float" office:value="3.2213500000000002" table:style-name="ce3">
            <text:p>3.2214</text:p>
          </table:table-cell>
          <table:table-cell office:value-type="float" office:value="0.81986199999999998" table:style-name="ce3">
            <text:p>0.8199</text:p>
          </table:table-cell>
          <table:table-cell table:number-columns-repeated="16381"/>
        </table:table-row>
        <table:table-row table:style-name="ro1">
          <table:table-cell office:value-type="float" office:value="1.3514200000000001" table:style-name="ce3">
            <text:p>1.3514</text:p>
          </table:table-cell>
          <table:table-cell office:value-type="float" office:value="3.33806" table:style-name="ce3">
            <text:p>3.3381</text:p>
          </table:table-cell>
          <table:table-cell office:value-type="float" office:value="0.74977800000000006" table:style-name="ce3">
            <text:p>0.7498</text:p>
          </table:table-cell>
          <table:table-cell table:number-columns-repeated="16381"/>
        </table:table-row>
        <table:table-row table:style-name="ro1">
          <table:table-cell office:value-type="float" office:value="1.61161" table:style-name="ce3">
            <text:p>1.6116</text:p>
          </table:table-cell>
          <table:table-cell office:value-type="float" office:value="3.3061600000000002" table:style-name="ce3">
            <text:p>3.3062</text:p>
          </table:table-cell>
          <table:table-cell office:value-type="float" office:value="1.01254" table:style-name="ce3">
            <text:p>1.0125</text:p>
          </table:table-cell>
          <table:table-cell table:number-columns-repeated="16381"/>
        </table:table-row>
        <table:table-row table:style-name="ro1">
          <table:table-cell office:value-type="float" office:value="1.5138199999999999" table:style-name="ce3">
            <text:p>1.5138</text:p>
          </table:table-cell>
          <table:table-cell office:value-type="float" office:value="3.3584399999999999" table:style-name="ce3">
            <text:p>3.3584</text:p>
          </table:table-cell>
          <table:table-cell office:value-type="float" office:value="0.939218" table:style-name="ce3">
            <text:p>0.9392</text:p>
          </table:table-cell>
          <table:table-cell table:number-columns-repeated="16381"/>
        </table:table-row>
        <table:table-row table:style-name="ro1">
          <table:table-cell office:value-type="float" office:value="1.57836" table:style-name="ce3">
            <text:p>1.5784</text:p>
          </table:table-cell>
          <table:table-cell office:value-type="float" office:value="3.4679899999999999" table:style-name="ce3">
            <text:p>3.4680</text:p>
          </table:table-cell>
          <table:table-cell office:value-type="float" office:value="0.92190099999999997" table:style-name="ce3">
            <text:p>0.9219</text:p>
          </table:table-cell>
          <table:table-cell table:number-columns-repeated="16381"/>
        </table:table-row>
        <table:table-row table:style-name="ro1">
          <table:table-cell office:value-type="float" office:value="1.48071" table:style-name="ce3">
            <text:p>1.4807</text:p>
          </table:table-cell>
          <table:table-cell office:value-type="float" office:value="3.3868299999999998" table:style-name="ce3">
            <text:p>3.3868</text:p>
          </table:table-cell>
          <table:table-cell office:value-type="float" office:value="0.72355999999999998" table:style-name="ce3">
            <text:p>0.7236</text:p>
          </table:table-cell>
          <table:table-cell table:number-columns-repeated="16381"/>
        </table:table-row>
        <table:table-row table:style-name="ro1">
          <table:table-cell office:value-type="float" office:value="1.43157" table:style-name="ce3">
            <text:p>1.4316</text:p>
          </table:table-cell>
          <table:table-cell office:value-type="float" office:value="3.5427" table:style-name="ce3">
            <text:p>3.5427</text:p>
          </table:table-cell>
          <table:table-cell office:value-type="float" office:value="0.73034399999999999" table:style-name="ce3">
            <text:p>0.7303</text:p>
          </table:table-cell>
          <table:table-cell table:number-columns-repeated="16381"/>
        </table:table-row>
        <table:table-row table:style-name="ro1">
          <table:table-cell office:value-type="float" office:value="1.39357" table:style-name="ce3">
            <text:p>1.3936</text:p>
          </table:table-cell>
          <table:table-cell office:value-type="float" office:value="3.8539099999999999" table:style-name="ce3">
            <text:p>3.8539</text:p>
          </table:table-cell>
          <table:table-cell office:value-type="float" office:value="0.76104700000000003" table:style-name="ce3">
            <text:p>0.7610</text:p>
          </table:table-cell>
          <table:table-cell table:number-columns-repeated="16381"/>
        </table:table-row>
        <table:table-row table:style-name="ro1">
          <table:table-cell office:value-type="float" office:value="1.3286199999999999" table:style-name="ce3">
            <text:p>1.3286</text:p>
          </table:table-cell>
          <table:table-cell office:value-type="float" office:value="3.5677300000000001" table:style-name="ce3">
            <text:p>3.5677</text:p>
          </table:table-cell>
          <table:table-cell office:value-type="float" office:value="0.76338200000000001" table:style-name="ce3">
            <text:p>0.7634</text:p>
          </table:table-cell>
          <table:table-cell table:number-columns-repeated="16381"/>
        </table:table-row>
        <table:table-row table:style-name="ro1">
          <table:table-cell office:value-type="float" office:value="1.24268" table:style-name="ce3">
            <text:p>1.2427</text:p>
          </table:table-cell>
          <table:table-cell office:value-type="float" office:value="3.6238999999999999" table:style-name="ce3">
            <text:p>3.6239</text:p>
          </table:table-cell>
          <table:table-cell office:value-type="float" office:value="0.74740799999999996" table:style-name="ce3">
            <text:p>0.7474</text:p>
          </table:table-cell>
          <table:table-cell table:number-columns-repeated="16381"/>
        </table:table-row>
        <table:table-row table:style-name="ro1">
          <table:table-cell office:value-type="float" office:value="1.2997300000000001" table:style-name="ce3">
            <text:p>1.2997</text:p>
          </table:table-cell>
          <table:table-cell office:value-type="float" office:value="3.5264600000000002" table:style-name="ce3">
            <text:p>3.5265</text:p>
          </table:table-cell>
          <table:table-cell office:value-type="float" office:value="0.65005000000000002" table:style-name="ce3">
            <text:p>0.6501</text:p>
          </table:table-cell>
          <table:table-cell table:number-columns-repeated="16381"/>
        </table:table-row>
        <table:table-row table:style-name="ro1">
          <table:table-cell office:value-type="float" office:value="1.25766" table:style-name="ce3">
            <text:p>1.2577</text:p>
          </table:table-cell>
          <table:table-cell office:value-type="float" office:value="3.3604099999999999" table:style-name="ce3">
            <text:p>3.3604</text:p>
          </table:table-cell>
          <table:table-cell office:value-type="float" office:value="0.71172599999999997" table:style-name="ce3">
            <text:p>0.7117</text:p>
          </table:table-cell>
          <table:table-cell table:number-columns-repeated="16381"/>
        </table:table-row>
        <table:table-row table:style-name="ro1">
          <table:table-cell office:value-type="float" office:value="1.2537" table:style-name="ce3">
            <text:p>1.2537</text:p>
          </table:table-cell>
          <table:table-cell office:value-type="float" office:value="3.0553300000000001" table:style-name="ce3">
            <text:p>3.0553</text:p>
          </table:table-cell>
          <table:table-cell office:value-type="float" office:value="0.71603399999999995" table:style-name="ce3">
            <text:p>0.7160</text:p>
          </table:table-cell>
          <table:table-cell table:number-columns-repeated="16381"/>
        </table:table-row>
        <table:table-row table:style-name="ro1">
          <table:table-cell office:value-type="float" office:value="1.5023599999999999" table:style-name="ce3">
            <text:p>1.5024</text:p>
          </table:table-cell>
          <table:table-cell office:value-type="float" office:value="3.2243599999999999" table:style-name="ce3">
            <text:p>3.2244</text:p>
          </table:table-cell>
          <table:table-cell office:value-type="float" office:value="0.84804400000000002" table:style-name="ce3">
            <text:p>0.8480</text:p>
          </table:table-cell>
          <table:table-cell table:number-columns-repeated="16381"/>
        </table:table-row>
        <table:table-row table:style-name="ro1">
          <table:table-cell office:value-type="float" office:value="1.54575" table:style-name="ce3">
            <text:p>1.5458</text:p>
          </table:table-cell>
          <table:table-cell office:value-type="float" office:value="3.1378300000000001" table:style-name="ce3">
            <text:p>3.1378</text:p>
          </table:table-cell>
          <table:table-cell office:value-type="float" office:value="0.85677000000000003" table:style-name="ce3">
            <text:p>0.8568</text:p>
          </table:table-cell>
          <table:table-cell table:number-columns-repeated="16381"/>
        </table:table-row>
        <table:table-row table:style-name="ro1">
          <table:table-cell office:value-type="float" office:value="1.3936299999999999" table:style-name="ce3">
            <text:p>1.3936</text:p>
          </table:table-cell>
          <table:table-cell office:value-type="float" office:value="3.1130900000000001" table:style-name="ce3">
            <text:p>3.1131</text:p>
          </table:table-cell>
          <table:table-cell office:value-type="float" office:value="0.68783300000000003" table:style-name="ce3">
            <text:p>0.6878</text:p>
          </table:table-cell>
          <table:table-cell table:number-columns-repeated="16381"/>
        </table:table-row>
        <table:table-row table:style-name="ro1">
          <table:table-cell office:value-type="float" office:value="1.4530799999999999" table:style-name="ce3">
            <text:p>1.4531</text:p>
          </table:table-cell>
          <table:table-cell office:value-type="float" office:value="3.0875499999999998" table:style-name="ce3">
            <text:p>3.0876</text:p>
          </table:table-cell>
          <table:table-cell office:value-type="float" office:value="0.65432299999999999" table:style-name="ce3">
            <text:p>0.6543</text:p>
          </table:table-cell>
          <table:table-cell table:number-columns-repeated="16381"/>
        </table:table-row>
        <table:table-row table:style-name="ro1">
          <table:table-cell office:value-type="float" office:value="1.4758800000000001" table:style-name="ce3">
            <text:p>1.4759</text:p>
          </table:table-cell>
          <table:table-cell office:value-type="float" office:value="3.3228800000000001" table:style-name="ce3">
            <text:p>3.3229</text:p>
          </table:table-cell>
          <table:table-cell office:value-type="float" office:value="0.51363899999999996" table:style-name="ce3">
            <text:p>0.5136</text:p>
          </table:table-cell>
          <table:table-cell table:number-columns-repeated="16381"/>
        </table:table-row>
        <table:table-row table:style-name="ro1">
          <table:table-cell office:value-type="float" office:value="1.5406" table:style-name="ce3">
            <text:p>1.5406</text:p>
          </table:table-cell>
          <table:table-cell office:value-type="float" office:value="3.6550500000000001" table:style-name="ce3">
            <text:p>3.6551</text:p>
          </table:table-cell>
          <table:table-cell office:value-type="float" office:value="0.89625100000000002" table:style-name="ce3">
            <text:p>0.8963</text:p>
          </table:table-cell>
          <table:table-cell table:number-columns-repeated="16381"/>
        </table:table-row>
        <table:table-row table:style-name="ro1">
          <table:table-cell office:value-type="float" office:value="1.14899" table:style-name="ce3">
            <text:p>1.1490</text:p>
          </table:table-cell>
          <table:table-cell office:value-type="float" office:value="3.5773700000000002" table:style-name="ce3">
            <text:p>3.5774</text:p>
          </table:table-cell>
          <table:table-cell office:value-type="float" office:value="0.48911199999999999" table:style-name="ce3">
            <text:p>0.4891</text:p>
          </table:table-cell>
          <table:table-cell table:number-columns-repeated="16381"/>
        </table:table-row>
        <table:table-row table:style-name="ro1">
          <table:table-cell office:value-type="float" office:value="1.11331" table:style-name="ce3">
            <text:p>1.1133</text:p>
          </table:table-cell>
          <table:table-cell office:value-type="float" office:value="3.5353699999999999" table:style-name="ce3">
            <text:p>3.5354</text:p>
          </table:table-cell>
          <table:table-cell office:value-type="float" office:value="0.70699100000000004" table:style-name="ce3">
            <text:p>0.7070</text:p>
          </table:table-cell>
          <table:table-cell table:number-columns-repeated="16381"/>
        </table:table-row>
        <table:table-row table:style-name="ro1">
          <table:table-cell office:value-type="float" office:value="1.1020799999999999" table:style-name="ce3">
            <text:p>1.1021</text:p>
          </table:table-cell>
          <table:table-cell office:value-type="float" office:value="3.6672400000000001" table:style-name="ce3">
            <text:p>3.6672</text:p>
          </table:table-cell>
          <table:table-cell office:value-type="float" office:value="0.82646500000000001" table:style-name="ce3">
            <text:p>0.8265</text:p>
          </table:table-cell>
          <table:table-cell table:number-columns-repeated="16381"/>
        </table:table-row>
        <table:table-row table:style-name="ro1">
          <table:table-cell office:value-type="float" office:value="0.841028" table:style-name="ce3">
            <text:p>0.8410</text:p>
          </table:table-cell>
          <table:table-cell office:value-type="float" office:value="3.14269" table:style-name="ce3">
            <text:p>3.1427</text:p>
          </table:table-cell>
          <table:table-cell office:value-type="float" office:value="0.53712199999999999" table:style-name="ce3">
            <text:p>0.5371</text:p>
          </table:table-cell>
          <table:table-cell table:number-columns-repeated="16381"/>
        </table:table-row>
        <table:table-row table:style-name="ro1">
          <table:table-cell office:value-type="float" office:value="0.59749399999999997" table:style-name="ce3">
            <text:p>0.5975</text:p>
          </table:table-cell>
          <table:table-cell office:value-type="float" office:value="3.1876099999999998" table:style-name="ce3">
            <text:p>3.1876</text:p>
          </table:table-cell>
          <table:table-cell office:value-type="float" office:value="0.332403" table:style-name="ce3">
            <text:p>0.3324</text:p>
          </table:table-cell>
          <table:table-cell table:number-columns-repeated="16381"/>
        </table:table-row>
        <table:table-row table:style-name="ro1">
          <table:table-cell office:value-type="float" office:value="0.866143" table:style-name="ce3">
            <text:p>0.8661</text:p>
          </table:table-cell>
          <table:table-cell office:value-type="float" office:value="3.1928700000000001" table:style-name="ce3">
            <text:p>3.1929</text:p>
          </table:table-cell>
          <table:table-cell office:value-type="float" office:value="0.49886000000000003" table:style-name="ce3">
            <text:p>0.4989</text:p>
          </table:table-cell>
          <table:table-cell table:number-columns-repeated="16381"/>
        </table:table-row>
        <table:table-row table:style-name="ro1">
          <table:table-cell office:value-type="float" office:value="1.1094299999999999" table:style-name="ce3">
            <text:p>1.1094</text:p>
          </table:table-cell>
          <table:table-cell office:value-type="float" office:value="3.0551400000000002" table:style-name="ce3">
            <text:p>3.0551</text:p>
          </table:table-cell>
          <table:table-cell office:value-type="float" office:value="0.68715400000000004" table:style-name="ce3">
            <text:p>0.6872</text:p>
          </table:table-cell>
          <table:table-cell table:number-columns-repeated="16381"/>
        </table:table-row>
        <table:table-row table:style-name="ro1">
          <table:table-cell office:value-type="float" office:value="1.31932" table:style-name="ce3">
            <text:p>1.3193</text:p>
          </table:table-cell>
          <table:table-cell office:value-type="float" office:value="3.1522899999999998" table:style-name="ce3">
            <text:p>3.1523</text:p>
          </table:table-cell>
          <table:table-cell office:value-type="float" office:value="0.64286299999999996" table:style-name="ce3">
            <text:p>0.6429</text:p>
          </table:table-cell>
          <table:table-cell table:number-columns-repeated="16381"/>
        </table:table-row>
        <table:table-row table:style-name="ro1">
          <table:table-cell office:value-type="float" office:value="1.5508299999999999" table:style-name="ce3">
            <text:p>1.5508</text:p>
          </table:table-cell>
          <table:table-cell office:value-type="float" office:value="3.32714" table:style-name="ce3">
            <text:p>3.3271</text:p>
          </table:table-cell>
          <table:table-cell office:value-type="float" office:value="0.787829" table:style-name="ce3">
            <text:p>0.7878</text:p>
          </table:table-cell>
          <table:table-cell table:number-columns-repeated="16381"/>
        </table:table-row>
        <table:table-row table:style-name="ro1">
          <table:table-cell office:value-type="float" office:value="1.29017" table:style-name="ce3">
            <text:p>1.2902</text:p>
          </table:table-cell>
          <table:table-cell office:value-type="float" office:value="3.2667899999999999" table:style-name="ce3">
            <text:p>3.2668</text:p>
          </table:table-cell>
          <table:table-cell office:value-type="float" office:value="0.62054600000000004" table:style-name="ce3">
            <text:p>0.6205</text:p>
          </table:table-cell>
          <table:table-cell table:number-columns-repeated="16381"/>
        </table:table-row>
        <table:table-row table:style-name="ro1">
          <table:table-cell office:value-type="float" office:value="1.3850800000000001" table:style-name="ce3">
            <text:p>1.3851</text:p>
          </table:table-cell>
          <table:table-cell office:value-type="float" office:value="3.3552499999999998" table:style-name="ce3">
            <text:p>3.3553</text:p>
          </table:table-cell>
          <table:table-cell office:value-type="float" office:value="0.57822200000000001" table:style-name="ce3">
            <text:p>0.5782</text:p>
          </table:table-cell>
          <table:table-cell table:number-columns-repeated="16381"/>
        </table:table-row>
        <table:table-row table:style-name="ro1">
          <table:table-cell office:value-type="float" office:value="1.49807" table:style-name="ce3">
            <text:p>1.4981</text:p>
          </table:table-cell>
          <table:table-cell office:value-type="float" office:value="3.38097" table:style-name="ce3">
            <text:p>3.3810</text:p>
          </table:table-cell>
          <table:table-cell office:value-type="float" office:value="0.55140500000000003" table:style-name="ce3">
            <text:p>0.5514</text:p>
          </table:table-cell>
          <table:table-cell table:number-columns-repeated="16381"/>
        </table:table-row>
        <table:table-row table:style-name="ro1">
          <table:table-cell office:value-type="float" office:value="0.98547399999999996" table:style-name="ce3">
            <text:p>0.9855</text:p>
          </table:table-cell>
          <table:table-cell office:value-type="float" office:value="3.4349099999999999" table:style-name="ce3">
            <text:p>3.4349</text:p>
          </table:table-cell>
          <table:table-cell office:value-type="float" office:value="0.48905799999999999" table:style-name="ce3">
            <text:p>0.4891</text:p>
          </table:table-cell>
          <table:table-cell table:number-columns-repeated="16381"/>
        </table:table-row>
        <table:table-row table:style-name="ro1">
          <table:table-cell office:value-type="float" office:value="0.84704999999999997" table:style-name="ce3">
            <text:p>0.8471</text:p>
          </table:table-cell>
          <table:table-cell office:value-type="float" office:value="3.3785699999999999" table:style-name="ce3">
            <text:p>3.3786</text:p>
          </table:table-cell>
          <table:table-cell office:value-type="float" office:value="0.29411900000000002" table:style-name="ce3">
            <text:p>0.2941</text:p>
          </table:table-cell>
          <table:table-cell table:number-columns-repeated="16381"/>
        </table:table-row>
        <table:table-row table:style-name="ro1">
          <table:table-cell office:value-type="float" office:value="0.87933399999999995" table:style-name="ce3">
            <text:p>0.8793</text:p>
          </table:table-cell>
          <table:table-cell office:value-type="float" office:value="3.2753399999999999" table:style-name="ce3">
            <text:p>3.2753</text:p>
          </table:table-cell>
          <table:table-cell office:value-type="float" office:value="0.44991500000000001" table:style-name="ce3">
            <text:p>0.4499</text:p>
          </table:table-cell>
          <table:table-cell table:number-columns-repeated="16381"/>
        </table:table-row>
        <table:table-row table:style-name="ro1">
          <table:table-cell office:value-type="float" office:value="0.95096599999999998" table:style-name="ce3">
            <text:p>0.9510</text:p>
          </table:table-cell>
          <table:table-cell office:value-type="float" office:value="3.4382100000000002" table:style-name="ce3">
            <text:p>3.4382</text:p>
          </table:table-cell>
          <table:table-cell office:value-type="float" office:value="0.49151099999999998" table:style-name="ce3">
            <text:p>0.4915</text:p>
          </table:table-cell>
          <table:table-cell table:number-columns-repeated="16381"/>
        </table:table-row>
        <table:table-row table:style-name="ro1">
          <table:table-cell office:value-type="float" office:value="0.85353800000000002" table:style-name="ce3">
            <text:p>0.8535</text:p>
          </table:table-cell>
          <table:table-cell office:value-type="float" office:value="3.0151699999999999" table:style-name="ce3">
            <text:p>3.0152</text:p>
          </table:table-cell>
          <table:table-cell office:value-type="float" office:value="0.40153699999999998" table:style-name="ce3">
            <text:p>0.4015</text:p>
          </table:table-cell>
          <table:table-cell table:number-columns-repeated="16381"/>
        </table:table-row>
        <table:table-row table:style-name="ro1">
          <table:table-cell office:value-type="float" office:value="1.11208" table:style-name="ce3">
            <text:p>1.1121</text:p>
          </table:table-cell>
          <table:table-cell office:value-type="float" office:value="2.9740000000000002" table:style-name="ce3">
            <text:p>2.9740</text:p>
          </table:table-cell>
          <table:table-cell office:value-type="float" office:value="0.37995400000000001" table:style-name="ce3">
            <text:p>0.3800</text:p>
          </table:table-cell>
          <table:table-cell table:number-columns-repeated="16381"/>
        </table:table-row>
        <table:table-row table:style-name="ro1">
          <table:table-cell office:value-type="float" office:value="1.2125300000000001" table:style-name="ce3">
            <text:p>1.2125</text:p>
          </table:table-cell>
          <table:table-cell office:value-type="float" office:value="3.0344000000000002" table:style-name="ce3">
            <text:p>3.0344</text:p>
          </table:table-cell>
          <table:table-cell office:value-type="float" office:value="0.42020099999999999" table:style-name="ce3">
            <text:p>0.4202</text:p>
          </table:table-cell>
          <table:table-cell table:number-columns-repeated="16381"/>
        </table:table-row>
        <table:table-row table:style-name="ro1">
          <table:table-cell office:value-type="float" office:value="1.4693799999999999" table:style-name="ce3">
            <text:p>1.4694</text:p>
          </table:table-cell>
          <table:table-cell office:value-type="float" office:value="3.1131899999999999" table:style-name="ce3">
            <text:p>3.1132</text:p>
          </table:table-cell>
          <table:table-cell office:value-type="float" office:value="0.61580500000000005" table:style-name="ce3">
            <text:p>0.6158</text:p>
          </table:table-cell>
          <table:table-cell table:number-columns-repeated="16381"/>
        </table:table-row>
        <table:table-row table:style-name="ro1">
          <table:table-cell office:value-type="float" office:value="1.70625" table:style-name="ce3">
            <text:p>1.7063</text:p>
          </table:table-cell>
          <table:table-cell office:value-type="float" office:value="3.3874" table:style-name="ce3">
            <text:p>3.3874</text:p>
          </table:table-cell>
          <table:table-cell office:value-type="float" office:value="0.77634099999999995" table:style-name="ce3">
            <text:p>0.7763</text:p>
          </table:table-cell>
          <table:table-cell table:number-columns-repeated="16381"/>
        </table:table-row>
        <table:table-row table:style-name="ro1">
          <table:table-cell office:value-type="float" office:value="1.7043600000000001" table:style-name="ce3">
            <text:p>1.7044</text:p>
          </table:table-cell>
          <table:table-cell office:value-type="float" office:value="3.3363800000000001" table:style-name="ce3">
            <text:p>3.3364</text:p>
          </table:table-cell>
          <table:table-cell office:value-type="float" office:value="0.72810600000000003" table:style-name="ce3">
            <text:p>0.7281</text:p>
          </table:table-cell>
          <table:table-cell table:number-columns-repeated="16381"/>
        </table:table-row>
        <table:table-row table:style-name="ro1">
          <table:table-cell office:value-type="float" office:value="1.6758299999999999" table:style-name="ce3">
            <text:p>1.6758</text:p>
          </table:table-cell>
          <table:table-cell office:value-type="float" office:value="3.3471899999999999" table:style-name="ce3">
            <text:p>3.3472</text:p>
          </table:table-cell>
          <table:table-cell office:value-type="float" office:value="0.88818900000000001" table:style-name="ce3">
            <text:p>0.8882</text:p>
          </table:table-cell>
          <table:table-cell table:number-columns-repeated="16381"/>
        </table:table-row>
        <table:table-row table:style-name="ro1">
          <table:table-cell office:value-type="float" office:value="1.52291" table:style-name="ce3">
            <text:p>1.5229</text:p>
          </table:table-cell>
          <table:table-cell office:value-type="float" office:value="3.5453800000000002" table:style-name="ce3">
            <text:p>3.5454</text:p>
          </table:table-cell>
          <table:table-cell office:value-type="float" office:value="0.84817799999999999" table:style-name="ce3">
            <text:p>0.8482</text:p>
          </table:table-cell>
          <table:table-cell table:number-columns-repeated="16381"/>
        </table:table-row>
        <table:table-row table:style-name="ro1">
          <table:table-cell office:value-type="float" office:value="1.41479" table:style-name="ce3">
            <text:p>1.4148</text:p>
          </table:table-cell>
          <table:table-cell office:value-type="float" office:value="3.5537000000000001" table:style-name="ce3">
            <text:p>3.5537</text:p>
          </table:table-cell>
          <table:table-cell office:value-type="float" office:value="0.75356299999999998" table:style-name="ce3">
            <text:p>0.7536</text:p>
          </table:table-cell>
          <table:table-cell table:number-columns-repeated="16381"/>
        </table:table-row>
        <table:table-row table:style-name="ro1">
          <table:table-cell office:value-type="float" office:value="1.1980200000000001" table:style-name="ce3">
            <text:p>1.1980</text:p>
          </table:table-cell>
          <table:table-cell office:value-type="float" office:value="3.4939499999999999" table:style-name="ce3">
            <text:p>3.4940</text:p>
          </table:table-cell>
          <table:table-cell office:value-type="float" office:value="0.871749" table:style-name="ce3">
            <text:p>0.8717</text:p>
          </table:table-cell>
          <table:table-cell table:number-columns-repeated="16381"/>
        </table:table-row>
        <table:table-row table:style-name="ro1">
          <table:table-cell office:value-type="float" office:value="0.96903700000000004" table:style-name="ce3">
            <text:p>0.9690</text:p>
          </table:table-cell>
          <table:table-cell office:value-type="float" office:value="3.0589599999999999" table:style-name="ce3">
            <text:p>3.0590</text:p>
          </table:table-cell>
          <table:table-cell office:value-type="float" office:value="0.46958499999999997" table:style-name="ce3">
            <text:p>0.4696</text:p>
          </table:table-cell>
          <table:table-cell table:number-columns-repeated="16381"/>
        </table:table-row>
        <table:table-row table:style-name="ro1">
          <table:table-cell office:value-type="float" office:value="0.88136999999999999" table:style-name="ce3">
            <text:p>0.8814</text:p>
          </table:table-cell>
          <table:table-cell office:value-type="float" office:value="2.8646199999999999" table:style-name="ce3">
            <text:p>2.8646</text:p>
          </table:table-cell>
          <table:table-cell office:value-type="float" office:value="0.671288" table:style-name="ce3">
            <text:p>0.6713</text:p>
          </table:table-cell>
          <table:table-cell table:number-columns-repeated="16381"/>
        </table:table-row>
        <table:table-row table:style-name="ro1">
          <table:table-cell office:value-type="float" office:value="1.0326900000000001" table:style-name="ce3">
            <text:p>1.0327</text:p>
          </table:table-cell>
          <table:table-cell office:value-type="float" office:value="3.32409" table:style-name="ce3">
            <text:p>3.3241</text:p>
          </table:table-cell>
          <table:table-cell office:value-type="float" office:value="0.691944" table:style-name="ce3">
            <text:p>0.6919</text:p>
          </table:table-cell>
          <table:table-cell table:number-columns-repeated="16381"/>
        </table:table-row>
        <table:table-row table:style-name="ro1">
          <table:table-cell office:value-type="float" office:value="1.0132099999999999" table:style-name="ce3">
            <text:p>1.0132</text:p>
          </table:table-cell>
          <table:table-cell office:value-type="float" office:value="3.1637" table:style-name="ce3">
            <text:p>3.1637</text:p>
          </table:table-cell>
          <table:table-cell office:value-type="float" office:value="0.75898399999999999" table:style-name="ce3">
            <text:p>0.7590</text:p>
          </table:table-cell>
          <table:table-cell table:number-columns-repeated="16381"/>
        </table:table-row>
        <table:table-row table:style-name="ro1">
          <table:table-cell office:value-type="float" office:value="1.24827" table:style-name="ce3">
            <text:p>1.2483</text:p>
          </table:table-cell>
          <table:table-cell office:value-type="float" office:value="3.2097799999999999" table:style-name="ce3">
            <text:p>3.2098</text:p>
          </table:table-cell>
          <table:table-cell office:value-type="float" office:value="0.82451399999999997" table:style-name="ce3">
            <text:p>0.8245</text:p>
          </table:table-cell>
          <table:table-cell table:number-columns-repeated="16381"/>
        </table:table-row>
        <table:table-row table:style-name="ro1">
          <table:table-cell office:value-type="float" office:value="1.41449" table:style-name="ce3">
            <text:p>1.4145</text:p>
          </table:table-cell>
          <table:table-cell office:value-type="float" office:value="3.3358400000000001" table:style-name="ce3">
            <text:p>3.3358</text:p>
          </table:table-cell>
          <table:table-cell office:value-type="float" office:value="0.976522" table:style-name="ce3">
            <text:p>0.9765</text:p>
          </table:table-cell>
          <table:table-cell table:number-columns-repeated="16381"/>
        </table:table-row>
        <table:table-row table:style-name="ro1">
          <table:table-cell office:value-type="float" office:value="1.3265" table:style-name="ce3">
            <text:p>1.3265</text:p>
          </table:table-cell>
          <table:table-cell office:value-type="float" office:value="3.1772200000000002" table:style-name="ce3">
            <text:p>3.1772</text:p>
          </table:table-cell>
          <table:table-cell office:value-type="float" office:value="0.775084" table:style-name="ce3">
            <text:p>0.7751</text:p>
          </table:table-cell>
          <table:table-cell table:number-columns-repeated="16381"/>
        </table:table-row>
        <table:table-row table:style-name="ro1">
          <table:table-cell office:value-type="float" office:value="1.1666399999999999" table:style-name="ce3">
            <text:p>1.1666</text:p>
          </table:table-cell>
          <table:table-cell office:value-type="float" office:value="3.1153200000000001" table:style-name="ce3">
            <text:p>3.1153</text:p>
          </table:table-cell>
          <table:table-cell office:value-type="float" office:value="0.62843099999999996" table:style-name="ce3">
            <text:p>0.6284</text:p>
          </table:table-cell>
          <table:table-cell table:number-columns-repeated="16381"/>
        </table:table-row>
        <table:table-row table:style-name="ro1">
          <table:table-cell office:value-type="float" office:value="1.12687" table:style-name="ce3">
            <text:p>1.1269</text:p>
          </table:table-cell>
          <table:table-cell office:value-type="float" office:value="3.1692900000000002" table:style-name="ce3">
            <text:p>3.1693</text:p>
          </table:table-cell>
          <table:table-cell office:value-type="float" office:value="0.68394100000000002" table:style-name="ce3">
            <text:p>0.6839</text:p>
          </table:table-cell>
          <table:table-cell table:number-columns-repeated="16381"/>
        </table:table-row>
        <table:table-row table:style-name="ro1">
          <table:table-cell office:value-type="float" office:value="1.1509199999999999" table:style-name="ce3">
            <text:p>1.1509</text:p>
          </table:table-cell>
          <table:table-cell office:value-type="float" office:value="3.2010900000000002" table:style-name="ce3">
            <text:p>3.2011</text:p>
          </table:table-cell>
          <table:table-cell office:value-type="float" office:value="0.56252899999999995" table:style-name="ce3">
            <text:p>0.5625</text:p>
          </table:table-cell>
          <table:table-cell table:number-columns-repeated="16381"/>
        </table:table-row>
        <table:table-row table:style-name="ro1">
          <table:table-cell office:value-type="float" office:value="0.67498400000000003" table:style-name="ce3">
            <text:p>0.6750</text:p>
          </table:table-cell>
          <table:table-cell office:value-type="float" office:value="3.2345199999999998" table:style-name="ce3">
            <text:p>3.2345</text:p>
          </table:table-cell>
          <table:table-cell office:value-type="float" office:value="0.69790300000000005" table:style-name="ce3">
            <text:p>0.6979</text:p>
          </table:table-cell>
          <table:table-cell table:number-columns-repeated="16381"/>
        </table:table-row>
        <table:table-row table:style-name="ro1">
          <table:table-cell office:value-type="float" office:value="0.63426899999999997" table:style-name="ce3">
            <text:p>0.6343</text:p>
          </table:table-cell>
          <table:table-cell office:value-type="float" office:value="3.2644899999999999" table:style-name="ce3">
            <text:p>3.2645</text:p>
          </table:table-cell>
          <table:table-cell office:value-type="float" office:value="0.98529500000000003" table:style-name="ce3">
            <text:p>0.9853</text:p>
          </table:table-cell>
          <table:table-cell table:number-columns-repeated="16381"/>
        </table:table-row>
        <table:table-row table:style-name="ro1">
          <table:table-cell office:value-type="float" office:value="0.79005199999999998" table:style-name="ce3">
            <text:p>0.7901</text:p>
          </table:table-cell>
          <table:table-cell office:value-type="float" office:value="3.1995" table:style-name="ce3">
            <text:p>3.1995</text:p>
          </table:table-cell>
          <table:table-cell office:value-type="float" office:value="0.88304000000000005" table:style-name="ce3">
            <text:p>0.8830</text:p>
          </table:table-cell>
          <table:table-cell table:number-columns-repeated="16381"/>
        </table:table-row>
        <table:table-row table:style-name="ro1">
          <table:table-cell office:value-type="float" office:value="1.15524" table:style-name="ce3">
            <text:p>1.1552</text:p>
          </table:table-cell>
          <table:table-cell office:value-type="float" office:value="3.3344399999999998" table:style-name="ce3">
            <text:p>3.3344</text:p>
          </table:table-cell>
          <table:table-cell office:value-type="float" office:value="0.917991" table:style-name="ce3">
            <text:p>0.9180</text:p>
          </table:table-cell>
          <table:table-cell table:number-columns-repeated="16381"/>
        </table:table-row>
        <table:table-row table:style-name="ro1">
          <table:table-cell office:value-type="float" office:value="0.67050299999999996" table:style-name="ce3">
            <text:p>0.6705</text:p>
          </table:table-cell>
          <table:table-cell office:value-type="float" office:value="3.1846199999999998" table:style-name="ce3">
            <text:p>3.1846</text:p>
          </table:table-cell>
          <table:table-cell office:value-type="float" office:value="0.51658899999999996" table:style-name="ce3">
            <text:p>0.5166</text:p>
          </table:table-cell>
          <table:table-cell table:number-columns-repeated="16381"/>
        </table:table-row>
        <table:table-row table:style-name="ro1">
          <table:table-cell office:value-type="float" office:value="0.79098400000000002" table:style-name="ce3">
            <text:p>0.7910</text:p>
          </table:table-cell>
          <table:table-cell office:value-type="float" office:value="3.2517900000000002" table:style-name="ce3">
            <text:p>3.2518</text:p>
          </table:table-cell>
          <table:table-cell office:value-type="float" office:value="0.46732099999999999" table:style-name="ce3">
            <text:p>0.4673</text:p>
          </table:table-cell>
          <table:table-cell table:number-columns-repeated="16381"/>
        </table:table-row>
        <table:table-row table:style-name="ro1">
          <table:table-cell office:value-type="float" office:value="1.0696300000000001" table:style-name="ce3">
            <text:p>1.0696</text:p>
          </table:table-cell>
          <table:table-cell office:value-type="float" office:value="3.3786800000000001" table:style-name="ce3">
            <text:p>3.3787</text:p>
          </table:table-cell>
          <table:table-cell office:value-type="float" office:value="0.62406399999999995" table:style-name="ce3">
            <text:p>0.6241</text:p>
          </table:table-cell>
          <table:table-cell table:number-columns-repeated="16381"/>
        </table:table-row>
        <table:table-row table:style-name="ro1">
          <table:table-cell office:value-type="float" office:value="1.2630399999999999" table:style-name="ce3">
            <text:p>1.2630</text:p>
          </table:table-cell>
          <table:table-cell office:value-type="float" office:value="3.2833199999999998" table:style-name="ce3">
            <text:p>3.2833</text:p>
          </table:table-cell>
          <table:table-cell office:value-type="float" office:value="0.58504999999999996" table:style-name="ce3">
            <text:p>0.5851</text:p>
          </table:table-cell>
          <table:table-cell table:number-columns-repeated="16381"/>
        </table:table-row>
        <table:table-row table:style-name="ro1">
          <table:table-cell office:value-type="float" office:value="1.41544" table:style-name="ce3">
            <text:p>1.4154</text:p>
          </table:table-cell>
          <table:table-cell office:value-type="float" office:value="3.36354" table:style-name="ce3">
            <text:p>3.3635</text:p>
          </table:table-cell>
          <table:table-cell office:value-type="float" office:value="0.64252500000000001" table:style-name="ce3">
            <text:p>0.6425</text:p>
          </table:table-cell>
          <table:table-cell table:number-columns-repeated="16381"/>
        </table:table-row>
        <table:table-row table:style-name="ro1">
          <table:table-cell office:value-type="float" office:value="1.33222" table:style-name="ce3">
            <text:p>1.3322</text:p>
          </table:table-cell>
          <table:table-cell office:value-type="float" office:value="3.2233700000000001" table:style-name="ce3">
            <text:p>3.2234</text:p>
          </table:table-cell>
          <table:table-cell office:value-type="float" office:value="0.59336199999999995" table:style-name="ce3">
            <text:p>0.5934</text:p>
          </table:table-cell>
          <table:table-cell table:number-columns-repeated="16381"/>
        </table:table-row>
        <table:table-row table:style-name="ro1">
          <table:table-cell office:value-type="float" office:value="1.2557799999999999" table:style-name="ce3">
            <text:p>1.2558</text:p>
          </table:table-cell>
          <table:table-cell office:value-type="float" office:value="3.2580200000000001" table:style-name="ce3">
            <text:p>3.2580</text:p>
          </table:table-cell>
          <table:table-cell office:value-type="float" office:value="0.62686799999999998" table:style-name="ce3">
            <text:p>0.6269</text:p>
          </table:table-cell>
          <table:table-cell table:number-columns-repeated="16381"/>
        </table:table-row>
        <table:table-row table:style-name="ro1">
          <table:table-cell office:value-type="float" office:value="1.1572499999999999" table:style-name="ce3">
            <text:p>1.1573</text:p>
          </table:table-cell>
          <table:table-cell office:value-type="float" office:value="3.3849100000000001" table:style-name="ce3">
            <text:p>3.3849</text:p>
          </table:table-cell>
          <table:table-cell office:value-type="float" office:value="0.68304200000000004" table:style-name="ce3">
            <text:p>0.6830</text:p>
          </table:table-cell>
          <table:table-cell table:number-columns-repeated="16381"/>
        </table:table-row>
        <table:table-row table:style-name="ro1">
          <table:table-cell office:value-type="float" office:value="0.977159" table:style-name="ce3">
            <text:p>0.9772</text:p>
          </table:table-cell>
          <table:table-cell office:value-type="float" office:value="3.3103099999999999" table:style-name="ce3">
            <text:p>3.3103</text:p>
          </table:table-cell>
          <table:table-cell office:value-type="float" office:value="0.72068399999999999" table:style-name="ce3">
            <text:p>0.7207</text:p>
          </table:table-cell>
          <table:table-cell table:number-columns-repeated="16381"/>
        </table:table-row>
        <table:table-row table:style-name="ro1">
          <table:table-cell office:value-type="float" office:value="0.99496099999999998" table:style-name="ce3">
            <text:p>0.9950</text:p>
          </table:table-cell>
          <table:table-cell office:value-type="float" office:value="3.4632399999999999" table:style-name="ce3">
            <text:p>3.4632</text:p>
          </table:table-cell>
          <table:table-cell office:value-type="float" office:value="0.50566900000000004" table:style-name="ce3">
            <text:p>0.5057</text:p>
          </table:table-cell>
          <table:table-cell table:number-columns-repeated="16381"/>
        </table:table-row>
        <table:table-row table:style-name="ro1">
          <table:table-cell office:value-type="float" office:value="1.0587" table:style-name="ce3">
            <text:p>1.0587</text:p>
          </table:table-cell>
          <table:table-cell office:value-type="float" office:value="3.8137300000000001" table:style-name="ce3">
            <text:p>3.8137</text:p>
          </table:table-cell>
          <table:table-cell office:value-type="float" office:value="0.70427700000000004" table:style-name="ce3">
            <text:p>0.7043</text:p>
          </table:table-cell>
          <table:table-cell table:number-columns-repeated="16381"/>
        </table:table-row>
        <table:table-row table:style-name="ro1">
          <table:table-cell office:value-type="float" office:value="0.97340700000000002" table:style-name="ce3">
            <text:p>0.9734</text:p>
          </table:table-cell>
          <table:table-cell office:value-type="float" office:value="3.41866" table:style-name="ce3">
            <text:p>3.4187</text:p>
          </table:table-cell>
          <table:table-cell office:value-type="float" office:value="0.507436" table:style-name="ce3">
            <text:p>0.5074</text:p>
          </table:table-cell>
          <table:table-cell table:number-columns-repeated="16381"/>
        </table:table-row>
        <table:table-row table:style-name="ro1">
          <table:table-cell office:value-type="float" office:value="1.02783" table:style-name="ce3">
            <text:p>1.0278</text:p>
          </table:table-cell>
          <table:table-cell office:value-type="float" office:value="3.4687700000000001" table:style-name="ce3">
            <text:p>3.4688</text:p>
          </table:table-cell>
          <table:table-cell office:value-type="float" office:value="0.80947800000000003" table:style-name="ce3">
            <text:p>0.8095</text:p>
          </table:table-cell>
          <table:table-cell table:number-columns-repeated="16381"/>
        </table:table-row>
        <table:table-row table:style-name="ro1">
          <table:table-cell office:value-type="float" office:value="1.04741" table:style-name="ce3">
            <text:p>1.0474</text:p>
          </table:table-cell>
          <table:table-cell office:value-type="float" office:value="3.1603699999999999" table:style-name="ce3">
            <text:p>3.1604</text:p>
          </table:table-cell>
          <table:table-cell office:value-type="float" office:value="0.69279500000000005" table:style-name="ce3">
            <text:p>0.6928</text:p>
          </table:table-cell>
          <table:table-cell table:number-columns-repeated="16381"/>
        </table:table-row>
        <table:table-row table:style-name="ro1">
          <table:table-cell office:value-type="float" office:value="1.0646800000000001" table:style-name="ce3">
            <text:p>1.0647</text:p>
          </table:table-cell>
          <table:table-cell office:value-type="float" office:value="3.0254400000000001" table:style-name="ce3">
            <text:p>3.0254</text:p>
          </table:table-cell>
          <table:table-cell office:value-type="float" office:value="0.53405800000000003" table:style-name="ce3">
            <text:p>0.5341</text:p>
          </table:table-cell>
          <table:table-cell table:number-columns-repeated="16381"/>
        </table:table-row>
        <table:table-row table:style-name="ro1">
          <table:table-cell office:value-type="float" office:value="1.3984700000000001" table:style-name="ce3">
            <text:p>1.3985</text:p>
          </table:table-cell>
          <table:table-cell office:value-type="float" office:value="3.21557" table:style-name="ce3">
            <text:p>3.2156</text:p>
          </table:table-cell>
          <table:table-cell office:value-type="float" office:value="0.542628" table:style-name="ce3">
            <text:p>0.5426</text:p>
          </table:table-cell>
          <table:table-cell table:number-columns-repeated="16381"/>
        </table:table-row>
        <table:table-row table:style-name="ro1">
          <table:table-cell office:value-type="float" office:value="1.52488" table:style-name="ce3">
            <text:p>1.5249</text:p>
          </table:table-cell>
          <table:table-cell office:value-type="float" office:value="3.2607200000000001" table:style-name="ce3">
            <text:p>3.2607</text:p>
          </table:table-cell>
          <table:table-cell office:value-type="float" office:value="0.60950400000000005" table:style-name="ce3">
            <text:p>0.6095</text:p>
          </table:table-cell>
          <table:table-cell table:number-columns-repeated="16381"/>
        </table:table-row>
        <table:table-row table:style-name="ro1">
          <table:table-cell office:value-type="float" office:value="1.3933800000000001" table:style-name="ce3">
            <text:p>1.3934</text:p>
          </table:table-cell>
          <table:table-cell office:value-type="float" office:value="3.3120099999999999" table:style-name="ce3">
            <text:p>3.3120</text:p>
          </table:table-cell>
          <table:table-cell office:value-type="float" office:value="0.62424000000000002" table:style-name="ce3">
            <text:p>0.6242</text:p>
          </table:table-cell>
          <table:table-cell table:number-columns-repeated="16381"/>
        </table:table-row>
        <table:table-row table:style-name="ro1">
          <table:table-cell office:value-type="float" office:value="1.3361499999999999" table:style-name="ce3">
            <text:p>1.3362</text:p>
          </table:table-cell>
          <table:table-cell office:value-type="float" office:value="3.1759300000000001" table:style-name="ce3">
            <text:p>3.1759</text:p>
          </table:table-cell>
          <table:table-cell office:value-type="float" office:value="0.48021900000000001" table:style-name="ce3">
            <text:p>0.4802</text:p>
          </table:table-cell>
          <table:table-cell table:number-columns-repeated="16381"/>
        </table:table-row>
        <table:table-row table:style-name="ro1">
          <table:table-cell office:value-type="float" office:value="1.0737300000000001" table:style-name="ce3">
            <text:p>1.0737</text:p>
          </table:table-cell>
          <table:table-cell office:value-type="float" office:value="3.2772600000000001" table:style-name="ce3">
            <text:p>3.2773</text:p>
          </table:table-cell>
          <table:table-cell office:value-type="float" office:value="0.479906" table:style-name="ce3">
            <text:p>0.4799</text:p>
          </table:table-cell>
          <table:table-cell table:number-columns-repeated="16381"/>
        </table:table-row>
        <table:table-row table:style-name="ro1">
          <table:table-cell office:value-type="float" office:value="0.82987699999999998" table:style-name="ce3">
            <text:p>0.8299</text:p>
          </table:table-cell>
          <table:table-cell office:value-type="float" office:value="3.32091" table:style-name="ce3">
            <text:p>3.3209</text:p>
          </table:table-cell>
          <table:table-cell office:value-type="float" office:value="0.41959600000000002" table:style-name="ce3">
            <text:p>0.4196</text:p>
          </table:table-cell>
          <table:table-cell table:number-columns-repeated="16381"/>
        </table:table-row>
        <table:table-row table:style-name="ro1">
          <table:table-cell office:value-type="float" office:value="0.65048300000000003" table:style-name="ce3">
            <text:p>0.6505</text:p>
          </table:table-cell>
          <table:table-cell office:value-type="float" office:value="3.3282600000000002" table:style-name="ce3">
            <text:p>3.3283</text:p>
          </table:table-cell>
          <table:table-cell office:value-type="float" office:value="0.30747099999999999" table:style-name="ce3">
            <text:p>0.3075</text:p>
          </table:table-cell>
          <table:table-cell table:number-columns-repeated="16381"/>
        </table:table-row>
        <table:table-row table:style-name="ro1">
          <table:table-cell office:value-type="float" office:value="0.39099400000000001" table:style-name="ce3">
            <text:p>0.3910</text:p>
          </table:table-cell>
          <table:table-cell office:value-type="float" office:value="2.87425" table:style-name="ce3">
            <text:p>2.8743</text:p>
          </table:table-cell>
          <table:table-cell office:value-type="float" office:value="0.159164" table:style-name="ce3">
            <text:p>0.1592</text:p>
          </table:table-cell>
          <table:table-cell table:number-columns-repeated="16381"/>
        </table:table-row>
        <table:table-row table:style-name="ro1">
          <table:table-cell office:value-type="float" office:value="0.36628100000000002" table:style-name="ce3">
            <text:p>0.3663</text:p>
          </table:table-cell>
          <table:table-cell office:value-type="float" office:value="2.7280600000000002" table:style-name="ce3">
            <text:p>2.7281</text:p>
          </table:table-cell>
          <table:table-cell office:value-type="float" office:value="0.29805399999999999" table:style-name="ce3">
            <text:p>0.2981</text:p>
          </table:table-cell>
          <table:table-cell table:number-columns-repeated="16381"/>
        </table:table-row>
        <table:table-row table:style-name="ro1">
          <table:table-cell office:value-type="float" office:value="0.86859299999999995" table:style-name="ce3">
            <text:p>0.8686</text:p>
          </table:table-cell>
          <table:table-cell office:value-type="float" office:value="2.9044500000000002" table:style-name="ce3">
            <text:p>2.9045</text:p>
          </table:table-cell>
          <table:table-cell office:value-type="float" office:value="0.54876999999999998" table:style-name="ce3">
            <text:p>0.5488</text:p>
          </table:table-cell>
          <table:table-cell table:number-columns-repeated="16381"/>
        </table:table-row>
        <table:table-row table:style-name="ro1">
          <table:table-cell office:value-type="float" office:value="0.70778200000000002" table:style-name="ce3">
            <text:p>0.7078</text:p>
          </table:table-cell>
          <table:table-cell office:value-type="float" office:value="2.9807999999999999" table:style-name="ce3">
            <text:p>2.9808</text:p>
          </table:table-cell>
          <table:table-cell office:value-type="float" office:value="0.492122" table:style-name="ce3">
            <text:p>0.4921</text:p>
          </table:table-cell>
          <table:table-cell table:number-columns-repeated="16381"/>
        </table:table-row>
        <table:table-row table:style-name="ro1">
          <table:table-cell office:value-type="float" office:value="0.88203600000000004" table:style-name="ce3">
            <text:p>0.8820</text:p>
          </table:table-cell>
          <table:table-cell office:value-type="float" office:value="2.8742800000000002" table:style-name="ce3">
            <text:p>2.8743</text:p>
          </table:table-cell>
          <table:table-cell office:value-type="float" office:value="0.44189699999999998" table:style-name="ce3">
            <text:p>0.4419</text:p>
          </table:table-cell>
          <table:table-cell table:number-columns-repeated="16381"/>
        </table:table-row>
        <table:table-row table:style-name="ro1">
          <table:table-cell office:value-type="float" office:value="1.1922999999999999" table:style-name="ce3">
            <text:p>1.1923</text:p>
          </table:table-cell>
          <table:table-cell office:value-type="float" office:value="3.0780699999999999" table:style-name="ce3">
            <text:p>3.0781</text:p>
          </table:table-cell>
          <table:table-cell office:value-type="float" office:value="0.55021100000000001" table:style-name="ce3">
            <text:p>0.5502</text:p>
          </table:table-cell>
          <table:table-cell table:number-columns-repeated="16381"/>
        </table:table-row>
        <table:table-row table:style-name="ro1">
          <table:table-cell office:value-type="float" office:value="1.32497" table:style-name="ce3">
            <text:p>1.3250</text:p>
          </table:table-cell>
          <table:table-cell office:value-type="float" office:value="3.2195399999999998" table:style-name="ce3">
            <text:p>3.2195</text:p>
          </table:table-cell>
          <table:table-cell office:value-type="float" office:value="0.63563400000000003" table:style-name="ce3">
            <text:p>0.6356</text:p>
          </table:table-cell>
          <table:table-cell table:number-columns-repeated="16381"/>
        </table:table-row>
        <table:table-row table:style-name="ro1">
          <table:table-cell office:value-type="float" office:value="1.22607" table:style-name="ce3">
            <text:p>1.2261</text:p>
          </table:table-cell>
          <table:table-cell office:value-type="float" office:value="3.13673" table:style-name="ce3">
            <text:p>3.1367</text:p>
          </table:table-cell>
          <table:table-cell office:value-type="float" office:value="0.60387800000000003" table:style-name="ce3">
            <text:p>0.6039</text:p>
          </table:table-cell>
          <table:table-cell table:number-columns-repeated="16381"/>
        </table:table-row>
        <table:table-row table:style-name="ro1">
          <table:table-cell office:value-type="float" office:value="1.3162400000000001" table:style-name="ce3">
            <text:p>1.3162</text:p>
          </table:table-cell>
          <table:table-cell office:value-type="float" office:value="3.3452899999999999" table:style-name="ce3">
            <text:p>3.3453</text:p>
          </table:table-cell>
          <table:table-cell office:value-type="float" office:value="0.58154399999999995" table:style-name="ce3">
            <text:p>0.5815</text:p>
          </table:table-cell>
          <table:table-cell table:number-columns-repeated="16381"/>
        </table:table-row>
        <table:table-row table:style-name="ro1">
          <table:table-cell office:value-type="float" office:value="1.1344399999999999" table:style-name="ce3">
            <text:p>1.1344</text:p>
          </table:table-cell>
          <table:table-cell office:value-type="float" office:value="3.5853600000000001" table:style-name="ce3">
            <text:p>3.5854</text:p>
          </table:table-cell>
          <table:table-cell office:value-type="float" office:value="0.63220699999999996" table:style-name="ce3">
            <text:p>0.6322</text:p>
          </table:table-cell>
          <table:table-cell table:number-columns-repeated="16381"/>
        </table:table-row>
        <table:table-row table:style-name="ro1">
          <table:table-cell office:value-type="float" office:value="1.00715" table:style-name="ce3">
            <text:p>1.0072</text:p>
          </table:table-cell>
          <table:table-cell office:value-type="float" office:value="3.4429500000000002" table:style-name="ce3">
            <text:p>3.4430</text:p>
          </table:table-cell>
          <table:table-cell office:value-type="float" office:value="0.43796400000000002" table:style-name="ce3">
            <text:p>0.4380</text:p>
          </table:table-cell>
          <table:table-cell table:number-columns-repeated="16381"/>
        </table:table-row>
        <table:table-row table:style-name="ro1">
          <table:table-cell office:value-type="float" office:value="1.20357" table:style-name="ce3">
            <text:p>1.2036</text:p>
          </table:table-cell>
          <table:table-cell office:value-type="float" office:value="3.83121" table:style-name="ce3">
            <text:p>3.8312</text:p>
          </table:table-cell>
          <table:table-cell office:value-type="float" office:value="0.83101199999999997" table:style-name="ce3">
            <text:p>0.8310</text:p>
          </table:table-cell>
          <table:table-cell table:number-columns-repeated="16381"/>
        </table:table-row>
        <table:table-row table:style-name="ro1">
          <table:table-cell office:value-type="float" office:value="0.63244900000000004" table:style-name="ce3">
            <text:p>0.6324</text:p>
          </table:table-cell>
          <table:table-cell office:value-type="float" office:value="3.3248600000000001" table:style-name="ce3">
            <text:p>3.3249</text:p>
          </table:table-cell>
          <table:table-cell office:value-type="float" office:value="0.29296499999999998" table:style-name="ce3">
            <text:p>0.2930</text:p>
          </table:table-cell>
          <table:table-cell table:number-columns-repeated="16381"/>
        </table:table-row>
        <table:table-row table:style-name="ro1">
          <table:table-cell office:value-type="float" office:value="1.32514" table:style-name="ce3">
            <text:p>1.3251</text:p>
          </table:table-cell>
          <table:table-cell office:value-type="float" office:value="3.7652000000000001" table:style-name="ce3">
            <text:p>3.7652</text:p>
          </table:table-cell>
          <table:table-cell office:value-type="float" office:value="0.79204600000000003" table:style-name="ce3">
            <text:p>0.7920</text:p>
          </table:table-cell>
          <table:table-cell table:number-columns-repeated="16381"/>
        </table:table-row>
        <table:table-row table:style-name="ro1">
          <table:table-cell office:value-type="float" office:value="0.79649800000000004" table:style-name="ce3">
            <text:p>0.7965</text:p>
          </table:table-cell>
          <table:table-cell office:value-type="float" office:value="3.4427099999999999" table:style-name="ce3">
            <text:p>3.4427</text:p>
          </table:table-cell>
          <table:table-cell office:value-type="float" office:value="0.66115999999999997" table:style-name="ce3">
            <text:p>0.6612</text:p>
          </table:table-cell>
          <table:table-cell table:number-columns-repeated="16381"/>
        </table:table-row>
        <table:table-row table:style-name="ro1">
          <table:table-cell office:value-type="float" office:value="0.935589" table:style-name="ce3">
            <text:p>0.9356</text:p>
          </table:table-cell>
          <table:table-cell office:value-type="float" office:value="3.4384899999999998" table:style-name="ce3">
            <text:p>3.4385</text:p>
          </table:table-cell>
          <table:table-cell office:value-type="float" office:value="0.470196" table:style-name="ce3">
            <text:p>0.4702</text:p>
          </table:table-cell>
          <table:table-cell table:number-columns-repeated="16381"/>
        </table:table-row>
        <table:table-row table:style-name="ro1">
          <table:table-cell office:value-type="float" office:value="1.18045" table:style-name="ce3">
            <text:p>1.1805</text:p>
          </table:table-cell>
          <table:table-cell office:value-type="float" office:value="3.29677" table:style-name="ce3">
            <text:p>3.2968</text:p>
          </table:table-cell>
          <table:table-cell office:value-type="float" office:value="0.62693900000000002" table:style-name="ce3">
            <text:p>0.6269</text:p>
          </table:table-cell>
          <table:table-cell table:number-columns-repeated="16381"/>
        </table:table-row>
        <table:table-row table:style-name="ro1">
          <table:table-cell office:value-type="float" office:value="1.34345" table:style-name="ce3">
            <text:p>1.3435</text:p>
          </table:table-cell>
          <table:table-cell office:value-type="float" office:value="3.3279399999999999" table:style-name="ce3">
            <text:p>3.3279</text:p>
          </table:table-cell>
          <table:table-cell office:value-type="float" office:value="0.44885399999999998" table:style-name="ce3">
            <text:p>0.4489</text:p>
          </table:table-cell>
          <table:table-cell table:number-columns-repeated="16381"/>
        </table:table-row>
        <table:table-row table:style-name="ro1">
          <table:table-cell office:value-type="float" office:value="1.2688699999999999" table:style-name="ce3">
            <text:p>1.2689</text:p>
          </table:table-cell>
          <table:table-cell office:value-type="float" office:value="3.3989500000000001" table:style-name="ce3">
            <text:p>3.3990</text:p>
          </table:table-cell>
          <table:table-cell office:value-type="float" office:value="0.53244599999999997" table:style-name="ce3">
            <text:p>0.5324</text:p>
          </table:table-cell>
          <table:table-cell table:number-columns-repeated="16381"/>
        </table:table-row>
        <table:table-row table:style-name="ro1">
          <table:table-cell office:value-type="float" office:value="1.18113" table:style-name="ce3">
            <text:p>1.1811</text:p>
          </table:table-cell>
          <table:table-cell office:value-type="float" office:value="3.3033600000000001" table:style-name="ce3">
            <text:p>3.3034</text:p>
          </table:table-cell>
          <table:table-cell office:value-type="float" office:value="0.41102100000000003" table:style-name="ce3">
            <text:p>0.4110</text:p>
          </table:table-cell>
          <table:table-cell table:number-columns-repeated="16381"/>
        </table:table-row>
        <table:table-row table:style-name="ro1">
          <table:table-cell office:value-type="float" office:value="1.3088299999999999" table:style-name="ce3">
            <text:p>1.3088</text:p>
          </table:table-cell>
          <table:table-cell office:value-type="float" office:value="3.43146" table:style-name="ce3">
            <text:p>3.4315</text:p>
          </table:table-cell>
          <table:table-cell office:value-type="float" office:value="0.47159200000000001" table:style-name="ce3">
            <text:p>0.4716</text:p>
          </table:table-cell>
          <table:table-cell table:number-columns-repeated="16381"/>
        </table:table-row>
        <table:table-row table:style-name="ro1">
          <table:table-cell office:value-type="float" office:value="1.14716" table:style-name="ce3">
            <text:p>1.1472</text:p>
          </table:table-cell>
          <table:table-cell office:value-type="float" office:value="3.6037499999999998" table:style-name="ce3">
            <text:p>3.6038</text:p>
          </table:table-cell>
          <table:table-cell office:value-type="float" office:value="0.59291700000000003" table:style-name="ce3">
            <text:p>0.5929</text:p>
          </table:table-cell>
          <table:table-cell table:number-columns-repeated="16381"/>
        </table:table-row>
        <table:table-row table:style-name="ro1">
          <table:table-cell office:value-type="float" office:value="0.89155700000000004" table:style-name="ce3">
            <text:p>0.8916</text:p>
          </table:table-cell>
          <table:table-cell office:value-type="float" office:value="3.7534100000000001" table:style-name="ce3">
            <text:p>3.7534</text:p>
          </table:table-cell>
          <table:table-cell office:value-type="float" office:value="0.50128200000000001" table:style-name="ce3">
            <text:p>0.5013</text:p>
          </table:table-cell>
          <table:table-cell table:number-columns-repeated="16381"/>
        </table:table-row>
        <table:table-row table:style-name="ro1">
          <table:table-cell office:value-type="float" office:value="0.81407200000000002" table:style-name="ce3">
            <text:p>0.8141</text:p>
          </table:table-cell>
          <table:table-cell office:value-type="float" office:value="3.9386399999999999" table:style-name="ce3">
            <text:p>3.9386</text:p>
          </table:table-cell>
          <table:table-cell office:value-type="float" office:value="0.82350800000000002" table:style-name="ce3">
            <text:p>0.8235</text:p>
          </table:table-cell>
          <table:table-cell table:number-columns-repeated="16381"/>
        </table:table-row>
        <table:table-row table:style-name="ro1">
          <table:table-cell office:value-type="float" office:value="0.94022300000000003" table:style-name="ce3">
            <text:p>0.9402</text:p>
          </table:table-cell>
          <table:table-cell office:value-type="float" office:value="3.6459700000000002" table:style-name="ce3">
            <text:p>3.6460</text:p>
          </table:table-cell>
          <table:table-cell office:value-type="float" office:value="0.47443600000000002" table:style-name="ce3">
            <text:p>0.4744</text:p>
          </table:table-cell>
          <table:table-cell table:number-columns-repeated="16381"/>
        </table:table-row>
        <table:table-row table:style-name="ro1">
          <table:table-cell office:value-type="float" office:value="0.91009799999999996" table:style-name="ce3">
            <text:p>0.9101</text:p>
          </table:table-cell>
          <table:table-cell office:value-type="float" office:value="3.5583800000000001" table:style-name="ce3">
            <text:p>3.5584</text:p>
          </table:table-cell>
          <table:table-cell office:value-type="float" office:value="0.65857900000000003" table:style-name="ce3">
            <text:p>0.6586</text:p>
          </table:table-cell>
          <table:table-cell table:number-columns-repeated="16381"/>
        </table:table-row>
        <table:table-row table:style-name="ro1">
          <table:table-cell office:value-type="float" office:value="1.0774600000000001" table:style-name="ce3">
            <text:p>1.0775</text:p>
          </table:table-cell>
          <table:table-cell office:value-type="float" office:value="3.6691400000000001" table:style-name="ce3">
            <text:p>3.6691</text:p>
          </table:table-cell>
          <table:table-cell office:value-type="float" office:value="0.638575" table:style-name="ce3">
            <text:p>0.6386</text:p>
          </table:table-cell>
          <table:table-cell table:number-columns-repeated="16381"/>
        </table:table-row>
        <table:table-row table:style-name="ro1">
          <table:table-cell office:value-type="float" office:value="0.88916300000000004" table:style-name="ce3">
            <text:p>0.8892</text:p>
          </table:table-cell>
          <table:table-cell office:value-type="float" office:value="3.3630100000000001" table:style-name="ce3">
            <text:p>3.3630</text:p>
          </table:table-cell>
          <table:table-cell office:value-type="float" office:value="0.74324199999999996" table:style-name="ce3">
            <text:p>0.7432</text:p>
          </table:table-cell>
          <table:table-cell table:number-columns-repeated="16381"/>
        </table:table-row>
        <table:table-row table:style-name="ro1">
          <table:table-cell office:value-type="float" office:value="1.1938" table:style-name="ce3">
            <text:p>1.1938</text:p>
          </table:table-cell>
          <table:table-cell office:value-type="float" office:value="3.4928900000000001" table:style-name="ce3">
            <text:p>3.4929</text:p>
          </table:table-cell>
          <table:table-cell office:value-type="float" office:value="0.80293700000000001" table:style-name="ce3">
            <text:p>0.8029</text:p>
          </table:table-cell>
          <table:table-cell table:number-columns-repeated="16381"/>
        </table:table-row>
        <table:table-row table:style-name="ro1">
          <table:table-cell office:value-type="float" office:value="1.4171" table:style-name="ce3">
            <text:p>1.4171</text:p>
          </table:table-cell>
          <table:table-cell office:value-type="float" office:value="3.4402900000000001" table:style-name="ce3">
            <text:p>3.4403</text:p>
          </table:table-cell>
          <table:table-cell office:value-type="float" office:value="0.83536500000000002" table:style-name="ce3">
            <text:p>0.8354</text:p>
          </table:table-cell>
          <table:table-cell table:number-columns-repeated="16381"/>
        </table:table-row>
        <table:table-row table:style-name="ro1">
          <table:table-cell office:value-type="float" office:value="1.49274" table:style-name="ce3">
            <text:p>1.4927</text:p>
          </table:table-cell>
          <table:table-cell office:value-type="float" office:value="3.3626499999999999" table:style-name="ce3">
            <text:p>3.3627</text:p>
          </table:table-cell>
          <table:table-cell office:value-type="float" office:value="0.58217399999999997" table:style-name="ce3">
            <text:p>0.5822</text:p>
          </table:table-cell>
          <table:table-cell table:number-columns-repeated="16381"/>
        </table:table-row>
        <table:table-row table:style-name="ro1">
          <table:table-cell office:value-type="float" office:value="1.2355700000000001" table:style-name="ce3">
            <text:p>1.2356</text:p>
          </table:table-cell>
          <table:table-cell office:value-type="float" office:value="3.4332799999999999" table:style-name="ce3">
            <text:p>3.4333</text:p>
          </table:table-cell>
          <table:table-cell office:value-type="float" office:value="0.72417399999999998" table:style-name="ce3">
            <text:p>0.7242</text:p>
          </table:table-cell>
          <table:table-cell table:number-columns-repeated="16381"/>
        </table:table-row>
        <table:table-row table:style-name="ro1">
          <table:table-cell office:value-type="float" office:value="1.3317699999999999" table:style-name="ce3">
            <text:p>1.3318</text:p>
          </table:table-cell>
          <table:table-cell office:value-type="float" office:value="3.5509300000000001" table:style-name="ce3">
            <text:p>3.5509</text:p>
          </table:table-cell>
          <table:table-cell office:value-type="float" office:value="0.77767399999999998" table:style-name="ce3">
            <text:p>0.7777</text:p>
          </table:table-cell>
          <table:table-cell table:number-columns-repeated="16381"/>
        </table:table-row>
        <table:table-row table:style-name="ro1">
          <table:table-cell office:value-type="float" office:value="1.1655899999999999" table:style-name="ce3">
            <text:p>1.1656</text:p>
          </table:table-cell>
          <table:table-cell office:value-type="float" office:value="3.5290599999999999" table:style-name="ce3">
            <text:p>3.5291</text:p>
          </table:table-cell>
          <table:table-cell office:value-type="float" office:value="0.855433" table:style-name="ce3">
            <text:p>0.8554</text:p>
          </table:table-cell>
          <table:table-cell table:number-columns-repeated="16381"/>
        </table:table-row>
        <table:table-row table:style-name="ro1">
          <table:table-cell office:value-type="float" office:value="1.0901400000000001" table:style-name="ce3">
            <text:p>1.0901</text:p>
          </table:table-cell>
          <table:table-cell office:value-type="float" office:value="3.6297899999999998" table:style-name="ce3">
            <text:p>3.6298</text:p>
          </table:table-cell>
          <table:table-cell office:value-type="float" office:value="0.739012" table:style-name="ce3">
            <text:p>0.7390</text:p>
          </table:table-cell>
          <table:table-cell table:number-columns-repeated="16381"/>
        </table:table-row>
        <table:table-row table:style-name="ro1">
          <table:table-cell office:value-type="float" office:value="0.94776000000000005" table:style-name="ce3">
            <text:p>0.9478</text:p>
          </table:table-cell>
          <table:table-cell office:value-type="float" office:value="3.7601200000000001" table:style-name="ce3">
            <text:p>3.7601</text:p>
          </table:table-cell>
          <table:table-cell office:value-type="float" office:value="0.96408099999999997" table:style-name="ce3">
            <text:p>0.9641</text:p>
          </table:table-cell>
          <table:table-cell table:number-columns-repeated="16381"/>
        </table:table-row>
        <table:table-row table:style-name="ro1">
          <table:table-cell office:value-type="float" office:value="1.1168100000000001" table:style-name="ce3">
            <text:p>1.1168</text:p>
          </table:table-cell>
          <table:table-cell office:value-type="float" office:value="3.3209599999999999" table:style-name="ce3">
            <text:p>3.3210</text:p>
          </table:table-cell>
          <table:table-cell office:value-type="float" office:value="0.75601600000000002" table:style-name="ce3">
            <text:p>0.7560</text:p>
          </table:table-cell>
          <table:table-cell table:number-columns-repeated="16381"/>
        </table:table-row>
        <table:table-row table:style-name="ro1">
          <table:table-cell office:value-type="float" office:value="0.86550499999999997" table:style-name="ce3">
            <text:p>0.8655</text:p>
          </table:table-cell>
          <table:table-cell office:value-type="float" office:value="3.4886300000000001" table:style-name="ce3">
            <text:p>3.4886</text:p>
          </table:table-cell>
          <table:table-cell office:value-type="float" office:value="0.83907799999999999" table:style-name="ce3">
            <text:p>0.8391</text:p>
          </table:table-cell>
          <table:table-cell table:number-columns-repeated="16381"/>
        </table:table-row>
        <table:table-row table:style-name="ro1">
          <table:table-cell office:value-type="float" office:value="0.95403499999999997" table:style-name="ce3">
            <text:p>0.9540</text:p>
          </table:table-cell>
          <table:table-cell office:value-type="float" office:value="3.5755499999999998" table:style-name="ce3">
            <text:p>3.5756</text:p>
          </table:table-cell>
          <table:table-cell office:value-type="float" office:value="0.63373999999999997" table:style-name="ce3">
            <text:p>0.6337</text:p>
          </table:table-cell>
          <table:table-cell table:number-columns-repeated="16381"/>
        </table:table-row>
        <table:table-row table:style-name="ro1">
          <table:table-cell office:value-type="float" office:value="1.23339" table:style-name="ce3">
            <text:p>1.2334</text:p>
          </table:table-cell>
          <table:table-cell office:value-type="float" office:value="3.6367099999999999" table:style-name="ce3">
            <text:p>3.6367</text:p>
          </table:table-cell>
          <table:table-cell office:value-type="float" office:value="0.79730800000000002" table:style-name="ce3">
            <text:p>0.7973</text:p>
          </table:table-cell>
          <table:table-cell table:number-columns-repeated="16381"/>
        </table:table-row>
        <table:table-row table:style-name="ro1">
          <table:table-cell office:value-type="float" office:value="1.24377" table:style-name="ce3">
            <text:p>1.2438</text:p>
          </table:table-cell>
          <table:table-cell office:value-type="float" office:value="3.5383499999999999" table:style-name="ce3">
            <text:p>3.5384</text:p>
          </table:table-cell>
          <table:table-cell office:value-type="float" office:value="0.535466" table:style-name="ce3">
            <text:p>0.5355</text:p>
          </table:table-cell>
          <table:table-cell table:number-columns-repeated="16381"/>
        </table:table-row>
        <table:table-row table:style-name="ro1">
          <table:table-cell office:value-type="float" office:value="1.58863" table:style-name="ce3">
            <text:p>1.5886</text:p>
          </table:table-cell>
          <table:table-cell office:value-type="float" office:value="3.55999" table:style-name="ce3">
            <text:p>3.5600</text:p>
          </table:table-cell>
          <table:table-cell office:value-type="float" office:value="0.57893700000000003" table:style-name="ce3">
            <text:p>0.5789</text:p>
          </table:table-cell>
          <table:table-cell table:number-columns-repeated="16381"/>
        </table:table-row>
        <table:table-row table:style-name="ro1">
          <table:table-cell office:value-type="float" office:value="1.40751" table:style-name="ce3">
            <text:p>1.4075</text:p>
          </table:table-cell>
          <table:table-cell office:value-type="float" office:value="3.43988" table:style-name="ce3">
            <text:p>3.4399</text:p>
          </table:table-cell>
          <table:table-cell office:value-type="float" office:value="0.54814200000000002" table:style-name="ce3">
            <text:p>0.5481</text:p>
          </table:table-cell>
          <table:table-cell table:number-columns-repeated="16381"/>
        </table:table-row>
        <table:table-row table:style-name="ro1">
          <table:table-cell office:value-type="float" office:value="1.5073399999999999" table:style-name="ce3">
            <text:p>1.5073</text:p>
          </table:table-cell>
          <table:table-cell office:value-type="float" office:value="3.4704899999999999" table:style-name="ce3">
            <text:p>3.4705</text:p>
          </table:table-cell>
          <table:table-cell office:value-type="float" office:value="0.67771899999999996" table:style-name="ce3">
            <text:p>0.6777</text:p>
          </table:table-cell>
          <table:table-cell table:number-columns-repeated="16381"/>
        </table:table-row>
        <table:table-row table:style-name="ro1">
          <table:table-cell office:value-type="float" office:value="1.30579" table:style-name="ce3">
            <text:p>1.3058</text:p>
          </table:table-cell>
          <table:table-cell office:value-type="float" office:value="3.2667099999999998" table:style-name="ce3">
            <text:p>3.2667</text:p>
          </table:table-cell>
          <table:table-cell office:value-type="float" office:value="0.343532" table:style-name="ce3">
            <text:p>0.3435</text:p>
          </table:table-cell>
          <table:table-cell table:number-columns-repeated="16381"/>
        </table:table-row>
        <table:table-row table:style-name="ro1">
          <table:table-cell office:value-type="float" office:value="1.2456100000000001" table:style-name="ce3">
            <text:p>1.2456</text:p>
          </table:table-cell>
          <table:table-cell office:value-type="float" office:value="3.4065799999999999" table:style-name="ce3">
            <text:p>3.4066</text:p>
          </table:table-cell>
          <table:table-cell office:value-type="float" office:value="0.35854200000000003" table:style-name="ce3">
            <text:p>0.3585</text:p>
          </table:table-cell>
          <table:table-cell table:number-columns-repeated="16381"/>
        </table:table-row>
        <table:table-row table:style-name="ro1">
          <table:table-cell office:value-type="float" office:value="1.14716" table:style-name="ce3">
            <text:p>1.1472</text:p>
          </table:table-cell>
          <table:table-cell office:value-type="float" office:value="3.56121" table:style-name="ce3">
            <text:p>3.5612</text:p>
          </table:table-cell>
          <table:table-cell office:value-type="float" office:value="0.38237399999999999" table:style-name="ce3">
            <text:p>0.3824</text:p>
          </table:table-cell>
          <table:table-cell table:number-columns-repeated="16381"/>
        </table:table-row>
        <table:table-row table:style-name="ro1">
          <table:table-cell office:value-type="float" office:value="1.0746500000000001" table:style-name="ce3">
            <text:p>1.0747</text:p>
          </table:table-cell>
          <table:table-cell office:value-type="float" office:value="3.4908100000000002" table:style-name="ce3">
            <text:p>3.4908</text:p>
          </table:table-cell>
          <table:table-cell office:value-type="float" office:value="0.52563599999999999" table:style-name="ce3">
            <text:p>0.5256</text:p>
          </table:table-cell>
          <table:table-cell table:number-columns-repeated="16381"/>
        </table:table-row>
        <table:table-row table:style-name="ro1">
          <table:table-cell office:value-type="float" office:value="0.903142" table:style-name="ce3">
            <text:p>0.9031</text:p>
          </table:table-cell>
          <table:table-cell office:value-type="float" office:value="3.3042400000000001" table:style-name="ce3">
            <text:p>3.3042</text:p>
          </table:table-cell>
          <table:table-cell office:value-type="float" office:value="0.15615999999999999" table:style-name="ce3">
            <text:p>0.1562</text:p>
          </table:table-cell>
          <table:table-cell table:number-columns-repeated="16381"/>
        </table:table-row>
        <table:table-row table:style-name="ro1">
          <table:table-cell office:value-type="float" office:value="1.0109399999999999" table:style-name="ce3">
            <text:p>1.0109</text:p>
          </table:table-cell>
          <table:table-cell office:value-type="float" office:value="3.12547" table:style-name="ce3">
            <text:p>3.1255</text:p>
          </table:table-cell>
          <table:table-cell office:value-type="float" office:value="0.153945" table:style-name="ce3">
            <text:p>0.1539</text:p>
          </table:table-cell>
          <table:table-cell table:number-columns-repeated="16381"/>
        </table:table-row>
        <table:table-row table:style-name="ro1">
          <table:table-cell office:value-type="float" office:value="1.08491" table:style-name="ce3">
            <text:p>1.0849</text:p>
          </table:table-cell>
          <table:table-cell office:value-type="float" office:value="3.2168399999999999" table:style-name="ce3">
            <text:p>3.2168</text:p>
          </table:table-cell>
          <table:table-cell office:value-type="float" office:value="0.244473" table:style-name="ce3">
            <text:p>0.2445</text:p>
          </table:table-cell>
          <table:table-cell table:number-columns-repeated="16381"/>
        </table:table-row>
        <table:table-row table:style-name="ro1">
          <table:table-cell office:value-type="float" office:value="1.09273" table:style-name="ce3">
            <text:p>1.0927</text:p>
          </table:table-cell>
          <table:table-cell office:value-type="float" office:value="3.0565500000000001" table:style-name="ce3">
            <text:p>3.0566</text:p>
          </table:table-cell>
          <table:table-cell office:value-type="float" office:value="0.36174899999999999" table:style-name="ce3">
            <text:p>0.3617</text:p>
          </table:table-cell>
          <table:table-cell table:number-columns-repeated="16381"/>
        </table:table-row>
        <table:table-row table:style-name="ro1">
          <table:table-cell office:value-type="float" office:value="1.4700299999999999" table:style-name="ce3">
            <text:p>1.4700</text:p>
          </table:table-cell>
          <table:table-cell office:value-type="float" office:value="3.2954500000000002" table:style-name="ce3">
            <text:p>3.2955</text:p>
          </table:table-cell>
          <table:table-cell office:value-type="float" office:value="0.65153399999999995" table:style-name="ce3">
            <text:p>0.6515</text:p>
          </table:table-cell>
          <table:table-cell table:number-columns-repeated="16381"/>
        </table:table-row>
        <table:table-row table:style-name="ro1">
          <table:table-cell office:value-type="float" office:value="1.41337" table:style-name="ce3">
            <text:p>1.4134</text:p>
          </table:table-cell>
          <table:table-cell office:value-type="float" office:value="3.1008499999999999" table:style-name="ce3">
            <text:p>3.1009</text:p>
          </table:table-cell>
          <table:table-cell office:value-type="float" office:value="0.434672" table:style-name="ce3">
            <text:p>0.4347</text:p>
          </table:table-cell>
          <table:table-cell table:number-columns-repeated="16381"/>
        </table:table-row>
        <table:table-row table:style-name="ro1">
          <table:table-cell office:value-type="float" office:value="1.65768" table:style-name="ce3">
            <text:p>1.6577</text:p>
          </table:table-cell>
          <table:table-cell office:value-type="float" office:value="3.3856999999999999" table:style-name="ce3">
            <text:p>3.3857</text:p>
          </table:table-cell>
          <table:table-cell office:value-type="float" office:value="0.516509" table:style-name="ce3">
            <text:p>0.5165</text:p>
          </table:table-cell>
          <table:table-cell table:number-columns-repeated="16381"/>
        </table:table-row>
        <table:table-row table:style-name="ro1">
          <table:table-cell office:value-type="float" office:value="1.56304" table:style-name="ce3">
            <text:p>1.5630</text:p>
          </table:table-cell>
          <table:table-cell office:value-type="float" office:value="3.4408599999999998" table:style-name="ce3">
            <text:p>3.4409</text:p>
          </table:table-cell>
          <table:table-cell office:value-type="float" office:value="0.60154799999999997" table:style-name="ce3">
            <text:p>0.6015</text:p>
          </table:table-cell>
          <table:table-cell table:number-columns-repeated="16381"/>
        </table:table-row>
        <table:table-row table:style-name="ro1">
          <table:table-cell office:value-type="float" office:value="1.65438" table:style-name="ce3">
            <text:p>1.6544</text:p>
          </table:table-cell>
          <table:table-cell office:value-type="float" office:value="3.35528" table:style-name="ce3">
            <text:p>3.3553</text:p>
          </table:table-cell>
          <table:table-cell office:value-type="float" office:value="0.67950900000000003" table:style-name="ce3">
            <text:p>0.6795</text:p>
          </table:table-cell>
          <table:table-cell table:number-columns-repeated="16381"/>
        </table:table-row>
        <table:table-row table:style-name="ro1">
          <table:table-cell office:value-type="float" office:value="1.57548" table:style-name="ce3">
            <text:p>1.5755</text:p>
          </table:table-cell>
          <table:table-cell office:value-type="float" office:value="3.4755699999999998" table:style-name="ce3">
            <text:p>3.4756</text:p>
          </table:table-cell>
          <table:table-cell office:value-type="float" office:value="0.68757299999999999" table:style-name="ce3">
            <text:p>0.6876</text:p>
          </table:table-cell>
          <table:table-cell table:number-columns-repeated="16381"/>
        </table:table-row>
        <table:table-row table:style-name="ro1">
          <table:table-cell office:value-type="float" office:value="1.30549" table:style-name="ce3">
            <text:p>1.3055</text:p>
          </table:table-cell>
          <table:table-cell office:value-type="float" office:value="3.5504600000000002" table:style-name="ce3">
            <text:p>3.5505</text:p>
          </table:table-cell>
          <table:table-cell office:value-type="float" office:value="0.58649799999999996" table:style-name="ce3">
            <text:p>0.5865</text:p>
          </table:table-cell>
          <table:table-cell table:number-columns-repeated="16381"/>
        </table:table-row>
        <table:table-row table:style-name="ro1">
          <table:table-cell office:value-type="float" office:value="1.1588000000000001" table:style-name="ce3">
            <text:p>1.1588</text:p>
          </table:table-cell>
          <table:table-cell office:value-type="float" office:value="3.5148100000000002" table:style-name="ce3">
            <text:p>3.5148</text:p>
          </table:table-cell>
          <table:table-cell office:value-type="float" office:value="0.50301399999999996" table:style-name="ce3">
            <text:p>0.5030</text:p>
          </table:table-cell>
          <table:table-cell table:number-columns-repeated="16381"/>
        </table:table-row>
        <table:table-row table:style-name="ro1">
          <table:table-cell office:value-type="float" office:value="1.0719399999999999" table:style-name="ce3">
            <text:p>1.0719</text:p>
          </table:table-cell>
          <table:table-cell office:value-type="float" office:value="3.9470100000000001" table:style-name="ce3">
            <text:p>3.9470</text:p>
          </table:table-cell>
          <table:table-cell office:value-type="float" office:value="0.763822" table:style-name="ce3">
            <text:p>0.7638</text:p>
          </table:table-cell>
          <table:table-cell table:number-columns-repeated="16381"/>
        </table:table-row>
        <table:table-row table:style-name="ro1">
          <table:table-cell office:value-type="float" office:value="1.16618" table:style-name="ce3">
            <text:p>1.1662</text:p>
          </table:table-cell>
          <table:table-cell office:value-type="float" office:value="3.5481799999999999" table:style-name="ce3">
            <text:p>3.5482</text:p>
          </table:table-cell>
          <table:table-cell office:value-type="float" office:value="0.87353700000000001" table:style-name="ce3">
            <text:p>0.8735</text:p>
          </table:table-cell>
          <table:table-cell table:number-columns-repeated="16381"/>
        </table:table-row>
        <table:table-row table:style-name="ro1">
          <table:table-cell office:value-type="float" office:value="1.0586100000000001" table:style-name="ce3">
            <text:p>1.0586</text:p>
          </table:table-cell>
          <table:table-cell office:value-type="float" office:value="3.10514" table:style-name="ce3">
            <text:p>3.1051</text:p>
          </table:table-cell>
          <table:table-cell office:value-type="float" office:value="0.45957999999999999" table:style-name="ce3">
            <text:p>0.4596</text:p>
          </table:table-cell>
          <table:table-cell table:number-columns-repeated="16381"/>
        </table:table-row>
        <table:table-row table:style-name="ro1">
          <table:table-cell office:value-type="float" office:value="1.3069" table:style-name="ce3">
            <text:p>1.3069</text:p>
          </table:table-cell>
          <table:table-cell office:value-type="float" office:value="3.2717000000000001" table:style-name="ce3">
            <text:p>3.2717</text:p>
          </table:table-cell>
          <table:table-cell office:value-type="float" office:value="0.75248199999999998" table:style-name="ce3">
            <text:p>0.7525</text:p>
          </table:table-cell>
          <table:table-cell table:number-columns-repeated="16381"/>
        </table:table-row>
        <table:table-row table:style-name="ro1">
          <table:table-cell office:value-type="float" office:value="1.3809400000000001" table:style-name="ce3">
            <text:p>1.3809</text:p>
          </table:table-cell>
          <table:table-cell office:value-type="float" office:value="3.3053300000000001" table:style-name="ce3">
            <text:p>3.3053</text:p>
          </table:table-cell>
          <table:table-cell office:value-type="float" office:value="0.71811999999999998" table:style-name="ce3">
            <text:p>0.7181</text:p>
          </table:table-cell>
          <table:table-cell table:number-columns-repeated="16381"/>
        </table:table-row>
        <table:table-row table:style-name="ro1">
          <table:table-cell office:value-type="float" office:value="1.72709" table:style-name="ce3">
            <text:p>1.7271</text:p>
          </table:table-cell>
          <table:table-cell office:value-type="float" office:value="3.5005799999999998" table:style-name="ce3">
            <text:p>3.5006</text:p>
          </table:table-cell>
          <table:table-cell office:value-type="float" office:value="0.74045399999999995" table:style-name="ce3">
            <text:p>0.7405</text:p>
          </table:table-cell>
          <table:table-cell table:number-columns-repeated="16381"/>
        </table:table-row>
        <table:table-row table:style-name="ro1">
          <table:table-cell office:value-type="float" office:value="1.67998" table:style-name="ce3">
            <text:p>1.6800</text:p>
          </table:table-cell>
          <table:table-cell office:value-type="float" office:value="3.5339700000000001" table:style-name="ce3">
            <text:p>3.5340</text:p>
          </table:table-cell>
          <table:table-cell office:value-type="float" office:value="0.90015999999999996" table:style-name="ce3">
            <text:p>0.9002</text:p>
          </table:table-cell>
          <table:table-cell table:number-columns-repeated="16381"/>
        </table:table-row>
        <table:table-row table:style-name="ro1">
          <table:table-cell office:value-type="float" office:value="1.54843" table:style-name="ce3">
            <text:p>1.5484</text:p>
          </table:table-cell>
          <table:table-cell office:value-type="float" office:value="3.33466" table:style-name="ce3">
            <text:p>3.3347</text:p>
          </table:table-cell>
          <table:table-cell office:value-type="float" office:value="0.69147999999999998" table:style-name="ce3">
            <text:p>0.6915</text:p>
          </table:table-cell>
          <table:table-cell table:number-columns-repeated="16381"/>
        </table:table-row>
        <table:table-row table:style-name="ro1">
          <table:table-cell office:value-type="float" office:value="1.49962" table:style-name="ce3">
            <text:p>1.4996</text:p>
          </table:table-cell>
          <table:table-cell office:value-type="float" office:value="3.3513899999999999" table:style-name="ce3">
            <text:p>3.3514</text:p>
          </table:table-cell>
          <table:table-cell office:value-type="float" office:value="0.67360200000000003" table:style-name="ce3">
            <text:p>0.6736</text:p>
          </table:table-cell>
          <table:table-cell table:number-columns-repeated="16381"/>
        </table:table-row>
        <table:table-row table:style-name="ro1">
          <table:table-cell office:value-type="float" office:value="1.72461" table:style-name="ce3">
            <text:p>1.7246</text:p>
          </table:table-cell>
          <table:table-cell office:value-type="float" office:value="3.8100499999999999" table:style-name="ce3">
            <text:p>3.8101</text:p>
          </table:table-cell>
          <table:table-cell office:value-type="float" office:value="0.94818100000000005" table:style-name="ce3">
            <text:p>0.9482</text:p>
          </table:table-cell>
          <table:table-cell table:number-columns-repeated="16381"/>
        </table:table-row>
        <table:table-row table:style-name="ro1">
          <table:table-cell office:value-type="float" office:value="1.35991" table:style-name="ce3">
            <text:p>1.3599</text:p>
          </table:table-cell>
          <table:table-cell office:value-type="float" office:value="3.95628" table:style-name="ce3">
            <text:p>3.9563</text:p>
          </table:table-cell>
          <table:table-cell office:value-type="float" office:value="1.04129" table:style-name="ce3">
            <text:p>1.0413</text:p>
          </table:table-cell>
          <table:table-cell table:number-columns-repeated="16381"/>
        </table:table-row>
        <table:table-row table:style-name="ro1">
          <table:table-cell office:value-type="float" office:value="1.13174" table:style-name="ce3">
            <text:p>1.1317</text:p>
          </table:table-cell>
          <table:table-cell office:value-type="float" office:value="3.8975900000000001" table:style-name="ce3">
            <text:p>3.8976</text:p>
          </table:table-cell>
          <table:table-cell office:value-type="float" office:value="1.1720600000000001" table:style-name="ce3">
            <text:p>1.1721</text:p>
          </table:table-cell>
          <table:table-cell table:number-columns-repeated="16381"/>
        </table:table-row>
        <table:table-row table:style-name="ro1">
          <table:table-cell office:value-type="float" office:value="1.2444" table:style-name="ce3">
            <text:p>1.2444</text:p>
          </table:table-cell>
          <table:table-cell office:value-type="float" office:value="3.8300800000000002" table:style-name="ce3">
            <text:p>3.8301</text:p>
          </table:table-cell>
          <table:table-cell office:value-type="float" office:value="0.69180299999999995" table:style-name="ce3">
            <text:p>0.6918</text:p>
          </table:table-cell>
          <table:table-cell table:number-columns-repeated="16381"/>
        </table:table-row>
        <table:table-row table:style-name="ro1">
          <table:table-cell office:value-type="float" office:value="1.42483" table:style-name="ce3">
            <text:p>1.4248</text:p>
          </table:table-cell>
          <table:table-cell office:value-type="float" office:value="3.8691599999999999" table:style-name="ce3">
            <text:p>3.8692</text:p>
          </table:table-cell>
          <table:table-cell office:value-type="float" office:value="1.1761200000000001" table:style-name="ce3">
            <text:p>1.1761</text:p>
          </table:table-cell>
          <table:table-cell table:number-columns-repeated="16381"/>
        </table:table-row>
        <table:table-row table:style-name="ro1">
          <table:table-cell office:value-type="float" office:value="1.38568" table:style-name="ce3">
            <text:p>1.3857</text:p>
          </table:table-cell>
          <table:table-cell office:value-type="float" office:value="3.6676700000000002" table:style-name="ce3">
            <text:p>3.6677</text:p>
          </table:table-cell>
          <table:table-cell office:value-type="float" office:value="0.96726599999999996" table:style-name="ce3">
            <text:p>0.9673</text:p>
          </table:table-cell>
          <table:table-cell table:number-columns-repeated="16381"/>
        </table:table-row>
        <table:table-row table:style-name="ro1">
          <table:table-cell office:value-type="float" office:value="1.18059" table:style-name="ce3">
            <text:p>1.1806</text:p>
          </table:table-cell>
          <table:table-cell office:value-type="float" office:value="3.3734600000000001" table:style-name="ce3">
            <text:p>3.3735</text:p>
          </table:table-cell>
          <table:table-cell office:value-type="float" office:value="0.663991" table:style-name="ce3">
            <text:p>0.6640</text:p>
          </table:table-cell>
          <table:table-cell table:number-columns-repeated="16381"/>
        </table:table-row>
        <table:table-row table:style-name="ro1">
          <table:table-cell office:value-type="float" office:value="1.2846299999999999" table:style-name="ce3">
            <text:p>1.2846</text:p>
          </table:table-cell>
          <table:table-cell office:value-type="float" office:value="3.45105" table:style-name="ce3">
            <text:p>3.4511</text:p>
          </table:table-cell>
          <table:table-cell office:value-type="float" office:value="0.85119800000000001" table:style-name="ce3">
            <text:p>0.8512</text:p>
          </table:table-cell>
          <table:table-cell table:number-columns-repeated="16381"/>
        </table:table-row>
        <table:table-row table:style-name="ro1">
          <table:table-cell office:value-type="float" office:value="1.5358499999999999" table:style-name="ce3">
            <text:p>1.5359</text:p>
          </table:table-cell>
          <table:table-cell office:value-type="float" office:value="3.5186199999999999" table:style-name="ce3">
            <text:p>3.5186</text:p>
          </table:table-cell>
          <table:table-cell office:value-type="float" office:value="0.81864899999999996" table:style-name="ce3">
            <text:p>0.8186</text:p>
          </table:table-cell>
          <table:table-cell table:number-columns-repeated="16381"/>
        </table:table-row>
        <table:table-row table:style-name="ro1">
          <table:table-cell office:value-type="float" office:value="1.4447399999999999" table:style-name="ce3">
            <text:p>1.4447</text:p>
          </table:table-cell>
          <table:table-cell office:value-type="float" office:value="3.5080100000000001" table:style-name="ce3">
            <text:p>3.5080</text:p>
          </table:table-cell>
          <table:table-cell office:value-type="float" office:value="0.73002699999999998" table:style-name="ce3">
            <text:p>0.7300</text:p>
          </table:table-cell>
          <table:table-cell table:number-columns-repeated="16381"/>
        </table:table-row>
        <table:table-row table:style-name="ro1">
          <table:table-cell office:value-type="float" office:value="1.41805" table:style-name="ce3">
            <text:p>1.4181</text:p>
          </table:table-cell>
          <table:table-cell office:value-type="float" office:value="3.5604800000000001" table:style-name="ce3">
            <text:p>3.5605</text:p>
          </table:table-cell>
          <table:table-cell office:value-type="float" office:value="0.77814499999999998" table:style-name="ce3">
            <text:p>0.7781</text:p>
          </table:table-cell>
          <table:table-cell table:number-columns-repeated="16381"/>
        </table:table-row>
        <table:table-row table:style-name="ro1">
          <table:table-cell office:value-type="float" office:value="1.6597900000000001" table:style-name="ce3">
            <text:p>1.6598</text:p>
          </table:table-cell>
          <table:table-cell office:value-type="float" office:value="3.6877399999999998" table:style-name="ce3">
            <text:p>3.6877</text:p>
          </table:table-cell>
          <table:table-cell office:value-type="float" office:value="0.78113600000000005" table:style-name="ce3">
            <text:p>0.7811</text:p>
          </table:table-cell>
          <table:table-cell table:number-columns-repeated="16381"/>
        </table:table-row>
        <table:table-row table:style-name="ro1">
          <table:table-cell office:value-type="float" office:value="1.30968" table:style-name="ce3">
            <text:p>1.3097</text:p>
          </table:table-cell>
          <table:table-cell office:value-type="float" office:value="3.9899499999999999" table:style-name="ce3">
            <text:p>3.9900</text:p>
          </table:table-cell>
          <table:table-cell office:value-type="float" office:value="0.95575399999999999" table:style-name="ce3">
            <text:p>0.9558</text:p>
          </table:table-cell>
          <table:table-cell table:number-columns-repeated="16381"/>
        </table:table-row>
        <table:table-row table:style-name="ro1">
          <table:table-cell office:value-type="float" office:value="1.02206" table:style-name="ce3">
            <text:p>1.0221</text:p>
          </table:table-cell>
          <table:table-cell office:value-type="float" office:value="3.8014800000000002" table:style-name="ce3">
            <text:p>3.8015</text:p>
          </table:table-cell>
          <table:table-cell office:value-type="float" office:value="0.76788100000000004" table:style-name="ce3">
            <text:p>0.7679</text:p>
          </table:table-cell>
          <table:table-cell table:number-columns-repeated="16381"/>
        </table:table-row>
        <table:table-row table:style-name="ro1">
          <table:table-cell office:value-type="float" office:value="1.03193" table:style-name="ce3">
            <text:p>1.0319</text:p>
          </table:table-cell>
          <table:table-cell office:value-type="float" office:value="3.91093" table:style-name="ce3">
            <text:p>3.9109</text:p>
          </table:table-cell>
          <table:table-cell office:value-type="float" office:value="0.89201299999999994" table:style-name="ce3">
            <text:p>0.8920</text:p>
          </table:table-cell>
          <table:table-cell table:number-columns-repeated="16381"/>
        </table:table-row>
        <table:table-row table:style-name="ro1">
          <table:table-cell office:value-type="float" office:value="0.88776900000000003" table:style-name="ce3">
            <text:p>0.8878</text:p>
          </table:table-cell>
          <table:table-cell office:value-type="float" office:value="3.6956899999999999" table:style-name="ce3">
            <text:p>3.6957</text:p>
          </table:table-cell>
          <table:table-cell office:value-type="float" office:value="0.65524199999999999" table:style-name="ce3">
            <text:p>0.6552</text:p>
          </table:table-cell>
          <table:table-cell table:number-columns-repeated="16381"/>
        </table:table-row>
        <table:table-row table:style-name="ro1">
          <table:table-cell office:value-type="float" office:value="0.961287" table:style-name="ce3">
            <text:p>0.9613</text:p>
          </table:table-cell>
          <table:table-cell office:value-type="float" office:value="3.5847000000000002" table:style-name="ce3">
            <text:p>3.5847</text:p>
          </table:table-cell>
          <table:table-cell office:value-type="float" office:value="0.5948" table:style-name="ce3">
            <text:p>0.5948</text:p>
          </table:table-cell>
          <table:table-cell table:number-columns-repeated="16381"/>
        </table:table-row>
        <table:table-row table:style-name="ro1">
          <table:table-cell office:value-type="float" office:value="1.0190999999999999" table:style-name="ce3">
            <text:p>1.0191</text:p>
          </table:table-cell>
          <table:table-cell office:value-type="float" office:value="3.5746000000000002" table:style-name="ce3">
            <text:p>3.5746</text:p>
          </table:table-cell>
          <table:table-cell office:value-type="float" office:value="0.67250299999999996" table:style-name="ce3">
            <text:p>0.6725</text:p>
          </table:table-cell>
          <table:table-cell table:number-columns-repeated="16381"/>
        </table:table-row>
        <table:table-row table:style-name="ro1">
          <table:table-cell office:value-type="float" office:value="1.1069500000000001" table:style-name="ce3">
            <text:p>1.1070</text:p>
          </table:table-cell>
          <table:table-cell office:value-type="float" office:value="3.5867200000000001" table:style-name="ce3">
            <text:p>3.5867</text:p>
          </table:table-cell>
          <table:table-cell office:value-type="float" office:value="0.758876" table:style-name="ce3">
            <text:p>0.7589</text:p>
          </table:table-cell>
          <table:table-cell table:number-columns-repeated="16381"/>
        </table:table-row>
        <table:table-row table:style-name="ro1">
          <table:table-cell office:value-type="float" office:value="1.2778700000000001" table:style-name="ce3">
            <text:p>1.2779</text:p>
          </table:table-cell>
          <table:table-cell office:value-type="float" office:value="3.4868399999999999" table:style-name="ce3">
            <text:p>3.4868</text:p>
          </table:table-cell>
          <table:table-cell office:value-type="float" office:value="0.73436199999999996" table:style-name="ce3">
            <text:p>0.7344</text:p>
          </table:table-cell>
          <table:table-cell table:number-columns-repeated="16381"/>
        </table:table-row>
        <table:table-row table:style-name="ro1">
          <table:table-cell office:value-type="float" office:value="1.3120499999999999" table:style-name="ce3">
            <text:p>1.3121</text:p>
          </table:table-cell>
          <table:table-cell office:value-type="float" office:value="3.5305" table:style-name="ce3">
            <text:p>3.5305</text:p>
          </table:table-cell>
          <table:table-cell office:value-type="float" office:value="0.76403399999999999" table:style-name="ce3">
            <text:p>0.7640</text:p>
          </table:table-cell>
          <table:table-cell table:number-columns-repeated="16381"/>
        </table:table-row>
        <table:table-row table:style-name="ro1">
          <table:table-cell office:value-type="float" office:value="1.3912599999999999" table:style-name="ce3">
            <text:p>1.3913</text:p>
          </table:table-cell>
          <table:table-cell office:value-type="float" office:value="3.4898600000000002" table:style-name="ce3">
            <text:p>3.4899</text:p>
          </table:table-cell>
          <table:table-cell office:value-type="float" office:value="0.68728299999999998" table:style-name="ce3">
            <text:p>0.6873</text:p>
          </table:table-cell>
          <table:table-cell table:number-columns-repeated="16381"/>
        </table:table-row>
        <table:table-row table:style-name="ro1">
          <table:table-cell office:value-type="float" office:value="1.1554800000000001" table:style-name="ce3">
            <text:p>1.1555</text:p>
          </table:table-cell>
          <table:table-cell office:value-type="float" office:value="3.34572" table:style-name="ce3">
            <text:p>3.3457</text:p>
          </table:table-cell>
          <table:table-cell office:value-type="float" office:value="0.63865700000000003" table:style-name="ce3">
            <text:p>0.6387</text:p>
          </table:table-cell>
          <table:table-cell table:number-columns-repeated="16381"/>
        </table:table-row>
        <table:table-row table:style-name="ro1">
          <table:table-cell office:value-type="float" office:value="1.21797" table:style-name="ce3">
            <text:p>1.2180</text:p>
          </table:table-cell>
          <table:table-cell office:value-type="float" office:value="3.4260700000000002" table:style-name="ce3">
            <text:p>3.4261</text:p>
          </table:table-cell>
          <table:table-cell office:value-type="float" office:value="0.59670199999999995" table:style-name="ce3">
            <text:p>0.5967</text:p>
          </table:table-cell>
          <table:table-cell table:number-columns-repeated="16381"/>
        </table:table-row>
        <table:table-row table:style-name="ro1">
          <table:table-cell office:value-type="float" office:value="1.18425" table:style-name="ce3">
            <text:p>1.1843</text:p>
          </table:table-cell>
          <table:table-cell office:value-type="float" office:value="3.5603500000000001" table:style-name="ce3">
            <text:p>3.5604</text:p>
          </table:table-cell>
          <table:table-cell office:value-type="float" office:value="0.58461300000000005" table:style-name="ce3">
            <text:p>0.5846</text:p>
          </table:table-cell>
          <table:table-cell table:number-columns-repeated="16381"/>
        </table:table-row>
        <table:table-row table:style-name="ro1">
          <table:table-cell office:value-type="float" office:value="0.95643100000000003" table:style-name="ce3">
            <text:p>0.9564</text:p>
          </table:table-cell>
          <table:table-cell office:value-type="float" office:value="3.7251300000000001" table:style-name="ce3">
            <text:p>3.7251</text:p>
          </table:table-cell>
          <table:table-cell office:value-type="float" office:value="0.61465999999999998" table:style-name="ce3">
            <text:p>0.6147</text:p>
          </table:table-cell>
          <table:table-cell table:number-columns-repeated="16381"/>
        </table:table-row>
        <table:table-row table:style-name="ro1">
          <table:table-cell office:value-type="float" office:value="0.56873799999999997" table:style-name="ce3">
            <text:p>0.5687</text:p>
          </table:table-cell>
          <table:table-cell office:value-type="float" office:value="3.6822599999999999" table:style-name="ce3">
            <text:p>3.6823</text:p>
          </table:table-cell>
          <table:table-cell office:value-type="float" office:value="0.341835" table:style-name="ce3">
            <text:p>0.3418</text:p>
          </table:table-cell>
          <table:table-cell table:number-columns-repeated="16381"/>
        </table:table-row>
        <table:table-row table:style-name="ro1">
          <table:table-cell office:value-type="float" office:value="0.87226800000000004" table:style-name="ce3">
            <text:p>0.8723</text:p>
          </table:table-cell>
          <table:table-cell office:value-type="float" office:value="3.7371599999999998" table:style-name="ce3">
            <text:p>3.7372</text:p>
          </table:table-cell>
          <table:table-cell office:value-type="float" office:value="0.36501499999999998" table:style-name="ce3">
            <text:p>0.3650</text:p>
          </table:table-cell>
          <table:table-cell table:number-columns-repeated="16381"/>
        </table:table-row>
        <table:table-row table:style-name="ro1">
          <table:table-cell office:value-type="float" office:value="1.02122" table:style-name="ce3">
            <text:p>1.0212</text:p>
          </table:table-cell>
          <table:table-cell office:value-type="float" office:value="3.6312700000000002" table:style-name="ce3">
            <text:p>3.6313</text:p>
          </table:table-cell>
          <table:table-cell office:value-type="float" office:value="0.47469899999999998" table:style-name="ce3">
            <text:p>0.4747</text:p>
          </table:table-cell>
          <table:table-cell table:number-columns-repeated="16381"/>
        </table:table-row>
        <table:table-row table:style-name="ro1">
          <table:table-cell office:value-type="float" office:value="0.81725700000000001" table:style-name="ce3">
            <text:p>0.8173</text:p>
          </table:table-cell>
          <table:table-cell office:value-type="float" office:value="3.2462900000000001" table:style-name="ce3">
            <text:p>3.2463</text:p>
          </table:table-cell>
          <table:table-cell office:value-type="float" office:value="0.19090699999999999" table:style-name="ce3">
            <text:p>0.1909</text:p>
          </table:table-cell>
          <table:table-cell table:number-columns-repeated="16381"/>
        </table:table-row>
        <table:table-row table:style-name="ro1">
          <table:table-cell office:value-type="float" office:value="0.87372899999999998" table:style-name="ce3">
            <text:p>0.8737</text:p>
          </table:table-cell>
          <table:table-cell office:value-type="float" office:value="3.4247700000000001" table:style-name="ce3">
            <text:p>3.4248</text:p>
          </table:table-cell>
          <table:table-cell office:value-type="float" office:value="0.60147799999999996" table:style-name="ce3">
            <text:p>0.6015</text:p>
          </table:table-cell>
          <table:table-cell table:number-columns-repeated="16381"/>
        </table:table-row>
        <table:table-row table:style-name="ro1">
          <table:table-cell office:value-type="float" office:value="0.95530700000000002" table:style-name="ce3">
            <text:p>0.9553</text:p>
          </table:table-cell>
          <table:table-cell office:value-type="float" office:value="3.2993299999999999" table:style-name="ce3">
            <text:p>3.2993</text:p>
          </table:table-cell>
          <table:table-cell office:value-type="float" office:value="0.56966300000000003" table:style-name="ce3">
            <text:p>0.5697</text:p>
          </table:table-cell>
          <table:table-cell table:number-columns-repeated="16381"/>
        </table:table-row>
        <table:table-row table:style-name="ro1">
          <table:table-cell office:value-type="float" office:value="1.2588699999999999" table:style-name="ce3">
            <text:p>1.2589</text:p>
          </table:table-cell>
          <table:table-cell office:value-type="float" office:value="3.4051999999999998" table:style-name="ce3">
            <text:p>3.4052</text:p>
          </table:table-cell>
          <table:table-cell office:value-type="float" office:value="0.493062" table:style-name="ce3">
            <text:p>0.4931</text:p>
          </table:table-cell>
          <table:table-cell table:number-columns-repeated="16381"/>
        </table:table-row>
        <table:table-row table:style-name="ro1">
          <table:table-cell office:value-type="float" office:value="1.13574" table:style-name="ce3">
            <text:p>1.1357</text:p>
          </table:table-cell>
          <table:table-cell office:value-type="float" office:value="3.3069500000000001" table:style-name="ce3">
            <text:p>3.3070</text:p>
          </table:table-cell>
          <table:table-cell office:value-type="float" office:value="0.318494" table:style-name="ce3">
            <text:p>0.3185</text:p>
          </table:table-cell>
          <table:table-cell table:number-columns-repeated="16381"/>
        </table:table-row>
        <table:table-row table:style-name="ro1">
          <table:table-cell office:value-type="float" office:value="1.3076399999999999" table:style-name="ce3">
            <text:p>1.3076</text:p>
          </table:table-cell>
          <table:table-cell office:value-type="float" office:value="3.3662100000000001" table:style-name="ce3">
            <text:p>3.3662</text:p>
          </table:table-cell>
          <table:table-cell office:value-type="float" office:value="0.37457499999999999" table:style-name="ce3">
            <text:p>0.3746</text:p>
          </table:table-cell>
          <table:table-cell table:number-columns-repeated="16381"/>
        </table:table-row>
        <table:table-row table:style-name="ro1">
          <table:table-cell office:value-type="float" office:value="1.0573699999999999" table:style-name="ce3">
            <text:p>1.0574</text:p>
          </table:table-cell>
          <table:table-cell office:value-type="float" office:value="3.3361200000000002" table:style-name="ce3">
            <text:p>3.3361</text:p>
          </table:table-cell>
          <table:table-cell office:value-type="float" office:value="0.48453400000000002" table:style-name="ce3">
            <text:p>0.4845</text:p>
          </table:table-cell>
          <table:table-cell table:number-columns-repeated="16381"/>
        </table:table-row>
        <table:table-row table:style-name="ro1">
          <table:table-cell office:value-type="float" office:value="1.08971" table:style-name="ce3">
            <text:p>1.0897</text:p>
          </table:table-cell>
          <table:table-cell office:value-type="float" office:value="3.5578500000000002" table:style-name="ce3">
            <text:p>3.5579</text:p>
          </table:table-cell>
          <table:table-cell office:value-type="float" office:value="0.431006" table:style-name="ce3">
            <text:p>0.4310</text:p>
          </table:table-cell>
          <table:table-cell table:number-columns-repeated="16381"/>
        </table:table-row>
        <table:table-row table:style-name="ro1">
          <table:table-cell office:value-type="float" office:value="1.04365" table:style-name="ce3">
            <text:p>1.0437</text:p>
          </table:table-cell>
          <table:table-cell office:value-type="float" office:value="3.79521" table:style-name="ce3">
            <text:p>3.7952</text:p>
          </table:table-cell>
          <table:table-cell office:value-type="float" office:value="0.71121500000000004" table:style-name="ce3">
            <text:p>0.7112</text:p>
          </table:table-cell>
          <table:table-cell table:number-columns-repeated="16381"/>
        </table:table-row>
        <table:table-row table:style-name="ro1">
          <table:table-cell office:value-type="float" office:value="1.0258700000000001" table:style-name="ce3">
            <text:p>1.0259</text:p>
          </table:table-cell>
          <table:table-cell office:value-type="float" office:value="3.79006" table:style-name="ce3">
            <text:p>3.7901</text:p>
          </table:table-cell>
          <table:table-cell office:value-type="float" office:value="0.60703399999999996" table:style-name="ce3">
            <text:p>0.6070</text:p>
          </table:table-cell>
          <table:table-cell table:number-columns-repeated="16381"/>
        </table:table-row>
        <table:table-row table:style-name="ro1">
          <table:table-cell office:value-type="float" office:value="0.93779100000000004" table:style-name="ce3">
            <text:p>0.9378</text:p>
          </table:table-cell>
          <table:table-cell office:value-type="float" office:value="3.6412599999999999" table:style-name="ce3">
            <text:p>3.6413</text:p>
          </table:table-cell>
          <table:table-cell office:value-type="float" office:value="0.35786699999999999" table:style-name="ce3">
            <text:p>0.3579</text:p>
          </table:table-cell>
          <table:table-cell table:number-columns-repeated="16381"/>
        </table:table-row>
        <table:table-row table:style-name="ro1">
          <table:table-cell office:value-type="float" office:value="1.1428799999999999" table:style-name="ce3">
            <text:p>1.1429</text:p>
          </table:table-cell>
          <table:table-cell office:value-type="float" office:value="3.5485899999999999" table:style-name="ce3">
            <text:p>3.5486</text:p>
          </table:table-cell>
          <table:table-cell office:value-type="float" office:value="0.472576" table:style-name="ce3">
            <text:p>0.4726</text:p>
          </table:table-cell>
          <table:table-cell table:number-columns-repeated="16381"/>
        </table:table-row>
        <table:table-row table:style-name="ro1">
          <table:table-cell office:value-type="float" office:value="1.07694" table:style-name="ce3">
            <text:p>1.0769</text:p>
          </table:table-cell>
          <table:table-cell office:value-type="float" office:value="3.3765700000000001" table:style-name="ce3">
            <text:p>3.3766</text:p>
          </table:table-cell>
          <table:table-cell office:value-type="float" office:value="0.31861499999999998" table:style-name="ce3">
            <text:p>0.3186</text:p>
          </table:table-cell>
          <table:table-cell table:number-columns-repeated="16381"/>
        </table:table-row>
        <table:table-row table:style-name="ro1">
          <table:table-cell office:value-type="float" office:value="0.98651" table:style-name="ce3">
            <text:p>0.9865</text:p>
          </table:table-cell>
          <table:table-cell office:value-type="float" office:value="3.35623" table:style-name="ce3">
            <text:p>3.3562</text:p>
          </table:table-cell>
          <table:table-cell office:value-type="float" office:value="0.36050100000000002" table:style-name="ce3">
            <text:p>0.3605</text:p>
          </table:table-cell>
          <table:table-cell table:number-columns-repeated="16381"/>
        </table:table-row>
        <table:table-row table:style-name="ro1">
          <table:table-cell office:value-type="float" office:value="1.2862499999999999" table:style-name="ce3">
            <text:p>1.2863</text:p>
          </table:table-cell>
          <table:table-cell office:value-type="float" office:value="3.4336799999999998" table:style-name="ce3">
            <text:p>3.4337</text:p>
          </table:table-cell>
          <table:table-cell office:value-type="float" office:value="0.49881700000000001" table:style-name="ce3">
            <text:p>0.4988</text:p>
          </table:table-cell>
          <table:table-cell table:number-columns-repeated="16381"/>
        </table:table-row>
        <table:table-row table:style-name="ro1">
          <table:table-cell office:value-type="float" office:value="1.48017" table:style-name="ce3">
            <text:p>1.4802</text:p>
          </table:table-cell>
          <table:table-cell office:value-type="float" office:value="3.3516599999999999" table:style-name="ce3">
            <text:p>3.3517</text:p>
          </table:table-cell>
          <table:table-cell office:value-type="float" office:value="0.459677" table:style-name="ce3">
            <text:p>0.4597</text:p>
          </table:table-cell>
          <table:table-cell table:number-columns-repeated="16381"/>
        </table:table-row>
        <table:table-row table:style-name="ro1">
          <table:table-cell office:value-type="float" office:value="1.31979" table:style-name="ce3">
            <text:p>1.3198</text:p>
          </table:table-cell>
          <table:table-cell office:value-type="float" office:value="3.4680599999999999" table:style-name="ce3">
            <text:p>3.4681</text:p>
          </table:table-cell>
          <table:table-cell office:value-type="float" office:value="0.49199300000000001" table:style-name="ce3">
            <text:p>0.4920</text:p>
          </table:table-cell>
          <table:table-cell table:number-columns-repeated="16381"/>
        </table:table-row>
        <table:table-row table:style-name="ro1">
          <table:table-cell office:value-type="float" office:value="1.25366" table:style-name="ce3">
            <text:p>1.2537</text:p>
          </table:table-cell>
          <table:table-cell office:value-type="float" office:value="3.4569299999999998" table:style-name="ce3">
            <text:p>3.4569</text:p>
          </table:table-cell>
          <table:table-cell office:value-type="float" office:value="0.39569199999999999" table:style-name="ce3">
            <text:p>0.3957</text:p>
          </table:table-cell>
          <table:table-cell table:number-columns-repeated="16381"/>
        </table:table-row>
        <table:table-row table:style-name="ro1">
          <table:table-cell office:value-type="float" office:value="1.48712" table:style-name="ce3">
            <text:p>1.4871</text:p>
          </table:table-cell>
          <table:table-cell office:value-type="float" office:value="3.4260199999999998" table:style-name="ce3">
            <text:p>3.4260</text:p>
          </table:table-cell>
          <table:table-cell office:value-type="float" office:value="0.62169200000000002" table:style-name="ce3">
            <text:p>0.6217</text:p>
          </table:table-cell>
          <table:table-cell table:number-columns-repeated="16381"/>
        </table:table-row>
        <table:table-row table:style-name="ro1">
          <table:table-cell office:value-type="float" office:value="1.4601" table:style-name="ce3">
            <text:p>1.4601</text:p>
          </table:table-cell>
          <table:table-cell office:value-type="float" office:value="3.7305100000000002" table:style-name="ce3">
            <text:p>3.7305</text:p>
          </table:table-cell>
          <table:table-cell office:value-type="float" office:value="0.81328199999999995" table:style-name="ce3">
            <text:p>0.8133</text:p>
          </table:table-cell>
          <table:table-cell table:number-columns-repeated="16381"/>
        </table:table-row>
        <table:table-row table:style-name="ro1">
          <table:table-cell office:value-type="float" office:value="1.3448199999999999" table:style-name="ce3">
            <text:p>1.3448</text:p>
          </table:table-cell>
          <table:table-cell office:value-type="float" office:value="3.9053499999999999" table:style-name="ce3">
            <text:p>3.9054</text:p>
          </table:table-cell>
          <table:table-cell office:value-type="float" office:value="0.80873099999999998" table:style-name="ce3">
            <text:p>0.8087</text:p>
          </table:table-cell>
          <table:table-cell table:number-columns-repeated="16381"/>
        </table:table-row>
        <table:table-row table:style-name="ro1">
          <table:table-cell office:value-type="float" office:value="1.2511099999999999" table:style-name="ce3">
            <text:p>1.2511</text:p>
          </table:table-cell>
          <table:table-cell office:value-type="float" office:value="3.83561" table:style-name="ce3">
            <text:p>3.8356</text:p>
          </table:table-cell>
          <table:table-cell office:value-type="float" office:value="0.59599800000000003" table:style-name="ce3">
            <text:p>0.5960</text:p>
          </table:table-cell>
          <table:table-cell table:number-columns-repeated="16381"/>
        </table:table-row>
        <table:table-row table:style-name="ro1">
          <table:table-cell office:value-type="float" office:value="1.0934900000000001" table:style-name="ce3">
            <text:p>1.0935</text:p>
          </table:table-cell>
          <table:table-cell office:value-type="float" office:value="3.9923899999999999" table:style-name="ce3">
            <text:p>3.9924</text:p>
          </table:table-cell>
          <table:table-cell office:value-type="float" office:value="0.57785600000000004" table:style-name="ce3">
            <text:p>0.5779</text:p>
          </table:table-cell>
          <table:table-cell table:number-columns-repeated="16381"/>
        </table:table-row>
        <table:table-row table:style-name="ro1">
          <table:table-cell office:value-type="float" office:value="0.70243599999999995" table:style-name="ce3">
            <text:p>0.7024</text:p>
          </table:table-cell>
          <table:table-cell office:value-type="float" office:value="3.3926799999999999" table:style-name="ce3">
            <text:p>3.3927</text:p>
          </table:table-cell>
          <table:table-cell office:value-type="float" office:value="0.452876" table:style-name="ce3">
            <text:p>0.4529</text:p>
          </table:table-cell>
          <table:table-cell table:number-columns-repeated="16381"/>
        </table:table-row>
        <table:table-row table:style-name="ro1">
          <table:table-cell office:value-type="float" office:value="1.2421800000000001" table:style-name="ce3">
            <text:p>1.2422</text:p>
          </table:table-cell>
          <table:table-cell office:value-type="float" office:value="3.8394900000000001" table:style-name="ce3">
            <text:p>3.8395</text:p>
          </table:table-cell>
          <table:table-cell office:value-type="float" office:value="0.72158699999999998" table:style-name="ce3">
            <text:p>0.7216</text:p>
          </table:table-cell>
          <table:table-cell table:number-columns-repeated="16381"/>
        </table:table-row>
        <table:table-row table:style-name="ro1">
          <table:table-cell office:value-type="float" office:value="1.24529" table:style-name="ce3">
            <text:p>1.2453</text:p>
          </table:table-cell>
          <table:table-cell office:value-type="float" office:value="3.87201" table:style-name="ce3">
            <text:p>3.8720</text:p>
          </table:table-cell>
          <table:table-cell office:value-type="float" office:value="0.89202000000000004" table:style-name="ce3">
            <text:p>0.8920</text:p>
          </table:table-cell>
          <table:table-cell table:number-columns-repeated="16381"/>
        </table:table-row>
        <table:table-row table:style-name="ro1">
          <table:table-cell office:value-type="float" office:value="1.5549299999999999" table:style-name="ce3">
            <text:p>1.5549</text:p>
          </table:table-cell>
          <table:table-cell office:value-type="float" office:value="3.6084200000000002" table:style-name="ce3">
            <text:p>3.6084</text:p>
          </table:table-cell>
          <table:table-cell office:value-type="float" office:value="0.63000299999999998" table:style-name="ce3">
            <text:p>0.6300</text:p>
          </table:table-cell>
          <table:table-cell table:number-columns-repeated="16381"/>
        </table:table-row>
        <table:table-row table:style-name="ro1">
          <table:table-cell office:value-type="float" office:value="1.39293" table:style-name="ce3">
            <text:p>1.3929</text:p>
          </table:table-cell>
          <table:table-cell office:value-type="float" office:value="3.3806699999999998" table:style-name="ce3">
            <text:p>3.3807</text:p>
          </table:table-cell>
          <table:table-cell office:value-type="float" office:value="0.61234500000000003" table:style-name="ce3">
            <text:p>0.6123</text:p>
          </table:table-cell>
          <table:table-cell table:number-columns-repeated="16381"/>
        </table:table-row>
        <table:table-row table:style-name="ro1">
          <table:table-cell office:value-type="float" office:value="1.49505" table:style-name="ce3">
            <text:p>1.4951</text:p>
          </table:table-cell>
          <table:table-cell office:value-type="float" office:value="3.45736" table:style-name="ce3">
            <text:p>3.4574</text:p>
          </table:table-cell>
          <table:table-cell office:value-type="float" office:value="0.64546099999999995" table:style-name="ce3">
            <text:p>0.6455</text:p>
          </table:table-cell>
          <table:table-cell table:number-columns-repeated="16381"/>
        </table:table-row>
        <table:table-row table:style-name="ro1">
          <table:table-cell office:value-type="float" office:value="1.2795300000000001" table:style-name="ce3">
            <text:p>1.2795</text:p>
          </table:table-cell>
          <table:table-cell office:value-type="float" office:value="3.3734999999999999" table:style-name="ce3">
            <text:p>3.3735</text:p>
          </table:table-cell>
          <table:table-cell office:value-type="float" office:value="0.35769699999999999" table:style-name="ce3">
            <text:p>0.3577</text:p>
          </table:table-cell>
          <table:table-cell table:number-columns-repeated="16381"/>
        </table:table-row>
        <table:table-row table:style-name="ro1">
          <table:table-cell office:value-type="float" office:value="1.2950600000000001" table:style-name="ce3">
            <text:p>1.2951</text:p>
          </table:table-cell>
          <table:table-cell office:value-type="float" office:value="3.4858600000000002" table:style-name="ce3">
            <text:p>3.4859</text:p>
          </table:table-cell>
          <table:table-cell office:value-type="float" office:value="0.50460300000000002" table:style-name="ce3">
            <text:p>0.5046</text:p>
          </table:table-cell>
          <table:table-cell table:number-columns-repeated="16381"/>
        </table:table-row>
        <table:table-row table:style-name="ro1">
          <table:table-cell office:value-type="float" office:value="1.29355" table:style-name="ce3">
            <text:p>1.2936</text:p>
          </table:table-cell>
          <table:table-cell office:value-type="float" office:value="3.5113300000000001" table:style-name="ce3">
            <text:p>3.5113</text:p>
          </table:table-cell>
          <table:table-cell office:value-type="float" office:value="0.66053700000000004" table:style-name="ce3">
            <text:p>0.6605</text:p>
          </table:table-cell>
          <table:table-cell table:number-columns-repeated="16381"/>
        </table:table-row>
        <table:table-row table:style-name="ro1">
          <table:table-cell office:value-type="float" office:value="0.95953599999999994" table:style-name="ce3">
            <text:p>0.9595</text:p>
          </table:table-cell>
          <table:table-cell office:value-type="float" office:value="3.3120099999999999" table:style-name="ce3">
            <text:p>3.3120</text:p>
          </table:table-cell>
          <table:table-cell office:value-type="float" office:value="0.17826800000000001" table:style-name="ce3">
            <text:p>0.1783</text:p>
          </table:table-cell>
          <table:table-cell table:number-columns-repeated="16381"/>
        </table:table-row>
        <table:table-row table:style-name="ro1">
          <table:table-cell office:value-type="float" office:value="1.3629800000000001" table:style-name="ce3">
            <text:p>1.3630</text:p>
          </table:table-cell>
          <table:table-cell office:value-type="float" office:value="4.0619899999999998" table:style-name="ce3">
            <text:p>4.0620</text:p>
          </table:table-cell>
          <table:table-cell office:value-type="float" office:value="0.70437899999999998" table:style-name="ce3">
            <text:p>0.7044</text:p>
          </table:table-cell>
          <table:table-cell table:number-columns-repeated="16381"/>
        </table:table-row>
        <table:table-row table:style-name="ro1">
          <table:table-cell office:value-type="float" office:value="0.88924800000000004" table:style-name="ce3">
            <text:p>0.8892</text:p>
          </table:table-cell>
          <table:table-cell office:value-type="float" office:value="3.2248199999999998" table:style-name="ce3">
            <text:p>3.2248</text:p>
          </table:table-cell>
          <table:table-cell office:value-type="float" office:value="0.232318" table:style-name="ce3">
            <text:p>0.2323</text:p>
          </table:table-cell>
          <table:table-cell table:number-columns-repeated="16381"/>
        </table:table-row>
        <table:table-row table:style-name="ro1">
          <table:table-cell office:value-type="float" office:value="0.86274099999999998" table:style-name="ce3">
            <text:p>0.8627</text:p>
          </table:table-cell>
          <table:table-cell office:value-type="float" office:value="3.4161100000000002" table:style-name="ce3">
            <text:p>3.4161</text:p>
          </table:table-cell>
          <table:table-cell office:value-type="float" office:value="0.181586" table:style-name="ce3">
            <text:p>0.1816</text:p>
          </table:table-cell>
          <table:table-cell table:number-columns-repeated="16381"/>
        </table:table-row>
        <table:table-row table:style-name="ro1">
          <table:table-cell office:value-type="float" office:value="1.0845800000000001" table:style-name="ce3">
            <text:p>1.0846</text:p>
          </table:table-cell>
          <table:table-cell office:value-type="float" office:value="3.29678" table:style-name="ce3">
            <text:p>3.2968</text:p>
          </table:table-cell>
          <table:table-cell office:value-type="float" office:value="0.249556" table:style-name="ce3">
            <text:p>0.2496</text:p>
          </table:table-cell>
          <table:table-cell table:number-columns-repeated="16381"/>
        </table:table-row>
        <table:table-row table:style-name="ro1">
          <table:table-cell office:value-type="float" office:value="1.16954" table:style-name="ce3">
            <text:p>1.1695</text:p>
          </table:table-cell>
          <table:table-cell office:value-type="float" office:value="3.4544899999999998" table:style-name="ce3">
            <text:p>3.4545</text:p>
          </table:table-cell>
          <table:table-cell office:value-type="float" office:value="0.59463500000000002" table:style-name="ce3">
            <text:p>0.5946</text:p>
          </table:table-cell>
          <table:table-cell table:number-columns-repeated="16381"/>
        </table:table-row>
        <table:table-row table:style-name="ro1">
          <table:table-cell office:value-type="float" office:value="1.2945" table:style-name="ce3">
            <text:p>1.2945</text:p>
          </table:table-cell>
          <table:table-cell office:value-type="float" office:value="3.3697599999999999" table:style-name="ce3">
            <text:p>3.3698</text:p>
          </table:table-cell>
          <table:table-cell office:value-type="float" office:value="0.57328999999999997" table:style-name="ce3">
            <text:p>0.5733</text:p>
          </table:table-cell>
          <table:table-cell table:number-columns-repeated="16381"/>
        </table:table-row>
        <table:table-row table:style-name="ro1">
          <table:table-cell office:value-type="float" office:value="1.53433" table:style-name="ce3">
            <text:p>1.5343</text:p>
          </table:table-cell>
          <table:table-cell office:value-type="float" office:value="3.4566499999999998" table:style-name="ce3">
            <text:p>3.4567</text:p>
          </table:table-cell>
          <table:table-cell office:value-type="float" office:value="0.51777700000000004" table:style-name="ce3">
            <text:p>0.5178</text:p>
          </table:table-cell>
          <table:table-cell table:number-columns-repeated="16381"/>
        </table:table-row>
        <table:table-row table:style-name="ro1">
          <table:table-cell office:value-type="float" office:value="1.6430100000000001" table:style-name="ce3">
            <text:p>1.6430</text:p>
          </table:table-cell>
          <table:table-cell office:value-type="float" office:value="3.6181199999999998" table:style-name="ce3">
            <text:p>3.6181</text:p>
          </table:table-cell>
          <table:table-cell office:value-type="float" office:value="0.76522999999999997" table:style-name="ce3">
            <text:p>0.7652</text:p>
          </table:table-cell>
          <table:table-cell table:number-columns-repeated="16381"/>
        </table:table-row>
        <table:table-row table:style-name="ro1">
          <table:table-cell office:value-type="float" office:value="1.64998" table:style-name="ce3">
            <text:p>1.6500</text:p>
          </table:table-cell>
          <table:table-cell office:value-type="float" office:value="3.5904799999999999" table:style-name="ce3">
            <text:p>3.5905</text:p>
          </table:table-cell>
          <table:table-cell office:value-type="float" office:value="0.69462500000000005" table:style-name="ce3">
            <text:p>0.6946</text:p>
          </table:table-cell>
          <table:table-cell table:number-columns-repeated="16381"/>
        </table:table-row>
        <table:table-row table:style-name="ro1">
          <table:table-cell office:value-type="float" office:value="1.50447" table:style-name="ce3">
            <text:p>1.5045</text:p>
          </table:table-cell>
          <table:table-cell office:value-type="float" office:value="3.5969000000000002" table:style-name="ce3">
            <text:p>3.5969</text:p>
          </table:table-cell>
          <table:table-cell office:value-type="float" office:value="0.76121099999999997" table:style-name="ce3">
            <text:p>0.7612</text:p>
          </table:table-cell>
          <table:table-cell table:number-columns-repeated="16381"/>
        </table:table-row>
        <table:table-row table:style-name="ro1">
          <table:table-cell office:value-type="float" office:value="1.47224" table:style-name="ce3">
            <text:p>1.4722</text:p>
          </table:table-cell>
          <table:table-cell office:value-type="float" office:value="3.6546599999999998" table:style-name="ce3">
            <text:p>3.6547</text:p>
          </table:table-cell>
          <table:table-cell office:value-type="float" office:value="0.76226799999999995" table:style-name="ce3">
            <text:p>0.7623</text:p>
          </table:table-cell>
          <table:table-cell table:number-columns-repeated="16381"/>
        </table:table-row>
        <table:table-row table:style-name="ro1">
          <table:table-cell office:value-type="float" office:value="1.3734299999999999" table:style-name="ce3">
            <text:p>1.3734</text:p>
          </table:table-cell>
          <table:table-cell office:value-type="float" office:value="4.0277399999999997" table:style-name="ce3">
            <text:p>4.0277</text:p>
          </table:table-cell>
          <table:table-cell office:value-type="float" office:value="0.79699200000000003" table:style-name="ce3">
            <text:p>0.7970</text:p>
          </table:table-cell>
          <table:table-cell table:number-columns-repeated="16381"/>
        </table:table-row>
        <table:table-row table:style-name="ro1">
          <table:table-cell office:value-type="float" office:value="1.1937599999999999" table:style-name="ce3">
            <text:p>1.1938</text:p>
          </table:table-cell>
          <table:table-cell office:value-type="float" office:value="4.1199300000000001" table:style-name="ce3">
            <text:p>4.1199</text:p>
          </table:table-cell>
          <table:table-cell office:value-type="float" office:value="0.96976200000000001" table:style-name="ce3">
            <text:p>0.9698</text:p>
          </table:table-cell>
          <table:table-cell table:number-columns-repeated="16381"/>
        </table:table-row>
        <table:table-row table:style-name="ro1">
          <table:table-cell office:value-type="float" office:value="1.13612" table:style-name="ce3">
            <text:p>1.1361</text:p>
          </table:table-cell>
          <table:table-cell office:value-type="float" office:value="4.2438500000000001" table:style-name="ce3">
            <text:p>4.2439</text:p>
          </table:table-cell>
          <table:table-cell office:value-type="float" office:value="1.16791" table:style-name="ce3">
            <text:p>1.1679</text:p>
          </table:table-cell>
          <table:table-cell table:number-columns-repeated="16381"/>
        </table:table-row>
        <table:table-row table:style-name="ro1">
          <table:table-cell office:value-type="float" office:value="1.24752" table:style-name="ce3">
            <text:p>1.2475</text:p>
          </table:table-cell>
          <table:table-cell office:value-type="float" office:value="4.1968300000000003" table:style-name="ce3">
            <text:p>4.1968</text:p>
          </table:table-cell>
          <table:table-cell office:value-type="float" office:value="1.11561" table:style-name="ce3">
            <text:p>1.1156</text:p>
          </table:table-cell>
          <table:table-cell table:number-columns-repeated="16381"/>
        </table:table-row>
        <table:table-row table:style-name="ro1">
          <table:table-cell office:value-type="float" office:value="1.12043" table:style-name="ce3">
            <text:p>1.1204</text:p>
          </table:table-cell>
          <table:table-cell office:value-type="float" office:value="3.8222499999999999" table:style-name="ce3">
            <text:p>3.8223</text:p>
          </table:table-cell>
          <table:table-cell office:value-type="float" office:value="0.75392599999999999" table:style-name="ce3">
            <text:p>0.7539</text:p>
          </table:table-cell>
          <table:table-cell table:number-columns-repeated="16381"/>
        </table:table-row>
        <table:table-row table:style-name="ro1">
          <table:table-cell office:value-type="float" office:value="1.31166" table:style-name="ce3">
            <text:p>1.3117</text:p>
          </table:table-cell>
          <table:table-cell office:value-type="float" office:value="3.8616600000000001" table:style-name="ce3">
            <text:p>3.8617</text:p>
          </table:table-cell>
          <table:table-cell office:value-type="float" office:value="0.76619099999999996" table:style-name="ce3">
            <text:p>0.7662</text:p>
          </table:table-cell>
          <table:table-cell table:number-columns-repeated="16381"/>
        </table:table-row>
        <table:table-row table:style-name="ro1">
          <table:table-cell office:value-type="float" office:value="1.5198799999999999" table:style-name="ce3">
            <text:p>1.5199</text:p>
          </table:table-cell>
          <table:table-cell office:value-type="float" office:value="3.8225600000000002" table:style-name="ce3">
            <text:p>3.8226</text:p>
          </table:table-cell>
          <table:table-cell office:value-type="float" office:value="0.87910200000000005" table:style-name="ce3">
            <text:p>0.8791</text:p>
          </table:table-cell>
          <table:table-cell table:number-columns-repeated="16381"/>
        </table:table-row>
        <table:table-row table:style-name="ro1">
          <table:table-cell office:value-type="float" office:value="1.59192" table:style-name="ce3">
            <text:p>1.5919</text:p>
          </table:table-cell>
          <table:table-cell office:value-type="float" office:value="3.72736" table:style-name="ce3">
            <text:p>3.7274</text:p>
          </table:table-cell>
          <table:table-cell office:value-type="float" office:value="0.85069499999999998" table:style-name="ce3">
            <text:p>0.8507</text:p>
          </table:table-cell>
          <table:table-cell table:number-columns-repeated="16381"/>
        </table:table-row>
        <table:table-row table:style-name="ro1">
          <table:table-cell office:value-type="float" office:value="1.5845800000000001" table:style-name="ce3">
            <text:p>1.5846</text:p>
          </table:table-cell>
          <table:table-cell office:value-type="float" office:value="3.6424099999999999" table:style-name="ce3">
            <text:p>3.6424</text:p>
          </table:table-cell>
          <table:table-cell office:value-type="float" office:value="0.796736" table:style-name="ce3">
            <text:p>0.7967</text:p>
          </table:table-cell>
          <table:table-cell table:number-columns-repeated="16381"/>
        </table:table-row>
        <table:table-row table:style-name="ro1">
          <table:table-cell office:value-type="float" office:value="1.36944" table:style-name="ce3">
            <text:p>1.3694</text:p>
          </table:table-cell>
          <table:table-cell office:value-type="float" office:value="3.5618500000000002" table:style-name="ce3">
            <text:p>3.5619</text:p>
          </table:table-cell>
          <table:table-cell office:value-type="float" office:value="0.77419199999999999" table:style-name="ce3">
            <text:p>0.7742</text:p>
          </table:table-cell>
          <table:table-cell table:number-columns-repeated="16381"/>
        </table:table-row>
        <table:table-row table:style-name="ro1">
          <table:table-cell office:value-type="float" office:value="1.5664899999999999" table:style-name="ce3">
            <text:p>1.5665</text:p>
          </table:table-cell>
          <table:table-cell office:value-type="float" office:value="3.5748600000000001" table:style-name="ce3">
            <text:p>3.5749</text:p>
          </table:table-cell>
          <table:table-cell office:value-type="float" office:value="0.63103500000000001" table:style-name="ce3">
            <text:p>0.6310</text:p>
          </table:table-cell>
          <table:table-cell table:number-columns-repeated="16381"/>
        </table:table-row>
        <table:table-row table:style-name="ro1">
          <table:table-cell office:value-type="float" office:value="1.49224" table:style-name="ce3">
            <text:p>1.4922</text:p>
          </table:table-cell>
          <table:table-cell office:value-type="float" office:value="3.8829199999999999" table:style-name="ce3">
            <text:p>3.8829</text:p>
          </table:table-cell>
          <table:table-cell office:value-type="float" office:value="0.79908599999999996" table:style-name="ce3">
            <text:p>0.7991</text:p>
          </table:table-cell>
          <table:table-cell table:number-columns-repeated="16381"/>
        </table:table-row>
        <table:table-row table:style-name="ro1">
          <table:table-cell office:value-type="float" office:value="1.42052" table:style-name="ce3">
            <text:p>1.4205</text:p>
          </table:table-cell>
          <table:table-cell office:value-type="float" office:value="4.0604399999999998" table:style-name="ce3">
            <text:p>4.0604</text:p>
          </table:table-cell>
          <table:table-cell office:value-type="float" office:value="0.98072400000000004" table:style-name="ce3">
            <text:p>0.9807</text:p>
          </table:table-cell>
          <table:table-cell table:number-columns-repeated="16381"/>
        </table:table-row>
        <table:table-row table:style-name="ro1">
          <table:table-cell office:value-type="float" office:value="1.07534" table:style-name="ce3">
            <text:p>1.0753</text:p>
          </table:table-cell>
          <table:table-cell office:value-type="float" office:value="4.0318100000000001" table:style-name="ce3">
            <text:p>4.0318</text:p>
          </table:table-cell>
          <table:table-cell office:value-type="float" office:value="0.83608199999999999" table:style-name="ce3">
            <text:p>0.8361</text:p>
          </table:table-cell>
          <table:table-cell table:number-columns-repeated="16381"/>
        </table:table-row>
        <table:table-row table:style-name="ro1">
          <table:table-cell office:value-type="float" office:value="0.70865" table:style-name="ce3">
            <text:p>0.7087</text:p>
          </table:table-cell>
          <table:table-cell office:value-type="float" office:value="3.7382499999999999" table:style-name="ce3">
            <text:p>3.7383</text:p>
          </table:table-cell>
          <table:table-cell office:value-type="float" office:value="0.63464600000000004" table:style-name="ce3">
            <text:p>0.6346</text:p>
          </table:table-cell>
          <table:table-cell table:number-columns-repeated="16381"/>
        </table:table-row>
        <table:table-row table:style-name="ro1">
          <table:table-cell office:value-type="float" office:value="0.72885200000000006" table:style-name="ce3">
            <text:p>0.7289</text:p>
          </table:table-cell>
          <table:table-cell office:value-type="float" office:value="3.6785299999999999" table:style-name="ce3">
            <text:p>3.6785</text:p>
          </table:table-cell>
          <table:table-cell office:value-type="float" office:value="0.84195699999999996" table:style-name="ce3">
            <text:p>0.8420</text:p>
          </table:table-cell>
          <table:table-cell table:number-columns-repeated="16381"/>
        </table:table-row>
        <table:table-row table:style-name="ro1">
          <table:table-cell office:value-type="float" office:value="1.0504599999999999" table:style-name="ce3">
            <text:p>1.0505</text:p>
          </table:table-cell>
          <table:table-cell office:value-type="float" office:value="3.7690199999999998" table:style-name="ce3">
            <text:p>3.7690</text:p>
          </table:table-cell>
          <table:table-cell office:value-type="float" office:value="0.92515099999999995" table:style-name="ce3">
            <text:p>0.9252</text:p>
          </table:table-cell>
          <table:table-cell table:number-columns-repeated="16381"/>
        </table:table-row>
        <table:table-row table:style-name="ro1">
          <table:table-cell office:value-type="float" office:value="1.1115999999999999" table:style-name="ce3">
            <text:p>1.1116</text:p>
          </table:table-cell>
          <table:table-cell office:value-type="float" office:value="3.5918800000000002" table:style-name="ce3">
            <text:p>3.5919</text:p>
          </table:table-cell>
          <table:table-cell office:value-type="float" office:value="0.88813600000000004" table:style-name="ce3">
            <text:p>0.8881</text:p>
          </table:table-cell>
          <table:table-cell table:number-columns-repeated="16381"/>
        </table:table-row>
        <table:table-row table:style-name="ro1">
          <table:table-cell office:value-type="float" office:value="1.26169" table:style-name="ce3">
            <text:p>1.2617</text:p>
          </table:table-cell>
          <table:table-cell office:value-type="float" office:value="3.4466800000000002" table:style-name="ce3">
            <text:p>3.4467</text:p>
          </table:table-cell>
          <table:table-cell office:value-type="float" office:value="0.84904400000000002" table:style-name="ce3">
            <text:p>0.8490</text:p>
          </table:table-cell>
          <table:table-cell table:number-columns-repeated="16381"/>
        </table:table-row>
        <table:table-row table:style-name="ro1">
          <table:table-cell office:value-type="float" office:value="1.3876500000000001" table:style-name="ce3">
            <text:p>1.3877</text:p>
          </table:table-cell>
          <table:table-cell office:value-type="float" office:value="3.4394800000000001" table:style-name="ce3">
            <text:p>3.4395</text:p>
          </table:table-cell>
          <table:table-cell office:value-type="float" office:value="0.76576299999999997" table:style-name="ce3">
            <text:p>0.7658</text:p>
          </table:table-cell>
          <table:table-cell table:number-columns-repeated="16381"/>
        </table:table-row>
        <table:table-row table:style-name="ro1">
          <table:table-cell office:value-type="float" office:value="1.27596" table:style-name="ce3">
            <text:p>1.2760</text:p>
          </table:table-cell>
          <table:table-cell office:value-type="float" office:value="3.3191799999999998" table:style-name="ce3">
            <text:p>3.3192</text:p>
          </table:table-cell>
          <table:table-cell office:value-type="float" office:value="0.77624899999999997" table:style-name="ce3">
            <text:p>0.7762</text:p>
          </table:table-cell>
          <table:table-cell table:number-columns-repeated="16381"/>
        </table:table-row>
        <table:table-row table:style-name="ro1">
          <table:table-cell office:value-type="float" office:value="1.2158599999999999" table:style-name="ce3">
            <text:p>1.2159</text:p>
          </table:table-cell>
          <table:table-cell office:value-type="float" office:value="3.34368" table:style-name="ce3">
            <text:p>3.3437</text:p>
          </table:table-cell>
          <table:table-cell office:value-type="float" office:value="0.72515499999999999" table:style-name="ce3">
            <text:p>0.7252</text:p>
          </table:table-cell>
          <table:table-cell table:number-columns-repeated="16381"/>
        </table:table-row>
        <table:table-row table:style-name="ro1">
          <table:table-cell office:value-type="float" office:value="1.3490599999999999" table:style-name="ce3">
            <text:p>1.3491</text:p>
          </table:table-cell>
          <table:table-cell office:value-type="float" office:value="3.3215499999999998" table:style-name="ce3">
            <text:p>3.3216</text:p>
          </table:table-cell>
          <table:table-cell office:value-type="float" office:value="0.75565400000000005" table:style-name="ce3">
            <text:p>0.7557</text:p>
          </table:table-cell>
          <table:table-cell table:number-columns-repeated="16381"/>
        </table:table-row>
        <table:table-row table:style-name="ro1">
          <table:table-cell office:value-type="float" office:value="1.1999899999999999" table:style-name="ce3">
            <text:p>1.2000</text:p>
          </table:table-cell>
          <table:table-cell office:value-type="float" office:value="3.6054499999999998" table:style-name="ce3">
            <text:p>3.6055</text:p>
          </table:table-cell>
          <table:table-cell office:value-type="float" office:value="0.97882800000000003" table:style-name="ce3">
            <text:p>0.9788</text:p>
          </table:table-cell>
          <table:table-cell table:number-columns-repeated="16381"/>
        </table:table-row>
        <table:table-row table:style-name="ro1">
          <table:table-cell office:value-type="float" office:value="0.99645300000000003" table:style-name="ce3">
            <text:p>0.9965</text:p>
          </table:table-cell>
          <table:table-cell office:value-type="float" office:value="3.75678" table:style-name="ce3">
            <text:p>3.7568</text:p>
          </table:table-cell>
          <table:table-cell office:value-type="float" office:value="1.03914" table:style-name="ce3">
            <text:p>1.0391</text:p>
          </table:table-cell>
          <table:table-cell table:number-columns-repeated="16381"/>
        </table:table-row>
        <table:table-row table:style-name="ro1">
          <table:table-cell office:value-type="float" office:value="1.01698" table:style-name="ce3">
            <text:p>1.0170</text:p>
          </table:table-cell>
          <table:table-cell office:value-type="float" office:value="3.9192499999999999" table:style-name="ce3">
            <text:p>3.9193</text:p>
          </table:table-cell>
          <table:table-cell office:value-type="float" office:value="0.91159900000000005" table:style-name="ce3">
            <text:p>0.9116</text:p>
          </table:table-cell>
          <table:table-cell table:number-columns-repeated="16381"/>
        </table:table-row>
        <table:table-row table:style-name="ro1">
          <table:table-cell office:value-type="float" office:value="0.92474299999999998" table:style-name="ce3">
            <text:p>0.9247</text:p>
          </table:table-cell>
          <table:table-cell office:value-type="float" office:value="3.7553899999999998" table:style-name="ce3">
            <text:p>3.7554</text:p>
          </table:table-cell>
          <table:table-cell office:value-type="float" office:value="1.02972" table:style-name="ce3">
            <text:p>1.0297</text:p>
          </table:table-cell>
          <table:table-cell table:number-columns-repeated="16381"/>
        </table:table-row>
        <table:table-row table:style-name="ro1">
          <table:table-cell office:value-type="float" office:value="1.0343599999999999" table:style-name="ce3">
            <text:p>1.0344</text:p>
          </table:table-cell>
          <table:table-cell office:value-type="float" office:value="3.6828599999999998" table:style-name="ce3">
            <text:p>3.6829</text:p>
          </table:table-cell>
          <table:table-cell office:value-type="float" office:value="1.18391" table:style-name="ce3">
            <text:p>1.1839</text:p>
          </table:table-cell>
          <table:table-cell table:number-columns-repeated="16381"/>
        </table:table-row>
        <table:table-row table:style-name="ro1">
          <table:table-cell office:value-type="float" office:value="0.76519999999999999" table:style-name="ce3">
            <text:p>0.7652</text:p>
          </table:table-cell>
          <table:table-cell office:value-type="float" office:value="3.5394299999999999" table:style-name="ce3">
            <text:p>3.5394</text:p>
          </table:table-cell>
          <table:table-cell office:value-type="float" office:value="1.0514399999999999" table:style-name="ce3">
            <text:p>1.0514</text:p>
          </table:table-cell>
          <table:table-cell table:number-columns-repeated="16381"/>
        </table:table-row>
        <table:table-row table:style-name="ro1">
          <table:table-cell office:value-type="float" office:value="0.757498" table:style-name="ce3">
            <text:p>0.7575</text:p>
          </table:table-cell>
          <table:table-cell office:value-type="float" office:value="3.2342300000000002" table:style-name="ce3">
            <text:p>3.2342</text:p>
          </table:table-cell>
          <table:table-cell office:value-type="float" office:value="0.72592500000000004" table:style-name="ce3">
            <text:p>0.7259</text:p>
          </table:table-cell>
          <table:table-cell table:number-columns-repeated="16381"/>
        </table:table-row>
        <table:table-row table:style-name="ro1">
          <table:table-cell office:value-type="float" office:value="1.1546099999999999" table:style-name="ce3">
            <text:p>1.1546</text:p>
          </table:table-cell>
          <table:table-cell office:value-type="float" office:value="3.3422700000000001" table:style-name="ce3">
            <text:p>3.3423</text:p>
          </table:table-cell>
          <table:table-cell office:value-type="float" office:value="0.88441999999999998" table:style-name="ce3">
            <text:p>0.8844</text:p>
          </table:table-cell>
          <table:table-cell table:number-columns-repeated="16381"/>
        </table:table-row>
        <table:table-row table:style-name="ro1">
          <table:table-cell office:value-type="float" office:value="1.1872400000000001" table:style-name="ce3">
            <text:p>1.1872</text:p>
          </table:table-cell>
          <table:table-cell office:value-type="float" office:value="3.3107500000000001" table:style-name="ce3">
            <text:p>3.3108</text:p>
          </table:table-cell>
          <table:table-cell office:value-type="float" office:value="0.84727399999999997" table:style-name="ce3">
            <text:p>0.8473</text:p>
          </table:table-cell>
          <table:table-cell table:number-columns-repeated="16381"/>
        </table:table-row>
        <table:table-row table:style-name="ro1">
          <table:table-cell office:value-type="float" office:value="1.36504" table:style-name="ce3">
            <text:p>1.3650</text:p>
          </table:table-cell>
          <table:table-cell office:value-type="float" office:value="3.5526499999999999" table:style-name="ce3">
            <text:p>3.5527</text:p>
          </table:table-cell>
          <table:table-cell office:value-type="float" office:value="0.90647900000000003" table:style-name="ce3">
            <text:p>0.9065</text:p>
          </table:table-cell>
          <table:table-cell table:number-columns-repeated="16381"/>
        </table:table-row>
        <table:table-row table:style-name="ro1">
          <table:table-cell office:value-type="float" office:value="1.19045" table:style-name="ce3">
            <text:p>1.1905</text:p>
          </table:table-cell>
          <table:table-cell office:value-type="float" office:value="3.3684400000000001" table:style-name="ce3">
            <text:p>3.3684</text:p>
          </table:table-cell>
          <table:table-cell office:value-type="float" office:value="0.73633199999999999" table:style-name="ce3">
            <text:p>0.7363</text:p>
          </table:table-cell>
          <table:table-cell table:number-columns-repeated="16381"/>
        </table:table-row>
        <table:table-row table:style-name="ro1">
          <table:table-cell office:value-type="float" office:value="1.39476" table:style-name="ce3">
            <text:p>1.3948</text:p>
          </table:table-cell>
          <table:table-cell office:value-type="float" office:value="3.38632" table:style-name="ce3">
            <text:p>3.3863</text:p>
          </table:table-cell>
          <table:table-cell office:value-type="float" office:value="0.84880800000000001" table:style-name="ce3">
            <text:p>0.8488</text:p>
          </table:table-cell>
          <table:table-cell table:number-columns-repeated="16381"/>
        </table:table-row>
        <table:table-row table:style-name="ro1">
          <table:table-cell office:value-type="float" office:value="1.2301" table:style-name="ce3">
            <text:p>1.2301</text:p>
          </table:table-cell>
          <table:table-cell office:value-type="float" office:value="3.4768500000000002" table:style-name="ce3">
            <text:p>3.4769</text:p>
          </table:table-cell>
          <table:table-cell office:value-type="float" office:value="1.0105900000000001" table:style-name="ce3">
            <text:p>1.0106</text:p>
          </table:table-cell>
          <table:table-cell table:number-columns-repeated="16381"/>
        </table:table-row>
        <table:table-row table:style-name="ro1">
          <table:table-cell office:value-type="float" office:value="1.0357700000000001" table:style-name="ce3">
            <text:p>1.0358</text:p>
          </table:table-cell>
          <table:table-cell office:value-type="float" office:value="3.6839900000000001" table:style-name="ce3">
            <text:p>3.6840</text:p>
          </table:table-cell>
          <table:table-cell office:value-type="float" office:value="0.98375800000000002" table:style-name="ce3">
            <text:p>0.9838</text:p>
          </table:table-cell>
          <table:table-cell table:number-columns-repeated="16381"/>
        </table:table-row>
        <table:table-row table:style-name="ro1">
          <table:table-cell office:value-type="float" office:value="1.25925" table:style-name="ce3">
            <text:p>1.2593</text:p>
          </table:table-cell>
          <table:table-cell office:value-type="float" office:value="3.6550699999999998" table:style-name="ce3">
            <text:p>3.6551</text:p>
          </table:table-cell>
          <table:table-cell office:value-type="float" office:value="1.07026" table:style-name="ce3">
            <text:p>1.0703</text:p>
          </table:table-cell>
          <table:table-cell table:number-columns-repeated="16381"/>
        </table:table-row>
        <table:table-row table:style-name="ro1">
          <table:table-cell office:value-type="float" office:value="1.01627" table:style-name="ce3">
            <text:p>1.0163</text:p>
          </table:table-cell>
          <table:table-cell office:value-type="float" office:value="3.40747" table:style-name="ce3">
            <text:p>3.4075</text:p>
          </table:table-cell>
          <table:table-cell office:value-type="float" office:value="0.965256" table:style-name="ce3">
            <text:p>0.9653</text:p>
          </table:table-cell>
          <table:table-cell table:number-columns-repeated="16381"/>
        </table:table-row>
        <table:table-row table:style-name="ro1">
          <table:table-cell office:value-type="float" office:value="0.81023599999999996" table:style-name="ce3">
            <text:p>0.8102</text:p>
          </table:table-cell>
          <table:table-cell office:value-type="float" office:value="3.1440600000000001" table:style-name="ce3">
            <text:p>3.1441</text:p>
          </table:table-cell>
          <table:table-cell office:value-type="float" office:value="0.73325799999999997" table:style-name="ce3">
            <text:p>0.7333</text:p>
          </table:table-cell>
          <table:table-cell table:number-columns-repeated="16381"/>
        </table:table-row>
        <table:table-row table:style-name="ro1">
          <table:table-cell office:value-type="float" office:value="1.0692200000000001" table:style-name="ce3">
            <text:p>1.0692</text:p>
          </table:table-cell>
          <table:table-cell office:value-type="float" office:value="3.5303300000000002" table:style-name="ce3">
            <text:p>3.5303</text:p>
          </table:table-cell>
          <table:table-cell office:value-type="float" office:value="0.98911899999999997" table:style-name="ce3">
            <text:p>0.9891</text:p>
          </table:table-cell>
          <table:table-cell table:number-columns-repeated="16381"/>
        </table:table-row>
        <table:table-row table:style-name="ro1">
          <table:table-cell office:value-type="float" office:value="1.02904" table:style-name="ce3">
            <text:p>1.0290</text:p>
          </table:table-cell>
          <table:table-cell office:value-type="float" office:value="3.50122" table:style-name="ce3">
            <text:p>3.5012</text:p>
          </table:table-cell>
          <table:table-cell office:value-type="float" office:value="0.91756099999999996" table:style-name="ce3">
            <text:p>0.9176</text:p>
          </table:table-cell>
          <table:table-cell table:number-columns-repeated="16381"/>
        </table:table-row>
        <table:table-row table:style-name="ro1">
          <table:table-cell office:value-type="float" office:value="1.27447" table:style-name="ce3">
            <text:p>1.2745</text:p>
          </table:table-cell>
          <table:table-cell office:value-type="float" office:value="3.48516" table:style-name="ce3">
            <text:p>3.4852</text:p>
          </table:table-cell>
          <table:table-cell office:value-type="float" office:value="0.96781300000000003" table:style-name="ce3">
            <text:p>0.9678</text:p>
          </table:table-cell>
          <table:table-cell table:number-columns-repeated="16381"/>
        </table:table-row>
        <table:table-row table:style-name="ro1">
          <table:table-cell office:value-type="float" office:value="1.45089" table:style-name="ce3">
            <text:p>1.4509</text:p>
          </table:table-cell>
          <table:table-cell office:value-type="float" office:value="3.5533999999999999" table:style-name="ce3">
            <text:p>3.5534</text:p>
          </table:table-cell>
          <table:table-cell office:value-type="float" office:value="0.875475" table:style-name="ce3">
            <text:p>0.8755</text:p>
          </table:table-cell>
          <table:table-cell table:number-columns-repeated="16381"/>
        </table:table-row>
        <table:table-row table:style-name="ro1">
          <table:table-cell office:value-type="float" office:value="1.32789" table:style-name="ce3">
            <text:p>1.3279</text:p>
          </table:table-cell>
          <table:table-cell office:value-type="float" office:value="3.4100899999999998" table:style-name="ce3">
            <text:p>3.4101</text:p>
          </table:table-cell>
          <table:table-cell office:value-type="float" office:value="0.65632900000000005" table:style-name="ce3">
            <text:p>0.6563</text:p>
          </table:table-cell>
          <table:table-cell table:number-columns-repeated="16381"/>
        </table:table-row>
        <table:table-row table:style-name="ro1">
          <table:table-cell office:value-type="float" office:value="1.28599" table:style-name="ce3">
            <text:p>1.2860</text:p>
          </table:table-cell>
          <table:table-cell office:value-type="float" office:value="3.42916" table:style-name="ce3">
            <text:p>3.4292</text:p>
          </table:table-cell>
          <table:table-cell office:value-type="float" office:value="0.71781700000000004" table:style-name="ce3">
            <text:p>0.7178</text:p>
          </table:table-cell>
          <table:table-cell table:number-columns-repeated="16381"/>
        </table:table-row>
        <table:table-row table:style-name="ro1">
          <table:table-cell office:value-type="float" office:value="1.2163900000000001" table:style-name="ce3">
            <text:p>1.2164</text:p>
          </table:table-cell>
          <table:table-cell office:value-type="float" office:value="3.3593500000000001" table:style-name="ce3">
            <text:p>3.3594</text:p>
          </table:table-cell>
          <table:table-cell office:value-type="float" office:value="0.58961399999999997" table:style-name="ce3">
            <text:p>0.5896</text:p>
          </table:table-cell>
          <table:table-cell table:number-columns-repeated="16381"/>
        </table:table-row>
        <table:table-row table:style-name="ro1">
          <table:table-cell office:value-type="float" office:value="1.1089899999999999" table:style-name="ce3">
            <text:p>1.1090</text:p>
          </table:table-cell>
          <table:table-cell office:value-type="float" office:value="3.49621" table:style-name="ce3">
            <text:p>3.4962</text:p>
          </table:table-cell>
          <table:table-cell office:value-type="float" office:value="0.75983299999999998" table:style-name="ce3">
            <text:p>0.7598</text:p>
          </table:table-cell>
          <table:table-cell table:number-columns-repeated="16381"/>
        </table:table-row>
        <table:table-row table:style-name="ro1">
          <table:table-cell office:value-type="float" office:value="0.92245100000000002" table:style-name="ce3">
            <text:p>0.9225</text:p>
          </table:table-cell>
          <table:table-cell office:value-type="float" office:value="3.6546500000000002" table:style-name="ce3">
            <text:p>3.6547</text:p>
          </table:table-cell>
          <table:table-cell office:value-type="float" office:value="0.62446400000000002" table:style-name="ce3">
            <text:p>0.6245</text:p>
          </table:table-cell>
          <table:table-cell table:number-columns-repeated="16381"/>
        </table:table-row>
        <table:table-row table:style-name="ro1">
          <table:table-cell office:value-type="float" office:value="0.97142700000000004" table:style-name="ce3">
            <text:p>0.9714</text:p>
          </table:table-cell>
          <table:table-cell office:value-type="float" office:value="3.782" table:style-name="ce3">
            <text:p>3.7820</text:p>
          </table:table-cell>
          <table:table-cell office:value-type="float" office:value="0.57370399999999999" table:style-name="ce3">
            <text:p>0.5737</text:p>
          </table:table-cell>
          <table:table-cell table:number-columns-repeated="16381"/>
        </table:table-row>
        <table:table-row table:style-name="ro1">
          <table:table-cell office:value-type="float" office:value="0.83223000000000003" table:style-name="ce3">
            <text:p>0.8322</text:p>
          </table:table-cell>
          <table:table-cell office:value-type="float" office:value="3.60589" table:style-name="ce3">
            <text:p>3.6059</text:p>
          </table:table-cell>
          <table:table-cell office:value-type="float" office:value="0.54388499999999995" table:style-name="ce3">
            <text:p>0.5439</text:p>
          </table:table-cell>
          <table:table-cell table:number-columns-repeated="16381"/>
        </table:table-row>
        <table:table-row table:style-name="ro1">
          <table:table-cell office:value-type="float" office:value="1.02478" table:style-name="ce3">
            <text:p>1.0248</text:p>
          </table:table-cell>
          <table:table-cell office:value-type="float" office:value="3.3990399999999998" table:style-name="ce3">
            <text:p>3.3990</text:p>
          </table:table-cell>
          <table:table-cell office:value-type="float" office:value="0.54976199999999997" table:style-name="ce3">
            <text:p>0.5498</text:p>
          </table:table-cell>
          <table:table-cell table:number-columns-repeated="16381"/>
        </table:table-row>
        <table:table-row table:style-name="ro1">
          <table:table-cell office:value-type="float" office:value="0.971051" table:style-name="ce3">
            <text:p>0.9711</text:p>
          </table:table-cell>
          <table:table-cell office:value-type="float" office:value="3.4813800000000001" table:style-name="ce3">
            <text:p>3.4814</text:p>
          </table:table-cell>
          <table:table-cell office:value-type="float" office:value="0.61611199999999999" table:style-name="ce3">
            <text:p>0.6161</text:p>
          </table:table-cell>
          <table:table-cell table:number-columns-repeated="16381"/>
        </table:table-row>
        <table:table-row table:style-name="ro1">
          <table:table-cell office:value-type="float" office:value="0.98562099999999997" table:style-name="ce3">
            <text:p>0.9856</text:p>
          </table:table-cell>
          <table:table-cell office:value-type="float" office:value="3.3811100000000001" table:style-name="ce3">
            <text:p>3.3811</text:p>
          </table:table-cell>
          <table:table-cell office:value-type="float" office:value="0.60624199999999995" table:style-name="ce3">
            <text:p>0.6062</text:p>
          </table:table-cell>
          <table:table-cell table:number-columns-repeated="16381"/>
        </table:table-row>
        <table:table-row table:style-name="ro1">
          <table:table-cell office:value-type="float" office:value="1.2882" table:style-name="ce3">
            <text:p>1.2882</text:p>
          </table:table-cell>
          <table:table-cell office:value-type="float" office:value="3.5270800000000002" table:style-name="ce3">
            <text:p>3.5271</text:p>
          </table:table-cell>
          <table:table-cell office:value-type="float" office:value="0.63141000000000003" table:style-name="ce3">
            <text:p>0.6314</text:p>
          </table:table-cell>
          <table:table-cell table:number-columns-repeated="16381"/>
        </table:table-row>
        <table:table-row table:style-name="ro1">
          <table:table-cell office:value-type="float" office:value="1.54027" table:style-name="ce3">
            <text:p>1.5403</text:p>
          </table:table-cell>
          <table:table-cell office:value-type="float" office:value="3.4387599999999998" table:style-name="ce3">
            <text:p>3.4388</text:p>
          </table:table-cell>
          <table:table-cell office:value-type="float" office:value="0.71924100000000002" table:style-name="ce3">
            <text:p>0.7192</text:p>
          </table:table-cell>
          <table:table-cell table:number-columns-repeated="16381"/>
        </table:table-row>
        <table:table-row table:style-name="ro1">
          <table:table-cell office:value-type="float" office:value="1.7054499999999999" table:style-name="ce3">
            <text:p>1.7055</text:p>
          </table:table-cell>
          <table:table-cell office:value-type="float" office:value="3.4845999999999999" table:style-name="ce3">
            <text:p>3.4846</text:p>
          </table:table-cell>
          <table:table-cell office:value-type="float" office:value="0.74079200000000001" table:style-name="ce3">
            <text:p>0.7408</text:p>
          </table:table-cell>
          <table:table-cell table:number-columns-repeated="16381"/>
        </table:table-row>
        <table:table-row table:style-name="ro1">
          <table:table-cell office:value-type="float" office:value="1.40472" table:style-name="ce3">
            <text:p>1.4047</text:p>
          </table:table-cell>
          <table:table-cell office:value-type="float" office:value="3.4512700000000001" table:style-name="ce3">
            <text:p>3.4513</text:p>
          </table:table-cell>
          <table:table-cell office:value-type="float" office:value="0.66073199999999999" table:style-name="ce3">
            <text:p>0.6607</text:p>
          </table:table-cell>
          <table:table-cell table:number-columns-repeated="16381"/>
        </table:table-row>
        <table:table-row table:style-name="ro1">
          <table:table-cell office:value-type="float" office:value="1.41323" table:style-name="ce3">
            <text:p>1.4132</text:p>
          </table:table-cell>
          <table:table-cell office:value-type="float" office:value="3.4750899999999998" table:style-name="ce3">
            <text:p>3.4751</text:p>
          </table:table-cell>
          <table:table-cell office:value-type="float" office:value="0.69758299999999995" table:style-name="ce3">
            <text:p>0.6976</text:p>
          </table:table-cell>
          <table:table-cell table:number-columns-repeated="16381"/>
        </table:table-row>
        <table:table-row table:style-name="ro1">
          <table:table-cell office:value-type="float" office:value="1.46919" table:style-name="ce3">
            <text:p>1.4692</text:p>
          </table:table-cell>
          <table:table-cell office:value-type="float" office:value="3.8266" table:style-name="ce3">
            <text:p>3.8266</text:p>
          </table:table-cell>
          <table:table-cell office:value-type="float" office:value="0.81752499999999995" table:style-name="ce3">
            <text:p>0.8175</text:p>
          </table:table-cell>
          <table:table-cell table:number-columns-repeated="16381"/>
        </table:table-row>
        <table:table-row table:style-name="ro1">
          <table:table-cell office:value-type="float" office:value="1.2461899999999999" table:style-name="ce3">
            <text:p>1.2462</text:p>
          </table:table-cell>
          <table:table-cell office:value-type="float" office:value="4.0906500000000001" table:style-name="ce3">
            <text:p>4.0907</text:p>
          </table:table-cell>
          <table:table-cell office:value-type="float" office:value="0.87122500000000003" table:style-name="ce3">
            <text:p>0.8712</text:p>
          </table:table-cell>
          <table:table-cell table:number-columns-repeated="16381"/>
        </table:table-row>
        <table:table-row table:style-name="ro1">
          <table:table-cell office:value-type="float" office:value="1.1708799999999999" table:style-name="ce3">
            <text:p>1.1709</text:p>
          </table:table-cell>
          <table:table-cell office:value-type="float" office:value="3.7865500000000001" table:style-name="ce3">
            <text:p>3.7866</text:p>
          </table:table-cell>
          <table:table-cell office:value-type="float" office:value="0.66672799999999999" table:style-name="ce3">
            <text:p>0.6667</text:p>
          </table:table-cell>
          <table:table-cell table:number-columns-repeated="16381"/>
        </table:table-row>
        <table:table-row table:style-name="ro1">
          <table:table-cell office:value-type="float" office:value="1.05901" table:style-name="ce3">
            <text:p>1.0590</text:p>
          </table:table-cell>
          <table:table-cell office:value-type="float" office:value="3.53369" table:style-name="ce3">
            <text:p>3.5337</text:p>
          </table:table-cell>
          <table:table-cell office:value-type="float" office:value="0.55670900000000001" table:style-name="ce3">
            <text:p>0.5567</text:p>
          </table:table-cell>
          <table:table-cell table:number-columns-repeated="16381"/>
        </table:table-row>
        <table:table-row table:style-name="ro1">
          <table:table-cell office:value-type="float" office:value="1.1644699999999999" table:style-name="ce3">
            <text:p>1.1645</text:p>
          </table:table-cell>
          <table:table-cell office:value-type="float" office:value="3.6777899999999999" table:style-name="ce3">
            <text:p>3.6778</text:p>
          </table:table-cell>
          <table:table-cell office:value-type="float" office:value="0.97691600000000001" table:style-name="ce3">
            <text:p>0.9769</text:p>
          </table:table-cell>
          <table:table-cell table:number-columns-repeated="16381"/>
        </table:table-row>
        <table:table-row table:style-name="ro1">
          <table:table-cell office:value-type="float" office:value="1.15751" table:style-name="ce3">
            <text:p>1.1575</text:p>
          </table:table-cell>
          <table:table-cell office:value-type="float" office:value="3.42509" table:style-name="ce3">
            <text:p>3.4251</text:p>
          </table:table-cell>
          <table:table-cell office:value-type="float" office:value="0.79900599999999999" table:style-name="ce3">
            <text:p>0.7990</text:p>
          </table:table-cell>
          <table:table-cell table:number-columns-repeated="16381"/>
        </table:table-row>
        <table:table-row table:style-name="ro1">
          <table:table-cell office:value-type="float" office:value="1.2209700000000001" table:style-name="ce3">
            <text:p>1.2210</text:p>
          </table:table-cell>
          <table:table-cell office:value-type="float" office:value="3.3979599999999999" table:style-name="ce3">
            <text:p>3.3980</text:p>
          </table:table-cell>
          <table:table-cell office:value-type="float" office:value="0.82840199999999997" table:style-name="ce3">
            <text:p>0.8284</text:p>
          </table:table-cell>
          <table:table-cell table:number-columns-repeated="16381"/>
        </table:table-row>
        <table:table-row table:style-name="ro1">
          <table:table-cell office:value-type="float" office:value="1.3885099999999999" table:style-name="ce3">
            <text:p>1.3885</text:p>
          </table:table-cell>
          <table:table-cell office:value-type="float" office:value="3.21617" table:style-name="ce3">
            <text:p>3.2162</text:p>
          </table:table-cell>
          <table:table-cell office:value-type="float" office:value="0.66691199999999995" table:style-name="ce3">
            <text:p>0.6669</text:p>
          </table:table-cell>
          <table:table-cell table:number-columns-repeated="16381"/>
        </table:table-row>
        <table:table-row table:style-name="ro1">
          <table:table-cell office:value-type="float" office:value="1.54298" table:style-name="ce3">
            <text:p>1.5430</text:p>
          </table:table-cell>
          <table:table-cell office:value-type="float" office:value="3.2706499999999998" table:style-name="ce3">
            <text:p>3.2707</text:p>
          </table:table-cell>
          <table:table-cell office:value-type="float" office:value="0.54359999999999997" table:style-name="ce3">
            <text:p>0.5436</text:p>
          </table:table-cell>
          <table:table-cell table:number-columns-repeated="16381"/>
        </table:table-row>
        <table:table-row table:style-name="ro1">
          <table:table-cell office:value-type="float" office:value="1.3463700000000001" table:style-name="ce3">
            <text:p>1.3464</text:p>
          </table:table-cell>
          <table:table-cell office:value-type="float" office:value="3.2550500000000002" table:style-name="ce3">
            <text:p>3.2551</text:p>
          </table:table-cell>
          <table:table-cell office:value-type="float" office:value="0.34366099999999999" table:style-name="ce3">
            <text:p>0.3437</text:p>
          </table:table-cell>
          <table:table-cell table:number-columns-repeated="16381"/>
        </table:table-row>
        <table:table-row table:style-name="ro1">
          <table:table-cell office:value-type="float" office:value="1.3435900000000001" table:style-name="ce3">
            <text:p>1.3436</text:p>
          </table:table-cell>
          <table:table-cell office:value-type="float" office:value="3.18512" table:style-name="ce3">
            <text:p>3.1851</text:p>
          </table:table-cell>
          <table:table-cell office:value-type="float" office:value="0.65510900000000005" table:style-name="ce3">
            <text:p>0.6551</text:p>
          </table:table-cell>
          <table:table-cell table:number-columns-repeated="16381"/>
        </table:table-row>
        <table:table-row table:style-name="ro1">
          <table:table-cell office:value-type="float" office:value="1.28579" table:style-name="ce3">
            <text:p>1.2858</text:p>
          </table:table-cell>
          <table:table-cell office:value-type="float" office:value="3.1520199999999998" table:style-name="ce3">
            <text:p>3.1520</text:p>
          </table:table-cell>
          <table:table-cell office:value-type="float" office:value="0.39595000000000002" table:style-name="ce3">
            <text:p>0.3960</text:p>
          </table:table-cell>
          <table:table-cell table:number-columns-repeated="16381"/>
        </table:table-row>
        <table:table-row table:style-name="ro1">
          <table:table-cell office:value-type="float" office:value="1.09236" table:style-name="ce3">
            <text:p>1.0924</text:p>
          </table:table-cell>
          <table:table-cell office:value-type="float" office:value="3.38245" table:style-name="ce3">
            <text:p>3.3825</text:p>
          </table:table-cell>
          <table:table-cell office:value-type="float" office:value="0.53209300000000004" table:style-name="ce3">
            <text:p>0.5321</text:p>
          </table:table-cell>
          <table:table-cell table:number-columns-repeated="16381"/>
        </table:table-row>
        <table:table-row table:style-name="ro1">
          <table:table-cell office:value-type="float" office:value="1.3605499999999999" table:style-name="ce3">
            <text:p>1.3606</text:p>
          </table:table-cell>
          <table:table-cell office:value-type="float" office:value="3.8491300000000002" table:style-name="ce3">
            <text:p>3.8491</text:p>
          </table:table-cell>
          <table:table-cell office:value-type="float" office:value="0.79198599999999997" table:style-name="ce3">
            <text:p>0.7920</text:p>
          </table:table-cell>
          <table:table-cell table:number-columns-repeated="16381"/>
        </table:table-row>
        <table:table-row table:style-name="ro1">
          <table:table-cell office:value-type="float" office:value="0.77869699999999997" table:style-name="ce3">
            <text:p>0.7787</text:p>
          </table:table-cell>
          <table:table-cell office:value-type="float" office:value="3.40923" table:style-name="ce3">
            <text:p>3.4092</text:p>
          </table:table-cell>
          <table:table-cell office:value-type="float" office:value="0.131966" table:style-name="ce3">
            <text:p>0.1320</text:p>
          </table:table-cell>
          <table:table-cell table:number-columns-repeated="16381"/>
        </table:table-row>
        <table:table-row table:style-name="ro1">
          <table:table-cell office:value-type="float" office:value="1.0065999999999999" table:style-name="ce3">
            <text:p>1.0066</text:p>
          </table:table-cell>
          <table:table-cell office:value-type="float" office:value="3.3288899999999999" table:style-name="ce3">
            <text:p>3.3289</text:p>
          </table:table-cell>
          <table:table-cell office:value-type="float" office:value="0.60955400000000004" table:style-name="ce3">
            <text:p>0.6096</text:p>
          </table:table-cell>
          <table:table-cell table:number-columns-repeated="16381"/>
        </table:table-row>
        <table:table-row table:style-name="ro1">
          <table:table-cell office:value-type="float" office:value="1.0988599999999999" table:style-name="ce3">
            <text:p>1.0989</text:p>
          </table:table-cell>
          <table:table-cell office:value-type="float" office:value="3.7035399999999998" table:style-name="ce3">
            <text:p>3.7035</text:p>
          </table:table-cell>
          <table:table-cell office:value-type="float" office:value="0.87002900000000005" table:style-name="ce3">
            <text:p>0.8700</text:p>
          </table:table-cell>
          <table:table-cell table:number-columns-repeated="16381"/>
        </table:table-row>
        <table:table-row table:style-name="ro1">
          <table:table-cell office:value-type="float" office:value="0.79192700000000005" table:style-name="ce3">
            <text:p>0.7919</text:p>
          </table:table-cell>
          <table:table-cell office:value-type="float" office:value="3.18228" table:style-name="ce3">
            <text:p>3.1823</text:p>
          </table:table-cell>
          <table:table-cell office:value-type="float" office:value="0.54508400000000001" table:style-name="ce3">
            <text:p>0.5451</text:p>
          </table:table-cell>
          <table:table-cell table:number-columns-repeated="16381"/>
        </table:table-row>
        <table:table-row table:style-name="ro1">
          <table:table-cell office:value-type="float" office:value="0.84530499999999997" table:style-name="ce3">
            <text:p>0.8453</text:p>
          </table:table-cell>
          <table:table-cell office:value-type="float" office:value="3.1741700000000002" table:style-name="ce3">
            <text:p>3.1742</text:p>
          </table:table-cell>
          <table:table-cell office:value-type="float" office:value="0.37211899999999998" table:style-name="ce3">
            <text:p>0.3721</text:p>
          </table:table-cell>
          <table:table-cell table:number-columns-repeated="16381"/>
        </table:table-row>
        <table:table-row table:style-name="ro1">
          <table:table-cell office:value-type="float" office:value="1.15985" table:style-name="ce3">
            <text:p>1.1599</text:p>
          </table:table-cell>
          <table:table-cell office:value-type="float" office:value="3.1538599999999999" table:style-name="ce3">
            <text:p>3.1539</text:p>
          </table:table-cell>
          <table:table-cell office:value-type="float" office:value="0.56539799999999996" table:style-name="ce3">
            <text:p>0.5654</text:p>
          </table:table-cell>
          <table:table-cell table:number-columns-repeated="16381"/>
        </table:table-row>
        <table:table-row table:style-name="ro1">
          <table:table-cell office:value-type="float" office:value="1.36561" table:style-name="ce3">
            <text:p>1.3656</text:p>
          </table:table-cell>
          <table:table-cell office:value-type="float" office:value="3.2410899999999998" table:style-name="ce3">
            <text:p>3.2411</text:p>
          </table:table-cell>
          <table:table-cell office:value-type="float" office:value="0.54148600000000002" table:style-name="ce3">
            <text:p>0.5415</text:p>
          </table:table-cell>
          <table:table-cell table:number-columns-repeated="16381"/>
        </table:table-row>
        <table:table-row table:style-name="ro1">
          <table:table-cell office:value-type="float" office:value="1.46844" table:style-name="ce3">
            <text:p>1.4684</text:p>
          </table:table-cell>
          <table:table-cell office:value-type="float" office:value="3.33385" table:style-name="ce3">
            <text:p>3.3339</text:p>
          </table:table-cell>
          <table:table-cell office:value-type="float" office:value="0.41621900000000001" table:style-name="ce3">
            <text:p>0.4162</text:p>
          </table:table-cell>
          <table:table-cell table:number-columns-repeated="16381"/>
        </table:table-row>
        <table:table-row table:style-name="ro1">
          <table:table-cell office:value-type="float" office:value="1.31531" table:style-name="ce3">
            <text:p>1.3153</text:p>
          </table:table-cell>
          <table:table-cell office:value-type="float" office:value="3.19665" table:style-name="ce3">
            <text:p>3.1967</text:p>
          </table:table-cell>
          <table:table-cell office:value-type="float" office:value="0.51765600000000001" table:style-name="ce3">
            <text:p>0.5177</text:p>
          </table:table-cell>
          <table:table-cell table:number-columns-repeated="16381"/>
        </table:table-row>
        <table:table-row table:style-name="ro1">
          <table:table-cell office:value-type="float" office:value="1.30705" table:style-name="ce3">
            <text:p>1.3071</text:p>
          </table:table-cell>
          <table:table-cell office:value-type="float" office:value="3.3353000000000002" table:style-name="ce3">
            <text:p>3.3353</text:p>
          </table:table-cell>
          <table:table-cell office:value-type="float" office:value="0.42347400000000002" table:style-name="ce3">
            <text:p>0.4235</text:p>
          </table:table-cell>
          <table:table-cell table:number-columns-repeated="16381"/>
        </table:table-row>
        <table:table-row table:style-name="ro1">
          <table:table-cell office:value-type="float" office:value="1.0963000000000001" table:style-name="ce3">
            <text:p>1.0963</text:p>
          </table:table-cell>
          <table:table-cell office:value-type="float" office:value="3.5860599999999998" table:style-name="ce3">
            <text:p>3.5861</text:p>
          </table:table-cell>
          <table:table-cell office:value-type="float" office:value="0.44306400000000001" table:style-name="ce3">
            <text:p>0.4431</text:p>
          </table:table-cell>
          <table:table-cell table:number-columns-repeated="16381"/>
        </table:table-row>
        <table:table-row table:style-name="ro1">
          <table:table-cell office:value-type="float" office:value="1.0490299999999999" table:style-name="ce3">
            <text:p>1.0490</text:p>
          </table:table-cell>
          <table:table-cell office:value-type="float" office:value="3.6019100000000002" table:style-name="ce3">
            <text:p>3.6019</text:p>
          </table:table-cell>
          <table:table-cell office:value-type="float" office:value="0.52362900000000001" table:style-name="ce3">
            <text:p>0.5236</text:p>
          </table:table-cell>
          <table:table-cell table:number-columns-repeated="16381"/>
        </table:table-row>
        <table:table-row table:style-name="ro1">
          <table:table-cell office:value-type="float" office:value="0.914435" table:style-name="ce3">
            <text:p>0.9144</text:p>
          </table:table-cell>
          <table:table-cell office:value-type="float" office:value="3.9807700000000001" table:style-name="ce3">
            <text:p>3.9808</text:p>
          </table:table-cell>
          <table:table-cell office:value-type="float" office:value="0.26706400000000002" table:style-name="ce3">
            <text:p>0.2671</text:p>
          </table:table-cell>
          <table:table-cell table:number-columns-repeated="16381"/>
        </table:table-row>
        <table:table-row table:style-name="ro1">
          <table:table-cell office:value-type="float" office:value="0.84267800000000004" table:style-name="ce3">
            <text:p>0.8427</text:p>
          </table:table-cell>
          <table:table-cell office:value-type="float" office:value="3.7164899999999998" table:style-name="ce3">
            <text:p>3.7165</text:p>
          </table:table-cell>
          <table:table-cell office:value-type="float" office:value="0.50012800000000002" table:style-name="ce3">
            <text:p>0.5001</text:p>
          </table:table-cell>
          <table:table-cell table:number-columns-repeated="16381"/>
        </table:table-row>
        <table:table-row table:style-name="ro1">
          <table:table-cell office:value-type="float" office:value="1.34494" table:style-name="ce3">
            <text:p>1.3449</text:p>
          </table:table-cell>
          <table:table-cell office:value-type="float" office:value="3.7663099999999998" table:style-name="ce3">
            <text:p>3.7663</text:p>
          </table:table-cell>
          <table:table-cell office:value-type="float" office:value="0.62025200000000003" table:style-name="ce3">
            <text:p>0.6203</text:p>
          </table:table-cell>
          <table:table-cell table:number-columns-repeated="16381"/>
        </table:table-row>
        <table:table-row table:style-name="ro1">
          <table:table-cell office:value-type="float" office:value="1.0709500000000001" table:style-name="ce3">
            <text:p>1.0710</text:p>
          </table:table-cell>
          <table:table-cell office:value-type="float" office:value="3.8021699999999998" table:style-name="ce3">
            <text:p>3.8022</text:p>
          </table:table-cell>
          <table:table-cell office:value-type="float" office:value="0.73140099999999997" table:style-name="ce3">
            <text:p>0.7314</text:p>
          </table:table-cell>
          <table:table-cell table:number-columns-repeated="16381"/>
        </table:table-row>
        <table:table-row table:style-name="ro1">
          <table:table-cell office:value-type="float" office:value="0.90752299999999997" table:style-name="ce3">
            <text:p>0.9075</text:p>
          </table:table-cell>
          <table:table-cell office:value-type="float" office:value="3.5686399999999998" table:style-name="ce3">
            <text:p>3.5686</text:p>
          </table:table-cell>
          <table:table-cell office:value-type="float" office:value="0.636853" table:style-name="ce3">
            <text:p>0.6369</text:p>
          </table:table-cell>
          <table:table-cell table:number-columns-repeated="16381"/>
        </table:table-row>
        <table:table-row table:style-name="ro1">
          <table:table-cell office:value-type="float" office:value="1.1240699999999999" table:style-name="ce3">
            <text:p>1.1241</text:p>
          </table:table-cell>
          <table:table-cell office:value-type="float" office:value="3.3573900000000001" table:style-name="ce3">
            <text:p>3.3574</text:p>
          </table:table-cell>
          <table:table-cell office:value-type="float" office:value="0.54083000000000003" table:style-name="ce3">
            <text:p>0.5408</text:p>
          </table:table-cell>
          <table:table-cell table:number-columns-repeated="16381"/>
        </table:table-row>
        <table:table-row table:style-name="ro1">
          <table:table-cell office:value-type="float" office:value="1.5248600000000001" table:style-name="ce3">
            <text:p>1.5249</text:p>
          </table:table-cell>
          <table:table-cell office:value-type="float" office:value="3.6255500000000001" table:style-name="ce3">
            <text:p>3.6256</text:p>
          </table:table-cell>
          <table:table-cell office:value-type="float" office:value="0.70026900000000003" table:style-name="ce3">
            <text:p>0.7003</text:p>
          </table:table-cell>
          <table:table-cell table:number-columns-repeated="16381"/>
        </table:table-row>
        <table:table-row table:style-name="ro1">
          <table:table-cell office:value-type="float" office:value="1.50837" table:style-name="ce3">
            <text:p>1.5084</text:p>
          </table:table-cell>
          <table:table-cell office:value-type="float" office:value="3.4344100000000002" table:style-name="ce3">
            <text:p>3.4344</text:p>
          </table:table-cell>
          <table:table-cell office:value-type="float" office:value="0.65057699999999996" table:style-name="ce3">
            <text:p>0.6506</text:p>
          </table:table-cell>
          <table:table-cell table:number-columns-repeated="16381"/>
        </table:table-row>
        <table:table-row table:style-name="ro1">
          <table:table-cell office:value-type="float" office:value="1.33196" table:style-name="ce3">
            <text:p>1.3320</text:p>
          </table:table-cell>
          <table:table-cell office:value-type="float" office:value="3.57877" table:style-name="ce3">
            <text:p>3.5788</text:p>
          </table:table-cell>
          <table:table-cell office:value-type="float" office:value="0.602599" table:style-name="ce3">
            <text:p>0.6026</text:p>
          </table:table-cell>
          <table:table-cell table:number-columns-repeated="16381"/>
        </table:table-row>
        <table:table-row table:style-name="ro1">
          <table:table-cell office:value-type="float" office:value="1.2710900000000001" table:style-name="ce3">
            <text:p>1.2711</text:p>
          </table:table-cell>
          <table:table-cell office:value-type="float" office:value="3.40726" table:style-name="ce3">
            <text:p>3.4073</text:p>
          </table:table-cell>
          <table:table-cell office:value-type="float" office:value="0.39357999999999999" table:style-name="ce3">
            <text:p>0.3936</text:p>
          </table:table-cell>
          <table:table-cell table:number-columns-repeated="16381"/>
        </table:table-row>
        <table:table-row table:style-name="ro1">
          <table:table-cell office:value-type="float" office:value="1.3491899999999999" table:style-name="ce3">
            <text:p>1.3492</text:p>
          </table:table-cell>
          <table:table-cell office:value-type="float" office:value="3.4727000000000001" table:style-name="ce3">
            <text:p>3.4727</text:p>
          </table:table-cell>
          <table:table-cell office:value-type="float" office:value="0.52881699999999998" table:style-name="ce3">
            <text:p>0.5288</text:p>
          </table:table-cell>
          <table:table-cell table:number-columns-repeated="16381"/>
        </table:table-row>
        <table:table-row table:style-name="ro1">
          <table:table-cell office:value-type="float" office:value="1.09178" table:style-name="ce3">
            <text:p>1.0918</text:p>
          </table:table-cell>
          <table:table-cell office:value-type="float" office:value="3.613" table:style-name="ce3">
            <text:p>3.6130</text:p>
          </table:table-cell>
          <table:table-cell office:value-type="float" office:value="0.58806099999999994" table:style-name="ce3">
            <text:p>0.5881</text:p>
          </table:table-cell>
          <table:table-cell table:number-columns-repeated="16381"/>
        </table:table-row>
        <table:table-row table:style-name="ro1">
          <table:table-cell office:value-type="float" office:value="0.79577200000000003" table:style-name="ce3">
            <text:p>0.7958</text:p>
          </table:table-cell>
          <table:table-cell office:value-type="float" office:value="3.5904400000000001" table:style-name="ce3">
            <text:p>3.5904</text:p>
          </table:table-cell>
          <table:table-cell office:value-type="float" office:value="0.51000900000000005" table:style-name="ce3">
            <text:p>0.5100</text:p>
          </table:table-cell>
          <table:table-cell table:number-columns-repeated="16381"/>
        </table:table-row>
        <table:table-row table:style-name="ro1">
          <table:table-cell office:value-type="float" office:value="0.91352500000000003" table:style-name="ce3">
            <text:p>0.9135</text:p>
          </table:table-cell>
          <table:table-cell office:value-type="float" office:value="3.4582600000000001" table:style-name="ce3">
            <text:p>3.4583</text:p>
          </table:table-cell>
          <table:table-cell office:value-type="float" office:value="0.56427499999999997" table:style-name="ce3">
            <text:p>0.5643</text:p>
          </table:table-cell>
          <table:table-cell table:number-columns-repeated="16381"/>
        </table:table-row>
        <table:table-row table:style-name="ro1">
          <table:table-cell office:value-type="float" office:value="0.84585100000000002" table:style-name="ce3">
            <text:p>0.8459</text:p>
          </table:table-cell>
          <table:table-cell office:value-type="float" office:value="3.4574500000000001" table:style-name="ce3">
            <text:p>3.4575</text:p>
          </table:table-cell>
          <table:table-cell office:value-type="float" office:value="0.89210299999999998" table:style-name="ce3">
            <text:p>0.8921</text:p>
          </table:table-cell>
          <table:table-cell table:number-columns-repeated="16381"/>
        </table:table-row>
        <table:table-row table:style-name="ro1">
          <table:table-cell office:value-type="float" office:value="1.2494000000000001" table:style-name="ce3">
            <text:p>1.2494</text:p>
          </table:table-cell>
          <table:table-cell office:value-type="float" office:value="3.7724799999999998" table:style-name="ce3">
            <text:p>3.7725</text:p>
          </table:table-cell>
          <table:table-cell office:value-type="float" office:value="0.82869700000000002" table:style-name="ce3">
            <text:p>0.8287</text:p>
          </table:table-cell>
          <table:table-cell table:number-columns-repeated="16381"/>
        </table:table-row>
        <table:table-row table:style-name="ro1">
          <table:table-cell office:value-type="float" office:value="1.28363" table:style-name="ce3">
            <text:p>1.2836</text:p>
          </table:table-cell>
          <table:table-cell office:value-type="float" office:value="3.6423100000000002" table:style-name="ce3">
            <text:p>3.6423</text:p>
          </table:table-cell>
          <table:table-cell office:value-type="float" office:value="0.78597899999999998" table:style-name="ce3">
            <text:p>0.7860</text:p>
          </table:table-cell>
          <table:table-cell table:number-columns-repeated="16381"/>
        </table:table-row>
        <table:table-row table:style-name="ro1">
          <table:table-cell office:value-type="float" office:value="1.34118" table:style-name="ce3">
            <text:p>1.3412</text:p>
          </table:table-cell>
          <table:table-cell office:value-type="float" office:value="3.6184099999999999" table:style-name="ce3">
            <text:p>3.6184</text:p>
          </table:table-cell>
          <table:table-cell office:value-type="float" office:value="0.91147599999999995" table:style-name="ce3">
            <text:p>0.9115</text:p>
          </table:table-cell>
          <table:table-cell table:number-columns-repeated="16381"/>
        </table:table-row>
        <table:table-row table:style-name="ro1">
          <table:table-cell office:value-type="float" office:value="1.36755" table:style-name="ce3">
            <text:p>1.3676</text:p>
          </table:table-cell>
          <table:table-cell office:value-type="float" office:value="3.7063799999999998" table:style-name="ce3">
            <text:p>3.7064</text:p>
          </table:table-cell>
          <table:table-cell office:value-type="float" office:value="0.84456100000000001" table:style-name="ce3">
            <text:p>0.8446</text:p>
          </table:table-cell>
          <table:table-cell table:number-columns-repeated="16381"/>
        </table:table-row>
        <table:table-row table:style-name="ro1">
          <table:table-cell office:value-type="float" office:value="1.4646399999999999" table:style-name="ce3">
            <text:p>1.4646</text:p>
          </table:table-cell>
          <table:table-cell office:value-type="float" office:value="3.6768299999999998" table:style-name="ce3">
            <text:p>3.6768</text:p>
          </table:table-cell>
          <table:table-cell office:value-type="float" office:value="0.85901000000000005" table:style-name="ce3">
            <text:p>0.8590</text:p>
          </table:table-cell>
          <table:table-cell table:number-columns-repeated="16381"/>
        </table:table-row>
        <table:table-row table:style-name="ro1">
          <table:table-cell office:value-type="float" office:value="1.26353" table:style-name="ce3">
            <text:p>1.2635</text:p>
          </table:table-cell>
          <table:table-cell office:value-type="float" office:value="3.4443100000000002" table:style-name="ce3">
            <text:p>3.4443</text:p>
          </table:table-cell>
          <table:table-cell office:value-type="float" office:value="0.69640899999999994" table:style-name="ce3">
            <text:p>0.6964</text:p>
          </table:table-cell>
          <table:table-cell table:number-columns-repeated="16381"/>
        </table:table-row>
        <table:table-row table:style-name="ro1">
          <table:table-cell office:value-type="float" office:value="1.37317" table:style-name="ce3">
            <text:p>1.3732</text:p>
          </table:table-cell>
          <table:table-cell office:value-type="float" office:value="3.6014699999999999" table:style-name="ce3">
            <text:p>3.6015</text:p>
          </table:table-cell>
          <table:table-cell office:value-type="float" office:value="0.86432299999999995" table:style-name="ce3">
            <text:p>0.8643</text:p>
          </table:table-cell>
          <table:table-cell table:number-columns-repeated="16381"/>
        </table:table-row>
        <table:table-row table:style-name="ro1">
          <table:table-cell office:value-type="float" office:value="1.1319900000000001" table:style-name="ce3">
            <text:p>1.1320</text:p>
          </table:table-cell>
          <table:table-cell office:value-type="float" office:value="3.74668" table:style-name="ce3">
            <text:p>3.7467</text:p>
          </table:table-cell>
          <table:table-cell office:value-type="float" office:value="0.67611200000000005" table:style-name="ce3">
            <text:p>0.6761</text:p>
          </table:table-cell>
          <table:table-cell table:number-columns-repeated="16381"/>
        </table:table-row>
        <table:table-row table:style-name="ro1">
          <table:table-cell office:value-type="float" office:value="1.1975100000000001" table:style-name="ce3">
            <text:p>1.1975</text:p>
          </table:table-cell>
          <table:table-cell office:value-type="float" office:value="4.0048700000000004" table:style-name="ce3">
            <text:p>4.0049</text:p>
          </table:table-cell>
          <table:table-cell office:value-type="float" office:value="0.89626399999999995" table:style-name="ce3">
            <text:p>0.8963</text:p>
          </table:table-cell>
          <table:table-cell table:number-columns-repeated="16381"/>
        </table:table-row>
        <table:table-row table:style-name="ro1">
          <table:table-cell office:value-type="float" office:value="0.72231199999999995" table:style-name="ce3">
            <text:p>0.7223</text:p>
          </table:table-cell>
          <table:table-cell office:value-type="float" office:value="3.6779899999999999" table:style-name="ce3">
            <text:p>3.6780</text:p>
          </table:table-cell>
          <table:table-cell office:value-type="float" office:value="0.76840600000000003" table:style-name="ce3">
            <text:p>0.7684</text:p>
          </table:table-cell>
          <table:table-cell table:number-columns-repeated="16381"/>
        </table:table-row>
        <table:table-row table:style-name="ro1">
          <table:table-cell office:value-type="float" office:value="0.71870199999999995" table:style-name="ce3">
            <text:p>0.7187</text:p>
          </table:table-cell>
          <table:table-cell office:value-type="float" office:value="3.60588" table:style-name="ce3">
            <text:p>3.6059</text:p>
          </table:table-cell>
          <table:table-cell office:value-type="float" office:value="0.60299599999999998" table:style-name="ce3">
            <text:p>0.6030</text:p>
          </table:table-cell>
          <table:table-cell table:number-columns-repeated="16381"/>
        </table:table-row>
        <table:table-row table:style-name="ro1">
          <table:table-cell office:value-type="float" office:value="0.93953900000000001" table:style-name="ce3">
            <text:p>0.9395</text:p>
          </table:table-cell>
          <table:table-cell office:value-type="float" office:value="3.8839100000000002" table:style-name="ce3">
            <text:p>3.8839</text:p>
          </table:table-cell>
          <table:table-cell office:value-type="float" office:value="0.98391399999999996" table:style-name="ce3">
            <text:p>0.9839</text:p>
          </table:table-cell>
          <table:table-cell table:number-columns-repeated="16381"/>
        </table:table-row>
        <table:table-row table:style-name="ro1">
          <table:table-cell office:value-type="float" office:value="0.96971300000000005" table:style-name="ce3">
            <text:p>0.9697</text:p>
          </table:table-cell>
          <table:table-cell office:value-type="float" office:value="3.4793400000000001" table:style-name="ce3">
            <text:p>3.4793</text:p>
          </table:table-cell>
          <table:table-cell office:value-type="float" office:value="0.65741700000000003" table:style-name="ce3">
            <text:p>0.6574</text:p>
          </table:table-cell>
          <table:table-cell table:number-columns-repeated="16381"/>
        </table:table-row>
        <table:table-row table:style-name="ro1">
          <table:table-cell office:value-type="float" office:value="0.82087500000000002" table:style-name="ce3">
            <text:p>0.8209</text:p>
          </table:table-cell>
          <table:table-cell office:value-type="float" office:value="3.37588" table:style-name="ce3">
            <text:p>3.3759</text:p>
          </table:table-cell>
          <table:table-cell office:value-type="float" office:value="0.557257" table:style-name="ce3">
            <text:p>0.5573</text:p>
          </table:table-cell>
          <table:table-cell table:number-columns-repeated="16381"/>
        </table:table-row>
        <table:table-row table:style-name="ro1">
          <table:table-cell office:value-type="float" office:value="0.99194800000000005" table:style-name="ce3">
            <text:p>0.9919</text:p>
          </table:table-cell>
          <table:table-cell office:value-type="float" office:value="3.3302399999999999" table:style-name="ce3">
            <text:p>3.3302</text:p>
          </table:table-cell>
          <table:table-cell office:value-type="float" office:value="0.46909699999999999" table:style-name="ce3">
            <text:p>0.4691</text:p>
          </table:table-cell>
          <table:table-cell table:number-columns-repeated="16381"/>
        </table:table-row>
        <table:table-row table:style-name="ro1">
          <table:table-cell office:value-type="float" office:value="1.10171" table:style-name="ce3">
            <text:p>1.1017</text:p>
          </table:table-cell>
          <table:table-cell office:value-type="float" office:value="3.1359300000000001" table:style-name="ce3">
            <text:p>3.1359</text:p>
          </table:table-cell>
          <table:table-cell office:value-type="float" office:value="0.47424699999999997" table:style-name="ce3">
            <text:p>0.4742</text:p>
          </table:table-cell>
          <table:table-cell table:number-columns-repeated="16381"/>
        </table:table-row>
        <table:table-row table:style-name="ro1">
          <table:table-cell office:value-type="float" office:value="1.4053100000000001" table:style-name="ce3">
            <text:p>1.4053</text:p>
          </table:table-cell>
          <table:table-cell office:value-type="float" office:value="3.4321100000000002" table:style-name="ce3">
            <text:p>3.4321</text:p>
          </table:table-cell>
          <table:table-cell office:value-type="float" office:value="0.50204700000000002" table:style-name="ce3">
            <text:p>0.5020</text:p>
          </table:table-cell>
          <table:table-cell table:number-columns-repeated="16381"/>
        </table:table-row>
        <table:table-row table:style-name="ro1">
          <table:table-cell office:value-type="float" office:value="1.20672" table:style-name="ce3">
            <text:p>1.2067</text:p>
          </table:table-cell>
          <table:table-cell office:value-type="float" office:value="3.4241100000000002" table:style-name="ce3">
            <text:p>3.4241</text:p>
          </table:table-cell>
          <table:table-cell office:value-type="float" office:value="0.47198099999999998" table:style-name="ce3">
            <text:p>0.4720</text:p>
          </table:table-cell>
          <table:table-cell table:number-columns-repeated="16381"/>
        </table:table-row>
        <table:table-row table:style-name="ro1">
          <table:table-cell office:value-type="float" office:value="1.12845" table:style-name="ce3">
            <text:p>1.1285</text:p>
          </table:table-cell>
          <table:table-cell office:value-type="float" office:value="3.3063699999999998" table:style-name="ce3">
            <text:p>3.3064</text:p>
          </table:table-cell>
          <table:table-cell office:value-type="float" office:value="0.55010700000000001" table:style-name="ce3">
            <text:p>0.5501</text:p>
          </table:table-cell>
          <table:table-cell table:number-columns-repeated="16381"/>
        </table:table-row>
        <table:table-row table:style-name="ro1">
          <table:table-cell office:value-type="float" office:value="1.07891" table:style-name="ce3">
            <text:p>1.0789</text:p>
          </table:table-cell>
          <table:table-cell office:value-type="float" office:value="3.7344900000000001" table:style-name="ce3">
            <text:p>3.7345</text:p>
          </table:table-cell>
          <table:table-cell office:value-type="float" office:value="0.62645799999999996" table:style-name="ce3">
            <text:p>0.6265</text:p>
          </table:table-cell>
          <table:table-cell table:number-columns-repeated="16381"/>
        </table:table-row>
        <table:table-row table:style-name="ro1">
          <table:table-cell office:value-type="float" office:value="0.88211099999999998" table:style-name="ce3">
            <text:p>0.8821</text:p>
          </table:table-cell>
          <table:table-cell office:value-type="float" office:value="3.8131599999999999" table:style-name="ce3">
            <text:p>3.8132</text:p>
          </table:table-cell>
          <table:table-cell office:value-type="float" office:value="0.584673" table:style-name="ce3">
            <text:p>0.5847</text:p>
          </table:table-cell>
          <table:table-cell table:number-columns-repeated="16381"/>
        </table:table-row>
        <table:table-row table:style-name="ro1">
          <table:table-cell office:value-type="float" office:value="0.870197" table:style-name="ce3">
            <text:p>0.8702</text:p>
          </table:table-cell>
          <table:table-cell office:value-type="float" office:value="3.6105200000000002" table:style-name="ce3">
            <text:p>3.6105</text:p>
          </table:table-cell>
          <table:table-cell office:value-type="float" office:value="0.78488999999999998" table:style-name="ce3">
            <text:p>0.7849</text:p>
          </table:table-cell>
          <table:table-cell table:number-columns-repeated="16381"/>
        </table:table-row>
        <table:table-row table:style-name="ro1">
          <table:table-cell office:value-type="float" office:value="0.71255299999999999" table:style-name="ce3">
            <text:p>0.7126</text:p>
          </table:table-cell>
          <table:table-cell office:value-type="float" office:value="3.6987199999999998" table:style-name="ce3">
            <text:p>3.6987</text:p>
          </table:table-cell>
          <table:table-cell office:value-type="float" office:value="0.71646299999999996" table:style-name="ce3">
            <text:p>0.7165</text:p>
          </table:table-cell>
          <table:table-cell table:number-columns-repeated="16381"/>
        </table:table-row>
        <table:table-row table:style-name="ro1">
          <table:table-cell office:value-type="float" office:value="0.82241500000000001" table:style-name="ce3">
            <text:p>0.8224</text:p>
          </table:table-cell>
          <table:table-cell office:value-type="float" office:value="3.52623" table:style-name="ce3">
            <text:p>3.5262</text:p>
          </table:table-cell>
          <table:table-cell office:value-type="float" office:value="0.73666699999999996" table:style-name="ce3">
            <text:p>0.7367</text:p>
          </table:table-cell>
          <table:table-cell table:number-columns-repeated="16381"/>
        </table:table-row>
        <table:table-row table:style-name="ro1">
          <table:table-cell office:value-type="float" office:value="0.86693500000000001" table:style-name="ce3">
            <text:p>0.8669</text:p>
          </table:table-cell>
          <table:table-cell office:value-type="float" office:value="3.37982" table:style-name="ce3">
            <text:p>3.3798</text:p>
          </table:table-cell>
          <table:table-cell office:value-type="float" office:value="0.478431" table:style-name="ce3">
            <text:p>0.4784</text:p>
          </table:table-cell>
          <table:table-cell table:number-columns-repeated="16381"/>
        </table:table-row>
        <table:table-row table:style-name="ro1">
          <table:table-cell office:value-type="float" office:value="0.98242399999999996" table:style-name="ce3">
            <text:p>0.9824</text:p>
          </table:table-cell>
          <table:table-cell office:value-type="float" office:value="3.4342899999999998" table:style-name="ce3">
            <text:p>3.4343</text:p>
          </table:table-cell>
          <table:table-cell office:value-type="float" office:value="0.59545199999999998" table:style-name="ce3">
            <text:p>0.5955</text:p>
          </table:table-cell>
          <table:table-cell table:number-columns-repeated="16381"/>
        </table:table-row>
        <table:table-row table:style-name="ro1">
          <table:table-cell office:value-type="float" office:value="1.0842099999999999" table:style-name="ce3">
            <text:p>1.0842</text:p>
          </table:table-cell>
          <table:table-cell office:value-type="float" office:value="3.3235999999999999" table:style-name="ce3">
            <text:p>3.3236</text:p>
          </table:table-cell>
          <table:table-cell office:value-type="float" office:value="0.57357000000000002" table:style-name="ce3">
            <text:p>0.5736</text:p>
          </table:table-cell>
          <table:table-cell table:number-columns-repeated="16381"/>
        </table:table-row>
        <table:table-row table:style-name="ro1">
          <table:table-cell office:value-type="float" office:value="1.2783800000000001" table:style-name="ce3">
            <text:p>1.2784</text:p>
          </table:table-cell>
          <table:table-cell office:value-type="float" office:value="3.3475999999999999" table:style-name="ce3">
            <text:p>3.3476</text:p>
          </table:table-cell>
          <table:table-cell office:value-type="float" office:value="0.49376799999999998" table:style-name="ce3">
            <text:p>0.4938</text:p>
          </table:table-cell>
          <table:table-cell table:number-columns-repeated="16381"/>
        </table:table-row>
        <table:table-row table:style-name="ro1">
          <table:table-cell office:value-type="float" office:value="1.4541599999999999" table:style-name="ce3">
            <text:p>1.4542</text:p>
          </table:table-cell>
          <table:table-cell office:value-type="float" office:value="3.4583499999999998" table:style-name="ce3">
            <text:p>3.4584</text:p>
          </table:table-cell>
          <table:table-cell office:value-type="float" office:value="0.57278499999999999" table:style-name="ce3">
            <text:p>0.5728</text:p>
          </table:table-cell>
          <table:table-cell table:number-columns-repeated="16381"/>
        </table:table-row>
        <table:table-row table:style-name="ro1">
          <table:table-cell office:value-type="float" office:value="1.19268" table:style-name="ce3">
            <text:p>1.1927</text:p>
          </table:table-cell>
          <table:table-cell office:value-type="float" office:value="3.4823900000000001" table:style-name="ce3">
            <text:p>3.4824</text:p>
          </table:table-cell>
          <table:table-cell office:value-type="float" office:value="0.45577099999999998" table:style-name="ce3">
            <text:p>0.4558</text:p>
          </table:table-cell>
          <table:table-cell table:number-columns-repeated="16381"/>
        </table:table-row>
        <table:table-row table:style-name="ro1">
          <table:table-cell office:value-type="float" office:value="1.2812399999999999" table:style-name="ce3">
            <text:p>1.2812</text:p>
          </table:table-cell>
          <table:table-cell office:value-type="float" office:value="3.3746100000000001" table:style-name="ce3">
            <text:p>3.3746</text:p>
          </table:table-cell>
          <table:table-cell office:value-type="float" office:value="0.43356600000000001" table:style-name="ce3">
            <text:p>0.4336</text:p>
          </table:table-cell>
          <table:table-cell table:number-columns-repeated="16381"/>
        </table:table-row>
        <table:table-row table:style-name="ro1">
          <table:table-cell office:value-type="float" office:value="1.1656899999999999" table:style-name="ce3">
            <text:p>1.1657</text:p>
          </table:table-cell>
          <table:table-cell office:value-type="float" office:value="3.6019199999999998" table:style-name="ce3">
            <text:p>3.6019</text:p>
          </table:table-cell>
          <table:table-cell office:value-type="float" office:value="0.60772899999999996" table:style-name="ce3">
            <text:p>0.6077</text:p>
          </table:table-cell>
          <table:table-cell table:number-columns-repeated="16381"/>
        </table:table-row>
        <table:table-row table:style-name="ro1">
          <table:table-cell office:value-type="float" office:value="1.0271699999999999" table:style-name="ce3">
            <text:p>1.0272</text:p>
          </table:table-cell>
          <table:table-cell office:value-type="float" office:value="3.8637999999999999" table:style-name="ce3">
            <text:p>3.8638</text:p>
          </table:table-cell>
          <table:table-cell office:value-type="float" office:value="0.64267399999999997" table:style-name="ce3">
            <text:p>0.6427</text:p>
          </table:table-cell>
          <table:table-cell table:number-columns-repeated="16381"/>
        </table:table-row>
        <table:table-row table:style-name="ro1">
          <table:table-cell office:value-type="float" office:value="1.05057" table:style-name="ce3">
            <text:p>1.0506</text:p>
          </table:table-cell>
          <table:table-cell office:value-type="float" office:value="3.6556500000000001" table:style-name="ce3">
            <text:p>3.6557</text:p>
          </table:table-cell>
          <table:table-cell office:value-type="float" office:value="0.65053499999999997" table:style-name="ce3">
            <text:p>0.6505</text:p>
          </table:table-cell>
          <table:table-cell table:number-columns-repeated="16381"/>
        </table:table-row>
        <table:table-row table:style-name="ro1">
          <table:table-cell office:value-type="float" office:value="1.0036" table:style-name="ce3">
            <text:p>1.0036</text:p>
          </table:table-cell>
          <table:table-cell office:value-type="float" office:value="3.7688700000000002" table:style-name="ce3">
            <text:p>3.7689</text:p>
          </table:table-cell>
          <table:table-cell office:value-type="float" office:value="0.55316299999999996" table:style-name="ce3">
            <text:p>0.5532</text:p>
          </table:table-cell>
          <table:table-cell table:number-columns-repeated="16381"/>
        </table:table-row>
        <table:table-row table:style-name="ro1">
          <table:table-cell office:value-type="float" office:value="1.0118799999999999" table:style-name="ce3">
            <text:p>1.0119</text:p>
          </table:table-cell>
          <table:table-cell office:value-type="float" office:value="3.28878" table:style-name="ce3">
            <text:p>3.2888</text:p>
          </table:table-cell>
          <table:table-cell office:value-type="float" office:value="0.61280500000000004" table:style-name="ce3">
            <text:p>0.6128</text:p>
          </table:table-cell>
          <table:table-cell table:number-columns-repeated="16381"/>
        </table:table-row>
        <table:table-row table:style-name="ro1">
          <table:table-cell office:value-type="float" office:value="0.88096200000000002" table:style-name="ce3">
            <text:p>0.8810</text:p>
          </table:table-cell>
          <table:table-cell office:value-type="float" office:value="3.1821899999999999" table:style-name="ce3">
            <text:p>3.1822</text:p>
          </table:table-cell>
          <table:table-cell office:value-type="float" office:value="0.50786200000000004" table:style-name="ce3">
            <text:p>0.5079</text:p>
          </table:table-cell>
          <table:table-cell table:number-columns-repeated="16381"/>
        </table:table-row>
        <table:table-row table:style-name="ro1">
          <table:table-cell office:value-type="float" office:value="1.01685" table:style-name="ce3">
            <text:p>1.0169</text:p>
          </table:table-cell>
          <table:table-cell office:value-type="float" office:value="3.2523300000000002" table:style-name="ce3">
            <text:p>3.2523</text:p>
          </table:table-cell>
          <table:table-cell office:value-type="float" office:value="0.53205800000000003" table:style-name="ce3">
            <text:p>0.5321</text:p>
          </table:table-cell>
          <table:table-cell table:number-columns-repeated="16381"/>
        </table:table-row>
        <table:table-row table:style-name="ro1">
          <table:table-cell office:value-type="float" office:value="1.37947" table:style-name="ce3">
            <text:p>1.3795</text:p>
          </table:table-cell>
          <table:table-cell office:value-type="float" office:value="3.3271000000000002" table:style-name="ce3">
            <text:p>3.3271</text:p>
          </table:table-cell>
          <table:table-cell office:value-type="float" office:value="0.49563600000000002" table:style-name="ce3">
            <text:p>0.4956</text:p>
          </table:table-cell>
          <table:table-cell table:number-columns-repeated="16381"/>
        </table:table-row>
        <table:table-row table:style-name="ro1">
          <table:table-cell office:value-type="float" office:value="1.3459700000000001" table:style-name="ce3">
            <text:p>1.3460</text:p>
          </table:table-cell>
          <table:table-cell office:value-type="float" office:value="3.2817599999999998" table:style-name="ce3">
            <text:p>3.2818</text:p>
          </table:table-cell>
          <table:table-cell office:value-type="float" office:value="0.63736400000000004" table:style-name="ce3">
            <text:p>0.6374</text:p>
          </table:table-cell>
          <table:table-cell table:number-columns-repeated="16381"/>
        </table:table-row>
        <table:table-row table:style-name="ro1">
          <table:table-cell office:value-type="float" office:value="1.4862299999999999" table:style-name="ce3">
            <text:p>1.4862</text:p>
          </table:table-cell>
          <table:table-cell office:value-type="float" office:value="3.6093099999999998" table:style-name="ce3">
            <text:p>3.6093</text:p>
          </table:table-cell>
          <table:table-cell office:value-type="float" office:value="0.54747599999999996" table:style-name="ce3">
            <text:p>0.5475</text:p>
          </table:table-cell>
          <table:table-cell table:number-columns-repeated="16381"/>
        </table:table-row>
        <table:table-row table:style-name="ro1">
          <table:table-cell office:value-type="float" office:value="1.5194300000000001" table:style-name="ce3">
            <text:p>1.5194</text:p>
          </table:table-cell>
          <table:table-cell office:value-type="float" office:value="3.3988299999999998" table:style-name="ce3">
            <text:p>3.3988</text:p>
          </table:table-cell>
          <table:table-cell office:value-type="float" office:value="0.623166" table:style-name="ce3">
            <text:p>0.6232</text:p>
          </table:table-cell>
          <table:table-cell table:number-columns-repeated="16381"/>
        </table:table-row>
        <table:table-row table:style-name="ro1">
          <table:table-cell office:value-type="float" office:value="1.3082800000000001" table:style-name="ce3">
            <text:p>1.3083</text:p>
          </table:table-cell>
          <table:table-cell office:value-type="float" office:value="3.4032399999999998" table:style-name="ce3">
            <text:p>3.4032</text:p>
          </table:table-cell>
          <table:table-cell office:value-type="float" office:value="0.39553899999999997" table:style-name="ce3">
            <text:p>0.3955</text:p>
          </table:table-cell>
          <table:table-cell table:number-columns-repeated="16381"/>
        </table:table-row>
        <table:table-row table:style-name="ro1">
          <table:table-cell office:value-type="float" office:value="1.1640699999999999" table:style-name="ce3">
            <text:p>1.1641</text:p>
          </table:table-cell>
          <table:table-cell office:value-type="float" office:value="3.4941499999999999" table:style-name="ce3">
            <text:p>3.4942</text:p>
          </table:table-cell>
          <table:table-cell office:value-type="float" office:value="0.60394300000000001" table:style-name="ce3">
            <text:p>0.6039</text:p>
          </table:table-cell>
          <table:table-cell table:number-columns-repeated="16381"/>
        </table:table-row>
        <table:table-row table:style-name="ro1">
          <table:table-cell office:value-type="float" office:value="0.95361300000000004" table:style-name="ce3">
            <text:p>0.9536</text:p>
          </table:table-cell>
          <table:table-cell office:value-type="float" office:value="3.6318299999999999" table:style-name="ce3">
            <text:p>3.6318</text:p>
          </table:table-cell>
          <table:table-cell office:value-type="float" office:value="0.80514200000000002" table:style-name="ce3">
            <text:p>0.8051</text:p>
          </table:table-cell>
          <table:table-cell table:number-columns-repeated="16381"/>
        </table:table-row>
        <table:table-row table:style-name="ro1">
          <table:table-cell office:value-type="float" office:value="0.91231099999999998" table:style-name="ce3">
            <text:p>0.9123</text:p>
          </table:table-cell>
          <table:table-cell office:value-type="float" office:value="3.6812" table:style-name="ce3">
            <text:p>3.6812</text:p>
          </table:table-cell>
          <table:table-cell office:value-type="float" office:value="0.65138099999999999" table:style-name="ce3">
            <text:p>0.6514</text:p>
          </table:table-cell>
          <table:table-cell table:number-columns-repeated="16381"/>
        </table:table-row>
        <table:table-row table:style-name="ro1">
          <table:table-cell office:value-type="float" office:value="0.7843" table:style-name="ce3">
            <text:p>0.7843</text:p>
          </table:table-cell>
          <table:table-cell office:value-type="float" office:value="3.4285999999999999" table:style-name="ce3">
            <text:p>3.4286</text:p>
          </table:table-cell>
          <table:table-cell office:value-type="float" office:value="0.46312799999999998" table:style-name="ce3">
            <text:p>0.4631</text:p>
          </table:table-cell>
          <table:table-cell table:number-columns-repeated="16381"/>
        </table:table-row>
        <table:table-row table:style-name="ro1">
          <table:table-cell office:value-type="float" office:value="1.0457799999999999" table:style-name="ce3">
            <text:p>1.0458</text:p>
          </table:table-cell>
          <table:table-cell office:value-type="float" office:value="3.70669" table:style-name="ce3">
            <text:p>3.7067</text:p>
          </table:table-cell>
          <table:table-cell office:value-type="float" office:value="0.73666100000000001" table:style-name="ce3">
            <text:p>0.7367</text:p>
          </table:table-cell>
          <table:table-cell table:number-columns-repeated="16381"/>
        </table:table-row>
        <table:table-row table:style-name="ro1">
          <table:table-cell office:value-type="float" office:value="0.85995900000000003" table:style-name="ce3">
            <text:p>0.8600</text:p>
          </table:table-cell>
          <table:table-cell office:value-type="float" office:value="3.45581" table:style-name="ce3">
            <text:p>3.4558</text:p>
          </table:table-cell>
          <table:table-cell office:value-type="float" office:value="0.78455200000000003" table:style-name="ce3">
            <text:p>0.7846</text:p>
          </table:table-cell>
          <table:table-cell table:number-columns-repeated="16381"/>
        </table:table-row>
        <table:table-row table:style-name="ro1">
          <table:table-cell office:value-type="float" office:value="0.95179599999999998" table:style-name="ce3">
            <text:p>0.9518</text:p>
          </table:table-cell>
          <table:table-cell office:value-type="float" office:value="3.3503699999999998" table:style-name="ce3">
            <text:p>3.3504</text:p>
          </table:table-cell>
          <table:table-cell office:value-type="float" office:value="0.75609999999999999" table:style-name="ce3">
            <text:p>0.7561</text:p>
          </table:table-cell>
          <table:table-cell table:number-columns-repeated="16381"/>
        </table:table-row>
        <table:table-row table:style-name="ro1">
          <table:table-cell office:value-type="float" office:value="1.00078" table:style-name="ce3">
            <text:p>1.0008</text:p>
          </table:table-cell>
          <table:table-cell office:value-type="float" office:value="3.2606799999999998" table:style-name="ce3">
            <text:p>3.2607</text:p>
          </table:table-cell>
          <table:table-cell office:value-type="float" office:value="0.52068599999999998" table:style-name="ce3">
            <text:p>0.5207</text:p>
          </table:table-cell>
          <table:table-cell table:number-columns-repeated="16381"/>
        </table:table-row>
        <table:table-row table:style-name="ro1">
          <table:table-cell office:value-type="float" office:value="1.21106" table:style-name="ce3">
            <text:p>1.2111</text:p>
          </table:table-cell>
          <table:table-cell office:value-type="float" office:value="3.3056100000000002" table:style-name="ce3">
            <text:p>3.3056</text:p>
          </table:table-cell>
          <table:table-cell office:value-type="float" office:value="0.67574599999999996" table:style-name="ce3">
            <text:p>0.6757</text:p>
          </table:table-cell>
          <table:table-cell table:number-columns-repeated="16381"/>
        </table:table-row>
        <table:table-row table:style-name="ro1">
          <table:table-cell office:value-type="float" office:value="1.2533000000000001" table:style-name="ce3">
            <text:p>1.2533</text:p>
          </table:table-cell>
          <table:table-cell office:value-type="float" office:value="3.29088" table:style-name="ce3">
            <text:p>3.2909</text:p>
          </table:table-cell>
          <table:table-cell office:value-type="float" office:value="0.671736" table:style-name="ce3">
            <text:p>0.6717</text:p>
          </table:table-cell>
          <table:table-cell table:number-columns-repeated="16381"/>
        </table:table-row>
        <table:table-row table:style-name="ro1">
          <table:table-cell office:value-type="float" office:value="1.35042" table:style-name="ce3">
            <text:p>1.3504</text:p>
          </table:table-cell>
          <table:table-cell office:value-type="float" office:value="3.4870199999999998" table:style-name="ce3">
            <text:p>3.4870</text:p>
          </table:table-cell>
          <table:table-cell office:value-type="float" office:value="0.51317500000000005" table:style-name="ce3">
            <text:p>0.5132</text:p>
          </table:table-cell>
          <table:table-cell table:number-columns-repeated="16381"/>
        </table:table-row>
        <table:table-row table:style-name="ro1">
          <table:table-cell office:value-type="float" office:value="1.28104" table:style-name="ce3">
            <text:p>1.2810</text:p>
          </table:table-cell>
          <table:table-cell office:value-type="float" office:value="3.5284499999999999" table:style-name="ce3">
            <text:p>3.5285</text:p>
          </table:table-cell>
          <table:table-cell office:value-type="float" office:value="0.60684099999999996" table:style-name="ce3">
            <text:p>0.6068</text:p>
          </table:table-cell>
          <table:table-cell table:number-columns-repeated="16381"/>
        </table:table-row>
        <table:table-row table:style-name="ro1">
          <table:table-cell office:value-type="float" office:value="1.04287" table:style-name="ce3">
            <text:p>1.0429</text:p>
          </table:table-cell>
          <table:table-cell office:value-type="float" office:value="3.6410999999999998" table:style-name="ce3">
            <text:p>3.6411</text:p>
          </table:table-cell>
          <table:table-cell office:value-type="float" office:value="0.67315700000000001" table:style-name="ce3">
            <text:p>0.6732</text:p>
          </table:table-cell>
          <table:table-cell table:number-columns-repeated="16381"/>
        </table:table-row>
        <table:table-row table:style-name="ro1">
          <table:table-cell office:value-type="float" office:value="0.89081699999999997" table:style-name="ce3">
            <text:p>0.8908</text:p>
          </table:table-cell>
          <table:table-cell office:value-type="float" office:value="3.76857" table:style-name="ce3">
            <text:p>3.7686</text:p>
          </table:table-cell>
          <table:table-cell office:value-type="float" office:value="0.76329499999999995" table:style-name="ce3">
            <text:p>0.7633</text:p>
          </table:table-cell>
          <table:table-cell table:number-columns-repeated="16381"/>
        </table:table-row>
        <table:table-row table:style-name="ro1">
          <table:table-cell office:value-type="float" office:value="0.87633700000000003" table:style-name="ce3">
            <text:p>0.8763</text:p>
          </table:table-cell>
          <table:table-cell office:value-type="float" office:value="3.8917700000000002" table:style-name="ce3">
            <text:p>3.8918</text:p>
          </table:table-cell>
          <table:table-cell office:value-type="float" office:value="0.86267499999999997" table:style-name="ce3">
            <text:p>0.8627</text:p>
          </table:table-cell>
          <table:table-cell table:number-columns-repeated="16381"/>
        </table:table-row>
        <table:table-row table:style-name="ro1">
          <table:table-cell office:value-type="float" office:value="1.04908" table:style-name="ce3">
            <text:p>1.0491</text:p>
          </table:table-cell>
          <table:table-cell office:value-type="float" office:value="3.9066299999999998" table:style-name="ce3">
            <text:p>3.9066</text:p>
          </table:table-cell>
          <table:table-cell office:value-type="float" office:value="0.86770000000000003" table:style-name="ce3">
            <text:p>0.8677</text:p>
          </table:table-cell>
          <table:table-cell table:number-columns-repeated="16381"/>
        </table:table-row>
        <table:table-row table:style-name="ro1">
          <table:table-cell office:value-type="float" office:value="1.10731" table:style-name="ce3">
            <text:p>1.1073</text:p>
          </table:table-cell>
          <table:table-cell office:value-type="float" office:value="4.1638900000000003" table:style-name="ce3">
            <text:p>4.1639</text:p>
          </table:table-cell>
          <table:table-cell office:value-type="float" office:value="1.05437" table:style-name="ce3">
            <text:p>1.0544</text:p>
          </table:table-cell>
          <table:table-cell table:number-columns-repeated="16381"/>
        </table:table-row>
        <table:table-row table:style-name="ro1">
          <table:table-cell office:value-type="float" office:value="1.0493300000000001" table:style-name="ce3">
            <text:p>1.0493</text:p>
          </table:table-cell>
          <table:table-cell office:value-type="float" office:value="3.5641699999999998" table:style-name="ce3">
            <text:p>3.5642</text:p>
          </table:table-cell>
          <table:table-cell office:value-type="float" office:value="0.66245200000000004" table:style-name="ce3">
            <text:p>0.6625</text:p>
          </table:table-cell>
          <table:table-cell table:number-columns-repeated="16381"/>
        </table:table-row>
        <table:table-row table:style-name="ro1">
          <table:table-cell office:value-type="float" office:value="1.1916899999999999" table:style-name="ce3">
            <text:p>1.1917</text:p>
          </table:table-cell>
          <table:table-cell office:value-type="float" office:value="3.6262500000000002" table:style-name="ce3">
            <text:p>3.6263</text:p>
          </table:table-cell>
          <table:table-cell office:value-type="float" office:value="0.72757000000000005" table:style-name="ce3">
            <text:p>0.7276</text:p>
          </table:table-cell>
          <table:table-cell table:number-columns-repeated="16381"/>
        </table:table-row>
        <table:table-row table:style-name="ro1">
          <table:table-cell office:value-type="float" office:value="1.2485299999999999" table:style-name="ce3">
            <text:p>1.2485</text:p>
          </table:table-cell>
          <table:table-cell office:value-type="float" office:value="3.5325299999999999" table:style-name="ce3">
            <text:p>3.5325</text:p>
          </table:table-cell>
          <table:table-cell office:value-type="float" office:value="0.65328299999999995" table:style-name="ce3">
            <text:p>0.6533</text:p>
          </table:table-cell>
          <table:table-cell table:number-columns-repeated="16381"/>
        </table:table-row>
        <table:table-row table:style-name="ro1">
          <table:table-cell office:value-type="float" office:value="1.4941500000000001" table:style-name="ce3">
            <text:p>1.4942</text:p>
          </table:table-cell>
          <table:table-cell office:value-type="float" office:value="3.5306999999999999" table:style-name="ce3">
            <text:p>3.5307</text:p>
          </table:table-cell>
          <table:table-cell office:value-type="float" office:value="0.79955500000000002" table:style-name="ce3">
            <text:p>0.7996</text:p>
          </table:table-cell>
          <table:table-cell table:number-columns-repeated="16381"/>
        </table:table-row>
        <table:table-row table:style-name="ro1">
          <table:table-cell office:value-type="float" office:value="1.6286099999999999" table:style-name="ce3">
            <text:p>1.6286</text:p>
          </table:table-cell>
          <table:table-cell office:value-type="float" office:value="3.6487799999999999" table:style-name="ce3">
            <text:p>3.6488</text:p>
          </table:table-cell>
          <table:table-cell office:value-type="float" office:value="0.69999500000000003" table:style-name="ce3">
            <text:p>0.7000</text:p>
          </table:table-cell>
          <table:table-cell table:number-columns-repeated="16381"/>
        </table:table-row>
        <table:table-row table:style-name="ro1">
          <table:table-cell office:value-type="float" office:value="1.51112" table:style-name="ce3">
            <text:p>1.5111</text:p>
          </table:table-cell>
          <table:table-cell office:value-type="float" office:value="3.4679899999999999" table:style-name="ce3">
            <text:p>3.4680</text:p>
          </table:table-cell>
          <table:table-cell office:value-type="float" office:value="0.40227200000000002" table:style-name="ce3">
            <text:p>0.4023</text:p>
          </table:table-cell>
          <table:table-cell table:number-columns-repeated="16381"/>
        </table:table-row>
        <table:table-row table:style-name="ro1">
          <table:table-cell office:value-type="float" office:value="1.44964" table:style-name="ce3">
            <text:p>1.4496</text:p>
          </table:table-cell>
          <table:table-cell office:value-type="float" office:value="3.6110899999999999" table:style-name="ce3">
            <text:p>3.6111</text:p>
          </table:table-cell>
          <table:table-cell office:value-type="float" office:value="0.43076999999999999" table:style-name="ce3">
            <text:p>0.4308</text:p>
          </table:table-cell>
          <table:table-cell table:number-columns-repeated="16381"/>
        </table:table-row>
        <table:table-row table:style-name="ro1">
          <table:table-cell office:value-type="float" office:value="1.3692" table:style-name="ce3">
            <text:p>1.3692</text:p>
          </table:table-cell>
          <table:table-cell office:value-type="float" office:value="3.8267500000000001" table:style-name="ce3">
            <text:p>3.8268</text:p>
          </table:table-cell>
          <table:table-cell office:value-type="float" office:value="0.67039400000000005" table:style-name="ce3">
            <text:p>0.6704</text:p>
          </table:table-cell>
          <table:table-cell table:number-columns-repeated="16381"/>
        </table:table-row>
        <table:table-row table:style-name="ro1">
          <table:table-cell office:value-type="float" office:value="0.91984900000000003" table:style-name="ce3">
            <text:p>0.9198</text:p>
          </table:table-cell>
          <table:table-cell office:value-type="float" office:value="3.8485900000000002" table:style-name="ce3">
            <text:p>3.8486</text:p>
          </table:table-cell>
          <table:table-cell office:value-type="float" office:value="0.70929699999999996" table:style-name="ce3">
            <text:p>0.7093</text:p>
          </table:table-cell>
          <table:table-cell table:number-columns-repeated="16381"/>
        </table:table-row>
        <table:table-row table:style-name="ro1">
          <table:table-cell office:value-type="float" office:value="1.1752800000000001" table:style-name="ce3">
            <text:p>1.1753</text:p>
          </table:table-cell>
          <table:table-cell office:value-type="float" office:value="4.0781799999999997" table:style-name="ce3">
            <text:p>4.0782</text:p>
          </table:table-cell>
          <table:table-cell office:value-type="float" office:value="0.58747799999999994" table:style-name="ce3">
            <text:p>0.5875</text:p>
          </table:table-cell>
          <table:table-cell table:number-columns-repeated="16381"/>
        </table:table-row>
        <table:table-row table:style-name="ro1">
          <table:table-cell office:value-type="float" office:value="1.4497500000000001" table:style-name="ce3">
            <text:p>1.4498</text:p>
          </table:table-cell>
          <table:table-cell office:value-type="float" office:value="4.48231" table:style-name="ce3">
            <text:p>4.4823</text:p>
          </table:table-cell>
          <table:table-cell office:value-type="float" office:value="0.960897" table:style-name="ce3">
            <text:p>0.9609</text:p>
          </table:table-cell>
          <table:table-cell table:number-columns-repeated="16381"/>
        </table:table-row>
        <table:table-row table:style-name="ro1">
          <table:table-cell office:value-type="float" office:value="1.2843500000000001" table:style-name="ce3">
            <text:p>1.2844</text:p>
          </table:table-cell>
          <table:table-cell office:value-type="float" office:value="4.0336999999999996" table:style-name="ce3">
            <text:p>4.0337</text:p>
          </table:table-cell>
          <table:table-cell office:value-type="float" office:value="0.543157" table:style-name="ce3">
            <text:p>0.5432</text:p>
          </table:table-cell>
          <table:table-cell table:number-columns-repeated="16381"/>
        </table:table-row>
        <table:table-row table:style-name="ro1">
          <table:table-cell office:value-type="float" office:value="1.05755" table:style-name="ce3">
            <text:p>1.0576</text:p>
          </table:table-cell>
          <table:table-cell office:value-type="float" office:value="3.7222599999999999" table:style-name="ce3">
            <text:p>3.7223</text:p>
          </table:table-cell>
          <table:table-cell office:value-type="float" office:value="0.68708899999999995" table:style-name="ce3">
            <text:p>0.6871</text:p>
          </table:table-cell>
          <table:table-cell table:number-columns-repeated="16381"/>
        </table:table-row>
        <table:table-row table:style-name="ro1">
          <table:table-cell office:value-type="float" office:value="1.18302" table:style-name="ce3">
            <text:p>1.1830</text:p>
          </table:table-cell>
          <table:table-cell office:value-type="float" office:value="3.8943500000000002" table:style-name="ce3">
            <text:p>3.8944</text:p>
          </table:table-cell>
          <table:table-cell office:value-type="float" office:value="0.87285900000000005" table:style-name="ce3">
            <text:p>0.8729</text:p>
          </table:table-cell>
          <table:table-cell table:number-columns-repeated="16381"/>
        </table:table-row>
        <table:table-row table:style-name="ro1">
          <table:table-cell office:value-type="float" office:value="1.51668" table:style-name="ce3">
            <text:p>1.5167</text:p>
          </table:table-cell>
          <table:table-cell office:value-type="float" office:value="3.9281999999999999" table:style-name="ce3">
            <text:p>3.9282</text:p>
          </table:table-cell>
          <table:table-cell office:value-type="float" office:value="0.862205" table:style-name="ce3">
            <text:p>0.8622</text:p>
          </table:table-cell>
          <table:table-cell table:number-columns-repeated="16381"/>
        </table:table-row>
        <table:table-row table:style-name="ro1">
          <table:table-cell office:value-type="float" office:value="1.54467" table:style-name="ce3">
            <text:p>1.5447</text:p>
          </table:table-cell>
          <table:table-cell office:value-type="float" office:value="3.8899599999999999" table:style-name="ce3">
            <text:p>3.8900</text:p>
          </table:table-cell>
          <table:table-cell office:value-type="float" office:value="0.899756" table:style-name="ce3">
            <text:p>0.8998</text:p>
          </table:table-cell>
          <table:table-cell table:number-columns-repeated="16381"/>
        </table:table-row>
        <table:table-row table:style-name="ro1">
          <table:table-cell office:value-type="float" office:value="1.4502900000000001" table:style-name="ce3">
            <text:p>1.4503</text:p>
          </table:table-cell>
          <table:table-cell office:value-type="float" office:value="3.8862899999999998" table:style-name="ce3">
            <text:p>3.8863</text:p>
          </table:table-cell>
          <table:table-cell office:value-type="float" office:value="0.86566900000000002" table:style-name="ce3">
            <text:p>0.8657</text:p>
          </table:table-cell>
          <table:table-cell table:number-columns-repeated="16381"/>
        </table:table-row>
        <table:table-row table:style-name="ro1">
          <table:table-cell office:value-type="float" office:value="1.3898999999999999" table:style-name="ce3">
            <text:p>1.3899</text:p>
          </table:table-cell>
          <table:table-cell office:value-type="float" office:value="3.6469900000000002" table:style-name="ce3">
            <text:p>3.6470</text:p>
          </table:table-cell>
          <table:table-cell office:value-type="float" office:value="0.72710300000000005" table:style-name="ce3">
            <text:p>0.7271</text:p>
          </table:table-cell>
          <table:table-cell table:number-columns-repeated="16381"/>
        </table:table-row>
        <table:table-row table:style-name="ro1">
          <table:table-cell office:value-type="float" office:value="1.2445999999999999" table:style-name="ce3">
            <text:p>1.2446</text:p>
          </table:table-cell>
          <table:table-cell office:value-type="float" office:value="3.6616599999999999" table:style-name="ce3">
            <text:p>3.6617</text:p>
          </table:table-cell>
          <table:table-cell office:value-type="float" office:value="0.51622599999999996" table:style-name="ce3">
            <text:p>0.5162</text:p>
          </table:table-cell>
          <table:table-cell table:number-columns-repeated="16381"/>
        </table:table-row>
        <table:table-row table:style-name="ro1">
          <table:table-cell office:value-type="float" office:value="1.1177699999999999" table:style-name="ce3">
            <text:p>1.1178</text:p>
          </table:table-cell>
          <table:table-cell office:value-type="float" office:value="3.6280800000000002" table:style-name="ce3">
            <text:p>3.6281</text:p>
          </table:table-cell>
          <table:table-cell office:value-type="float" office:value="0.46063900000000002" table:style-name="ce3">
            <text:p>0.4606</text:p>
          </table:table-cell>
          <table:table-cell table:number-columns-repeated="16381"/>
        </table:table-row>
        <table:table-row table:style-name="ro1">
          <table:table-cell office:value-type="float" office:value="1.0476700000000001" table:style-name="ce3">
            <text:p>1.0477</text:p>
          </table:table-cell>
          <table:table-cell office:value-type="float" office:value="3.7294" table:style-name="ce3">
            <text:p>3.7294</text:p>
          </table:table-cell>
          <table:table-cell office:value-type="float" office:value="0.35720499999999999" table:style-name="ce3">
            <text:p>0.3572</text:p>
          </table:table-cell>
          <table:table-cell table:number-columns-repeated="16381"/>
        </table:table-row>
        <table:table-row table:style-name="ro1">
          <table:table-cell office:value-type="float" office:value="1.04972" table:style-name="ce3">
            <text:p>1.0497</text:p>
          </table:table-cell>
          <table:table-cell office:value-type="float" office:value="3.9383499999999998" table:style-name="ce3">
            <text:p>3.9384</text:p>
          </table:table-cell>
          <table:table-cell office:value-type="float" office:value="0.616004" table:style-name="ce3">
            <text:p>0.6160</text:p>
          </table:table-cell>
          <table:table-cell table:number-columns-repeated="16381"/>
        </table:table-row>
        <table:table-row table:style-name="ro1">
          <table:table-cell office:value-type="float" office:value="0.93962299999999999" table:style-name="ce3">
            <text:p>0.9396</text:p>
          </table:table-cell>
          <table:table-cell office:value-type="float" office:value="3.8973300000000002" table:style-name="ce3">
            <text:p>3.8973</text:p>
          </table:table-cell>
          <table:table-cell office:value-type="float" office:value="0.444629" table:style-name="ce3">
            <text:p>0.4446</text:p>
          </table:table-cell>
          <table:table-cell table:number-columns-repeated="16381"/>
        </table:table-row>
        <table:table-row table:style-name="ro1">
          <table:table-cell office:value-type="float" office:value="0.95747899999999997" table:style-name="ce3">
            <text:p>0.9575</text:p>
          </table:table-cell>
          <table:table-cell office:value-type="float" office:value="3.66838" table:style-name="ce3">
            <text:p>3.6684</text:p>
          </table:table-cell>
          <table:table-cell office:value-type="float" office:value="0.40340199999999998" table:style-name="ce3">
            <text:p>0.4034</text:p>
          </table:table-cell>
          <table:table-cell table:number-columns-repeated="16381"/>
        </table:table-row>
        <table:table-row table:style-name="ro1">
          <table:table-cell office:value-type="float" office:value="0.87546500000000005" table:style-name="ce3">
            <text:p>0.8755</text:p>
          </table:table-cell>
          <table:table-cell office:value-type="float" office:value="3.39635" table:style-name="ce3">
            <text:p>3.3964</text:p>
          </table:table-cell>
          <table:table-cell office:value-type="float" office:value="0.21631800000000001" table:style-name="ce3">
            <text:p>0.2163</text:p>
          </table:table-cell>
          <table:table-cell table:number-columns-repeated="16381"/>
        </table:table-row>
        <table:table-row table:style-name="ro1">
          <table:table-cell office:value-type="float" office:value="1.1069199999999999" table:style-name="ce3">
            <text:p>1.1069</text:p>
          </table:table-cell>
          <table:table-cell office:value-type="float" office:value="3.4614500000000001" table:style-name="ce3">
            <text:p>3.4615</text:p>
          </table:table-cell>
          <table:table-cell office:value-type="float" office:value="0.27892600000000001" table:style-name="ce3">
            <text:p>0.2789</text:p>
          </table:table-cell>
          <table:table-cell table:number-columns-repeated="16381"/>
        </table:table-row>
        <table:table-row table:style-name="ro1">
          <table:table-cell office:value-type="float" office:value="1.15906" table:style-name="ce3">
            <text:p>1.1591</text:p>
          </table:table-cell>
          <table:table-cell office:value-type="float" office:value="3.2015099999999999" table:style-name="ce3">
            <text:p>3.2015</text:p>
          </table:table-cell>
          <table:table-cell office:value-type="float" office:value="0.41757300000000003" table:style-name="ce3">
            <text:p>0.4176</text:p>
          </table:table-cell>
          <table:table-cell table:number-columns-repeated="16381"/>
        </table:table-row>
        <table:table-row table:style-name="ro1">
          <table:table-cell office:value-type="float" office:value="1.3324199999999999" table:style-name="ce3">
            <text:p>1.3324</text:p>
          </table:table-cell>
          <table:table-cell office:value-type="float" office:value="3.3652600000000001" table:style-name="ce3">
            <text:p>3.3653</text:p>
          </table:table-cell>
          <table:table-cell office:value-type="float" office:value="0.80079900000000004" table:style-name="ce3">
            <text:p>0.8008</text:p>
          </table:table-cell>
          <table:table-cell table:number-columns-repeated="16381"/>
        </table:table-row>
        <table:table-row table:style-name="ro1">
          <table:table-cell office:value-type="float" office:value="1.36287" table:style-name="ce3">
            <text:p>1.3629</text:p>
          </table:table-cell>
          <table:table-cell office:value-type="float" office:value="3.6351399999999998" table:style-name="ce3">
            <text:p>3.6351</text:p>
          </table:table-cell>
          <table:table-cell office:value-type="float" office:value="0.712256" table:style-name="ce3">
            <text:p>0.7123</text:p>
          </table:table-cell>
          <table:table-cell table:number-columns-repeated="16381"/>
        </table:table-row>
        <table:table-row table:style-name="ro1">
          <table:table-cell office:value-type="float" office:value="1.3605100000000001" table:style-name="ce3">
            <text:p>1.3605</text:p>
          </table:table-cell>
          <table:table-cell office:value-type="float" office:value="3.6185900000000002" table:style-name="ce3">
            <text:p>3.6186</text:p>
          </table:table-cell>
          <table:table-cell office:value-type="float" office:value="0.65631499999999998" table:style-name="ce3">
            <text:p>0.6563</text:p>
          </table:table-cell>
          <table:table-cell table:number-columns-repeated="16381"/>
        </table:table-row>
        <table:table-row table:style-name="ro1">
          <table:table-cell office:value-type="float" office:value="1.5114000000000001" table:style-name="ce3">
            <text:p>1.5114</text:p>
          </table:table-cell>
          <table:table-cell office:value-type="float" office:value="3.8264499999999999" table:style-name="ce3">
            <text:p>3.8265</text:p>
          </table:table-cell>
          <table:table-cell office:value-type="float" office:value="0.80908400000000003" table:style-name="ce3">
            <text:p>0.8091</text:p>
          </table:table-cell>
          <table:table-cell table:number-columns-repeated="16381"/>
        </table:table-row>
        <table:table-row table:style-name="ro1">
          <table:table-cell office:value-type="float" office:value="1.3609199999999999" table:style-name="ce3">
            <text:p>1.3609</text:p>
          </table:table-cell>
          <table:table-cell office:value-type="float" office:value="4.0110299999999999" table:style-name="ce3">
            <text:p>4.0110</text:p>
          </table:table-cell>
          <table:table-cell office:value-type="float" office:value="0.86820600000000003" table:style-name="ce3">
            <text:p>0.8682</text:p>
          </table:table-cell>
          <table:table-cell table:number-columns-repeated="16381"/>
        </table:table-row>
        <table:table-row table:style-name="ro1">
          <table:table-cell office:value-type="float" office:value="0.81225599999999998" table:style-name="ce3">
            <text:p>0.8123</text:p>
          </table:table-cell>
          <table:table-cell office:value-type="float" office:value="3.9218700000000002" table:style-name="ce3">
            <text:p>3.9219</text:p>
          </table:table-cell>
          <table:table-cell office:value-type="float" office:value="0.46029599999999998" table:style-name="ce3">
            <text:p>0.4603</text:p>
          </table:table-cell>
          <table:table-cell table:number-columns-repeated="16381"/>
        </table:table-row>
        <table:table-row table:style-name="ro1">
          <table:table-cell office:value-type="float" office:value="0.865587" table:style-name="ce3">
            <text:p>0.8656</text:p>
          </table:table-cell>
          <table:table-cell office:value-type="float" office:value="4.10297" table:style-name="ce3">
            <text:p>4.1030</text:p>
          </table:table-cell>
          <table:table-cell office:value-type="float" office:value="0.49746899999999999" table:style-name="ce3">
            <text:p>0.4975</text:p>
          </table:table-cell>
          <table:table-cell table:number-columns-repeated="16381"/>
        </table:table-row>
        <table:table-row table:style-name="ro1">
          <table:table-cell office:value-type="float" office:value="1.1516200000000001" table:style-name="ce3">
            <text:p>1.1516</text:p>
          </table:table-cell>
          <table:table-cell office:value-type="float" office:value="4.1105700000000001" table:style-name="ce3">
            <text:p>4.1106</text:p>
          </table:table-cell>
          <table:table-cell office:value-type="float" office:value="0.85030399999999995" table:style-name="ce3">
            <text:p>0.8503</text:p>
          </table:table-cell>
          <table:table-cell table:number-columns-repeated="16381"/>
        </table:table-row>
        <table:table-row table:style-name="ro1">
          <table:table-cell office:value-type="float" office:value="0.806338" table:style-name="ce3">
            <text:p>0.8063</text:p>
          </table:table-cell>
          <table:table-cell office:value-type="float" office:value="3.7842899999999999" table:style-name="ce3">
            <text:p>3.7843</text:p>
          </table:table-cell>
          <table:table-cell office:value-type="float" office:value="0.49800800000000001" table:style-name="ce3">
            <text:p>0.4980</text:p>
          </table:table-cell>
          <table:table-cell table:number-columns-repeated="16381"/>
        </table:table-row>
        <table:table-row table:style-name="ro1">
          <table:table-cell office:value-type="float" office:value="0.89859699999999998" table:style-name="ce3">
            <text:p>0.8986</text:p>
          </table:table-cell>
          <table:table-cell office:value-type="float" office:value="3.3647900000000002" table:style-name="ce3">
            <text:p>3.3648</text:p>
          </table:table-cell>
          <table:table-cell office:value-type="float" office:value="0.40246300000000002" table:style-name="ce3">
            <text:p>0.4025</text:p>
          </table:table-cell>
          <table:table-cell table:number-columns-repeated="16381"/>
        </table:table-row>
        <table:table-row table:style-name="ro1">
          <table:table-cell office:value-type="float" office:value="1.1143400000000001" table:style-name="ce3">
            <text:p>1.1143</text:p>
          </table:table-cell>
          <table:table-cell office:value-type="float" office:value="3.6983100000000002" table:style-name="ce3">
            <text:p>3.6983</text:p>
          </table:table-cell>
          <table:table-cell office:value-type="float" office:value="0.84664300000000003" table:style-name="ce3">
            <text:p>0.8466</text:p>
          </table:table-cell>
          <table:table-cell table:number-columns-repeated="16381"/>
        </table:table-row>
        <table:table-row table:style-name="ro1">
          <table:table-cell office:value-type="float" office:value="1.1583399999999999" table:style-name="ce3">
            <text:p>1.1583</text:p>
          </table:table-cell>
          <table:table-cell office:value-type="float" office:value="3.4294600000000002" table:style-name="ce3">
            <text:p>3.4295</text:p>
          </table:table-cell>
          <table:table-cell office:value-type="float" office:value="0.65369699999999997" table:style-name="ce3">
            <text:p>0.6537</text:p>
          </table:table-cell>
          <table:table-cell table:number-columns-repeated="16381"/>
        </table:table-row>
        <table:table-row table:style-name="ro1">
          <table:table-cell office:value-type="float" office:value="1.4889600000000001" table:style-name="ce3">
            <text:p>1.4890</text:p>
          </table:table-cell>
          <table:table-cell office:value-type="float" office:value="3.5229200000000001" table:style-name="ce3">
            <text:p>3.5229</text:p>
          </table:table-cell>
          <table:table-cell office:value-type="float" office:value="0.58002299999999996" table:style-name="ce3">
            <text:p>0.5800</text:p>
          </table:table-cell>
          <table:table-cell table:number-columns-repeated="16381"/>
        </table:table-row>
        <table:table-row table:style-name="ro1">
          <table:table-cell office:value-type="float" office:value="1.39923" table:style-name="ce3">
            <text:p>1.3992</text:p>
          </table:table-cell>
          <table:table-cell office:value-type="float" office:value="3.633" table:style-name="ce3">
            <text:p>3.6330</text:p>
          </table:table-cell>
          <table:table-cell office:value-type="float" office:value="0.76185499999999995" table:style-name="ce3">
            <text:p>0.7619</text:p>
          </table:table-cell>
          <table:table-cell table:number-columns-repeated="16381"/>
        </table:table-row>
        <table:table-row table:style-name="ro1">
          <table:table-cell office:value-type="float" office:value="1.3319799999999999" table:style-name="ce3">
            <text:p>1.3320</text:p>
          </table:table-cell>
          <table:table-cell office:value-type="float" office:value="3.60995" table:style-name="ce3">
            <text:p>3.6100</text:p>
          </table:table-cell>
          <table:table-cell office:value-type="float" office:value="0.52138200000000001" table:style-name="ce3">
            <text:p>0.5214</text:p>
          </table:table-cell>
          <table:table-cell table:number-columns-repeated="16381"/>
        </table:table-row>
        <table:table-row table:style-name="ro1">
          <table:table-cell office:value-type="float" office:value="1.4389400000000001" table:style-name="ce3">
            <text:p>1.4389</text:p>
          </table:table-cell>
          <table:table-cell office:value-type="float" office:value="3.74377" table:style-name="ce3">
            <text:p>3.7438</text:p>
          </table:table-cell>
          <table:table-cell office:value-type="float" office:value="0.59005799999999997" table:style-name="ce3">
            <text:p>0.5901</text:p>
          </table:table-cell>
          <table:table-cell table:number-columns-repeated="16381"/>
        </table:table-row>
        <table:table-row table:style-name="ro1">
          <table:table-cell office:value-type="float" office:value="1.21008" table:style-name="ce3">
            <text:p>1.2101</text:p>
          </table:table-cell>
          <table:table-cell office:value-type="float" office:value="3.6911100000000001" table:style-name="ce3">
            <text:p>3.6911</text:p>
          </table:table-cell>
          <table:table-cell office:value-type="float" office:value="0.57584800000000003" table:style-name="ce3">
            <text:p>0.5758</text:p>
          </table:table-cell>
          <table:table-cell table:number-columns-repeated="16381"/>
        </table:table-row>
        <table:table-row table:style-name="ro1">
          <table:table-cell office:value-type="float" office:value="0.86214800000000003" table:style-name="ce3">
            <text:p>0.8621</text:p>
          </table:table-cell>
          <table:table-cell office:value-type="float" office:value="3.9118400000000002" table:style-name="ce3">
            <text:p>3.9118</text:p>
          </table:table-cell>
          <table:table-cell office:value-type="float" office:value="0.415045" table:style-name="ce3">
            <text:p>0.4150</text:p>
          </table:table-cell>
          <table:table-cell table:number-columns-repeated="16381"/>
        </table:table-row>
        <table:table-row table:style-name="ro1">
          <table:table-cell office:value-type="float" office:value="1.02016" table:style-name="ce3">
            <text:p>1.0202</text:p>
          </table:table-cell>
          <table:table-cell office:value-type="float" office:value="4.0570500000000003" table:style-name="ce3">
            <text:p>4.0571</text:p>
          </table:table-cell>
          <table:table-cell office:value-type="float" office:value="0.75520699999999996" table:style-name="ce3">
            <text:p>0.7552</text:p>
          </table:table-cell>
          <table:table-cell table:number-columns-repeated="16381"/>
        </table:table-row>
        <table:table-row table:style-name="ro1">
          <table:table-cell office:value-type="float" office:value="1.0382899999999999" table:style-name="ce3">
            <text:p>1.0383</text:p>
          </table:table-cell>
          <table:table-cell office:value-type="float" office:value="3.7626900000000001" table:style-name="ce3">
            <text:p>3.7627</text:p>
          </table:table-cell>
          <table:table-cell office:value-type="float" office:value="0.47685499999999997" table:style-name="ce3">
            <text:p>0.4769</text:p>
          </table:table-cell>
          <table:table-cell table:number-columns-repeated="16381"/>
        </table:table-row>
        <table:table-row table:style-name="ro1">
          <table:table-cell office:value-type="float" office:value="1.1991700000000001" table:style-name="ce3">
            <text:p>1.1992</text:p>
          </table:table-cell>
          <table:table-cell office:value-type="float" office:value="3.6964299999999999" table:style-name="ce3">
            <text:p>3.6964</text:p>
          </table:table-cell>
          <table:table-cell office:value-type="float" office:value="1.0439099999999999" table:style-name="ce3">
            <text:p>1.0439</text:p>
          </table:table-cell>
          <table:table-cell table:number-columns-repeated="16381"/>
        </table:table-row>
        <table:table-row table:style-name="ro1">
          <table:table-cell office:value-type="float" office:value="1.26284" table:style-name="ce3">
            <text:p>1.2628</text:p>
          </table:table-cell>
          <table:table-cell office:value-type="float" office:value="3.6976599999999999" table:style-name="ce3">
            <text:p>3.6977</text:p>
          </table:table-cell>
          <table:table-cell office:value-type="float" office:value="0.91967699999999997" table:style-name="ce3">
            <text:p>0.9197</text:p>
          </table:table-cell>
          <table:table-cell table:number-columns-repeated="16381"/>
        </table:table-row>
        <table:table-row table:style-name="ro1">
          <table:table-cell office:value-type="float" office:value="0.94722700000000004" table:style-name="ce3">
            <text:p>0.9472</text:p>
          </table:table-cell>
          <table:table-cell office:value-type="float" office:value="3.60738" table:style-name="ce3">
            <text:p>3.6074</text:p>
          </table:table-cell>
          <table:table-cell office:value-type="float" office:value="0.68279599999999996" table:style-name="ce3">
            <text:p>0.6828</text:p>
          </table:table-cell>
          <table:table-cell table:number-columns-repeated="16381"/>
        </table:table-row>
        <table:table-row table:style-name="ro1">
          <table:table-cell office:value-type="float" office:value="0.91601600000000005" table:style-name="ce3">
            <text:p>0.9160</text:p>
          </table:table-cell>
          <table:table-cell office:value-type="float" office:value="3.4201299999999999" table:style-name="ce3">
            <text:p>3.4201</text:p>
          </table:table-cell>
          <table:table-cell office:value-type="float" office:value="0.46568900000000002" table:style-name="ce3">
            <text:p>0.4657</text:p>
          </table:table-cell>
          <table:table-cell table:number-columns-repeated="16381"/>
        </table:table-row>
        <table:table-row table:style-name="ro1">
          <table:table-cell office:value-type="float" office:value="1.21147" table:style-name="ce3">
            <text:p>1.2115</text:p>
          </table:table-cell>
          <table:table-cell office:value-type="float" office:value="3.4687000000000001" table:style-name="ce3">
            <text:p>3.4687</text:p>
          </table:table-cell>
          <table:table-cell office:value-type="float" office:value="0.61846900000000005" table:style-name="ce3">
            <text:p>0.6185</text:p>
          </table:table-cell>
          <table:table-cell table:number-columns-repeated="16381"/>
        </table:table-row>
        <table:table-row table:style-name="ro1">
          <table:table-cell office:value-type="float" office:value="1.3002899999999999" table:style-name="ce3">
            <text:p>1.3003</text:p>
          </table:table-cell>
          <table:table-cell office:value-type="float" office:value="3.5736599999999998" table:style-name="ce3">
            <text:p>3.5737</text:p>
          </table:table-cell>
          <table:table-cell office:value-type="float" office:value="0.649455" table:style-name="ce3">
            <text:p>0.6495</text:p>
          </table:table-cell>
          <table:table-cell table:number-columns-repeated="16381"/>
        </table:table-row>
        <table:table-row table:style-name="ro1">
          <table:table-cell office:value-type="float" office:value="1.4164099999999999" table:style-name="ce3">
            <text:p>1.4164</text:p>
          </table:table-cell>
          <table:table-cell office:value-type="float" office:value="3.55288" table:style-name="ce3">
            <text:p>3.5529</text:p>
          </table:table-cell>
          <table:table-cell office:value-type="float" office:value="0.62445200000000001" table:style-name="ce3">
            <text:p>0.6245</text:p>
          </table:table-cell>
          <table:table-cell table:number-columns-repeated="16381"/>
        </table:table-row>
        <table:table-row table:style-name="ro1">
          <table:table-cell office:value-type="float" office:value="1.4734799999999999" table:style-name="ce3">
            <text:p>1.4735</text:p>
          </table:table-cell>
          <table:table-cell office:value-type="float" office:value="3.6361599999999998" table:style-name="ce3">
            <text:p>3.6362</text:p>
          </table:table-cell>
          <table:table-cell office:value-type="float" office:value="0.98260800000000004" table:style-name="ce3">
            <text:p>0.9826</text:p>
          </table:table-cell>
          <table:table-cell table:number-columns-repeated="16381"/>
        </table:table-row>
        <table:table-row table:style-name="ro1">
          <table:table-cell office:value-type="float" office:value="1.2973600000000001" table:style-name="ce3">
            <text:p>1.2974</text:p>
          </table:table-cell>
          <table:table-cell office:value-type="float" office:value="3.8124799999999999" table:style-name="ce3">
            <text:p>3.8125</text:p>
          </table:table-cell>
          <table:table-cell office:value-type="float" office:value="0.85513700000000004" table:style-name="ce3">
            <text:p>0.8551</text:p>
          </table:table-cell>
          <table:table-cell table:number-columns-repeated="16381"/>
        </table:table-row>
        <table:table-row table:style-name="ro1">
          <table:table-cell office:value-type="float" office:value="1.02159" table:style-name="ce3">
            <text:p>1.0216</text:p>
          </table:table-cell>
          <table:table-cell office:value-type="float" office:value="4.0055300000000003" table:style-name="ce3">
            <text:p>4.0055</text:p>
          </table:table-cell>
          <table:table-cell office:value-type="float" office:value="0.98082899999999995" table:style-name="ce3">
            <text:p>0.9808</text:p>
          </table:table-cell>
          <table:table-cell table:number-columns-repeated="16381"/>
        </table:table-row>
        <table:table-row table:style-name="ro1">
          <table:table-cell office:value-type="float" office:value="0.87982400000000005" table:style-name="ce3">
            <text:p>0.8798</text:p>
          </table:table-cell>
          <table:table-cell office:value-type="float" office:value="3.9405800000000002" table:style-name="ce3">
            <text:p>3.9406</text:p>
          </table:table-cell>
          <table:table-cell office:value-type="float" office:value="0.82134099999999999" table:style-name="ce3">
            <text:p>0.8213</text:p>
          </table:table-cell>
          <table:table-cell table:number-columns-repeated="16381"/>
        </table:table-row>
        <table:table-row table:style-name="ro1">
          <table:table-cell office:value-type="float" office:value="0.87366299999999997" table:style-name="ce3">
            <text:p>0.8737</text:p>
          </table:table-cell>
          <table:table-cell office:value-type="float" office:value="3.7451599999999998" table:style-name="ce3">
            <text:p>3.7452</text:p>
          </table:table-cell>
          <table:table-cell office:value-type="float" office:value="0.74749900000000002" table:style-name="ce3">
            <text:p>0.7475</text:p>
          </table:table-cell>
          <table:table-cell table:number-columns-repeated="16381"/>
        </table:table-row>
        <table:table-row table:style-name="ro1">
          <table:table-cell office:value-type="float" office:value="0.695295" table:style-name="ce3">
            <text:p>0.6953</text:p>
          </table:table-cell>
          <table:table-cell office:value-type="float" office:value="3.4725600000000001" table:style-name="ce3">
            <text:p>3.4726</text:p>
          </table:table-cell>
          <table:table-cell office:value-type="float" office:value="0.49116199999999999" table:style-name="ce3">
            <text:p>0.4912</text:p>
          </table:table-cell>
          <table:table-cell table:number-columns-repeated="16381"/>
        </table:table-row>
        <table:table-row table:style-name="ro1">
          <table:table-cell office:value-type="float" office:value="1.0619700000000001" table:style-name="ce3">
            <text:p>1.0620</text:p>
          </table:table-cell>
          <table:table-cell office:value-type="float" office:value="3.4922300000000002" table:style-name="ce3">
            <text:p>3.4922</text:p>
          </table:table-cell>
          <table:table-cell office:value-type="float" office:value="0.70588799999999996" table:style-name="ce3">
            <text:p>0.7059</text:p>
          </table:table-cell>
          <table:table-cell table:number-columns-repeated="16381"/>
        </table:table-row>
        <table:table-row table:style-name="ro1">
          <table:table-cell office:value-type="float" office:value="0.91337999999999997" table:style-name="ce3">
            <text:p>0.9134</text:p>
          </table:table-cell>
          <table:table-cell office:value-type="float" office:value="3.63178" table:style-name="ce3">
            <text:p>3.6318</text:p>
          </table:table-cell>
          <table:table-cell office:value-type="float" office:value="0.69678399999999996" table:style-name="ce3">
            <text:p>0.6968</text:p>
          </table:table-cell>
          <table:table-cell table:number-columns-repeated="16381"/>
        </table:table-row>
        <table:table-row table:style-name="ro1">
          <table:table-cell office:value-type="float" office:value="1.0723199999999999" table:style-name="ce3">
            <text:p>1.0723</text:p>
          </table:table-cell>
          <table:table-cell office:value-type="float" office:value="3.6013799999999998" table:style-name="ce3">
            <text:p>3.6014</text:p>
          </table:table-cell>
          <table:table-cell office:value-type="float" office:value="0.68123400000000001" table:style-name="ce3">
            <text:p>0.6812</text:p>
          </table:table-cell>
          <table:table-cell table:number-columns-repeated="16381"/>
        </table:table-row>
        <table:table-row table:style-name="ro1">
          <table:table-cell office:value-type="float" office:value="1.2708699999999999" table:style-name="ce3">
            <text:p>1.2709</text:p>
          </table:table-cell>
          <table:table-cell office:value-type="float" office:value="3.6284100000000001" table:style-name="ce3">
            <text:p>3.6284</text:p>
          </table:table-cell>
          <table:table-cell office:value-type="float" office:value="0.62719100000000005" table:style-name="ce3">
            <text:p>0.6272</text:p>
          </table:table-cell>
          <table:table-cell table:number-columns-repeated="16381"/>
        </table:table-row>
        <table:table-row table:style-name="ro1">
          <table:table-cell office:value-type="float" office:value="1.3673999999999999" table:style-name="ce3">
            <text:p>1.3674</text:p>
          </table:table-cell>
          <table:table-cell office:value-type="float" office:value="3.5401400000000001" table:style-name="ce3">
            <text:p>3.5401</text:p>
          </table:table-cell>
          <table:table-cell office:value-type="float" office:value="0.61013799999999996" table:style-name="ce3">
            <text:p>0.6101</text:p>
          </table:table-cell>
          <table:table-cell table:number-columns-repeated="16381"/>
        </table:table-row>
        <table:table-row table:style-name="ro1">
          <table:table-cell office:value-type="float" office:value="1.29742" table:style-name="ce3">
            <text:p>1.2974</text:p>
          </table:table-cell>
          <table:table-cell office:value-type="float" office:value="3.5743200000000002" table:style-name="ce3">
            <text:p>3.5743</text:p>
          </table:table-cell>
          <table:table-cell office:value-type="float" office:value="0.54197600000000001" table:style-name="ce3">
            <text:p>0.5420</text:p>
          </table:table-cell>
          <table:table-cell table:number-columns-repeated="16381"/>
        </table:table-row>
        <table:table-row table:style-name="ro1">
          <table:table-cell office:value-type="float" office:value="1.1297900000000001" table:style-name="ce3">
            <text:p>1.1298</text:p>
          </table:table-cell>
          <table:table-cell office:value-type="float" office:value="3.54494" table:style-name="ce3">
            <text:p>3.5449</text:p>
          </table:table-cell>
          <table:table-cell office:value-type="float" office:value="0.53577600000000003" table:style-name="ce3">
            <text:p>0.5358</text:p>
          </table:table-cell>
          <table:table-cell table:number-columns-repeated="16381"/>
        </table:table-row>
        <table:table-row table:style-name="ro1">
          <table:table-cell office:value-type="float" office:value="1.31359" table:style-name="ce3">
            <text:p>1.3136</text:p>
          </table:table-cell>
          <table:table-cell office:value-type="float" office:value="3.97994" table:style-name="ce3">
            <text:p>3.9799</text:p>
          </table:table-cell>
          <table:table-cell office:value-type="float" office:value="0.85839600000000005" table:style-name="ce3">
            <text:p>0.8584</text:p>
          </table:table-cell>
          <table:table-cell table:number-columns-repeated="16381"/>
        </table:table-row>
        <table:table-row table:style-name="ro1">
          <table:table-cell office:value-type="float" office:value="0.75250700000000004" table:style-name="ce3">
            <text:p>0.7525</text:p>
          </table:table-cell>
          <table:table-cell office:value-type="float" office:value="3.6460599999999999" table:style-name="ce3">
            <text:p>3.6461</text:p>
          </table:table-cell>
          <table:table-cell office:value-type="float" office:value="0.72062099999999996" table:style-name="ce3">
            <text:p>0.7206</text:p>
          </table:table-cell>
          <table:table-cell table:number-columns-repeated="16381"/>
        </table:table-row>
        <table:table-row table:style-name="ro1">
          <table:table-cell office:value-type="float" office:value="1.2386200000000001" table:style-name="ce3">
            <text:p>1.2386</text:p>
          </table:table-cell>
          <table:table-cell office:value-type="float" office:value="3.9662700000000002" table:style-name="ce3">
            <text:p>3.9663</text:p>
          </table:table-cell>
          <table:table-cell office:value-type="float" office:value="0.93516900000000003" table:style-name="ce3">
            <text:p>0.9352</text:p>
          </table:table-cell>
          <table:table-cell table:number-columns-repeated="16381"/>
        </table:table-row>
        <table:table-row table:style-name="ro1">
          <table:table-cell office:value-type="float" office:value="1.03068" table:style-name="ce3">
            <text:p>1.0307</text:p>
          </table:table-cell>
          <table:table-cell office:value-type="float" office:value="3.74518" table:style-name="ce3">
            <text:p>3.7452</text:p>
          </table:table-cell>
          <table:table-cell office:value-type="float" office:value="0.84759499999999999" table:style-name="ce3">
            <text:p>0.8476</text:p>
          </table:table-cell>
          <table:table-cell table:number-columns-repeated="16381"/>
        </table:table-row>
        <table:table-row table:style-name="ro1">
          <table:table-cell office:value-type="float" office:value="0.96476700000000004" table:style-name="ce3">
            <text:p>0.9648</text:p>
          </table:table-cell>
          <table:table-cell office:value-type="float" office:value="3.3565499999999999" table:style-name="ce3">
            <text:p>3.3566</text:p>
          </table:table-cell>
          <table:table-cell office:value-type="float" office:value="0.92433399999999999" table:style-name="ce3">
            <text:p>0.9243</text:p>
          </table:table-cell>
          <table:table-cell table:number-columns-repeated="16381"/>
        </table:table-row>
        <table:table-row table:style-name="ro1">
          <table:table-cell office:value-type="float" office:value="0.76339699999999999" table:style-name="ce3">
            <text:p>0.7634</text:p>
          </table:table-cell>
          <table:table-cell office:value-type="float" office:value="3.28173" table:style-name="ce3">
            <text:p>3.2817</text:p>
          </table:table-cell>
          <table:table-cell office:value-type="float" office:value="0.572882" table:style-name="ce3">
            <text:p>0.5729</text:p>
          </table:table-cell>
          <table:table-cell table:number-columns-repeated="16381"/>
        </table:table-row>
        <table:table-row table:style-name="ro1">
          <table:table-cell office:value-type="float" office:value="0.86933300000000002" table:style-name="ce3">
            <text:p>0.8693</text:p>
          </table:table-cell>
          <table:table-cell office:value-type="float" office:value="3.2348599999999998" table:style-name="ce3">
            <text:p>3.2349</text:p>
          </table:table-cell>
          <table:table-cell office:value-type="float" office:value="0.34789900000000001" table:style-name="ce3">
            <text:p>0.3479</text:p>
          </table:table-cell>
          <table:table-cell table:number-columns-repeated="16381"/>
        </table:table-row>
        <table:table-row table:style-name="ro1">
          <table:table-cell office:value-type="float" office:value="1.0246900000000001" table:style-name="ce3">
            <text:p>1.0247</text:p>
          </table:table-cell>
          <table:table-cell office:value-type="float" office:value="3.3024300000000002" table:style-name="ce3">
            <text:p>3.3024</text:p>
          </table:table-cell>
          <table:table-cell office:value-type="float" office:value="0.36230000000000001" table:style-name="ce3">
            <text:p>0.3623</text:p>
          </table:table-cell>
          <table:table-cell table:number-columns-repeated="16381"/>
        </table:table-row>
        <table:table-row table:style-name="ro1">
          <table:table-cell office:value-type="float" office:value="1.2844800000000001" table:style-name="ce3">
            <text:p>1.2845</text:p>
          </table:table-cell>
          <table:table-cell office:value-type="float" office:value="3.49491" table:style-name="ce3">
            <text:p>3.4949</text:p>
          </table:table-cell>
          <table:table-cell office:value-type="float" office:value="0.48229300000000003" table:style-name="ce3">
            <text:p>0.4823</text:p>
          </table:table-cell>
          <table:table-cell table:number-columns-repeated="16381"/>
        </table:table-row>
        <table:table-row table:style-name="ro1">
          <table:table-cell office:value-type="float" office:value="1.30697" table:style-name="ce3">
            <text:p>1.3070</text:p>
          </table:table-cell>
          <table:table-cell office:value-type="float" office:value="3.49777" table:style-name="ce3">
            <text:p>3.4978</text:p>
          </table:table-cell>
          <table:table-cell office:value-type="float" office:value="0.36772100000000002" table:style-name="ce3">
            <text:p>0.3677</text:p>
          </table:table-cell>
          <table:table-cell table:number-columns-repeated="16381"/>
        </table:table-row>
        <table:table-row table:style-name="ro1">
          <table:table-cell office:value-type="float" office:value="1.2098599999999999" table:style-name="ce3">
            <text:p>1.2099</text:p>
          </table:table-cell>
          <table:table-cell office:value-type="float" office:value="3.3217500000000002" table:style-name="ce3">
            <text:p>3.3218</text:p>
          </table:table-cell>
          <table:table-cell office:value-type="float" office:value="0.37601099999999998" table:style-name="ce3">
            <text:p>0.3760</text:p>
          </table:table-cell>
          <table:table-cell table:number-columns-repeated="16381"/>
        </table:table-row>
        <table:table-row table:style-name="ro1">
          <table:table-cell office:value-type="float" office:value="1.20533" table:style-name="ce3">
            <text:p>1.2053</text:p>
          </table:table-cell>
          <table:table-cell office:value-type="float" office:value="3.3744900000000002" table:style-name="ce3">
            <text:p>3.3745</text:p>
          </table:table-cell>
          <table:table-cell office:value-type="float" office:value="0.53788999999999998" table:style-name="ce3">
            <text:p>0.5379</text:p>
          </table:table-cell>
          <table:table-cell table:number-columns-repeated="16381"/>
        </table:table-row>
        <table:table-row table:style-name="ro1">
          <table:table-cell office:value-type="float" office:value="1.1513199999999999" table:style-name="ce3">
            <text:p>1.1513</text:p>
          </table:table-cell>
          <table:table-cell office:value-type="float" office:value="3.4493" table:style-name="ce3">
            <text:p>3.4493</text:p>
          </table:table-cell>
          <table:table-cell office:value-type="float" office:value="0.65007800000000004" table:style-name="ce3">
            <text:p>0.6501</text:p>
          </table:table-cell>
          <table:table-cell table:number-columns-repeated="16381"/>
        </table:table-row>
        <table:table-row table:style-name="ro1">
          <table:table-cell office:value-type="float" office:value="0.87324999999999997" table:style-name="ce3">
            <text:p>0.8733</text:p>
          </table:table-cell>
          <table:table-cell office:value-type="float" office:value="3.6587399999999999" table:style-name="ce3">
            <text:p>3.6587</text:p>
          </table:table-cell>
          <table:table-cell office:value-type="float" office:value="0.50547200000000003" table:style-name="ce3">
            <text:p>0.5055</text:p>
          </table:table-cell>
          <table:table-cell table:number-columns-repeated="16381"/>
        </table:table-row>
        <table:table-row table:style-name="ro1">
          <table:table-cell office:value-type="float" office:value="0.948986" table:style-name="ce3">
            <text:p>0.9490</text:p>
          </table:table-cell>
          <table:table-cell office:value-type="float" office:value="3.8176100000000002" table:style-name="ce3">
            <text:p>3.8176</text:p>
          </table:table-cell>
          <table:table-cell office:value-type="float" office:value="0.52702499999999997" table:style-name="ce3">
            <text:p>0.5270</text:p>
          </table:table-cell>
          <table:table-cell table:number-columns-repeated="16381"/>
        </table:table-row>
        <table:table-row table:style-name="ro1">
          <table:table-cell office:value-type="float" office:value="0.97162099999999996" table:style-name="ce3">
            <text:p>0.9716</text:p>
          </table:table-cell>
          <table:table-cell office:value-type="float" office:value="3.7800199999999999" table:style-name="ce3">
            <text:p>3.7800</text:p>
          </table:table-cell>
          <table:table-cell office:value-type="float" office:value="0.64680400000000005" table:style-name="ce3">
            <text:p>0.6468</text:p>
          </table:table-cell>
          <table:table-cell table:number-columns-repeated="16381"/>
        </table:table-row>
        <table:table-row table:style-name="ro1">
          <table:table-cell office:value-type="float" office:value="1.0795999999999999" table:style-name="ce3">
            <text:p>1.0796</text:p>
          </table:table-cell>
          <table:table-cell office:value-type="float" office:value="3.3931200000000001" table:style-name="ce3">
            <text:p>3.3931</text:p>
          </table:table-cell>
          <table:table-cell office:value-type="float" office:value="0.61383500000000002" table:style-name="ce3">
            <text:p>0.6138</text:p>
          </table:table-cell>
          <table:table-cell table:number-columns-repeated="16381"/>
        </table:table-row>
        <table:table-row table:style-name="ro1">
          <table:table-cell office:value-type="float" office:value="1.3089299999999999" table:style-name="ce3">
            <text:p>1.3089</text:p>
          </table:table-cell>
          <table:table-cell office:value-type="float" office:value="3.65903" table:style-name="ce3">
            <text:p>3.6590</text:p>
          </table:table-cell>
          <table:table-cell office:value-type="float" office:value="0.73212999999999995" table:style-name="ce3">
            <text:p>0.7321</text:p>
          </table:table-cell>
          <table:table-cell table:number-columns-repeated="16381"/>
        </table:table-row>
        <table:table-row table:style-name="ro1">
          <table:table-cell office:value-type="float" office:value="1.2010400000000001" table:style-name="ce3">
            <text:p>1.2010</text:p>
          </table:table-cell>
          <table:table-cell office:value-type="float" office:value="3.6198000000000001" table:style-name="ce3">
            <text:p>3.6198</text:p>
          </table:table-cell>
          <table:table-cell office:value-type="float" office:value="0.66083400000000003" table:style-name="ce3">
            <text:p>0.6608</text:p>
          </table:table-cell>
          <table:table-cell table:number-columns-repeated="16381"/>
        </table:table-row>
        <table:table-row table:style-name="ro1">
          <table:table-cell office:value-type="float" office:value="1.18916" table:style-name="ce3">
            <text:p>1.1892</text:p>
          </table:table-cell>
          <table:table-cell office:value-type="float" office:value="3.5263300000000002" table:style-name="ce3">
            <text:p>3.5263</text:p>
          </table:table-cell>
          <table:table-cell office:value-type="float" office:value="0.73877400000000004" table:style-name="ce3">
            <text:p>0.7388</text:p>
          </table:table-cell>
          <table:table-cell table:number-columns-repeated="16381"/>
        </table:table-row>
        <table:table-row table:style-name="ro1">
          <table:table-cell office:value-type="float" office:value="1.3176300000000001" table:style-name="ce3">
            <text:p>1.3176</text:p>
          </table:table-cell>
          <table:table-cell office:value-type="float" office:value="3.6404000000000001" table:style-name="ce3">
            <text:p>3.6404</text:p>
          </table:table-cell>
          <table:table-cell office:value-type="float" office:value="0.70921599999999996" table:style-name="ce3">
            <text:p>0.7092</text:p>
          </table:table-cell>
          <table:table-cell table:number-columns-repeated="16381"/>
        </table:table-row>
        <table:table-row table:style-name="ro1">
          <table:table-cell office:value-type="float" office:value="1.42601" table:style-name="ce3">
            <text:p>1.4260</text:p>
          </table:table-cell>
          <table:table-cell office:value-type="float" office:value="3.6338400000000002" table:style-name="ce3">
            <text:p>3.6338</text:p>
          </table:table-cell>
          <table:table-cell office:value-type="float" office:value="0.68487299999999995" table:style-name="ce3">
            <text:p>0.6849</text:p>
          </table:table-cell>
          <table:table-cell table:number-columns-repeated="16381"/>
        </table:table-row>
        <table:table-row table:style-name="ro1">
          <table:table-cell office:value-type="float" office:value="1.10622" table:style-name="ce3">
            <text:p>1.1062</text:p>
          </table:table-cell>
          <table:table-cell office:value-type="float" office:value="3.3235600000000001" table:style-name="ce3">
            <text:p>3.3236</text:p>
          </table:table-cell>
          <table:table-cell office:value-type="float" office:value="0.37175799999999998" table:style-name="ce3">
            <text:p>0.3718</text:p>
          </table:table-cell>
          <table:table-cell table:number-columns-repeated="16381"/>
        </table:table-row>
        <table:table-row table:style-name="ro1">
          <table:table-cell office:value-type="float" office:value="1.27138" table:style-name="ce3">
            <text:p>1.2714</text:p>
          </table:table-cell>
          <table:table-cell office:value-type="float" office:value="3.5195699999999999" table:style-name="ce3">
            <text:p>3.5196</text:p>
          </table:table-cell>
          <table:table-cell office:value-type="float" office:value="0.62889200000000001" table:style-name="ce3">
            <text:p>0.6289</text:p>
          </table:table-cell>
          <table:table-cell table:number-columns-repeated="16381"/>
        </table:table-row>
        <table:table-row table:style-name="ro1">
          <table:table-cell office:value-type="float" office:value="1.25675" table:style-name="ce3">
            <text:p>1.2568</text:p>
          </table:table-cell>
          <table:table-cell office:value-type="float" office:value="3.66533" table:style-name="ce3">
            <text:p>3.6653</text:p>
          </table:table-cell>
          <table:table-cell office:value-type="float" office:value="0.74414800000000003" table:style-name="ce3">
            <text:p>0.7441</text:p>
          </table:table-cell>
          <table:table-cell table:number-columns-repeated="16381"/>
        </table:table-row>
        <table:table-row table:style-name="ro1">
          <table:table-cell office:value-type="float" office:value="1.35148" table:style-name="ce3">
            <text:p>1.3515</text:p>
          </table:table-cell>
          <table:table-cell office:value-type="float" office:value="4.01919" table:style-name="ce3">
            <text:p>4.0192</text:p>
          </table:table-cell>
          <table:table-cell office:value-type="float" office:value="0.84814199999999995" table:style-name="ce3">
            <text:p>0.8481</text:p>
          </table:table-cell>
          <table:table-cell table:number-columns-repeated="16381"/>
        </table:table-row>
        <table:table-row table:style-name="ro1">
          <table:table-cell office:value-type="float" office:value="1.1560299999999999" table:style-name="ce3">
            <text:p>1.1560</text:p>
          </table:table-cell>
          <table:table-cell office:value-type="float" office:value="4.0332800000000004" table:style-name="ce3">
            <text:p>4.0333</text:p>
          </table:table-cell>
          <table:table-cell office:value-type="float" office:value="0.88888800000000001" table:style-name="ce3">
            <text:p>0.8889</text:p>
          </table:table-cell>
          <table:table-cell table:number-columns-repeated="16381"/>
        </table:table-row>
        <table:table-row table:style-name="ro1">
          <table:table-cell office:value-type="float" office:value="1.2141900000000001" table:style-name="ce3">
            <text:p>1.2142</text:p>
          </table:table-cell>
          <table:table-cell office:value-type="float" office:value="3.8395199999999998" table:style-name="ce3">
            <text:p>3.8395</text:p>
          </table:table-cell>
          <table:table-cell office:value-type="float" office:value="0.40975400000000001" table:style-name="ce3">
            <text:p>0.4098</text:p>
          </table:table-cell>
          <table:table-cell table:number-columns-repeated="16381"/>
        </table:table-row>
        <table:table-row table:style-name="ro1">
          <table:table-cell office:value-type="float" office:value="1.077" table:style-name="ce3">
            <text:p>1.0770</text:p>
          </table:table-cell>
          <table:table-cell office:value-type="float" office:value="3.79949" table:style-name="ce3">
            <text:p>3.7995</text:p>
          </table:table-cell>
          <table:table-cell office:value-type="float" office:value="0.526617" table:style-name="ce3">
            <text:p>0.5266</text:p>
          </table:table-cell>
          <table:table-cell table:number-columns-repeated="16381"/>
        </table:table-row>
        <table:table-row table:style-name="ro1">
          <table:table-cell office:value-type="float" office:value="0.82415499999999997" table:style-name="ce3">
            <text:p>0.8242</text:p>
          </table:table-cell>
          <table:table-cell office:value-type="float" office:value="3.5874299999999999" table:style-name="ce3">
            <text:p>3.5874</text:p>
          </table:table-cell>
          <table:table-cell office:value-type="float" office:value="0.51300100000000004" table:style-name="ce3">
            <text:p>0.5130</text:p>
          </table:table-cell>
          <table:table-cell table:number-columns-repeated="16381"/>
        </table:table-row>
        <table:table-row table:style-name="ro1">
          <table:table-cell office:value-type="float" office:value="1.1965699999999999" table:style-name="ce3">
            <text:p>1.1966</text:p>
          </table:table-cell>
          <table:table-cell office:value-type="float" office:value="3.72329" table:style-name="ce3">
            <text:p>3.7233</text:p>
          </table:table-cell>
          <table:table-cell office:value-type="float" office:value="0.50429800000000002" table:style-name="ce3">
            <text:p>0.5043</text:p>
          </table:table-cell>
          <table:table-cell table:number-columns-repeated="16381"/>
        </table:table-row>
        <table:table-row table:style-name="ro1">
          <table:table-cell office:value-type="float" office:value="1.3841300000000001" table:style-name="ce3">
            <text:p>1.3841</text:p>
          </table:table-cell>
          <table:table-cell office:value-type="float" office:value="3.5515699999999999" table:style-name="ce3">
            <text:p>3.5516</text:p>
          </table:table-cell>
          <table:table-cell office:value-type="float" office:value="0.40601799999999999" table:style-name="ce3">
            <text:p>0.4060</text:p>
          </table:table-cell>
          <table:table-cell table:number-columns-repeated="16381"/>
        </table:table-row>
        <table:table-row table:style-name="ro1">
          <table:table-cell office:value-type="float" office:value="1.2694399999999999" table:style-name="ce3">
            <text:p>1.2694</text:p>
          </table:table-cell>
          <table:table-cell office:value-type="float" office:value="3.55376" table:style-name="ce3">
            <text:p>3.5538</text:p>
          </table:table-cell>
          <table:table-cell office:value-type="float" office:value="0.51919700000000002" table:style-name="ce3">
            <text:p>0.5192</text:p>
          </table:table-cell>
          <table:table-cell table:number-columns-repeated="16381"/>
        </table:table-row>
        <table:table-row table:style-name="ro1">
          <table:table-cell office:value-type="float" office:value="1.3463400000000001" table:style-name="ce3">
            <text:p>1.3463</text:p>
          </table:table-cell>
          <table:table-cell office:value-type="float" office:value="3.5278900000000002" table:style-name="ce3">
            <text:p>3.5279</text:p>
          </table:table-cell>
          <table:table-cell office:value-type="float" office:value="0.43383699999999997" table:style-name="ce3">
            <text:p>0.4338</text:p>
          </table:table-cell>
          <table:table-cell table:number-columns-repeated="16381"/>
        </table:table-row>
        <table:table-row table:style-name="ro1">
          <table:table-cell office:value-type="float" office:value="1.25573" table:style-name="ce3">
            <text:p>1.2557</text:p>
          </table:table-cell>
          <table:table-cell office:value-type="float" office:value="3.5026299999999999" table:style-name="ce3">
            <text:p>3.5026</text:p>
          </table:table-cell>
          <table:table-cell office:value-type="float" office:value="0.41206300000000001" table:style-name="ce3">
            <text:p>0.4121</text:p>
          </table:table-cell>
          <table:table-cell table:number-columns-repeated="16381"/>
        </table:table-row>
        <table:table-row table:style-name="ro1">
          <table:table-cell office:value-type="float" office:value="1.50119" table:style-name="ce3">
            <text:p>1.5012</text:p>
          </table:table-cell>
          <table:table-cell office:value-type="float" office:value="3.6709900000000002" table:style-name="ce3">
            <text:p>3.6710</text:p>
          </table:table-cell>
          <table:table-cell office:value-type="float" office:value="0.56421200000000005" table:style-name="ce3">
            <text:p>0.5642</text:p>
          </table:table-cell>
          <table:table-cell table:number-columns-repeated="16381"/>
        </table:table-row>
        <table:table-row table:style-name="ro1">
          <table:table-cell office:value-type="float" office:value="1.45533" table:style-name="ce3">
            <text:p>1.4553</text:p>
          </table:table-cell>
          <table:table-cell office:value-type="float" office:value="3.8065099999999998" table:style-name="ce3">
            <text:p>3.8065</text:p>
          </table:table-cell>
          <table:table-cell office:value-type="float" office:value="0.71501400000000004" table:style-name="ce3">
            <text:p>0.7150</text:p>
          </table:table-cell>
          <table:table-cell table:number-columns-repeated="16381"/>
        </table:table-row>
        <table:table-row table:style-name="ro1">
          <table:table-cell office:value-type="float" office:value="1.2615700000000001" table:style-name="ce3">
            <text:p>1.2616</text:p>
          </table:table-cell>
          <table:table-cell office:value-type="float" office:value="3.7242199999999999" table:style-name="ce3">
            <text:p>3.7242</text:p>
          </table:table-cell>
          <table:table-cell office:value-type="float" office:value="0.68274900000000005" table:style-name="ce3">
            <text:p>0.6827</text:p>
          </table:table-cell>
          <table:table-cell table:number-columns-repeated="16381"/>
        </table:table-row>
        <table:table-row table:style-name="ro1">
          <table:table-cell office:value-type="float" office:value="1.38049" table:style-name="ce3">
            <text:p>1.3805</text:p>
          </table:table-cell>
          <table:table-cell office:value-type="float" office:value="4.06243" table:style-name="ce3">
            <text:p>4.0624</text:p>
          </table:table-cell>
          <table:table-cell office:value-type="float" office:value="1.0466599999999999" table:style-name="ce3">
            <text:p>1.0467</text:p>
          </table:table-cell>
          <table:table-cell table:number-columns-repeated="16381"/>
        </table:table-row>
        <table:table-row table:style-name="ro1">
          <table:table-cell office:value-type="float" office:value="1.11704" table:style-name="ce3">
            <text:p>1.1170</text:p>
          </table:table-cell>
          <table:table-cell office:value-type="float" office:value="3.69068" table:style-name="ce3">
            <text:p>3.6907</text:p>
          </table:table-cell>
          <table:table-cell office:value-type="float" office:value="0.68537700000000001" table:style-name="ce3">
            <text:p>0.6854</text:p>
          </table:table-cell>
          <table:table-cell table:number-columns-repeated="16381"/>
        </table:table-row>
        <table:table-row table:style-name="ro1">
          <table:table-cell office:value-type="float" office:value="0.93704200000000004" table:style-name="ce3">
            <text:p>0.9370</text:p>
          </table:table-cell>
          <table:table-cell office:value-type="float" office:value="3.69049" table:style-name="ce3">
            <text:p>3.6905</text:p>
          </table:table-cell>
          <table:table-cell office:value-type="float" office:value="0.46490700000000001" table:style-name="ce3">
            <text:p>0.4649</text:p>
          </table:table-cell>
          <table:table-cell table:number-columns-repeated="16381"/>
        </table:table-row>
        <table:table-row table:style-name="ro1">
          <table:table-cell office:value-type="float" office:value="1.0084599999999999" table:style-name="ce3">
            <text:p>1.0085</text:p>
          </table:table-cell>
          <table:table-cell office:value-type="float" office:value="3.5137900000000002" table:style-name="ce3">
            <text:p>3.5138</text:p>
          </table:table-cell>
          <table:table-cell office:value-type="float" office:value="0.54309399999999997" table:style-name="ce3">
            <text:p>0.5431</text:p>
          </table:table-cell>
          <table:table-cell table:number-columns-repeated="16381"/>
        </table:table-row>
        <table:table-row table:style-name="ro1">
          <table:table-cell office:value-type="float" office:value="1.2942100000000001" table:style-name="ce3">
            <text:p>1.2942</text:p>
          </table:table-cell>
          <table:table-cell office:value-type="float" office:value="3.57606" table:style-name="ce3">
            <text:p>3.5761</text:p>
          </table:table-cell>
          <table:table-cell office:value-type="float" office:value="0.78191100000000002" table:style-name="ce3">
            <text:p>0.7819</text:p>
          </table:table-cell>
          <table:table-cell table:number-columns-repeated="16381"/>
        </table:table-row>
        <table:table-row table:style-name="ro1">
          <table:table-cell office:value-type="float" office:value="1.31958" table:style-name="ce3">
            <text:p>1.3196</text:p>
          </table:table-cell>
          <table:table-cell office:value-type="float" office:value="3.5287199999999999" table:style-name="ce3">
            <text:p>3.5287</text:p>
          </table:table-cell>
          <table:table-cell office:value-type="float" office:value="0.75197199999999997" table:style-name="ce3">
            <text:p>0.7520</text:p>
          </table:table-cell>
          <table:table-cell table:number-columns-repeated="16381"/>
        </table:table-row>
        <table:table-row table:style-name="ro1">
          <table:table-cell office:value-type="float" office:value="1.51877" table:style-name="ce3">
            <text:p>1.5188</text:p>
          </table:table-cell>
          <table:table-cell office:value-type="float" office:value="3.68208" table:style-name="ce3">
            <text:p>3.6821</text:p>
          </table:table-cell>
          <table:table-cell office:value-type="float" office:value="0.74883" table:style-name="ce3">
            <text:p>0.7488</text:p>
          </table:table-cell>
          <table:table-cell table:number-columns-repeated="16381"/>
        </table:table-row>
        <table:table-row table:style-name="ro1">
          <table:table-cell office:value-type="float" office:value="1.5112699999999999" table:style-name="ce3">
            <text:p>1.5113</text:p>
          </table:table-cell>
          <table:table-cell office:value-type="float" office:value="3.55315" table:style-name="ce3">
            <text:p>3.5532</text:p>
          </table:table-cell>
          <table:table-cell office:value-type="float" office:value="0.62111000000000005" table:style-name="ce3">
            <text:p>0.6211</text:p>
          </table:table-cell>
          <table:table-cell table:number-columns-repeated="16381"/>
        </table:table-row>
        <table:table-row table:style-name="ro1">
          <table:table-cell office:value-type="float" office:value="1.3711800000000001" table:style-name="ce3">
            <text:p>1.3712</text:p>
          </table:table-cell>
          <table:table-cell office:value-type="float" office:value="3.5005600000000001" table:style-name="ce3">
            <text:p>3.5006</text:p>
          </table:table-cell>
          <table:table-cell office:value-type="float" office:value="0.57108800000000004" table:style-name="ce3">
            <text:p>0.5711</text:p>
          </table:table-cell>
          <table:table-cell table:number-columns-repeated="16381"/>
        </table:table-row>
        <table:table-row table:style-name="ro1">
          <table:table-cell office:value-type="float" office:value="1.51135" table:style-name="ce3">
            <text:p>1.5114</text:p>
          </table:table-cell>
          <table:table-cell office:value-type="float" office:value="3.7072799999999999" table:style-name="ce3">
            <text:p>3.7073</text:p>
          </table:table-cell>
          <table:table-cell office:value-type="float" office:value="0.64456800000000003" table:style-name="ce3">
            <text:p>0.6446</text:p>
          </table:table-cell>
          <table:table-cell table:number-columns-repeated="16381"/>
        </table:table-row>
        <table:table-row table:style-name="ro1">
          <table:table-cell office:value-type="float" office:value="1.5063899999999999" table:style-name="ce3">
            <text:p>1.5064</text:p>
          </table:table-cell>
          <table:table-cell office:value-type="float" office:value="3.9353600000000002" table:style-name="ce3">
            <text:p>3.9354</text:p>
          </table:table-cell>
          <table:table-cell office:value-type="float" office:value="0.77673899999999996" table:style-name="ce3">
            <text:p>0.7767</text:p>
          </table:table-cell>
          <table:table-cell table:number-columns-repeated="16381"/>
        </table:table-row>
        <table:table-row table:style-name="ro1">
          <table:table-cell office:value-type="float" office:value="1.1500600000000001" table:style-name="ce3">
            <text:p>1.1501</text:p>
          </table:table-cell>
          <table:table-cell office:value-type="float" office:value="3.9489100000000001" table:style-name="ce3">
            <text:p>3.9489</text:p>
          </table:table-cell>
          <table:table-cell office:value-type="float" office:value="0.42168299999999997" table:style-name="ce3">
            <text:p>0.4217</text:p>
          </table:table-cell>
          <table:table-cell table:number-columns-repeated="16381"/>
        </table:table-row>
        <table:table-row table:style-name="ro1">
          <table:table-cell office:value-type="float" office:value="1.19902" table:style-name="ce3">
            <text:p>1.1990</text:p>
          </table:table-cell>
          <table:table-cell office:value-type="float" office:value="3.8747600000000002" table:style-name="ce3">
            <text:p>3.8748</text:p>
          </table:table-cell>
          <table:table-cell office:value-type="float" office:value="0.64865600000000001" table:style-name="ce3">
            <text:p>0.6487</text:p>
          </table:table-cell>
          <table:table-cell table:number-columns-repeated="16381"/>
        </table:table-row>
        <table:table-row table:style-name="ro1">
          <table:table-cell office:value-type="float" office:value="0.84171300000000004" table:style-name="ce3">
            <text:p>0.8417</text:p>
          </table:table-cell>
          <table:table-cell office:value-type="float" office:value="3.9379599999999999" table:style-name="ce3">
            <text:p>3.9380</text:p>
          </table:table-cell>
          <table:table-cell office:value-type="float" office:value="0.37168499999999999" table:style-name="ce3">
            <text:p>0.3717</text:p>
          </table:table-cell>
          <table:table-cell table:number-columns-repeated="16381"/>
        </table:table-row>
        <table:table-row table:style-name="ro1">
          <table:table-cell office:value-type="float" office:value="0.98467400000000005" table:style-name="ce3">
            <text:p>0.9847</text:p>
          </table:table-cell>
          <table:table-cell office:value-type="float" office:value="3.6914699999999998" table:style-name="ce3">
            <text:p>3.6915</text:p>
          </table:table-cell>
          <table:table-cell office:value-type="float" office:value="0.717136" table:style-name="ce3">
            <text:p>0.7171</text:p>
          </table:table-cell>
          <table:table-cell table:number-columns-repeated="16381"/>
        </table:table-row>
        <table:table-row table:style-name="ro1">
          <table:table-cell office:value-type="float" office:value="0.95832300000000004" table:style-name="ce3">
            <text:p>0.9583</text:p>
          </table:table-cell>
          <table:table-cell office:value-type="float" office:value="3.6520299999999999" table:style-name="ce3">
            <text:p>3.6520</text:p>
          </table:table-cell>
          <table:table-cell office:value-type="float" office:value="0.73182599999999998" table:style-name="ce3">
            <text:p>0.7318</text:p>
          </table:table-cell>
          <table:table-cell table:number-columns-repeated="16381"/>
        </table:table-row>
        <table:table-row table:style-name="ro1">
          <table:table-cell office:value-type="float" office:value="0.87595999999999996" table:style-name="ce3">
            <text:p>0.8760</text:p>
          </table:table-cell>
          <table:table-cell office:value-type="float" office:value="3.5406599999999999" table:style-name="ce3">
            <text:p>3.5407</text:p>
          </table:table-cell>
          <table:table-cell office:value-type="float" office:value="0.48212500000000003" table:style-name="ce3">
            <text:p>0.4821</text:p>
          </table:table-cell>
          <table:table-cell table:number-columns-repeated="16381"/>
        </table:table-row>
        <table:table-row table:style-name="ro1">
          <table:table-cell office:value-type="float" office:value="1.09579" table:style-name="ce3">
            <text:p>1.0958</text:p>
          </table:table-cell>
          <table:table-cell office:value-type="float" office:value="3.55139" table:style-name="ce3">
            <text:p>3.5514</text:p>
          </table:table-cell>
          <table:table-cell office:value-type="float" office:value="0.57811199999999996" table:style-name="ce3">
            <text:p>0.5781</text:p>
          </table:table-cell>
          <table:table-cell table:number-columns-repeated="16381"/>
        </table:table-row>
        <table:table-row table:style-name="ro1">
          <table:table-cell office:value-type="float" office:value="1.3066599999999999" table:style-name="ce3">
            <text:p>1.3067</text:p>
          </table:table-cell>
          <table:table-cell office:value-type="float" office:value="3.58629" table:style-name="ce3">
            <text:p>3.5863</text:p>
          </table:table-cell>
          <table:table-cell office:value-type="float" office:value="0.83419100000000002" table:style-name="ce3">
            <text:p>0.8342</text:p>
          </table:table-cell>
          <table:table-cell table:number-columns-repeated="16381"/>
        </table:table-row>
        <table:table-row table:style-name="ro1">
          <table:table-cell office:value-type="float" office:value="1.2791300000000001" table:style-name="ce3">
            <text:p>1.2791</text:p>
          </table:table-cell>
          <table:table-cell office:value-type="float" office:value="3.4425500000000002" table:style-name="ce3">
            <text:p>3.4426</text:p>
          </table:table-cell>
          <table:table-cell office:value-type="float" office:value="0.51308399999999998" table:style-name="ce3">
            <text:p>0.5131</text:p>
          </table:table-cell>
          <table:table-cell table:number-columns-repeated="16381"/>
        </table:table-row>
        <table:table-row table:style-name="ro1">
          <table:table-cell office:value-type="float" office:value="1.2542599999999999" table:style-name="ce3">
            <text:p>1.2543</text:p>
          </table:table-cell>
          <table:table-cell office:value-type="float" office:value="3.52963" table:style-name="ce3">
            <text:p>3.5296</text:p>
          </table:table-cell>
          <table:table-cell office:value-type="float" office:value="0.43042900000000001" table:style-name="ce3">
            <text:p>0.4304</text:p>
          </table:table-cell>
          <table:table-cell table:number-columns-repeated="16381"/>
        </table:table-row>
        <table:table-row table:style-name="ro1">
          <table:table-cell office:value-type="float" office:value="1.2686200000000001" table:style-name="ce3">
            <text:p>1.2686</text:p>
          </table:table-cell>
          <table:table-cell office:value-type="float" office:value="3.5950000000000002" table:style-name="ce3">
            <text:p>3.5950</text:p>
          </table:table-cell>
          <table:table-cell office:value-type="float" office:value="0.56247899999999995" table:style-name="ce3">
            <text:p>0.5625</text:p>
          </table:table-cell>
          <table:table-cell table:number-columns-repeated="16381"/>
        </table:table-row>
        <table:table-row table:style-name="ro1">
          <table:table-cell office:value-type="float" office:value="1.19414" table:style-name="ce3">
            <text:p>1.1941</text:p>
          </table:table-cell>
          <table:table-cell office:value-type="float" office:value="3.7661799999999999" table:style-name="ce3">
            <text:p>3.7662</text:p>
          </table:table-cell>
          <table:table-cell office:value-type="float" office:value="0.49698199999999998" table:style-name="ce3">
            <text:p>0.4970</text:p>
          </table:table-cell>
          <table:table-cell table:number-columns-repeated="16381"/>
        </table:table-row>
        <table:table-row table:style-name="ro1">
          <table:table-cell office:value-type="float" office:value="0.97258100000000003" table:style-name="ce3">
            <text:p>0.9726</text:p>
          </table:table-cell>
          <table:table-cell office:value-type="float" office:value="4.0203300000000004" table:style-name="ce3">
            <text:p>4.0203</text:p>
          </table:table-cell>
          <table:table-cell office:value-type="float" office:value="0.51416200000000001" table:style-name="ce3">
            <text:p>0.5142</text:p>
          </table:table-cell>
          <table:table-cell table:number-columns-repeated="16381"/>
        </table:table-row>
        <table:table-row table:style-name="ro1">
          <table:table-cell office:value-type="float" office:value="0.95089199999999996" table:style-name="ce3">
            <text:p>0.9509</text:p>
          </table:table-cell>
          <table:table-cell office:value-type="float" office:value="3.95092" table:style-name="ce3">
            <text:p>3.9509</text:p>
          </table:table-cell>
          <table:table-cell office:value-type="float" office:value="0.62098900000000001" table:style-name="ce3">
            <text:p>0.6210</text:p>
          </table:table-cell>
          <table:table-cell table:number-columns-repeated="16381"/>
        </table:table-row>
        <table:table-row table:style-name="ro1">
          <table:table-cell office:value-type="float" office:value="1.1141300000000001" table:style-name="ce3">
            <text:p>1.1141</text:p>
          </table:table-cell>
          <table:table-cell office:value-type="float" office:value="4.0973899999999999" table:style-name="ce3">
            <text:p>4.0974</text:p>
          </table:table-cell>
          <table:table-cell office:value-type="float" office:value="0.54054100000000005" table:style-name="ce3">
            <text:p>0.5405</text:p>
          </table:table-cell>
          <table:table-cell table:number-columns-repeated="16381"/>
        </table:table-row>
        <table:table-row table:style-name="ro1">
          <table:table-cell office:value-type="float" office:value="0.77239199999999997" table:style-name="ce3">
            <text:p>0.7724</text:p>
          </table:table-cell>
          <table:table-cell office:value-type="float" office:value="3.8399800000000002" table:style-name="ce3">
            <text:p>3.8400</text:p>
          </table:table-cell>
          <table:table-cell office:value-type="float" office:value="0.62529999999999997" table:style-name="ce3">
            <text:p>0.6253</text:p>
          </table:table-cell>
          <table:table-cell table:number-columns-repeated="16381"/>
        </table:table-row>
        <table:table-row table:style-name="ro1">
          <table:table-cell office:value-type="float" office:value="0.93605499999999997" table:style-name="ce3">
            <text:p>0.9361</text:p>
          </table:table-cell>
          <table:table-cell office:value-type="float" office:value="3.54718" table:style-name="ce3">
            <text:p>3.5472</text:p>
          </table:table-cell>
          <table:table-cell office:value-type="float" office:value="0.43299300000000002" table:style-name="ce3">
            <text:p>0.4330</text:p>
          </table:table-cell>
          <table:table-cell table:number-columns-repeated="16381"/>
        </table:table-row>
        <table:table-row table:style-name="ro1">
          <table:table-cell office:value-type="float" office:value="0.96805399999999997" table:style-name="ce3">
            <text:p>0.9681</text:p>
          </table:table-cell>
          <table:table-cell office:value-type="float" office:value="3.6375500000000001" table:style-name="ce3">
            <text:p>3.6376</text:p>
          </table:table-cell>
          <table:table-cell office:value-type="float" office:value="0.737927" table:style-name="ce3">
            <text:p>0.7379</text:p>
          </table:table-cell>
          <table:table-cell table:number-columns-repeated="16381"/>
        </table:table-row>
        <table:table-row table:style-name="ro1">
          <table:table-cell office:value-type="float" office:value="1.43669" table:style-name="ce3">
            <text:p>1.4367</text:p>
          </table:table-cell>
          <table:table-cell office:value-type="float" office:value="3.6828400000000001" table:style-name="ce3">
            <text:p>3.6828</text:p>
          </table:table-cell>
          <table:table-cell office:value-type="float" office:value="0.84883299999999995" table:style-name="ce3">
            <text:p>0.8488</text:p>
          </table:table-cell>
          <table:table-cell table:number-columns-repeated="16381"/>
        </table:table-row>
        <table:table-row table:style-name="ro1">
          <table:table-cell office:value-type="float" office:value="1.44997" table:style-name="ce3">
            <text:p>1.4500</text:p>
          </table:table-cell>
          <table:table-cell office:value-type="float" office:value="3.5605600000000002" table:style-name="ce3">
            <text:p>3.5606</text:p>
          </table:table-cell>
          <table:table-cell office:value-type="float" office:value="0.72174799999999995" table:style-name="ce3">
            <text:p>0.7217</text:p>
          </table:table-cell>
          <table:table-cell table:number-columns-repeated="16381"/>
        </table:table-row>
        <table:table-row table:style-name="ro1">
          <table:table-cell office:value-type="float" office:value="1.6510199999999999" table:style-name="ce3">
            <text:p>1.6510</text:p>
          </table:table-cell>
          <table:table-cell office:value-type="float" office:value="3.7189000000000001" table:style-name="ce3">
            <text:p>3.7189</text:p>
          </table:table-cell>
          <table:table-cell office:value-type="float" office:value="0.84529699999999997" table:style-name="ce3">
            <text:p>0.8453</text:p>
          </table:table-cell>
          <table:table-cell table:number-columns-repeated="16381"/>
        </table:table-row>
        <table:table-row table:style-name="ro1">
          <table:table-cell office:value-type="float" office:value="1.53132" table:style-name="ce3">
            <text:p>1.5313</text:p>
          </table:table-cell>
          <table:table-cell office:value-type="float" office:value="3.4900099999999998" table:style-name="ce3">
            <text:p>3.4900</text:p>
          </table:table-cell>
          <table:table-cell office:value-type="float" office:value="0.90036000000000005" table:style-name="ce3">
            <text:p>0.9004</text:p>
          </table:table-cell>
          <table:table-cell table:number-columns-repeated="16381"/>
        </table:table-row>
        <table:table-row table:style-name="ro1">
          <table:table-cell office:value-type="float" office:value="1.3005899999999999" table:style-name="ce3">
            <text:p>1.3006</text:p>
          </table:table-cell>
          <table:table-cell office:value-type="float" office:value="3.42035" table:style-name="ce3">
            <text:p>3.4204</text:p>
          </table:table-cell>
          <table:table-cell office:value-type="float" office:value="0.91138600000000003" table:style-name="ce3">
            <text:p>0.9114</text:p>
          </table:table-cell>
          <table:table-cell table:number-columns-repeated="16381"/>
        </table:table-row>
        <table:table-row table:style-name="ro1">
          <table:table-cell office:value-type="float" office:value="1.2754300000000001" table:style-name="ce3">
            <text:p>1.2754</text:p>
          </table:table-cell>
          <table:table-cell office:value-type="float" office:value="3.63435" table:style-name="ce3">
            <text:p>3.6344</text:p>
          </table:table-cell>
          <table:table-cell office:value-type="float" office:value="0.88942100000000002" table:style-name="ce3">
            <text:p>0.8894</text:p>
          </table:table-cell>
          <table:table-cell table:number-columns-repeated="16381"/>
        </table:table-row>
        <table:table-row table:style-name="ro1">
          <table:table-cell office:value-type="float" office:value="1.08741" table:style-name="ce3">
            <text:p>1.0874</text:p>
          </table:table-cell>
          <table:table-cell office:value-type="float" office:value="3.9483700000000002" table:style-name="ce3">
            <text:p>3.9484</text:p>
          </table:table-cell>
          <table:table-cell office:value-type="float" office:value="0.92693300000000001" table:style-name="ce3">
            <text:p>0.9269</text:p>
          </table:table-cell>
          <table:table-cell table:number-columns-repeated="16381"/>
        </table:table-row>
        <table:table-row table:style-name="ro1">
          <table:table-cell office:value-type="float" office:value="0.69869999999999999" table:style-name="ce3">
            <text:p>0.6987</text:p>
          </table:table-cell>
          <table:table-cell office:value-type="float" office:value="4.1241199999999996" table:style-name="ce3">
            <text:p>4.1241</text:p>
          </table:table-cell>
          <table:table-cell office:value-type="float" office:value="1.0018499999999999" table:style-name="ce3">
            <text:p>1.0019</text:p>
          </table:table-cell>
          <table:table-cell table:number-columns-repeated="16381"/>
        </table:table-row>
        <table:table-row table:style-name="ro1">
          <table:table-cell office:value-type="float" office:value="0.81842999999999999" table:style-name="ce3">
            <text:p>0.8184</text:p>
          </table:table-cell>
          <table:table-cell office:value-type="float" office:value="3.9500199999999999" table:style-name="ce3">
            <text:p>3.9500</text:p>
          </table:table-cell>
          <table:table-cell office:value-type="float" office:value="1.0493699999999999" table:style-name="ce3">
            <text:p>1.0494</text:p>
          </table:table-cell>
          <table:table-cell table:number-columns-repeated="16381"/>
        </table:table-row>
        <table:table-row table:style-name="ro1">
          <table:table-cell office:value-type="float" office:value="1.02766" table:style-name="ce3">
            <text:p>1.0277</text:p>
          </table:table-cell>
          <table:table-cell office:value-type="float" office:value="3.6223399999999999" table:style-name="ce3">
            <text:p>3.6223</text:p>
          </table:table-cell>
          <table:table-cell office:value-type="float" office:value="1.0315399999999999" table:style-name="ce3">
            <text:p>1.0315</text:p>
          </table:table-cell>
          <table:table-cell table:number-columns-repeated="16381"/>
        </table:table-row>
        <table:table-row table:style-name="ro1">
          <table:table-cell office:value-type="float" office:value="0.99655899999999997" table:style-name="ce3">
            <text:p>0.9966</text:p>
          </table:table-cell>
          <table:table-cell office:value-type="float" office:value="3.5070000000000001" table:style-name="ce3">
            <text:p>3.5070</text:p>
          </table:table-cell>
          <table:table-cell office:value-type="float" office:value="0.52595400000000003" table:style-name="ce3">
            <text:p>0.5260</text:p>
          </table:table-cell>
          <table:table-cell table:number-columns-repeated="16381"/>
        </table:table-row>
        <table:table-row table:style-name="ro1">
          <table:table-cell office:value-type="float" office:value="0.98140899999999998" table:style-name="ce3">
            <text:p>0.9814</text:p>
          </table:table-cell>
          <table:table-cell office:value-type="float" office:value="3.4614799999999999" table:style-name="ce3">
            <text:p>3.4615</text:p>
          </table:table-cell>
          <table:table-cell office:value-type="float" office:value="0.82455000000000001" table:style-name="ce3">
            <text:p>0.8246</text:p>
          </table:table-cell>
          <table:table-cell table:number-columns-repeated="16381"/>
        </table:table-row>
        <table:table-row table:style-name="ro1">
          <table:table-cell office:value-type="float" office:value="1.2487900000000001" table:style-name="ce3">
            <text:p>1.2488</text:p>
          </table:table-cell>
          <table:table-cell office:value-type="float" office:value="3.40943" table:style-name="ce3">
            <text:p>3.4094</text:p>
          </table:table-cell>
          <table:table-cell office:value-type="float" office:value="0.80295899999999998" table:style-name="ce3">
            <text:p>0.8030</text:p>
          </table:table-cell>
          <table:table-cell table:number-columns-repeated="16381"/>
        </table:table-row>
        <table:table-row table:style-name="ro1">
          <table:table-cell office:value-type="float" office:value="1.4171800000000001" table:style-name="ce3">
            <text:p>1.4172</text:p>
          </table:table-cell>
          <table:table-cell office:value-type="float" office:value="3.5084200000000001" table:style-name="ce3">
            <text:p>3.5084</text:p>
          </table:table-cell>
          <table:table-cell office:value-type="float" office:value="0.93758600000000003" table:style-name="ce3">
            <text:p>0.9376</text:p>
          </table:table-cell>
          <table:table-cell table:number-columns-repeated="16381"/>
        </table:table-row>
        <table:table-row table:style-name="ro1">
          <table:table-cell office:value-type="float" office:value="1.54511" table:style-name="ce3">
            <text:p>1.5451</text:p>
          </table:table-cell>
          <table:table-cell office:value-type="float" office:value="3.5056400000000001" table:style-name="ce3">
            <text:p>3.5056</text:p>
          </table:table-cell>
          <table:table-cell office:value-type="float" office:value="0.70309999999999995" table:style-name="ce3">
            <text:p>0.7031</text:p>
          </table:table-cell>
          <table:table-cell table:number-columns-repeated="16381"/>
        </table:table-row>
        <table:table-row table:style-name="ro1">
          <table:table-cell office:value-type="float" office:value="1.262" table:style-name="ce3">
            <text:p>1.2620</text:p>
          </table:table-cell>
          <table:table-cell office:value-type="float" office:value="3.3810500000000001" table:style-name="ce3">
            <text:p>3.3811</text:p>
          </table:table-cell>
          <table:table-cell office:value-type="float" office:value="0.61368800000000001" table:style-name="ce3">
            <text:p>0.6137</text:p>
          </table:table-cell>
          <table:table-cell table:number-columns-repeated="16381"/>
        </table:table-row>
        <table:table-row table:style-name="ro1">
          <table:table-cell office:value-type="float" office:value="1.2005699999999999" table:style-name="ce3">
            <text:p>1.2006</text:p>
          </table:table-cell>
          <table:table-cell office:value-type="float" office:value="3.4534600000000002" table:style-name="ce3">
            <text:p>3.4535</text:p>
          </table:table-cell>
          <table:table-cell office:value-type="float" office:value="0.68347000000000002" table:style-name="ce3">
            <text:p>0.6835</text:p>
          </table:table-cell>
          <table:table-cell table:number-columns-repeated="16381"/>
        </table:table-row>
        <table:table-row table:style-name="ro1">
          <table:table-cell office:value-type="float" office:value="1.10283" table:style-name="ce3">
            <text:p>1.1028</text:p>
          </table:table-cell>
          <table:table-cell office:value-type="float" office:value="3.64506" table:style-name="ce3">
            <text:p>3.6451</text:p>
          </table:table-cell>
          <table:table-cell office:value-type="float" office:value="0.76495299999999999" table:style-name="ce3">
            <text:p>0.7650</text:p>
          </table:table-cell>
          <table:table-cell table:number-columns-repeated="16381"/>
        </table:table-row>
        <table:table-row table:style-name="ro1">
          <table:table-cell office:value-type="float" office:value="1.26709" table:style-name="ce3">
            <text:p>1.2671</text:p>
          </table:table-cell>
          <table:table-cell office:value-type="float" office:value="4.0747200000000001" table:style-name="ce3">
            <text:p>4.0747</text:p>
          </table:table-cell>
          <table:table-cell office:value-type="float" office:value="0.836032" table:style-name="ce3">
            <text:p>0.8360</text:p>
          </table:table-cell>
          <table:table-cell table:number-columns-repeated="16381"/>
        </table:table-row>
        <table:table-row table:style-name="ro1">
          <table:table-cell office:value-type="float" office:value="0.84608000000000005" table:style-name="ce3">
            <text:p>0.8461</text:p>
          </table:table-cell>
          <table:table-cell office:value-type="float" office:value="3.8912100000000001" table:style-name="ce3">
            <text:p>3.8912</text:p>
          </table:table-cell>
          <table:table-cell office:value-type="float" office:value="0.60071300000000005" table:style-name="ce3">
            <text:p>0.6007</text:p>
          </table:table-cell>
          <table:table-cell table:number-columns-repeated="16381"/>
        </table:table-row>
        <table:table-row table:style-name="ro1">
          <table:table-cell office:value-type="float" office:value="0.85275599999999996" table:style-name="ce3">
            <text:p>0.8528</text:p>
          </table:table-cell>
          <table:table-cell office:value-type="float" office:value="3.7891900000000001" table:style-name="ce3">
            <text:p>3.7892</text:p>
          </table:table-cell>
          <table:table-cell office:value-type="float" office:value="0.61763999999999997" table:style-name="ce3">
            <text:p>0.6176</text:p>
          </table:table-cell>
          <table:table-cell table:number-columns-repeated="16381"/>
        </table:table-row>
        <table:table-row table:style-name="ro1">
          <table:table-cell office:value-type="float" office:value="0.62335799999999997" table:style-name="ce3">
            <text:p>0.6234</text:p>
          </table:table-cell>
          <table:table-cell office:value-type="float" office:value="3.7349999999999999" table:style-name="ce3">
            <text:p>3.7350</text:p>
          </table:table-cell>
          <table:table-cell office:value-type="float" office:value="1.0243199999999999" table:style-name="ce3">
            <text:p>1.0243</text:p>
          </table:table-cell>
          <table:table-cell table:number-columns-repeated="16381"/>
        </table:table-row>
        <table:table-row table:style-name="ro1">
          <table:table-cell office:value-type="float" office:value="1.2034800000000001" table:style-name="ce3">
            <text:p>1.2035</text:p>
          </table:table-cell>
          <table:table-cell office:value-type="float" office:value="3.9531900000000002" table:style-name="ce3">
            <text:p>3.9532</text:p>
          </table:table-cell>
          <table:table-cell office:value-type="float" office:value="0.958789" table:style-name="ce3">
            <text:p>0.9588</text:p>
          </table:table-cell>
          <table:table-cell table:number-columns-repeated="16381"/>
        </table:table-row>
        <table:table-row table:style-name="ro1">
          <table:table-cell office:value-type="float" office:value="1.05603" table:style-name="ce3">
            <text:p>1.0560</text:p>
          </table:table-cell>
          <table:table-cell office:value-type="float" office:value="3.75" table:style-name="ce3">
            <text:p>3.7500</text:p>
          </table:table-cell>
          <table:table-cell office:value-type="float" office:value="0.83203499999999997" table:style-name="ce3">
            <text:p>0.8320</text:p>
          </table:table-cell>
          <table:table-cell table:number-columns-repeated="16381"/>
        </table:table-row>
        <table:table-row table:style-name="ro1">
          <table:table-cell office:value-type="float" office:value="1.15848" table:style-name="ce3">
            <text:p>1.1585</text:p>
          </table:table-cell>
          <table:table-cell office:value-type="float" office:value="3.3196699999999999" table:style-name="ce3">
            <text:p>3.3197</text:p>
          </table:table-cell>
          <table:table-cell office:value-type="float" office:value="0.71188600000000002" table:style-name="ce3">
            <text:p>0.7119</text:p>
          </table:table-cell>
          <table:table-cell table:number-columns-repeated="16381"/>
        </table:table-row>
        <table:table-row table:style-name="ro1">
          <table:table-cell office:value-type="float" office:value="1.5376300000000001" table:style-name="ce3">
            <text:p>1.5376</text:p>
          </table:table-cell>
          <table:table-cell office:value-type="float" office:value="3.6231499999999999" table:style-name="ce3">
            <text:p>3.6232</text:p>
          </table:table-cell>
          <table:table-cell office:value-type="float" office:value="0.93424700000000005" table:style-name="ce3">
            <text:p>0.9342</text:p>
          </table:table-cell>
          <table:table-cell table:number-columns-repeated="16381"/>
        </table:table-row>
        <table:table-row table:style-name="ro1">
          <table:table-cell office:value-type="float" office:value="1.3212900000000001" table:style-name="ce3">
            <text:p>1.3213</text:p>
          </table:table-cell>
          <table:table-cell office:value-type="float" office:value="3.5799400000000001" table:style-name="ce3">
            <text:p>3.5799</text:p>
          </table:table-cell>
          <table:table-cell office:value-type="float" office:value="0.587677" table:style-name="ce3">
            <text:p>0.5877</text:p>
          </table:table-cell>
          <table:table-cell table:number-columns-repeated="16381"/>
        </table:table-row>
        <table:table-row table:style-name="ro1">
          <table:table-cell office:value-type="float" office:value="1.38927" table:style-name="ce3">
            <text:p>1.3893</text:p>
          </table:table-cell>
          <table:table-cell office:value-type="float" office:value="3.50841" table:style-name="ce3">
            <text:p>3.5084</text:p>
          </table:table-cell>
          <table:table-cell office:value-type="float" office:value="0.55291299999999999" table:style-name="ce3">
            <text:p>0.5529</text:p>
          </table:table-cell>
          <table:table-cell table:number-columns-repeated="16381"/>
        </table:table-row>
        <table:table-row table:style-name="ro1">
          <table:table-cell office:value-type="float" office:value="1.21669" table:style-name="ce3">
            <text:p>1.2167</text:p>
          </table:table-cell>
          <table:table-cell office:value-type="float" office:value="3.5083799999999998" table:style-name="ce3">
            <text:p>3.5084</text:p>
          </table:table-cell>
          <table:table-cell office:value-type="float" office:value="0.71796700000000002" table:style-name="ce3">
            <text:p>0.7180</text:p>
          </table:table-cell>
          <table:table-cell table:number-columns-repeated="16381"/>
        </table:table-row>
        <table:table-row table:style-name="ro1">
          <table:table-cell office:value-type="float" office:value="1.35632" table:style-name="ce3">
            <text:p>1.3563</text:p>
          </table:table-cell>
          <table:table-cell office:value-type="float" office:value="3.9133300000000002" table:style-name="ce3">
            <text:p>3.9133</text:p>
          </table:table-cell>
          <table:table-cell office:value-type="float" office:value="0.81850999999999996" table:style-name="ce3">
            <text:p>0.8185</text:p>
          </table:table-cell>
          <table:table-cell table:number-columns-repeated="16381"/>
        </table:table-row>
        <table:table-row table:style-name="ro1">
          <table:table-cell office:value-type="float" office:value="0.96907699999999997" table:style-name="ce3">
            <text:p>0.9691</text:p>
          </table:table-cell>
          <table:table-cell office:value-type="float" office:value="4.0919299999999996" table:style-name="ce3">
            <text:p>4.0919</text:p>
          </table:table-cell>
          <table:table-cell office:value-type="float" office:value="0.72102599999999994" table:style-name="ce3">
            <text:p>0.7210</text:p>
          </table:table-cell>
          <table:table-cell table:number-columns-repeated="16381"/>
        </table:table-row>
        <table:table-row table:style-name="ro1">
          <table:table-cell office:value-type="float" office:value="0.94619299999999995" table:style-name="ce3">
            <text:p>0.9462</text:p>
          </table:table-cell>
          <table:table-cell office:value-type="float" office:value="4.2925199999999997" table:style-name="ce3">
            <text:p>4.2925</text:p>
          </table:table-cell>
          <table:table-cell office:value-type="float" office:value="0.65598800000000002" table:style-name="ce3">
            <text:p>0.6560</text:p>
          </table:table-cell>
          <table:table-cell table:number-columns-repeated="16381"/>
        </table:table-row>
        <table:table-row table:style-name="ro1">
          <table:table-cell office:value-type="float" office:value="0.86952799999999997" table:style-name="ce3">
            <text:p>0.8695</text:p>
          </table:table-cell>
          <table:table-cell office:value-type="float" office:value="4.0101000000000004" table:style-name="ce3">
            <text:p>4.0101</text:p>
          </table:table-cell>
          <table:table-cell office:value-type="float" office:value="0.398671" table:style-name="ce3">
            <text:p>0.3987</text:p>
          </table:table-cell>
          <table:table-cell table:number-columns-repeated="16381"/>
        </table:table-row>
        <table:table-row table:style-name="ro1">
          <table:table-cell office:value-type="float" office:value="0.96094400000000002" table:style-name="ce3">
            <text:p>0.9609</text:p>
          </table:table-cell>
          <table:table-cell office:value-type="float" office:value="3.7470500000000002" table:style-name="ce3">
            <text:p>3.7471</text:p>
          </table:table-cell>
          <table:table-cell office:value-type="float" office:value="0.73305500000000001" table:style-name="ce3">
            <text:p>0.7331</text:p>
          </table:table-cell>
          <table:table-cell table:number-columns-repeated="16381"/>
        </table:table-row>
        <table:table-row table:style-name="ro1">
          <table:table-cell office:value-type="float" office:value="1.0825199999999999" table:style-name="ce3">
            <text:p>1.0825</text:p>
          </table:table-cell>
          <table:table-cell office:value-type="float" office:value="3.7559999999999998" table:style-name="ce3">
            <text:p>3.7560</text:p>
          </table:table-cell>
          <table:table-cell office:value-type="float" office:value="0.84750800000000004" table:style-name="ce3">
            <text:p>0.8475</text:p>
          </table:table-cell>
          <table:table-cell table:number-columns-repeated="16381"/>
        </table:table-row>
        <table:table-row table:style-name="ro1">
          <table:table-cell office:value-type="float" office:value="1.0440499999999999" table:style-name="ce3">
            <text:p>1.0441</text:p>
          </table:table-cell>
          <table:table-cell office:value-type="float" office:value="3.64405" table:style-name="ce3">
            <text:p>3.6441</text:p>
          </table:table-cell>
          <table:table-cell office:value-type="float" office:value="0.73881600000000003" table:style-name="ce3">
            <text:p>0.7388</text:p>
          </table:table-cell>
          <table:table-cell table:number-columns-repeated="16381"/>
        </table:table-row>
        <table:table-row table:style-name="ro1">
          <table:table-cell office:value-type="float" office:value="1.19069" table:style-name="ce3">
            <text:p>1.1907</text:p>
          </table:table-cell>
          <table:table-cell office:value-type="float" office:value="3.5866699999999998" table:style-name="ce3">
            <text:p>3.5867</text:p>
          </table:table-cell>
          <table:table-cell office:value-type="float" office:value="0.70331900000000003" table:style-name="ce3">
            <text:p>0.7033</text:p>
          </table:table-cell>
          <table:table-cell table:number-columns-repeated="16381"/>
        </table:table-row>
        <table:table-row table:style-name="ro1">
          <table:table-cell office:value-type="float" office:value="1.46865" table:style-name="ce3">
            <text:p>1.4687</text:p>
          </table:table-cell>
          <table:table-cell office:value-type="float" office:value="3.7570399999999999" table:style-name="ce3">
            <text:p>3.7570</text:p>
          </table:table-cell>
          <table:table-cell office:value-type="float" office:value="0.80905000000000005" table:style-name="ce3">
            <text:p>0.8091</text:p>
          </table:table-cell>
          <table:table-cell table:number-columns-repeated="16381"/>
        </table:table-row>
        <table:table-row table:style-name="ro1">
          <table:table-cell office:value-type="float" office:value="1.5325800000000001" table:style-name="ce3">
            <text:p>1.5326</text:p>
          </table:table-cell>
          <table:table-cell office:value-type="float" office:value="3.94421" table:style-name="ce3">
            <text:p>3.9442</text:p>
          </table:table-cell>
          <table:table-cell office:value-type="float" office:value="0.79181100000000004" table:style-name="ce3">
            <text:p>0.7918</text:p>
          </table:table-cell>
          <table:table-cell table:number-columns-repeated="16381"/>
        </table:table-row>
        <table:table-row table:style-name="ro1">
          <table:table-cell office:value-type="float" office:value="1.31257" table:style-name="ce3">
            <text:p>1.3126</text:p>
          </table:table-cell>
          <table:table-cell office:value-type="float" office:value="3.7163200000000001" table:style-name="ce3">
            <text:p>3.7163</text:p>
          </table:table-cell>
          <table:table-cell office:value-type="float" office:value="0.64409700000000003" table:style-name="ce3">
            <text:p>0.6441</text:p>
          </table:table-cell>
          <table:table-cell table:number-columns-repeated="16381"/>
        </table:table-row>
        <table:table-row table:style-name="ro1">
          <table:table-cell office:value-type="float" office:value="1.2988500000000001" table:style-name="ce3">
            <text:p>1.2989</text:p>
          </table:table-cell>
          <table:table-cell office:value-type="float" office:value="3.6816" table:style-name="ce3">
            <text:p>3.6816</text:p>
          </table:table-cell>
          <table:table-cell office:value-type="float" office:value="0.64497400000000005" table:style-name="ce3">
            <text:p>0.6450</text:p>
          </table:table-cell>
          <table:table-cell table:number-columns-repeated="16381"/>
        </table:table-row>
        <table:table-row table:style-name="ro1">
          <table:table-cell office:value-type="float" office:value="1.1675199999999999" table:style-name="ce3">
            <text:p>1.1675</text:p>
          </table:table-cell>
          <table:table-cell office:value-type="float" office:value="3.7708699999999999" table:style-name="ce3">
            <text:p>3.7709</text:p>
          </table:table-cell>
          <table:table-cell office:value-type="float" office:value="0.66480899999999998" table:style-name="ce3">
            <text:p>0.6648</text:p>
          </table:table-cell>
          <table:table-cell table:number-columns-repeated="16381"/>
        </table:table-row>
        <table:table-row table:style-name="ro1">
          <table:table-cell office:value-type="float" office:value="1.0114099999999999" table:style-name="ce3">
            <text:p>1.0114</text:p>
          </table:table-cell>
          <table:table-cell office:value-type="float" office:value="4.0524399999999998" table:style-name="ce3">
            <text:p>4.0524</text:p>
          </table:table-cell>
          <table:table-cell office:value-type="float" office:value="0.70382199999999995" table:style-name="ce3">
            <text:p>0.7038</text:p>
          </table:table-cell>
          <table:table-cell table:number-columns-repeated="16381"/>
        </table:table-row>
        <table:table-row table:style-name="ro1">
          <table:table-cell office:value-type="float" office:value="0.93090099999999998" table:style-name="ce3">
            <text:p>0.9309</text:p>
          </table:table-cell>
          <table:table-cell office:value-type="float" office:value="4.1914999999999996" table:style-name="ce3">
            <text:p>4.1915</text:p>
          </table:table-cell>
          <table:table-cell office:value-type="float" office:value="0.65950699999999995" table:style-name="ce3">
            <text:p>0.6595</text:p>
          </table:table-cell>
          <table:table-cell table:number-columns-repeated="16381"/>
        </table:table-row>
        <table:table-row table:style-name="ro1">
          <table:table-cell office:value-type="float" office:value="1.09535" table:style-name="ce3">
            <text:p>1.0954</text:p>
          </table:table-cell>
          <table:table-cell office:value-type="float" office:value="4.0027299999999997" table:style-name="ce3">
            <text:p>4.0027</text:p>
          </table:table-cell>
          <table:table-cell office:value-type="float" office:value="0.53126300000000004" table:style-name="ce3">
            <text:p>0.5313</text:p>
          </table:table-cell>
          <table:table-cell table:number-columns-repeated="16381"/>
        </table:table-row>
        <table:table-row table:style-name="ro1">
          <table:table-cell office:value-type="float" office:value="1.06538" table:style-name="ce3">
            <text:p>1.0654</text:p>
          </table:table-cell>
          <table:table-cell office:value-type="float" office:value="3.8228" table:style-name="ce3">
            <text:p>3.8228</text:p>
          </table:table-cell>
          <table:table-cell office:value-type="float" office:value="0.74230700000000005" table:style-name="ce3">
            <text:p>0.7423</text:p>
          </table:table-cell>
          <table:table-cell table:number-columns-repeated="16381"/>
        </table:table-row>
        <table:table-row table:style-name="ro1">
          <table:table-cell office:value-type="float" office:value="0.94705099999999998" table:style-name="ce3">
            <text:p>0.9471</text:p>
          </table:table-cell>
          <table:table-cell office:value-type="float" office:value="3.6061700000000001" table:style-name="ce3">
            <text:p>3.6062</text:p>
          </table:table-cell>
          <table:table-cell office:value-type="float" office:value="0.66210400000000003" table:style-name="ce3">
            <text:p>0.6621</text:p>
          </table:table-cell>
          <table:table-cell table:number-columns-repeated="16381"/>
        </table:table-row>
        <table:table-row table:style-name="ro1">
          <table:table-cell office:value-type="float" office:value="1.2501899999999999" table:style-name="ce3">
            <text:p>1.2502</text:p>
          </table:table-cell>
          <table:table-cell office:value-type="float" office:value="3.8660399999999999" table:style-name="ce3">
            <text:p>3.8660</text:p>
          </table:table-cell>
          <table:table-cell office:value-type="float" office:value="0.84680800000000001" table:style-name="ce3">
            <text:p>0.8468</text:p>
          </table:table-cell>
          <table:table-cell table:number-columns-repeated="16381"/>
        </table:table-row>
        <table:table-row table:style-name="ro1">
          <table:table-cell office:value-type="float" office:value="1.4008499999999999" table:style-name="ce3">
            <text:p>1.4009</text:p>
          </table:table-cell>
          <table:table-cell office:value-type="float" office:value="3.7638600000000002" table:style-name="ce3">
            <text:p>3.7639</text:p>
          </table:table-cell>
          <table:table-cell office:value-type="float" office:value="0.87842299999999995" table:style-name="ce3">
            <text:p>0.8784</text:p>
          </table:table-cell>
          <table:table-cell table:number-columns-repeated="16381"/>
        </table:table-row>
        <table:table-row table:style-name="ro1">
          <table:table-cell office:value-type="float" office:value="1.4098900000000001" table:style-name="ce3">
            <text:p>1.4099</text:p>
          </table:table-cell>
          <table:table-cell office:value-type="float" office:value="3.54738" table:style-name="ce3">
            <text:p>3.5474</text:p>
          </table:table-cell>
          <table:table-cell office:value-type="float" office:value="0.63138700000000003" table:style-name="ce3">
            <text:p>0.6314</text:p>
          </table:table-cell>
          <table:table-cell table:number-columns-repeated="16381"/>
        </table:table-row>
        <table:table-row table:style-name="ro1">
          <table:table-cell office:value-type="float" office:value="1.52789" table:style-name="ce3">
            <text:p>1.5279</text:p>
          </table:table-cell>
          <table:table-cell office:value-type="float" office:value="3.7534399999999999" table:style-name="ce3">
            <text:p>3.7534</text:p>
          </table:table-cell>
          <table:table-cell office:value-type="float" office:value="0.58915600000000001" table:style-name="ce3">
            <text:p>0.5892</text:p>
          </table:table-cell>
          <table:table-cell table:number-columns-repeated="16381"/>
        </table:table-row>
        <table:table-row table:style-name="ro1">
          <table:table-cell office:value-type="float" office:value="1.52772" table:style-name="ce3">
            <text:p>1.5277</text:p>
          </table:table-cell>
          <table:table-cell office:value-type="float" office:value="3.5947300000000002" table:style-name="ce3">
            <text:p>3.5947</text:p>
          </table:table-cell>
          <table:table-cell office:value-type="float" office:value="0.570851" table:style-name="ce3">
            <text:p>0.5709</text:p>
          </table:table-cell>
          <table:table-cell table:number-columns-repeated="16381"/>
        </table:table-row>
        <table:table-row table:style-name="ro1">
          <table:table-cell office:value-type="float" office:value="1.3105" table:style-name="ce3">
            <text:p>1.3105</text:p>
          </table:table-cell>
          <table:table-cell office:value-type="float" office:value="3.5975700000000002" table:style-name="ce3">
            <text:p>3.5976</text:p>
          </table:table-cell>
          <table:table-cell office:value-type="float" office:value="0.49314000000000002" table:style-name="ce3">
            <text:p>0.4931</text:p>
          </table:table-cell>
          <table:table-cell table:number-columns-repeated="16381"/>
        </table:table-row>
        <table:table-row table:style-name="ro1">
          <table:table-cell office:value-type="float" office:value="1.3845000000000001" table:style-name="ce3">
            <text:p>1.3845</text:p>
          </table:table-cell>
          <table:table-cell office:value-type="float" office:value="3.8519600000000001" table:style-name="ce3">
            <text:p>3.8520</text:p>
          </table:table-cell>
          <table:table-cell office:value-type="float" office:value="0.71338699999999999" table:style-name="ce3">
            <text:p>0.7134</text:p>
          </table:table-cell>
          <table:table-cell table:number-columns-repeated="16381"/>
        </table:table-row>
        <table:table-row table:style-name="ro1">
          <table:table-cell office:value-type="float" office:value="1.24376" table:style-name="ce3">
            <text:p>1.2438</text:p>
          </table:table-cell>
          <table:table-cell office:value-type="float" office:value="4.2456899999999997" table:style-name="ce3">
            <text:p>4.2457</text:p>
          </table:table-cell>
          <table:table-cell office:value-type="float" office:value="0.87317999999999996" table:style-name="ce3">
            <text:p>0.8732</text:p>
          </table:table-cell>
          <table:table-cell table:number-columns-repeated="16381"/>
        </table:table-row>
        <table:table-row table:style-name="ro1">
          <table:table-cell office:value-type="float" office:value="0.93074699999999999" table:style-name="ce3">
            <text:p>0.9307</text:p>
          </table:table-cell>
          <table:table-cell office:value-type="float" office:value="3.92733" table:style-name="ce3">
            <text:p>3.9273</text:p>
          </table:table-cell>
          <table:table-cell office:value-type="float" office:value="0.55737999999999999" table:style-name="ce3">
            <text:p>0.5574</text:p>
          </table:table-cell>
          <table:table-cell table:number-columns-repeated="16381"/>
        </table:table-row>
        <table:table-row table:style-name="ro1">
          <table:table-cell office:value-type="float" office:value="1.05942" table:style-name="ce3">
            <text:p>1.0594</text:p>
          </table:table-cell>
          <table:table-cell office:value-type="float" office:value="4.1299599999999996" table:style-name="ce3">
            <text:p>4.1300</text:p>
          </table:table-cell>
          <table:table-cell office:value-type="float" office:value="1.0336700000000001" table:style-name="ce3">
            <text:p>1.0337</text:p>
          </table:table-cell>
          <table:table-cell table:number-columns-repeated="16381"/>
        </table:table-row>
        <table:table-row table:style-name="ro1">
          <table:table-cell office:value-type="float" office:value="1.10564" table:style-name="ce3">
            <text:p>1.1056</text:p>
          </table:table-cell>
          <table:table-cell office:value-type="float" office:value="4.0350000000000001" table:style-name="ce3">
            <text:p>4.0350</text:p>
          </table:table-cell>
          <table:table-cell office:value-type="float" office:value="0.92521200000000003" table:style-name="ce3">
            <text:p>0.9252</text:p>
          </table:table-cell>
          <table:table-cell table:number-columns-repeated="16381"/>
        </table:table-row>
        <table:table-row table:style-name="ro1">
          <table:table-cell office:value-type="float" office:value="1.2084999999999999" table:style-name="ce3">
            <text:p>1.2085</text:p>
          </table:table-cell>
          <table:table-cell office:value-type="float" office:value="3.88591" table:style-name="ce3">
            <text:p>3.8859</text:p>
          </table:table-cell>
          <table:table-cell office:value-type="float" office:value="0.86609400000000003" table:style-name="ce3">
            <text:p>0.8661</text:p>
          </table:table-cell>
          <table:table-cell table:number-columns-repeated="16381"/>
        </table:table-row>
        <table:table-row table:style-name="ro1">
          <table:table-cell office:value-type="float" office:value="1.3476399999999999" table:style-name="ce3">
            <text:p>1.3476</text:p>
          </table:table-cell>
          <table:table-cell office:value-type="float" office:value="3.9636200000000001" table:style-name="ce3">
            <text:p>3.9636</text:p>
          </table:table-cell>
          <table:table-cell office:value-type="float" office:value="0.94155599999999995" table:style-name="ce3">
            <text:p>0.9416</text:p>
          </table:table-cell>
          <table:table-cell table:number-columns-repeated="16381"/>
        </table:table-row>
        <table:table-row table:style-name="ro1">
          <table:table-cell office:value-type="float" office:value="1.5204800000000001" table:style-name="ce3">
            <text:p>1.5205</text:p>
          </table:table-cell>
          <table:table-cell office:value-type="float" office:value="3.6991200000000002" table:style-name="ce3">
            <text:p>3.6991</text:p>
          </table:table-cell>
          <table:table-cell office:value-type="float" office:value="0.89392499999999997" table:style-name="ce3">
            <text:p>0.8939</text:p>
          </table:table-cell>
          <table:table-cell table:number-columns-repeated="16381"/>
        </table:table-row>
        <table:table-row table:style-name="ro1">
          <table:table-cell office:value-type="float" office:value="1.74536" table:style-name="ce3">
            <text:p>1.7454</text:p>
          </table:table-cell>
          <table:table-cell office:value-type="float" office:value="3.6716099999999998" table:style-name="ce3">
            <text:p>3.6716</text:p>
          </table:table-cell>
          <table:table-cell office:value-type="float" office:value="0.84399599999999997" table:style-name="ce3">
            <text:p>0.8440</text:p>
          </table:table-cell>
          <table:table-cell table:number-columns-repeated="16381"/>
        </table:table-row>
        <table:table-row table:style-name="ro1">
          <table:table-cell office:value-type="float" office:value="1.55179" table:style-name="ce3">
            <text:p>1.5518</text:p>
          </table:table-cell>
          <table:table-cell office:value-type="float" office:value="3.5461399999999998" table:style-name="ce3">
            <text:p>3.5461</text:p>
          </table:table-cell>
          <table:table-cell office:value-type="float" office:value="0.805925" table:style-name="ce3">
            <text:p>0.8059</text:p>
          </table:table-cell>
          <table:table-cell table:number-columns-repeated="16381"/>
        </table:table-row>
        <table:table-row table:style-name="ro1">
          <table:table-cell office:value-type="float" office:value="1.3856599999999999" table:style-name="ce3">
            <text:p>1.3857</text:p>
          </table:table-cell>
          <table:table-cell office:value-type="float" office:value="3.5404900000000001" table:style-name="ce3">
            <text:p>3.5405</text:p>
          </table:table-cell>
          <table:table-cell office:value-type="float" office:value="0.75941000000000003" table:style-name="ce3">
            <text:p>0.7594</text:p>
          </table:table-cell>
          <table:table-cell table:number-columns-repeated="16381"/>
        </table:table-row>
        <table:table-row table:style-name="ro1">
          <table:table-cell office:value-type="float" office:value="1.5900799999999999" table:style-name="ce3">
            <text:p>1.5901</text:p>
          </table:table-cell>
          <table:table-cell office:value-type="float" office:value="3.5605799999999999" table:style-name="ce3">
            <text:p>3.5606</text:p>
          </table:table-cell>
          <table:table-cell office:value-type="float" office:value="0.77681100000000003" table:style-name="ce3">
            <text:p>0.7768</text:p>
          </table:table-cell>
          <table:table-cell table:number-columns-repeated="16381"/>
        </table:table-row>
        <table:table-row table:style-name="ro1">
          <table:table-cell office:value-type="float" office:value="1.5269299999999999" table:style-name="ce3">
            <text:p>1.5269</text:p>
          </table:table-cell>
          <table:table-cell office:value-type="float" office:value="3.84863" table:style-name="ce3">
            <text:p>3.8486</text:p>
          </table:table-cell>
          <table:table-cell office:value-type="float" office:value="0.80022099999999996" table:style-name="ce3">
            <text:p>0.8002</text:p>
          </table:table-cell>
          <table:table-cell table:number-columns-repeated="16381"/>
        </table:table-row>
        <table:table-row table:style-name="ro1">
          <table:table-cell office:value-type="float" office:value="1.27521" table:style-name="ce3">
            <text:p>1.2752</text:p>
          </table:table-cell>
          <table:table-cell office:value-type="float" office:value="3.87582" table:style-name="ce3">
            <text:p>3.8758</text:p>
          </table:table-cell>
          <table:table-cell office:value-type="float" office:value="0.66767799999999999" table:style-name="ce3">
            <text:p>0.6677</text:p>
          </table:table-cell>
          <table:table-cell table:number-columns-repeated="16381"/>
        </table:table-row>
        <table:table-row table:style-name="ro1">
          <table:table-cell office:value-type="float" office:value="1.11541" table:style-name="ce3">
            <text:p>1.1154</text:p>
          </table:table-cell>
          <table:table-cell office:value-type="float" office:value="3.8548900000000001" table:style-name="ce3">
            <text:p>3.8549</text:p>
          </table:table-cell>
          <table:table-cell office:value-type="float" office:value="0.73219299999999998" table:style-name="ce3">
            <text:p>0.7322</text:p>
          </table:table-cell>
          <table:table-cell table:number-columns-repeated="16381"/>
        </table:table-row>
        <table:table-row table:style-name="ro1">
          <table:table-cell office:value-type="float" office:value="0.82887100000000002" table:style-name="ce3">
            <text:p>0.8289</text:p>
          </table:table-cell>
          <table:table-cell office:value-type="float" office:value="3.60256" table:style-name="ce3">
            <text:p>3.6026</text:p>
          </table:table-cell>
          <table:table-cell office:value-type="float" office:value="0.63471699999999998" table:style-name="ce3">
            <text:p>0.6347</text:p>
          </table:table-cell>
          <table:table-cell table:number-columns-repeated="16381"/>
        </table:table-row>
        <table:table-row table:style-name="ro1">
          <table:table-cell office:value-type="float" office:value="0.71819599999999995" table:style-name="ce3">
            <text:p>0.7182</text:p>
          </table:table-cell>
          <table:table-cell office:value-type="float" office:value="3.3349899999999999" table:style-name="ce3">
            <text:p>3.3350</text:p>
          </table:table-cell>
          <table:table-cell office:value-type="float" office:value="0.473161" table:style-name="ce3">
            <text:p>0.4732</text:p>
          </table:table-cell>
          <table:table-cell table:number-columns-repeated="16381"/>
        </table:table-row>
        <table:table-row table:style-name="ro1">
          <table:table-cell office:value-type="float" office:value="0.965723" table:style-name="ce3">
            <text:p>0.9657</text:p>
          </table:table-cell>
          <table:table-cell office:value-type="float" office:value="3.4950999999999999" table:style-name="ce3">
            <text:p>3.4951</text:p>
          </table:table-cell>
          <table:table-cell office:value-type="float" office:value="0.351692" table:style-name="ce3">
            <text:p>0.3517</text:p>
          </table:table-cell>
          <table:table-cell table:number-columns-repeated="16381"/>
        </table:table-row>
        <table:table-row table:style-name="ro1">
          <table:table-cell office:value-type="float" office:value="1.2752399999999999" table:style-name="ce3">
            <text:p>1.2752</text:p>
          </table:table-cell>
          <table:table-cell office:value-type="float" office:value="3.48488" table:style-name="ce3">
            <text:p>3.4849</text:p>
          </table:table-cell>
          <table:table-cell office:value-type="float" office:value="0.67476100000000006" table:style-name="ce3">
            <text:p>0.6748</text:p>
          </table:table-cell>
          <table:table-cell table:number-columns-repeated="16381"/>
        </table:table-row>
        <table:table-row table:style-name="ro1">
          <table:table-cell office:value-type="float" office:value="1.2355700000000001" table:style-name="ce3">
            <text:p>1.2356</text:p>
          </table:table-cell>
          <table:table-cell office:value-type="float" office:value="3.4159799999999998" table:style-name="ce3">
            <text:p>3.4160</text:p>
          </table:table-cell>
          <table:table-cell office:value-type="float" office:value="0.59562000000000004" table:style-name="ce3">
            <text:p>0.5956</text:p>
          </table:table-cell>
          <table:table-cell table:number-columns-repeated="16381"/>
        </table:table-row>
        <table:table-row table:style-name="ro1">
          <table:table-cell office:value-type="float" office:value="1.4780199999999999" table:style-name="ce3">
            <text:p>1.4780</text:p>
          </table:table-cell>
          <table:table-cell office:value-type="float" office:value="3.4532400000000001" table:style-name="ce3">
            <text:p>3.4532</text:p>
          </table:table-cell>
          <table:table-cell office:value-type="float" office:value="0.65969500000000003" table:style-name="ce3">
            <text:p>0.6597</text:p>
          </table:table-cell>
          <table:table-cell table:number-columns-repeated="16381"/>
        </table:table-row>
        <table:table-row table:style-name="ro1">
          <table:table-cell office:value-type="float" office:value="1.2998499999999999" table:style-name="ce3">
            <text:p>1.2999</text:p>
          </table:table-cell>
          <table:table-cell office:value-type="float" office:value="3.4716200000000002" table:style-name="ce3">
            <text:p>3.4716</text:p>
          </table:table-cell>
          <table:table-cell office:value-type="float" office:value="0.62687300000000001" table:style-name="ce3">
            <text:p>0.6269</text:p>
          </table:table-cell>
          <table:table-cell table:number-columns-repeated="16381"/>
        </table:table-row>
        <table:table-row table:style-name="ro1">
          <table:table-cell office:value-type="float" office:value="1.53162" table:style-name="ce3">
            <text:p>1.5316</text:p>
          </table:table-cell>
          <table:table-cell office:value-type="float" office:value="3.3939400000000002" table:style-name="ce3">
            <text:p>3.3939</text:p>
          </table:table-cell>
          <table:table-cell office:value-type="float" office:value="0.62011099999999997" table:style-name="ce3">
            <text:p>0.6201</text:p>
          </table:table-cell>
          <table:table-cell table:number-columns-repeated="16381"/>
        </table:table-row>
        <table:table-row table:style-name="ro1">
          <table:table-cell office:value-type="float" office:value="1.2803199999999999" table:style-name="ce3">
            <text:p>1.2803</text:p>
          </table:table-cell>
          <table:table-cell office:value-type="float" office:value="3.4090699999999998" table:style-name="ce3">
            <text:p>3.4091</text:p>
          </table:table-cell>
          <table:table-cell office:value-type="float" office:value="0.35079300000000002" table:style-name="ce3">
            <text:p>0.3508</text:p>
          </table:table-cell>
          <table:table-cell table:number-columns-repeated="16381"/>
        </table:table-row>
        <table:table-row table:style-name="ro1">
          <table:table-cell office:value-type="float" office:value="1.2052400000000001" table:style-name="ce3">
            <text:p>1.2052</text:p>
          </table:table-cell>
          <table:table-cell office:value-type="float" office:value="3.7417899999999999" table:style-name="ce3">
            <text:p>3.7418</text:p>
          </table:table-cell>
          <table:table-cell office:value-type="float" office:value="0.354993" table:style-name="ce3">
            <text:p>0.3550</text:p>
          </table:table-cell>
          <table:table-cell table:number-columns-repeated="16381"/>
        </table:table-row>
        <table:table-row table:style-name="ro1">
          <table:table-cell office:value-type="float" office:value="0.84939299999999995" table:style-name="ce3">
            <text:p>0.8494</text:p>
          </table:table-cell>
          <table:table-cell office:value-type="float" office:value="3.6858900000000001" table:style-name="ce3">
            <text:p>3.6859</text:p>
          </table:table-cell>
          <table:table-cell office:value-type="float" office:value="0.39996500000000001" table:style-name="ce3">
            <text:p>0.4000</text:p>
          </table:table-cell>
          <table:table-cell table:number-columns-repeated="16381"/>
        </table:table-row>
        <table:table-row table:style-name="ro1">
          <table:table-cell office:value-type="float" office:value="0.87655799999999995" table:style-name="ce3">
            <text:p>0.8766</text:p>
          </table:table-cell>
          <table:table-cell office:value-type="float" office:value="3.6505700000000001" table:style-name="ce3">
            <text:p>3.6506</text:p>
          </table:table-cell>
          <table:table-cell office:value-type="float" office:value="0.16856299999999999" table:style-name="ce3">
            <text:p>0.1686</text:p>
          </table:table-cell>
          <table:table-cell table:number-columns-repeated="16381"/>
        </table:table-row>
        <table:table-row table:style-name="ro1">
          <table:table-cell office:value-type="float" office:value="0.64688100000000004" table:style-name="ce3">
            <text:p>0.6469</text:p>
          </table:table-cell>
          <table:table-cell office:value-type="float" office:value="3.7147100000000002" table:style-name="ce3">
            <text:p>3.7147</text:p>
          </table:table-cell>
          <table:table-cell office:value-type="float" office:value="7.3828400000000002E-2" table:style-name="ce3">
            <text:p>0.0738</text:p>
          </table:table-cell>
          <table:table-cell table:number-columns-repeated="16381"/>
        </table:table-row>
        <table:table-row table:style-name="ro1">
          <table:table-cell office:value-type="float" office:value="0.88907999999999998" table:style-name="ce3">
            <text:p>0.8891</text:p>
          </table:table-cell>
          <table:table-cell office:value-type="float" office:value="3.87168" table:style-name="ce3">
            <text:p>3.8717</text:p>
          </table:table-cell>
          <table:table-cell office:value-type="float" office:value="0.52601500000000001" table:style-name="ce3">
            <text:p>0.5260</text:p>
          </table:table-cell>
          <table:table-cell table:number-columns-repeated="16381"/>
        </table:table-row>
        <table:table-row table:style-name="ro1">
          <table:table-cell office:value-type="float" office:value="0.85570900000000005" table:style-name="ce3">
            <text:p>0.8557</text:p>
          </table:table-cell>
          <table:table-cell office:value-type="float" office:value="3.4645000000000001" table:style-name="ce3">
            <text:p>3.4645</text:p>
          </table:table-cell>
          <table:table-cell office:value-type="float" office:value="0.31528299999999998" table:style-name="ce3">
            <text:p>0.3153</text:p>
          </table:table-cell>
          <table:table-cell table:number-columns-repeated="16381"/>
        </table:table-row>
        <table:table-row table:style-name="ro1">
          <table:table-cell office:value-type="float" office:value="0.98458800000000002" table:style-name="ce3">
            <text:p>0.9846</text:p>
          </table:table-cell>
          <table:table-cell office:value-type="float" office:value="3.4990399999999999" table:style-name="ce3">
            <text:p>3.4990</text:p>
          </table:table-cell>
          <table:table-cell office:value-type="float" office:value="0.62489399999999995" table:style-name="ce3">
            <text:p>0.6249</text:p>
          </table:table-cell>
          <table:table-cell table:number-columns-repeated="16381"/>
        </table:table-row>
        <table:table-row table:style-name="ro1">
          <table:table-cell office:value-type="float" office:value="1.1369100000000001" table:style-name="ce3">
            <text:p>1.1369</text:p>
          </table:table-cell>
          <table:table-cell office:value-type="float" office:value="3.46285" table:style-name="ce3">
            <text:p>3.4629</text:p>
          </table:table-cell>
          <table:table-cell office:value-type="float" office:value="0.48938599999999999" table:style-name="ce3">
            <text:p>0.4894</text:p>
          </table:table-cell>
          <table:table-cell table:number-columns-repeated="16381"/>
        </table:table-row>
        <table:table-row table:style-name="ro1">
          <table:table-cell office:value-type="float" office:value="1.4518" table:style-name="ce3">
            <text:p>1.4518</text:p>
          </table:table-cell>
          <table:table-cell office:value-type="float" office:value="3.6988599999999998" table:style-name="ce3">
            <text:p>3.6989</text:p>
          </table:table-cell>
          <table:table-cell office:value-type="float" office:value="0.67071700000000001" table:style-name="ce3">
            <text:p>0.6707</text:p>
          </table:table-cell>
          <table:table-cell table:number-columns-repeated="16381"/>
        </table:table-row>
        <table:table-row table:style-name="ro1">
          <table:table-cell office:value-type="float" office:value="1.37683" table:style-name="ce3">
            <text:p>1.3768</text:p>
          </table:table-cell>
          <table:table-cell office:value-type="float" office:value="3.5892300000000001" table:style-name="ce3">
            <text:p>3.5892</text:p>
          </table:table-cell>
          <table:table-cell office:value-type="float" office:value="0.73677300000000001" table:style-name="ce3">
            <text:p>0.7368</text:p>
          </table:table-cell>
          <table:table-cell table:number-columns-repeated="16381"/>
        </table:table-row>
        <table:table-row table:style-name="ro1">
          <table:table-cell office:value-type="float" office:value="1.3413600000000001" table:style-name="ce3">
            <text:p>1.3414</text:p>
          </table:table-cell>
          <table:table-cell office:value-type="float" office:value="3.5199600000000002" table:style-name="ce3">
            <text:p>3.5200</text:p>
          </table:table-cell>
          <table:table-cell office:value-type="float" office:value="0.590916" table:style-name="ce3">
            <text:p>0.5909</text:p>
          </table:table-cell>
          <table:table-cell table:number-columns-repeated="16381"/>
        </table:table-row>
        <table:table-row table:style-name="ro1">
          <table:table-cell office:value-type="float" office:value="1.39595" table:style-name="ce3">
            <text:p>1.3960</text:p>
          </table:table-cell>
          <table:table-cell office:value-type="float" office:value="3.7104300000000001" table:style-name="ce3">
            <text:p>3.7104</text:p>
          </table:table-cell>
          <table:table-cell office:value-type="float" office:value="0.68101800000000001" table:style-name="ce3">
            <text:p>0.6810</text:p>
          </table:table-cell>
          <table:table-cell table:number-columns-repeated="16381"/>
        </table:table-row>
        <table:table-row table:style-name="ro1">
          <table:table-cell office:value-type="float" office:value="1.3027500000000001" table:style-name="ce3">
            <text:p>1.3028</text:p>
          </table:table-cell>
          <table:table-cell office:value-type="float" office:value="3.93892" table:style-name="ce3">
            <text:p>3.9389</text:p>
          </table:table-cell>
          <table:table-cell office:value-type="float" office:value="0.64860099999999998" table:style-name="ce3">
            <text:p>0.6486</text:p>
          </table:table-cell>
          <table:table-cell table:number-columns-repeated="16381"/>
        </table:table-row>
        <table:table-row table:style-name="ro1">
          <table:table-cell office:value-type="float" office:value="0.98262000000000005" table:style-name="ce3">
            <text:p>0.9826</text:p>
          </table:table-cell>
          <table:table-cell office:value-type="float" office:value="4.2019500000000001" table:style-name="ce3">
            <text:p>4.2020</text:p>
          </table:table-cell>
          <table:table-cell office:value-type="float" office:value="0.69802900000000001" table:style-name="ce3">
            <text:p>0.6980</text:p>
          </table:table-cell>
          <table:table-cell table:number-columns-repeated="16381"/>
        </table:table-row>
        <table:table-row table:style-name="ro1">
          <table:table-cell office:value-type="float" office:value="0.64259500000000003" table:style-name="ce3">
            <text:p>0.6426</text:p>
          </table:table-cell>
          <table:table-cell office:value-type="float" office:value="4.01851" table:style-name="ce3">
            <text:p>4.0185</text:p>
          </table:table-cell>
          <table:table-cell office:value-type="float" office:value="0.85761600000000004" table:style-name="ce3">
            <text:p>0.8576</text:p>
          </table:table-cell>
          <table:table-cell table:number-columns-repeated="16381"/>
        </table:table-row>
        <table:table-row table:style-name="ro1">
          <table:table-cell office:value-type="float" office:value="0.69672400000000001" table:style-name="ce3">
            <text:p>0.6967</text:p>
          </table:table-cell>
          <table:table-cell office:value-type="float" office:value="3.7736900000000002" table:style-name="ce3">
            <text:p>3.7737</text:p>
          </table:table-cell>
          <table:table-cell office:value-type="float" office:value="0.79568099999999997" table:style-name="ce3">
            <text:p>0.7957</text:p>
          </table:table-cell>
          <table:table-cell table:number-columns-repeated="16381"/>
        </table:table-row>
        <table:table-row table:style-name="ro1">
          <table:table-cell office:value-type="float" office:value="0.64569500000000002" table:style-name="ce3">
            <text:p>0.6457</text:p>
          </table:table-cell>
          <table:table-cell office:value-type="float" office:value="3.8585600000000002" table:style-name="ce3">
            <text:p>3.8586</text:p>
          </table:table-cell>
          <table:table-cell office:value-type="float" office:value="0.72228800000000004" table:style-name="ce3">
            <text:p>0.7223</text:p>
          </table:table-cell>
          <table:table-cell table:number-columns-repeated="16381"/>
        </table:table-row>
        <table:table-row table:style-name="ro1">
          <table:table-cell office:value-type="float" office:value="0.70085699999999995" table:style-name="ce3">
            <text:p>0.7009</text:p>
          </table:table-cell>
          <table:table-cell office:value-type="float" office:value="3.6965499999999998" table:style-name="ce3">
            <text:p>3.6966</text:p>
          </table:table-cell>
          <table:table-cell office:value-type="float" office:value="0.57700399999999996" table:style-name="ce3">
            <text:p>0.5770</text:p>
          </table:table-cell>
          <table:table-cell table:number-columns-repeated="16381"/>
        </table:table-row>
        <table:table-row table:style-name="ro1">
          <table:table-cell office:value-type="float" office:value="0.72112200000000004" table:style-name="ce3">
            <text:p>0.7211</text:p>
          </table:table-cell>
          <table:table-cell office:value-type="float" office:value="3.50414" table:style-name="ce3">
            <text:p>3.5041</text:p>
          </table:table-cell>
          <table:table-cell office:value-type="float" office:value="0.66269599999999995" table:style-name="ce3">
            <text:p>0.6627</text:p>
          </table:table-cell>
          <table:table-cell table:number-columns-repeated="16381"/>
        </table:table-row>
        <table:table-row table:style-name="ro1">
          <table:table-cell office:value-type="float" office:value="1.07578" table:style-name="ce3">
            <text:p>1.0758</text:p>
          </table:table-cell>
          <table:table-cell office:value-type="float" office:value="3.6414" table:style-name="ce3">
            <text:p>3.6414</text:p>
          </table:table-cell>
          <table:table-cell office:value-type="float" office:value="0.75993299999999997" table:style-name="ce3">
            <text:p>0.7599</text:p>
          </table:table-cell>
          <table:table-cell table:number-columns-repeated="16381"/>
        </table:table-row>
        <table:table-row table:style-name="ro1">
          <table:table-cell office:value-type="float" office:value="1.3782399999999999" table:style-name="ce3">
            <text:p>1.3782</text:p>
          </table:table-cell>
          <table:table-cell office:value-type="float" office:value="3.5624099999999999" table:style-name="ce3">
            <text:p>3.5624</text:p>
          </table:table-cell>
          <table:table-cell office:value-type="float" office:value="0.70040000000000002" table:style-name="ce3">
            <text:p>0.7004</text:p>
          </table:table-cell>
          <table:table-cell table:number-columns-repeated="16381"/>
        </table:table-row>
        <table:table-row table:style-name="ro1">
          <table:table-cell office:value-type="float" office:value="1.11914" table:style-name="ce3">
            <text:p>1.1191</text:p>
          </table:table-cell>
          <table:table-cell office:value-type="float" office:value="3.5574599999999998" table:style-name="ce3">
            <text:p>3.5575</text:p>
          </table:table-cell>
          <table:table-cell office:value-type="float" office:value="0.67537100000000005" table:style-name="ce3">
            <text:p>0.6754</text:p>
          </table:table-cell>
          <table:table-cell table:number-columns-repeated="16381"/>
        </table:table-row>
        <table:table-row table:style-name="ro1">
          <table:table-cell office:value-type="float" office:value="1.45442" table:style-name="ce3">
            <text:p>1.4544</text:p>
          </table:table-cell>
          <table:table-cell office:value-type="float" office:value="3.65435" table:style-name="ce3">
            <text:p>3.6544</text:p>
          </table:table-cell>
          <table:table-cell office:value-type="float" office:value="0.69913499999999995" table:style-name="ce3">
            <text:p>0.6991</text:p>
          </table:table-cell>
          <table:table-cell table:number-columns-repeated="16381"/>
        </table:table-row>
        <table:table-row table:style-name="ro1">
          <table:table-cell office:value-type="float" office:value="1.3965700000000001" table:style-name="ce3">
            <text:p>1.3966</text:p>
          </table:table-cell>
          <table:table-cell office:value-type="float" office:value="3.7466900000000001" table:style-name="ce3">
            <text:p>3.7467</text:p>
          </table:table-cell>
          <table:table-cell office:value-type="float" office:value="0.63477799999999995" table:style-name="ce3">
            <text:p>0.6348</text:p>
          </table:table-cell>
          <table:table-cell table:number-columns-repeated="16381"/>
        </table:table-row>
        <table:table-row table:style-name="ro1">
          <table:table-cell office:value-type="float" office:value="1.1107800000000001" table:style-name="ce3">
            <text:p>1.1108</text:p>
          </table:table-cell>
          <table:table-cell office:value-type="float" office:value="3.82456" table:style-name="ce3">
            <text:p>3.8246</text:p>
          </table:table-cell>
          <table:table-cell office:value-type="float" office:value="0.79378499999999996" table:style-name="ce3">
            <text:p>0.7938</text:p>
          </table:table-cell>
          <table:table-cell table:number-columns-repeated="16381"/>
        </table:table-row>
        <table:table-row table:style-name="ro1">
          <table:table-cell office:value-type="float" office:value="0.81" table:style-name="ce3">
            <text:p>0.8100</text:p>
          </table:table-cell>
          <table:table-cell office:value-type="float" office:value="3.8195399999999999" table:style-name="ce3">
            <text:p>3.8195</text:p>
          </table:table-cell>
          <table:table-cell office:value-type="float" office:value="0.60256900000000002" table:style-name="ce3">
            <text:p>0.6026</text:p>
          </table:table-cell>
          <table:table-cell table:number-columns-repeated="16381"/>
        </table:table-row>
        <table:table-row table:style-name="ro1">
          <table:table-cell office:value-type="float" office:value="0.60329500000000003" table:style-name="ce3">
            <text:p>0.6033</text:p>
          </table:table-cell>
          <table:table-cell office:value-type="float" office:value="3.7222900000000001" table:style-name="ce3">
            <text:p>3.7223</text:p>
          </table:table-cell>
          <table:table-cell office:value-type="float" office:value="0.36848700000000001" table:style-name="ce3">
            <text:p>0.3685</text:p>
          </table:table-cell>
          <table:table-cell table:number-columns-repeated="16381"/>
        </table:table-row>
        <table:table-row table:style-name="ro1">
          <table:table-cell office:value-type="float" office:value="0.68605899999999997" table:style-name="ce3">
            <text:p>0.6861</text:p>
          </table:table-cell>
          <table:table-cell office:value-type="float" office:value="3.5490599999999999" table:style-name="ce3">
            <text:p>3.5491</text:p>
          </table:table-cell>
          <table:table-cell office:value-type="float" office:value="0.235349" table:style-name="ce3">
            <text:p>0.2353</text:p>
          </table:table-cell>
          <table:table-cell table:number-columns-repeated="16381"/>
        </table:table-row>
        <table:table-row table:style-name="ro1">
          <table:table-cell office:value-type="float" office:value="0.84787199999999996" table:style-name="ce3">
            <text:p>0.8479</text:p>
          </table:table-cell>
          <table:table-cell office:value-type="float" office:value="3.5206900000000001" table:style-name="ce3">
            <text:p>3.5207</text:p>
          </table:table-cell>
          <table:table-cell office:value-type="float" office:value="0.42652800000000002" table:style-name="ce3">
            <text:p>0.4265</text:p>
          </table:table-cell>
          <table:table-cell table:number-columns-repeated="16381"/>
        </table:table-row>
        <table:table-row table:style-name="ro1">
          <table:table-cell office:value-type="float" office:value="0.98059200000000002" table:style-name="ce3">
            <text:p>0.9806</text:p>
          </table:table-cell>
          <table:table-cell office:value-type="float" office:value="3.7543500000000001" table:style-name="ce3">
            <text:p>3.7544</text:p>
          </table:table-cell>
          <table:table-cell office:value-type="float" office:value="0.62502899999999995" table:style-name="ce3">
            <text:p>0.6250</text:p>
          </table:table-cell>
          <table:table-cell table:number-columns-repeated="16381"/>
        </table:table-row>
        <table:table-row table:style-name="ro1">
          <table:table-cell office:value-type="float" office:value="1.09202" table:style-name="ce3">
            <text:p>1.0920</text:p>
          </table:table-cell>
          <table:table-cell office:value-type="float" office:value="3.6804000000000001" table:style-name="ce3">
            <text:p>3.6804</text:p>
          </table:table-cell>
          <table:table-cell office:value-type="float" office:value="0.86129199999999995" table:style-name="ce3">
            <text:p>0.8613</text:p>
          </table:table-cell>
          <table:table-cell table:number-columns-repeated="16381"/>
        </table:table-row>
        <table:table-row table:style-name="ro1">
          <table:table-cell office:value-type="float" office:value="1.3269200000000001" table:style-name="ce3">
            <text:p>1.3269</text:p>
          </table:table-cell>
          <table:table-cell office:value-type="float" office:value="3.4470900000000002" table:style-name="ce3">
            <text:p>3.4471</text:p>
          </table:table-cell>
          <table:table-cell office:value-type="float" office:value="0.68635500000000005" table:style-name="ce3">
            <text:p>0.6864</text:p>
          </table:table-cell>
          <table:table-cell table:number-columns-repeated="16381"/>
        </table:table-row>
        <table:table-row table:style-name="ro1">
          <table:table-cell office:value-type="float" office:value="1.3512299999999999" table:style-name="ce3">
            <text:p>1.3512</text:p>
          </table:table-cell>
          <table:table-cell office:value-type="float" office:value="3.3078599999999998" table:style-name="ce3">
            <text:p>3.3079</text:p>
          </table:table-cell>
          <table:table-cell office:value-type="float" office:value="0.67525199999999996" table:style-name="ce3">
            <text:p>0.6753</text:p>
          </table:table-cell>
          <table:table-cell table:number-columns-repeated="16381"/>
        </table:table-row>
        <table:table-row table:style-name="ro1">
          <table:table-cell office:value-type="float" office:value="1.15554" table:style-name="ce3">
            <text:p>1.1555</text:p>
          </table:table-cell>
          <table:table-cell office:value-type="float" office:value="3.3719299999999999" table:style-name="ce3">
            <text:p>3.3719</text:p>
          </table:table-cell>
          <table:table-cell office:value-type="float" office:value="0.62927500000000003" table:style-name="ce3">
            <text:p>0.6293</text:p>
          </table:table-cell>
          <table:table-cell table:number-columns-repeated="16381"/>
        </table:table-row>
        <table:table-row table:style-name="ro1">
          <table:table-cell office:value-type="float" office:value="1.26745" table:style-name="ce3">
            <text:p>1.2675</text:p>
          </table:table-cell>
          <table:table-cell office:value-type="float" office:value="3.3450099999999998" table:style-name="ce3">
            <text:p>3.3450</text:p>
          </table:table-cell>
          <table:table-cell office:value-type="float" office:value="0.61416700000000002" table:style-name="ce3">
            <text:p>0.6142</text:p>
          </table:table-cell>
          <table:table-cell table:number-columns-repeated="16381"/>
        </table:table-row>
        <table:table-row table:style-name="ro1">
          <table:table-cell office:value-type="float" office:value="1.29592" table:style-name="ce3">
            <text:p>1.2959</text:p>
          </table:table-cell>
          <table:table-cell office:value-type="float" office:value="3.48028" table:style-name="ce3">
            <text:p>3.4803</text:p>
          </table:table-cell>
          <table:table-cell office:value-type="float" office:value="0.58759399999999995" table:style-name="ce3">
            <text:p>0.5876</text:p>
          </table:table-cell>
          <table:table-cell table:number-columns-repeated="16381"/>
        </table:table-row>
        <table:table-row table:style-name="ro1">
          <table:table-cell office:value-type="float" office:value="1.38533" table:style-name="ce3">
            <text:p>1.3853</text:p>
          </table:table-cell>
          <table:table-cell office:value-type="float" office:value="3.8047399999999998" table:style-name="ce3">
            <text:p>3.8047</text:p>
          </table:table-cell>
          <table:table-cell office:value-type="float" office:value="0.76995800000000003" table:style-name="ce3">
            <text:p>0.7700</text:p>
          </table:table-cell>
          <table:table-cell table:number-columns-repeated="16381"/>
        </table:table-row>
        <table:table-row table:style-name="ro1">
          <table:table-cell office:value-type="float" office:value="0.98316099999999995" table:style-name="ce3">
            <text:p>0.9832</text:p>
          </table:table-cell>
          <table:table-cell office:value-type="float" office:value="3.9773700000000001" table:style-name="ce3">
            <text:p>3.9774</text:p>
          </table:table-cell>
          <table:table-cell office:value-type="float" office:value="0.90074100000000001" table:style-name="ce3">
            <text:p>0.9007</text:p>
          </table:table-cell>
          <table:table-cell table:number-columns-repeated="16381"/>
        </table:table-row>
        <table:table-row table:style-name="ro1">
          <table:table-cell office:value-type="float" office:value="0.42728300000000002" table:style-name="ce3">
            <text:p>0.4273</text:p>
          </table:table-cell>
          <table:table-cell office:value-type="float" office:value="3.69211" table:style-name="ce3">
            <text:p>3.6921</text:p>
          </table:table-cell>
          <table:table-cell office:value-type="float" office:value="0.48706100000000002" table:style-name="ce3">
            <text:p>0.4871</text:p>
          </table:table-cell>
          <table:table-cell table:number-columns-repeated="16381"/>
        </table:table-row>
        <table:table-row table:style-name="ro1">
          <table:table-cell office:value-type="float" office:value="0.75599300000000003" table:style-name="ce3">
            <text:p>0.7560</text:p>
          </table:table-cell>
          <table:table-cell office:value-type="float" office:value="3.7566000000000002" table:style-name="ce3">
            <text:p>3.7566</text:p>
          </table:table-cell>
          <table:table-cell office:value-type="float" office:value="0.54040900000000003" table:style-name="ce3">
            <text:p>0.5404</text:p>
          </table:table-cell>
          <table:table-cell table:number-columns-repeated="16381"/>
        </table:table-row>
        <table:table-row table:style-name="ro1">
          <table:table-cell office:value-type="float" office:value="0.84446299999999996" table:style-name="ce3">
            <text:p>0.8445</text:p>
          </table:table-cell>
          <table:table-cell office:value-type="float" office:value="3.6571899999999999" table:style-name="ce3">
            <text:p>3.6572</text:p>
          </table:table-cell>
          <table:table-cell office:value-type="float" office:value="0.493668" table:style-name="ce3">
            <text:p>0.4937</text:p>
          </table:table-cell>
          <table:table-cell table:number-columns-repeated="16381"/>
        </table:table-row>
        <table:table-row table:style-name="ro1">
          <table:table-cell office:value-type="float" office:value="0.90840299999999996" table:style-name="ce3">
            <text:p>0.9084</text:p>
          </table:table-cell>
          <table:table-cell office:value-type="float" office:value="3.65293" table:style-name="ce3">
            <text:p>3.6529</text:p>
          </table:table-cell>
          <table:table-cell office:value-type="float" office:value="0.82996300000000001" table:style-name="ce3">
            <text:p>0.8300</text:p>
          </table:table-cell>
          <table:table-cell table:number-columns-repeated="16381"/>
        </table:table-row>
        <table:table-row table:style-name="ro1">
          <table:table-cell office:value-type="float" office:value="1.01603" table:style-name="ce3">
            <text:p>1.0160</text:p>
          </table:table-cell>
          <table:table-cell office:value-type="float" office:value="3.6689099999999999" table:style-name="ce3">
            <text:p>3.6689</text:p>
          </table:table-cell>
          <table:table-cell office:value-type="float" office:value="0.78075899999999998" table:style-name="ce3">
            <text:p>0.7808</text:p>
          </table:table-cell>
          <table:table-cell table:number-columns-repeated="16381"/>
        </table:table-row>
        <table:table-row table:style-name="ro1">
          <table:table-cell office:value-type="float" office:value="1.24089" table:style-name="ce3">
            <text:p>1.2409</text:p>
          </table:table-cell>
          <table:table-cell office:value-type="float" office:value="3.5790799999999998" table:style-name="ce3">
            <text:p>3.5791</text:p>
          </table:table-cell>
          <table:table-cell office:value-type="float" office:value="0.79181100000000004" table:style-name="ce3">
            <text:p>0.7918</text:p>
          </table:table-cell>
          <table:table-cell table:number-columns-repeated="16381"/>
        </table:table-row>
        <table:table-row table:style-name="ro1">
          <table:table-cell office:value-type="float" office:value="1.2626599999999999" table:style-name="ce3">
            <text:p>1.2627</text:p>
          </table:table-cell>
          <table:table-cell office:value-type="float" office:value="3.4392999999999998" table:style-name="ce3">
            <text:p>3.4393</text:p>
          </table:table-cell>
          <table:table-cell office:value-type="float" office:value="0.60133999999999999" table:style-name="ce3">
            <text:p>0.6013</text:p>
          </table:table-cell>
          <table:table-cell table:number-columns-repeated="16381"/>
        </table:table-row>
        <table:table-row table:style-name="ro1">
          <table:table-cell office:value-type="float" office:value="1.44756" table:style-name="ce3">
            <text:p>1.4476</text:p>
          </table:table-cell>
          <table:table-cell office:value-type="float" office:value="3.5131000000000001" table:style-name="ce3">
            <text:p>3.5131</text:p>
          </table:table-cell>
          <table:table-cell office:value-type="float" office:value="0.826407" table:style-name="ce3">
            <text:p>0.8264</text:p>
          </table:table-cell>
          <table:table-cell table:number-columns-repeated="16381"/>
        </table:table-row>
        <table:table-row table:style-name="ro1">
          <table:table-cell office:value-type="float" office:value="1.4379200000000001" table:style-name="ce3">
            <text:p>1.4379</text:p>
          </table:table-cell>
          <table:table-cell office:value-type="float" office:value="3.6035599999999999" table:style-name="ce3">
            <text:p>3.6036</text:p>
          </table:table-cell>
          <table:table-cell office:value-type="float" office:value="0.61775199999999997" table:style-name="ce3">
            <text:p>0.6178</text:p>
          </table:table-cell>
          <table:table-cell table:number-columns-repeated="16381"/>
        </table:table-row>
        <table:table-row table:style-name="ro1">
          <table:table-cell office:value-type="float" office:value="1.4038299999999999" table:style-name="ce3">
            <text:p>1.4038</text:p>
          </table:table-cell>
          <table:table-cell office:value-type="float" office:value="3.5645899999999999" table:style-name="ce3">
            <text:p>3.5646</text:p>
          </table:table-cell>
          <table:table-cell office:value-type="float" office:value="0.63120200000000004" table:style-name="ce3">
            <text:p>0.6312</text:p>
          </table:table-cell>
          <table:table-cell table:number-columns-repeated="16381"/>
        </table:table-row>
        <table:table-row table:style-name="ro1">
          <table:table-cell office:value-type="float" office:value="1.2923100000000001" table:style-name="ce3">
            <text:p>1.2923</text:p>
          </table:table-cell>
          <table:table-cell office:value-type="float" office:value="3.89839" table:style-name="ce3">
            <text:p>3.8984</text:p>
          </table:table-cell>
          <table:table-cell office:value-type="float" office:value="0.73253800000000002" table:style-name="ce3">
            <text:p>0.7325</text:p>
          </table:table-cell>
          <table:table-cell table:number-columns-repeated="16381"/>
        </table:table-row>
        <table:table-row table:style-name="ro1">
          <table:table-cell office:value-type="float" office:value="1.13775" table:style-name="ce3">
            <text:p>1.1378</text:p>
          </table:table-cell>
          <table:table-cell office:value-type="float" office:value="3.8985300000000001" table:style-name="ce3">
            <text:p>3.8985</text:p>
          </table:table-cell>
          <table:table-cell office:value-type="float" office:value="0.84380200000000005" table:style-name="ce3">
            <text:p>0.8438</text:p>
          </table:table-cell>
          <table:table-cell table:number-columns-repeated="16381"/>
        </table:table-row>
        <table:table-row table:style-name="ro1">
          <table:table-cell office:value-type="float" office:value="1.00132" table:style-name="ce3">
            <text:p>1.0013</text:p>
          </table:table-cell>
          <table:table-cell office:value-type="float" office:value="4.08406" table:style-name="ce3">
            <text:p>4.0841</text:p>
          </table:table-cell>
          <table:table-cell office:value-type="float" office:value="0.75007299999999999" table:style-name="ce3">
            <text:p>0.7501</text:p>
          </table:table-cell>
          <table:table-cell table:number-columns-repeated="16381"/>
        </table:table-row>
        <table:table-row table:style-name="ro1">
          <table:table-cell office:value-type="float" office:value="0.76355600000000001" table:style-name="ce3">
            <text:p>0.7636</text:p>
          </table:table-cell>
          <table:table-cell office:value-type="float" office:value="3.7957800000000002" table:style-name="ce3">
            <text:p>3.7958</text:p>
          </table:table-cell>
          <table:table-cell office:value-type="float" office:value="0.72835099999999997" table:style-name="ce3">
            <text:p>0.7284</text:p>
          </table:table-cell>
          <table:table-cell table:number-columns-repeated="16381"/>
        </table:table-row>
        <table:table-row table:style-name="ro1">
          <table:table-cell office:value-type="float" office:value="1.4531000000000001" table:style-name="ce3">
            <text:p>1.4531</text:p>
          </table:table-cell>
          <table:table-cell office:value-type="float" office:value="4.0646500000000003" table:style-name="ce3">
            <text:p>4.0647</text:p>
          </table:table-cell>
          <table:table-cell office:value-type="float" office:value="1.0366299999999999" table:style-name="ce3">
            <text:p>1.0366</text:p>
          </table:table-cell>
          <table:table-cell table:number-columns-repeated="16381"/>
        </table:table-row>
        <table:table-row table:style-name="ro1">
          <table:table-cell office:value-type="float" office:value="1.39967" table:style-name="ce3">
            <text:p>1.3997</text:p>
          </table:table-cell>
          <table:table-cell office:value-type="float" office:value="3.9329200000000002" table:style-name="ce3">
            <text:p>3.9329</text:p>
          </table:table-cell>
          <table:table-cell office:value-type="float" office:value="1.00552" table:style-name="ce3">
            <text:p>1.0055</text:p>
          </table:table-cell>
          <table:table-cell table:number-columns-repeated="16381"/>
        </table:table-row>
        <table:table-row table:style-name="ro1">
          <table:table-cell office:value-type="float" office:value="1.16625" table:style-name="ce3">
            <text:p>1.1663</text:p>
          </table:table-cell>
          <table:table-cell office:value-type="float" office:value="3.6463399999999999" table:style-name="ce3">
            <text:p>3.6463</text:p>
          </table:table-cell>
          <table:table-cell office:value-type="float" office:value="0.87574200000000002" table:style-name="ce3">
            <text:p>0.8757</text:p>
          </table:table-cell>
          <table:table-cell table:number-columns-repeated="16381"/>
        </table:table-row>
        <table:table-row table:style-name="ro1">
          <table:table-cell office:value-type="float" office:value="1.2734300000000001" table:style-name="ce3">
            <text:p>1.2734</text:p>
          </table:table-cell>
          <table:table-cell office:value-type="float" office:value="3.4374899999999999" table:style-name="ce3">
            <text:p>3.4375</text:p>
          </table:table-cell>
          <table:table-cell office:value-type="float" office:value="0.80306" table:style-name="ce3">
            <text:p>0.8031</text:p>
          </table:table-cell>
          <table:table-cell table:number-columns-repeated="16381"/>
        </table:table-row>
        <table:table-row table:style-name="ro1">
          <table:table-cell office:value-type="float" office:value="1.5727899999999999" table:style-name="ce3">
            <text:p>1.5728</text:p>
          </table:table-cell>
          <table:table-cell office:value-type="float" office:value="3.61816" table:style-name="ce3">
            <text:p>3.6182</text:p>
          </table:table-cell>
          <table:table-cell office:value-type="float" office:value="1.03705" table:style-name="ce3">
            <text:p>1.0371</text:p>
          </table:table-cell>
          <table:table-cell table:number-columns-repeated="16381"/>
        </table:table-row>
        <table:table-row table:style-name="ro1">
          <table:table-cell office:value-type="float" office:value="1.54403" table:style-name="ce3">
            <text:p>1.5440</text:p>
          </table:table-cell>
          <table:table-cell office:value-type="float" office:value="3.7699600000000002" table:style-name="ce3">
            <text:p>3.7700</text:p>
          </table:table-cell>
          <table:table-cell office:value-type="float" office:value="0.72431699999999999" table:style-name="ce3">
            <text:p>0.7243</text:p>
          </table:table-cell>
          <table:table-cell table:number-columns-repeated="16381"/>
        </table:table-row>
        <table:table-row table:style-name="ro1">
          <table:table-cell office:value-type="float" office:value="1.4693099999999999" table:style-name="ce3">
            <text:p>1.4693</text:p>
          </table:table-cell>
          <table:table-cell office:value-type="float" office:value="3.6324200000000002" table:style-name="ce3">
            <text:p>3.6324</text:p>
          </table:table-cell>
          <table:table-cell office:value-type="float" office:value="0.63132600000000005" table:style-name="ce3">
            <text:p>0.6313</text:p>
          </table:table-cell>
          <table:table-cell table:number-columns-repeated="16381"/>
        </table:table-row>
        <table:table-row table:style-name="ro1">
          <table:table-cell office:value-type="float" office:value="1.4940800000000001" table:style-name="ce3">
            <text:p>1.4941</text:p>
          </table:table-cell>
          <table:table-cell office:value-type="float" office:value="3.8050299999999999" table:style-name="ce3">
            <text:p>3.8050</text:p>
          </table:table-cell>
          <table:table-cell office:value-type="float" office:value="0.63934400000000002" table:style-name="ce3">
            <text:p>0.6393</text:p>
          </table:table-cell>
          <table:table-cell table:number-columns-repeated="16381"/>
        </table:table-row>
        <table:table-row table:style-name="ro1">
          <table:table-cell office:value-type="float" office:value="1.6740699999999999" table:style-name="ce3">
            <text:p>1.6741</text:p>
          </table:table-cell>
          <table:table-cell office:value-type="float" office:value="4.0295199999999998" table:style-name="ce3">
            <text:p>4.0295</text:p>
          </table:table-cell>
          <table:table-cell office:value-type="float" office:value="0.86705500000000002" table:style-name="ce3">
            <text:p>0.8671</text:p>
          </table:table-cell>
          <table:table-cell table:number-columns-repeated="16381"/>
        </table:table-row>
        <table:table-row table:style-name="ro1">
          <table:table-cell office:value-type="float" office:value="1.3923000000000001" table:style-name="ce3">
            <text:p>1.3923</text:p>
          </table:table-cell>
          <table:table-cell office:value-type="float" office:value="4.1754100000000003" table:style-name="ce3">
            <text:p>4.1754</text:p>
          </table:table-cell>
          <table:table-cell office:value-type="float" office:value="0.83524699999999996" table:style-name="ce3">
            <text:p>0.8352</text:p>
          </table:table-cell>
          <table:table-cell table:number-columns-repeated="16381"/>
        </table:table-row>
        <table:table-row table:style-name="ro1">
          <table:table-cell office:value-type="float" office:value="1.1224400000000001" table:style-name="ce3">
            <text:p>1.1224</text:p>
          </table:table-cell>
          <table:table-cell office:value-type="float" office:value="3.9452699999999998" table:style-name="ce3">
            <text:p>3.9453</text:p>
          </table:table-cell>
          <table:table-cell office:value-type="float" office:value="0.76926700000000003" table:style-name="ce3">
            <text:p>0.7693</text:p>
          </table:table-cell>
          <table:table-cell table:number-columns-repeated="16381"/>
        </table:table-row>
        <table:table-row table:style-name="ro1">
          <table:table-cell office:value-type="float" office:value="0.88141000000000003" table:style-name="ce3">
            <text:p>0.8814</text:p>
          </table:table-cell>
          <table:table-cell office:value-type="float" office:value="3.8021799999999999" table:style-name="ce3">
            <text:p>3.8022</text:p>
          </table:table-cell>
          <table:table-cell office:value-type="float" office:value="0.42805599999999999" table:style-name="ce3">
            <text:p>0.4281</text:p>
          </table:table-cell>
          <table:table-cell table:number-columns-repeated="16381"/>
        </table:table-row>
        <table:table-row table:style-name="ro1">
          <table:table-cell office:value-type="float" office:value="0.83774999999999999" table:style-name="ce3">
            <text:p>0.8378</text:p>
          </table:table-cell>
          <table:table-cell office:value-type="float" office:value="3.95316" table:style-name="ce3">
            <text:p>3.9532</text:p>
          </table:table-cell>
          <table:table-cell office:value-type="float" office:value="0.42467300000000002" table:style-name="ce3">
            <text:p>0.4247</text:p>
          </table:table-cell>
          <table:table-cell table:number-columns-repeated="16381"/>
        </table:table-row>
        <table:table-row table:style-name="ro1">
          <table:table-cell office:value-type="float" office:value="0.89874500000000002" table:style-name="ce3">
            <text:p>0.8987</text:p>
          </table:table-cell>
          <table:table-cell office:value-type="float" office:value="3.6741000000000001" table:style-name="ce3">
            <text:p>3.6741</text:p>
          </table:table-cell>
          <table:table-cell office:value-type="float" office:value="0.45738000000000001" table:style-name="ce3">
            <text:p>0.4574</text:p>
          </table:table-cell>
          <table:table-cell table:number-columns-repeated="16381"/>
        </table:table-row>
        <table:table-row table:style-name="ro1">
          <table:table-cell office:value-type="float" office:value="1.07785" table:style-name="ce3">
            <text:p>1.0779</text:p>
          </table:table-cell>
          <table:table-cell office:value-type="float" office:value="3.3630100000000001" table:style-name="ce3">
            <text:p>3.3630</text:p>
          </table:table-cell>
          <table:table-cell office:value-type="float" office:value="0.50738700000000003" table:style-name="ce3">
            <text:p>0.5074</text:p>
          </table:table-cell>
          <table:table-cell table:number-columns-repeated="16381"/>
        </table:table-row>
        <table:table-row table:style-name="ro1">
          <table:table-cell office:value-type="float" office:value="1.36866" table:style-name="ce3">
            <text:p>1.3687</text:p>
          </table:table-cell>
          <table:table-cell office:value-type="float" office:value="3.4813200000000002" table:style-name="ce3">
            <text:p>3.4813</text:p>
          </table:table-cell>
          <table:table-cell office:value-type="float" office:value="0.68551499999999999" table:style-name="ce3">
            <text:p>0.6855</text:p>
          </table:table-cell>
          <table:table-cell table:number-columns-repeated="16381"/>
        </table:table-row>
        <table:table-row table:style-name="ro1">
          <table:table-cell office:value-type="float" office:value="1.50492" table:style-name="ce3">
            <text:p>1.5049</text:p>
          </table:table-cell>
          <table:table-cell office:value-type="float" office:value="3.6345200000000002" table:style-name="ce3">
            <text:p>3.6345</text:p>
          </table:table-cell>
          <table:table-cell office:value-type="float" office:value="0.76678500000000005" table:style-name="ce3">
            <text:p>0.7668</text:p>
          </table:table-cell>
          <table:table-cell table:number-columns-repeated="16381"/>
        </table:table-row>
        <table:table-row table:style-name="ro1">
          <table:table-cell office:value-type="float" office:value="1.5051600000000001" table:style-name="ce3">
            <text:p>1.5052</text:p>
          </table:table-cell>
          <table:table-cell office:value-type="float" office:value="3.5272199999999998" table:style-name="ce3">
            <text:p>3.5272</text:p>
          </table:table-cell>
          <table:table-cell office:value-type="float" office:value="0.55873499999999998" table:style-name="ce3">
            <text:p>0.5587</text:p>
          </table:table-cell>
          <table:table-cell table:number-columns-repeated="16381"/>
        </table:table-row>
        <table:table-row table:style-name="ro1">
          <table:table-cell office:value-type="float" office:value="1.2930299999999999" table:style-name="ce3">
            <text:p>1.2930</text:p>
          </table:table-cell>
          <table:table-cell office:value-type="float" office:value="3.4820099999999998" table:style-name="ce3">
            <text:p>3.4820</text:p>
          </table:table-cell>
          <table:table-cell office:value-type="float" office:value="0.477518" table:style-name="ce3">
            <text:p>0.4775</text:p>
          </table:table-cell>
          <table:table-cell table:number-columns-repeated="16381"/>
        </table:table-row>
        <table:table-row table:style-name="ro1">
          <table:table-cell office:value-type="float" office:value="1.2950999999999999" table:style-name="ce3">
            <text:p>1.2951</text:p>
          </table:table-cell>
          <table:table-cell office:value-type="float" office:value="3.4911300000000001" table:style-name="ce3">
            <text:p>3.4911</text:p>
          </table:table-cell>
          <table:table-cell office:value-type="float" office:value="0.53704300000000005" table:style-name="ce3">
            <text:p>0.5370</text:p>
          </table:table-cell>
          <table:table-cell table:number-columns-repeated="16381"/>
        </table:table-row>
        <table:table-row table:style-name="ro1">
          <table:table-cell office:value-type="float" office:value="1.1660600000000001" table:style-name="ce3">
            <text:p>1.1661</text:p>
          </table:table-cell>
          <table:table-cell office:value-type="float" office:value="3.7486100000000002" table:style-name="ce3">
            <text:p>3.7486</text:p>
          </table:table-cell>
          <table:table-cell office:value-type="float" office:value="0.58234300000000006" table:style-name="ce3">
            <text:p>0.5823</text:p>
          </table:table-cell>
          <table:table-cell table:number-columns-repeated="16381"/>
        </table:table-row>
        <table:table-row table:style-name="ro1">
          <table:table-cell office:value-type="float" office:value="1.04844" table:style-name="ce3">
            <text:p>1.0484</text:p>
          </table:table-cell>
          <table:table-cell office:value-type="float" office:value="3.8147099999999998" table:style-name="ce3">
            <text:p>3.8147</text:p>
          </table:table-cell>
          <table:table-cell office:value-type="float" office:value="0.701434" table:style-name="ce3">
            <text:p>0.7014</text:p>
          </table:table-cell>
          <table:table-cell table:number-columns-repeated="16381"/>
        </table:table-row>
        <table:table-row table:style-name="ro1">
          <table:table-cell office:value-type="float" office:value="0.66306799999999999" table:style-name="ce3">
            <text:p>0.6631</text:p>
          </table:table-cell>
          <table:table-cell office:value-type="float" office:value="3.7820999999999998" table:style-name="ce3">
            <text:p>3.7821</text:p>
          </table:table-cell>
          <table:table-cell office:value-type="float" office:value="0.46548200000000001" table:style-name="ce3">
            <text:p>0.4655</text:p>
          </table:table-cell>
          <table:table-cell table:number-columns-repeated="16381"/>
        </table:table-row>
        <table:table-row table:style-name="ro1">
          <table:table-cell office:value-type="float" office:value="0.72736000000000001" table:style-name="ce3">
            <text:p>0.7274</text:p>
          </table:table-cell>
          <table:table-cell office:value-type="float" office:value="3.8500299999999998" table:style-name="ce3">
            <text:p>3.8500</text:p>
          </table:table-cell>
          <table:table-cell office:value-type="float" office:value="0.39204800000000001" table:style-name="ce3">
            <text:p>0.3920</text:p>
          </table:table-cell>
          <table:table-cell table:number-columns-repeated="16381"/>
        </table:table-row>
        <table:table-row table:style-name="ro1">
          <table:table-cell office:value-type="float" office:value="0.62896099999999999" table:style-name="ce3">
            <text:p>0.6290</text:p>
          </table:table-cell>
          <table:table-cell office:value-type="float" office:value="3.4732799999999999" table:style-name="ce3">
            <text:p>3.4733</text:p>
          </table:table-cell>
          <table:table-cell office:value-type="float" office:value="0.34942499999999999" table:style-name="ce3">
            <text:p>0.3494</text:p>
          </table:table-cell>
          <table:table-cell table:number-columns-repeated="16381"/>
        </table:table-row>
        <table:table-row table:style-name="ro1">
          <table:table-cell office:value-type="float" office:value="0.818442" table:style-name="ce3">
            <text:p>0.8184</text:p>
          </table:table-cell>
          <table:table-cell office:value-type="float" office:value="3.5743399999999999" table:style-name="ce3">
            <text:p>3.5743</text:p>
          </table:table-cell>
          <table:table-cell office:value-type="float" office:value="0.51848899999999998" table:style-name="ce3">
            <text:p>0.5185</text:p>
          </table:table-cell>
          <table:table-cell table:number-columns-repeated="16381"/>
        </table:table-row>
        <table:table-row table:style-name="ro1">
          <table:table-cell office:value-type="float" office:value="1.0145900000000001" table:style-name="ce3">
            <text:p>1.0146</text:p>
          </table:table-cell>
          <table:table-cell office:value-type="float" office:value="3.6645300000000001" table:style-name="ce3">
            <text:p>3.6645</text:p>
          </table:table-cell>
          <table:table-cell office:value-type="float" office:value="0.62685599999999997" table:style-name="ce3">
            <text:p>0.6269</text:p>
          </table:table-cell>
          <table:table-cell table:number-columns-repeated="16381"/>
        </table:table-row>
        <table:table-row table:style-name="ro1">
          <table:table-cell office:value-type="float" office:value="1.1566000000000001" table:style-name="ce3">
            <text:p>1.1566</text:p>
          </table:table-cell>
          <table:table-cell office:value-type="float" office:value="3.43241" table:style-name="ce3">
            <text:p>3.4324</text:p>
          </table:table-cell>
          <table:table-cell office:value-type="float" office:value="0.67395400000000005" table:style-name="ce3">
            <text:p>0.6740</text:p>
          </table:table-cell>
          <table:table-cell table:number-columns-repeated="16381"/>
        </table:table-row>
        <table:table-row table:style-name="ro1">
          <table:table-cell office:value-type="float" office:value="1.1206499999999999" table:style-name="ce3">
            <text:p>1.1207</text:p>
          </table:table-cell>
          <table:table-cell office:value-type="float" office:value="3.4482699999999999" table:style-name="ce3">
            <text:p>3.4483</text:p>
          </table:table-cell>
          <table:table-cell office:value-type="float" office:value="0.62313700000000005" table:style-name="ce3">
            <text:p>0.6231</text:p>
          </table:table-cell>
          <table:table-cell table:number-columns-repeated="16381"/>
        </table:table-row>
        <table:table-row table:style-name="ro1">
          <table:table-cell office:value-type="float" office:value="1.3151299999999999" table:style-name="ce3">
            <text:p>1.3151</text:p>
          </table:table-cell>
          <table:table-cell office:value-type="float" office:value="3.4826700000000002" table:style-name="ce3">
            <text:p>3.4827</text:p>
          </table:table-cell>
          <table:table-cell office:value-type="float" office:value="0.65410500000000005" table:style-name="ce3">
            <text:p>0.6541</text:p>
          </table:table-cell>
          <table:table-cell table:number-columns-repeated="16381"/>
        </table:table-row>
        <table:table-row table:style-name="ro1">
          <table:table-cell office:value-type="float" office:value="1.27535" table:style-name="ce3">
            <text:p>1.2754</text:p>
          </table:table-cell>
          <table:table-cell office:value-type="float" office:value="3.6876600000000002" table:style-name="ce3">
            <text:p>3.6877</text:p>
          </table:table-cell>
          <table:table-cell office:value-type="float" office:value="0.65091399999999999" table:style-name="ce3">
            <text:p>0.6509</text:p>
          </table:table-cell>
          <table:table-cell table:number-columns-repeated="16381"/>
        </table:table-row>
        <table:table-row table:style-name="ro1">
          <table:table-cell office:value-type="float" office:value="1.4565399999999999" table:style-name="ce3">
            <text:p>1.4565</text:p>
          </table:table-cell>
          <table:table-cell office:value-type="float" office:value="3.6045799999999999" table:style-name="ce3">
            <text:p>3.6046</text:p>
          </table:table-cell>
          <table:table-cell office:value-type="float" office:value="0.60309199999999996" table:style-name="ce3">
            <text:p>0.6031</text:p>
          </table:table-cell>
          <table:table-cell table:number-columns-repeated="16381"/>
        </table:table-row>
        <table:table-row table:style-name="ro1">
          <table:table-cell office:value-type="float" office:value="1.25196" table:style-name="ce3">
            <text:p>1.2520</text:p>
          </table:table-cell>
          <table:table-cell office:value-type="float" office:value="3.9134000000000002" table:style-name="ce3">
            <text:p>3.9134</text:p>
          </table:table-cell>
          <table:table-cell office:value-type="float" office:value="0.77519899999999997" table:style-name="ce3">
            <text:p>0.7752</text:p>
          </table:table-cell>
          <table:table-cell table:number-columns-repeated="16381"/>
        </table:table-row>
        <table:table-row table:style-name="ro1">
          <table:table-cell office:value-type="float" office:value="1.1543099999999999" table:style-name="ce3">
            <text:p>1.1543</text:p>
          </table:table-cell>
          <table:table-cell office:value-type="float" office:value="3.9629099999999999" table:style-name="ce3">
            <text:p>3.9629</text:p>
          </table:table-cell>
          <table:table-cell office:value-type="float" office:value="0.66580700000000004" table:style-name="ce3">
            <text:p>0.6658</text:p>
          </table:table-cell>
          <table:table-cell table:number-columns-repeated="16381"/>
        </table:table-row>
        <table:table-row table:style-name="ro1">
          <table:table-cell office:value-type="float" office:value="0.99790699999999999" table:style-name="ce3">
            <text:p>0.9979</text:p>
          </table:table-cell>
          <table:table-cell office:value-type="float" office:value="4.1760700000000002" table:style-name="ce3">
            <text:p>4.1761</text:p>
          </table:table-cell>
          <table:table-cell office:value-type="float" office:value="0.72634600000000005" table:style-name="ce3">
            <text:p>0.7263</text:p>
          </table:table-cell>
          <table:table-cell table:number-columns-repeated="16381"/>
        </table:table-row>
        <table:table-row table:style-name="ro1">
          <table:table-cell office:value-type="float" office:value="0.89569600000000005" table:style-name="ce3">
            <text:p>0.8957</text:p>
          </table:table-cell>
          <table:table-cell office:value-type="float" office:value="4.1969099999999999" table:style-name="ce3">
            <text:p>4.1969</text:p>
          </table:table-cell>
          <table:table-cell office:value-type="float" office:value="0.84028899999999995" table:style-name="ce3">
            <text:p>0.8403</text:p>
          </table:table-cell>
          <table:table-cell table:number-columns-repeated="16381"/>
        </table:table-row>
        <table:table-row table:style-name="ro1">
          <table:table-cell office:value-type="float" office:value="1.1498299999999999" table:style-name="ce3">
            <text:p>1.1498</text:p>
          </table:table-cell>
          <table:table-cell office:value-type="float" office:value="4.35318" table:style-name="ce3">
            <text:p>4.3532</text:p>
          </table:table-cell>
          <table:table-cell office:value-type="float" office:value="0.87177099999999996" table:style-name="ce3">
            <text:p>0.8718</text:p>
          </table:table-cell>
          <table:table-cell table:number-columns-repeated="16381"/>
        </table:table-row>
        <table:table-row table:style-name="ro1">
          <table:table-cell office:value-type="float" office:value="0.953488" table:style-name="ce3">
            <text:p>0.9535</text:p>
          </table:table-cell>
          <table:table-cell office:value-type="float" office:value="4.0312999999999999" table:style-name="ce3">
            <text:p>4.0313</text:p>
          </table:table-cell>
          <table:table-cell office:value-type="float" office:value="0.82341299999999995" table:style-name="ce3">
            <text:p>0.8234</text:p>
          </table:table-cell>
          <table:table-cell table:number-columns-repeated="16381"/>
        </table:table-row>
        <table:table-row table:style-name="ro1">
          <table:table-cell office:value-type="float" office:value="1.1953400000000001" table:style-name="ce3">
            <text:p>1.1953</text:p>
          </table:table-cell>
          <table:table-cell office:value-type="float" office:value="3.8290999999999999" table:style-name="ce3">
            <text:p>3.8291</text:p>
          </table:table-cell>
          <table:table-cell office:value-type="float" office:value="0.81525999999999998" table:style-name="ce3">
            <text:p>0.8153</text:p>
          </table:table-cell>
          <table:table-cell table:number-columns-repeated="16381"/>
        </table:table-row>
        <table:table-row table:style-name="ro1">
          <table:table-cell office:value-type="float" office:value="1.3750100000000001" table:style-name="ce3">
            <text:p>1.3750</text:p>
          </table:table-cell>
          <table:table-cell office:value-type="float" office:value="3.88863" table:style-name="ce3">
            <text:p>3.8886</text:p>
          </table:table-cell>
          <table:table-cell office:value-type="float" office:value="0.84824900000000003" table:style-name="ce3">
            <text:p>0.8482</text:p>
          </table:table-cell>
          <table:table-cell table:number-columns-repeated="16381"/>
        </table:table-row>
        <table:table-row table:style-name="ro1">
          <table:table-cell office:value-type="float" office:value="1.54694" table:style-name="ce3">
            <text:p>1.5469</text:p>
          </table:table-cell>
          <table:table-cell office:value-type="float" office:value="3.8091599999999999" table:style-name="ce3">
            <text:p>3.8092</text:p>
          </table:table-cell>
          <table:table-cell office:value-type="float" office:value="0.77945299999999995" table:style-name="ce3">
            <text:p>0.7795</text:p>
          </table:table-cell>
          <table:table-cell table:number-columns-repeated="16381"/>
        </table:table-row>
        <table:table-row table:style-name="ro1">
          <table:table-cell office:value-type="float" office:value="1.3682799999999999" table:style-name="ce3">
            <text:p>1.3683</text:p>
          </table:table-cell>
          <table:table-cell office:value-type="float" office:value="3.6646899999999998" table:style-name="ce3">
            <text:p>3.6647</text:p>
          </table:table-cell>
          <table:table-cell office:value-type="float" office:value="0.69346399999999997" table:style-name="ce3">
            <text:p>0.6935</text:p>
          </table:table-cell>
          <table:table-cell table:number-columns-repeated="16381"/>
        </table:table-row>
        <table:table-row table:style-name="ro1">
          <table:table-cell office:value-type="float" office:value="1.2504999999999999" table:style-name="ce3">
            <text:p>1.2505</text:p>
          </table:table-cell>
          <table:table-cell office:value-type="float" office:value="3.4788000000000001" table:style-name="ce3">
            <text:p>3.4788</text:p>
          </table:table-cell>
          <table:table-cell office:value-type="float" office:value="0.64871400000000001" table:style-name="ce3">
            <text:p>0.6487</text:p>
          </table:table-cell>
          <table:table-cell table:number-columns-repeated="16381"/>
        </table:table-row>
        <table:table-row table:style-name="ro1">
          <table:table-cell office:value-type="float" office:value="1.49912" table:style-name="ce3">
            <text:p>1.4991</text:p>
          </table:table-cell>
          <table:table-cell office:value-type="float" office:value="3.8278099999999999" table:style-name="ce3">
            <text:p>3.8278</text:p>
          </table:table-cell>
          <table:table-cell office:value-type="float" office:value="0.83688099999999999" table:style-name="ce3">
            <text:p>0.8369</text:p>
          </table:table-cell>
          <table:table-cell table:number-columns-repeated="16381"/>
        </table:table-row>
        <table:table-row table:style-name="ro1">
          <table:table-cell office:value-type="float" office:value="1.40462" table:style-name="ce3">
            <text:p>1.4046</text:p>
          </table:table-cell>
          <table:table-cell office:value-type="float" office:value="3.9533399999999999" table:style-name="ce3">
            <text:p>3.9533</text:p>
          </table:table-cell>
          <table:table-cell office:value-type="float" office:value="0.88228300000000004" table:style-name="ce3">
            <text:p>0.8823</text:p>
          </table:table-cell>
          <table:table-cell table:number-columns-repeated="16381"/>
        </table:table-row>
        <table:table-row table:style-name="ro1">
          <table:table-cell office:value-type="float" office:value="1.4964900000000001" table:style-name="ce3">
            <text:p>1.4965</text:p>
          </table:table-cell>
          <table:table-cell office:value-type="float" office:value="4.28315" table:style-name="ce3">
            <text:p>4.2832</text:p>
          </table:table-cell>
          <table:table-cell office:value-type="float" office:value="1.03285" table:style-name="ce3">
            <text:p>1.0329</text:p>
          </table:table-cell>
          <table:table-cell table:number-columns-repeated="16381"/>
        </table:table-row>
        <table:table-row table:style-name="ro1">
          <table:table-cell office:value-type="float" office:value="0.96939799999999998" table:style-name="ce3">
            <text:p>0.9694</text:p>
          </table:table-cell>
          <table:table-cell office:value-type="float" office:value="4.0203699999999998" table:style-name="ce3">
            <text:p>4.0204</text:p>
          </table:table-cell>
          <table:table-cell office:value-type="float" office:value="0.765791" table:style-name="ce3">
            <text:p>0.7658</text:p>
          </table:table-cell>
          <table:table-cell table:number-columns-repeated="16381"/>
        </table:table-row>
        <table:table-row table:style-name="ro1">
          <table:table-cell office:value-type="float" office:value="1.1742900000000001" table:style-name="ce3">
            <text:p>1.1743</text:p>
          </table:table-cell>
          <table:table-cell office:value-type="float" office:value="4.4456499999999997" table:style-name="ce3">
            <text:p>4.4457</text:p>
          </table:table-cell>
          <table:table-cell office:value-type="float" office:value="0.64646099999999995" table:style-name="ce3">
            <text:p>0.6465</text:p>
          </table:table-cell>
          <table:table-cell table:number-columns-repeated="16381"/>
        </table:table-row>
        <table:table-row table:style-name="ro1">
          <table:table-cell office:value-type="float" office:value="1.1962999999999999" table:style-name="ce3">
            <text:p>1.1963</text:p>
          </table:table-cell>
          <table:table-cell office:value-type="float" office:value="4.1573399999999996" table:style-name="ce3">
            <text:p>4.1573</text:p>
          </table:table-cell>
          <table:table-cell office:value-type="float" office:value="0.82866700000000004" table:style-name="ce3">
            <text:p>0.8287</text:p>
          </table:table-cell>
          <table:table-cell table:number-columns-repeated="16381"/>
        </table:table-row>
        <table:table-row table:style-name="ro1">
          <table:table-cell office:value-type="float" office:value="1.2643200000000001" table:style-name="ce3">
            <text:p>1.2643</text:p>
          </table:table-cell>
          <table:table-cell office:value-type="float" office:value="4.0998099999999997" table:style-name="ce3">
            <text:p>4.0998</text:p>
          </table:table-cell>
          <table:table-cell office:value-type="float" office:value="0.95718499999999995" table:style-name="ce3">
            <text:p>0.9572</text:p>
          </table:table-cell>
          <table:table-cell table:number-columns-repeated="16381"/>
        </table:table-row>
        <table:table-row table:style-name="ro1">
          <table:table-cell office:value-type="float" office:value="1.10361" table:style-name="ce3">
            <text:p>1.1036</text:p>
          </table:table-cell>
          <table:table-cell office:value-type="float" office:value="3.8302399999999999" table:style-name="ce3">
            <text:p>3.8302</text:p>
          </table:table-cell>
          <table:table-cell office:value-type="float" office:value="0.76869299999999996" table:style-name="ce3">
            <text:p>0.7687</text:p>
          </table:table-cell>
          <table:table-cell table:number-columns-repeated="16381"/>
        </table:table-row>
        <table:table-row table:style-name="ro1">
          <table:table-cell office:value-type="float" office:value="1.4219900000000001" table:style-name="ce3">
            <text:p>1.4220</text:p>
          </table:table-cell>
          <table:table-cell office:value-type="float" office:value="3.7616900000000002" table:style-name="ce3">
            <text:p>3.7617</text:p>
          </table:table-cell>
          <table:table-cell office:value-type="float" office:value="0.94957999999999998" table:style-name="ce3">
            <text:p>0.9496</text:p>
          </table:table-cell>
          <table:table-cell table:number-columns-repeated="16381"/>
        </table:table-row>
        <table:table-row table:style-name="ro1">
          <table:table-cell office:value-type="float" office:value="1.5728599999999999" table:style-name="ce3">
            <text:p>1.5729</text:p>
          </table:table-cell>
          <table:table-cell office:value-type="float" office:value="3.5530599999999999" table:style-name="ce3">
            <text:p>3.5531</text:p>
          </table:table-cell>
          <table:table-cell office:value-type="float" office:value="0.84344699999999995" table:style-name="ce3">
            <text:p>0.8434</text:p>
          </table:table-cell>
          <table:table-cell table:number-columns-repeated="16381"/>
        </table:table-row>
        <table:table-row table:style-name="ro1">
          <table:table-cell office:value-type="float" office:value="1.66079" table:style-name="ce3">
            <text:p>1.6608</text:p>
          </table:table-cell>
          <table:table-cell office:value-type="float" office:value="3.8207" table:style-name="ce3">
            <text:p>3.8207</text:p>
          </table:table-cell>
          <table:table-cell office:value-type="float" office:value="0.80257500000000004" table:style-name="ce3">
            <text:p>0.8026</text:p>
          </table:table-cell>
          <table:table-cell table:number-columns-repeated="16381"/>
        </table:table-row>
        <table:table-row table:style-name="ro1">
          <table:table-cell office:value-type="float" office:value="1.4954499999999999" table:style-name="ce3">
            <text:p>1.4955</text:p>
          </table:table-cell>
          <table:table-cell office:value-type="float" office:value="3.69591" table:style-name="ce3">
            <text:p>3.6959</text:p>
          </table:table-cell>
          <table:table-cell office:value-type="float" office:value="0.71773399999999998" table:style-name="ce3">
            <text:p>0.7177</text:p>
          </table:table-cell>
          <table:table-cell table:number-columns-repeated="16381"/>
        </table:table-row>
        <table:table-row table:style-name="ro1">
          <table:table-cell office:value-type="float" office:value="1.59138" table:style-name="ce3">
            <text:p>1.5914</text:p>
          </table:table-cell>
          <table:table-cell office:value-type="float" office:value="3.7181799999999998" table:style-name="ce3">
            <text:p>3.7182</text:p>
          </table:table-cell>
          <table:table-cell office:value-type="float" office:value="0.81559000000000004" table:style-name="ce3">
            <text:p>0.8156</text:p>
          </table:table-cell>
          <table:table-cell table:number-columns-repeated="16381"/>
        </table:table-row>
        <table:table-row table:style-name="ro1">
          <table:table-cell office:value-type="float" office:value="1.52474" table:style-name="ce3">
            <text:p>1.5247</text:p>
          </table:table-cell>
          <table:table-cell office:value-type="float" office:value="3.95709" table:style-name="ce3">
            <text:p>3.9571</text:p>
          </table:table-cell>
          <table:table-cell office:value-type="float" office:value="0.79089200000000004" table:style-name="ce3">
            <text:p>0.7909</text:p>
          </table:table-cell>
          <table:table-cell table:number-columns-repeated="16381"/>
        </table:table-row>
        <table:table-row table:style-name="ro1">
          <table:table-cell office:value-type="float" office:value="1.3588499999999999" table:style-name="ce3">
            <text:p>1.3589</text:p>
          </table:table-cell>
          <table:table-cell office:value-type="float" office:value="4.1532" table:style-name="ce3">
            <text:p>4.1532</text:p>
          </table:table-cell>
          <table:table-cell office:value-type="float" office:value="0.62205600000000005" table:style-name="ce3">
            <text:p>0.6221</text:p>
          </table:table-cell>
          <table:table-cell table:number-columns-repeated="16381"/>
        </table:table-row>
        <table:table-row table:style-name="ro1">
          <table:table-cell office:value-type="float" office:value="1.44133" table:style-name="ce3">
            <text:p>1.4413</text:p>
          </table:table-cell>
          <table:table-cell office:value-type="float" office:value="4.2238600000000002" table:style-name="ce3">
            <text:p>4.2239</text:p>
          </table:table-cell>
          <table:table-cell office:value-type="float" office:value="0.606105" table:style-name="ce3">
            <text:p>0.6061</text:p>
          </table:table-cell>
          <table:table-cell table:number-columns-repeated="16381"/>
        </table:table-row>
        <table:table-row table:style-name="ro1">
          <table:table-cell office:value-type="float" office:value="1.18445" table:style-name="ce3">
            <text:p>1.1845</text:p>
          </table:table-cell>
          <table:table-cell office:value-type="float" office:value="4.0200399999999998" table:style-name="ce3">
            <text:p>4.0200</text:p>
          </table:table-cell>
          <table:table-cell office:value-type="float" office:value="0.55895499999999998" table:style-name="ce3">
            <text:p>0.5590</text:p>
          </table:table-cell>
          <table:table-cell table:number-columns-repeated="16381"/>
        </table:table-row>
        <table:table-row table:style-name="ro1">
          <table:table-cell office:value-type="float" office:value="1.1933400000000001" table:style-name="ce3">
            <text:p>1.1933</text:p>
          </table:table-cell>
          <table:table-cell office:value-type="float" office:value="3.7953399999999999" table:style-name="ce3">
            <text:p>3.7953</text:p>
          </table:table-cell>
          <table:table-cell office:value-type="float" office:value="0.56361700000000003" table:style-name="ce3">
            <text:p>0.5636</text:p>
          </table:table-cell>
          <table:table-cell table:number-columns-repeated="16381"/>
        </table:table-row>
        <table:table-row table:style-name="ro1">
          <table:table-cell office:value-type="float" office:value="0.93204699999999996" table:style-name="ce3">
            <text:p>0.9320</text:p>
          </table:table-cell>
          <table:table-cell office:value-type="float" office:value="3.6526299999999998" table:style-name="ce3">
            <text:p>3.6526</text:p>
          </table:table-cell>
          <table:table-cell office:value-type="float" office:value="0.51602300000000001" table:style-name="ce3">
            <text:p>0.5160</text:p>
          </table:table-cell>
          <table:table-cell table:number-columns-repeated="16381"/>
        </table:table-row>
        <table:table-row table:style-name="ro1">
          <table:table-cell office:value-type="float" office:value="1.15571" table:style-name="ce3">
            <text:p>1.1557</text:p>
          </table:table-cell>
          <table:table-cell office:value-type="float" office:value="3.8963399999999999" table:style-name="ce3">
            <text:p>3.8963</text:p>
          </table:table-cell>
          <table:table-cell office:value-type="float" office:value="0.64820699999999998" table:style-name="ce3">
            <text:p>0.6482</text:p>
          </table:table-cell>
          <table:table-cell table:number-columns-repeated="16381"/>
        </table:table-row>
        <table:table-row table:style-name="ro1">
          <table:table-cell office:value-type="float" office:value="1.32786" table:style-name="ce3">
            <text:p>1.3279</text:p>
          </table:table-cell>
          <table:table-cell office:value-type="float" office:value="3.5974900000000001" table:style-name="ce3">
            <text:p>3.5975</text:p>
          </table:table-cell>
          <table:table-cell office:value-type="float" office:value="0.54146700000000003" table:style-name="ce3">
            <text:p>0.5415</text:p>
          </table:table-cell>
          <table:table-cell table:number-columns-repeated="16381"/>
        </table:table-row>
        <table:table-row table:style-name="ro1">
          <table:table-cell office:value-type="float" office:value="1.4129799999999999" table:style-name="ce3">
            <text:p>1.4130</text:p>
          </table:table-cell>
          <table:table-cell office:value-type="float" office:value="3.78504" table:style-name="ce3">
            <text:p>3.7850</text:p>
          </table:table-cell>
          <table:table-cell office:value-type="float" office:value="0.78455399999999997" table:style-name="ce3">
            <text:p>0.7846</text:p>
          </table:table-cell>
          <table:table-cell table:number-columns-repeated="16381"/>
        </table:table-row>
        <table:table-row table:style-name="ro1">
          <table:table-cell office:value-type="float" office:value="1.4963200000000001" table:style-name="ce3">
            <text:p>1.4963</text:p>
          </table:table-cell>
          <table:table-cell office:value-type="float" office:value="3.7544499999999998" table:style-name="ce3">
            <text:p>3.7545</text:p>
          </table:table-cell>
          <table:table-cell office:value-type="float" office:value="0.80225299999999999" table:style-name="ce3">
            <text:p>0.8023</text:p>
          </table:table-cell>
          <table:table-cell table:number-columns-repeated="16381"/>
        </table:table-row>
        <table:table-row table:style-name="ro1">
          <table:table-cell office:value-type="float" office:value="1.42618" table:style-name="ce3">
            <text:p>1.4262</text:p>
          </table:table-cell>
          <table:table-cell office:value-type="float" office:value="3.6499700000000002" table:style-name="ce3">
            <text:p>3.6500</text:p>
          </table:table-cell>
          <table:table-cell office:value-type="float" office:value="0.560585" table:style-name="ce3">
            <text:p>0.5606</text:p>
          </table:table-cell>
          <table:table-cell table:number-columns-repeated="16381"/>
        </table:table-row>
        <table:table-row table:style-name="ro1">
          <table:table-cell office:value-type="float" office:value="1.39141" table:style-name="ce3">
            <text:p>1.3914</text:p>
          </table:table-cell>
          <table:table-cell office:value-type="float" office:value="3.7355900000000002" table:style-name="ce3">
            <text:p>3.7356</text:p>
          </table:table-cell>
          <table:table-cell office:value-type="float" office:value="0.55790399999999996" table:style-name="ce3">
            <text:p>0.5579</text:p>
          </table:table-cell>
          <table:table-cell table:number-columns-repeated="16381"/>
        </table:table-row>
        <table:table-row table:style-name="ro1">
          <table:table-cell office:value-type="float" office:value="1.50274" table:style-name="ce3">
            <text:p>1.5027</text:p>
          </table:table-cell>
          <table:table-cell office:value-type="float" office:value="3.9439199999999999" table:style-name="ce3">
            <text:p>3.9439</text:p>
          </table:table-cell>
          <table:table-cell office:value-type="float" office:value="0.60145899999999997" table:style-name="ce3">
            <text:p>0.6015</text:p>
          </table:table-cell>
          <table:table-cell table:number-columns-repeated="16381"/>
        </table:table-row>
        <table:table-row table:style-name="ro1">
          <table:table-cell office:value-type="float" office:value="1.2085399999999999" table:style-name="ce3">
            <text:p>1.2085</text:p>
          </table:table-cell>
          <table:table-cell office:value-type="float" office:value="3.9517699999999998" table:style-name="ce3">
            <text:p>3.9518</text:p>
          </table:table-cell>
          <table:table-cell office:value-type="float" office:value="0.433249" table:style-name="ce3">
            <text:p>0.4332</text:p>
          </table:table-cell>
          <table:table-cell table:number-columns-repeated="16381"/>
        </table:table-row>
        <table:table-row table:style-name="ro1">
          <table:table-cell office:value-type="float" office:value="1.2027000000000001" table:style-name="ce3">
            <text:p>1.2027</text:p>
          </table:table-cell>
          <table:table-cell office:value-type="float" office:value="4.3140200000000002" table:style-name="ce3">
            <text:p>4.3140</text:p>
          </table:table-cell>
          <table:table-cell office:value-type="float" office:value="0.668709" table:style-name="ce3">
            <text:p>0.6687</text:p>
          </table:table-cell>
          <table:table-cell table:number-columns-repeated="16381"/>
        </table:table-row>
        <table:table-row table:style-name="ro1">
          <table:table-cell office:value-type="float" office:value="0.96170299999999997" table:style-name="ce3">
            <text:p>0.9617</text:p>
          </table:table-cell>
          <table:table-cell office:value-type="float" office:value="4.0938400000000001" table:style-name="ce3">
            <text:p>4.0938</text:p>
          </table:table-cell>
          <table:table-cell office:value-type="float" office:value="0.20726800000000001" table:style-name="ce3">
            <text:p>0.2073</text:p>
          </table:table-cell>
          <table:table-cell table:number-columns-repeated="16381"/>
        </table:table-row>
        <table:table-row table:style-name="ro1">
          <table:table-cell office:value-type="float" office:value="0.96440000000000003" table:style-name="ce3">
            <text:p>0.9644</text:p>
          </table:table-cell>
          <table:table-cell office:value-type="float" office:value="4.1261700000000001" table:style-name="ce3">
            <text:p>4.1262</text:p>
          </table:table-cell>
          <table:table-cell office:value-type="float" office:value="0.45040200000000002" table:style-name="ce3">
            <text:p>0.4504</text:p>
          </table:table-cell>
          <table:table-cell table:number-columns-repeated="16381"/>
        </table:table-row>
        <table:table-row table:style-name="ro1">
          <table:table-cell office:value-type="float" office:value="1.33494" table:style-name="ce3">
            <text:p>1.3349</text:p>
          </table:table-cell>
          <table:table-cell office:value-type="float" office:value="4.0312900000000003" table:style-name="ce3">
            <text:p>4.0313</text:p>
          </table:table-cell>
          <table:table-cell office:value-type="float" office:value="0.50071500000000002" table:style-name="ce3">
            <text:p>0.5007</text:p>
          </table:table-cell>
          <table:table-cell table:number-columns-repeated="16381"/>
        </table:table-row>
        <table:table-row table:style-name="ro1">
          <table:table-cell office:value-type="float" office:value="1.0596699999999999" table:style-name="ce3">
            <text:p>1.0597</text:p>
          </table:table-cell>
          <table:table-cell office:value-type="float" office:value="3.8962300000000001" table:style-name="ce3">
            <text:p>3.8962</text:p>
          </table:table-cell>
          <table:table-cell office:value-type="float" office:value="0.29582900000000001" table:style-name="ce3">
            <text:p>0.2958</text:p>
          </table:table-cell>
          <table:table-cell table:number-columns-repeated="16381"/>
        </table:table-row>
        <table:table-row table:style-name="ro1">
          <table:table-cell office:value-type="float" office:value="1.3013399999999999" table:style-name="ce3">
            <text:p>1.3013</text:p>
          </table:table-cell>
          <table:table-cell office:value-type="float" office:value="3.6915499999999999" table:style-name="ce3">
            <text:p>3.6916</text:p>
          </table:table-cell>
          <table:table-cell office:value-type="float" office:value="0.36186299999999999" table:style-name="ce3">
            <text:p>0.3619</text:p>
          </table:table-cell>
          <table:table-cell table:number-columns-repeated="16381"/>
        </table:table-row>
        <table:table-row table:style-name="ro1">
          <table:table-cell office:value-type="float" office:value="1.4817400000000001" table:style-name="ce3">
            <text:p>1.4817</text:p>
          </table:table-cell>
          <table:table-cell office:value-type="float" office:value="3.6446399999999999" table:style-name="ce3">
            <text:p>3.6446</text:p>
          </table:table-cell>
          <table:table-cell office:value-type="float" office:value="0.55838900000000002" table:style-name="ce3">
            <text:p>0.5584</text:p>
          </table:table-cell>
          <table:table-cell table:number-columns-repeated="16381"/>
        </table:table-row>
        <table:table-row table:style-name="ro1">
          <table:table-cell office:value-type="float" office:value="1.6766000000000001" table:style-name="ce3">
            <text:p>1.6766</text:p>
          </table:table-cell>
          <table:table-cell office:value-type="float" office:value="3.9758599999999999" table:style-name="ce3">
            <text:p>3.9759</text:p>
          </table:table-cell>
          <table:table-cell office:value-type="float" office:value="0.58053200000000005" table:style-name="ce3">
            <text:p>0.5805</text:p>
          </table:table-cell>
          <table:table-cell table:number-columns-repeated="16381"/>
        </table:table-row>
        <table:table-row table:style-name="ro1">
          <table:table-cell office:value-type="float" office:value="1.4961" table:style-name="ce3">
            <text:p>1.4961</text:p>
          </table:table-cell>
          <table:table-cell office:value-type="float" office:value="3.87086" table:style-name="ce3">
            <text:p>3.8709</text:p>
          </table:table-cell>
          <table:table-cell office:value-type="float" office:value="0.51807499999999995" table:style-name="ce3">
            <text:p>0.5181</text:p>
          </table:table-cell>
          <table:table-cell table:number-columns-repeated="16381"/>
        </table:table-row>
        <table:table-row table:style-name="ro1">
          <table:table-cell office:value-type="float" office:value="1.6095900000000001" table:style-name="ce3">
            <text:p>1.6096</text:p>
          </table:table-cell>
          <table:table-cell office:value-type="float" office:value="3.7406700000000002" table:style-name="ce3">
            <text:p>3.7407</text:p>
          </table:table-cell>
          <table:table-cell office:value-type="float" office:value="0.53988800000000003" table:style-name="ce3">
            <text:p>0.5399</text:p>
          </table:table-cell>
          <table:table-cell table:number-columns-repeated="16381"/>
        </table:table-row>
        <table:table-row table:style-name="ro1">
          <table:table-cell office:value-type="float" office:value="1.39913" table:style-name="ce3">
            <text:p>1.3991</text:p>
          </table:table-cell>
          <table:table-cell office:value-type="float" office:value="3.9173499999999999" table:style-name="ce3">
            <text:p>3.9174</text:p>
          </table:table-cell>
          <table:table-cell office:value-type="float" office:value="0.58205899999999999" table:style-name="ce3">
            <text:p>0.5821</text:p>
          </table:table-cell>
          <table:table-cell table:number-columns-repeated="16381"/>
        </table:table-row>
        <table:table-row table:style-name="ro1">
          <table:table-cell office:value-type="float" office:value="1.2594399999999999" table:style-name="ce3">
            <text:p>1.2594</text:p>
          </table:table-cell>
          <table:table-cell office:value-type="float" office:value="4.1400800000000002" table:style-name="ce3">
            <text:p>4.1401</text:p>
          </table:table-cell>
          <table:table-cell office:value-type="float" office:value="0.60425200000000001" table:style-name="ce3">
            <text:p>0.6043</text:p>
          </table:table-cell>
          <table:table-cell table:number-columns-repeated="16381"/>
        </table:table-row>
        <table:table-row table:style-name="ro1">
          <table:table-cell office:value-type="float" office:value="1.1141099999999999" table:style-name="ce3">
            <text:p>1.1141</text:p>
          </table:table-cell>
          <table:table-cell office:value-type="float" office:value="4.3358699999999999" table:style-name="ce3">
            <text:p>4.3359</text:p>
          </table:table-cell>
          <table:table-cell office:value-type="float" office:value="0.50348400000000004" table:style-name="ce3">
            <text:p>0.5035</text:p>
          </table:table-cell>
          <table:table-cell table:number-columns-repeated="16381"/>
        </table:table-row>
        <table:table-row table:style-name="ro1">
          <table:table-cell office:value-type="float" office:value="1.13862" table:style-name="ce3">
            <text:p>1.1386</text:p>
          </table:table-cell>
          <table:table-cell office:value-type="float" office:value="4.1293199999999999" table:style-name="ce3">
            <text:p>4.1293</text:p>
          </table:table-cell>
          <table:table-cell office:value-type="float" office:value="0.59225799999999995" table:style-name="ce3">
            <text:p>0.5923</text:p>
          </table:table-cell>
          <table:table-cell table:number-columns-repeated="16381"/>
        </table:table-row>
        <table:table-row table:style-name="ro1">
          <table:table-cell office:value-type="float" office:value="0.96356299999999995" table:style-name="ce3">
            <text:p>0.9636</text:p>
          </table:table-cell>
          <table:table-cell office:value-type="float" office:value="3.8120699999999998" table:style-name="ce3">
            <text:p>3.8121</text:p>
          </table:table-cell>
          <table:table-cell office:value-type="float" office:value="0.34316099999999999" table:style-name="ce3">
            <text:p>0.3432</text:p>
          </table:table-cell>
          <table:table-cell table:number-columns-repeated="16381"/>
        </table:table-row>
        <table:table-row table:style-name="ro1">
          <table:table-cell office:value-type="float" office:value="0.96777999999999997" table:style-name="ce3">
            <text:p>0.9678</text:p>
          </table:table-cell>
          <table:table-cell office:value-type="float" office:value="3.6351200000000001" table:style-name="ce3">
            <text:p>3.6351</text:p>
          </table:table-cell>
          <table:table-cell office:value-type="float" office:value="0.40292899999999998" table:style-name="ce3">
            <text:p>0.4029</text:p>
          </table:table-cell>
          <table:table-cell table:number-columns-repeated="16381"/>
        </table:table-row>
        <table:table-row table:style-name="ro1">
          <table:table-cell office:value-type="float" office:value="1.05837" table:style-name="ce3">
            <text:p>1.0584</text:p>
          </table:table-cell>
          <table:table-cell office:value-type="float" office:value="3.84179" table:style-name="ce3">
            <text:p>3.8418</text:p>
          </table:table-cell>
          <table:table-cell office:value-type="float" office:value="0.58807699999999996" table:style-name="ce3">
            <text:p>0.5881</text:p>
          </table:table-cell>
          <table:table-cell table:number-columns-repeated="16381"/>
        </table:table-row>
        <table:table-row table:style-name="ro1">
          <table:table-cell office:value-type="float" office:value="1.3184199999999999" table:style-name="ce3">
            <text:p>1.3184</text:p>
          </table:table-cell>
          <table:table-cell office:value-type="float" office:value="3.6641300000000001" table:style-name="ce3">
            <text:p>3.6641</text:p>
          </table:table-cell>
          <table:table-cell office:value-type="float" office:value="0.50810999999999995" table:style-name="ce3">
            <text:p>0.5081</text:p>
          </table:table-cell>
          <table:table-cell table:number-columns-repeated="16381"/>
        </table:table-row>
        <table:table-row table:style-name="ro1">
          <table:table-cell office:value-type="float" office:value="1.4999400000000001" table:style-name="ce3">
            <text:p>1.4999</text:p>
          </table:table-cell>
          <table:table-cell office:value-type="float" office:value="3.7573099999999999" table:style-name="ce3">
            <text:p>3.7573</text:p>
          </table:table-cell>
          <table:table-cell office:value-type="float" office:value="0.56540000000000001" table:style-name="ce3">
            <text:p>0.5654</text:p>
          </table:table-cell>
          <table:table-cell table:number-columns-repeated="16381"/>
        </table:table-row>
        <table:table-row table:style-name="ro1">
          <table:table-cell office:value-type="float" office:value="1.5853999999999999" table:style-name="ce3">
            <text:p>1.5854</text:p>
          </table:table-cell>
          <table:table-cell office:value-type="float" office:value="3.7937599999999998" table:style-name="ce3">
            <text:p>3.7938</text:p>
          </table:table-cell>
          <table:table-cell office:value-type="float" office:value="0.56306699999999998" table:style-name="ce3">
            <text:p>0.5631</text:p>
          </table:table-cell>
          <table:table-cell table:number-columns-repeated="16381"/>
        </table:table-row>
        <table:table-row table:style-name="ro1">
          <table:table-cell office:value-type="float" office:value="1.4948300000000001" table:style-name="ce3">
            <text:p>1.4948</text:p>
          </table:table-cell>
          <table:table-cell office:value-type="float" office:value="3.8354900000000001" table:style-name="ce3">
            <text:p>3.8355</text:p>
          </table:table-cell>
          <table:table-cell office:value-type="float" office:value="0.64489399999999997" table:style-name="ce3">
            <text:p>0.6449</text:p>
          </table:table-cell>
          <table:table-cell table:number-columns-repeated="16381"/>
        </table:table-row>
        <table:table-row table:style-name="ro1">
          <table:table-cell office:value-type="float" office:value="1.5165599999999999" table:style-name="ce3">
            <text:p>1.5166</text:p>
          </table:table-cell>
          <table:table-cell office:value-type="float" office:value="3.7318799999999999" table:style-name="ce3">
            <text:p>3.7319</text:p>
          </table:table-cell>
          <table:table-cell office:value-type="float" office:value="0.49593300000000001" table:style-name="ce3">
            <text:p>0.4959</text:p>
          </table:table-cell>
          <table:table-cell table:number-columns-repeated="16381"/>
        </table:table-row>
        <table:table-row table:style-name="ro1">
          <table:table-cell office:value-type="float" office:value="1.1418900000000001" table:style-name="ce3">
            <text:p>1.1419</text:p>
          </table:table-cell>
          <table:table-cell office:value-type="float" office:value="3.8948900000000002" table:style-name="ce3">
            <text:p>3.8949</text:p>
          </table:table-cell>
          <table:table-cell office:value-type="float" office:value="0.347275" table:style-name="ce3">
            <text:p>0.3473</text:p>
          </table:table-cell>
          <table:table-cell table:number-columns-repeated="16381"/>
        </table:table-row>
        <table:table-row table:style-name="ro1">
          <table:table-cell office:value-type="float" office:value="0.89205900000000005" table:style-name="ce3">
            <text:p>0.8921</text:p>
          </table:table-cell>
          <table:table-cell office:value-type="float" office:value="3.9877199999999999" table:style-name="ce3">
            <text:p>3.9877</text:p>
          </table:table-cell>
          <table:table-cell office:value-type="float" office:value="0.44490499999999999" table:style-name="ce3">
            <text:p>0.4449</text:p>
          </table:table-cell>
          <table:table-cell table:number-columns-repeated="16381"/>
        </table:table-row>
        <table:table-row table:style-name="ro1">
          <table:table-cell office:value-type="float" office:value="1.0822099999999999" table:style-name="ce3">
            <text:p>1.0822</text:p>
          </table:table-cell>
          <table:table-cell office:value-type="float" office:value="4.1572199999999997" table:style-name="ce3">
            <text:p>4.1572</text:p>
          </table:table-cell>
          <table:table-cell office:value-type="float" office:value="0.64829499999999995" table:style-name="ce3">
            <text:p>0.6483</text:p>
          </table:table-cell>
          <table:table-cell table:number-columns-repeated="16381"/>
        </table:table-row>
        <table:table-row table:style-name="ro1">
          <table:table-cell office:value-type="float" office:value="0.97559099999999999" table:style-name="ce3">
            <text:p>0.9756</text:p>
          </table:table-cell>
          <table:table-cell office:value-type="float" office:value="3.98115" table:style-name="ce3">
            <text:p>3.9812</text:p>
          </table:table-cell>
          <table:table-cell office:value-type="float" office:value="0.30968800000000002" table:style-name="ce3">
            <text:p>0.3097</text:p>
          </table:table-cell>
          <table:table-cell table:number-columns-repeated="16381"/>
        </table:table-row>
        <table:table-row table:style-name="ro1">
          <table:table-cell office:value-type="float" office:value="0.73406400000000005" table:style-name="ce3">
            <text:p>0.7341</text:p>
          </table:table-cell>
          <table:table-cell office:value-type="float" office:value="4.0114400000000003" table:style-name="ce3">
            <text:p>4.0114</text:p>
          </table:table-cell>
          <table:table-cell office:value-type="float" office:value="0.401559" table:style-name="ce3">
            <text:p>0.4016</text:p>
          </table:table-cell>
          <table:table-cell table:number-columns-repeated="16381"/>
        </table:table-row>
        <table:table-row table:style-name="ro1">
          <table:table-cell office:value-type="float" office:value="0.809172" table:style-name="ce3">
            <text:p>0.8092</text:p>
          </table:table-cell>
          <table:table-cell office:value-type="float" office:value="3.7669700000000002" table:style-name="ce3">
            <text:p>3.7670</text:p>
          </table:table-cell>
          <table:table-cell office:value-type="float" office:value="0.47199200000000002" table:style-name="ce3">
            <text:p>0.4720</text:p>
          </table:table-cell>
          <table:table-cell table:number-columns-repeated="16381"/>
        </table:table-row>
        <table:table-row table:style-name="ro1">
          <table:table-cell office:value-type="float" office:value="0.84074000000000004" table:style-name="ce3">
            <text:p>0.8407</text:p>
          </table:table-cell>
          <table:table-cell office:value-type="float" office:value="3.7712699999999999" table:style-name="ce3">
            <text:p>3.7713</text:p>
          </table:table-cell>
          <table:table-cell office:value-type="float" office:value="0.39698" table:style-name="ce3">
            <text:p>0.3970</text:p>
          </table:table-cell>
          <table:table-cell table:number-columns-repeated="16381"/>
        </table:table-row>
        <table:table-row table:style-name="ro1">
          <table:table-cell office:value-type="float" office:value="1.09928" table:style-name="ce3">
            <text:p>1.0993</text:p>
          </table:table-cell>
          <table:table-cell office:value-type="float" office:value="3.75935" table:style-name="ce3">
            <text:p>3.7594</text:p>
          </table:table-cell>
          <table:table-cell office:value-type="float" office:value="0.60498300000000005" table:style-name="ce3">
            <text:p>0.6050</text:p>
          </table:table-cell>
          <table:table-cell table:number-columns-repeated="16381"/>
        </table:table-row>
        <table:table-row table:style-name="ro1">
          <table:table-cell office:value-type="float" office:value="1.3669899999999999" table:style-name="ce3">
            <text:p>1.3670</text:p>
          </table:table-cell>
          <table:table-cell office:value-type="float" office:value="3.7702499999999999" table:style-name="ce3">
            <text:p>3.7703</text:p>
          </table:table-cell>
          <table:table-cell office:value-type="float" office:value="0.61014299999999999" table:style-name="ce3">
            <text:p>0.6101</text:p>
          </table:table-cell>
          <table:table-cell table:number-columns-repeated="16381"/>
        </table:table-row>
        <table:table-row table:style-name="ro1">
          <table:table-cell office:value-type="float" office:value="1.41686" table:style-name="ce3">
            <text:p>1.4169</text:p>
          </table:table-cell>
          <table:table-cell office:value-type="float" office:value="3.8230200000000001" table:style-name="ce3">
            <text:p>3.8230</text:p>
          </table:table-cell>
          <table:table-cell office:value-type="float" office:value="0.63315500000000002" table:style-name="ce3">
            <text:p>0.6332</text:p>
          </table:table-cell>
          <table:table-cell table:number-columns-repeated="16381"/>
        </table:table-row>
        <table:table-row table:style-name="ro1">
          <table:table-cell office:value-type="float" office:value="1.5726500000000001" table:style-name="ce3">
            <text:p>1.5727</text:p>
          </table:table-cell>
          <table:table-cell office:value-type="float" office:value="3.70492" table:style-name="ce3">
            <text:p>3.7049</text:p>
          </table:table-cell>
          <table:table-cell office:value-type="float" office:value="0.49312600000000001" table:style-name="ce3">
            <text:p>0.4931</text:p>
          </table:table-cell>
          <table:table-cell table:number-columns-repeated="16381"/>
        </table:table-row>
        <table:table-row table:style-name="ro1">
          <table:table-cell office:value-type="float" office:value="1.3305899999999999" table:style-name="ce3">
            <text:p>1.3306</text:p>
          </table:table-cell>
          <table:table-cell office:value-type="float" office:value="3.74505" table:style-name="ce3">
            <text:p>3.7451</text:p>
          </table:table-cell>
          <table:table-cell office:value-type="float" office:value="0.58493099999999998" table:style-name="ce3">
            <text:p>0.5849</text:p>
          </table:table-cell>
          <table:table-cell table:number-columns-repeated="16381"/>
        </table:table-row>
        <table:table-row table:style-name="ro1">
          <table:table-cell office:value-type="float" office:value="1.21235" table:style-name="ce3">
            <text:p>1.2124</text:p>
          </table:table-cell>
          <table:table-cell office:value-type="float" office:value="3.8203499999999999" table:style-name="ce3">
            <text:p>3.8204</text:p>
          </table:table-cell>
          <table:table-cell office:value-type="float" office:value="0.62683599999999995" table:style-name="ce3">
            <text:p>0.6268</text:p>
          </table:table-cell>
          <table:table-cell table:number-columns-repeated="16381"/>
        </table:table-row>
        <table:table-row table:style-name="ro1">
          <table:table-cell office:value-type="float" office:value="0.88215900000000003" table:style-name="ce3">
            <text:p>0.8822</text:p>
          </table:table-cell>
          <table:table-cell office:value-type="float" office:value="4.1947400000000004" table:style-name="ce3">
            <text:p>4.1947</text:p>
          </table:table-cell>
          <table:table-cell office:value-type="float" office:value="0.66791100000000003" table:style-name="ce3">
            <text:p>0.6679</text:p>
          </table:table-cell>
          <table:table-cell table:number-columns-repeated="16381"/>
        </table:table-row>
        <table:table-row table:style-name="ro1">
          <table:table-cell office:value-type="float" office:value="0.89499700000000004" table:style-name="ce3">
            <text:p>0.8950</text:p>
          </table:table-cell>
          <table:table-cell office:value-type="float" office:value="4.1533100000000003" table:style-name="ce3">
            <text:p>4.1533</text:p>
          </table:table-cell>
          <table:table-cell office:value-type="float" office:value="0.57106199999999996" table:style-name="ce3">
            <text:p>0.5711</text:p>
          </table:table-cell>
          <table:table-cell table:number-columns-repeated="16381"/>
        </table:table-row>
        <table:table-row table:style-name="ro1">
          <table:table-cell office:value-type="float" office:value="1.1904600000000001" table:style-name="ce3">
            <text:p>1.1905</text:p>
          </table:table-cell>
          <table:table-cell office:value-type="float" office:value="4.3040399999999996" table:style-name="ce3">
            <text:p>4.3040</text:p>
          </table:table-cell>
          <table:table-cell office:value-type="float" office:value="0.85884700000000003" table:style-name="ce3">
            <text:p>0.8588</text:p>
          </table:table-cell>
          <table:table-cell table:number-columns-repeated="16381"/>
        </table:table-row>
        <table:table-row table:style-name="ro1">
          <table:table-cell office:value-type="float" office:value="0.84340999999999999" table:style-name="ce3">
            <text:p>0.8434</text:p>
          </table:table-cell>
          <table:table-cell office:value-type="float" office:value="3.9244699999999999" table:style-name="ce3">
            <text:p>3.9245</text:p>
          </table:table-cell>
          <table:table-cell office:value-type="float" office:value="0.66739800000000005" table:style-name="ce3">
            <text:p>0.6674</text:p>
          </table:table-cell>
          <table:table-cell table:number-columns-repeated="16381"/>
        </table:table-row>
        <table:table-row table:style-name="ro1">
          <table:table-cell office:value-type="float" office:value="0.67924600000000002" table:style-name="ce3">
            <text:p>0.6792</text:p>
          </table:table-cell>
          <table:table-cell office:value-type="float" office:value="3.9039100000000002" table:style-name="ce3">
            <text:p>3.9039</text:p>
          </table:table-cell>
          <table:table-cell office:value-type="float" office:value="0.67627899999999996" table:style-name="ce3">
            <text:p>0.6763</text:p>
          </table:table-cell>
          <table:table-cell table:number-columns-repeated="16381"/>
        </table:table-row>
        <table:table-row table:style-name="ro1">
          <table:table-cell office:value-type="float" office:value="1.0563800000000001" table:style-name="ce3">
            <text:p>1.0564</text:p>
          </table:table-cell>
          <table:table-cell office:value-type="float" office:value="3.82735" table:style-name="ce3">
            <text:p>3.8274</text:p>
          </table:table-cell>
          <table:table-cell office:value-type="float" office:value="0.846974" table:style-name="ce3">
            <text:p>0.8470</text:p>
          </table:table-cell>
          <table:table-cell table:number-columns-repeated="16381"/>
        </table:table-row>
        <table:table-row table:style-name="ro1">
          <table:table-cell office:value-type="float" office:value="1.29084" table:style-name="ce3">
            <text:p>1.2908</text:p>
          </table:table-cell>
          <table:table-cell office:value-type="float" office:value="3.9067500000000002" table:style-name="ce3">
            <text:p>3.9068</text:p>
          </table:table-cell>
          <table:table-cell office:value-type="float" office:value="0.76204099999999997" table:style-name="ce3">
            <text:p>0.7620</text:p>
          </table:table-cell>
          <table:table-cell table:number-columns-repeated="16381"/>
        </table:table-row>
        <table:table-row table:style-name="ro1">
          <table:table-cell office:value-type="float" office:value="1.4639" table:style-name="ce3">
            <text:p>1.4639</text:p>
          </table:table-cell>
          <table:table-cell office:value-type="float" office:value="3.9830000000000001" table:style-name="ce3">
            <text:p>3.9830</text:p>
          </table:table-cell>
          <table:table-cell office:value-type="float" office:value="0.94483899999999998" table:style-name="ce3">
            <text:p>0.9448</text:p>
          </table:table-cell>
          <table:table-cell table:number-columns-repeated="16381"/>
        </table:table-row>
        <table:table-row table:style-name="ro1">
          <table:table-cell office:value-type="float" office:value="1.4760599999999999" table:style-name="ce3">
            <text:p>1.4761</text:p>
          </table:table-cell>
          <table:table-cell office:value-type="float" office:value="3.8999000000000001" table:style-name="ce3">
            <text:p>3.8999</text:p>
          </table:table-cell>
          <table:table-cell office:value-type="float" office:value="0.84596499999999997" table:style-name="ce3">
            <text:p>0.8460</text:p>
          </table:table-cell>
          <table:table-cell table:number-columns-repeated="16381"/>
        </table:table-row>
        <table:table-row table:style-name="ro1">
          <table:table-cell office:value-type="float" office:value="1.23742" table:style-name="ce3">
            <text:p>1.2374</text:p>
          </table:table-cell>
          <table:table-cell office:value-type="float" office:value="3.7320000000000002" table:style-name="ce3">
            <text:p>3.7320</text:p>
          </table:table-cell>
          <table:table-cell office:value-type="float" office:value="0.66750399999999999" table:style-name="ce3">
            <text:p>0.6675</text:p>
          </table:table-cell>
          <table:table-cell table:number-columns-repeated="16381"/>
        </table:table-row>
        <table:table-row table:style-name="ro1">
          <table:table-cell office:value-type="float" office:value="1.30759" table:style-name="ce3">
            <text:p>1.3076</text:p>
          </table:table-cell>
          <table:table-cell office:value-type="float" office:value="3.9061499999999998" table:style-name="ce3">
            <text:p>3.9062</text:p>
          </table:table-cell>
          <table:table-cell office:value-type="float" office:value="0.95788099999999998" table:style-name="ce3">
            <text:p>0.9579</text:p>
          </table:table-cell>
          <table:table-cell table:number-columns-repeated="16381"/>
        </table:table-row>
        <table:table-row table:style-name="ro1">
          <table:table-cell office:value-type="float" office:value="1.2518100000000001" table:style-name="ce3">
            <text:p>1.2518</text:p>
          </table:table-cell>
          <table:table-cell office:value-type="float" office:value="4.2512499999999998" table:style-name="ce3">
            <text:p>4.2513</text:p>
          </table:table-cell>
          <table:table-cell office:value-type="float" office:value="1.1510800000000001" table:style-name="ce3">
            <text:p>1.1511</text:p>
          </table:table-cell>
          <table:table-cell table:number-columns-repeated="16381"/>
        </table:table-row>
        <table:table-row table:style-name="ro1">
          <table:table-cell office:value-type="float" office:value="1.2090099999999999" table:style-name="ce3">
            <text:p>1.2090</text:p>
          </table:table-cell>
          <table:table-cell office:value-type="float" office:value="4.4267500000000002" table:style-name="ce3">
            <text:p>4.4268</text:p>
          </table:table-cell>
          <table:table-cell office:value-type="float" office:value="0.90817800000000004" table:style-name="ce3">
            <text:p>0.9082</text:p>
          </table:table-cell>
          <table:table-cell table:number-columns-repeated="16381"/>
        </table:table-row>
        <table:table-row table:style-name="ro1">
          <table:table-cell office:value-type="float" office:value="1.17659" table:style-name="ce3">
            <text:p>1.1766</text:p>
          </table:table-cell>
          <table:table-cell office:value-type="float" office:value="4.2848899999999999" table:style-name="ce3">
            <text:p>4.2849</text:p>
          </table:table-cell>
          <table:table-cell office:value-type="float" office:value="0.76123099999999999" table:style-name="ce3">
            <text:p>0.7612</text:p>
          </table:table-cell>
          <table:table-cell table:number-columns-repeated="16381"/>
        </table:table-row>
        <table:table-row table:style-name="ro1">
          <table:table-cell office:value-type="float" office:value="1.07013" table:style-name="ce3">
            <text:p>1.0701</text:p>
          </table:table-cell>
          <table:table-cell office:value-type="float" office:value="4.11442" table:style-name="ce3">
            <text:p>4.1144</text:p>
          </table:table-cell>
          <table:table-cell office:value-type="float" office:value="1.02555" table:style-name="ce3">
            <text:p>1.0256</text:p>
          </table:table-cell>
          <table:table-cell table:number-columns-repeated="16381"/>
        </table:table-row>
        <table:table-row table:style-name="ro1">
          <table:table-cell office:value-type="float" office:value="1.33005" table:style-name="ce3">
            <text:p>1.3301</text:p>
          </table:table-cell>
          <table:table-cell office:value-type="float" office:value="4.1894499999999999" table:style-name="ce3">
            <text:p>4.1895</text:p>
          </table:table-cell>
          <table:table-cell office:value-type="float" office:value="1.06647" table:style-name="ce3">
            <text:p>1.0665</text:p>
          </table:table-cell>
          <table:table-cell table:number-columns-repeated="16381"/>
        </table:table-row>
        <table:table-row table:style-name="ro1">
          <table:table-cell office:value-type="float" office:value="1.37869" table:style-name="ce3">
            <text:p>1.3787</text:p>
          </table:table-cell>
          <table:table-cell office:value-type="float" office:value="4.2588699999999999" table:style-name="ce3">
            <text:p>4.2589</text:p>
          </table:table-cell>
          <table:table-cell office:value-type="float" office:value="1.41205" table:style-name="ce3">
            <text:p>1.4121</text:p>
          </table:table-cell>
          <table:table-cell table:number-columns-repeated="16381"/>
        </table:table-row>
        <table:table-row table:style-name="ro1">
          <table:table-cell office:value-type="float" office:value="1.54613" table:style-name="ce3">
            <text:p>1.5461</text:p>
          </table:table-cell>
          <table:table-cell office:value-type="float" office:value="4.2667400000000004" table:style-name="ce3">
            <text:p>4.2667</text:p>
          </table:table-cell>
          <table:table-cell office:value-type="float" office:value="1.1471199999999999" table:style-name="ce3">
            <text:p>1.1471</text:p>
          </table:table-cell>
          <table:table-cell table:number-columns-repeated="16381"/>
        </table:table-row>
        <table:table-row table:style-name="ro1">
          <table:table-cell office:value-type="float" office:value="1.41222" table:style-name="ce3">
            <text:p>1.4122</text:p>
          </table:table-cell>
          <table:table-cell office:value-type="float" office:value="3.8961700000000001" table:style-name="ce3">
            <text:p>3.8962</text:p>
          </table:table-cell>
          <table:table-cell office:value-type="float" office:value="0.99467300000000003" table:style-name="ce3">
            <text:p>0.9947</text:p>
          </table:table-cell>
          <table:table-cell table:number-columns-repeated="16381"/>
        </table:table-row>
        <table:table-row table:style-name="ro1">
          <table:table-cell office:value-type="float" office:value="1.4012899999999999" table:style-name="ce3">
            <text:p>1.4013</text:p>
          </table:table-cell>
          <table:table-cell office:value-type="float" office:value="3.73339" table:style-name="ce3">
            <text:p>3.7334</text:p>
          </table:table-cell>
          <table:table-cell office:value-type="float" office:value="0.84839100000000001" table:style-name="ce3">
            <text:p>0.8484</text:p>
          </table:table-cell>
          <table:table-cell table:number-columns-repeated="16381"/>
        </table:table-row>
        <table:table-row table:style-name="ro1">
          <table:table-cell office:value-type="float" office:value="1.3929100000000001" table:style-name="ce3">
            <text:p>1.3929</text:p>
          </table:table-cell>
          <table:table-cell office:value-type="float" office:value="3.9192499999999999" table:style-name="ce3">
            <text:p>3.9193</text:p>
          </table:table-cell>
          <table:table-cell office:value-type="float" office:value="0.88273299999999999" table:style-name="ce3">
            <text:p>0.8827</text:p>
          </table:table-cell>
          <table:table-cell table:number-columns-repeated="16381"/>
        </table:table-row>
        <table:table-row table:style-name="ro1">
          <table:table-cell office:value-type="float" office:value="1.4426600000000001" table:style-name="ce3">
            <text:p>1.4427</text:p>
          </table:table-cell>
          <table:table-cell office:value-type="float" office:value="3.9336500000000001" table:style-name="ce3">
            <text:p>3.9337</text:p>
          </table:table-cell>
          <table:table-cell office:value-type="float" office:value="0.69227499999999997" table:style-name="ce3">
            <text:p>0.6923</text:p>
          </table:table-cell>
          <table:table-cell table:number-columns-repeated="16381"/>
        </table:table-row>
        <table:table-row table:style-name="ro1">
          <table:table-cell office:value-type="float" office:value="1.35277" table:style-name="ce3">
            <text:p>1.3528</text:p>
          </table:table-cell>
          <table:table-cell office:value-type="float" office:value="3.8442699999999999" table:style-name="ce3">
            <text:p>3.8443</text:p>
          </table:table-cell>
          <table:table-cell office:value-type="float" office:value="0.84629299999999996" table:style-name="ce3">
            <text:p>0.8463</text:p>
          </table:table-cell>
          <table:table-cell table:number-columns-repeated="16381"/>
        </table:table-row>
        <table:table-row table:style-name="ro1">
          <table:table-cell office:value-type="float" office:value="1.5859099999999999" table:style-name="ce3">
            <text:p>1.5859</text:p>
          </table:table-cell>
          <table:table-cell office:value-type="float" office:value="4.2799100000000001" table:style-name="ce3">
            <text:p>4.2799</text:p>
          </table:table-cell>
          <table:table-cell office:value-type="float" office:value="1.13391" table:style-name="ce3">
            <text:p>1.1339</text:p>
          </table:table-cell>
          <table:table-cell table:number-columns-repeated="16381"/>
        </table:table-row>
        <table:table-row table:style-name="ro1">
          <table:table-cell office:value-type="float" office:value="1.45462" table:style-name="ce3">
            <text:p>1.4546</text:p>
          </table:table-cell>
          <table:table-cell office:value-type="float" office:value="4.1904300000000001" table:style-name="ce3">
            <text:p>4.1904</text:p>
          </table:table-cell>
          <table:table-cell office:value-type="float" office:value="1.18299" table:style-name="ce3">
            <text:p>1.1830</text:p>
          </table:table-cell>
          <table:table-cell table:number-columns-repeated="16381"/>
        </table:table-row>
        <table:table-row table:style-name="ro1">
          <table:table-cell office:value-type="float" office:value="1.12283" table:style-name="ce3">
            <text:p>1.1228</text:p>
          </table:table-cell>
          <table:table-cell office:value-type="float" office:value="4.1512099999999998" table:style-name="ce3">
            <text:p>4.1512</text:p>
          </table:table-cell>
          <table:table-cell office:value-type="float" office:value="1.00742" table:style-name="ce3">
            <text:p>1.0074</text:p>
          </table:table-cell>
          <table:table-cell table:number-columns-repeated="16381"/>
        </table:table-row>
        <table:table-row table:style-name="ro1">
          <table:table-cell office:value-type="float" office:value="1.0462400000000001" table:style-name="ce3">
            <text:p>1.0462</text:p>
          </table:table-cell>
          <table:table-cell office:value-type="float" office:value="4.4042899999999996" table:style-name="ce3">
            <text:p>4.4043</text:p>
          </table:table-cell>
          <table:table-cell office:value-type="float" office:value="1.1658900000000001" table:style-name="ce3">
            <text:p>1.1659</text:p>
          </table:table-cell>
          <table:table-cell table:number-columns-repeated="16381"/>
        </table:table-row>
        <table:table-row table:style-name="ro1">
          <table:table-cell office:value-type="float" office:value="1.37138" table:style-name="ce3">
            <text:p>1.3714</text:p>
          </table:table-cell>
          <table:table-cell office:value-type="float" office:value="4.3296599999999996" table:style-name="ce3">
            <text:p>4.3297</text:p>
          </table:table-cell>
          <table:table-cell office:value-type="float" office:value="0.96996800000000005" table:style-name="ce3">
            <text:p>0.9700</text:p>
          </table:table-cell>
          <table:table-cell table:number-columns-repeated="16381"/>
        </table:table-row>
        <table:table-row table:style-name="ro1">
          <table:table-cell office:value-type="float" office:value="0.98889499999999997" table:style-name="ce3">
            <text:p>0.9889</text:p>
          </table:table-cell>
          <table:table-cell office:value-type="float" office:value="4.2014800000000001" table:style-name="ce3">
            <text:p>4.2015</text:p>
          </table:table-cell>
          <table:table-cell office:value-type="float" office:value="0.94321100000000002" table:style-name="ce3">
            <text:p>0.9432</text:p>
          </table:table-cell>
          <table:table-cell table:number-columns-repeated="16381"/>
        </table:table-row>
        <table:table-row table:style-name="ro1">
          <table:table-cell office:value-type="float" office:value="0.962202" table:style-name="ce3">
            <text:p>0.9622</text:p>
          </table:table-cell>
          <table:table-cell office:value-type="float" office:value="3.7041400000000002" table:style-name="ce3">
            <text:p>3.7041</text:p>
          </table:table-cell>
          <table:table-cell office:value-type="float" office:value="0.90801699999999996" table:style-name="ce3">
            <text:p>0.9080</text:p>
          </table:table-cell>
          <table:table-cell table:number-columns-repeated="16381"/>
        </table:table-row>
        <table:table-row table:style-name="ro1">
          <table:table-cell office:value-type="float" office:value="1.3851800000000001" table:style-name="ce3">
            <text:p>1.3852</text:p>
          </table:table-cell>
          <table:table-cell office:value-type="float" office:value="3.6375199999999999" table:style-name="ce3">
            <text:p>3.6375</text:p>
          </table:table-cell>
          <table:table-cell office:value-type="float" office:value="0.88750200000000001" table:style-name="ce3">
            <text:p>0.8875</text:p>
          </table:table-cell>
          <table:table-cell table:number-columns-repeated="16381"/>
        </table:table-row>
        <table:table-row table:style-name="ro1">
          <table:table-cell office:value-type="float" office:value="1.3331" table:style-name="ce3">
            <text:p>1.3331</text:p>
          </table:table-cell>
          <table:table-cell office:value-type="float" office:value="3.6474000000000002" table:style-name="ce3">
            <text:p>3.6474</text:p>
          </table:table-cell>
          <table:table-cell office:value-type="float" office:value="0.71074300000000001" table:style-name="ce3">
            <text:p>0.7107</text:p>
          </table:table-cell>
          <table:table-cell table:number-columns-repeated="16381"/>
        </table:table-row>
        <table:table-row table:style-name="ro1">
          <table:table-cell office:value-type="float" office:value="1.37887" table:style-name="ce3">
            <text:p>1.3789</text:p>
          </table:table-cell>
          <table:table-cell office:value-type="float" office:value="3.7880400000000001" table:style-name="ce3">
            <text:p>3.7880</text:p>
          </table:table-cell>
          <table:table-cell office:value-type="float" office:value="0.59149499999999999" table:style-name="ce3">
            <text:p>0.5915</text:p>
          </table:table-cell>
          <table:table-cell table:number-columns-repeated="16381"/>
        </table:table-row>
        <table:table-row table:style-name="ro1">
          <table:table-cell office:value-type="float" office:value="1.3502799999999999" table:style-name="ce3">
            <text:p>1.3503</text:p>
          </table:table-cell>
          <table:table-cell office:value-type="float" office:value="3.7837200000000002" table:style-name="ce3">
            <text:p>3.7837</text:p>
          </table:table-cell>
          <table:table-cell office:value-type="float" office:value="0.659304" table:style-name="ce3">
            <text:p>0.6593</text:p>
          </table:table-cell>
          <table:table-cell table:number-columns-repeated="16381"/>
        </table:table-row>
        <table:table-row table:style-name="ro1">
          <table:table-cell office:value-type="float" office:value="1.4213100000000001" table:style-name="ce3">
            <text:p>1.4213</text:p>
          </table:table-cell>
          <table:table-cell office:value-type="float" office:value="3.82944" table:style-name="ce3">
            <text:p>3.8294</text:p>
          </table:table-cell>
          <table:table-cell office:value-type="float" office:value="0.68672299999999997" table:style-name="ce3">
            <text:p>0.6867</text:p>
          </table:table-cell>
          <table:table-cell table:number-columns-repeated="16381"/>
        </table:table-row>
        <table:table-row table:style-name="ro1">
          <table:table-cell office:value-type="float" office:value="1.1340300000000001" table:style-name="ce3">
            <text:p>1.1340</text:p>
          </table:table-cell>
          <table:table-cell office:value-type="float" office:value="3.9667300000000001" table:style-name="ce3">
            <text:p>3.9667</text:p>
          </table:table-cell>
          <table:table-cell office:value-type="float" office:value="0.71796599999999999" table:style-name="ce3">
            <text:p>0.7180</text:p>
          </table:table-cell>
          <table:table-cell table:number-columns-repeated="16381"/>
        </table:table-row>
        <table:table-row table:style-name="ro1">
          <table:table-cell office:value-type="float" office:value="0.71143999999999996" table:style-name="ce3">
            <text:p>0.7114</text:p>
          </table:table-cell>
          <table:table-cell office:value-type="float" office:value="3.9720499999999999" table:style-name="ce3">
            <text:p>3.9721</text:p>
          </table:table-cell>
          <table:table-cell office:value-type="float" office:value="0.48685800000000001" table:style-name="ce3">
            <text:p>0.4869</text:p>
          </table:table-cell>
          <table:table-cell table:number-columns-repeated="16381"/>
        </table:table-row>
        <table:table-row table:style-name="ro1">
          <table:table-cell office:value-type="float" office:value="0.96118800000000004" table:style-name="ce3">
            <text:p>0.9612</text:p>
          </table:table-cell>
          <table:table-cell office:value-type="float" office:value="4.2186199999999996" table:style-name="ce3">
            <text:p>4.2186</text:p>
          </table:table-cell>
          <table:table-cell office:value-type="float" office:value="0.64268099999999995" table:style-name="ce3">
            <text:p>0.6427</text:p>
          </table:table-cell>
          <table:table-cell table:number-columns-repeated="16381"/>
        </table:table-row>
        <table:table-row table:style-name="ro1">
          <table:table-cell office:value-type="float" office:value="0.895818" table:style-name="ce3">
            <text:p>0.8958</text:p>
          </table:table-cell>
          <table:table-cell office:value-type="float" office:value="4.1508799999999999" table:style-name="ce3">
            <text:p>4.1509</text:p>
          </table:table-cell>
          <table:table-cell office:value-type="float" office:value="0.58076399999999995" table:style-name="ce3">
            <text:p>0.5808</text:p>
          </table:table-cell>
          <table:table-cell table:number-columns-repeated="16381"/>
        </table:table-row>
        <table:table-row table:style-name="ro1">
          <table:table-cell office:value-type="float" office:value="0.90908800000000001" table:style-name="ce3">
            <text:p>0.9091</text:p>
          </table:table-cell>
          <table:table-cell office:value-type="float" office:value="4.1719900000000001" table:style-name="ce3">
            <text:p>4.1720</text:p>
          </table:table-cell>
          <table:table-cell office:value-type="float" office:value="0.39835999999999999" table:style-name="ce3">
            <text:p>0.3984</text:p>
          </table:table-cell>
          <table:table-cell table:number-columns-repeated="16381"/>
        </table:table-row>
        <table:table-row table:style-name="ro1">
          <table:table-cell office:value-type="float" office:value="0.81445000000000001" table:style-name="ce3">
            <text:p>0.8145</text:p>
          </table:table-cell>
          <table:table-cell office:value-type="float" office:value="3.7771699999999999" table:style-name="ce3">
            <text:p>3.7772</text:p>
          </table:table-cell>
          <table:table-cell office:value-type="float" office:value="0.33915099999999998" table:style-name="ce3">
            <text:p>0.3392</text:p>
          </table:table-cell>
          <table:table-cell table:number-columns-repeated="16381"/>
        </table:table-row>
        <table:table-row table:style-name="ro1">
          <table:table-cell office:value-type="float" office:value="1.2559199999999999" table:style-name="ce3">
            <text:p>1.2559</text:p>
          </table:table-cell>
          <table:table-cell office:value-type="float" office:value="3.9925199999999998" table:style-name="ce3">
            <text:p>3.9925</text:p>
          </table:table-cell>
          <table:table-cell office:value-type="float" office:value="0.68070399999999998" table:style-name="ce3">
            <text:p>0.6807</text:p>
          </table:table-cell>
          <table:table-cell table:number-columns-repeated="16381"/>
        </table:table-row>
        <table:table-row table:style-name="ro1">
          <table:table-cell office:value-type="float" office:value="1.3661099999999999" table:style-name="ce3">
            <text:p>1.3661</text:p>
          </table:table-cell>
          <table:table-cell office:value-type="float" office:value="4.0287199999999999" table:style-name="ce3">
            <text:p>4.0287</text:p>
          </table:table-cell>
          <table:table-cell office:value-type="float" office:value="0.75572499999999998" table:style-name="ce3">
            <text:p>0.7557</text:p>
          </table:table-cell>
          <table:table-cell table:number-columns-repeated="16381"/>
        </table:table-row>
        <table:table-row table:style-name="ro1">
          <table:table-cell office:value-type="float" office:value="1.2961800000000001" table:style-name="ce3">
            <text:p>1.2962</text:p>
          </table:table-cell>
          <table:table-cell office:value-type="float" office:value="3.8371300000000002" table:style-name="ce3">
            <text:p>3.8371</text:p>
          </table:table-cell>
          <table:table-cell office:value-type="float" office:value="0.63788" table:style-name="ce3">
            <text:p>0.6379</text:p>
          </table:table-cell>
          <table:table-cell table:number-columns-repeated="16381"/>
        </table:table-row>
        <table:table-row table:style-name="ro1">
          <table:table-cell office:value-type="float" office:value="1.4039699999999999" table:style-name="ce3">
            <text:p>1.4040</text:p>
          </table:table-cell>
          <table:table-cell office:value-type="float" office:value="3.8217300000000001" table:style-name="ce3">
            <text:p>3.8217</text:p>
          </table:table-cell>
          <table:table-cell office:value-type="float" office:value="0.52271699999999999" table:style-name="ce3">
            <text:p>0.5227</text:p>
          </table:table-cell>
          <table:table-cell table:number-columns-repeated="16381"/>
        </table:table-row>
        <table:table-row table:style-name="ro1">
          <table:table-cell office:value-type="float" office:value="1.12677" table:style-name="ce3">
            <text:p>1.1268</text:p>
          </table:table-cell>
          <table:table-cell office:value-type="float" office:value="3.6612300000000002" table:style-name="ce3">
            <text:p>3.6612</text:p>
          </table:table-cell>
          <table:table-cell office:value-type="float" office:value="0.46143099999999998" table:style-name="ce3">
            <text:p>0.4614</text:p>
          </table:table-cell>
          <table:table-cell table:number-columns-repeated="16381"/>
        </table:table-row>
        <table:table-row table:style-name="ro1">
          <table:table-cell office:value-type="float" office:value="1.33172" table:style-name="ce3">
            <text:p>1.3317</text:p>
          </table:table-cell>
          <table:table-cell office:value-type="float" office:value="3.85683" table:style-name="ce3">
            <text:p>3.8568</text:p>
          </table:table-cell>
          <table:table-cell office:value-type="float" office:value="0.41901500000000003" table:style-name="ce3">
            <text:p>0.4190</text:p>
          </table:table-cell>
          <table:table-cell table:number-columns-repeated="16381"/>
        </table:table-row>
        <table:table-row table:style-name="ro1">
          <table:table-cell office:value-type="float" office:value="1.4840500000000001" table:style-name="ce3">
            <text:p>1.4841</text:p>
          </table:table-cell>
          <table:table-cell office:value-type="float" office:value="4.0091299999999999" table:style-name="ce3">
            <text:p>4.0091</text:p>
          </table:table-cell>
          <table:table-cell office:value-type="float" office:value="0.57170500000000002" table:style-name="ce3">
            <text:p>0.5717</text:p>
          </table:table-cell>
          <table:table-cell table:number-columns-repeated="16381"/>
        </table:table-row>
        <table:table-row table:style-name="ro1">
          <table:table-cell office:value-type="float" office:value="1.1574800000000001" table:style-name="ce3">
            <text:p>1.1575</text:p>
          </table:table-cell>
          <table:table-cell office:value-type="float" office:value="4.1321000000000003" table:style-name="ce3">
            <text:p>4.1321</text:p>
          </table:table-cell>
          <table:table-cell office:value-type="float" office:value="0.58488499999999999" table:style-name="ce3">
            <text:p>0.5849</text:p>
          </table:table-cell>
          <table:table-cell table:number-columns-repeated="16381"/>
        </table:table-row>
        <table:table-row table:style-name="ro1">
          <table:table-cell office:value-type="float" office:value="1.18407" table:style-name="ce3">
            <text:p>1.1841</text:p>
          </table:table-cell>
          <table:table-cell office:value-type="float" office:value="4.11632" table:style-name="ce3">
            <text:p>4.1163</text:p>
          </table:table-cell>
          <table:table-cell office:value-type="float" office:value="0.42187200000000002" table:style-name="ce3">
            <text:p>0.4219</text:p>
          </table:table-cell>
          <table:table-cell table:number-columns-repeated="16381"/>
        </table:table-row>
        <table:table-row table:style-name="ro1">
          <table:table-cell office:value-type="float" office:value="1.28468" table:style-name="ce3">
            <text:p>1.2847</text:p>
          </table:table-cell>
          <table:table-cell office:value-type="float" office:value="4.3832000000000004" table:style-name="ce3">
            <text:p>4.3832</text:p>
          </table:table-cell>
          <table:table-cell office:value-type="float" office:value="0.84511499999999995" table:style-name="ce3">
            <text:p>0.8451</text:p>
          </table:table-cell>
          <table:table-cell table:number-columns-repeated="16381"/>
        </table:table-row>
        <table:table-row table:style-name="ro1">
          <table:table-cell office:value-type="float" office:value="1.06568" table:style-name="ce3">
            <text:p>1.0657</text:p>
          </table:table-cell>
          <table:table-cell office:value-type="float" office:value="4.0946600000000002" table:style-name="ce3">
            <text:p>4.0947</text:p>
          </table:table-cell>
          <table:table-cell office:value-type="float" office:value="0.65733900000000001" table:style-name="ce3">
            <text:p>0.6573</text:p>
          </table:table-cell>
          <table:table-cell table:number-columns-repeated="16381"/>
        </table:table-row>
        <table:table-row table:style-name="ro1">
          <table:table-cell office:value-type="float" office:value="1.04803" table:style-name="ce3">
            <text:p>1.0480</text:p>
          </table:table-cell>
          <table:table-cell office:value-type="float" office:value="4.0320099999999996" table:style-name="ce3">
            <text:p>4.0320</text:p>
          </table:table-cell>
          <table:table-cell office:value-type="float" office:value="0.60436800000000002" table:style-name="ce3">
            <text:p>0.6044</text:p>
          </table:table-cell>
          <table:table-cell table:number-columns-repeated="16381"/>
        </table:table-row>
        <table:table-row table:style-name="ro1">
          <table:table-cell office:value-type="float" office:value="1.1489400000000001" table:style-name="ce3">
            <text:p>1.1489</text:p>
          </table:table-cell>
          <table:table-cell office:value-type="float" office:value="3.79515" table:style-name="ce3">
            <text:p>3.7952</text:p>
          </table:table-cell>
          <table:table-cell office:value-type="float" office:value="0.59185500000000002" table:style-name="ce3">
            <text:p>0.5919</text:p>
          </table:table-cell>
          <table:table-cell table:number-columns-repeated="16381"/>
        </table:table-row>
        <table:table-row table:style-name="ro1">
          <table:table-cell office:value-type="float" office:value="1.1725099999999999" table:style-name="ce3">
            <text:p>1.1725</text:p>
          </table:table-cell>
          <table:table-cell office:value-type="float" office:value="3.6309999999999998" table:style-name="ce3">
            <text:p>3.6310</text:p>
          </table:table-cell>
          <table:table-cell office:value-type="float" office:value="0.56093400000000004" table:style-name="ce3">
            <text:p>0.5609</text:p>
          </table:table-cell>
          <table:table-cell table:number-columns-repeated="16381"/>
        </table:table-row>
        <table:table-row table:style-name="ro1">
          <table:table-cell office:value-type="float" office:value="1.5216799999999999" table:style-name="ce3">
            <text:p>1.5217</text:p>
          </table:table-cell>
          <table:table-cell office:value-type="float" office:value="3.74356" table:style-name="ce3">
            <text:p>3.7436</text:p>
          </table:table-cell>
          <table:table-cell office:value-type="float" office:value="0.54332000000000003" table:style-name="ce3">
            <text:p>0.5433</text:p>
          </table:table-cell>
          <table:table-cell table:number-columns-repeated="16381"/>
        </table:table-row>
        <table:table-row table:style-name="ro1">
          <table:table-cell office:value-type="float" office:value="1.3356300000000001" table:style-name="ce3">
            <text:p>1.3356</text:p>
          </table:table-cell>
          <table:table-cell office:value-type="float" office:value="3.5454300000000001" table:style-name="ce3">
            <text:p>3.5454</text:p>
          </table:table-cell>
          <table:table-cell office:value-type="float" office:value="0.50953300000000001" table:style-name="ce3">
            <text:p>0.5095</text:p>
          </table:table-cell>
          <table:table-cell table:number-columns-repeated="16381"/>
        </table:table-row>
        <table:table-row table:style-name="ro1">
          <table:table-cell office:value-type="float" office:value="1.2275" table:style-name="ce3">
            <text:p>1.2275</text:p>
          </table:table-cell>
          <table:table-cell office:value-type="float" office:value="3.6595" table:style-name="ce3">
            <text:p>3.6595</text:p>
          </table:table-cell>
          <table:table-cell office:value-type="float" office:value="0.46489799999999998" table:style-name="ce3">
            <text:p>0.4649</text:p>
          </table:table-cell>
          <table:table-cell table:number-columns-repeated="16381"/>
        </table:table-row>
        <table:table-row table:style-name="ro1">
          <table:table-cell office:value-type="float" office:value="1.3311900000000001" table:style-name="ce3">
            <text:p>1.3312</text:p>
          </table:table-cell>
          <table:table-cell office:value-type="float" office:value="3.7741099999999999" table:style-name="ce3">
            <text:p>3.7741</text:p>
          </table:table-cell>
          <table:table-cell office:value-type="float" office:value="0.44751600000000002" table:style-name="ce3">
            <text:p>0.4475</text:p>
          </table:table-cell>
          <table:table-cell table:number-columns-repeated="16381"/>
        </table:table-row>
        <table:table-row table:style-name="ro1">
          <table:table-cell office:value-type="float" office:value="1.15859" table:style-name="ce3">
            <text:p>1.1586</text:p>
          </table:table-cell>
          <table:table-cell office:value-type="float" office:value="3.8005" table:style-name="ce3">
            <text:p>3.8005</text:p>
          </table:table-cell>
          <table:table-cell office:value-type="float" office:value="0.54305300000000001" table:style-name="ce3">
            <text:p>0.5431</text:p>
          </table:table-cell>
          <table:table-cell table:number-columns-repeated="16381"/>
        </table:table-row>
        <table:table-row table:style-name="ro1">
          <table:table-cell office:value-type="float" office:value="1.0579400000000001" table:style-name="ce3">
            <text:p>1.0579</text:p>
          </table:table-cell>
          <table:table-cell office:value-type="float" office:value="4.1040099999999997" table:style-name="ce3">
            <text:p>4.1040</text:p>
          </table:table-cell>
          <table:table-cell office:value-type="float" office:value="0.52105000000000001" table:style-name="ce3">
            <text:p>0.5211</text:p>
          </table:table-cell>
          <table:table-cell table:number-columns-repeated="16381"/>
        </table:table-row>
        <table:table-row table:style-name="ro1">
          <table:table-cell office:value-type="float" office:value="0.78306600000000004" table:style-name="ce3">
            <text:p>0.7831</text:p>
          </table:table-cell>
          <table:table-cell office:value-type="float" office:value="4.0064000000000002" table:style-name="ce3">
            <text:p>4.0064</text:p>
          </table:table-cell>
          <table:table-cell office:value-type="float" office:value="0.612402" table:style-name="ce3">
            <text:p>0.6124</text:p>
          </table:table-cell>
          <table:table-cell table:number-columns-repeated="16381"/>
        </table:table-row>
        <table:table-row table:style-name="ro1">
          <table:table-cell office:value-type="float" office:value="1.14269" table:style-name="ce3">
            <text:p>1.1427</text:p>
          </table:table-cell>
          <table:table-cell office:value-type="float" office:value="4.23332" table:style-name="ce3">
            <text:p>4.2333</text:p>
          </table:table-cell>
          <table:table-cell office:value-type="float" office:value="0.76236199999999998" table:style-name="ce3">
            <text:p>0.7624</text:p>
          </table:table-cell>
          <table:table-cell table:number-columns-repeated="16381"/>
        </table:table-row>
        <table:table-row table:style-name="ro1">
          <table:table-cell office:value-type="float" office:value="0.80287699999999995" table:style-name="ce3">
            <text:p>0.8029</text:p>
          </table:table-cell>
          <table:table-cell office:value-type="float" office:value="3.9604400000000002" table:style-name="ce3">
            <text:p>3.9604</text:p>
          </table:table-cell>
          <table:table-cell office:value-type="float" office:value="0.58453999999999995" table:style-name="ce3">
            <text:p>0.5845</text:p>
          </table:table-cell>
          <table:table-cell table:number-columns-repeated="16381"/>
        </table:table-row>
        <table:table-row table:style-name="ro1">
          <table:table-cell office:value-type="float" office:value="1.0147200000000001" table:style-name="ce3">
            <text:p>1.0147</text:p>
          </table:table-cell>
          <table:table-cell office:value-type="float" office:value="3.86198" table:style-name="ce3">
            <text:p>3.8620</text:p>
          </table:table-cell>
          <table:table-cell office:value-type="float" office:value="0.55077500000000001" table:style-name="ce3">
            <text:p>0.5508</text:p>
          </table:table-cell>
          <table:table-cell table:number-columns-repeated="16381"/>
        </table:table-row>
        <table:table-row table:style-name="ro1">
          <table:table-cell office:value-type="float" office:value="1.10189" table:style-name="ce3">
            <text:p>1.1019</text:p>
          </table:table-cell>
          <table:table-cell office:value-type="float" office:value="3.7363200000000001" table:style-name="ce3">
            <text:p>3.7363</text:p>
          </table:table-cell>
          <table:table-cell office:value-type="float" office:value="0.40645999999999999" table:style-name="ce3">
            <text:p>0.4065</text:p>
          </table:table-cell>
          <table:table-cell table:number-columns-repeated="16381"/>
        </table:table-row>
        <table:table-row table:style-name="ro1">
          <table:table-cell office:value-type="float" office:value="1.4363600000000001" table:style-name="ce3">
            <text:p>1.4364</text:p>
          </table:table-cell>
          <table:table-cell office:value-type="float" office:value="3.6905800000000002" table:style-name="ce3">
            <text:p>3.6906</text:p>
          </table:table-cell>
          <table:table-cell office:value-type="float" office:value="0.55951300000000004" table:style-name="ce3">
            <text:p>0.5595</text:p>
          </table:table-cell>
          <table:table-cell table:number-columns-repeated="16381"/>
        </table:table-row>
        <table:table-row table:style-name="ro1">
          <table:table-cell office:value-type="float" office:value="1.2380899999999999" table:style-name="ce3">
            <text:p>1.2381</text:p>
          </table:table-cell>
          <table:table-cell office:value-type="float" office:value="3.6534599999999999" table:style-name="ce3">
            <text:p>3.6535</text:p>
          </table:table-cell>
          <table:table-cell office:value-type="float" office:value="0.44480199999999998" table:style-name="ce3">
            <text:p>0.4448</text:p>
          </table:table-cell>
          <table:table-cell table:number-columns-repeated="16381"/>
        </table:table-row>
        <table:table-row table:style-name="ro1">
          <table:table-cell office:value-type="float" office:value="1.24888" table:style-name="ce3">
            <text:p>1.2489</text:p>
          </table:table-cell>
          <table:table-cell office:value-type="float" office:value="3.6643400000000002" table:style-name="ce3">
            <text:p>3.6643</text:p>
          </table:table-cell>
          <table:table-cell office:value-type="float" office:value="0.40404000000000001" table:style-name="ce3">
            <text:p>0.4040</text:p>
          </table:table-cell>
          <table:table-cell table:number-columns-repeated="16381"/>
        </table:table-row>
        <table:table-row table:style-name="ro1">
          <table:table-cell office:value-type="float" office:value="1.2647200000000001" table:style-name="ce3">
            <text:p>1.2647</text:p>
          </table:table-cell>
          <table:table-cell office:value-type="float" office:value="3.6581199999999998" table:style-name="ce3">
            <text:p>3.6581</text:p>
          </table:table-cell>
          <table:table-cell office:value-type="float" office:value="0.41031099999999998" table:style-name="ce3">
            <text:p>0.4103</text:p>
          </table:table-cell>
          <table:table-cell table:number-columns-repeated="16381"/>
        </table:table-row>
        <table:table-row table:style-name="ro1">
          <table:table-cell office:value-type="float" office:value="1.3210999999999999" table:style-name="ce3">
            <text:p>1.3211</text:p>
          </table:table-cell>
          <table:table-cell office:value-type="float" office:value="3.7690000000000001" table:style-name="ce3">
            <text:p>3.7690</text:p>
          </table:table-cell>
          <table:table-cell office:value-type="float" office:value="0.42146" table:style-name="ce3">
            <text:p>0.4215</text:p>
          </table:table-cell>
          <table:table-cell table:number-columns-repeated="16381"/>
        </table:table-row>
        <table:table-row table:style-name="ro1">
          <table:table-cell office:value-type="float" office:value="1.1651" table:style-name="ce3">
            <text:p>1.1651</text:p>
          </table:table-cell>
          <table:table-cell office:value-type="float" office:value="3.8421699999999999" table:style-name="ce3">
            <text:p>3.8422</text:p>
          </table:table-cell>
          <table:table-cell office:value-type="float" office:value="0.61590699999999998" table:style-name="ce3">
            <text:p>0.6159</text:p>
          </table:table-cell>
          <table:table-cell table:number-columns-repeated="16381"/>
        </table:table-row>
        <table:table-row table:style-name="ro1">
          <table:table-cell office:value-type="float" office:value="0.97092100000000003" table:style-name="ce3">
            <text:p>0.9709</text:p>
          </table:table-cell>
          <table:table-cell office:value-type="float" office:value="3.95953" table:style-name="ce3">
            <text:p>3.9595</text:p>
          </table:table-cell>
          <table:table-cell office:value-type="float" office:value="0.54464299999999999" table:style-name="ce3">
            <text:p>0.5446</text:p>
          </table:table-cell>
          <table:table-cell table:number-columns-repeated="16381"/>
        </table:table-row>
        <table:table-row table:style-name="ro1">
          <table:table-cell office:value-type="float" office:value="0.87978999999999996" table:style-name="ce3">
            <text:p>0.8798</text:p>
          </table:table-cell>
          <table:table-cell office:value-type="float" office:value="4.1937899999999999" table:style-name="ce3">
            <text:p>4.1938</text:p>
          </table:table-cell>
          <table:table-cell office:value-type="float" office:value="0.3896" table:style-name="ce3">
            <text:p>0.3896</text:p>
          </table:table-cell>
          <table:table-cell table:number-columns-repeated="16381"/>
        </table:table-row>
        <table:table-row table:style-name="ro1">
          <table:table-cell office:value-type="float" office:value="0.68283400000000005" table:style-name="ce3">
            <text:p>0.6828</text:p>
          </table:table-cell>
          <table:table-cell office:value-type="float" office:value="3.92394" table:style-name="ce3">
            <text:p>3.9239</text:p>
          </table:table-cell>
          <table:table-cell office:value-type="float" office:value="0.46829599999999999" table:style-name="ce3">
            <text:p>0.4683</text:p>
          </table:table-cell>
          <table:table-cell table:number-columns-repeated="16381"/>
        </table:table-row>
        <table:table-row table:style-name="ro1">
          <table:table-cell office:value-type="float" office:value="0.56058399999999997" table:style-name="ce3">
            <text:p>0.5606</text:p>
          </table:table-cell>
          <table:table-cell office:value-type="float" office:value="3.4628700000000001" table:style-name="ce3">
            <text:p>3.4629</text:p>
          </table:table-cell>
          <table:table-cell office:value-type="float" office:value="0.190689" table:style-name="ce3">
            <text:p>0.1907</text:p>
          </table:table-cell>
          <table:table-cell table:number-columns-repeated="16381"/>
        </table:table-row>
        <table:table-row table:style-name="ro1">
          <table:table-cell office:value-type="float" office:value="0.77815800000000002" table:style-name="ce3">
            <text:p>0.7782</text:p>
          </table:table-cell>
          <table:table-cell office:value-type="float" office:value="3.5973600000000001" table:style-name="ce3">
            <text:p>3.5974</text:p>
          </table:table-cell>
          <table:table-cell office:value-type="float" office:value="0.30778100000000003" table:style-name="ce3">
            <text:p>0.3078</text:p>
          </table:table-cell>
          <table:table-cell table:number-columns-repeated="16381"/>
        </table:table-row>
        <table:table-row table:style-name="ro1">
          <table:table-cell office:value-type="float" office:value="0.686002" table:style-name="ce3">
            <text:p>0.6860</text:p>
          </table:table-cell>
          <table:table-cell office:value-type="float" office:value="3.4140600000000001" table:style-name="ce3">
            <text:p>3.4141</text:p>
          </table:table-cell>
          <table:table-cell office:value-type="float" office:value="0.44665300000000002" table:style-name="ce3">
            <text:p>0.4467</text:p>
          </table:table-cell>
          <table:table-cell table:number-columns-repeated="16381"/>
        </table:table-row>
        <table:table-row table:style-name="ro1">
          <table:table-cell office:value-type="float" office:value="1.0344500000000001" table:style-name="ce3">
            <text:p>1.0345</text:p>
          </table:table-cell>
          <table:table-cell office:value-type="float" office:value="3.3093400000000002" table:style-name="ce3">
            <text:p>3.3093</text:p>
          </table:table-cell>
          <table:table-cell office:value-type="float" office:value="0.47098200000000001" table:style-name="ce3">
            <text:p>0.4710</text:p>
          </table:table-cell>
          <table:table-cell table:number-columns-repeated="16381"/>
        </table:table-row>
        <table:table-row table:style-name="ro1">
          <table:table-cell office:value-type="float" office:value="1.2141999999999999" table:style-name="ce3">
            <text:p>1.2142</text:p>
          </table:table-cell>
          <table:table-cell office:value-type="float" office:value="3.419" table:style-name="ce3">
            <text:p>3.4190</text:p>
          </table:table-cell>
          <table:table-cell office:value-type="float" office:value="0.47678100000000001" table:style-name="ce3">
            <text:p>0.4768</text:p>
          </table:table-cell>
          <table:table-cell table:number-columns-repeated="16381"/>
        </table:table-row>
        <table:table-row table:style-name="ro1">
          <table:table-cell office:value-type="float" office:value="1.4987900000000001" table:style-name="ce3">
            <text:p>1.4988</text:p>
          </table:table-cell>
          <table:table-cell office:value-type="float" office:value="3.6507200000000002" table:style-name="ce3">
            <text:p>3.6507</text:p>
          </table:table-cell>
          <table:table-cell office:value-type="float" office:value="0.67906999999999995" table:style-name="ce3">
            <text:p>0.6791</text:p>
          </table:table-cell>
          <table:table-cell table:number-columns-repeated="16381"/>
        </table:table-row>
        <table:table-row table:style-name="ro1">
          <table:table-cell office:value-type="float" office:value="1.2836000000000001" table:style-name="ce3">
            <text:p>1.2836</text:p>
          </table:table-cell>
          <table:table-cell office:value-type="float" office:value="3.5439099999999999" table:style-name="ce3">
            <text:p>3.5439</text:p>
          </table:table-cell>
          <table:table-cell office:value-type="float" office:value="0.452127" table:style-name="ce3">
            <text:p>0.4521</text:p>
          </table:table-cell>
          <table:table-cell table:number-columns-repeated="16381"/>
        </table:table-row>
        <table:table-row table:style-name="ro1">
          <table:table-cell office:value-type="float" office:value="1.28142" table:style-name="ce3">
            <text:p>1.2814</text:p>
          </table:table-cell>
          <table:table-cell office:value-type="float" office:value="3.6945000000000001" table:style-name="ce3">
            <text:p>3.6945</text:p>
          </table:table-cell>
          <table:table-cell office:value-type="float" office:value="0.45665099999999997" table:style-name="ce3">
            <text:p>0.4567</text:p>
          </table:table-cell>
          <table:table-cell table:number-columns-repeated="16381"/>
        </table:table-row>
        <table:table-row table:style-name="ro1">
          <table:table-cell office:value-type="float" office:value="1.21814" table:style-name="ce3">
            <text:p>1.2181</text:p>
          </table:table-cell>
          <table:table-cell office:value-type="float" office:value="3.7643599999999999" table:style-name="ce3">
            <text:p>3.7644</text:p>
          </table:table-cell>
          <table:table-cell office:value-type="float" office:value="0.63442299999999996" table:style-name="ce3">
            <text:p>0.6344</text:p>
          </table:table-cell>
          <table:table-cell table:number-columns-repeated="16381"/>
        </table:table-row>
        <table:table-row table:style-name="ro1">
          <table:table-cell office:value-type="float" office:value="0.98884399999999995" table:style-name="ce3">
            <text:p>0.9888</text:p>
          </table:table-cell>
          <table:table-cell office:value-type="float" office:value="3.9891899999999998" table:style-name="ce3">
            <text:p>3.9892</text:p>
          </table:table-cell>
          <table:table-cell office:value-type="float" office:value="0.65265499999999999" table:style-name="ce3">
            <text:p>0.6527</text:p>
          </table:table-cell>
          <table:table-cell table:number-columns-repeated="16381"/>
        </table:table-row>
        <table:table-row table:style-name="ro1">
          <table:table-cell office:value-type="float" office:value="1.14828" table:style-name="ce3">
            <text:p>1.1483</text:p>
          </table:table-cell>
          <table:table-cell office:value-type="float" office:value="4.3186600000000004" table:style-name="ce3">
            <text:p>4.3187</text:p>
          </table:table-cell>
          <table:table-cell office:value-type="float" office:value="0.53585799999999995" table:style-name="ce3">
            <text:p>0.5359</text:p>
          </table:table-cell>
          <table:table-cell table:number-columns-repeated="16381"/>
        </table:table-row>
        <table:table-row table:style-name="ro1">
          <table:table-cell office:value-type="float" office:value="0.82886499999999996" table:style-name="ce3">
            <text:p>0.8289</text:p>
          </table:table-cell>
          <table:table-cell office:value-type="float" office:value="4.2359099999999996" table:style-name="ce3">
            <text:p>4.2359</text:p>
          </table:table-cell>
          <table:table-cell office:value-type="float" office:value="0.73586799999999997" table:style-name="ce3">
            <text:p>0.7359</text:p>
          </table:table-cell>
          <table:table-cell table:number-columns-repeated="16381"/>
        </table:table-row>
        <table:table-row table:style-name="ro1">
          <table:table-cell office:value-type="float" office:value="0.87989799999999996" table:style-name="ce3">
            <text:p>0.8799</text:p>
          </table:table-cell>
          <table:table-cell office:value-type="float" office:value="4.1154099999999998" table:style-name="ce3">
            <text:p>4.1154</text:p>
          </table:table-cell>
          <table:table-cell office:value-type="float" office:value="0.39237699999999998" table:style-name="ce3">
            <text:p>0.3924</text:p>
          </table:table-cell>
          <table:table-cell table:number-columns-repeated="16381"/>
        </table:table-row>
        <table:table-row table:style-name="ro1">
          <table:table-cell office:value-type="float" office:value="0.79832800000000004" table:style-name="ce3">
            <text:p>0.7983</text:p>
          </table:table-cell>
          <table:table-cell office:value-type="float" office:value="3.8166000000000002" table:style-name="ce3">
            <text:p>3.8166</text:p>
          </table:table-cell>
          <table:table-cell office:value-type="float" office:value="0.66548300000000005" table:style-name="ce3">
            <text:p>0.6655</text:p>
          </table:table-cell>
          <table:table-cell table:number-columns-repeated="16381"/>
        </table:table-row>
        <table:table-row table:style-name="ro1">
          <table:table-cell office:value-type="float" office:value="0.90917400000000004" table:style-name="ce3">
            <text:p>0.9092</text:p>
          </table:table-cell>
          <table:table-cell office:value-type="float" office:value="3.7896399999999999" table:style-name="ce3">
            <text:p>3.7896</text:p>
          </table:table-cell>
          <table:table-cell office:value-type="float" office:value="0.71361600000000003" table:style-name="ce3">
            <text:p>0.7136</text:p>
          </table:table-cell>
          <table:table-cell table:number-columns-repeated="16381"/>
        </table:table-row>
        <table:table-row table:style-name="ro1">
          <table:table-cell office:value-type="float" office:value="1.38181" table:style-name="ce3">
            <text:p>1.3818</text:p>
          </table:table-cell>
          <table:table-cell office:value-type="float" office:value="3.9065500000000002" table:style-name="ce3">
            <text:p>3.9066</text:p>
          </table:table-cell>
          <table:table-cell office:value-type="float" office:value="0.56840000000000002" table:style-name="ce3">
            <text:p>0.5684</text:p>
          </table:table-cell>
          <table:table-cell table:number-columns-repeated="16381"/>
        </table:table-row>
        <table:table-row table:style-name="ro1">
          <table:table-cell office:value-type="float" office:value="1.3636200000000001" table:style-name="ce3">
            <text:p>1.3636</text:p>
          </table:table-cell>
          <table:table-cell office:value-type="float" office:value="3.8413900000000001" table:style-name="ce3">
            <text:p>3.8414</text:p>
          </table:table-cell>
          <table:table-cell office:value-type="float" office:value="0.68507300000000004" table:style-name="ce3">
            <text:p>0.6851</text:p>
          </table:table-cell>
          <table:table-cell table:number-columns-repeated="16381"/>
        </table:table-row>
        <table:table-row table:style-name="ro1">
          <table:table-cell office:value-type="float" office:value="1.2590399999999999" table:style-name="ce3">
            <text:p>1.2590</text:p>
          </table:table-cell>
          <table:table-cell office:value-type="float" office:value="3.6745700000000001" table:style-name="ce3">
            <text:p>3.6746</text:p>
          </table:table-cell>
          <table:table-cell office:value-type="float" office:value="0.51808100000000001" table:style-name="ce3">
            <text:p>0.5181</text:p>
          </table:table-cell>
          <table:table-cell table:number-columns-repeated="16381"/>
        </table:table-row>
        <table:table-row table:style-name="ro1">
          <table:table-cell office:value-type="float" office:value="1.26525" table:style-name="ce3">
            <text:p>1.2653</text:p>
          </table:table-cell>
          <table:table-cell office:value-type="float" office:value="3.7921100000000001" table:style-name="ce3">
            <text:p>3.7921</text:p>
          </table:table-cell>
          <table:table-cell office:value-type="float" office:value="0.46187299999999998" table:style-name="ce3">
            <text:p>0.4619</text:p>
          </table:table-cell>
          <table:table-cell table:number-columns-repeated="16381"/>
        </table:table-row>
        <table:table-row table:style-name="ro1">
          <table:table-cell office:value-type="float" office:value="1.2112499999999999" table:style-name="ce3">
            <text:p>1.2113</text:p>
          </table:table-cell>
          <table:table-cell office:value-type="float" office:value="3.70743" table:style-name="ce3">
            <text:p>3.7074</text:p>
          </table:table-cell>
          <table:table-cell office:value-type="float" office:value="0.52172399999999997" table:style-name="ce3">
            <text:p>0.5217</text:p>
          </table:table-cell>
          <table:table-cell table:number-columns-repeated="16381"/>
        </table:table-row>
        <table:table-row table:style-name="ro1">
          <table:table-cell office:value-type="float" office:value="1.26515" table:style-name="ce3">
            <text:p>1.2652</text:p>
          </table:table-cell>
          <table:table-cell office:value-type="float" office:value="4.1727600000000002" table:style-name="ce3">
            <text:p>4.1728</text:p>
          </table:table-cell>
          <table:table-cell office:value-type="float" office:value="0.79931300000000005" table:style-name="ce3">
            <text:p>0.7993</text:p>
          </table:table-cell>
          <table:table-cell table:number-columns-repeated="16381"/>
        </table:table-row>
        <table:table-row table:style-name="ro1">
          <table:table-cell office:value-type="float" office:value="1.15523" table:style-name="ce3">
            <text:p>1.1552</text:p>
          </table:table-cell>
          <table:table-cell office:value-type="float" office:value="4.4804500000000003" table:style-name="ce3">
            <text:p>4.4805</text:p>
          </table:table-cell>
          <table:table-cell office:value-type="float" office:value="0.80566099999999996" table:style-name="ce3">
            <text:p>0.8057</text:p>
          </table:table-cell>
          <table:table-cell table:number-columns-repeated="16381"/>
        </table:table-row>
        <table:table-row table:style-name="ro1">
          <table:table-cell office:value-type="float" office:value="1.1626300000000001" table:style-name="ce3">
            <text:p>1.1626</text:p>
          </table:table-cell>
          <table:table-cell office:value-type="float" office:value="4.5444599999999999" table:style-name="ce3">
            <text:p>4.5445</text:p>
          </table:table-cell>
          <table:table-cell office:value-type="float" office:value="0.91481100000000004" table:style-name="ce3">
            <text:p>0.9148</text:p>
          </table:table-cell>
          <table:table-cell table:number-columns-repeated="16381"/>
        </table:table-row>
        <table:table-row table:style-name="ro1">
          <table:table-cell office:value-type="float" office:value="0.8175" table:style-name="ce3">
            <text:p>0.8175</text:p>
          </table:table-cell>
          <table:table-cell office:value-type="float" office:value="4.4786099999999998" table:style-name="ce3">
            <text:p>4.4786</text:p>
          </table:table-cell>
          <table:table-cell office:value-type="float" office:value="0.49384299999999998" table:style-name="ce3">
            <text:p>0.4938</text:p>
          </table:table-cell>
          <table:table-cell table:number-columns-repeated="16381"/>
        </table:table-row>
        <table:table-row table:style-name="ro1">
          <table:table-cell office:value-type="float" office:value="1.07114" table:style-name="ce3">
            <text:p>1.0711</text:p>
          </table:table-cell>
          <table:table-cell office:value-type="float" office:value="4.4740799999999998" table:style-name="ce3">
            <text:p>4.4741</text:p>
          </table:table-cell>
          <table:table-cell office:value-type="float" office:value="0.79707300000000003" table:style-name="ce3">
            <text:p>0.7971</text:p>
          </table:table-cell>
          <table:table-cell table:number-columns-repeated="16381"/>
        </table:table-row>
        <table:table-row table:style-name="ro1">
          <table:table-cell office:value-type="float" office:value="0.87648199999999998" table:style-name="ce3">
            <text:p>0.8765</text:p>
          </table:table-cell>
          <table:table-cell office:value-type="float" office:value="4.2317999999999998" table:style-name="ce3">
            <text:p>4.2318</text:p>
          </table:table-cell>
          <table:table-cell office:value-type="float" office:value="0.74497800000000003" table:style-name="ce3">
            <text:p>0.7450</text:p>
          </table:table-cell>
          <table:table-cell table:number-columns-repeated="16381"/>
        </table:table-row>
        <table:table-row table:style-name="ro1">
          <table:table-cell office:value-type="float" office:value="1.1543099999999999" table:style-name="ce3">
            <text:p>1.1543</text:p>
          </table:table-cell>
          <table:table-cell office:value-type="float" office:value="3.9708899999999998" table:style-name="ce3">
            <text:p>3.9709</text:p>
          </table:table-cell>
          <table:table-cell office:value-type="float" office:value="0.59259799999999996" table:style-name="ce3">
            <text:p>0.5926</text:p>
          </table:table-cell>
          <table:table-cell table:number-columns-repeated="16381"/>
        </table:table-row>
        <table:table-row table:style-name="ro1">
          <table:table-cell office:value-type="float" office:value="1.40825" table:style-name="ce3">
            <text:p>1.4083</text:p>
          </table:table-cell>
          <table:table-cell office:value-type="float" office:value="4.0920500000000004" table:style-name="ce3">
            <text:p>4.0921</text:p>
          </table:table-cell>
          <table:table-cell office:value-type="float" office:value="0.70943299999999998" table:style-name="ce3">
            <text:p>0.7094</text:p>
          </table:table-cell>
          <table:table-cell table:number-columns-repeated="16381"/>
        </table:table-row>
        <table:table-row table:style-name="ro1">
          <table:table-cell office:value-type="float" office:value="1.6811400000000001" table:style-name="ce3">
            <text:p>1.6811</text:p>
          </table:table-cell>
          <table:table-cell office:value-type="float" office:value="4.0508100000000002" table:style-name="ce3">
            <text:p>4.0508</text:p>
          </table:table-cell>
          <table:table-cell office:value-type="float" office:value="0.75009000000000003" table:style-name="ce3">
            <text:p>0.7501</text:p>
          </table:table-cell>
          <table:table-cell table:number-columns-repeated="16381"/>
        </table:table-row>
        <table:table-row table:style-name="ro1">
          <table:table-cell office:value-type="float" office:value="1.5377099999999999" table:style-name="ce3">
            <text:p>1.5377</text:p>
          </table:table-cell>
          <table:table-cell office:value-type="float" office:value="3.9783200000000001" table:style-name="ce3">
            <text:p>3.9783</text:p>
          </table:table-cell>
          <table:table-cell office:value-type="float" office:value="0.62906300000000004" table:style-name="ce3">
            <text:p>0.6291</text:p>
          </table:table-cell>
          <table:table-cell table:number-columns-repeated="16381"/>
        </table:table-row>
        <table:table-row table:style-name="ro1">
          <table:table-cell office:value-type="float" office:value="1.4956499999999999" table:style-name="ce3">
            <text:p>1.4957</text:p>
          </table:table-cell>
          <table:table-cell office:value-type="float" office:value="4.0259400000000003" table:style-name="ce3">
            <text:p>4.0259</text:p>
          </table:table-cell>
          <table:table-cell office:value-type="float" office:value="0.84910399999999997" table:style-name="ce3">
            <text:p>0.8491</text:p>
          </table:table-cell>
          <table:table-cell table:number-columns-repeated="16381"/>
        </table:table-row>
        <table:table-row table:style-name="ro1">
          <table:table-cell office:value-type="float" office:value="1.3937200000000001" table:style-name="ce3">
            <text:p>1.3937</text:p>
          </table:table-cell>
          <table:table-cell office:value-type="float" office:value="3.9561799999999998" table:style-name="ce3">
            <text:p>3.9562</text:p>
          </table:table-cell>
          <table:table-cell office:value-type="float" office:value="0.63019099999999995" table:style-name="ce3">
            <text:p>0.6302</text:p>
          </table:table-cell>
          <table:table-cell table:number-columns-repeated="16381"/>
        </table:table-row>
        <table:table-row table:style-name="ro1">
          <table:table-cell office:value-type="float" office:value="1.3189500000000001" table:style-name="ce3">
            <text:p>1.3190</text:p>
          </table:table-cell>
          <table:table-cell office:value-type="float" office:value="4.2502700000000004" table:style-name="ce3">
            <text:p>4.2503</text:p>
          </table:table-cell>
          <table:table-cell office:value-type="float" office:value="0.69394699999999998" table:style-name="ce3">
            <text:p>0.6939</text:p>
          </table:table-cell>
          <table:table-cell table:number-columns-repeated="16381"/>
        </table:table-row>
        <table:table-row table:style-name="ro1">
          <table:table-cell office:value-type="float" office:value="0.883992" table:style-name="ce3">
            <text:p>0.8840</text:p>
          </table:table-cell>
          <table:table-cell office:value-type="float" office:value="4.0966899999999997" table:style-name="ce3">
            <text:p>4.0967</text:p>
          </table:table-cell>
          <table:table-cell office:value-type="float" office:value="0.722306" table:style-name="ce3">
            <text:p>0.7223</text:p>
          </table:table-cell>
          <table:table-cell table:number-columns-repeated="16381"/>
        </table:table-row>
        <table:table-row table:style-name="ro1">
          <table:table-cell office:value-type="float" office:value="0.93442099999999995" table:style-name="ce3">
            <text:p>0.9344</text:p>
          </table:table-cell>
          <table:table-cell office:value-type="float" office:value="4.3551200000000003" table:style-name="ce3">
            <text:p>4.3551</text:p>
          </table:table-cell>
          <table:table-cell office:value-type="float" office:value="0.75567899999999999" table:style-name="ce3">
            <text:p>0.7557</text:p>
          </table:table-cell>
          <table:table-cell table:number-columns-repeated="16381"/>
        </table:table-row>
        <table:table-row table:style-name="ro1">
          <table:table-cell office:value-type="float" office:value="0.77795599999999998" table:style-name="ce3">
            <text:p>0.7780</text:p>
          </table:table-cell>
          <table:table-cell office:value-type="float" office:value="4.1341799999999997" table:style-name="ce3">
            <text:p>4.1342</text:p>
          </table:table-cell>
          <table:table-cell office:value-type="float" office:value="0.59418400000000005" table:style-name="ce3">
            <text:p>0.5942</text:p>
          </table:table-cell>
          <table:table-cell table:number-columns-repeated="16381"/>
        </table:table-row>
        <table:table-row table:style-name="ro1">
          <table:table-cell office:value-type="float" office:value="0.98960999999999999" table:style-name="ce3">
            <text:p>0.9896</text:p>
          </table:table-cell>
          <table:table-cell office:value-type="float" office:value="4.3113999999999999" table:style-name="ce3">
            <text:p>4.3114</text:p>
          </table:table-cell>
          <table:table-cell office:value-type="float" office:value="0.63333200000000001" table:style-name="ce3">
            <text:p>0.6333</text:p>
          </table:table-cell>
          <table:table-cell table:number-columns-repeated="16381"/>
        </table:table-row>
        <table:table-row table:style-name="ro1">
          <table:table-cell office:value-type="float" office:value="1.16059" table:style-name="ce3">
            <text:p>1.1606</text:p>
          </table:table-cell>
          <table:table-cell office:value-type="float" office:value="4.1559499999999998" table:style-name="ce3">
            <text:p>4.1560</text:p>
          </table:table-cell>
          <table:table-cell office:value-type="float" office:value="0.67086100000000004" table:style-name="ce3">
            <text:p>0.6709</text:p>
          </table:table-cell>
          <table:table-cell table:number-columns-repeated="16381"/>
        </table:table-row>
        <table:table-row table:style-name="ro1">
          <table:table-cell office:value-type="float" office:value="1.1444099999999999" table:style-name="ce3">
            <text:p>1.1444</text:p>
          </table:table-cell>
          <table:table-cell office:value-type="float" office:value="4.0105199999999996" table:style-name="ce3">
            <text:p>4.0105</text:p>
          </table:table-cell>
          <table:table-cell office:value-type="float" office:value="0.64899799999999996" table:style-name="ce3">
            <text:p>0.6490</text:p>
          </table:table-cell>
          <table:table-cell table:number-columns-repeated="16381"/>
        </table:table-row>
        <table:table-row table:style-name="ro1">
          <table:table-cell office:value-type="float" office:value="1.1183099999999999" table:style-name="ce3">
            <text:p>1.1183</text:p>
          </table:table-cell>
          <table:table-cell office:value-type="float" office:value="3.9525700000000001" table:style-name="ce3">
            <text:p>3.9526</text:p>
          </table:table-cell>
          <table:table-cell office:value-type="float" office:value="0.62618099999999999" table:style-name="ce3">
            <text:p>0.6262</text:p>
          </table:table-cell>
          <table:table-cell table:number-columns-repeated="16381"/>
        </table:table-row>
        <table:table-row table:style-name="ro1">
          <table:table-cell office:value-type="float" office:value="1.5344" table:style-name="ce3">
            <text:p>1.5344</text:p>
          </table:table-cell>
          <table:table-cell office:value-type="float" office:value="3.9476499999999999" table:style-name="ce3">
            <text:p>3.9477</text:p>
          </table:table-cell>
          <table:table-cell office:value-type="float" office:value="0.58952899999999997" table:style-name="ce3">
            <text:p>0.5895</text:p>
          </table:table-cell>
          <table:table-cell table:number-columns-repeated="16381"/>
        </table:table-row>
        <table:table-row table:style-name="ro1">
          <table:table-cell office:value-type="float" office:value="1.44041" table:style-name="ce3">
            <text:p>1.4404</text:p>
          </table:table-cell>
          <table:table-cell office:value-type="float" office:value="4.0249699999999997" table:style-name="ce3">
            <text:p>4.0250</text:p>
          </table:table-cell>
          <table:table-cell office:value-type="float" office:value="0.63496600000000003" table:style-name="ce3">
            <text:p>0.6350</text:p>
          </table:table-cell>
          <table:table-cell table:number-columns-repeated="16381"/>
        </table:table-row>
        <table:table-row table:style-name="ro1">
          <table:table-cell office:value-type="float" office:value="1.5180899999999999" table:style-name="ce3">
            <text:p>1.5181</text:p>
          </table:table-cell>
          <table:table-cell office:value-type="float" office:value="4.0710699999999997" table:style-name="ce3">
            <text:p>4.0711</text:p>
          </table:table-cell>
          <table:table-cell office:value-type="float" office:value="0.59226599999999996" table:style-name="ce3">
            <text:p>0.5923</text:p>
          </table:table-cell>
          <table:table-cell table:number-columns-repeated="16381"/>
        </table:table-row>
        <table:table-row table:style-name="ro1">
          <table:table-cell office:value-type="float" office:value="1.2797499999999999" table:style-name="ce3">
            <text:p>1.2798</text:p>
          </table:table-cell>
          <table:table-cell office:value-type="float" office:value="3.9409299999999998" table:style-name="ce3">
            <text:p>3.9409</text:p>
          </table:table-cell>
          <table:table-cell office:value-type="float" office:value="0.41269299999999998" table:style-name="ce3">
            <text:p>0.4127</text:p>
          </table:table-cell>
          <table:table-cell table:number-columns-repeated="16381"/>
        </table:table-row>
        <table:table-row table:style-name="ro1">
          <table:table-cell office:value-type="float" office:value="1.2423999999999999" table:style-name="ce3">
            <text:p>1.2424</text:p>
          </table:table-cell>
          <table:table-cell office:value-type="float" office:value="4.2673800000000002" table:style-name="ce3">
            <text:p>4.2674</text:p>
          </table:table-cell>
          <table:table-cell office:value-type="float" office:value="0.71896599999999999" table:style-name="ce3">
            <text:p>0.7190</text:p>
          </table:table-cell>
          <table:table-cell table:number-columns-repeated="16381"/>
        </table:table-row>
        <table:table-row table:style-name="ro1">
          <table:table-cell office:value-type="float" office:value="0.73073600000000005" table:style-name="ce3">
            <text:p>0.7307</text:p>
          </table:table-cell>
          <table:table-cell office:value-type="float" office:value="4.4244500000000002" table:style-name="ce3">
            <text:p>4.4245</text:p>
          </table:table-cell>
          <table:table-cell office:value-type="float" office:value="0.76990599999999998" table:style-name="ce3">
            <text:p>0.7699</text:p>
          </table:table-cell>
          <table:table-cell table:number-columns-repeated="16381"/>
        </table:table-row>
        <table:table-row table:style-name="ro1">
          <table:table-cell office:value-type="float" office:value="0.651976" table:style-name="ce3">
            <text:p>0.6520</text:p>
          </table:table-cell>
          <table:table-cell office:value-type="float" office:value="4.5005300000000004" table:style-name="ce3">
            <text:p>4.5005</text:p>
          </table:table-cell>
          <table:table-cell office:value-type="float" office:value="0.64727299999999999" table:style-name="ce3">
            <text:p>0.6473</text:p>
          </table:table-cell>
          <table:table-cell table:number-columns-repeated="16381"/>
        </table:table-row>
        <table:table-row table:style-name="ro1">
          <table:table-cell office:value-type="float" office:value="0.551566" table:style-name="ce3">
            <text:p>0.5516</text:p>
          </table:table-cell>
          <table:table-cell office:value-type="float" office:value="4.4485299999999999" table:style-name="ce3">
            <text:p>4.4485</text:p>
          </table:table-cell>
          <table:table-cell office:value-type="float" office:value="0.38063200000000003" table:style-name="ce3">
            <text:p>0.3806</text:p>
          </table:table-cell>
          <table:table-cell table:number-columns-repeated="16381"/>
        </table:table-row>
        <table:table-row table:style-name="ro1">
          <table:table-cell office:value-type="float" office:value="0.464223" table:style-name="ce3">
            <text:p>0.4642</text:p>
          </table:table-cell>
          <table:table-cell office:value-type="float" office:value="3.7223099999999998" table:style-name="ce3">
            <text:p>3.7223</text:p>
          </table:table-cell>
          <table:table-cell office:value-type="float" office:value="0.27177899999999999" table:style-name="ce3">
            <text:p>0.2718</text:p>
          </table:table-cell>
          <table:table-cell table:number-columns-repeated="16381"/>
        </table:table-row>
        <table:table-row table:style-name="ro1">
          <table:table-cell office:value-type="float" office:value="0.60692000000000002" table:style-name="ce3">
            <text:p>0.6069</text:p>
          </table:table-cell>
          <table:table-cell office:value-type="float" office:value="3.9606599999999998" table:style-name="ce3">
            <text:p>3.9607</text:p>
          </table:table-cell>
          <table:table-cell office:value-type="float" office:value="0.35752600000000001" table:style-name="ce3">
            <text:p>0.3575</text:p>
          </table:table-cell>
          <table:table-cell table:number-columns-repeated="16381"/>
        </table:table-row>
        <table:table-row table:style-name="ro1">
          <table:table-cell office:value-type="float" office:value="0.69148399999999999" table:style-name="ce3">
            <text:p>0.6915</text:p>
          </table:table-cell>
          <table:table-cell office:value-type="float" office:value="3.9220199999999998" table:style-name="ce3">
            <text:p>3.9220</text:p>
          </table:table-cell>
          <table:table-cell office:value-type="float" office:value="0.39989000000000002" table:style-name="ce3">
            <text:p>0.3999</text:p>
          </table:table-cell>
          <table:table-cell table:number-columns-repeated="16381"/>
        </table:table-row>
        <table:table-row table:style-name="ro1">
          <table:table-cell office:value-type="float" office:value="1.1829499999999999" table:style-name="ce3">
            <text:p>1.1830</text:p>
          </table:table-cell>
          <table:table-cell office:value-type="float" office:value="4.0080099999999996" table:style-name="ce3">
            <text:p>4.0080</text:p>
          </table:table-cell>
          <table:table-cell office:value-type="float" office:value="0.63085800000000003" table:style-name="ce3">
            <text:p>0.6309</text:p>
          </table:table-cell>
          <table:table-cell table:number-columns-repeated="16381"/>
        </table:table-row>
        <table:table-row table:style-name="ro1">
          <table:table-cell office:value-type="float" office:value="1.2869699999999999" table:style-name="ce3">
            <text:p>1.2870</text:p>
          </table:table-cell>
          <table:table-cell office:value-type="float" office:value="3.9592399999999999" table:style-name="ce3">
            <text:p>3.9592</text:p>
          </table:table-cell>
          <table:table-cell office:value-type="float" office:value="0.55857699999999999" table:style-name="ce3">
            <text:p>0.5586</text:p>
          </table:table-cell>
          <table:table-cell table:number-columns-repeated="16381"/>
        </table:table-row>
        <table:table-row table:style-name="ro1">
          <table:table-cell office:value-type="float" office:value="1.3625" table:style-name="ce3">
            <text:p>1.3625</text:p>
          </table:table-cell>
          <table:table-cell office:value-type="float" office:value="4.0594900000000003" table:style-name="ce3">
            <text:p>4.0595</text:p>
          </table:table-cell>
          <table:table-cell office:value-type="float" office:value="0.69215300000000002" table:style-name="ce3">
            <text:p>0.6922</text:p>
          </table:table-cell>
          <table:table-cell table:number-columns-repeated="16381"/>
        </table:table-row>
        <table:table-row table:style-name="ro1">
          <table:table-cell office:value-type="float" office:value="1.2466600000000001" table:style-name="ce3">
            <text:p>1.2467</text:p>
          </table:table-cell>
          <table:table-cell office:value-type="float" office:value="3.8928799999999999" table:style-name="ce3">
            <text:p>3.8929</text:p>
          </table:table-cell>
          <table:table-cell office:value-type="float" office:value="0.68016299999999996" table:style-name="ce3">
            <text:p>0.6802</text:p>
          </table:table-cell>
          <table:table-cell table:number-columns-repeated="16381"/>
        </table:table-row>
        <table:table-row table:style-name="ro1">
          <table:table-cell office:value-type="float" office:value="1.5206" table:style-name="ce3">
            <text:p>1.5206</text:p>
          </table:table-cell>
          <table:table-cell office:value-type="float" office:value="4.0420100000000003" table:style-name="ce3">
            <text:p>4.0420</text:p>
          </table:table-cell>
          <table:table-cell office:value-type="float" office:value="0.76654500000000003" table:style-name="ce3">
            <text:p>0.7665</text:p>
          </table:table-cell>
          <table:table-cell table:number-columns-repeated="16381"/>
        </table:table-row>
        <table:table-row table:style-name="ro1">
          <table:table-cell office:value-type="float" office:value="1.17784" table:style-name="ce3">
            <text:p>1.1778</text:p>
          </table:table-cell>
          <table:table-cell office:value-type="float" office:value="4.1304999999999996" table:style-name="ce3">
            <text:p>4.1305</text:p>
          </table:table-cell>
          <table:table-cell office:value-type="float" office:value="0.68921100000000002" table:style-name="ce3">
            <text:p>0.6892</text:p>
          </table:table-cell>
          <table:table-cell table:number-columns-repeated="16381"/>
        </table:table-row>
        <table:table-row table:style-name="ro1">
          <table:table-cell office:value-type="float" office:value="0.83449099999999998" table:style-name="ce3">
            <text:p>0.8345</text:p>
          </table:table-cell>
          <table:table-cell office:value-type="float" office:value="4.2245799999999996" table:style-name="ce3">
            <text:p>4.2246</text:p>
          </table:table-cell>
          <table:table-cell office:value-type="float" office:value="0.488871" table:style-name="ce3">
            <text:p>0.4889</text:p>
          </table:table-cell>
          <table:table-cell table:number-columns-repeated="16381"/>
        </table:table-row>
        <table:table-row table:style-name="ro1">
          <table:table-cell office:value-type="float" office:value="0.79352199999999995" table:style-name="ce3">
            <text:p>0.7935</text:p>
          </table:table-cell>
          <table:table-cell office:value-type="float" office:value="4.3809300000000002" table:style-name="ce3">
            <text:p>4.3809</text:p>
          </table:table-cell>
          <table:table-cell office:value-type="float" office:value="0.51241400000000004" table:style-name="ce3">
            <text:p>0.5124</text:p>
          </table:table-cell>
          <table:table-cell table:number-columns-repeated="16381"/>
        </table:table-row>
        <table:table-row table:style-name="ro1">
          <table:table-cell office:value-type="float" office:value="0.75035499999999999" table:style-name="ce3">
            <text:p>0.7504</text:p>
          </table:table-cell>
          <table:table-cell office:value-type="float" office:value="4.0819400000000003" table:style-name="ce3">
            <text:p>4.0819</text:p>
          </table:table-cell>
          <table:table-cell office:value-type="float" office:value="0.65903500000000004" table:style-name="ce3">
            <text:p>0.6590</text:p>
          </table:table-cell>
          <table:table-cell table:number-columns-repeated="16381"/>
        </table:table-row>
        <table:table-row table:style-name="ro1">
          <table:table-cell office:value-type="float" office:value="0.48381099999999999" table:style-name="ce3">
            <text:p>0.4838</text:p>
          </table:table-cell>
          <table:table-cell office:value-type="float" office:value="3.97315" table:style-name="ce3">
            <text:p>3.9732</text:p>
          </table:table-cell>
          <table:table-cell office:value-type="float" office:value="0.58501800000000004" table:style-name="ce3">
            <text:p>0.5850</text:p>
          </table:table-cell>
          <table:table-cell table:number-columns-repeated="16381"/>
        </table:table-row>
        <table:table-row table:style-name="ro1">
          <table:table-cell office:value-type="float" office:value="0.94272199999999995" table:style-name="ce3">
            <text:p>0.9427</text:p>
          </table:table-cell>
          <table:table-cell office:value-type="float" office:value="4.0168400000000002" table:style-name="ce3">
            <text:p>4.0168</text:p>
          </table:table-cell>
          <table:table-cell office:value-type="float" office:value="0.65261199999999997" table:style-name="ce3">
            <text:p>0.6526</text:p>
          </table:table-cell>
          <table:table-cell table:number-columns-repeated="16381"/>
        </table:table-row>
        <table:table-row table:style-name="ro1">
          <table:table-cell office:value-type="float" office:value="0.98519999999999996" table:style-name="ce3">
            <text:p>0.9852</text:p>
          </table:table-cell>
          <table:table-cell office:value-type="float" office:value="3.99444" table:style-name="ce3">
            <text:p>3.9944</text:p>
          </table:table-cell>
          <table:table-cell office:value-type="float" office:value="0.74192999999999998" table:style-name="ce3">
            <text:p>0.7419</text:p>
          </table:table-cell>
          <table:table-cell table:number-columns-repeated="16381"/>
        </table:table-row>
        <table:table-row table:style-name="ro1">
          <table:table-cell office:value-type="float" office:value="1.08558" table:style-name="ce3">
            <text:p>1.0856</text:p>
          </table:table-cell>
          <table:table-cell office:value-type="float" office:value="3.8738000000000001" table:style-name="ce3">
            <text:p>3.8738</text:p>
          </table:table-cell>
          <table:table-cell office:value-type="float" office:value="0.57867400000000002" table:style-name="ce3">
            <text:p>0.5787</text:p>
          </table:table-cell>
          <table:table-cell table:number-columns-repeated="16381"/>
        </table:table-row>
        <table:table-row table:style-name="ro1">
          <table:table-cell office:value-type="float" office:value="1.1841999999999999" table:style-name="ce3">
            <text:p>1.1842</text:p>
          </table:table-cell>
          <table:table-cell office:value-type="float" office:value="3.8580999999999999" table:style-name="ce3">
            <text:p>3.8581</text:p>
          </table:table-cell>
          <table:table-cell office:value-type="float" office:value="0.57527300000000003" table:style-name="ce3">
            <text:p>0.5753</text:p>
          </table:table-cell>
          <table:table-cell table:number-columns-repeated="16381"/>
        </table:table-row>
        <table:table-row table:style-name="ro1">
          <table:table-cell office:value-type="float" office:value="1.4705999999999999" table:style-name="ce3">
            <text:p>1.4706</text:p>
          </table:table-cell>
          <table:table-cell office:value-type="float" office:value="3.9462999999999999" table:style-name="ce3">
            <text:p>3.9463</text:p>
          </table:table-cell>
          <table:table-cell office:value-type="float" office:value="0.53183999999999998" table:style-name="ce3">
            <text:p>0.5318</text:p>
          </table:table-cell>
          <table:table-cell table:number-columns-repeated="16381"/>
        </table:table-row>
        <table:table-row table:style-name="ro1">
          <table:table-cell office:value-type="float" office:value="1.3510500000000001" table:style-name="ce3">
            <text:p>1.3511</text:p>
          </table:table-cell>
          <table:table-cell office:value-type="float" office:value="4.0046400000000002" table:style-name="ce3">
            <text:p>4.0046</text:p>
          </table:table-cell>
          <table:table-cell office:value-type="float" office:value="0.51256199999999996" table:style-name="ce3">
            <text:p>0.5126</text:p>
          </table:table-cell>
          <table:table-cell table:number-columns-repeated="16381"/>
        </table:table-row>
        <table:table-row table:style-name="ro1">
          <table:table-cell office:value-type="float" office:value="1.24685" table:style-name="ce3">
            <text:p>1.2469</text:p>
          </table:table-cell>
          <table:table-cell office:value-type="float" office:value="4.0296599999999998" table:style-name="ce3">
            <text:p>4.0297</text:p>
          </table:table-cell>
          <table:table-cell office:value-type="float" office:value="0.60364499999999999" table:style-name="ce3">
            <text:p>0.6036</text:p>
          </table:table-cell>
          <table:table-cell table:number-columns-repeated="16381"/>
        </table:table-row>
        <table:table-row table:style-name="ro1">
          <table:table-cell office:value-type="float" office:value="1.2255" table:style-name="ce3">
            <text:p>1.2255</text:p>
          </table:table-cell>
          <table:table-cell office:value-type="float" office:value="4.3185099999999998" table:style-name="ce3">
            <text:p>4.3185</text:p>
          </table:table-cell>
          <table:table-cell office:value-type="float" office:value="0.84964899999999999" table:style-name="ce3">
            <text:p>0.8496</text:p>
          </table:table-cell>
          <table:table-cell table:number-columns-repeated="16381"/>
        </table:table-row>
        <table:table-row table:style-name="ro1">
          <table:table-cell office:value-type="float" office:value="0.88654200000000005" table:style-name="ce3">
            <text:p>0.8865</text:p>
          </table:table-cell>
          <table:table-cell office:value-type="float" office:value="4.3377400000000002" table:style-name="ce3">
            <text:p>4.3377</text:p>
          </table:table-cell>
          <table:table-cell office:value-type="float" office:value="0.81536299999999995" table:style-name="ce3">
            <text:p>0.8154</text:p>
          </table:table-cell>
          <table:table-cell table:number-columns-repeated="16381"/>
        </table:table-row>
        <table:table-row table:style-name="ro1">
          <table:table-cell office:value-type="float" office:value="0.84509400000000001" table:style-name="ce3">
            <text:p>0.8451</text:p>
          </table:table-cell>
          <table:table-cell office:value-type="float" office:value="4.1717700000000004" table:style-name="ce3">
            <text:p>4.1718</text:p>
          </table:table-cell>
          <table:table-cell office:value-type="float" office:value="0.51283100000000004" table:style-name="ce3">
            <text:p>0.5128</text:p>
          </table:table-cell>
          <table:table-cell table:number-columns-repeated="16381"/>
        </table:table-row>
        <table:table-row table:style-name="ro1">
          <table:table-cell office:value-type="float" office:value="0.74063599999999996" table:style-name="ce3">
            <text:p>0.7406</text:p>
          </table:table-cell>
          <table:table-cell office:value-type="float" office:value="4.0055800000000001" table:style-name="ce3">
            <text:p>4.0056</text:p>
          </table:table-cell>
          <table:table-cell office:value-type="float" office:value="0.54041399999999995" table:style-name="ce3">
            <text:p>0.5404</text:p>
          </table:table-cell>
          <table:table-cell table:number-columns-repeated="16381"/>
        </table:table-row>
        <table:table-row table:style-name="ro1">
          <table:table-cell office:value-type="float" office:value="0.74574799999999997" table:style-name="ce3">
            <text:p>0.7457</text:p>
          </table:table-cell>
          <table:table-cell office:value-type="float" office:value="4.2584499999999998" table:style-name="ce3">
            <text:p>4.2585</text:p>
          </table:table-cell>
          <table:table-cell office:value-type="float" office:value="0.67989999999999995" table:style-name="ce3">
            <text:p>0.6799</text:p>
          </table:table-cell>
          <table:table-cell table:number-columns-repeated="16381"/>
        </table:table-row>
        <table:table-row table:style-name="ro1">
          <table:table-cell office:value-type="float" office:value="0.76881600000000005" table:style-name="ce3">
            <text:p>0.7688</text:p>
          </table:table-cell>
          <table:table-cell office:value-type="float" office:value="4.0687600000000002" table:style-name="ce3">
            <text:p>4.0688</text:p>
          </table:table-cell>
          <table:table-cell office:value-type="float" office:value="0.56069800000000003" table:style-name="ce3">
            <text:p>0.5607</text:p>
          </table:table-cell>
          <table:table-cell table:number-columns-repeated="16381"/>
        </table:table-row>
        <table:table-row table:style-name="ro1">
          <table:table-cell office:value-type="float" office:value="0.511513" table:style-name="ce3">
            <text:p>0.5115</text:p>
          </table:table-cell>
          <table:table-cell office:value-type="float" office:value="3.7444600000000001" table:style-name="ce3">
            <text:p>3.7445</text:p>
          </table:table-cell>
          <table:table-cell office:value-type="float" office:value="0.39847900000000003" table:style-name="ce3">
            <text:p>0.3985</text:p>
          </table:table-cell>
          <table:table-cell table:number-columns-repeated="16381"/>
        </table:table-row>
        <table:table-row table:style-name="ro1">
          <table:table-cell office:value-type="float" office:value="1.02478" table:style-name="ce3">
            <text:p>1.0248</text:p>
          </table:table-cell>
          <table:table-cell office:value-type="float" office:value="3.7167500000000002" table:style-name="ce3">
            <text:p>3.7168</text:p>
          </table:table-cell>
          <table:table-cell office:value-type="float" office:value="0.54752100000000004" table:style-name="ce3">
            <text:p>0.5475</text:p>
          </table:table-cell>
          <table:table-cell table:number-columns-repeated="16381"/>
        </table:table-row>
        <table:table-row table:style-name="ro1">
          <table:table-cell office:value-type="float" office:value="1.08097" table:style-name="ce3">
            <text:p>1.0810</text:p>
          </table:table-cell>
          <table:table-cell office:value-type="float" office:value="3.6904400000000002" table:style-name="ce3">
            <text:p>3.6904</text:p>
          </table:table-cell>
          <table:table-cell office:value-type="float" office:value="0.54323500000000002" table:style-name="ce3">
            <text:p>0.5432</text:p>
          </table:table-cell>
          <table:table-cell table:number-columns-repeated="16381"/>
        </table:table-row>
        <table:table-row table:style-name="ro1">
          <table:table-cell office:value-type="float" office:value="1.1184799999999999" table:style-name="ce3">
            <text:p>1.1185</text:p>
          </table:table-cell>
          <table:table-cell office:value-type="float" office:value="3.7352599999999998" table:style-name="ce3">
            <text:p>3.7353</text:p>
          </table:table-cell>
          <table:table-cell office:value-type="float" office:value="0.480327" table:style-name="ce3">
            <text:p>0.4803</text:p>
          </table:table-cell>
          <table:table-cell table:number-columns-repeated="16381"/>
        </table:table-row>
        <table:table-row table:style-name="ro1">
          <table:table-cell office:value-type="float" office:value="0.96386099999999997" table:style-name="ce3">
            <text:p>0.9639</text:p>
          </table:table-cell>
          <table:table-cell office:value-type="float" office:value="3.7601800000000001" table:style-name="ce3">
            <text:p>3.7602</text:p>
          </table:table-cell>
          <table:table-cell office:value-type="float" office:value="0.38438099999999997" table:style-name="ce3">
            <text:p>0.3844</text:p>
          </table:table-cell>
          <table:table-cell table:number-columns-repeated="16381"/>
        </table:table-row>
        <table:table-row table:style-name="ro1">
          <table:table-cell office:value-type="float" office:value="1.09189" table:style-name="ce3">
            <text:p>1.0919</text:p>
          </table:table-cell>
          <table:table-cell office:value-type="float" office:value="3.87005" table:style-name="ce3">
            <text:p>3.8701</text:p>
          </table:table-cell>
          <table:table-cell office:value-type="float" office:value="0.51427599999999996" table:style-name="ce3">
            <text:p>0.5143</text:p>
          </table:table-cell>
          <table:table-cell table:number-columns-repeated="16381"/>
        </table:table-row>
        <table:table-row table:style-name="ro1">
          <table:table-cell office:value-type="float" office:value="1.18486" table:style-name="ce3">
            <text:p>1.1849</text:p>
          </table:table-cell>
          <table:table-cell office:value-type="float" office:value="4.0057799999999997" table:style-name="ce3">
            <text:p>4.0058</text:p>
          </table:table-cell>
          <table:table-cell office:value-type="float" office:value="0.64676599999999995" table:style-name="ce3">
            <text:p>0.6468</text:p>
          </table:table-cell>
          <table:table-cell table:number-columns-repeated="16381"/>
        </table:table-row>
        <table:table-row table:style-name="ro1">
          <table:table-cell office:value-type="float" office:value="1.28667" table:style-name="ce3">
            <text:p>1.2867</text:p>
          </table:table-cell>
          <table:table-cell office:value-type="float" office:value="4.3078599999999998" table:style-name="ce3">
            <text:p>4.3079</text:p>
          </table:table-cell>
          <table:table-cell office:value-type="float" office:value="0.74622299999999997" table:style-name="ce3">
            <text:p>0.7462</text:p>
          </table:table-cell>
          <table:table-cell table:number-columns-repeated="16381"/>
        </table:table-row>
        <table:table-row table:style-name="ro1">
          <table:table-cell office:value-type="float" office:value="0.93029099999999998" table:style-name="ce3">
            <text:p>0.9303</text:p>
          </table:table-cell>
          <table:table-cell office:value-type="float" office:value="4.0834200000000003" table:style-name="ce3">
            <text:p>4.0834</text:p>
          </table:table-cell>
          <table:table-cell office:value-type="float" office:value="0.70423000000000002" table:style-name="ce3">
            <text:p>0.7042</text:p>
          </table:table-cell>
          <table:table-cell table:number-columns-repeated="16381"/>
        </table:table-row>
        <table:table-row table:style-name="ro1">
          <table:table-cell office:value-type="float" office:value="0.77368999999999999" table:style-name="ce3">
            <text:p>0.7737</text:p>
          </table:table-cell>
          <table:table-cell office:value-type="float" office:value="3.79697" table:style-name="ce3">
            <text:p>3.7970</text:p>
          </table:table-cell>
          <table:table-cell office:value-type="float" office:value="0.56603800000000004" table:style-name="ce3">
            <text:p>0.5660</text:p>
          </table:table-cell>
          <table:table-cell table:number-columns-repeated="16381"/>
        </table:table-row>
        <table:table-row table:style-name="ro1">
          <table:table-cell office:value-type="float" office:value="0.76288999999999996" table:style-name="ce3">
            <text:p>0.7629</text:p>
          </table:table-cell>
          <table:table-cell office:value-type="float" office:value="3.9662999999999999" table:style-name="ce3">
            <text:p>3.9663</text:p>
          </table:table-cell>
          <table:table-cell office:value-type="float" office:value="0.746776" table:style-name="ce3">
            <text:p>0.7468</text:p>
          </table:table-cell>
          <table:table-cell table:number-columns-repeated="16381"/>
        </table:table-row>
        <table:table-row table:style-name="ro1">
          <table:table-cell office:value-type="float" office:value="0.77844199999999997" table:style-name="ce3">
            <text:p>0.7784</text:p>
          </table:table-cell>
          <table:table-cell office:value-type="float" office:value="3.78817" table:style-name="ce3">
            <text:p>3.7882</text:p>
          </table:table-cell>
          <table:table-cell office:value-type="float" office:value="0.48370400000000002" table:style-name="ce3">
            <text:p>0.4837</text:p>
          </table:table-cell>
          <table:table-cell table:number-columns-repeated="16381"/>
        </table:table-row>
        <table:table-row table:style-name="ro1">
          <table:table-cell office:value-type="float" office:value="0.90192600000000001" table:style-name="ce3">
            <text:p>0.9019</text:p>
          </table:table-cell>
          <table:table-cell office:value-type="float" office:value="3.7185199999999998" table:style-name="ce3">
            <text:p>3.7185</text:p>
          </table:table-cell>
          <table:table-cell office:value-type="float" office:value="0.73468100000000003" table:style-name="ce3">
            <text:p>0.7347</text:p>
          </table:table-cell>
          <table:table-cell table:number-columns-repeated="16381"/>
        </table:table-row>
        <table:table-row table:style-name="ro1">
          <table:table-cell office:value-type="float" office:value="1.0587800000000001" table:style-name="ce3">
            <text:p>1.0588</text:p>
          </table:table-cell>
          <table:table-cell office:value-type="float" office:value="3.6494599999999999" table:style-name="ce3">
            <text:p>3.6495</text:p>
          </table:table-cell>
          <table:table-cell office:value-type="float" office:value="0.62933099999999997" table:style-name="ce3">
            <text:p>0.6293</text:p>
          </table:table-cell>
          <table:table-cell table:number-columns-repeated="16381"/>
        </table:table-row>
        <table:table-row table:style-name="ro1">
          <table:table-cell office:value-type="float" office:value="1.2922199999999999" table:style-name="ce3">
            <text:p>1.2922</text:p>
          </table:table-cell>
          <table:table-cell office:value-type="float" office:value="3.5873699999999999" table:style-name="ce3">
            <text:p>3.5874</text:p>
          </table:table-cell>
          <table:table-cell office:value-type="float" office:value="0.70540099999999994" table:style-name="ce3">
            <text:p>0.7054</text:p>
          </table:table-cell>
          <table:table-cell table:number-columns-repeated="16381"/>
        </table:table-row>
        <table:table-row table:style-name="ro1">
          <table:table-cell office:value-type="float" office:value="1.3529500000000001" table:style-name="ce3">
            <text:p>1.3530</text:p>
          </table:table-cell>
          <table:table-cell office:value-type="float" office:value="3.7414700000000001" table:style-name="ce3">
            <text:p>3.7415</text:p>
          </table:table-cell>
          <table:table-cell office:value-type="float" office:value="0.58900699999999995" table:style-name="ce3">
            <text:p>0.5890</text:p>
          </table:table-cell>
          <table:table-cell table:number-columns-repeated="16381"/>
        </table:table-row>
        <table:table-row table:style-name="ro1">
          <table:table-cell office:value-type="float" office:value="1.12869" table:style-name="ce3">
            <text:p>1.1287</text:p>
          </table:table-cell>
          <table:table-cell office:value-type="float" office:value="3.6791999999999998" table:style-name="ce3">
            <text:p>3.6792</text:p>
          </table:table-cell>
          <table:table-cell office:value-type="float" office:value="0.321552" table:style-name="ce3">
            <text:p>0.3216</text:p>
          </table:table-cell>
          <table:table-cell table:number-columns-repeated="16381"/>
        </table:table-row>
        <table:table-row table:style-name="ro1">
          <table:table-cell office:value-type="float" office:value="1.27813" table:style-name="ce3">
            <text:p>1.2781</text:p>
          </table:table-cell>
          <table:table-cell office:value-type="float" office:value="3.73861" table:style-name="ce3">
            <text:p>3.7386</text:p>
          </table:table-cell>
          <table:table-cell office:value-type="float" office:value="0.43707299999999999" table:style-name="ce3">
            <text:p>0.4371</text:p>
          </table:table-cell>
          <table:table-cell table:number-columns-repeated="16381"/>
        </table:table-row>
        <table:table-row table:style-name="ro1">
          <table:table-cell office:value-type="float" office:value="1.0572600000000001" table:style-name="ce3">
            <text:p>1.0573</text:p>
          </table:table-cell>
          <table:table-cell office:value-type="float" office:value="3.8517899999999998" table:style-name="ce3">
            <text:p>3.8518</text:p>
          </table:table-cell>
          <table:table-cell office:value-type="float" office:value="0.52530100000000002" table:style-name="ce3">
            <text:p>0.5253</text:p>
          </table:table-cell>
          <table:table-cell table:number-columns-repeated="16381"/>
        </table:table-row>
        <table:table-row table:style-name="ro1">
          <table:table-cell office:value-type="float" office:value="0.91783599999999999" table:style-name="ce3">
            <text:p>0.9178</text:p>
          </table:table-cell>
          <table:table-cell office:value-type="float" office:value="3.9628100000000002" table:style-name="ce3">
            <text:p>3.9628</text:p>
          </table:table-cell>
          <table:table-cell office:value-type="float" office:value="0.56532899999999997" table:style-name="ce3">
            <text:p>0.5653</text:p>
          </table:table-cell>
          <table:table-cell table:number-columns-repeated="16381"/>
        </table:table-row>
        <table:table-row table:style-name="ro1">
          <table:table-cell office:value-type="float" office:value="0.57714799999999999" table:style-name="ce3">
            <text:p>0.5771</text:p>
          </table:table-cell>
          <table:table-cell office:value-type="float" office:value="3.8242600000000002" table:style-name="ce3">
            <text:p>3.8243</text:p>
          </table:table-cell>
          <table:table-cell office:value-type="float" office:value="0.20030400000000001" table:style-name="ce3">
            <text:p>0.2003</text:p>
          </table:table-cell>
          <table:table-cell table:number-columns-repeated="16381"/>
        </table:table-row>
        <table:table-row table:style-name="ro1">
          <table:table-cell office:value-type="float" office:value="0.36493900000000001" table:style-name="ce3">
            <text:p>0.3649</text:p>
          </table:table-cell>
          <table:table-cell office:value-type="float" office:value="3.6826599999999998" table:style-name="ce3">
            <text:p>3.6827</text:p>
          </table:table-cell>
          <table:table-cell office:value-type="float" office:value="0.13375000000000001" table:style-name="ce3">
            <text:p>0.1338</text:p>
          </table:table-cell>
          <table:table-cell table:number-columns-repeated="16381"/>
        </table:table-row>
        <table:table-row table:style-name="ro1">
          <table:table-cell office:value-type="float" office:value="0.69574400000000003" table:style-name="ce3">
            <text:p>0.6957</text:p>
          </table:table-cell>
          <table:table-cell office:value-type="float" office:value="3.6008100000000001" table:style-name="ce3">
            <text:p>3.6008</text:p>
          </table:table-cell>
          <table:table-cell office:value-type="float" office:value="0.22599900000000001" table:style-name="ce3">
            <text:p>0.2260</text:p>
          </table:table-cell>
          <table:table-cell table:number-columns-repeated="16381"/>
        </table:table-row>
        <table:table-row table:style-name="ro1">
          <table:table-cell office:value-type="float" office:value="0.80240800000000001" table:style-name="ce3">
            <text:p>0.8024</text:p>
          </table:table-cell>
          <table:table-cell office:value-type="float" office:value="3.5092099999999999" table:style-name="ce3">
            <text:p>3.5092</text:p>
          </table:table-cell>
          <table:table-cell office:value-type="float" office:value="0.20306399999999999" table:style-name="ce3">
            <text:p>0.2031</text:p>
          </table:table-cell>
          <table:table-cell table:number-columns-repeated="16381"/>
        </table:table-row>
        <table:table-row table:style-name="ro1">
          <table:table-cell office:value-type="float" office:value="1.00176" table:style-name="ce3">
            <text:p>1.0018</text:p>
          </table:table-cell>
          <table:table-cell office:value-type="float" office:value="3.5621399999999999" table:style-name="ce3">
            <text:p>3.5621</text:p>
          </table:table-cell>
          <table:table-cell office:value-type="float" office:value="0.37184800000000001" table:style-name="ce3">
            <text:p>0.3718</text:p>
          </table:table-cell>
          <table:table-cell table:number-columns-repeated="16381"/>
        </table:table-row>
        <table:table-row table:style-name="ro1">
          <table:table-cell office:value-type="float" office:value="1.1509400000000001" table:style-name="ce3">
            <text:p>1.1509</text:p>
          </table:table-cell>
          <table:table-cell office:value-type="float" office:value="3.7357499999999999" table:style-name="ce3">
            <text:p>3.7358</text:p>
          </table:table-cell>
          <table:table-cell office:value-type="float" office:value="0.61253999999999997" table:style-name="ce3">
            <text:p>0.6125</text:p>
          </table:table-cell>
          <table:table-cell table:number-columns-repeated="16381"/>
        </table:table-row>
        <table:table-row table:style-name="ro1">
          <table:table-cell office:value-type="float" office:value="1.3751199999999999" table:style-name="ce3">
            <text:p>1.3751</text:p>
          </table:table-cell>
          <table:table-cell office:value-type="float" office:value="3.82334" table:style-name="ce3">
            <text:p>3.8233</text:p>
          </table:table-cell>
          <table:table-cell office:value-type="float" office:value="0.73260800000000004" table:style-name="ce3">
            <text:p>0.7326</text:p>
          </table:table-cell>
          <table:table-cell table:number-columns-repeated="16381"/>
        </table:table-row>
        <table:table-row table:style-name="ro1">
          <table:table-cell office:value-type="float" office:value="1.26342" table:style-name="ce3">
            <text:p>1.2634</text:p>
          </table:table-cell>
          <table:table-cell office:value-type="float" office:value="3.7332700000000001" table:style-name="ce3">
            <text:p>3.7333</text:p>
          </table:table-cell>
          <table:table-cell office:value-type="float" office:value="0.50554299999999996" table:style-name="ce3">
            <text:p>0.5055</text:p>
          </table:table-cell>
          <table:table-cell table:number-columns-repeated="16381"/>
        </table:table-row>
        <table:table-row table:style-name="ro1">
          <table:table-cell office:value-type="float" office:value="1.4084000000000001" table:style-name="ce3">
            <text:p>1.4084</text:p>
          </table:table-cell>
          <table:table-cell office:value-type="float" office:value="3.8271799999999998" table:style-name="ce3">
            <text:p>3.8272</text:p>
          </table:table-cell>
          <table:table-cell office:value-type="float" office:value="0.551983" table:style-name="ce3">
            <text:p>0.5520</text:p>
          </table:table-cell>
          <table:table-cell table:number-columns-repeated="16381"/>
        </table:table-row>
        <table:table-row table:style-name="ro1">
          <table:table-cell office:value-type="float" office:value="1.18974" table:style-name="ce3">
            <text:p>1.1897</text:p>
          </table:table-cell>
          <table:table-cell office:value-type="float" office:value="3.7617799999999999" table:style-name="ce3">
            <text:p>3.7618</text:p>
          </table:table-cell>
          <table:table-cell office:value-type="float" office:value="0.33494800000000002" table:style-name="ce3">
            <text:p>0.3349</text:p>
          </table:table-cell>
          <table:table-cell table:number-columns-repeated="16381"/>
        </table:table-row>
        <table:table-row table:style-name="ro1">
          <table:table-cell office:value-type="float" office:value="1.1108199999999999" table:style-name="ce3">
            <text:p>1.1108</text:p>
          </table:table-cell>
          <table:table-cell office:value-type="float" office:value="4.02501" table:style-name="ce3">
            <text:p>4.0250</text:p>
          </table:table-cell>
          <table:table-cell office:value-type="float" office:value="0.48826000000000003" table:style-name="ce3">
            <text:p>0.4883</text:p>
          </table:table-cell>
          <table:table-cell table:number-columns-repeated="16381"/>
        </table:table-row>
        <table:table-row table:style-name="ro1">
          <table:table-cell office:value-type="float" office:value="1.1238699999999999" table:style-name="ce3">
            <text:p>1.1239</text:p>
          </table:table-cell>
          <table:table-cell office:value-type="float" office:value="4.3445900000000002" table:style-name="ce3">
            <text:p>4.3446</text:p>
          </table:table-cell>
          <table:table-cell office:value-type="float" office:value="0.67339300000000002" table:style-name="ce3">
            <text:p>0.6734</text:p>
          </table:table-cell>
          <table:table-cell table:number-columns-repeated="16381"/>
        </table:table-row>
        <table:table-row table:style-name="ro1">
          <table:table-cell office:value-type="float" office:value="0.64914300000000003" table:style-name="ce3">
            <text:p>0.6491</text:p>
          </table:table-cell>
          <table:table-cell office:value-type="float" office:value="4.1741000000000001" table:style-name="ce3">
            <text:p>4.1741</text:p>
          </table:table-cell>
          <table:table-cell office:value-type="float" office:value="0.49242999999999998" table:style-name="ce3">
            <text:p>0.4924</text:p>
          </table:table-cell>
          <table:table-cell table:number-columns-repeated="16381"/>
        </table:table-row>
        <table:table-row table:style-name="ro1">
          <table:table-cell office:value-type="float" office:value="0.817048" table:style-name="ce3">
            <text:p>0.8170</text:p>
          </table:table-cell>
          <table:table-cell office:value-type="float" office:value="4.0617599999999996" table:style-name="ce3">
            <text:p>4.0618</text:p>
          </table:table-cell>
          <table:table-cell office:value-type="float" office:value="0.77124099999999995" table:style-name="ce3">
            <text:p>0.7712</text:p>
          </table:table-cell>
          <table:table-cell table:number-columns-repeated="16381"/>
        </table:table-row>
        <table:table-row table:style-name="ro1">
          <table:table-cell office:value-type="float" office:value="0.98923700000000003" table:style-name="ce3">
            <text:p>0.9892</text:p>
          </table:table-cell>
          <table:table-cell office:value-type="float" office:value="4.0863800000000001" table:style-name="ce3">
            <text:p>4.0864</text:p>
          </table:table-cell>
          <table:table-cell office:value-type="float" office:value="0.91593000000000002" table:style-name="ce3">
            <text:p>0.9159</text:p>
          </table:table-cell>
          <table:table-cell table:number-columns-repeated="16381"/>
        </table:table-row>
        <table:table-row table:style-name="ro1">
          <table:table-cell office:value-type="float" office:value="0.99097199999999996" table:style-name="ce3">
            <text:p>0.9910</text:p>
          </table:table-cell>
          <table:table-cell office:value-type="float" office:value="3.95031" table:style-name="ce3">
            <text:p>3.9503</text:p>
          </table:table-cell>
          <table:table-cell office:value-type="float" office:value="0.75499700000000003" table:style-name="ce3">
            <text:p>0.7550</text:p>
          </table:table-cell>
          <table:table-cell table:number-columns-repeated="16381"/>
        </table:table-row>
        <table:table-row table:style-name="ro1">
          <table:table-cell office:value-type="float" office:value="1.0885199999999999" table:style-name="ce3">
            <text:p>1.0885</text:p>
          </table:table-cell>
          <table:table-cell office:value-type="float" office:value="4.09964" table:style-name="ce3">
            <text:p>4.0996</text:p>
          </table:table-cell>
          <table:table-cell office:value-type="float" office:value="0.79757800000000001" table:style-name="ce3">
            <text:p>0.7976</text:p>
          </table:table-cell>
          <table:table-cell table:number-columns-repeated="16381"/>
        </table:table-row>
        <table:table-row table:style-name="ro1">
          <table:table-cell office:value-type="float" office:value="1.1726300000000001" table:style-name="ce3">
            <text:p>1.1726</text:p>
          </table:table-cell>
          <table:table-cell office:value-type="float" office:value="3.9426700000000001" table:style-name="ce3">
            <text:p>3.9427</text:p>
          </table:table-cell>
          <table:table-cell office:value-type="float" office:value="0.74431400000000003" table:style-name="ce3">
            <text:p>0.7443</text:p>
          </table:table-cell>
          <table:table-cell table:number-columns-repeated="16381"/>
        </table:table-row>
        <table:table-row table:style-name="ro1">
          <table:table-cell office:value-type="float" office:value="1.4825200000000001" table:style-name="ce3">
            <text:p>1.4825</text:p>
          </table:table-cell>
          <table:table-cell office:value-type="float" office:value="4.0957100000000004" table:style-name="ce3">
            <text:p>4.0957</text:p>
          </table:table-cell>
          <table:table-cell office:value-type="float" office:value="0.93523599999999996" table:style-name="ce3">
            <text:p>0.9352</text:p>
          </table:table-cell>
          <table:table-cell table:number-columns-repeated="16381"/>
        </table:table-row>
        <table:table-row table:style-name="ro1">
          <table:table-cell office:value-type="float" office:value="1.5219100000000001" table:style-name="ce3">
            <text:p>1.5219</text:p>
          </table:table-cell>
          <table:table-cell office:value-type="float" office:value="4.2242499999999996" table:style-name="ce3">
            <text:p>4.2243</text:p>
          </table:table-cell>
          <table:table-cell office:value-type="float" office:value="0.76193200000000005" table:style-name="ce3">
            <text:p>0.7619</text:p>
          </table:table-cell>
          <table:table-cell table:number-columns-repeated="16381"/>
        </table:table-row>
        <table:table-row table:style-name="ro1">
          <table:table-cell office:value-type="float" office:value="1.2782899999999999" table:style-name="ce3">
            <text:p>1.2783</text:p>
          </table:table-cell>
          <table:table-cell office:value-type="float" office:value="3.9689700000000001" table:style-name="ce3">
            <text:p>3.9690</text:p>
          </table:table-cell>
          <table:table-cell office:value-type="float" office:value="0.73830499999999999" table:style-name="ce3">
            <text:p>0.7383</text:p>
          </table:table-cell>
          <table:table-cell table:number-columns-repeated="16381"/>
        </table:table-row>
        <table:table-row table:style-name="ro1">
          <table:table-cell office:value-type="float" office:value="1.4373199999999999" table:style-name="ce3">
            <text:p>1.4373</text:p>
          </table:table-cell>
          <table:table-cell office:value-type="float" office:value="4.0769200000000003" table:style-name="ce3">
            <text:p>4.0769</text:p>
          </table:table-cell>
          <table:table-cell office:value-type="float" office:value="0.98897199999999996" table:style-name="ce3">
            <text:p>0.9890</text:p>
          </table:table-cell>
          <table:table-cell table:number-columns-repeated="16381"/>
        </table:table-row>
        <table:table-row table:style-name="ro1">
          <table:table-cell office:value-type="float" office:value="1.4233" table:style-name="ce3">
            <text:p>1.4233</text:p>
          </table:table-cell>
          <table:table-cell office:value-type="float" office:value="4.1905400000000004" table:style-name="ce3">
            <text:p>4.1905</text:p>
          </table:table-cell>
          <table:table-cell office:value-type="float" office:value="1.0167600000000001" table:style-name="ce3">
            <text:p>1.0168</text:p>
          </table:table-cell>
          <table:table-cell table:number-columns-repeated="16381"/>
        </table:table-row>
        <table:table-row table:style-name="ro1">
          <table:table-cell office:value-type="float" office:value="1.1977800000000001" table:style-name="ce3">
            <text:p>1.1978</text:p>
          </table:table-cell>
          <table:table-cell office:value-type="float" office:value="4.3898200000000003" table:style-name="ce3">
            <text:p>4.3898</text:p>
          </table:table-cell>
          <table:table-cell office:value-type="float" office:value="0.78505199999999997" table:style-name="ce3">
            <text:p>0.7851</text:p>
          </table:table-cell>
          <table:table-cell table:number-columns-repeated="16381"/>
        </table:table-row>
        <table:table-row table:style-name="ro1">
          <table:table-cell office:value-type="float" office:value="0.95632499999999998" table:style-name="ce3">
            <text:p>0.9563</text:p>
          </table:table-cell>
          <table:table-cell office:value-type="float" office:value="4.0957600000000003" table:style-name="ce3">
            <text:p>4.0958</text:p>
          </table:table-cell>
          <table:table-cell office:value-type="float" office:value="0.94225400000000004" table:style-name="ce3">
            <text:p>0.9423</text:p>
          </table:table-cell>
          <table:table-cell table:number-columns-repeated="16381"/>
        </table:table-row>
        <table:table-row table:style-name="ro1">
          <table:table-cell office:value-type="float" office:value="1.0986199999999999" table:style-name="ce3">
            <text:p>1.0986</text:p>
          </table:table-cell>
          <table:table-cell office:value-type="float" office:value="4.343" table:style-name="ce3">
            <text:p>4.3430</text:p>
          </table:table-cell>
          <table:table-cell office:value-type="float" office:value="0.93835900000000005" table:style-name="ce3">
            <text:p>0.9384</text:p>
          </table:table-cell>
          <table:table-cell table:number-columns-repeated="16381"/>
        </table:table-row>
        <table:table-row table:style-name="ro1">
          <table:table-cell office:value-type="float" office:value="1.0653300000000001" table:style-name="ce3">
            <text:p>1.0653</text:p>
          </table:table-cell>
          <table:table-cell office:value-type="float" office:value="4.1992399999999996" table:style-name="ce3">
            <text:p>4.1992</text:p>
          </table:table-cell>
          <table:table-cell office:value-type="float" office:value="1.1347" table:style-name="ce3">
            <text:p>1.1347</text:p>
          </table:table-cell>
          <table:table-cell table:number-columns-repeated="16381"/>
        </table:table-row>
        <table:table-row table:style-name="ro1">
          <table:table-cell office:value-type="float" office:value="0.99463500000000005" table:style-name="ce3">
            <text:p>0.9946</text:p>
          </table:table-cell>
          <table:table-cell office:value-type="float" office:value="3.90794" table:style-name="ce3">
            <text:p>3.9079</text:p>
          </table:table-cell>
          <table:table-cell office:value-type="float" office:value="0.73106800000000005" table:style-name="ce3">
            <text:p>0.7311</text:p>
          </table:table-cell>
          <table:table-cell table:number-columns-repeated="16381"/>
        </table:table-row>
        <table:table-row table:style-name="ro1">
          <table:table-cell office:value-type="float" office:value="1.0440400000000001" table:style-name="ce3">
            <text:p>1.0440</text:p>
          </table:table-cell>
          <table:table-cell office:value-type="float" office:value="4.0172999999999996" table:style-name="ce3">
            <text:p>4.0173</text:p>
          </table:table-cell>
          <table:table-cell office:value-type="float" office:value="1.0114300000000001" table:style-name="ce3">
            <text:p>1.0114</text:p>
          </table:table-cell>
          <table:table-cell table:number-columns-repeated="16381"/>
        </table:table-row>
        <table:table-row table:style-name="ro1">
          <table:table-cell office:value-type="float" office:value="1.5374399999999999" table:style-name="ce3">
            <text:p>1.5374</text:p>
          </table:table-cell>
          <table:table-cell office:value-type="float" office:value="4.1941899999999999" table:style-name="ce3">
            <text:p>4.1942</text:p>
          </table:table-cell>
          <table:table-cell office:value-type="float" office:value="0.98783699999999997" table:style-name="ce3">
            <text:p>0.9878</text:p>
          </table:table-cell>
          <table:table-cell table:number-columns-repeated="16381"/>
        </table:table-row>
        <table:table-row table:style-name="ro1">
          <table:table-cell office:value-type="float" office:value="1.5518000000000001" table:style-name="ce3">
            <text:p>1.5518</text:p>
          </table:table-cell>
          <table:table-cell office:value-type="float" office:value="4.2556599999999998" table:style-name="ce3">
            <text:p>4.2557</text:p>
          </table:table-cell>
          <table:table-cell office:value-type="float" office:value="0.978746" table:style-name="ce3">
            <text:p>0.9787</text:p>
          </table:table-cell>
          <table:table-cell table:number-columns-repeated="16381"/>
        </table:table-row>
        <table:table-row table:style-name="ro1">
          <table:table-cell office:value-type="float" office:value="1.34138" table:style-name="ce3">
            <text:p>1.3414</text:p>
          </table:table-cell>
          <table:table-cell office:value-type="float" office:value="3.9693900000000002" table:style-name="ce3">
            <text:p>3.9694</text:p>
          </table:table-cell>
          <table:table-cell office:value-type="float" office:value="0.77223699999999995" table:style-name="ce3">
            <text:p>0.7722</text:p>
          </table:table-cell>
          <table:table-cell table:number-columns-repeated="16381"/>
        </table:table-row>
        <table:table-row table:style-name="ro1">
          <table:table-cell office:value-type="float" office:value="1.1495899999999999" table:style-name="ce3">
            <text:p>1.1496</text:p>
          </table:table-cell>
          <table:table-cell office:value-type="float" office:value="3.8433899999999999" table:style-name="ce3">
            <text:p>3.8434</text:p>
          </table:table-cell>
          <table:table-cell office:value-type="float" office:value="0.53328299999999995" table:style-name="ce3">
            <text:p>0.5333</text:p>
          </table:table-cell>
          <table:table-cell table:number-columns-repeated="16381"/>
        </table:table-row>
        <table:table-row table:style-name="ro1">
          <table:table-cell office:value-type="float" office:value="1.4271" table:style-name="ce3">
            <text:p>1.4271</text:p>
          </table:table-cell>
          <table:table-cell office:value-type="float" office:value="3.83222" table:style-name="ce3">
            <text:p>3.8322</text:p>
          </table:table-cell>
          <table:table-cell office:value-type="float" office:value="0.79512899999999997" table:style-name="ce3">
            <text:p>0.7951</text:p>
          </table:table-cell>
          <table:table-cell table:number-columns-repeated="16381"/>
        </table:table-row>
        <table:table-row table:style-name="ro1">
          <table:table-cell office:value-type="float" office:value="1.30986" table:style-name="ce3">
            <text:p>1.3099</text:p>
          </table:table-cell>
          <table:table-cell office:value-type="float" office:value="4.0288700000000004" table:style-name="ce3">
            <text:p>4.0289</text:p>
          </table:table-cell>
          <table:table-cell office:value-type="float" office:value="0.71175100000000002" table:style-name="ce3">
            <text:p>0.7118</text:p>
          </table:table-cell>
          <table:table-cell table:number-columns-repeated="16381"/>
        </table:table-row>
        <table:table-row table:style-name="ro1">
          <table:table-cell office:value-type="float" office:value="0.79596100000000003" table:style-name="ce3">
            <text:p>0.7960</text:p>
          </table:table-cell>
          <table:table-cell office:value-type="float" office:value="3.9983499999999998" table:style-name="ce3">
            <text:p>3.9984</text:p>
          </table:table-cell>
          <table:table-cell office:value-type="float" office:value="0.38085000000000002" table:style-name="ce3">
            <text:p>0.3809</text:p>
          </table:table-cell>
          <table:table-cell table:number-columns-repeated="16381"/>
        </table:table-row>
        <table:table-row table:style-name="ro1">
          <table:table-cell office:value-type="float" office:value="0.70808700000000002" table:style-name="ce3">
            <text:p>0.7081</text:p>
          </table:table-cell>
          <table:table-cell office:value-type="float" office:value="3.9287899999999998" table:style-name="ce3">
            <text:p>3.9288</text:p>
          </table:table-cell>
          <table:table-cell office:value-type="float" office:value="0.54862900000000003" table:style-name="ce3">
            <text:p>0.5486</text:p>
          </table:table-cell>
          <table:table-cell table:number-columns-repeated="16381"/>
        </table:table-row>
        <table:table-row table:style-name="ro1">
          <table:table-cell office:value-type="float" office:value="1.1069199999999999" table:style-name="ce3">
            <text:p>1.1069</text:p>
          </table:table-cell>
          <table:table-cell office:value-type="float" office:value="3.9535999999999998" table:style-name="ce3">
            <text:p>3.9536</text:p>
          </table:table-cell>
          <table:table-cell office:value-type="float" office:value="0.52450600000000003" table:style-name="ce3">
            <text:p>0.5245</text:p>
          </table:table-cell>
          <table:table-cell table:number-columns-repeated="16381"/>
        </table:table-row>
        <table:table-row table:style-name="ro1">
          <table:table-cell office:value-type="float" office:value="0.62124500000000005" table:style-name="ce3">
            <text:p>0.6212</text:p>
          </table:table-cell>
          <table:table-cell office:value-type="float" office:value="3.82219" table:style-name="ce3">
            <text:p>3.8222</text:p>
          </table:table-cell>
          <table:table-cell office:value-type="float" office:value="0.26100499999999999" table:style-name="ce3">
            <text:p>0.2610</text:p>
          </table:table-cell>
          <table:table-cell table:number-columns-repeated="16381"/>
        </table:table-row>
        <table:table-row table:style-name="ro1">
          <table:table-cell office:value-type="float" office:value="1.10144" table:style-name="ce3">
            <text:p>1.1014</text:p>
          </table:table-cell>
          <table:table-cell office:value-type="float" office:value="4.0873900000000001" table:style-name="ce3">
            <text:p>4.0874</text:p>
          </table:table-cell>
          <table:table-cell office:value-type="float" office:value="0.64180499999999996" table:style-name="ce3">
            <text:p>0.6418</text:p>
          </table:table-cell>
          <table:table-cell table:number-columns-repeated="16381"/>
        </table:table-row>
        <table:table-row table:style-name="ro1">
          <table:table-cell office:value-type="float" office:value="1.07128" table:style-name="ce3">
            <text:p>1.0713</text:p>
          </table:table-cell>
          <table:table-cell office:value-type="float" office:value="3.6898399999999998" table:style-name="ce3">
            <text:p>3.6898</text:p>
          </table:table-cell>
          <table:table-cell office:value-type="float" office:value="0.63183400000000001" table:style-name="ce3">
            <text:p>0.6318</text:p>
          </table:table-cell>
          <table:table-cell table:number-columns-repeated="16381"/>
        </table:table-row>
        <table:table-row table:style-name="ro1">
          <table:table-cell office:value-type="float" office:value="1.27728" table:style-name="ce3">
            <text:p>1.2773</text:p>
          </table:table-cell>
          <table:table-cell office:value-type="float" office:value="3.7506300000000001" table:style-name="ce3">
            <text:p>3.7506</text:p>
          </table:table-cell>
          <table:table-cell office:value-type="float" office:value="0.52618799999999999" table:style-name="ce3">
            <text:p>0.5262</text:p>
          </table:table-cell>
          <table:table-cell table:number-columns-repeated="16381"/>
        </table:table-row>
        <table:table-row table:style-name="ro1">
          <table:table-cell office:value-type="float" office:value="1.49674" table:style-name="ce3">
            <text:p>1.4967</text:p>
          </table:table-cell>
          <table:table-cell office:value-type="float" office:value="3.89134" table:style-name="ce3">
            <text:p>3.8913</text:p>
          </table:table-cell>
          <table:table-cell office:value-type="float" office:value="0.47379700000000002" table:style-name="ce3">
            <text:p>0.4738</text:p>
          </table:table-cell>
          <table:table-cell table:number-columns-repeated="16381"/>
        </table:table-row>
        <table:table-row table:style-name="ro1">
          <table:table-cell office:value-type="float" office:value="1.3104899999999999" table:style-name="ce3">
            <text:p>1.3105</text:p>
          </table:table-cell>
          <table:table-cell office:value-type="float" office:value="3.6642299999999999" table:style-name="ce3">
            <text:p>3.6642</text:p>
          </table:table-cell>
          <table:table-cell office:value-type="float" office:value="0.47761500000000001" table:style-name="ce3">
            <text:p>0.4776</text:p>
          </table:table-cell>
          <table:table-cell table:number-columns-repeated="16381"/>
        </table:table-row>
        <table:table-row table:style-name="ro1">
          <table:table-cell office:value-type="float" office:value="1.2360800000000001" table:style-name="ce3">
            <text:p>1.2361</text:p>
          </table:table-cell>
          <table:table-cell office:value-type="float" office:value="3.8290199999999999" table:style-name="ce3">
            <text:p>3.8290</text:p>
          </table:table-cell>
          <table:table-cell office:value-type="float" office:value="0.368616" table:style-name="ce3">
            <text:p>0.3686</text:p>
          </table:table-cell>
          <table:table-cell table:number-columns-repeated="16381"/>
        </table:table-row>
        <table:table-row table:style-name="ro1">
          <table:table-cell office:value-type="float" office:value="1.32365" table:style-name="ce3">
            <text:p>1.3237</text:p>
          </table:table-cell>
          <table:table-cell office:value-type="float" office:value="3.90551" table:style-name="ce3">
            <text:p>3.9055</text:p>
          </table:table-cell>
          <table:table-cell office:value-type="float" office:value="0.41652400000000001" table:style-name="ce3">
            <text:p>0.4165</text:p>
          </table:table-cell>
          <table:table-cell table:number-columns-repeated="16381"/>
        </table:table-row>
        <table:table-row table:style-name="ro1">
          <table:table-cell office:value-type="float" office:value="1.4806900000000001" table:style-name="ce3">
            <text:p>1.4807</text:p>
          </table:table-cell>
          <table:table-cell office:value-type="float" office:value="4.0103299999999997" table:style-name="ce3">
            <text:p>4.0103</text:p>
          </table:table-cell>
          <table:table-cell office:value-type="float" office:value="0.71862400000000004" table:style-name="ce3">
            <text:p>0.7186</text:p>
          </table:table-cell>
          <table:table-cell table:number-columns-repeated="16381"/>
        </table:table-row>
        <table:table-row table:style-name="ro1">
          <table:table-cell office:value-type="float" office:value="1.2658" table:style-name="ce3">
            <text:p>1.2658</text:p>
          </table:table-cell>
          <table:table-cell office:value-type="float" office:value="4.0334199999999996" table:style-name="ce3">
            <text:p>4.0334</text:p>
          </table:table-cell>
          <table:table-cell office:value-type="float" office:value="0.51303200000000004" table:style-name="ce3">
            <text:p>0.5130</text:p>
          </table:table-cell>
          <table:table-cell table:number-columns-repeated="16381"/>
        </table:table-row>
        <table:table-row table:style-name="ro1">
          <table:table-cell office:value-type="float" office:value="1.1664000000000001" table:style-name="ce3">
            <text:p>1.1664</text:p>
          </table:table-cell>
          <table:table-cell office:value-type="float" office:value="4.0105700000000004" table:style-name="ce3">
            <text:p>4.0106</text:p>
          </table:table-cell>
          <table:table-cell office:value-type="float" office:value="0.56467999999999996" table:style-name="ce3">
            <text:p>0.5647</text:p>
          </table:table-cell>
          <table:table-cell table:number-columns-repeated="16381"/>
        </table:table-row>
        <table:table-row table:style-name="ro1">
          <table:table-cell office:value-type="float" office:value="1.0526" table:style-name="ce3">
            <text:p>1.0526</text:p>
          </table:table-cell>
          <table:table-cell office:value-type="float" office:value="3.94136" table:style-name="ce3">
            <text:p>3.9414</text:p>
          </table:table-cell>
          <table:table-cell office:value-type="float" office:value="0.71664000000000005" table:style-name="ce3">
            <text:p>0.7166</text:p>
          </table:table-cell>
          <table:table-cell table:number-columns-repeated="16381"/>
        </table:table-row>
        <table:table-row table:style-name="ro1">
          <table:table-cell office:value-type="float" office:value="1.29623" table:style-name="ce3">
            <text:p>1.2962</text:p>
          </table:table-cell>
          <table:table-cell office:value-type="float" office:value="4.1445600000000002" table:style-name="ce3">
            <text:p>4.1446</text:p>
          </table:table-cell>
          <table:table-cell office:value-type="float" office:value="0.71541500000000002" table:style-name="ce3">
            <text:p>0.7154</text:p>
          </table:table-cell>
          <table:table-cell table:number-columns-repeated="16381"/>
        </table:table-row>
        <table:table-row table:style-name="ro1">
          <table:table-cell office:value-type="float" office:value="1.30017" table:style-name="ce3">
            <text:p>1.3002</text:p>
          </table:table-cell>
          <table:table-cell office:value-type="float" office:value="4.2564099999999998" table:style-name="ce3">
            <text:p>4.2564</text:p>
          </table:table-cell>
          <table:table-cell office:value-type="float" office:value="0.664771" table:style-name="ce3">
            <text:p>0.6648</text:p>
          </table:table-cell>
          <table:table-cell table:number-columns-repeated="16381"/>
        </table:table-row>
        <table:table-row table:style-name="ro1">
          <table:table-cell office:value-type="float" office:value="1.29501" table:style-name="ce3">
            <text:p>1.2950</text:p>
          </table:table-cell>
          <table:table-cell office:value-type="float" office:value="4.0159200000000004" table:style-name="ce3">
            <text:p>4.0159</text:p>
          </table:table-cell>
          <table:table-cell office:value-type="float" office:value="0.56643299999999996" table:style-name="ce3">
            <text:p>0.5664</text:p>
          </table:table-cell>
          <table:table-cell table:number-columns-repeated="16381"/>
        </table:table-row>
        <table:table-row table:style-name="ro1">
          <table:table-cell office:value-type="float" office:value="1.4145700000000001" table:style-name="ce3">
            <text:p>1.4146</text:p>
          </table:table-cell>
          <table:table-cell office:value-type="float" office:value="3.8192300000000001" table:style-name="ce3">
            <text:p>3.8192</text:p>
          </table:table-cell>
          <table:table-cell office:value-type="float" office:value="0.73816000000000004" table:style-name="ce3">
            <text:p>0.7382</text:p>
          </table:table-cell>
          <table:table-cell table:number-columns-repeated="16381"/>
        </table:table-row>
        <table:table-row table:style-name="ro1">
          <table:table-cell office:value-type="float" office:value="1.71272" table:style-name="ce3">
            <text:p>1.7127</text:p>
          </table:table-cell>
          <table:table-cell office:value-type="float" office:value="4.0976299999999997" table:style-name="ce3">
            <text:p>4.0976</text:p>
          </table:table-cell>
          <table:table-cell office:value-type="float" office:value="0.912663" table:style-name="ce3">
            <text:p>0.9127</text:p>
          </table:table-cell>
          <table:table-cell table:number-columns-repeated="16381"/>
        </table:table-row>
        <table:table-row table:style-name="ro1">
          <table:table-cell office:value-type="float" office:value="1.7214100000000001" table:style-name="ce3">
            <text:p>1.7214</text:p>
          </table:table-cell>
          <table:table-cell office:value-type="float" office:value="4.1696299999999997" table:style-name="ce3">
            <text:p>4.1696</text:p>
          </table:table-cell>
          <table:table-cell office:value-type="float" office:value="0.80026900000000001" table:style-name="ce3">
            <text:p>0.8003</text:p>
          </table:table-cell>
          <table:table-cell table:number-columns-repeated="16381"/>
        </table:table-row>
        <table:table-row table:style-name="ro1">
          <table:table-cell office:value-type="float" office:value="1.56487" table:style-name="ce3">
            <text:p>1.5649</text:p>
          </table:table-cell>
          <table:table-cell office:value-type="float" office:value="3.9284699999999999" table:style-name="ce3">
            <text:p>3.9285</text:p>
          </table:table-cell>
          <table:table-cell office:value-type="float" office:value="0.67860200000000004" table:style-name="ce3">
            <text:p>0.6786</text:p>
          </table:table-cell>
          <table:table-cell table:number-columns-repeated="16381"/>
        </table:table-row>
        <table:table-row table:style-name="ro1">
          <table:table-cell office:value-type="float" office:value="1.60842" table:style-name="ce3">
            <text:p>1.6084</text:p>
          </table:table-cell>
          <table:table-cell office:value-type="float" office:value="3.9802200000000001" table:style-name="ce3">
            <text:p>3.9802</text:p>
          </table:table-cell>
          <table:table-cell office:value-type="float" office:value="0.89926700000000004" table:style-name="ce3">
            <text:p>0.8993</text:p>
          </table:table-cell>
          <table:table-cell table:number-columns-repeated="16381"/>
        </table:table-row>
        <table:table-row table:style-name="ro1">
          <table:table-cell office:value-type="float" office:value="1.64585" table:style-name="ce3">
            <text:p>1.6459</text:p>
          </table:table-cell>
          <table:table-cell office:value-type="float" office:value="4.3368099999999998" table:style-name="ce3">
            <text:p>4.3368</text:p>
          </table:table-cell>
          <table:table-cell office:value-type="float" office:value="0.94211" table:style-name="ce3">
            <text:p>0.9421</text:p>
          </table:table-cell>
          <table:table-cell table:number-columns-repeated="16381"/>
        </table:table-row>
        <table:table-row table:style-name="ro1">
          <table:table-cell office:value-type="float" office:value="1.35422" table:style-name="ce3">
            <text:p>1.3542</text:p>
          </table:table-cell>
          <table:table-cell office:value-type="float" office:value="4.4031900000000004" table:style-name="ce3">
            <text:p>4.4032</text:p>
          </table:table-cell>
          <table:table-cell office:value-type="float" office:value="0.88751199999999997" table:style-name="ce3">
            <text:p>0.8875</text:p>
          </table:table-cell>
          <table:table-cell table:number-columns-repeated="16381"/>
        </table:table-row>
        <table:table-row table:style-name="ro1">
          <table:table-cell office:value-type="float" office:value="0.908026" table:style-name="ce3">
            <text:p>0.9080</text:p>
          </table:table-cell>
          <table:table-cell office:value-type="float" office:value="4.1910999999999996" table:style-name="ce3">
            <text:p>4.1911</text:p>
          </table:table-cell>
          <table:table-cell office:value-type="float" office:value="0.74415100000000001" table:style-name="ce3">
            <text:p>0.7442</text:p>
          </table:table-cell>
          <table:table-cell table:number-columns-repeated="16381"/>
        </table:table-row>
        <table:table-row table:style-name="ro1">
          <table:table-cell office:value-type="float" office:value="1.17513" table:style-name="ce3">
            <text:p>1.1751</text:p>
          </table:table-cell>
          <table:table-cell office:value-type="float" office:value="4.2644200000000003" table:style-name="ce3">
            <text:p>4.2644</text:p>
          </table:table-cell>
          <table:table-cell office:value-type="float" office:value="0.66929899999999998" table:style-name="ce3">
            <text:p>0.6693</text:p>
          </table:table-cell>
          <table:table-cell table:number-columns-repeated="16381"/>
        </table:table-row>
        <table:table-row table:style-name="ro1">
          <table:table-cell office:value-type="float" office:value="1.22031" table:style-name="ce3">
            <text:p>1.2203</text:p>
          </table:table-cell>
          <table:table-cell office:value-type="float" office:value="4.3016199999999998" table:style-name="ce3">
            <text:p>4.3016</text:p>
          </table:table-cell>
          <table:table-cell office:value-type="float" office:value="0.77258000000000004" table:style-name="ce3">
            <text:p>0.7726</text:p>
          </table:table-cell>
          <table:table-cell table:number-columns-repeated="16381"/>
        </table:table-row>
        <table:table-row table:style-name="ro1">
          <table:table-cell office:value-type="float" office:value="1.3754200000000001" table:style-name="ce3">
            <text:p>1.3754</text:p>
          </table:table-cell>
          <table:table-cell office:value-type="float" office:value="4.2154800000000003" table:style-name="ce3">
            <text:p>4.2155</text:p>
          </table:table-cell>
          <table:table-cell office:value-type="float" office:value="0.98955099999999996" table:style-name="ce3">
            <text:p>0.9896</text:p>
          </table:table-cell>
          <table:table-cell table:number-columns-repeated="16381"/>
        </table:table-row>
        <table:table-row table:style-name="ro1">
          <table:table-cell office:value-type="float" office:value="1.25928" table:style-name="ce3">
            <text:p>1.2593</text:p>
          </table:table-cell>
          <table:table-cell office:value-type="float" office:value="4.0062199999999999" table:style-name="ce3">
            <text:p>4.0062</text:p>
          </table:table-cell>
          <table:table-cell office:value-type="float" office:value="0.98609400000000003" table:style-name="ce3">
            <text:p>0.9861</text:p>
          </table:table-cell>
          <table:table-cell table:number-columns-repeated="16381"/>
        </table:table-row>
        <table:table-row table:style-name="ro1">
          <table:table-cell office:value-type="float" office:value="1.58639" table:style-name="ce3">
            <text:p>1.5864</text:p>
          </table:table-cell>
          <table:table-cell office:value-type="float" office:value="3.8955000000000002" table:style-name="ce3">
            <text:p>3.8955</text:p>
          </table:table-cell>
          <table:table-cell office:value-type="float" office:value="0.99656" table:style-name="ce3">
            <text:p>0.9966</text:p>
          </table:table-cell>
          <table:table-cell table:number-columns-repeated="16381"/>
        </table:table-row>
        <table:table-row table:style-name="ro1">
          <table:table-cell office:value-type="float" office:value="1.8110900000000001" table:style-name="ce3">
            <text:p>1.8111</text:p>
          </table:table-cell>
          <table:table-cell office:value-type="float" office:value="3.9900799999999998" table:style-name="ce3">
            <text:p>3.9901</text:p>
          </table:table-cell>
          <table:table-cell office:value-type="float" office:value="0.84811999999999999" table:style-name="ce3">
            <text:p>0.8481</text:p>
          </table:table-cell>
          <table:table-cell table:number-columns-repeated="16381"/>
        </table:table-row>
        <table:table-row table:style-name="ro1">
          <table:table-cell office:value-type="float" office:value="1.77702" table:style-name="ce3">
            <text:p>1.7770</text:p>
          </table:table-cell>
          <table:table-cell office:value-type="float" office:value="4.1842100000000002" table:style-name="ce3">
            <text:p>4.1842</text:p>
          </table:table-cell>
          <table:table-cell office:value-type="float" office:value="0.76516200000000001" table:style-name="ce3">
            <text:p>0.7652</text:p>
          </table:table-cell>
          <table:table-cell table:number-columns-repeated="16381"/>
        </table:table-row>
        <table:table-row table:style-name="ro1">
          <table:table-cell office:value-type="float" office:value="1.53512" table:style-name="ce3">
            <text:p>1.5351</text:p>
          </table:table-cell>
          <table:table-cell office:value-type="float" office:value="3.9348800000000002" table:style-name="ce3">
            <text:p>3.9349</text:p>
          </table:table-cell>
          <table:table-cell office:value-type="float" office:value="0.81360200000000005" table:style-name="ce3">
            <text:p>0.8136</text:p>
          </table:table-cell>
          <table:table-cell table:number-columns-repeated="16381"/>
        </table:table-row>
        <table:table-row table:style-name="ro1">
          <table:table-cell office:value-type="float" office:value="1.58002" table:style-name="ce3">
            <text:p>1.5800</text:p>
          </table:table-cell>
          <table:table-cell office:value-type="float" office:value="4.1323699999999999" table:style-name="ce3">
            <text:p>4.1324</text:p>
          </table:table-cell>
          <table:table-cell office:value-type="float" office:value="0.604437" table:style-name="ce3">
            <text:p>0.6044</text:p>
          </table:table-cell>
          <table:table-cell table:number-columns-repeated="16381"/>
        </table:table-row>
        <table:table-row table:style-name="ro1">
          <table:table-cell office:value-type="float" office:value="1.45581" table:style-name="ce3">
            <text:p>1.4558</text:p>
          </table:table-cell>
          <table:table-cell office:value-type="float" office:value="4.0874199999999998" table:style-name="ce3">
            <text:p>4.0874</text:p>
          </table:table-cell>
          <table:table-cell office:value-type="float" office:value="0.73636599999999997" table:style-name="ce3">
            <text:p>0.7364</text:p>
          </table:table-cell>
          <table:table-cell table:number-columns-repeated="16381"/>
        </table:table-row>
        <table:table-row table:style-name="ro1">
          <table:table-cell office:value-type="float" office:value="1.13524" table:style-name="ce3">
            <text:p>1.1352</text:p>
          </table:table-cell>
          <table:table-cell office:value-type="float" office:value="4.3520300000000001" table:style-name="ce3">
            <text:p>4.3520</text:p>
          </table:table-cell>
          <table:table-cell office:value-type="float" office:value="0.67880700000000005" table:style-name="ce3">
            <text:p>0.6788</text:p>
          </table:table-cell>
          <table:table-cell table:number-columns-repeated="16381"/>
        </table:table-row>
        <table:table-row table:style-name="ro1">
          <table:table-cell office:value-type="float" office:value="1.01135" table:style-name="ce3">
            <text:p>1.0114</text:p>
          </table:table-cell>
          <table:table-cell office:value-type="float" office:value="4.5064099999999998" table:style-name="ce3">
            <text:p>4.5064</text:p>
          </table:table-cell>
          <table:table-cell office:value-type="float" office:value="0.78775799999999996" table:style-name="ce3">
            <text:p>0.7878</text:p>
          </table:table-cell>
          <table:table-cell table:number-columns-repeated="16381"/>
        </table:table-row>
        <table:table-row table:style-name="ro1">
          <table:table-cell office:value-type="float" office:value="1.04478" table:style-name="ce3">
            <text:p>1.0448</text:p>
          </table:table-cell>
          <table:table-cell office:value-type="float" office:value="4.0642899999999997" table:style-name="ce3">
            <text:p>4.0643</text:p>
          </table:table-cell>
          <table:table-cell office:value-type="float" office:value="0.56018699999999999" table:style-name="ce3">
            <text:p>0.5602</text:p>
          </table:table-cell>
          <table:table-cell table:number-columns-repeated="16381"/>
        </table:table-row>
        <table:table-row table:style-name="ro1">
          <table:table-cell office:value-type="float" office:value="1.16439" table:style-name="ce3">
            <text:p>1.1644</text:p>
          </table:table-cell>
          <table:table-cell office:value-type="float" office:value="4.0143800000000001" table:style-name="ce3">
            <text:p>4.0144</text:p>
          </table:table-cell>
          <table:table-cell office:value-type="float" office:value="1.0097499999999999" table:style-name="ce3">
            <text:p>1.0098</text:p>
          </table:table-cell>
          <table:table-cell table:number-columns-repeated="16381"/>
        </table:table-row>
        <table:table-row table:style-name="ro1">
          <table:table-cell office:value-type="float" office:value="1.1300699999999999" table:style-name="ce3">
            <text:p>1.1301</text:p>
          </table:table-cell>
          <table:table-cell office:value-type="float" office:value="4.2616399999999999" table:style-name="ce3">
            <text:p>4.2616</text:p>
          </table:table-cell>
          <table:table-cell office:value-type="float" office:value="1.0646100000000001" table:style-name="ce3">
            <text:p>1.0646</text:p>
          </table:table-cell>
          <table:table-cell table:number-columns-repeated="16381"/>
        </table:table-row>
        <table:table-row table:style-name="ro1">
          <table:table-cell office:value-type="float" office:value="0.82975399999999999" table:style-name="ce3">
            <text:p>0.8298</text:p>
          </table:table-cell>
          <table:table-cell office:value-type="float" office:value="3.83047" table:style-name="ce3">
            <text:p>3.8305</text:p>
          </table:table-cell>
          <table:table-cell office:value-type="float" office:value="0.67031600000000002" table:style-name="ce3">
            <text:p>0.6703</text:p>
          </table:table-cell>
          <table:table-cell table:number-columns-repeated="16381"/>
        </table:table-row>
        <table:table-row table:style-name="ro1">
          <table:table-cell office:value-type="float" office:value="1.0093799999999999" table:style-name="ce3">
            <text:p>1.0094</text:p>
          </table:table-cell>
          <table:table-cell office:value-type="float" office:value="3.73969" table:style-name="ce3">
            <text:p>3.7397</text:p>
          </table:table-cell>
          <table:table-cell office:value-type="float" office:value="0.63452200000000003" table:style-name="ce3">
            <text:p>0.6345</text:p>
          </table:table-cell>
          <table:table-cell table:number-columns-repeated="16381"/>
        </table:table-row>
        <table:table-row table:style-name="ro1">
          <table:table-cell office:value-type="float" office:value="1.3889800000000001" table:style-name="ce3">
            <text:p>1.3890</text:p>
          </table:table-cell>
          <table:table-cell office:value-type="float" office:value="3.8498999999999999" table:style-name="ce3">
            <text:p>3.8499</text:p>
          </table:table-cell>
          <table:table-cell office:value-type="float" office:value="0.55718800000000002" table:style-name="ce3">
            <text:p>0.5572</text:p>
          </table:table-cell>
          <table:table-cell table:number-columns-repeated="16381"/>
        </table:table-row>
        <table:table-row table:style-name="ro1">
          <table:table-cell office:value-type="float" office:value="1.4964900000000001" table:style-name="ce3">
            <text:p>1.4965</text:p>
          </table:table-cell>
          <table:table-cell office:value-type="float" office:value="4.0903700000000001" table:style-name="ce3">
            <text:p>4.0904</text:p>
          </table:table-cell>
          <table:table-cell office:value-type="float" office:value="0.71587400000000001" table:style-name="ce3">
            <text:p>0.7159</text:p>
          </table:table-cell>
          <table:table-cell table:number-columns-repeated="16381"/>
        </table:table-row>
        <table:table-row table:style-name="ro1">
          <table:table-cell office:value-type="float" office:value="1.4719899999999999" table:style-name="ce3">
            <text:p>1.4720</text:p>
          </table:table-cell>
          <table:table-cell office:value-type="float" office:value="4.0990000000000002" table:style-name="ce3">
            <text:p>4.0990</text:p>
          </table:table-cell>
          <table:table-cell office:value-type="float" office:value="0.69281999999999999" table:style-name="ce3">
            <text:p>0.6928</text:p>
          </table:table-cell>
          <table:table-cell table:number-columns-repeated="16381"/>
        </table:table-row>
        <table:table-row table:style-name="ro1">
          <table:table-cell office:value-type="float" office:value="1.41977" table:style-name="ce3">
            <text:p>1.4198</text:p>
          </table:table-cell>
          <table:table-cell office:value-type="float" office:value="4.1960499999999996" table:style-name="ce3">
            <text:p>4.1961</text:p>
          </table:table-cell>
          <table:table-cell office:value-type="float" office:value="0.71404500000000004" table:style-name="ce3">
            <text:p>0.7140</text:p>
          </table:table-cell>
          <table:table-cell table:number-columns-repeated="16381"/>
        </table:table-row>
        <table:table-row table:style-name="ro1">
          <table:table-cell office:value-type="float" office:value="1.4024000000000001" table:style-name="ce3">
            <text:p>1.4024</text:p>
          </table:table-cell>
          <table:table-cell office:value-type="float" office:value="4.3488699999999998" table:style-name="ce3">
            <text:p>4.3489</text:p>
          </table:table-cell>
          <table:table-cell office:value-type="float" office:value="0.91546899999999998" table:style-name="ce3">
            <text:p>0.9155</text:p>
          </table:table-cell>
          <table:table-cell table:number-columns-repeated="16381"/>
        </table:table-row>
        <table:table-row table:style-name="ro1">
          <table:table-cell office:value-type="float" office:value="1.23156" table:style-name="ce3">
            <text:p>1.2316</text:p>
          </table:table-cell>
          <table:table-cell office:value-type="float" office:value="4.4184999999999999" table:style-name="ce3">
            <text:p>4.4185</text:p>
          </table:table-cell>
          <table:table-cell office:value-type="float" office:value="1.05135" table:style-name="ce3">
            <text:p>1.0514</text:p>
          </table:table-cell>
          <table:table-cell table:number-columns-repeated="16381"/>
        </table:table-row>
        <table:table-row table:style-name="ro1">
          <table:table-cell office:value-type="float" office:value="1.0132300000000001" table:style-name="ce3">
            <text:p>1.0132</text:p>
          </table:table-cell>
          <table:table-cell office:value-type="float" office:value="4.6400199999999998" table:style-name="ce3">
            <text:p>4.6400</text:p>
          </table:table-cell>
          <table:table-cell office:value-type="float" office:value="1.0785800000000001" table:style-name="ce3">
            <text:p>1.0786</text:p>
          </table:table-cell>
          <table:table-cell table:number-columns-repeated="16381"/>
        </table:table-row>
        <table:table-row table:style-name="ro1">
          <table:table-cell office:value-type="float" office:value="1.04782" table:style-name="ce3">
            <text:p>1.0478</text:p>
          </table:table-cell>
          <table:table-cell office:value-type="float" office:value="4.6602800000000002" table:style-name="ce3">
            <text:p>4.6603</text:p>
          </table:table-cell>
          <table:table-cell office:value-type="float" office:value="0.97349600000000003" table:style-name="ce3">
            <text:p>0.9735</text:p>
          </table:table-cell>
          <table:table-cell table:number-columns-repeated="16381"/>
        </table:table-row>
        <table:table-row table:style-name="ro1">
          <table:table-cell office:value-type="float" office:value="0.721854" table:style-name="ce3">
            <text:p>0.7219</text:p>
          </table:table-cell>
          <table:table-cell office:value-type="float" office:value="4.1309500000000003" table:style-name="ce3">
            <text:p>4.1310</text:p>
          </table:table-cell>
          <table:table-cell office:value-type="float" office:value="0.59794199999999997" table:style-name="ce3">
            <text:p>0.5979</text:p>
          </table:table-cell>
          <table:table-cell table:number-columns-repeated="16381"/>
        </table:table-row>
        <table:table-row table:style-name="ro1">
          <table:table-cell office:value-type="float" office:value="1.0579000000000001" table:style-name="ce3">
            <text:p>1.0579</text:p>
          </table:table-cell>
          <table:table-cell office:value-type="float" office:value="4.2270300000000001" table:style-name="ce3">
            <text:p>4.2270</text:p>
          </table:table-cell>
          <table:table-cell office:value-type="float" office:value="0.875251" table:style-name="ce3">
            <text:p>0.8753</text:p>
          </table:table-cell>
          <table:table-cell table:number-columns-repeated="16381"/>
        </table:table-row>
        <table:table-row table:style-name="ro1">
          <table:table-cell office:value-type="float" office:value="0.95753100000000002" table:style-name="ce3">
            <text:p>0.9575</text:p>
          </table:table-cell>
          <table:table-cell office:value-type="float" office:value="4.2284899999999999" table:style-name="ce3">
            <text:p>4.2285</text:p>
          </table:table-cell>
          <table:table-cell office:value-type="float" office:value="0.84948299999999999" table:style-name="ce3">
            <text:p>0.8495</text:p>
          </table:table-cell>
          <table:table-cell table:number-columns-repeated="16381"/>
        </table:table-row>
        <table:table-row table:style-name="ro1">
          <table:table-cell office:value-type="float" office:value="1.1111200000000001" table:style-name="ce3">
            <text:p>1.1111</text:p>
          </table:table-cell>
          <table:table-cell office:value-type="float" office:value="4.0272600000000001" table:style-name="ce3">
            <text:p>4.0273</text:p>
          </table:table-cell>
          <table:table-cell office:value-type="float" office:value="0.81091000000000002" table:style-name="ce3">
            <text:p>0.8109</text:p>
          </table:table-cell>
          <table:table-cell table:number-columns-repeated="16381"/>
        </table:table-row>
        <table:table-row table:style-name="ro1">
          <table:table-cell office:value-type="float" office:value="1.2859700000000001" table:style-name="ce3">
            <text:p>1.2860</text:p>
          </table:table-cell>
          <table:table-cell office:value-type="float" office:value="4.0665199999999997" table:style-name="ce3">
            <text:p>4.0665</text:p>
          </table:table-cell>
          <table:table-cell office:value-type="float" office:value="0.75802400000000003" table:style-name="ce3">
            <text:p>0.7580</text:p>
          </table:table-cell>
          <table:table-cell table:number-columns-repeated="16381"/>
        </table:table-row>
        <table:table-row table:style-name="ro1">
          <table:table-cell office:value-type="float" office:value="1.33632" table:style-name="ce3">
            <text:p>1.3363</text:p>
          </table:table-cell>
          <table:table-cell office:value-type="float" office:value="4.11022" table:style-name="ce3">
            <text:p>4.1102</text:p>
          </table:table-cell>
          <table:table-cell office:value-type="float" office:value="0.68740100000000004" table:style-name="ce3">
            <text:p>0.6874</text:p>
          </table:table-cell>
          <table:table-cell table:number-columns-repeated="16381"/>
        </table:table-row>
        <table:table-row table:style-name="ro1">
          <table:table-cell office:value-type="float" office:value="1.31647" table:style-name="ce3">
            <text:p>1.3165</text:p>
          </table:table-cell>
          <table:table-cell office:value-type="float" office:value="4.0904999999999996" table:style-name="ce3">
            <text:p>4.0905</text:p>
          </table:table-cell>
          <table:table-cell office:value-type="float" office:value="0.57084800000000002" table:style-name="ce3">
            <text:p>0.5708</text:p>
          </table:table-cell>
          <table:table-cell table:number-columns-repeated="16381"/>
        </table:table-row>
        <table:table-row table:style-name="ro1">
          <table:table-cell office:value-type="float" office:value="1.1327400000000001" table:style-name="ce3">
            <text:p>1.1327</text:p>
          </table:table-cell>
          <table:table-cell office:value-type="float" office:value="3.7942999999999998" table:style-name="ce3">
            <text:p>3.7943</text:p>
          </table:table-cell>
          <table:table-cell office:value-type="float" office:value="0.43580099999999999" table:style-name="ce3">
            <text:p>0.4358</text:p>
          </table:table-cell>
          <table:table-cell table:number-columns-repeated="16381"/>
        </table:table-row>
        <table:table-row table:style-name="ro1">
          <table:table-cell office:value-type="float" office:value="1.2559899999999999" table:style-name="ce3">
            <text:p>1.2560</text:p>
          </table:table-cell>
          <table:table-cell office:value-type="float" office:value="4.2806699999999998" table:style-name="ce3">
            <text:p>4.2807</text:p>
          </table:table-cell>
          <table:table-cell office:value-type="float" office:value="0.90058300000000002" table:style-name="ce3">
            <text:p>0.9006</text:p>
          </table:table-cell>
          <table:table-cell table:number-columns-repeated="16381"/>
        </table:table-row>
        <table:table-row table:style-name="ro1">
          <table:table-cell office:value-type="float" office:value="1.06725" table:style-name="ce3">
            <text:p>1.0673</text:p>
          </table:table-cell>
          <table:table-cell office:value-type="float" office:value="4.3678400000000002" table:style-name="ce3">
            <text:p>4.3678</text:p>
          </table:table-cell>
          <table:table-cell office:value-type="float" office:value="0.83355100000000004" table:style-name="ce3">
            <text:p>0.8336</text:p>
          </table:table-cell>
          <table:table-cell table:number-columns-repeated="16381"/>
        </table:table-row>
        <table:table-row table:style-name="ro1">
          <table:table-cell office:value-type="float" office:value="1.13656" table:style-name="ce3">
            <text:p>1.1366</text:p>
          </table:table-cell>
          <table:table-cell office:value-type="float" office:value="4.5028199999999998" table:style-name="ce3">
            <text:p>4.5028</text:p>
          </table:table-cell>
          <table:table-cell office:value-type="float" office:value="1.0733900000000001" table:style-name="ce3">
            <text:p>1.0734</text:p>
          </table:table-cell>
          <table:table-cell table:number-columns-repeated="16381"/>
        </table:table-row>
        <table:table-row table:style-name="ro1">
          <table:table-cell office:value-type="float" office:value="0.74885000000000002" table:style-name="ce3">
            <text:p>0.7489</text:p>
          </table:table-cell>
          <table:table-cell office:value-type="float" office:value="4.4011699999999996" table:style-name="ce3">
            <text:p>4.4012</text:p>
          </table:table-cell>
          <table:table-cell office:value-type="float" office:value="0.81724200000000002" table:style-name="ce3">
            <text:p>0.8172</text:p>
          </table:table-cell>
          <table:table-cell table:number-columns-repeated="16381"/>
        </table:table-row>
        <table:table-row table:style-name="ro1">
          <table:table-cell office:value-type="float" office:value="0.86748599999999998" table:style-name="ce3">
            <text:p>0.8675</text:p>
          </table:table-cell>
          <table:table-cell office:value-type="float" office:value="3.9637099999999998" table:style-name="ce3">
            <text:p>3.9637</text:p>
          </table:table-cell>
          <table:table-cell office:value-type="float" office:value="0.83049099999999998" table:style-name="ce3">
            <text:p>0.8305</text:p>
          </table:table-cell>
          <table:table-cell table:number-columns-repeated="16381"/>
        </table:table-row>
        <table:table-row table:style-name="ro1">
          <table:table-cell office:value-type="float" office:value="0.96857000000000004" table:style-name="ce3">
            <text:p>0.9686</text:p>
          </table:table-cell>
          <table:table-cell office:value-type="float" office:value="3.9420299999999999" table:style-name="ce3">
            <text:p>3.9420</text:p>
          </table:table-cell>
          <table:table-cell office:value-type="float" office:value="0.71604900000000005" table:style-name="ce3">
            <text:p>0.7160</text:p>
          </table:table-cell>
          <table:table-cell table:number-columns-repeated="16381"/>
        </table:table-row>
        <table:table-row table:style-name="ro1">
          <table:table-cell office:value-type="float" office:value="0.92032599999999998" table:style-name="ce3">
            <text:p>0.9203</text:p>
          </table:table-cell>
          <table:table-cell office:value-type="float" office:value="4.01105" table:style-name="ce3">
            <text:p>4.0111</text:p>
          </table:table-cell>
          <table:table-cell office:value-type="float" office:value="0.77637199999999995" table:style-name="ce3">
            <text:p>0.7764</text:p>
          </table:table-cell>
          <table:table-cell table:number-columns-repeated="16381"/>
        </table:table-row>
        <table:table-row table:style-name="ro1">
          <table:table-cell office:value-type="float" office:value="1.18947" table:style-name="ce3">
            <text:p>1.1895</text:p>
          </table:table-cell>
          <table:table-cell office:value-type="float" office:value="3.9390999999999998" table:style-name="ce3">
            <text:p>3.9391</text:p>
          </table:table-cell>
          <table:table-cell office:value-type="float" office:value="0.81503000000000003" table:style-name="ce3">
            <text:p>0.8150</text:p>
          </table:table-cell>
          <table:table-cell table:number-columns-repeated="16381"/>
        </table:table-row>
        <table:table-row table:style-name="ro1">
          <table:table-cell office:value-type="float" office:value="1.4368700000000001" table:style-name="ce3">
            <text:p>1.4369</text:p>
          </table:table-cell>
          <table:table-cell office:value-type="float" office:value="3.92903" table:style-name="ce3">
            <text:p>3.9290</text:p>
          </table:table-cell>
          <table:table-cell office:value-type="float" office:value="0.74192100000000005" table:style-name="ce3">
            <text:p>0.7419</text:p>
          </table:table-cell>
          <table:table-cell table:number-columns-repeated="16381"/>
        </table:table-row>
        <table:table-row table:style-name="ro1">
          <table:table-cell office:value-type="float" office:value="1.4498800000000001" table:style-name="ce3">
            <text:p>1.4499</text:p>
          </table:table-cell>
          <table:table-cell office:value-type="float" office:value="3.9595199999999999" table:style-name="ce3">
            <text:p>3.9595</text:p>
          </table:table-cell>
          <table:table-cell office:value-type="float" office:value="0.62431300000000001" table:style-name="ce3">
            <text:p>0.6243</text:p>
          </table:table-cell>
          <table:table-cell table:number-columns-repeated="16381"/>
        </table:table-row>
        <table:table-row table:style-name="ro1">
          <table:table-cell office:value-type="float" office:value="1.43523" table:style-name="ce3">
            <text:p>1.4352</text:p>
          </table:table-cell>
          <table:table-cell office:value-type="float" office:value="3.97879" table:style-name="ce3">
            <text:p>3.9788</text:p>
          </table:table-cell>
          <table:table-cell office:value-type="float" office:value="0.57761300000000004" table:style-name="ce3">
            <text:p>0.5776</text:p>
          </table:table-cell>
          <table:table-cell table:number-columns-repeated="16381"/>
        </table:table-row>
        <table:table-row table:style-name="ro1">
          <table:table-cell office:value-type="float" office:value="1.2336800000000001" table:style-name="ce3">
            <text:p>1.2337</text:p>
          </table:table-cell>
          <table:table-cell office:value-type="float" office:value="3.9651299999999998" table:style-name="ce3">
            <text:p>3.9651</text:p>
          </table:table-cell>
          <table:table-cell office:value-type="float" office:value="0.59750099999999995" table:style-name="ce3">
            <text:p>0.5975</text:p>
          </table:table-cell>
          <table:table-cell table:number-columns-repeated="16381"/>
        </table:table-row>
        <table:table-row table:style-name="ro1">
          <table:table-cell office:value-type="float" office:value="1.1547000000000001" table:style-name="ce3">
            <text:p>1.1547</text:p>
          </table:table-cell>
          <table:table-cell office:value-type="float" office:value="4.1863799999999998" table:style-name="ce3">
            <text:p>4.1864</text:p>
          </table:table-cell>
          <table:table-cell office:value-type="float" office:value="0.80529399999999995" table:style-name="ce3">
            <text:p>0.8053</text:p>
          </table:table-cell>
          <table:table-cell table:number-columns-repeated="16381"/>
        </table:table-row>
        <table:table-row table:style-name="ro1">
          <table:table-cell office:value-type="float" office:value="1.0885199999999999" table:style-name="ce3">
            <text:p>1.0885</text:p>
          </table:table-cell>
          <table:table-cell office:value-type="float" office:value="4.4078200000000001" table:style-name="ce3">
            <text:p>4.4078</text:p>
          </table:table-cell>
          <table:table-cell office:value-type="float" office:value="0.78333900000000001" table:style-name="ce3">
            <text:p>0.7833</text:p>
          </table:table-cell>
          <table:table-cell table:number-columns-repeated="16381"/>
        </table:table-row>
        <table:table-row table:style-name="ro1">
          <table:table-cell office:value-type="float" office:value="0.76060799999999995" table:style-name="ce3">
            <text:p>0.7606</text:p>
          </table:table-cell>
          <table:table-cell office:value-type="float" office:value="4.3510499999999999" table:style-name="ce3">
            <text:p>4.3511</text:p>
          </table:table-cell>
          <table:table-cell office:value-type="float" office:value="0.78090700000000002" table:style-name="ce3">
            <text:p>0.7809</text:p>
          </table:table-cell>
          <table:table-cell table:number-columns-repeated="16381"/>
        </table:table-row>
        <table:table-row table:style-name="ro1">
          <table:table-cell office:value-type="float" office:value="0.85728300000000002" table:style-name="ce3">
            <text:p>0.8573</text:p>
          </table:table-cell>
          <table:table-cell office:value-type="float" office:value="4.7258300000000002" table:style-name="ce3">
            <text:p>4.7258</text:p>
          </table:table-cell>
          <table:table-cell office:value-type="float" office:value="0.55150100000000002" table:style-name="ce3">
            <text:p>0.5515</text:p>
          </table:table-cell>
          <table:table-cell table:number-columns-repeated="16381"/>
        </table:table-row>
        <table:table-row table:style-name="ro1">
          <table:table-cell office:value-type="float" office:value="0.68476499999999996" table:style-name="ce3">
            <text:p>0.6848</text:p>
          </table:table-cell>
          <table:table-cell office:value-type="float" office:value="4.4631299999999996" table:style-name="ce3">
            <text:p>4.4631</text:p>
          </table:table-cell>
          <table:table-cell office:value-type="float" office:value="0.43301499999999998" table:style-name="ce3">
            <text:p>0.4330</text:p>
          </table:table-cell>
          <table:table-cell table:number-columns-repeated="16381"/>
        </table:table-row>
        <table:table-row table:style-name="ro1">
          <table:table-cell office:value-type="float" office:value="1.1083499999999999" table:style-name="ce3">
            <text:p>1.1084</text:p>
          </table:table-cell>
          <table:table-cell office:value-type="float" office:value="4.3401199999999998" table:style-name="ce3">
            <text:p>4.3401</text:p>
          </table:table-cell>
          <table:table-cell office:value-type="float" office:value="0.89810900000000005" table:style-name="ce3">
            <text:p>0.8981</text:p>
          </table:table-cell>
          <table:table-cell table:number-columns-repeated="16381"/>
        </table:table-row>
        <table:table-row table:style-name="ro1">
          <table:table-cell office:value-type="float" office:value="1.0114700000000001" table:style-name="ce3">
            <text:p>1.0115</text:p>
          </table:table-cell>
          <table:table-cell office:value-type="float" office:value="4.1716899999999999" table:style-name="ce3">
            <text:p>4.1717</text:p>
          </table:table-cell>
          <table:table-cell office:value-type="float" office:value="0.72098799999999996" table:style-name="ce3">
            <text:p>0.7210</text:p>
          </table:table-cell>
          <table:table-cell table:number-columns-repeated="16381"/>
        </table:table-row>
        <table:table-row table:style-name="ro1">
          <table:table-cell office:value-type="float" office:value="1.2082900000000001" table:style-name="ce3">
            <text:p>1.2083</text:p>
          </table:table-cell>
          <table:table-cell office:value-type="float" office:value="3.9382600000000001" table:style-name="ce3">
            <text:p>3.9383</text:p>
          </table:table-cell>
          <table:table-cell office:value-type="float" office:value="0.73924199999999995" table:style-name="ce3">
            <text:p>0.7392</text:p>
          </table:table-cell>
          <table:table-cell table:number-columns-repeated="16381"/>
        </table:table-row>
        <table:table-row table:style-name="ro1">
          <table:table-cell office:value-type="float" office:value="1.28749" table:style-name="ce3">
            <text:p>1.2875</text:p>
          </table:table-cell>
          <table:table-cell office:value-type="float" office:value="3.8269099999999998" table:style-name="ce3">
            <text:p>3.8269</text:p>
          </table:table-cell>
          <table:table-cell office:value-type="float" office:value="0.64219199999999999" table:style-name="ce3">
            <text:p>0.6422</text:p>
          </table:table-cell>
          <table:table-cell table:number-columns-repeated="16381"/>
        </table:table-row>
        <table:table-row table:style-name="ro1">
          <table:table-cell office:value-type="float" office:value="1.5623899999999999" table:style-name="ce3">
            <text:p>1.5624</text:p>
          </table:table-cell>
          <table:table-cell office:value-type="float" office:value="3.9087399999999999" table:style-name="ce3">
            <text:p>3.9087</text:p>
          </table:table-cell>
          <table:table-cell office:value-type="float" office:value="0.56838500000000003" table:style-name="ce3">
            <text:p>0.5684</text:p>
          </table:table-cell>
          <table:table-cell table:number-columns-repeated="16381"/>
        </table:table-row>
        <table:table-row table:style-name="ro1">
          <table:table-cell office:value-type="float" office:value="1.3807400000000001" table:style-name="ce3">
            <text:p>1.3807</text:p>
          </table:table-cell>
          <table:table-cell office:value-type="float" office:value="3.9056500000000001" table:style-name="ce3">
            <text:p>3.9057</text:p>
          </table:table-cell>
          <table:table-cell office:value-type="float" office:value="0.549705" table:style-name="ce3">
            <text:p>0.5497</text:p>
          </table:table-cell>
          <table:table-cell table:number-columns-repeated="16381"/>
        </table:table-row>
        <table:table-row table:style-name="ro1">
          <table:table-cell office:value-type="float" office:value="1.48028" table:style-name="ce3">
            <text:p>1.4803</text:p>
          </table:table-cell>
          <table:table-cell office:value-type="float" office:value="3.8990499999999999" table:style-name="ce3">
            <text:p>3.8991</text:p>
          </table:table-cell>
          <table:table-cell office:value-type="float" office:value="0.77290599999999998" table:style-name="ce3">
            <text:p>0.7729</text:p>
          </table:table-cell>
          <table:table-cell table:number-columns-repeated="16381"/>
        </table:table-row>
        <table:table-row table:style-name="ro1">
          <table:table-cell office:value-type="float" office:value="1.3767499999999999" table:style-name="ce3">
            <text:p>1.3768</text:p>
          </table:table-cell>
          <table:table-cell office:value-type="float" office:value="4.2401900000000001" table:style-name="ce3">
            <text:p>4.2402</text:p>
          </table:table-cell>
          <table:table-cell office:value-type="float" office:value="0.92633799999999999" table:style-name="ce3">
            <text:p>0.9263</text:p>
          </table:table-cell>
          <table:table-cell table:number-columns-repeated="16381"/>
        </table:table-row>
        <table:table-row table:style-name="ro1">
          <table:table-cell office:value-type="float" office:value="1.0750500000000001" table:style-name="ce3">
            <text:p>1.0751</text:p>
          </table:table-cell>
          <table:table-cell office:value-type="float" office:value="4.4519799999999998" table:style-name="ce3">
            <text:p>4.4520</text:p>
          </table:table-cell>
          <table:table-cell office:value-type="float" office:value="0.71741100000000002" table:style-name="ce3">
            <text:p>0.7174</text:p>
          </table:table-cell>
          <table:table-cell table:number-columns-repeated="16381"/>
        </table:table-row>
        <table:table-row table:style-name="ro1">
          <table:table-cell office:value-type="float" office:value="0.741699" table:style-name="ce3">
            <text:p>0.7417</text:p>
          </table:table-cell>
          <table:table-cell office:value-type="float" office:value="4.0343099999999996" table:style-name="ce3">
            <text:p>4.0343</text:p>
          </table:table-cell>
          <table:table-cell office:value-type="float" office:value="0.44314700000000001" table:style-name="ce3">
            <text:p>0.4431</text:p>
          </table:table-cell>
          <table:table-cell table:number-columns-repeated="16381"/>
        </table:table-row>
        <table:table-row table:style-name="ro1">
          <table:table-cell office:value-type="float" office:value="0.86267199999999999" table:style-name="ce3">
            <text:p>0.8627</text:p>
          </table:table-cell>
          <table:table-cell office:value-type="float" office:value="4.1985599999999996" table:style-name="ce3">
            <text:p>4.1986</text:p>
          </table:table-cell>
          <table:table-cell office:value-type="float" office:value="0.52443399999999996" table:style-name="ce3">
            <text:p>0.5244</text:p>
          </table:table-cell>
          <table:table-cell table:number-columns-repeated="16381"/>
        </table:table-row>
        <table:table-row table:style-name="ro1">
          <table:table-cell office:value-type="float" office:value="0.89449199999999995" table:style-name="ce3">
            <text:p>0.8945</text:p>
          </table:table-cell>
          <table:table-cell office:value-type="float" office:value="4.1464699999999999" table:style-name="ce3">
            <text:p>4.1465</text:p>
          </table:table-cell>
          <table:table-cell office:value-type="float" office:value="0.69339600000000001" table:style-name="ce3">
            <text:p>0.6934</text:p>
          </table:table-cell>
          <table:table-cell table:number-columns-repeated="16381"/>
        </table:table-row>
        <table:table-row table:style-name="ro1">
          <table:table-cell office:value-type="float" office:value="0.56061000000000005" table:style-name="ce3">
            <text:p>0.5606</text:p>
          </table:table-cell>
          <table:table-cell office:value-type="float" office:value="3.9437700000000002" table:style-name="ce3">
            <text:p>3.9438</text:p>
          </table:table-cell>
          <table:table-cell office:value-type="float" office:value="0.71982400000000002" table:style-name="ce3">
            <text:p>0.7198</text:p>
          </table:table-cell>
          <table:table-cell table:number-columns-repeated="16381"/>
        </table:table-row>
        <table:table-row table:style-name="ro1">
          <table:table-cell office:value-type="float" office:value="0.68896100000000005" table:style-name="ce3">
            <text:p>0.6890</text:p>
          </table:table-cell>
          <table:table-cell office:value-type="float" office:value="3.7001499999999998" table:style-name="ce3">
            <text:p>3.7002</text:p>
          </table:table-cell>
          <table:table-cell office:value-type="float" office:value="0.53154199999999996" table:style-name="ce3">
            <text:p>0.5315</text:p>
          </table:table-cell>
          <table:table-cell table:number-columns-repeated="16381"/>
        </table:table-row>
        <table:table-row table:style-name="ro1">
          <table:table-cell office:value-type="float" office:value="1.08426" table:style-name="ce3">
            <text:p>1.0843</text:p>
          </table:table-cell>
          <table:table-cell office:value-type="float" office:value="3.6044200000000002" table:style-name="ce3">
            <text:p>3.6044</text:p>
          </table:table-cell>
          <table:table-cell office:value-type="float" office:value="0.56728999999999996" table:style-name="ce3">
            <text:p>0.5673</text:p>
          </table:table-cell>
          <table:table-cell table:number-columns-repeated="16381"/>
        </table:table-row>
        <table:table-row table:style-name="ro1">
          <table:table-cell office:value-type="float" office:value="1.2505500000000001" table:style-name="ce3">
            <text:p>1.2506</text:p>
          </table:table-cell>
          <table:table-cell office:value-type="float" office:value="3.6758600000000001" table:style-name="ce3">
            <text:p>3.6759</text:p>
          </table:table-cell>
          <table:table-cell office:value-type="float" office:value="0.65086299999999997" table:style-name="ce3">
            <text:p>0.6509</text:p>
          </table:table-cell>
          <table:table-cell table:number-columns-repeated="16381"/>
        </table:table-row>
        <table:table-row table:style-name="ro1">
          <table:table-cell office:value-type="float" office:value="1.19923" table:style-name="ce3">
            <text:p>1.1992</text:p>
          </table:table-cell>
          <table:table-cell office:value-type="float" office:value="3.78972" table:style-name="ce3">
            <text:p>3.7897</text:p>
          </table:table-cell>
          <table:table-cell office:value-type="float" office:value="0.54060799999999998" table:style-name="ce3">
            <text:p>0.5406</text:p>
          </table:table-cell>
          <table:table-cell table:number-columns-repeated="16381"/>
        </table:table-row>
        <table:table-row table:style-name="ro1">
          <table:table-cell office:value-type="float" office:value="1.2956099999999999" table:style-name="ce3">
            <text:p>1.2956</text:p>
          </table:table-cell>
          <table:table-cell office:value-type="float" office:value="3.8813399999999998" table:style-name="ce3">
            <text:p>3.8813</text:p>
          </table:table-cell>
          <table:table-cell office:value-type="float" office:value="0.66631700000000005" table:style-name="ce3">
            <text:p>0.6663</text:p>
          </table:table-cell>
          <table:table-cell table:number-columns-repeated="16381"/>
        </table:table-row>
        <table:table-row table:style-name="ro1">
          <table:table-cell office:value-type="float" office:value="1.6198399999999999" table:style-name="ce3">
            <text:p>1.6198</text:p>
          </table:table-cell>
          <table:table-cell office:value-type="float" office:value="4.0095299999999998" table:style-name="ce3">
            <text:p>4.0095</text:p>
          </table:table-cell>
          <table:table-cell office:value-type="float" office:value="0.83755400000000002" table:style-name="ce3">
            <text:p>0.8376</text:p>
          </table:table-cell>
          <table:table-cell table:number-columns-repeated="16381"/>
        </table:table-row>
        <table:table-row table:style-name="ro1">
          <table:table-cell office:value-type="float" office:value="1.0543" table:style-name="ce3">
            <text:p>1.0543</text:p>
          </table:table-cell>
          <table:table-cell office:value-type="float" office:value="4.0149900000000001" table:style-name="ce3">
            <text:p>4.0150</text:p>
          </table:table-cell>
          <table:table-cell office:value-type="float" office:value="0.66086800000000001" table:style-name="ce3">
            <text:p>0.6609</text:p>
          </table:table-cell>
          <table:table-cell table:number-columns-repeated="16381"/>
        </table:table-row>
        <table:table-row table:style-name="ro1">
          <table:table-cell office:value-type="float" office:value="1.1128499999999999" table:style-name="ce3">
            <text:p>1.1129</text:p>
          </table:table-cell>
          <table:table-cell office:value-type="float" office:value="4.32836" table:style-name="ce3">
            <text:p>4.3284</text:p>
          </table:table-cell>
          <table:table-cell office:value-type="float" office:value="0.64359999999999995" table:style-name="ce3">
            <text:p>0.6436</text:p>
          </table:table-cell>
          <table:table-cell table:number-columns-repeated="16381"/>
        </table:table-row>
        <table:table-row table:style-name="ro1">
          <table:table-cell office:value-type="float" office:value="0.71218599999999999" table:style-name="ce3">
            <text:p>0.7122</text:p>
          </table:table-cell>
          <table:table-cell office:value-type="float" office:value="4.1024200000000004" table:style-name="ce3">
            <text:p>4.1024</text:p>
          </table:table-cell>
          <table:table-cell office:value-type="float" office:value="0.62112900000000004" table:style-name="ce3">
            <text:p>0.6211</text:p>
          </table:table-cell>
          <table:table-cell table:number-columns-repeated="16381"/>
        </table:table-row>
        <table:table-row table:style-name="ro1">
          <table:table-cell office:value-type="float" office:value="0.70286700000000002" table:style-name="ce3">
            <text:p>0.7029</text:p>
          </table:table-cell>
          <table:table-cell office:value-type="float" office:value="4.0531699999999997" table:style-name="ce3">
            <text:p>4.0532</text:p>
          </table:table-cell>
          <table:table-cell office:value-type="float" office:value="0.70754700000000004" table:style-name="ce3">
            <text:p>0.7075</text:p>
          </table:table-cell>
          <table:table-cell table:number-columns-repeated="16381"/>
        </table:table-row>
        <table:table-row table:style-name="ro1">
          <table:table-cell office:value-type="float" office:value="1.05016" table:style-name="ce3">
            <text:p>1.0502</text:p>
          </table:table-cell>
          <table:table-cell office:value-type="float" office:value="4.0704200000000004" table:style-name="ce3">
            <text:p>4.0704</text:p>
          </table:table-cell>
          <table:table-cell office:value-type="float" office:value="0.96634200000000003" table:style-name="ce3">
            <text:p>0.9663</text:p>
          </table:table-cell>
          <table:table-cell table:number-columns-repeated="16381"/>
        </table:table-row>
        <table:table-row table:style-name="ro1">
          <table:table-cell office:value-type="float" office:value="1.02921" table:style-name="ce3">
            <text:p>1.0292</text:p>
          </table:table-cell>
          <table:table-cell office:value-type="float" office:value="4.2041899999999996" table:style-name="ce3">
            <text:p>4.2042</text:p>
          </table:table-cell>
          <table:table-cell office:value-type="float" office:value="0.75800900000000004" table:style-name="ce3">
            <text:p>0.7580</text:p>
          </table:table-cell>
          <table:table-cell table:number-columns-repeated="16381"/>
        </table:table-row>
        <table:table-row table:style-name="ro1">
          <table:table-cell office:value-type="float" office:value="1.0685500000000001" table:style-name="ce3">
            <text:p>1.0686</text:p>
          </table:table-cell>
          <table:table-cell office:value-type="float" office:value="3.89378" table:style-name="ce3">
            <text:p>3.8938</text:p>
          </table:table-cell>
          <table:table-cell office:value-type="float" office:value="0.56425999999999998" table:style-name="ce3">
            <text:p>0.5643</text:p>
          </table:table-cell>
          <table:table-cell table:number-columns-repeated="16381"/>
        </table:table-row>
        <table:table-row table:style-name="ro1">
          <table:table-cell office:value-type="float" office:value="1.3488100000000001" table:style-name="ce3">
            <text:p>1.3488</text:p>
          </table:table-cell>
          <table:table-cell office:value-type="float" office:value="3.8508" table:style-name="ce3">
            <text:p>3.8508</text:p>
          </table:table-cell>
          <table:table-cell office:value-type="float" office:value="0.60449600000000003" table:style-name="ce3">
            <text:p>0.6045</text:p>
          </table:table-cell>
          <table:table-cell table:number-columns-repeated="16381"/>
        </table:table-row>
        <table:table-row table:style-name="ro1">
          <table:table-cell office:value-type="float" office:value="1.5126900000000001" table:style-name="ce3">
            <text:p>1.5127</text:p>
          </table:table-cell>
          <table:table-cell office:value-type="float" office:value="3.9335300000000002" table:style-name="ce3">
            <text:p>3.9335</text:p>
          </table:table-cell>
          <table:table-cell office:value-type="float" office:value="0.75209700000000002" table:style-name="ce3">
            <text:p>0.7521</text:p>
          </table:table-cell>
          <table:table-cell table:number-columns-repeated="16381"/>
        </table:table-row>
        <table:table-row table:style-name="ro1">
          <table:table-cell office:value-type="float" office:value="1.4360900000000001" table:style-name="ce3">
            <text:p>1.4361</text:p>
          </table:table-cell>
          <table:table-cell office:value-type="float" office:value="3.8890500000000001" table:style-name="ce3">
            <text:p>3.8891</text:p>
          </table:table-cell>
          <table:table-cell office:value-type="float" office:value="0.64545699999999995" table:style-name="ce3">
            <text:p>0.6455</text:p>
          </table:table-cell>
          <table:table-cell table:number-columns-repeated="16381"/>
        </table:table-row>
        <table:table-row table:style-name="ro1">
          <table:table-cell office:value-type="float" office:value="1.5379100000000001" table:style-name="ce3">
            <text:p>1.5379</text:p>
          </table:table-cell>
          <table:table-cell office:value-type="float" office:value="3.7956500000000002" table:style-name="ce3">
            <text:p>3.7957</text:p>
          </table:table-cell>
          <table:table-cell office:value-type="float" office:value="0.58520899999999998" table:style-name="ce3">
            <text:p>0.5852</text:p>
          </table:table-cell>
          <table:table-cell table:number-columns-repeated="16381"/>
        </table:table-row>
        <table:table-row table:style-name="ro1">
          <table:table-cell office:value-type="float" office:value="1.4800199999999999" table:style-name="ce3">
            <text:p>1.4800</text:p>
          </table:table-cell>
          <table:table-cell office:value-type="float" office:value="3.9215200000000001" table:style-name="ce3">
            <text:p>3.9215</text:p>
          </table:table-cell>
          <table:table-cell office:value-type="float" office:value="0.65311799999999998" table:style-name="ce3">
            <text:p>0.6531</text:p>
          </table:table-cell>
          <table:table-cell table:number-columns-repeated="16381"/>
        </table:table-row>
        <table:table-row table:style-name="ro1">
          <table:table-cell office:value-type="float" office:value="1.4753400000000001" table:style-name="ce3">
            <text:p>1.4753</text:p>
          </table:table-cell>
          <table:table-cell office:value-type="float" office:value="4.2809900000000001" table:style-name="ce3">
            <text:p>4.2810</text:p>
          </table:table-cell>
          <table:table-cell office:value-type="float" office:value="0.91723200000000005" table:style-name="ce3">
            <text:p>0.9172</text:p>
          </table:table-cell>
          <table:table-cell table:number-columns-repeated="16381"/>
        </table:table-row>
        <table:table-row table:style-name="ro1">
          <table:table-cell office:value-type="float" office:value="1.44652" table:style-name="ce3">
            <text:p>1.4465</text:p>
          </table:table-cell>
          <table:table-cell office:value-type="float" office:value="4.4455400000000003" table:style-name="ce3">
            <text:p>4.4455</text:p>
          </table:table-cell>
          <table:table-cell office:value-type="float" office:value="0.91094799999999998" table:style-name="ce3">
            <text:p>0.9109</text:p>
          </table:table-cell>
          <table:table-cell table:number-columns-repeated="16381"/>
        </table:table-row>
        <table:table-row table:style-name="ro1">
          <table:table-cell office:value-type="float" office:value="1.3672299999999999" table:style-name="ce3">
            <text:p>1.3672</text:p>
          </table:table-cell>
          <table:table-cell office:value-type="float" office:value="4.7427900000000003" table:style-name="ce3">
            <text:p>4.7428</text:p>
          </table:table-cell>
          <table:table-cell office:value-type="float" office:value="1.1546400000000001" table:style-name="ce3">
            <text:p>1.1546</text:p>
          </table:table-cell>
          <table:table-cell table:number-columns-repeated="16381"/>
        </table:table-row>
        <table:table-row table:style-name="ro1">
          <table:table-cell office:value-type="float" office:value="1.1875100000000001" table:style-name="ce3">
            <text:p>1.1875</text:p>
          </table:table-cell>
          <table:table-cell office:value-type="float" office:value="4.4567899999999998" table:style-name="ce3">
            <text:p>4.4568</text:p>
          </table:table-cell>
          <table:table-cell office:value-type="float" office:value="1.0404500000000001" table:style-name="ce3">
            <text:p>1.0405</text:p>
          </table:table-cell>
          <table:table-cell table:number-columns-repeated="16381"/>
        </table:table-row>
        <table:table-row table:style-name="ro1">
          <table:table-cell office:value-type="float" office:value="1.14472" table:style-name="ce3">
            <text:p>1.1447</text:p>
          </table:table-cell>
          <table:table-cell office:value-type="float" office:value="4.0613200000000003" table:style-name="ce3">
            <text:p>4.0613</text:p>
          </table:table-cell>
          <table:table-cell office:value-type="float" office:value="0.90121399999999996" table:style-name="ce3">
            <text:p>0.9012</text:p>
          </table:table-cell>
          <table:table-cell table:number-columns-repeated="16381"/>
        </table:table-row>
        <table:table-row table:style-name="ro1">
          <table:table-cell office:value-type="float" office:value="1.0739399999999999" table:style-name="ce3">
            <text:p>1.0739</text:p>
          </table:table-cell>
          <table:table-cell office:value-type="float" office:value="4.0990900000000003" table:style-name="ce3">
            <text:p>4.0991</text:p>
          </table:table-cell>
          <table:table-cell office:value-type="float" office:value="0.94594400000000001" table:style-name="ce3">
            <text:p>0.9459</text:p>
          </table:table-cell>
          <table:table-cell table:number-columns-repeated="16381"/>
        </table:table-row>
        <table:table-row table:style-name="ro1">
          <table:table-cell office:value-type="float" office:value="1.2142500000000001" table:style-name="ce3">
            <text:p>1.2143</text:p>
          </table:table-cell>
          <table:table-cell office:value-type="float" office:value="3.9793699999999999" table:style-name="ce3">
            <text:p>3.9794</text:p>
          </table:table-cell>
          <table:table-cell office:value-type="float" office:value="0.86246800000000001" table:style-name="ce3">
            <text:p>0.8625</text:p>
          </table:table-cell>
          <table:table-cell table:number-columns-repeated="16381"/>
        </table:table-row>
        <table:table-row table:style-name="ro1">
          <table:table-cell office:value-type="float" office:value="1.56996" table:style-name="ce3">
            <text:p>1.5700</text:p>
          </table:table-cell>
          <table:table-cell office:value-type="float" office:value="4.0137799999999997" table:style-name="ce3">
            <text:p>4.0138</text:p>
          </table:table-cell>
          <table:table-cell office:value-type="float" office:value="0.87111000000000005" table:style-name="ce3">
            <text:p>0.8711</text:p>
          </table:table-cell>
          <table:table-cell table:number-columns-repeated="16381"/>
        </table:table-row>
        <table:table-row table:style-name="ro1">
          <table:table-cell office:value-type="float" office:value="1.7045600000000001" table:style-name="ce3">
            <text:p>1.7046</text:p>
          </table:table-cell>
          <table:table-cell office:value-type="float" office:value="4.1503300000000003" table:style-name="ce3">
            <text:p>4.1503</text:p>
          </table:table-cell>
          <table:table-cell office:value-type="float" office:value="0.90011200000000002" table:style-name="ce3">
            <text:p>0.9001</text:p>
          </table:table-cell>
          <table:table-cell table:number-columns-repeated="16381"/>
        </table:table-row>
        <table:table-row table:style-name="ro1">
          <table:table-cell office:value-type="float" office:value="1.69668" table:style-name="ce3">
            <text:p>1.6967</text:p>
          </table:table-cell>
          <table:table-cell office:value-type="float" office:value="4.0717600000000003" table:style-name="ce3">
            <text:p>4.0718</text:p>
          </table:table-cell>
          <table:table-cell office:value-type="float" office:value="0.80740900000000004" table:style-name="ce3">
            <text:p>0.8074</text:p>
          </table:table-cell>
          <table:table-cell table:number-columns-repeated="16381"/>
        </table:table-row>
        <table:table-row table:style-name="ro1">
          <table:table-cell office:value-type="float" office:value="1.5460400000000001" table:style-name="ce3">
            <text:p>1.5460</text:p>
          </table:table-cell>
          <table:table-cell office:value-type="float" office:value="3.8227000000000002" table:style-name="ce3">
            <text:p>3.8227</text:p>
          </table:table-cell>
          <table:table-cell office:value-type="float" office:value="0.58464899999999997" table:style-name="ce3">
            <text:p>0.5846</text:p>
          </table:table-cell>
          <table:table-cell table:number-columns-repeated="16381"/>
        </table:table-row>
        <table:table-row table:style-name="ro1">
          <table:table-cell office:value-type="float" office:value="1.45424" table:style-name="ce3">
            <text:p>1.4542</text:p>
          </table:table-cell>
          <table:table-cell office:value-type="float" office:value="3.9295800000000001" table:style-name="ce3">
            <text:p>3.9296</text:p>
          </table:table-cell>
          <table:table-cell office:value-type="float" office:value="0.60429200000000005" table:style-name="ce3">
            <text:p>0.6043</text:p>
          </table:table-cell>
          <table:table-cell table:number-columns-repeated="16381"/>
        </table:table-row>
        <table:table-row table:style-name="ro1">
          <table:table-cell office:value-type="float" office:value="1.54552" table:style-name="ce3">
            <text:p>1.5455</text:p>
          </table:table-cell>
          <table:table-cell office:value-type="float" office:value="4.1989400000000003" table:style-name="ce3">
            <text:p>4.1989</text:p>
          </table:table-cell>
          <table:table-cell office:value-type="float" office:value="0.64366900000000005" table:style-name="ce3">
            <text:p>0.6437</text:p>
          </table:table-cell>
          <table:table-cell table:number-columns-repeated="16381"/>
        </table:table-row>
        <table:table-row table:style-name="ro1">
          <table:table-cell office:value-type="float" office:value="1.26065" table:style-name="ce3">
            <text:p>1.2607</text:p>
          </table:table-cell>
          <table:table-cell office:value-type="float" office:value="4.3838400000000002" table:style-name="ce3">
            <text:p>4.3838</text:p>
          </table:table-cell>
          <table:table-cell office:value-type="float" office:value="0.67647599999999997" table:style-name="ce3">
            <text:p>0.6765</text:p>
          </table:table-cell>
          <table:table-cell table:number-columns-repeated="16381"/>
        </table:table-row>
        <table:table-row table:style-name="ro1">
          <table:table-cell office:value-type="float" office:value="1.28569" table:style-name="ce3">
            <text:p>1.2857</text:p>
          </table:table-cell>
          <table:table-cell office:value-type="float" office:value="4.5034200000000002" table:style-name="ce3">
            <text:p>4.5034</text:p>
          </table:table-cell>
          <table:table-cell office:value-type="float" office:value="0.84384899999999996" table:style-name="ce3">
            <text:p>0.8438</text:p>
          </table:table-cell>
          <table:table-cell table:number-columns-repeated="16381"/>
        </table:table-row>
        <table:table-row table:style-name="ro1">
          <table:table-cell office:value-type="float" office:value="0.92135699999999998" table:style-name="ce3">
            <text:p>0.9214</text:p>
          </table:table-cell>
          <table:table-cell office:value-type="float" office:value="4.2585100000000002" table:style-name="ce3">
            <text:p>4.2585</text:p>
          </table:table-cell>
          <table:table-cell office:value-type="float" office:value="0.66287399999999996" table:style-name="ce3">
            <text:p>0.6629</text:p>
          </table:table-cell>
          <table:table-cell table:number-columns-repeated="16381"/>
        </table:table-row>
        <table:table-row table:style-name="ro1">
          <table:table-cell office:value-type="float" office:value="1.16991" table:style-name="ce3">
            <text:p>1.1699</text:p>
          </table:table-cell>
          <table:table-cell office:value-type="float" office:value="3.88293" table:style-name="ce3">
            <text:p>3.8829</text:p>
          </table:table-cell>
          <table:table-cell office:value-type="float" office:value="0.59087699999999999" table:style-name="ce3">
            <text:p>0.5909</text:p>
          </table:table-cell>
          <table:table-cell table:number-columns-repeated="16381"/>
        </table:table-row>
        <table:table-row table:style-name="ro1">
          <table:table-cell office:value-type="float" office:value="0.92028600000000005" table:style-name="ce3">
            <text:p>0.9203</text:p>
          </table:table-cell>
          <table:table-cell office:value-type="float" office:value="3.93831" table:style-name="ce3">
            <text:p>3.9383</text:p>
          </table:table-cell>
          <table:table-cell office:value-type="float" office:value="0.62306899999999998" table:style-name="ce3">
            <text:p>0.6231</text:p>
          </table:table-cell>
          <table:table-cell table:number-columns-repeated="16381"/>
        </table:table-row>
        <table:table-row table:style-name="ro1">
          <table:table-cell office:value-type="float" office:value="1.2730999999999999" table:style-name="ce3">
            <text:p>1.2731</text:p>
          </table:table-cell>
          <table:table-cell office:value-type="float" office:value="4.2512699999999999" table:style-name="ce3">
            <text:p>4.2513</text:p>
          </table:table-cell>
          <table:table-cell office:value-type="float" office:value="0.94210799999999995" table:style-name="ce3">
            <text:p>0.9421</text:p>
          </table:table-cell>
          <table:table-cell table:number-columns-repeated="16381"/>
        </table:table-row>
        <table:table-row table:style-name="ro1">
          <table:table-cell office:value-type="float" office:value="1.35941" table:style-name="ce3">
            <text:p>1.3594</text:p>
          </table:table-cell>
          <table:table-cell office:value-type="float" office:value="3.9898699999999998" table:style-name="ce3">
            <text:p>3.9899</text:p>
          </table:table-cell>
          <table:table-cell office:value-type="float" office:value="0.84360900000000005" table:style-name="ce3">
            <text:p>0.8436</text:p>
          </table:table-cell>
          <table:table-cell table:number-columns-repeated="16381"/>
        </table:table-row>
        <table:table-row table:style-name="ro1">
          <table:table-cell office:value-type="float" office:value="1.54833" table:style-name="ce3">
            <text:p>1.5483</text:p>
          </table:table-cell>
          <table:table-cell office:value-type="float" office:value="4.0099099999999996" table:style-name="ce3">
            <text:p>4.0099</text:p>
          </table:table-cell>
          <table:table-cell office:value-type="float" office:value="0.89058000000000004" table:style-name="ce3">
            <text:p>0.8906</text:p>
          </table:table-cell>
          <table:table-cell table:number-columns-repeated="16381"/>
        </table:table-row>
        <table:table-row table:style-name="ro1">
          <table:table-cell office:value-type="float" office:value="1.51332" table:style-name="ce3">
            <text:p>1.5133</text:p>
          </table:table-cell>
          <table:table-cell office:value-type="float" office:value="4.0322399999999998" table:style-name="ce3">
            <text:p>4.0322</text:p>
          </table:table-cell>
          <table:table-cell office:value-type="float" office:value="0.76316700000000004" table:style-name="ce3">
            <text:p>0.7632</text:p>
          </table:table-cell>
          <table:table-cell table:number-columns-repeated="16381"/>
        </table:table-row>
        <table:table-row table:style-name="ro1">
          <table:table-cell office:value-type="float" office:value="1.3697699999999999" table:style-name="ce3">
            <text:p>1.3698</text:p>
          </table:table-cell>
          <table:table-cell office:value-type="float" office:value="4.0409800000000002" table:style-name="ce3">
            <text:p>4.0410</text:p>
          </table:table-cell>
          <table:table-cell office:value-type="float" office:value="0.79426600000000003" table:style-name="ce3">
            <text:p>0.7943</text:p>
          </table:table-cell>
          <table:table-cell table:number-columns-repeated="16381"/>
        </table:table-row>
        <table:table-row table:style-name="ro1">
          <table:table-cell office:value-type="float" office:value="1.42801" table:style-name="ce3">
            <text:p>1.4280</text:p>
          </table:table-cell>
          <table:table-cell office:value-type="float" office:value="4.0539899999999998" table:style-name="ce3">
            <text:p>4.0540</text:p>
          </table:table-cell>
          <table:table-cell office:value-type="float" office:value="0.68202099999999999" table:style-name="ce3">
            <text:p>0.6820</text:p>
          </table:table-cell>
          <table:table-cell table:number-columns-repeated="16381"/>
        </table:table-row>
        <table:table-row table:style-name="ro1">
          <table:table-cell office:value-type="float" office:value="1.3560099999999999" table:style-name="ce3">
            <text:p>1.3560</text:p>
          </table:table-cell>
          <table:table-cell office:value-type="float" office:value="4.1542300000000001" table:style-name="ce3">
            <text:p>4.1542</text:p>
          </table:table-cell>
          <table:table-cell office:value-type="float" office:value="0.754386" table:style-name="ce3">
            <text:p>0.7544</text:p>
          </table:table-cell>
          <table:table-cell table:number-columns-repeated="16381"/>
        </table:table-row>
        <table:table-row table:style-name="ro1">
          <table:table-cell office:value-type="float" office:value="1.06592" table:style-name="ce3">
            <text:p>1.0659</text:p>
          </table:table-cell>
          <table:table-cell office:value-type="float" office:value="4.2215100000000003" table:style-name="ce3">
            <text:p>4.2215</text:p>
          </table:table-cell>
          <table:table-cell office:value-type="float" office:value="0.67552800000000002" table:style-name="ce3">
            <text:p>0.6755</text:p>
          </table:table-cell>
          <table:table-cell table:number-columns-repeated="16381"/>
        </table:table-row>
        <table:table-row table:style-name="ro1">
          <table:table-cell office:value-type="float" office:value="1.1246499999999999" table:style-name="ce3">
            <text:p>1.1247</text:p>
          </table:table-cell>
          <table:table-cell office:value-type="float" office:value="4.3176699999999997" table:style-name="ce3">
            <text:p>4.3177</text:p>
          </table:table-cell>
          <table:table-cell office:value-type="float" office:value="0.75712500000000005" table:style-name="ce3">
            <text:p>0.7571</text:p>
          </table:table-cell>
          <table:table-cell table:number-columns-repeated="16381"/>
        </table:table-row>
        <table:table-row table:style-name="ro1">
          <table:table-cell office:value-type="float" office:value="1.11995" table:style-name="ce3">
            <text:p>1.1200</text:p>
          </table:table-cell>
          <table:table-cell office:value-type="float" office:value="4.5635899999999996" table:style-name="ce3">
            <text:p>4.5636</text:p>
          </table:table-cell>
          <table:table-cell office:value-type="float" office:value="0.83434399999999997" table:style-name="ce3">
            <text:p>0.8343</text:p>
          </table:table-cell>
          <table:table-cell table:number-columns-repeated="16381"/>
        </table:table-row>
        <table:table-row table:style-name="ro1">
          <table:table-cell office:value-type="float" office:value="1.1040399999999999" table:style-name="ce3">
            <text:p>1.1040</text:p>
          </table:table-cell>
          <table:table-cell office:value-type="float" office:value="4.4757600000000002" table:style-name="ce3">
            <text:p>4.4758</text:p>
          </table:table-cell>
          <table:table-cell office:value-type="float" office:value="0.95290699999999995" table:style-name="ce3">
            <text:p>0.9529</text:p>
          </table:table-cell>
          <table:table-cell table:number-columns-repeated="16381"/>
        </table:table-row>
        <table:table-row table:style-name="ro1">
          <table:table-cell office:value-type="float" office:value="1.1535" table:style-name="ce3">
            <text:p>1.1535</text:p>
          </table:table-cell>
          <table:table-cell office:value-type="float" office:value="4.3090700000000002" table:style-name="ce3">
            <text:p>4.3091</text:p>
          </table:table-cell>
          <table:table-cell office:value-type="float" office:value="0.94442899999999996" table:style-name="ce3">
            <text:p>0.9444</text:p>
          </table:table-cell>
          <table:table-cell table:number-columns-repeated="16381"/>
        </table:table-row>
        <table:table-row table:style-name="ro1">
          <table:table-cell office:value-type="float" office:value="0.97154600000000002" table:style-name="ce3">
            <text:p>0.9715</text:p>
          </table:table-cell>
          <table:table-cell office:value-type="float" office:value="4.0823900000000002" table:style-name="ce3">
            <text:p>4.0824</text:p>
          </table:table-cell>
          <table:table-cell office:value-type="float" office:value="0.70941900000000002" table:style-name="ce3">
            <text:p>0.7094</text:p>
          </table:table-cell>
          <table:table-cell table:number-columns-repeated="16381"/>
        </table:table-row>
        <table:table-row table:style-name="ro1">
          <table:table-cell office:value-type="float" office:value="1.2708299999999999" table:style-name="ce3">
            <text:p>1.2708</text:p>
          </table:table-cell>
          <table:table-cell office:value-type="float" office:value="3.9811200000000002" table:style-name="ce3">
            <text:p>3.9811</text:p>
          </table:table-cell>
          <table:table-cell office:value-type="float" office:value="0.68469000000000002" table:style-name="ce3">
            <text:p>0.6847</text:p>
          </table:table-cell>
          <table:table-cell table:number-columns-repeated="16381"/>
        </table:table-row>
        <table:table-row table:style-name="ro1">
          <table:table-cell office:value-type="float" office:value="1.3789499999999999" table:style-name="ce3">
            <text:p>1.3790</text:p>
          </table:table-cell>
          <table:table-cell office:value-type="float" office:value="3.8526199999999999" table:style-name="ce3">
            <text:p>3.8526</text:p>
          </table:table-cell>
          <table:table-cell office:value-type="float" office:value="0.57792500000000002" table:style-name="ce3">
            <text:p>0.5779</text:p>
          </table:table-cell>
          <table:table-cell table:number-columns-repeated="16381"/>
        </table:table-row>
        <table:table-row table:style-name="ro1">
          <table:table-cell office:value-type="float" office:value="1.4694799999999999" table:style-name="ce3">
            <text:p>1.4695</text:p>
          </table:table-cell>
          <table:table-cell office:value-type="float" office:value="4.0349899999999996" table:style-name="ce3">
            <text:p>4.0350</text:p>
          </table:table-cell>
          <table:table-cell office:value-type="float" office:value="0.69687399999999999" table:style-name="ce3">
            <text:p>0.6969</text:p>
          </table:table-cell>
          <table:table-cell table:number-columns-repeated="16381"/>
        </table:table-row>
        <table:table-row table:style-name="ro1">
          <table:table-cell office:value-type="float" office:value="1.43529" table:style-name="ce3">
            <text:p>1.4353</text:p>
          </table:table-cell>
          <table:table-cell office:value-type="float" office:value="3.9831500000000002" table:style-name="ce3">
            <text:p>3.9832</text:p>
          </table:table-cell>
          <table:table-cell office:value-type="float" office:value="0.66118600000000005" table:style-name="ce3">
            <text:p>0.6612</text:p>
          </table:table-cell>
          <table:table-cell table:number-columns-repeated="16381"/>
        </table:table-row>
        <table:table-row table:style-name="ro1">
          <table:table-cell office:value-type="float" office:value="1.5007999999999999" table:style-name="ce3">
            <text:p>1.5008</text:p>
          </table:table-cell>
          <table:table-cell office:value-type="float" office:value="4.0815200000000003" table:style-name="ce3">
            <text:p>4.0815</text:p>
          </table:table-cell>
          <table:table-cell office:value-type="float" office:value="0.59670999999999996" table:style-name="ce3">
            <text:p>0.5967</text:p>
          </table:table-cell>
          <table:table-cell table:number-columns-repeated="16381"/>
        </table:table-row>
        <table:table-row table:style-name="ro1">
          <table:table-cell office:value-type="float" office:value="1.28335" table:style-name="ce3">
            <text:p>1.2834</text:p>
          </table:table-cell>
          <table:table-cell office:value-type="float" office:value="4.2525700000000004" table:style-name="ce3">
            <text:p>4.2526</text:p>
          </table:table-cell>
          <table:table-cell office:value-type="float" office:value="0.872668" table:style-name="ce3">
            <text:p>0.8727</text:p>
          </table:table-cell>
          <table:table-cell table:number-columns-repeated="16381"/>
        </table:table-row>
        <table:table-row table:style-name="ro1">
          <table:table-cell office:value-type="float" office:value="1.0166999999999999" table:style-name="ce3">
            <text:p>1.0167</text:p>
          </table:table-cell>
          <table:table-cell office:value-type="float" office:value="4.5031499999999998" table:style-name="ce3">
            <text:p>4.5032</text:p>
          </table:table-cell>
          <table:table-cell office:value-type="float" office:value="0.63928700000000005" table:style-name="ce3">
            <text:p>0.6393</text:p>
          </table:table-cell>
          <table:table-cell table:number-columns-repeated="16381"/>
        </table:table-row>
        <table:table-row table:style-name="ro1">
          <table:table-cell office:value-type="float" office:value="0.84646500000000002" table:style-name="ce3">
            <text:p>0.8465</text:p>
          </table:table-cell>
          <table:table-cell office:value-type="float" office:value="4.2735000000000003" table:style-name="ce3">
            <text:p>4.2735</text:p>
          </table:table-cell>
          <table:table-cell office:value-type="float" office:value="0.45882699999999998" table:style-name="ce3">
            <text:p>0.4588</text:p>
          </table:table-cell>
          <table:table-cell table:number-columns-repeated="16381"/>
        </table:table-row>
        <table:table-row table:style-name="ro1">
          <table:table-cell office:value-type="float" office:value="0.627197" table:style-name="ce3">
            <text:p>0.6272</text:p>
          </table:table-cell>
          <table:table-cell office:value-type="float" office:value="4.2748799999999996" table:style-name="ce3">
            <text:p>4.2749</text:p>
          </table:table-cell>
          <table:table-cell office:value-type="float" office:value="0.41695700000000002" table:style-name="ce3">
            <text:p>0.4170</text:p>
          </table:table-cell>
          <table:table-cell table:number-columns-repeated="16381"/>
        </table:table-row>
        <table:table-row table:style-name="ro1">
          <table:table-cell office:value-type="float" office:value="1.1392199999999999" table:style-name="ce3">
            <text:p>1.1392</text:p>
          </table:table-cell>
          <table:table-cell office:value-type="float" office:value="4.4502300000000004" table:style-name="ce3">
            <text:p>4.4502</text:p>
          </table:table-cell>
          <table:table-cell office:value-type="float" office:value="0.89554999999999996" table:style-name="ce3">
            <text:p>0.8956</text:p>
          </table:table-cell>
          <table:table-cell table:number-columns-repeated="16381"/>
        </table:table-row>
        <table:table-row table:style-name="ro1">
          <table:table-cell office:value-type="float" office:value="1.00206" table:style-name="ce3">
            <text:p>1.0021</text:p>
          </table:table-cell>
          <table:table-cell office:value-type="float" office:value="4.03226" table:style-name="ce3">
            <text:p>4.0323</text:p>
          </table:table-cell>
          <table:table-cell office:value-type="float" office:value="0.61688200000000004" table:style-name="ce3">
            <text:p>0.6169</text:p>
          </table:table-cell>
          <table:table-cell table:number-columns-repeated="16381"/>
        </table:table-row>
        <table:table-row table:style-name="ro1">
          <table:table-cell office:value-type="float" office:value="1.0588299999999999" table:style-name="ce3">
            <text:p>1.0588</text:p>
          </table:table-cell>
          <table:table-cell office:value-type="float" office:value="4.0382999999999996" table:style-name="ce3">
            <text:p>4.0383</text:p>
          </table:table-cell>
          <table:table-cell office:value-type="float" office:value="0.72407600000000005" table:style-name="ce3">
            <text:p>0.7241</text:p>
          </table:table-cell>
          <table:table-cell table:number-columns-repeated="16381"/>
        </table:table-row>
        <table:table-row table:style-name="ro1">
          <table:table-cell office:value-type="float" office:value="1.05375" table:style-name="ce3">
            <text:p>1.0538</text:p>
          </table:table-cell>
          <table:table-cell office:value-type="float" office:value="3.7976999999999999" table:style-name="ce3">
            <text:p>3.7977</text:p>
          </table:table-cell>
          <table:table-cell office:value-type="float" office:value="0.412495" table:style-name="ce3">
            <text:p>0.4125</text:p>
          </table:table-cell>
          <table:table-cell table:number-columns-repeated="16381"/>
        </table:table-row>
        <table:table-row table:style-name="ro1">
          <table:table-cell office:value-type="float" office:value="1.2966" table:style-name="ce3">
            <text:p>1.2966</text:p>
          </table:table-cell>
          <table:table-cell office:value-type="float" office:value="3.84491" table:style-name="ce3">
            <text:p>3.8449</text:p>
          </table:table-cell>
          <table:table-cell office:value-type="float" office:value="0.48429699999999998" table:style-name="ce3">
            <text:p>0.4843</text:p>
          </table:table-cell>
          <table:table-cell table:number-columns-repeated="16381"/>
        </table:table-row>
        <table:table-row table:style-name="ro1">
          <table:table-cell office:value-type="float" office:value="1.2631699999999999" table:style-name="ce3">
            <text:p>1.2632</text:p>
          </table:table-cell>
          <table:table-cell office:value-type="float" office:value="3.9156900000000001" table:style-name="ce3">
            <text:p>3.9157</text:p>
          </table:table-cell>
          <table:table-cell office:value-type="float" office:value="0.46544999999999997" table:style-name="ce3">
            <text:p>0.4655</text:p>
          </table:table-cell>
          <table:table-cell table:number-columns-repeated="16381"/>
        </table:table-row>
        <table:table-row table:style-name="ro1">
          <table:table-cell office:value-type="float" office:value="1.1498699999999999" table:style-name="ce3">
            <text:p>1.1499</text:p>
          </table:table-cell>
          <table:table-cell office:value-type="float" office:value="3.7466900000000001" table:style-name="ce3">
            <text:p>3.7467</text:p>
          </table:table-cell>
          <table:table-cell office:value-type="float" office:value="0.43864399999999998" table:style-name="ce3">
            <text:p>0.4386</text:p>
          </table:table-cell>
          <table:table-cell table:number-columns-repeated="16381"/>
        </table:table-row>
        <table:table-row table:style-name="ro1">
          <table:table-cell office:value-type="float" office:value="1.3883700000000001" table:style-name="ce3">
            <text:p>1.3884</text:p>
          </table:table-cell>
          <table:table-cell office:value-type="float" office:value="4.0684500000000003" table:style-name="ce3">
            <text:p>4.0685</text:p>
          </table:table-cell>
          <table:table-cell office:value-type="float" office:value="0.62237100000000001" table:style-name="ce3">
            <text:p>0.6224</text:p>
          </table:table-cell>
          <table:table-cell table:number-columns-repeated="16381"/>
        </table:table-row>
        <table:table-row table:style-name="ro1">
          <table:table-cell office:value-type="float" office:value="0.98017699999999996" table:style-name="ce3">
            <text:p>0.9802</text:p>
          </table:table-cell>
          <table:table-cell office:value-type="float" office:value="4.2798299999999996" table:style-name="ce3">
            <text:p>4.2798</text:p>
          </table:table-cell>
          <table:table-cell office:value-type="float" office:value="0.470549" table:style-name="ce3">
            <text:p>0.4705</text:p>
          </table:table-cell>
          <table:table-cell table:number-columns-repeated="16381"/>
        </table:table-row>
        <table:table-row table:style-name="ro1">
          <table:table-cell office:value-type="float" office:value="0.75306799999999996" table:style-name="ce3">
            <text:p>0.7531</text:p>
          </table:table-cell>
          <table:table-cell office:value-type="float" office:value="4.0961600000000002" table:style-name="ce3">
            <text:p>4.0962</text:p>
          </table:table-cell>
          <table:table-cell office:value-type="float" office:value="0.52932000000000001" table:style-name="ce3">
            <text:p>0.5293</text:p>
          </table:table-cell>
          <table:table-cell table:number-columns-repeated="16381"/>
        </table:table-row>
        <table:table-row table:style-name="ro1">
          <table:table-cell office:value-type="float" office:value="0.47390900000000002" table:style-name="ce3">
            <text:p>0.4739</text:p>
          </table:table-cell>
          <table:table-cell office:value-type="float" office:value="4.2260299999999997" table:style-name="ce3">
            <text:p>4.2260</text:p>
          </table:table-cell>
          <table:table-cell office:value-type="float" office:value="0.56464000000000003" table:style-name="ce3">
            <text:p>0.5646</text:p>
          </table:table-cell>
          <table:table-cell table:number-columns-repeated="16381"/>
        </table:table-row>
        <table:table-row table:style-name="ro1">
          <table:table-cell office:value-type="float" office:value="0.43245299999999998" table:style-name="ce3">
            <text:p>0.4325</text:p>
          </table:table-cell>
          <table:table-cell office:value-type="float" office:value="3.9628800000000002" table:style-name="ce3">
            <text:p>3.9629</text:p>
          </table:table-cell>
          <table:table-cell office:value-type="float" office:value="0.469111" table:style-name="ce3">
            <text:p>0.4691</text:p>
          </table:table-cell>
          <table:table-cell table:number-columns-repeated="16381"/>
        </table:table-row>
        <table:table-row table:style-name="ro1">
          <table:table-cell office:value-type="float" office:value="0.48063" table:style-name="ce3">
            <text:p>0.4806</text:p>
          </table:table-cell>
          <table:table-cell office:value-type="float" office:value="4.0200199999999997" table:style-name="ce3">
            <text:p>4.0200</text:p>
          </table:table-cell>
          <table:table-cell office:value-type="float" office:value="0.55540800000000001" table:style-name="ce3">
            <text:p>0.5554</text:p>
          </table:table-cell>
          <table:table-cell table:number-columns-repeated="16381"/>
        </table:table-row>
        <table:table-row table:style-name="ro1">
          <table:table-cell office:value-type="float" office:value="0.79152999999999996" table:style-name="ce3">
            <text:p>0.7915</text:p>
          </table:table-cell>
          <table:table-cell office:value-type="float" office:value="4.1673900000000001" table:style-name="ce3">
            <text:p>4.1674</text:p>
          </table:table-cell>
          <table:table-cell office:value-type="float" office:value="0.62621300000000002" table:style-name="ce3">
            <text:p>0.6262</text:p>
          </table:table-cell>
          <table:table-cell table:number-columns-repeated="16381"/>
        </table:table-row>
        <table:table-row table:style-name="ro1">
          <table:table-cell office:value-type="float" office:value="0.80255900000000002" table:style-name="ce3">
            <text:p>0.8026</text:p>
          </table:table-cell>
          <table:table-cell office:value-type="float" office:value="4.09476" table:style-name="ce3">
            <text:p>4.0948</text:p>
          </table:table-cell>
          <table:table-cell office:value-type="float" office:value="0.68488300000000002" table:style-name="ce3">
            <text:p>0.6849</text:p>
          </table:table-cell>
          <table:table-cell table:number-columns-repeated="16381"/>
        </table:table-row>
        <table:table-row table:style-name="ro1">
          <table:table-cell office:value-type="float" office:value="0.97515200000000002" table:style-name="ce3">
            <text:p>0.9752</text:p>
          </table:table-cell>
          <table:table-cell office:value-type="float" office:value="3.8894700000000002" table:style-name="ce3">
            <text:p>3.8895</text:p>
          </table:table-cell>
          <table:table-cell office:value-type="float" office:value="0.71697999999999995" table:style-name="ce3">
            <text:p>0.7170</text:p>
          </table:table-cell>
          <table:table-cell table:number-columns-repeated="16381"/>
        </table:table-row>
        <table:table-row table:style-name="ro1">
          <table:table-cell office:value-type="float" office:value="1.09643" table:style-name="ce3">
            <text:p>1.0964</text:p>
          </table:table-cell>
          <table:table-cell office:value-type="float" office:value="3.7251099999999999" table:style-name="ce3">
            <text:p>3.7251</text:p>
          </table:table-cell>
          <table:table-cell office:value-type="float" office:value="0.48209400000000002" table:style-name="ce3">
            <text:p>0.4821</text:p>
          </table:table-cell>
          <table:table-cell table:number-columns-repeated="16381"/>
        </table:table-row>
        <table:table-row table:style-name="ro1">
          <table:table-cell office:value-type="float" office:value="1.16947" table:style-name="ce3">
            <text:p>1.1695</text:p>
          </table:table-cell>
          <table:table-cell office:value-type="float" office:value="3.8850699999999998" table:style-name="ce3">
            <text:p>3.8851</text:p>
          </table:table-cell>
          <table:table-cell office:value-type="float" office:value="0.57008599999999998" table:style-name="ce3">
            <text:p>0.5701</text:p>
          </table:table-cell>
          <table:table-cell table:number-columns-repeated="16381"/>
        </table:table-row>
        <table:table-row table:style-name="ro1">
          <table:table-cell office:value-type="float" office:value="1.17336" table:style-name="ce3">
            <text:p>1.1734</text:p>
          </table:table-cell>
          <table:table-cell office:value-type="float" office:value="4.0196800000000001" table:style-name="ce3">
            <text:p>4.0197</text:p>
          </table:table-cell>
          <table:table-cell office:value-type="float" office:value="0.63216600000000001" table:style-name="ce3">
            <text:p>0.6322</text:p>
          </table:table-cell>
          <table:table-cell table:number-columns-repeated="16381"/>
        </table:table-row>
        <table:table-row table:style-name="ro1">
          <table:table-cell office:value-type="float" office:value="1.35554" table:style-name="ce3">
            <text:p>1.3555</text:p>
          </table:table-cell>
          <table:table-cell office:value-type="float" office:value="4.0107499999999998" table:style-name="ce3">
            <text:p>4.0108</text:p>
          </table:table-cell>
          <table:table-cell office:value-type="float" office:value="0.58737600000000001" table:style-name="ce3">
            <text:p>0.5874</text:p>
          </table:table-cell>
          <table:table-cell table:number-columns-repeated="16381"/>
        </table:table-row>
        <table:table-row table:style-name="ro1">
          <table:table-cell office:value-type="float" office:value="1.20069" table:style-name="ce3">
            <text:p>1.2007</text:p>
          </table:table-cell>
          <table:table-cell office:value-type="float" office:value="4.2036300000000004" table:style-name="ce3">
            <text:p>4.2036</text:p>
          </table:table-cell>
          <table:table-cell office:value-type="float" office:value="0.79791100000000004" table:style-name="ce3">
            <text:p>0.7979</text:p>
          </table:table-cell>
          <table:table-cell table:number-columns-repeated="16381"/>
        </table:table-row>
        <table:table-row table:style-name="ro1">
          <table:table-cell office:value-type="float" office:value="0.97182000000000002" table:style-name="ce3">
            <text:p>0.9718</text:p>
          </table:table-cell>
          <table:table-cell office:value-type="float" office:value="4.4211" table:style-name="ce3">
            <text:p>4.4211</text:p>
          </table:table-cell>
          <table:table-cell office:value-type="float" office:value="0.89614000000000005" table:style-name="ce3">
            <text:p>0.8961</text:p>
          </table:table-cell>
          <table:table-cell table:number-columns-repeated="16381"/>
        </table:table-row>
        <table:table-row table:style-name="ro1">
          <table:table-cell office:value-type="float" office:value="0.79606100000000002" table:style-name="ce3">
            <text:p>0.7961</text:p>
          </table:table-cell>
          <table:table-cell office:value-type="float" office:value="4.1236600000000001" table:style-name="ce3">
            <text:p>4.1237</text:p>
          </table:table-cell>
          <table:table-cell office:value-type="float" office:value="0.84335599999999999" table:style-name="ce3">
            <text:p>0.8434</text:p>
          </table:table-cell>
          <table:table-cell table:number-columns-repeated="16381"/>
        </table:table-row>
        <table:table-row table:style-name="ro1">
          <table:table-cell office:value-type="float" office:value="0.96670900000000004" table:style-name="ce3">
            <text:p>0.9667</text:p>
          </table:table-cell>
          <table:table-cell office:value-type="float" office:value="4.54833" table:style-name="ce3">
            <text:p>4.5483</text:p>
          </table:table-cell>
          <table:table-cell office:value-type="float" office:value="1.01566" table:style-name="ce3">
            <text:p>1.0157</text:p>
          </table:table-cell>
          <table:table-cell table:number-columns-repeated="16381"/>
        </table:table-row>
        <table:table-row table:style-name="ro1">
          <table:table-cell office:value-type="float" office:value="1.02132" table:style-name="ce3">
            <text:p>1.0213</text:p>
          </table:table-cell>
          <table:table-cell office:value-type="float" office:value="4.0517200000000004" table:style-name="ce3">
            <text:p>4.0517</text:p>
          </table:table-cell>
          <table:table-cell office:value-type="float" office:value="0.92971800000000004" table:style-name="ce3">
            <text:p>0.9297</text:p>
          </table:table-cell>
          <table:table-cell table:number-columns-repeated="16381"/>
        </table:table-row>
        <table:table-row table:style-name="ro1">
          <table:table-cell office:value-type="float" office:value="1.1057399999999999" table:style-name="ce3">
            <text:p>1.1057</text:p>
          </table:table-cell>
          <table:table-cell office:value-type="float" office:value="4.0781999999999998" table:style-name="ce3">
            <text:p>4.0782</text:p>
          </table:table-cell>
          <table:table-cell office:value-type="float" office:value="0.77791100000000002" table:style-name="ce3">
            <text:p>0.7779</text:p>
          </table:table-cell>
          <table:table-cell table:number-columns-repeated="16381"/>
        </table:table-row>
        <table:table-row table:style-name="ro1">
          <table:table-cell office:value-type="float" office:value="1.12744" table:style-name="ce3">
            <text:p>1.1274</text:p>
          </table:table-cell>
          <table:table-cell office:value-type="float" office:value="4.1170600000000004" table:style-name="ce3">
            <text:p>4.1171</text:p>
          </table:table-cell>
          <table:table-cell office:value-type="float" office:value="1.02678" table:style-name="ce3">
            <text:p>1.0268</text:p>
          </table:table-cell>
          <table:table-cell table:number-columns-repeated="16381"/>
        </table:table-row>
        <table:table-row table:style-name="ro1">
          <table:table-cell office:value-type="float" office:value="1.18824" table:style-name="ce3">
            <text:p>1.1882</text:p>
          </table:table-cell>
          <table:table-cell office:value-type="float" office:value="3.9013100000000001" table:style-name="ce3">
            <text:p>3.9013</text:p>
          </table:table-cell>
          <table:table-cell office:value-type="float" office:value="0.70887500000000003" table:style-name="ce3">
            <text:p>0.7089</text:p>
          </table:table-cell>
          <table:table-cell table:number-columns-repeated="16381"/>
        </table:table-row>
        <table:table-row table:style-name="ro1">
          <table:table-cell office:value-type="float" office:value="1.4682900000000001" table:style-name="ce3">
            <text:p>1.4683</text:p>
          </table:table-cell>
          <table:table-cell office:value-type="float" office:value="3.9445700000000001" table:style-name="ce3">
            <text:p>3.9446</text:p>
          </table:table-cell>
          <table:table-cell office:value-type="float" office:value="0.71467899999999995" table:style-name="ce3">
            <text:p>0.7147</text:p>
          </table:table-cell>
          <table:table-cell table:number-columns-repeated="16381"/>
        </table:table-row>
        <table:table-row table:style-name="ro1">
          <table:table-cell office:value-type="float" office:value="1.37704" table:style-name="ce3">
            <text:p>1.3770</text:p>
          </table:table-cell>
          <table:table-cell office:value-type="float" office:value="3.9196" table:style-name="ce3">
            <text:p>3.9196</text:p>
          </table:table-cell>
          <table:table-cell office:value-type="float" office:value="0.67686500000000005" table:style-name="ce3">
            <text:p>0.6769</text:p>
          </table:table-cell>
          <table:table-cell table:number-columns-repeated="16381"/>
        </table:table-row>
        <table:table-row table:style-name="ro1">
          <table:table-cell office:value-type="float" office:value="1.4182999999999999" table:style-name="ce3">
            <text:p>1.4183</text:p>
          </table:table-cell>
          <table:table-cell office:value-type="float" office:value="3.9954499999999999" table:style-name="ce3">
            <text:p>3.9955</text:p>
          </table:table-cell>
          <table:table-cell office:value-type="float" office:value="0.75612900000000005" table:style-name="ce3">
            <text:p>0.7561</text:p>
          </table:table-cell>
          <table:table-cell table:number-columns-repeated="16381"/>
        </table:table-row>
        <table:table-row table:style-name="ro1">
          <table:table-cell office:value-type="float" office:value="1.39428" table:style-name="ce3">
            <text:p>1.3943</text:p>
          </table:table-cell>
          <table:table-cell office:value-type="float" office:value="3.9803000000000002" table:style-name="ce3">
            <text:p>3.9803</text:p>
          </table:table-cell>
          <table:table-cell office:value-type="float" office:value="0.65934300000000001" table:style-name="ce3">
            <text:p>0.6593</text:p>
          </table:table-cell>
          <table:table-cell table:number-columns-repeated="16381"/>
        </table:table-row>
        <table:table-row table:style-name="ro1">
          <table:table-cell office:value-type="float" office:value="1.30159" table:style-name="ce3">
            <text:p>1.3016</text:p>
          </table:table-cell>
          <table:table-cell office:value-type="float" office:value="4.2061200000000003" table:style-name="ce3">
            <text:p>4.2061</text:p>
          </table:table-cell>
          <table:table-cell office:value-type="float" office:value="1.0868800000000001" table:style-name="ce3">
            <text:p>1.0869</text:p>
          </table:table-cell>
          <table:table-cell table:number-columns-repeated="16381"/>
        </table:table-row>
        <table:table-row table:style-name="ro1">
          <table:table-cell office:value-type="float" office:value="1.0998300000000001" table:style-name="ce3">
            <text:p>1.0998</text:p>
          </table:table-cell>
          <table:table-cell office:value-type="float" office:value="4.3961399999999999" table:style-name="ce3">
            <text:p>4.3961</text:p>
          </table:table-cell>
          <table:table-cell office:value-type="float" office:value="1.0330900000000001" table:style-name="ce3">
            <text:p>1.0331</text:p>
          </table:table-cell>
          <table:table-cell table:number-columns-repeated="16381"/>
        </table:table-row>
        <table:table-row table:style-name="ro1">
          <table:table-cell office:value-type="float" office:value="1.0744" table:style-name="ce3">
            <text:p>1.0744</text:p>
          </table:table-cell>
          <table:table-cell office:value-type="float" office:value="4.3318099999999999" table:style-name="ce3">
            <text:p>4.3318</text:p>
          </table:table-cell>
          <table:table-cell office:value-type="float" office:value="0.921346" table:style-name="ce3">
            <text:p>0.9213</text:p>
          </table:table-cell>
          <table:table-cell table:number-columns-repeated="16381"/>
        </table:table-row>
        <table:table-row table:style-name="ro1">
          <table:table-cell office:value-type="float" office:value="0.98596700000000004" table:style-name="ce3">
            <text:p>0.9860</text:p>
          </table:table-cell>
          <table:table-cell office:value-type="float" office:value="4.2739900000000004" table:style-name="ce3">
            <text:p>4.2740</text:p>
          </table:table-cell>
          <table:table-cell office:value-type="float" office:value="0.875421" table:style-name="ce3">
            <text:p>0.8754</text:p>
          </table:table-cell>
          <table:table-cell table:number-columns-repeated="16381"/>
        </table:table-row>
        <table:table-row table:style-name="ro1">
          <table:table-cell office:value-type="float" office:value="1.0566500000000001" table:style-name="ce3">
            <text:p>1.0567</text:p>
          </table:table-cell>
          <table:table-cell office:value-type="float" office:value="4.1914600000000002" table:style-name="ce3">
            <text:p>4.1915</text:p>
          </table:table-cell>
          <table:table-cell office:value-type="float" office:value="0.88339100000000004" table:style-name="ce3">
            <text:p>0.8834</text:p>
          </table:table-cell>
          <table:table-cell table:number-columns-repeated="16381"/>
        </table:table-row>
        <table:table-row table:style-name="ro1">
          <table:table-cell office:value-type="float" office:value="0.97532399999999997" table:style-name="ce3">
            <text:p>0.9753</text:p>
          </table:table-cell>
          <table:table-cell office:value-type="float" office:value="4.1269900000000002" table:style-name="ce3">
            <text:p>4.1270</text:p>
          </table:table-cell>
          <table:table-cell office:value-type="float" office:value="0.83156699999999995" table:style-name="ce3">
            <text:p>0.8316</text:p>
          </table:table-cell>
          <table:table-cell table:number-columns-repeated="16381"/>
        </table:table-row>
        <table:table-row table:style-name="ro1">
          <table:table-cell office:value-type="float" office:value="0.81740900000000005" table:style-name="ce3">
            <text:p>0.8174</text:p>
          </table:table-cell>
          <table:table-cell office:value-type="float" office:value="3.7747700000000002" table:style-name="ce3">
            <text:p>3.7748</text:p>
          </table:table-cell>
          <table:table-cell office:value-type="float" office:value="0.71614599999999995" table:style-name="ce3">
            <text:p>0.7161</text:p>
          </table:table-cell>
          <table:table-cell table:number-columns-repeated="16381"/>
        </table:table-row>
        <table:table-row table:style-name="ro1">
          <table:table-cell office:value-type="float" office:value="1.0982400000000001" table:style-name="ce3">
            <text:p>1.0982</text:p>
          </table:table-cell>
          <table:table-cell office:value-type="float" office:value="3.7721" table:style-name="ce3">
            <text:p>3.7721</text:p>
          </table:table-cell>
          <table:table-cell office:value-type="float" office:value="0.73847399999999996" table:style-name="ce3">
            <text:p>0.7385</text:p>
          </table:table-cell>
          <table:table-cell table:number-columns-repeated="16381"/>
        </table:table-row>
        <table:table-row table:style-name="ro1">
          <table:table-cell office:value-type="float" office:value="1.3632299999999999" table:style-name="ce3">
            <text:p>1.3632</text:p>
          </table:table-cell>
          <table:table-cell office:value-type="float" office:value="3.9611100000000001" table:style-name="ce3">
            <text:p>3.9611</text:p>
          </table:table-cell>
          <table:table-cell office:value-type="float" office:value="0.77417499999999995" table:style-name="ce3">
            <text:p>0.7742</text:p>
          </table:table-cell>
          <table:table-cell table:number-columns-repeated="16381"/>
        </table:table-row>
        <table:table-row table:style-name="ro1">
          <table:table-cell office:value-type="float" office:value="1.4902200000000001" table:style-name="ce3">
            <text:p>1.4902</text:p>
          </table:table-cell>
          <table:table-cell office:value-type="float" office:value="3.8416399999999999" table:style-name="ce3">
            <text:p>3.8416</text:p>
          </table:table-cell>
          <table:table-cell office:value-type="float" office:value="0.65303500000000003" table:style-name="ce3">
            <text:p>0.6530</text:p>
          </table:table-cell>
          <table:table-cell table:number-columns-repeated="16381"/>
        </table:table-row>
        <table:table-row table:style-name="ro1">
          <table:table-cell office:value-type="float" office:value="1.33754" table:style-name="ce3">
            <text:p>1.3375</text:p>
          </table:table-cell>
          <table:table-cell office:value-type="float" office:value="3.9827699999999999" table:style-name="ce3">
            <text:p>3.9828</text:p>
          </table:table-cell>
          <table:table-cell office:value-type="float" office:value="0.68396999999999997" table:style-name="ce3">
            <text:p>0.6840</text:p>
          </table:table-cell>
          <table:table-cell table:number-columns-repeated="16381"/>
        </table:table-row>
        <table:table-row table:style-name="ro1">
          <table:table-cell office:value-type="float" office:value="1.4244600000000001" table:style-name="ce3">
            <text:p>1.4245</text:p>
          </table:table-cell>
          <table:table-cell office:value-type="float" office:value="4.0196399999999999" table:style-name="ce3">
            <text:p>4.0196</text:p>
          </table:table-cell>
          <table:table-cell office:value-type="float" office:value="0.868344" table:style-name="ce3">
            <text:p>0.8683</text:p>
          </table:table-cell>
          <table:table-cell table:number-columns-repeated="16381"/>
        </table:table-row>
        <table:table-row table:style-name="ro1">
          <table:table-cell office:value-type="float" office:value="1.16787" table:style-name="ce3">
            <text:p>1.1679</text:p>
          </table:table-cell>
          <table:table-cell office:value-type="float" office:value="3.9164400000000001" table:style-name="ce3">
            <text:p>3.9164</text:p>
          </table:table-cell>
          <table:table-cell office:value-type="float" office:value="0.73040099999999997" table:style-name="ce3">
            <text:p>0.7304</text:p>
          </table:table-cell>
          <table:table-cell table:number-columns-repeated="16381"/>
        </table:table-row>
        <table:table-row table:style-name="ro1">
          <table:table-cell office:value-type="float" office:value="0.86500900000000003" table:style-name="ce3">
            <text:p>0.8650</text:p>
          </table:table-cell>
          <table:table-cell office:value-type="float" office:value="4.08439" table:style-name="ce3">
            <text:p>4.0844</text:p>
          </table:table-cell>
          <table:table-cell office:value-type="float" office:value="0.82457499999999995" table:style-name="ce3">
            <text:p>0.8246</text:p>
          </table:table-cell>
          <table:table-cell table:number-columns-repeated="16381"/>
        </table:table-row>
        <table:table-row table:style-name="ro1">
          <table:table-cell office:value-type="float" office:value="0.68004900000000001" table:style-name="ce3">
            <text:p>0.6800</text:p>
          </table:table-cell>
          <table:table-cell office:value-type="float" office:value="4.36686" table:style-name="ce3">
            <text:p>4.3669</text:p>
          </table:table-cell>
          <table:table-cell office:value-type="float" office:value="0.96837099999999998" table:style-name="ce3">
            <text:p>0.9684</text:p>
          </table:table-cell>
          <table:table-cell table:number-columns-repeated="16381"/>
        </table:table-row>
        <table:table-row table:style-name="ro1">
          <table:table-cell office:value-type="float" office:value="0.73912" table:style-name="ce3">
            <text:p>0.7391</text:p>
          </table:table-cell>
          <table:table-cell office:value-type="float" office:value="4.4776899999999999" table:style-name="ce3">
            <text:p>4.4777</text:p>
          </table:table-cell>
          <table:table-cell office:value-type="float" office:value="0.96399900000000005" table:style-name="ce3">
            <text:p>0.9640</text:p>
          </table:table-cell>
          <table:table-cell table:number-columns-repeated="16381"/>
        </table:table-row>
        <table:table-row table:style-name="ro1">
          <table:table-cell office:value-type="float" office:value="1.2137500000000001" table:style-name="ce3">
            <text:p>1.2138</text:p>
          </table:table-cell>
          <table:table-cell office:value-type="float" office:value="4.4598599999999999" table:style-name="ce3">
            <text:p>4.4599</text:p>
          </table:table-cell>
          <table:table-cell office:value-type="float" office:value="1.1908000000000001" table:style-name="ce3">
            <text:p>1.1908</text:p>
          </table:table-cell>
          <table:table-cell table:number-columns-repeated="16381"/>
        </table:table-row>
        <table:table-row table:style-name="ro1">
          <table:table-cell office:value-type="float" office:value="0.83926199999999995" table:style-name="ce3">
            <text:p>0.8393</text:p>
          </table:table-cell>
          <table:table-cell office:value-type="float" office:value="4.2178599999999999" table:style-name="ce3">
            <text:p>4.2179</text:p>
          </table:table-cell>
          <table:table-cell office:value-type="float" office:value="0.82144399999999995" table:style-name="ce3">
            <text:p>0.8214</text:p>
          </table:table-cell>
          <table:table-cell table:number-columns-repeated="16381"/>
        </table:table-row>
        <table:table-row table:style-name="ro1">
          <table:table-cell office:value-type="float" office:value="0.97872599999999998" table:style-name="ce3">
            <text:p>0.9787</text:p>
          </table:table-cell>
          <table:table-cell office:value-type="float" office:value="4.22553" table:style-name="ce3">
            <text:p>4.2255</text:p>
          </table:table-cell>
          <table:table-cell office:value-type="float" office:value="0.89472600000000002" table:style-name="ce3">
            <text:p>0.8947</text:p>
          </table:table-cell>
          <table:table-cell table:number-columns-repeated="16381"/>
        </table:table-row>
        <table:table-row table:style-name="ro1">
          <table:table-cell office:value-type="float" office:value="1.1533100000000001" table:style-name="ce3">
            <text:p>1.1533</text:p>
          </table:table-cell>
          <table:table-cell office:value-type="float" office:value="3.9302700000000002" table:style-name="ce3">
            <text:p>3.9303</text:p>
          </table:table-cell>
          <table:table-cell office:value-type="float" office:value="0.97980400000000001" table:style-name="ce3">
            <text:p>0.9798</text:p>
          </table:table-cell>
          <table:table-cell table:number-columns-repeated="16381"/>
        </table:table-row>
        <table:table-row table:style-name="ro1">
          <table:table-cell office:value-type="float" office:value="1.43483" table:style-name="ce3">
            <text:p>1.4348</text:p>
          </table:table-cell>
          <table:table-cell office:value-type="float" office:value="4.0570199999999996" table:style-name="ce3">
            <text:p>4.0570</text:p>
          </table:table-cell>
          <table:table-cell office:value-type="float" office:value="0.90436799999999995" table:style-name="ce3">
            <text:p>0.9044</text:p>
          </table:table-cell>
          <table:table-cell table:number-columns-repeated="16381"/>
        </table:table-row>
        <table:table-row table:style-name="ro1">
          <table:table-cell office:value-type="float" office:value="1.3416999999999999" table:style-name="ce3">
            <text:p>1.3417</text:p>
          </table:table-cell>
          <table:table-cell office:value-type="float" office:value="3.8938600000000001" table:style-name="ce3">
            <text:p>3.8939</text:p>
          </table:table-cell>
          <table:table-cell office:value-type="float" office:value="0.67184699999999997" table:style-name="ce3">
            <text:p>0.6718</text:p>
          </table:table-cell>
          <table:table-cell table:number-columns-repeated="16381"/>
        </table:table-row>
        <table:table-row table:style-name="ro1">
          <table:table-cell office:value-type="float" office:value="1.1614" table:style-name="ce3">
            <text:p>1.1614</text:p>
          </table:table-cell>
          <table:table-cell office:value-type="float" office:value="3.9916700000000001" table:style-name="ce3">
            <text:p>3.9917</text:p>
          </table:table-cell>
          <table:table-cell office:value-type="float" office:value="0.64808299999999996" table:style-name="ce3">
            <text:p>0.6481</text:p>
          </table:table-cell>
          <table:table-cell table:number-columns-repeated="16381"/>
        </table:table-row>
        <table:table-row table:style-name="ro1">
          <table:table-cell office:value-type="float" office:value="1.45469" table:style-name="ce3">
            <text:p>1.4547</text:p>
          </table:table-cell>
          <table:table-cell office:value-type="float" office:value="4.3451700000000004" table:style-name="ce3">
            <text:p>4.3452</text:p>
          </table:table-cell>
          <table:table-cell office:value-type="float" office:value="0.83033299999999999" table:style-name="ce3">
            <text:p>0.8303</text:p>
          </table:table-cell>
          <table:table-cell table:number-columns-repeated="16381"/>
        </table:table-row>
        <table:table-row table:style-name="ro1">
          <table:table-cell office:value-type="float" office:value="1.47082" table:style-name="ce3">
            <text:p>1.4708</text:p>
          </table:table-cell>
          <table:table-cell office:value-type="float" office:value="4.4367099999999997" table:style-name="ce3">
            <text:p>4.4367</text:p>
          </table:table-cell>
          <table:table-cell office:value-type="float" office:value="0.90526499999999999" table:style-name="ce3">
            <text:p>0.9053</text:p>
          </table:table-cell>
          <table:table-cell table:number-columns-repeated="16381"/>
        </table:table-row>
        <table:table-row table:style-name="ro1">
          <table:table-cell office:value-type="float" office:value="1.2258899999999999" table:style-name="ce3">
            <text:p>1.2259</text:p>
          </table:table-cell>
          <table:table-cell office:value-type="float" office:value="4.6235999999999997" table:style-name="ce3">
            <text:p>4.6236</text:p>
          </table:table-cell>
          <table:table-cell office:value-type="float" office:value="1.0408299999999999" table:style-name="ce3">
            <text:p>1.0408</text:p>
          </table:table-cell>
          <table:table-cell table:number-columns-repeated="16381"/>
        </table:table-row>
        <table:table-row table:style-name="ro1">
          <table:table-cell office:value-type="float" office:value="1.2307999999999999" table:style-name="ce3">
            <text:p>1.2308</text:p>
          </table:table-cell>
          <table:table-cell office:value-type="float" office:value="4.4498499999999996" table:style-name="ce3">
            <text:p>4.4499</text:p>
          </table:table-cell>
          <table:table-cell office:value-type="float" office:value="0.99375800000000003" table:style-name="ce3">
            <text:p>0.9938</text:p>
          </table:table-cell>
          <table:table-cell table:number-columns-repeated="16381"/>
        </table:table-row>
        <table:table-row table:style-name="ro1">
          <table:table-cell office:value-type="float" office:value="0.92231600000000002" table:style-name="ce3">
            <text:p>0.9223</text:p>
          </table:table-cell>
          <table:table-cell office:value-type="float" office:value="4.4159300000000004" table:style-name="ce3">
            <text:p>4.4159</text:p>
          </table:table-cell>
          <table:table-cell office:value-type="float" office:value="0.76122000000000001" table:style-name="ce3">
            <text:p>0.7612</text:p>
          </table:table-cell>
          <table:table-cell table:number-columns-repeated="16381"/>
        </table:table-row>
        <table:table-row table:style-name="ro1">
          <table:table-cell office:value-type="float" office:value="1.10781" table:style-name="ce3">
            <text:p>1.1078</text:p>
          </table:table-cell>
          <table:table-cell office:value-type="float" office:value="4.2175099999999999" table:style-name="ce3">
            <text:p>4.2175</text:p>
          </table:table-cell>
          <table:table-cell office:value-type="float" office:value="0.78515599999999997" table:style-name="ce3">
            <text:p>0.7852</text:p>
          </table:table-cell>
          <table:table-cell table:number-columns-repeated="16381"/>
        </table:table-row>
        <table:table-row table:style-name="ro1">
          <table:table-cell office:value-type="float" office:value="1.1177299999999999" table:style-name="ce3">
            <text:p>1.1177</text:p>
          </table:table-cell>
          <table:table-cell office:value-type="float" office:value="4.2719500000000004" table:style-name="ce3">
            <text:p>4.2720</text:p>
          </table:table-cell>
          <table:table-cell office:value-type="float" office:value="0.99690100000000004" table:style-name="ce3">
            <text:p>0.9969</text:p>
          </table:table-cell>
          <table:table-cell table:number-columns-repeated="16381"/>
        </table:table-row>
        <table:table-row table:style-name="ro1">
          <table:table-cell office:value-type="float" office:value="1.1853100000000001" table:style-name="ce3">
            <text:p>1.1853</text:p>
          </table:table-cell>
          <table:table-cell office:value-type="float" office:value="4.2794600000000003" table:style-name="ce3">
            <text:p>4.2795</text:p>
          </table:table-cell>
          <table:table-cell office:value-type="float" office:value="1.03714" table:style-name="ce3">
            <text:p>1.0371</text:p>
          </table:table-cell>
          <table:table-cell table:number-columns-repeated="16381"/>
        </table:table-row>
        <table:table-row table:style-name="ro1">
          <table:table-cell office:value-type="float" office:value="1.48898" table:style-name="ce3">
            <text:p>1.4890</text:p>
          </table:table-cell>
          <table:table-cell office:value-type="float" office:value="4.0533099999999997" table:style-name="ce3">
            <text:p>4.0533</text:p>
          </table:table-cell>
          <table:table-cell office:value-type="float" office:value="0.81274500000000005" table:style-name="ce3">
            <text:p>0.8127</text:p>
          </table:table-cell>
          <table:table-cell table:number-columns-repeated="16381"/>
        </table:table-row>
        <table:table-row table:style-name="ro1">
          <table:table-cell office:value-type="float" office:value="1.65465" table:style-name="ce3">
            <text:p>1.6547</text:p>
          </table:table-cell>
          <table:table-cell office:value-type="float" office:value="3.9521500000000001" table:style-name="ce3">
            <text:p>3.9522</text:p>
          </table:table-cell>
          <table:table-cell office:value-type="float" office:value="0.79842599999999997" table:style-name="ce3">
            <text:p>0.7984</text:p>
          </table:table-cell>
          <table:table-cell table:number-columns-repeated="16381"/>
        </table:table-row>
        <table:table-row table:style-name="ro1">
          <table:table-cell office:value-type="float" office:value="1.46679" table:style-name="ce3">
            <text:p>1.4668</text:p>
          </table:table-cell>
          <table:table-cell office:value-type="float" office:value="3.9740000000000002" table:style-name="ce3">
            <text:p>3.9740</text:p>
          </table:table-cell>
          <table:table-cell office:value-type="float" office:value="0.70761600000000002" table:style-name="ce3">
            <text:p>0.7076</text:p>
          </table:table-cell>
          <table:table-cell table:number-columns-repeated="16381"/>
        </table:table-row>
        <table:table-row table:style-name="ro1">
          <table:table-cell office:value-type="float" office:value="1.37896" table:style-name="ce3">
            <text:p>1.3790</text:p>
          </table:table-cell>
          <table:table-cell office:value-type="float" office:value="4.0370699999999999" table:style-name="ce3">
            <text:p>4.0371</text:p>
          </table:table-cell>
          <table:table-cell office:value-type="float" office:value="0.62122200000000005" table:style-name="ce3">
            <text:p>0.6212</text:p>
          </table:table-cell>
          <table:table-cell table:number-columns-repeated="16381"/>
        </table:table-row>
        <table:table-row table:style-name="ro1">
          <table:table-cell office:value-type="float" office:value="1.2117899999999999" table:style-name="ce3">
            <text:p>1.2118</text:p>
          </table:table-cell>
          <table:table-cell office:value-type="float" office:value="4.0718399999999999" table:style-name="ce3">
            <text:p>4.0718</text:p>
          </table:table-cell>
          <table:table-cell office:value-type="float" office:value="0.780636" table:style-name="ce3">
            <text:p>0.7806</text:p>
          </table:table-cell>
          <table:table-cell table:number-columns-repeated="16381"/>
        </table:table-row>
        <table:table-row table:style-name="ro1">
          <table:table-cell office:value-type="float" office:value="1.4181299999999999" table:style-name="ce3">
            <text:p>1.4181</text:p>
          </table:table-cell>
          <table:table-cell office:value-type="float" office:value="4.3167299999999997" table:style-name="ce3">
            <text:p>4.3167</text:p>
          </table:table-cell>
          <table:table-cell office:value-type="float" office:value="0.895814" table:style-name="ce3">
            <text:p>0.8958</text:p>
          </table:table-cell>
          <table:table-cell table:number-columns-repeated="16381"/>
        </table:table-row>
        <table:table-row table:style-name="ro1">
          <table:table-cell office:value-type="float" office:value="1.2490000000000001" table:style-name="ce3">
            <text:p>1.2490</text:p>
          </table:table-cell>
          <table:table-cell office:value-type="float" office:value="4.5088900000000001" table:style-name="ce3">
            <text:p>4.5089</text:p>
          </table:table-cell>
          <table:table-cell office:value-type="float" office:value="1.05339" table:style-name="ce3">
            <text:p>1.0534</text:p>
          </table:table-cell>
          <table:table-cell table:number-columns-repeated="16381"/>
        </table:table-row>
        <table:table-row table:style-name="ro1">
          <table:table-cell office:value-type="float" office:value="0.95118199999999997" table:style-name="ce3">
            <text:p>0.9512</text:p>
          </table:table-cell>
          <table:table-cell office:value-type="float" office:value="4.4309700000000003" table:style-name="ce3">
            <text:p>4.4310</text:p>
          </table:table-cell>
          <table:table-cell office:value-type="float" office:value="1.02251" table:style-name="ce3">
            <text:p>1.0225</text:p>
          </table:table-cell>
          <table:table-cell table:number-columns-repeated="16381"/>
        </table:table-row>
        <table:table-row table:style-name="ro1">
          <table:table-cell office:value-type="float" office:value="1.16635" table:style-name="ce3">
            <text:p>1.1664</text:p>
          </table:table-cell>
          <table:table-cell office:value-type="float" office:value="4.4577900000000001" table:style-name="ce3">
            <text:p>4.4578</text:p>
          </table:table-cell>
          <table:table-cell office:value-type="float" office:value="1.0250600000000001" table:style-name="ce3">
            <text:p>1.0251</text:p>
          </table:table-cell>
          <table:table-cell table:number-columns-repeated="16381"/>
        </table:table-row>
        <table:table-row table:style-name="ro1">
          <table:table-cell office:value-type="float" office:value="0.81291500000000005" table:style-name="ce3">
            <text:p>0.8129</text:p>
          </table:table-cell>
          <table:table-cell office:value-type="float" office:value="4.1961599999999999" table:style-name="ce3">
            <text:p>4.1962</text:p>
          </table:table-cell>
          <table:table-cell office:value-type="float" office:value="0.62675800000000004" table:style-name="ce3">
            <text:p>0.6268</text:p>
          </table:table-cell>
          <table:table-cell table:number-columns-repeated="16381"/>
        </table:table-row>
        <table:table-row table:style-name="ro1">
          <table:table-cell office:value-type="float" office:value="0.97515700000000005" table:style-name="ce3">
            <text:p>0.9752</text:p>
          </table:table-cell>
          <table:table-cell office:value-type="float" office:value="4.2846500000000001" table:style-name="ce3">
            <text:p>4.2847</text:p>
          </table:table-cell>
          <table:table-cell office:value-type="float" office:value="0.87795699999999999" table:style-name="ce3">
            <text:p>0.8780</text:p>
          </table:table-cell>
          <table:table-cell table:number-columns-repeated="16381"/>
        </table:table-row>
        <table:table-row table:style-name="ro1">
          <table:table-cell office:value-type="float" office:value="1.0609299999999999" table:style-name="ce3">
            <text:p>1.0609</text:p>
          </table:table-cell>
          <table:table-cell office:value-type="float" office:value="4.1685499999999998" table:style-name="ce3">
            <text:p>4.1686</text:p>
          </table:table-cell>
          <table:table-cell office:value-type="float" office:value="1.0955600000000001" table:style-name="ce3">
            <text:p>1.0956</text:p>
          </table:table-cell>
          <table:table-cell table:number-columns-repeated="16381"/>
        </table:table-row>
        <table:table-row table:style-name="ro1">
          <table:table-cell office:value-type="float" office:value="1.48298" table:style-name="ce3">
            <text:p>1.4830</text:p>
          </table:table-cell>
          <table:table-cell office:value-type="float" office:value="3.9760200000000001" table:style-name="ce3">
            <text:p>3.9760</text:p>
          </table:table-cell>
          <table:table-cell office:value-type="float" office:value="1.0400199999999999" table:style-name="ce3">
            <text:p>1.0400</text:p>
          </table:table-cell>
          <table:table-cell table:number-columns-repeated="16381"/>
        </table:table-row>
        <table:table-row table:style-name="ro1">
          <table:table-cell office:value-type="float" office:value="1.54122" table:style-name="ce3">
            <text:p>1.5412</text:p>
          </table:table-cell>
          <table:table-cell office:value-type="float" office:value="4.0553299999999997" table:style-name="ce3">
            <text:p>4.0553</text:p>
          </table:table-cell>
          <table:table-cell office:value-type="float" office:value="1.046" table:style-name="ce3">
            <text:p>1.0460</text:p>
          </table:table-cell>
          <table:table-cell table:number-columns-repeated="16381"/>
        </table:table-row>
        <table:table-row table:style-name="ro1">
          <table:table-cell office:value-type="float" office:value="1.6331199999999999" table:style-name="ce3">
            <text:p>1.6331</text:p>
          </table:table-cell>
          <table:table-cell office:value-type="float" office:value="4.1193099999999996" table:style-name="ce3">
            <text:p>4.1193</text:p>
          </table:table-cell>
          <table:table-cell office:value-type="float" office:value="0.91965600000000003" table:style-name="ce3">
            <text:p>0.9197</text:p>
          </table:table-cell>
          <table:table-cell table:number-columns-repeated="16381"/>
        </table:table-row>
        <table:table-row table:style-name="ro1">
          <table:table-cell office:value-type="float" office:value="1.4648600000000001" table:style-name="ce3">
            <text:p>1.4649</text:p>
          </table:table-cell>
          <table:table-cell office:value-type="float" office:value="3.8461500000000002" table:style-name="ce3">
            <text:p>3.8462</text:p>
          </table:table-cell>
          <table:table-cell office:value-type="float" office:value="0.63645499999999999" table:style-name="ce3">
            <text:p>0.6365</text:p>
          </table:table-cell>
          <table:table-cell table:number-columns-repeated="16381"/>
        </table:table-row>
        <table:table-row table:style-name="ro1">
          <table:table-cell office:value-type="float" office:value="1.59277" table:style-name="ce3">
            <text:p>1.5928</text:p>
          </table:table-cell>
          <table:table-cell office:value-type="float" office:value="4.2282099999999998" table:style-name="ce3">
            <text:p>4.2282</text:p>
          </table:table-cell>
          <table:table-cell office:value-type="float" office:value="0.76987300000000003" table:style-name="ce3">
            <text:p>0.7699</text:p>
          </table:table-cell>
          <table:table-cell table:number-columns-repeated="16381"/>
        </table:table-row>
        <table:table-row table:style-name="ro1">
          <table:table-cell office:value-type="float" office:value="1.6026199999999999" table:style-name="ce3">
            <text:p>1.6026</text:p>
          </table:table-cell>
          <table:table-cell office:value-type="float" office:value="4.3136400000000004" table:style-name="ce3">
            <text:p>4.3136</text:p>
          </table:table-cell>
          <table:table-cell office:value-type="float" office:value="1.08508" table:style-name="ce3">
            <text:p>1.0851</text:p>
          </table:table-cell>
          <table:table-cell table:number-columns-repeated="16381"/>
        </table:table-row>
        <table:table-row table:style-name="ro1">
          <table:table-cell office:value-type="float" office:value="1.54833" table:style-name="ce3">
            <text:p>1.5483</text:p>
          </table:table-cell>
          <table:table-cell office:value-type="float" office:value="4.42035" table:style-name="ce3">
            <text:p>4.4204</text:p>
          </table:table-cell>
          <table:table-cell office:value-type="float" office:value="1.1793199999999999" table:style-name="ce3">
            <text:p>1.1793</text:p>
          </table:table-cell>
          <table:table-cell table:number-columns-repeated="16381"/>
        </table:table-row>
        <table:table-row table:style-name="ro1">
          <table:table-cell office:value-type="float" office:value="1.33121" table:style-name="ce3">
            <text:p>1.3312</text:p>
          </table:table-cell>
          <table:table-cell office:value-type="float" office:value="4.5300399999999996" table:style-name="ce3">
            <text:p>4.5300</text:p>
          </table:table-cell>
          <table:table-cell office:value-type="float" office:value="0.81347700000000001" table:style-name="ce3">
            <text:p>0.8135</text:p>
          </table:table-cell>
          <table:table-cell table:number-columns-repeated="16381"/>
        </table:table-row>
        <table:table-row table:style-name="ro1">
          <table:table-cell office:value-type="float" office:value="1.3749100000000001" table:style-name="ce3">
            <text:p>1.3749</text:p>
          </table:table-cell>
          <table:table-cell office:value-type="float" office:value="4.54359" table:style-name="ce3">
            <text:p>4.5436</text:p>
          </table:table-cell>
          <table:table-cell office:value-type="float" office:value="1.08416" table:style-name="ce3">
            <text:p>1.0842</text:p>
          </table:table-cell>
          <table:table-cell table:number-columns-repeated="16381"/>
        </table:table-row>
        <table:table-row table:style-name="ro1">
          <table:table-cell office:value-type="float" office:value="1.04491" table:style-name="ce3">
            <text:p>1.0449</text:p>
          </table:table-cell>
          <table:table-cell office:value-type="float" office:value="4.3987800000000004" table:style-name="ce3">
            <text:p>4.3988</text:p>
          </table:table-cell>
          <table:table-cell office:value-type="float" office:value="0.65539800000000004" table:style-name="ce3">
            <text:p>0.6554</text:p>
          </table:table-cell>
          <table:table-cell table:number-columns-repeated="16381"/>
        </table:table-row>
        <table:table-row table:style-name="ro1">
          <table:table-cell office:value-type="float" office:value="0.78564900000000004" table:style-name="ce3">
            <text:p>0.7856</text:p>
          </table:table-cell>
          <table:table-cell office:value-type="float" office:value="4.2018599999999999" table:style-name="ce3">
            <text:p>4.2019</text:p>
          </table:table-cell>
          <table:table-cell office:value-type="float" office:value="0.67033600000000004" table:style-name="ce3">
            <text:p>0.6703</text:p>
          </table:table-cell>
          <table:table-cell table:number-columns-repeated="16381"/>
        </table:table-row>
        <table:table-row table:style-name="ro1">
          <table:table-cell office:value-type="float" office:value="1.1841299999999999" table:style-name="ce3">
            <text:p>1.1841</text:p>
          </table:table-cell>
          <table:table-cell office:value-type="float" office:value="4.1878000000000002" table:style-name="ce3">
            <text:p>4.1878</text:p>
          </table:table-cell>
          <table:table-cell office:value-type="float" office:value="0.86635099999999998" table:style-name="ce3">
            <text:p>0.8664</text:p>
          </table:table-cell>
          <table:table-cell table:number-columns-repeated="16381"/>
        </table:table-row>
        <table:table-row table:style-name="ro1">
          <table:table-cell office:value-type="float" office:value="1.3593900000000001" table:style-name="ce3">
            <text:p>1.3594</text:p>
          </table:table-cell>
          <table:table-cell office:value-type="float" office:value="4.0291800000000002" table:style-name="ce3">
            <text:p>4.0292</text:p>
          </table:table-cell>
          <table:table-cell office:value-type="float" office:value="0.90490599999999999" table:style-name="ce3">
            <text:p>0.9049</text:p>
          </table:table-cell>
          <table:table-cell table:number-columns-repeated="16381"/>
        </table:table-row>
        <table:table-row table:style-name="ro1">
          <table:table-cell office:value-type="float" office:value="1.6567499999999999" table:style-name="ce3">
            <text:p>1.6568</text:p>
          </table:table-cell>
          <table:table-cell office:value-type="float" office:value="4.0071300000000001" table:style-name="ce3">
            <text:p>4.0071</text:p>
          </table:table-cell>
          <table:table-cell office:value-type="float" office:value="0.90207199999999998" table:style-name="ce3">
            <text:p>0.9021</text:p>
          </table:table-cell>
          <table:table-cell table:number-columns-repeated="16381"/>
        </table:table-row>
        <table:table-row table:style-name="ro1">
          <table:table-cell office:value-type="float" office:value="1.7129000000000001" table:style-name="ce3">
            <text:p>1.7129</text:p>
          </table:table-cell>
          <table:table-cell office:value-type="float" office:value="3.85493" table:style-name="ce3">
            <text:p>3.8549</text:p>
          </table:table-cell>
          <table:table-cell office:value-type="float" office:value="0.73767000000000005" table:style-name="ce3">
            <text:p>0.7377</text:p>
          </table:table-cell>
          <table:table-cell table:number-columns-repeated="16381"/>
        </table:table-row>
        <table:table-row table:style-name="ro1">
          <table:table-cell office:value-type="float" office:value="1.59432" table:style-name="ce3">
            <text:p>1.5943</text:p>
          </table:table-cell>
          <table:table-cell office:value-type="float" office:value="3.85703" table:style-name="ce3">
            <text:p>3.8570</text:p>
          </table:table-cell>
          <table:table-cell office:value-type="float" office:value="0.74360700000000002" table:style-name="ce3">
            <text:p>0.7436</text:p>
          </table:table-cell>
          <table:table-cell table:number-columns-repeated="16381"/>
        </table:table-row>
        <table:table-row table:style-name="ro1">
          <table:table-cell office:value-type="float" office:value="1.54348" table:style-name="ce3">
            <text:p>1.5435</text:p>
          </table:table-cell>
          <table:table-cell office:value-type="float" office:value="4.0051600000000001" table:style-name="ce3">
            <text:p>4.0052</text:p>
          </table:table-cell>
          <table:table-cell office:value-type="float" office:value="0.72275299999999998" table:style-name="ce3">
            <text:p>0.7228</text:p>
          </table:table-cell>
          <table:table-cell table:number-columns-repeated="16381"/>
        </table:table-row>
        <table:table-row table:style-name="ro1">
          <table:table-cell office:value-type="float" office:value="1.4399599999999999" table:style-name="ce3">
            <text:p>1.4400</text:p>
          </table:table-cell>
          <table:table-cell office:value-type="float" office:value="4.1597299999999997" table:style-name="ce3">
            <text:p>4.1597</text:p>
          </table:table-cell>
          <table:table-cell office:value-type="float" office:value="0.72860400000000003" table:style-name="ce3">
            <text:p>0.7286</text:p>
          </table:table-cell>
          <table:table-cell table:number-columns-repeated="16381"/>
        </table:table-row>
        <table:table-row table:style-name="ro1">
          <table:table-cell office:value-type="float" office:value="1.3250299999999999" table:style-name="ce3">
            <text:p>1.3250</text:p>
          </table:table-cell>
          <table:table-cell office:value-type="float" office:value="4.3201200000000002" table:style-name="ce3">
            <text:p>4.3201</text:p>
          </table:table-cell>
          <table:table-cell office:value-type="float" office:value="0.74891200000000002" table:style-name="ce3">
            <text:p>0.7489</text:p>
          </table:table-cell>
          <table:table-cell table:number-columns-repeated="16381"/>
        </table:table-row>
        <table:table-row table:style-name="ro1">
          <table:table-cell office:value-type="float" office:value="1.3452900000000001" table:style-name="ce3">
            <text:p>1.3453</text:p>
          </table:table-cell>
          <table:table-cell office:value-type="float" office:value="4.4527200000000002" table:style-name="ce3">
            <text:p>4.4527</text:p>
          </table:table-cell>
          <table:table-cell office:value-type="float" office:value="0.99488900000000002" table:style-name="ce3">
            <text:p>0.9949</text:p>
          </table:table-cell>
          <table:table-cell table:number-columns-repeated="16381"/>
        </table:table-row>
        <table:table-row table:style-name="ro1">
          <table:table-cell office:value-type="float" office:value="1.1967099999999999" table:style-name="ce3">
            <text:p>1.1967</text:p>
          </table:table-cell>
          <table:table-cell office:value-type="float" office:value="4.2803699999999996" table:style-name="ce3">
            <text:p>4.2804</text:p>
          </table:table-cell>
          <table:table-cell office:value-type="float" office:value="0.98650099999999996" table:style-name="ce3">
            <text:p>0.9865</text:p>
          </table:table-cell>
          <table:table-cell table:number-columns-repeated="16381"/>
        </table:table-row>
        <table:table-row table:style-name="ro1">
          <table:table-cell office:value-type="float" office:value="0.99502699999999999" table:style-name="ce3">
            <text:p>0.9950</text:p>
          </table:table-cell>
          <table:table-cell office:value-type="float" office:value="4.00373" table:style-name="ce3">
            <text:p>4.0037</text:p>
          </table:table-cell>
          <table:table-cell office:value-type="float" office:value="0.54972500000000002" table:style-name="ce3">
            <text:p>0.5497</text:p>
          </table:table-cell>
          <table:table-cell table:number-columns-repeated="16381"/>
        </table:table-row>
        <table:table-row table:style-name="ro1">
          <table:table-cell office:value-type="float" office:value="0.96859899999999999" table:style-name="ce3">
            <text:p>0.9686</text:p>
          </table:table-cell>
          <table:table-cell office:value-type="float" office:value="4.2326800000000002" table:style-name="ce3">
            <text:p>4.2327</text:p>
          </table:table-cell>
          <table:table-cell office:value-type="float" office:value="0.82366600000000001" table:style-name="ce3">
            <text:p>0.8237</text:p>
          </table:table-cell>
          <table:table-cell table:number-columns-repeated="16381"/>
        </table:table-row>
        <table:table-row table:style-name="ro1">
          <table:table-cell office:value-type="float" office:value="1.1090899999999999" table:style-name="ce3">
            <text:p>1.1091</text:p>
          </table:table-cell>
          <table:table-cell office:value-type="float" office:value="4.1022699999999999" table:style-name="ce3">
            <text:p>4.1023</text:p>
          </table:table-cell>
          <table:table-cell office:value-type="float" office:value="0.73705500000000002" table:style-name="ce3">
            <text:p>0.7371</text:p>
          </table:table-cell>
          <table:table-cell table:number-columns-repeated="16381"/>
        </table:table-row>
        <table:table-row table:style-name="ro1">
          <table:table-cell office:value-type="float" office:value="1.23434" table:style-name="ce3">
            <text:p>1.2343</text:p>
          </table:table-cell>
          <table:table-cell office:value-type="float" office:value="3.87568" table:style-name="ce3">
            <text:p>3.8757</text:p>
          </table:table-cell>
          <table:table-cell office:value-type="float" office:value="0.65822400000000003" table:style-name="ce3">
            <text:p>0.6582</text:p>
          </table:table-cell>
          <table:table-cell table:number-columns-repeated="16381"/>
        </table:table-row>
        <table:table-row table:style-name="ro1">
          <table:table-cell office:value-type="float" office:value="1.42625" table:style-name="ce3">
            <text:p>1.4263</text:p>
          </table:table-cell>
          <table:table-cell office:value-type="float" office:value="4.0670700000000002" table:style-name="ce3">
            <text:p>4.0671</text:p>
          </table:table-cell>
          <table:table-cell office:value-type="float" office:value="0.705183" table:style-name="ce3">
            <text:p>0.7052</text:p>
          </table:table-cell>
          <table:table-cell table:number-columns-repeated="16381"/>
        </table:table-row>
        <table:table-row table:style-name="ro1">
          <table:table-cell office:value-type="float" office:value="1.39734" table:style-name="ce3">
            <text:p>1.3973</text:p>
          </table:table-cell>
          <table:table-cell office:value-type="float" office:value="4.0599999999999996" table:style-name="ce3">
            <text:p>4.0600</text:p>
          </table:table-cell>
          <table:table-cell office:value-type="float" office:value="0.73141999999999996" table:style-name="ce3">
            <text:p>0.7314</text:p>
          </table:table-cell>
          <table:table-cell table:number-columns-repeated="16381"/>
        </table:table-row>
        <table:table-row table:style-name="ro1">
          <table:table-cell office:value-type="float" office:value="1.43563" table:style-name="ce3">
            <text:p>1.4356</text:p>
          </table:table-cell>
          <table:table-cell office:value-type="float" office:value="4.0320099999999996" table:style-name="ce3">
            <text:p>4.0320</text:p>
          </table:table-cell>
          <table:table-cell office:value-type="float" office:value="0.767397" table:style-name="ce3">
            <text:p>0.7674</text:p>
          </table:table-cell>
          <table:table-cell table:number-columns-repeated="16381"/>
        </table:table-row>
        <table:table-row table:style-name="ro1">
          <table:table-cell office:value-type="float" office:value="1.41615" table:style-name="ce3">
            <text:p>1.4162</text:p>
          </table:table-cell>
          <table:table-cell office:value-type="float" office:value="4.0163599999999997" table:style-name="ce3">
            <text:p>4.0164</text:p>
          </table:table-cell>
          <table:table-cell office:value-type="float" office:value="0.71692900000000004" table:style-name="ce3">
            <text:p>0.7169</text:p>
          </table:table-cell>
          <table:table-cell table:number-columns-repeated="16381"/>
        </table:table-row>
        <table:table-row table:style-name="ro1">
          <table:table-cell office:value-type="float" office:value="1.47587" table:style-name="ce3">
            <text:p>1.4759</text:p>
          </table:table-cell>
          <table:table-cell office:value-type="float" office:value="4.4192099999999996" table:style-name="ce3">
            <text:p>4.4192</text:p>
          </table:table-cell>
          <table:table-cell office:value-type="float" office:value="0.777007" table:style-name="ce3">
            <text:p>0.7770</text:p>
          </table:table-cell>
          <table:table-cell table:number-columns-repeated="16381"/>
        </table:table-row>
        <table:table-row table:style-name="ro1">
          <table:table-cell office:value-type="float" office:value="1.20892" table:style-name="ce3">
            <text:p>1.2089</text:p>
          </table:table-cell>
          <table:table-cell office:value-type="float" office:value="4.1621800000000002" table:style-name="ce3">
            <text:p>4.1622</text:p>
          </table:table-cell>
          <table:table-cell office:value-type="float" office:value="0.69885200000000003" table:style-name="ce3">
            <text:p>0.6989</text:p>
          </table:table-cell>
          <table:table-cell table:number-columns-repeated="16381"/>
        </table:table-row>
        <table:table-row table:style-name="ro1">
          <table:table-cell office:value-type="float" office:value="1.2757400000000001" table:style-name="ce3">
            <text:p>1.2757</text:p>
          </table:table-cell>
          <table:table-cell office:value-type="float" office:value="4.5424600000000002" table:style-name="ce3">
            <text:p>4.5425</text:p>
          </table:table-cell>
          <table:table-cell office:value-type="float" office:value="0.93717600000000001" table:style-name="ce3">
            <text:p>0.9372</text:p>
          </table:table-cell>
          <table:table-cell table:number-columns-repeated="16381"/>
        </table:table-row>
        <table:table-row table:style-name="ro1">
          <table:table-cell office:value-type="float" office:value="1.3158399999999999" table:style-name="ce3">
            <text:p>1.3158</text:p>
          </table:table-cell>
          <table:table-cell office:value-type="float" office:value="4.7035900000000002" table:style-name="ce3">
            <text:p>4.7036</text:p>
          </table:table-cell>
          <table:table-cell office:value-type="float" office:value="0.86155000000000004" table:style-name="ce3">
            <text:p>0.8616</text:p>
          </table:table-cell>
          <table:table-cell table:number-columns-repeated="16381"/>
        </table:table-row>
        <table:table-row table:style-name="ro1">
          <table:table-cell office:value-type="float" office:value="1.4409099999999999" table:style-name="ce3">
            <text:p>1.4409</text:p>
          </table:table-cell>
          <table:table-cell office:value-type="float" office:value="4.8261099999999999" table:style-name="ce3">
            <text:p>4.8261</text:p>
          </table:table-cell>
          <table:table-cell office:value-type="float" office:value="1.3542400000000001" table:style-name="ce3">
            <text:p>1.3542</text:p>
          </table:table-cell>
          <table:table-cell table:number-columns-repeated="16381"/>
        </table:table-row>
        <table:table-row table:style-name="ro1">
          <table:table-cell office:value-type="float" office:value="1.4653" table:style-name="ce3">
            <text:p>1.4653</text:p>
          </table:table-cell>
          <table:table-cell office:value-type="float" office:value="4.6871400000000003" table:style-name="ce3">
            <text:p>4.6871</text:p>
          </table:table-cell>
          <table:table-cell office:value-type="float" office:value="0.95023899999999994" table:style-name="ce3">
            <text:p>0.9502</text:p>
          </table:table-cell>
          <table:table-cell table:number-columns-repeated="16381"/>
        </table:table-row>
        <table:table-row table:style-name="ro1">
          <table:table-cell office:value-type="float" office:value="1.40754" table:style-name="ce3">
            <text:p>1.4075</text:p>
          </table:table-cell>
          <table:table-cell office:value-type="float" office:value="4.3761400000000004" table:style-name="ce3">
            <text:p>4.3761</text:p>
          </table:table-cell>
          <table:table-cell office:value-type="float" office:value="0.95593099999999998" table:style-name="ce3">
            <text:p>0.9559</text:p>
          </table:table-cell>
          <table:table-cell table:number-columns-repeated="16381"/>
        </table:table-row>
        <table:table-row table:style-name="ro1">
          <table:table-cell office:value-type="float" office:value="1.4670099999999999" table:style-name="ce3">
            <text:p>1.4670</text:p>
          </table:table-cell>
          <table:table-cell office:value-type="float" office:value="4.0623300000000002" table:style-name="ce3">
            <text:p>4.0623</text:p>
          </table:table-cell>
          <table:table-cell office:value-type="float" office:value="0.67663399999999996" table:style-name="ce3">
            <text:p>0.6766</text:p>
          </table:table-cell>
          <table:table-cell table:number-columns-repeated="16381"/>
        </table:table-row>
        <table:table-row table:style-name="ro1">
          <table:table-cell office:value-type="float" office:value="1.66872" table:style-name="ce3">
            <text:p>1.6687</text:p>
          </table:table-cell>
          <table:table-cell office:value-type="float" office:value="4.3365499999999999" table:style-name="ce3">
            <text:p>4.3366</text:p>
          </table:table-cell>
          <table:table-cell office:value-type="float" office:value="0.75317800000000001" table:style-name="ce3">
            <text:p>0.7532</text:p>
          </table:table-cell>
          <table:table-cell table:number-columns-repeated="16381"/>
        </table:table-row>
        <table:table-row table:style-name="ro1">
          <table:table-cell office:value-type="float" office:value="1.67177" table:style-name="ce3">
            <text:p>1.6718</text:p>
          </table:table-cell>
          <table:table-cell office:value-type="float" office:value="4.3616200000000003" table:style-name="ce3">
            <text:p>4.3616</text:p>
          </table:table-cell>
          <table:table-cell office:value-type="float" office:value="0.93493300000000001" table:style-name="ce3">
            <text:p>0.9349</text:p>
          </table:table-cell>
          <table:table-cell table:number-columns-repeated="16381"/>
        </table:table-row>
        <table:table-row table:style-name="ro1">
          <table:table-cell office:value-type="float" office:value="1.3928400000000001" table:style-name="ce3">
            <text:p>1.3928</text:p>
          </table:table-cell>
          <table:table-cell office:value-type="float" office:value="4.0756800000000002" table:style-name="ce3">
            <text:p>4.0757</text:p>
          </table:table-cell>
          <table:table-cell office:value-type="float" office:value="0.69716599999999995" table:style-name="ce3">
            <text:p>0.6972</text:p>
          </table:table-cell>
          <table:table-cell table:number-columns-repeated="16381"/>
        </table:table-row>
        <table:table-row table:style-name="ro1">
          <table:table-cell office:value-type="float" office:value="1.63676" table:style-name="ce3">
            <text:p>1.6368</text:p>
          </table:table-cell>
          <table:table-cell office:value-type="float" office:value="4.3609499999999999" table:style-name="ce3">
            <text:p>4.3610</text:p>
          </table:table-cell>
          <table:table-cell office:value-type="float" office:value="0.80132999999999999" table:style-name="ce3">
            <text:p>0.8013</text:p>
          </table:table-cell>
          <table:table-cell table:number-columns-repeated="16381"/>
        </table:table-row>
        <table:table-row table:style-name="ro1">
          <table:table-cell office:value-type="float" office:value="1.3581700000000001" table:style-name="ce3">
            <text:p>1.3582</text:p>
          </table:table-cell>
          <table:table-cell office:value-type="float" office:value="4.26478" table:style-name="ce3">
            <text:p>4.2648</text:p>
          </table:table-cell>
          <table:table-cell office:value-type="float" office:value="0.66348499999999999" table:style-name="ce3">
            <text:p>0.6635</text:p>
          </table:table-cell>
          <table:table-cell table:number-columns-repeated="16381"/>
        </table:table-row>
        <table:table-row table:style-name="ro1">
          <table:table-cell office:value-type="float" office:value="1.3181799999999999" table:style-name="ce3">
            <text:p>1.3182</text:p>
          </table:table-cell>
          <table:table-cell office:value-type="float" office:value="4.5769500000000001" table:style-name="ce3">
            <text:p>4.5770</text:p>
          </table:table-cell>
          <table:table-cell office:value-type="float" office:value="0.89676400000000001" table:style-name="ce3">
            <text:p>0.8968</text:p>
          </table:table-cell>
          <table:table-cell table:number-columns-repeated="16381"/>
        </table:table-row>
        <table:table-row table:style-name="ro1">
          <table:table-cell office:value-type="float" office:value="1.26359" table:style-name="ce3">
            <text:p>1.2636</text:p>
          </table:table-cell>
          <table:table-cell office:value-type="float" office:value="4.7008400000000004" table:style-name="ce3">
            <text:p>4.7008</text:p>
          </table:table-cell>
          <table:table-cell office:value-type="float" office:value="0.88768400000000003" table:style-name="ce3">
            <text:p>0.8877</text:p>
          </table:table-cell>
          <table:table-cell table:number-columns-repeated="16381"/>
        </table:table-row>
        <table:table-row table:style-name="ro1">
          <table:table-cell office:value-type="float" office:value="0.86145499999999997" table:style-name="ce3">
            <text:p>0.8615</text:p>
          </table:table-cell>
          <table:table-cell office:value-type="float" office:value="4.6428000000000003" table:style-name="ce3">
            <text:p>4.6428</text:p>
          </table:table-cell>
          <table:table-cell office:value-type="float" office:value="0.81925700000000001" table:style-name="ce3">
            <text:p>0.8193</text:p>
          </table:table-cell>
          <table:table-cell table:number-columns-repeated="16381"/>
        </table:table-row>
        <table:table-row table:style-name="ro1">
          <table:table-cell office:value-type="float" office:value="1.0723499999999999" table:style-name="ce3">
            <text:p>1.0724</text:p>
          </table:table-cell>
          <table:table-cell office:value-type="float" office:value="4.5269700000000004" table:style-name="ce3">
            <text:p>4.5270</text:p>
          </table:table-cell>
          <table:table-cell office:value-type="float" office:value="1.0596000000000001" table:style-name="ce3">
            <text:p>1.0596</text:p>
          </table:table-cell>
          <table:table-cell table:number-columns-repeated="16381"/>
        </table:table-row>
        <table:table-row table:style-name="ro1">
          <table:table-cell office:value-type="float" office:value="1.17049" table:style-name="ce3">
            <text:p>1.1705</text:p>
          </table:table-cell>
          <table:table-cell office:value-type="float" office:value="4.5620200000000004" table:style-name="ce3">
            <text:p>4.5620</text:p>
          </table:table-cell>
          <table:table-cell office:value-type="float" office:value="1.08409" table:style-name="ce3">
            <text:p>1.0841</text:p>
          </table:table-cell>
          <table:table-cell table:number-columns-repeated="16381"/>
        </table:table-row>
        <table:table-row table:style-name="ro1">
          <table:table-cell office:value-type="float" office:value="0.89339800000000003" table:style-name="ce3">
            <text:p>0.8934</text:p>
          </table:table-cell>
          <table:table-cell office:value-type="float" office:value="4.16371" table:style-name="ce3">
            <text:p>4.1637</text:p>
          </table:table-cell>
          <table:table-cell office:value-type="float" office:value="0.66814600000000002" table:style-name="ce3">
            <text:p>0.6681</text:p>
          </table:table-cell>
          <table:table-cell table:number-columns-repeated="16381"/>
        </table:table-row>
        <table:table-row table:style-name="ro1">
          <table:table-cell office:value-type="float" office:value="1.1313899999999999" table:style-name="ce3">
            <text:p>1.1314</text:p>
          </table:table-cell>
          <table:table-cell office:value-type="float" office:value="4.1493799999999998" table:style-name="ce3">
            <text:p>4.1494</text:p>
          </table:table-cell>
          <table:table-cell office:value-type="float" office:value="0.75294799999999995" table:style-name="ce3">
            <text:p>0.7529</text:p>
          </table:table-cell>
          <table:table-cell table:number-columns-repeated="16381"/>
        </table:table-row>
        <table:table-row table:style-name="ro1">
          <table:table-cell office:value-type="float" office:value="1.38293" table:style-name="ce3">
            <text:p>1.3829</text:p>
          </table:table-cell>
          <table:table-cell office:value-type="float" office:value="4.1946500000000002" table:style-name="ce3">
            <text:p>4.1947</text:p>
          </table:table-cell>
          <table:table-cell office:value-type="float" office:value="0.85158800000000001" table:style-name="ce3">
            <text:p>0.8516</text:p>
          </table:table-cell>
          <table:table-cell table:number-columns-repeated="16381"/>
        </table:table-row>
        <table:table-row table:style-name="ro1">
          <table:table-cell office:value-type="float" office:value="1.5165500000000001" table:style-name="ce3">
            <text:p>1.5166</text:p>
          </table:table-cell>
          <table:table-cell office:value-type="float" office:value="4.0739400000000003" table:style-name="ce3">
            <text:p>4.0739</text:p>
          </table:table-cell>
          <table:table-cell office:value-type="float" office:value="0.751108" table:style-name="ce3">
            <text:p>0.7511</text:p>
          </table:table-cell>
          <table:table-cell table:number-columns-repeated="16381"/>
        </table:table-row>
        <table:table-row table:style-name="ro1">
          <table:table-cell office:value-type="float" office:value="1.49095" table:style-name="ce3">
            <text:p>1.4910</text:p>
          </table:table-cell>
          <table:table-cell office:value-type="float" office:value="4.1883100000000004" table:style-name="ce3">
            <text:p>4.1883</text:p>
          </table:table-cell>
          <table:table-cell office:value-type="float" office:value="0.69627799999999995" table:style-name="ce3">
            <text:p>0.6963</text:p>
          </table:table-cell>
          <table:table-cell table:number-columns-repeated="16381"/>
        </table:table-row>
        <table:table-row table:style-name="ro1">
          <table:table-cell office:value-type="float" office:value="1.4121600000000001" table:style-name="ce3">
            <text:p>1.4122</text:p>
          </table:table-cell>
          <table:table-cell office:value-type="float" office:value="4.0807900000000004" table:style-name="ce3">
            <text:p>4.0808</text:p>
          </table:table-cell>
          <table:table-cell office:value-type="float" office:value="0.708318" table:style-name="ce3">
            <text:p>0.7083</text:p>
          </table:table-cell>
          <table:table-cell table:number-columns-repeated="16381"/>
        </table:table-row>
        <table:table-row table:style-name="ro1">
          <table:table-cell office:value-type="float" office:value="1.1450800000000001" table:style-name="ce3">
            <text:p>1.1451</text:p>
          </table:table-cell>
          <table:table-cell office:value-type="float" office:value="4.2004999999999999" table:style-name="ce3">
            <text:p>4.2005</text:p>
          </table:table-cell>
          <table:table-cell office:value-type="float" office:value="0.75552900000000001" table:style-name="ce3">
            <text:p>0.7555</text:p>
          </table:table-cell>
          <table:table-cell table:number-columns-repeated="16381"/>
        </table:table-row>
        <table:table-row table:style-name="ro1">
          <table:table-cell office:value-type="float" office:value="0.92280399999999996" table:style-name="ce3">
            <text:p>0.9228</text:p>
          </table:table-cell>
          <table:table-cell office:value-type="float" office:value="4.1674899999999999" table:style-name="ce3">
            <text:p>4.1675</text:p>
          </table:table-cell>
          <table:table-cell office:value-type="float" office:value="0.53882300000000005" table:style-name="ce3">
            <text:p>0.5388</text:p>
          </table:table-cell>
          <table:table-cell table:number-columns-repeated="16381"/>
        </table:table-row>
        <table:table-row table:style-name="ro1">
          <table:table-cell office:value-type="float" office:value="0.63898999999999995" table:style-name="ce3">
            <text:p>0.6390</text:p>
          </table:table-cell>
          <table:table-cell office:value-type="float" office:value="4.1431699999999996" table:style-name="ce3">
            <text:p>4.1432</text:p>
          </table:table-cell>
          <table:table-cell office:value-type="float" office:value="0.416852" table:style-name="ce3">
            <text:p>0.4169</text:p>
          </table:table-cell>
          <table:table-cell table:number-columns-repeated="16381"/>
        </table:table-row>
        <table:table-row table:style-name="ro1">
          <table:table-cell office:value-type="float" office:value="0.70648200000000005" table:style-name="ce3">
            <text:p>0.7065</text:p>
          </table:table-cell>
          <table:table-cell office:value-type="float" office:value="4.4051600000000004" table:style-name="ce3">
            <text:p>4.4052</text:p>
          </table:table-cell>
          <table:table-cell office:value-type="float" office:value="0.48536600000000002" table:style-name="ce3">
            <text:p>0.4854</text:p>
          </table:table-cell>
          <table:table-cell table:number-columns-repeated="16381"/>
        </table:table-row>
        <table:table-row table:style-name="ro1">
          <table:table-cell office:value-type="float" office:value="0.69384800000000002" table:style-name="ce3">
            <text:p>0.6938</text:p>
          </table:table-cell>
          <table:table-cell office:value-type="float" office:value="4.2355299999999998" table:style-name="ce3">
            <text:p>4.2355</text:p>
          </table:table-cell>
          <table:table-cell office:value-type="float" office:value="0.566778" table:style-name="ce3">
            <text:p>0.5668</text:p>
          </table:table-cell>
          <table:table-cell table:number-columns-repeated="16381"/>
        </table:table-row>
        <table:table-row table:style-name="ro1">
          <table:table-cell office:value-type="float" office:value="0.71208000000000005" table:style-name="ce3">
            <text:p>0.7121</text:p>
          </table:table-cell>
          <table:table-cell office:value-type="float" office:value="4.03864" table:style-name="ce3">
            <text:p>4.0386</text:p>
          </table:table-cell>
          <table:table-cell office:value-type="float" office:value="0.36781700000000001" table:style-name="ce3">
            <text:p>0.3678</text:p>
          </table:table-cell>
          <table:table-cell table:number-columns-repeated="16381"/>
        </table:table-row>
        <table:table-row table:style-name="ro1">
          <table:table-cell office:value-type="float" office:value="1.1011" table:style-name="ce3">
            <text:p>1.1011</text:p>
          </table:table-cell>
          <table:table-cell office:value-type="float" office:value="4.1152899999999999" table:style-name="ce3">
            <text:p>4.1153</text:p>
          </table:table-cell>
          <table:table-cell office:value-type="float" office:value="0.66073999999999999" table:style-name="ce3">
            <text:p>0.6607</text:p>
          </table:table-cell>
          <table:table-cell table:number-columns-repeated="16381"/>
        </table:table-row>
        <table:table-row table:style-name="ro1">
          <table:table-cell office:value-type="float" office:value="1.2538" table:style-name="ce3">
            <text:p>1.2538</text:p>
          </table:table-cell>
          <table:table-cell office:value-type="float" office:value="3.94354" table:style-name="ce3">
            <text:p>3.9435</text:p>
          </table:table-cell>
          <table:table-cell office:value-type="float" office:value="0.75651299999999999" table:style-name="ce3">
            <text:p>0.7565</text:p>
          </table:table-cell>
          <table:table-cell table:number-columns-repeated="16381"/>
        </table:table-row>
        <table:table-row table:style-name="ro1">
          <table:table-cell office:value-type="float" office:value="1.4752400000000001" table:style-name="ce3">
            <text:p>1.4752</text:p>
          </table:table-cell>
          <table:table-cell office:value-type="float" office:value="4.0630199999999999" table:style-name="ce3">
            <text:p>4.0630</text:p>
          </table:table-cell>
          <table:table-cell office:value-type="float" office:value="0.86334200000000005" table:style-name="ce3">
            <text:p>0.8633</text:p>
          </table:table-cell>
          <table:table-cell table:number-columns-repeated="16381"/>
        </table:table-row>
        <table:table-row table:style-name="ro1">
          <table:table-cell office:value-type="float" office:value="1.5679799999999999" table:style-name="ce3">
            <text:p>1.5680</text:p>
          </table:table-cell>
          <table:table-cell office:value-type="float" office:value="4.1787999999999998" table:style-name="ce3">
            <text:p>4.1788</text:p>
          </table:table-cell>
          <table:table-cell office:value-type="float" office:value="0.77311399999999997" table:style-name="ce3">
            <text:p>0.7731</text:p>
          </table:table-cell>
          <table:table-cell table:number-columns-repeated="16381"/>
        </table:table-row>
        <table:table-row table:style-name="ro1">
          <table:table-cell office:value-type="float" office:value="1.4355800000000001" table:style-name="ce3">
            <text:p>1.4356</text:p>
          </table:table-cell>
          <table:table-cell office:value-type="float" office:value="4.0255400000000003" table:style-name="ce3">
            <text:p>4.0255</text:p>
          </table:table-cell>
          <table:table-cell office:value-type="float" office:value="0.73648499999999995" table:style-name="ce3">
            <text:p>0.7365</text:p>
          </table:table-cell>
          <table:table-cell table:number-columns-repeated="16381"/>
        </table:table-row>
        <table:table-row table:style-name="ro1">
          <table:table-cell office:value-type="float" office:value="1.38897" table:style-name="ce3">
            <text:p>1.3890</text:p>
          </table:table-cell>
          <table:table-cell office:value-type="float" office:value="4.0538999999999996" table:style-name="ce3">
            <text:p>4.0539</text:p>
          </table:table-cell>
          <table:table-cell office:value-type="float" office:value="0.71994400000000003" table:style-name="ce3">
            <text:p>0.7199</text:p>
          </table:table-cell>
          <table:table-cell table:number-columns-repeated="16381"/>
        </table:table-row>
        <table:table-row table:style-name="ro1">
          <table:table-cell office:value-type="float" office:value="1.2114400000000001" table:style-name="ce3">
            <text:p>1.2114</text:p>
          </table:table-cell>
          <table:table-cell office:value-type="float" office:value="4.1601900000000001" table:style-name="ce3">
            <text:p>4.1602</text:p>
          </table:table-cell>
          <table:table-cell office:value-type="float" office:value="0.55865600000000004" table:style-name="ce3">
            <text:p>0.5587</text:p>
          </table:table-cell>
          <table:table-cell table:number-columns-repeated="16381"/>
        </table:table-row>
        <table:table-row table:style-name="ro1">
          <table:table-cell office:value-type="float" office:value="1.1174999999999999" table:style-name="ce3">
            <text:p>1.1175</text:p>
          </table:table-cell>
          <table:table-cell office:value-type="float" office:value="4.5446" table:style-name="ce3">
            <text:p>4.5446</text:p>
          </table:table-cell>
          <table:table-cell office:value-type="float" office:value="0.88428600000000002" table:style-name="ce3">
            <text:p>0.8843</text:p>
          </table:table-cell>
          <table:table-cell table:number-columns-repeated="16381"/>
        </table:table-row>
        <table:table-row table:style-name="ro1">
          <table:table-cell office:value-type="float" office:value="1.1412" table:style-name="ce3">
            <text:p>1.1412</text:p>
          </table:table-cell>
          <table:table-cell office:value-type="float" office:value="4.7111200000000002" table:style-name="ce3">
            <text:p>4.7111</text:p>
          </table:table-cell>
          <table:table-cell office:value-type="float" office:value="0.92971899999999996" table:style-name="ce3">
            <text:p>0.9297</text:p>
          </table:table-cell>
          <table:table-cell table:number-columns-repeated="16381"/>
        </table:table-row>
        <table:table-row table:style-name="ro1">
          <table:table-cell office:value-type="float" office:value="0.97820200000000002" table:style-name="ce3">
            <text:p>0.9782</text:p>
          </table:table-cell>
          <table:table-cell office:value-type="float" office:value="4.4630700000000001" table:style-name="ce3">
            <text:p>4.4631</text:p>
          </table:table-cell>
          <table:table-cell office:value-type="float" office:value="0.97958299999999998" table:style-name="ce3">
            <text:p>0.9796</text:p>
          </table:table-cell>
          <table:table-cell table:number-columns-repeated="16381"/>
        </table:table-row>
        <table:table-row table:style-name="ro1">
          <table:table-cell office:value-type="float" office:value="0.68226100000000001" table:style-name="ce3">
            <text:p>0.6823</text:p>
          </table:table-cell>
          <table:table-cell office:value-type="float" office:value="4.3391000000000002" table:style-name="ce3">
            <text:p>4.3391</text:p>
          </table:table-cell>
          <table:table-cell office:value-type="float" office:value="0.85327699999999995" table:style-name="ce3">
            <text:p>0.8533</text:p>
          </table:table-cell>
          <table:table-cell table:number-columns-repeated="16381"/>
        </table:table-row>
        <table:table-row table:style-name="ro1">
          <table:table-cell office:value-type="float" office:value="1.1121300000000001" table:style-name="ce3">
            <text:p>1.1121</text:p>
          </table:table-cell>
          <table:table-cell office:value-type="float" office:value="4.1323800000000004" table:style-name="ce3">
            <text:p>4.1324</text:p>
          </table:table-cell>
          <table:table-cell office:value-type="float" office:value="0.93462699999999999" table:style-name="ce3">
            <text:p>0.9346</text:p>
          </table:table-cell>
          <table:table-cell table:number-columns-repeated="16381"/>
        </table:table-row>
        <table:table-row table:style-name="ro1">
          <table:table-cell office:value-type="float" office:value="0.91402799999999995" table:style-name="ce3">
            <text:p>0.9140</text:p>
          </table:table-cell>
          <table:table-cell office:value-type="float" office:value="4.1894299999999998" table:style-name="ce3">
            <text:p>4.1894</text:p>
          </table:table-cell>
          <table:table-cell office:value-type="float" office:value="0.76197999999999999" table:style-name="ce3">
            <text:p>0.7620</text:p>
          </table:table-cell>
          <table:table-cell table:number-columns-repeated="16381"/>
        </table:table-row>
        <table:table-row table:style-name="ro1">
          <table:table-cell office:value-type="float" office:value="1.2302299999999999" table:style-name="ce3">
            <text:p>1.2302</text:p>
          </table:table-cell>
          <table:table-cell office:value-type="float" office:value="3.93852" table:style-name="ce3">
            <text:p>3.9385</text:p>
          </table:table-cell>
          <table:table-cell office:value-type="float" office:value="0.82387699999999997" table:style-name="ce3">
            <text:p>0.8239</text:p>
          </table:table-cell>
          <table:table-cell table:number-columns-repeated="16381"/>
        </table:table-row>
        <table:table-row table:style-name="ro1">
          <table:table-cell office:value-type="float" office:value="1.5174300000000001" table:style-name="ce3">
            <text:p>1.5174</text:p>
          </table:table-cell>
          <table:table-cell office:value-type="float" office:value="4.16296" table:style-name="ce3">
            <text:p>4.1630</text:p>
          </table:table-cell>
          <table:table-cell office:value-type="float" office:value="1.0222599999999999" table:style-name="ce3">
            <text:p>1.0223</text:p>
          </table:table-cell>
          <table:table-cell table:number-columns-repeated="16381"/>
        </table:table-row>
        <table:table-row table:style-name="ro1">
          <table:table-cell office:value-type="float" office:value="1.51254" table:style-name="ce3">
            <text:p>1.5125</text:p>
          </table:table-cell>
          <table:table-cell office:value-type="float" office:value="4.1113600000000003" table:style-name="ce3">
            <text:p>4.1114</text:p>
          </table:table-cell>
          <table:table-cell office:value-type="float" office:value="0.97223599999999999" table:style-name="ce3">
            <text:p>0.9722</text:p>
          </table:table-cell>
          <table:table-cell table:number-columns-repeated="16381"/>
        </table:table-row>
        <table:table-row table:style-name="ro1">
          <table:table-cell office:value-type="float" office:value="1.54965" table:style-name="ce3">
            <text:p>1.5497</text:p>
          </table:table-cell>
          <table:table-cell office:value-type="float" office:value="4.1419499999999996" table:style-name="ce3">
            <text:p>4.1420</text:p>
          </table:table-cell>
          <table:table-cell office:value-type="float" office:value="0.73085699999999998" table:style-name="ce3">
            <text:p>0.7309</text:p>
          </table:table-cell>
          <table:table-cell table:number-columns-repeated="16381"/>
        </table:table-row>
        <table:table-row table:style-name="ro1">
          <table:table-cell office:value-type="float" office:value="1.37853" table:style-name="ce3">
            <text:p>1.3785</text:p>
          </table:table-cell>
          <table:table-cell office:value-type="float" office:value="3.89168" table:style-name="ce3">
            <text:p>3.8917</text:p>
          </table:table-cell>
          <table:table-cell office:value-type="float" office:value="0.74525699999999995" table:style-name="ce3">
            <text:p>0.7453</text:p>
          </table:table-cell>
          <table:table-cell table:number-columns-repeated="16381"/>
        </table:table-row>
        <table:table-row table:style-name="ro1">
          <table:table-cell office:value-type="float" office:value="1.3054300000000001" table:style-name="ce3">
            <text:p>1.3054</text:p>
          </table:table-cell>
          <table:table-cell office:value-type="float" office:value="4.07667" table:style-name="ce3">
            <text:p>4.0767</text:p>
          </table:table-cell>
          <table:table-cell office:value-type="float" office:value="0.95759099999999997" table:style-name="ce3">
            <text:p>0.9576</text:p>
          </table:table-cell>
          <table:table-cell table:number-columns-repeated="16381"/>
        </table:table-row>
        <table:table-row table:style-name="ro1">
          <table:table-cell office:value-type="float" office:value="1.0668" table:style-name="ce3">
            <text:p>1.0668</text:p>
          </table:table-cell>
          <table:table-cell office:value-type="float" office:value="4.4278000000000004" table:style-name="ce3">
            <text:p>4.4278</text:p>
          </table:table-cell>
          <table:table-cell office:value-type="float" office:value="1.1381600000000001" table:style-name="ce3">
            <text:p>1.1382</text:p>
          </table:table-cell>
          <table:table-cell table:number-columns-repeated="16381"/>
        </table:table-row>
        <table:table-row table:style-name="ro1">
          <table:table-cell office:value-type="float" office:value="0.66766999999999999" table:style-name="ce3">
            <text:p>0.6677</text:p>
          </table:table-cell>
          <table:table-cell office:value-type="float" office:value="4.3444700000000003" table:style-name="ce3">
            <text:p>4.3445</text:p>
          </table:table-cell>
          <table:table-cell office:value-type="float" office:value="0.99937399999999998" table:style-name="ce3">
            <text:p>0.9994</text:p>
          </table:table-cell>
          <table:table-cell table:number-columns-repeated="16381"/>
        </table:table-row>
        <table:table-row table:style-name="ro1">
          <table:table-cell office:value-type="float" office:value="0.96342300000000003" table:style-name="ce3">
            <text:p>0.9634</text:p>
          </table:table-cell>
          <table:table-cell office:value-type="float" office:value="4.4956500000000004" table:style-name="ce3">
            <text:p>4.4957</text:p>
          </table:table-cell>
          <table:table-cell office:value-type="float" office:value="1.1379900000000001" table:style-name="ce3">
            <text:p>1.1380</text:p>
          </table:table-cell>
          <table:table-cell table:number-columns-repeated="16381"/>
        </table:table-row>
        <table:table-row table:style-name="ro1">
          <table:table-cell office:value-type="float" office:value="1.0390299999999999" table:style-name="ce3">
            <text:p>1.0390</text:p>
          </table:table-cell>
          <table:table-cell office:value-type="float" office:value="4.6473899999999997" table:style-name="ce3">
            <text:p>4.6474</text:p>
          </table:table-cell>
          <table:table-cell office:value-type="float" office:value="1.1166" table:style-name="ce3">
            <text:p>1.1166</text:p>
          </table:table-cell>
          <table:table-cell table:number-columns-repeated="16381"/>
        </table:table-row>
        <table:table-row table:style-name="ro1">
          <table:table-cell office:value-type="float" office:value="1.2294700000000001" table:style-name="ce3">
            <text:p>1.2295</text:p>
          </table:table-cell>
          <table:table-cell office:value-type="float" office:value="4.5464200000000003" table:style-name="ce3">
            <text:p>4.5464</text:p>
          </table:table-cell>
          <table:table-cell office:value-type="float" office:value="1.22177" table:style-name="ce3">
            <text:p>1.2218</text:p>
          </table:table-cell>
          <table:table-cell table:number-columns-repeated="16381"/>
        </table:table-row>
        <table:table-row table:style-name="ro1">
          <table:table-cell office:value-type="float" office:value="1.16265" table:style-name="ce3">
            <text:p>1.1627</text:p>
          </table:table-cell>
          <table:table-cell office:value-type="float" office:value="4.06419" table:style-name="ce3">
            <text:p>4.0642</text:p>
          </table:table-cell>
          <table:table-cell office:value-type="float" office:value="1.1211599999999999" table:style-name="ce3">
            <text:p>1.1212</text:p>
          </table:table-cell>
          <table:table-cell table:number-columns-repeated="16381"/>
        </table:table-row>
        <table:table-row table:style-name="ro1">
          <table:table-cell office:value-type="float" office:value="1.2896399999999999" table:style-name="ce3">
            <text:p>1.2896</text:p>
          </table:table-cell>
          <table:table-cell office:value-type="float" office:value="4.0994900000000003" table:style-name="ce3">
            <text:p>4.0995</text:p>
          </table:table-cell>
          <table:table-cell office:value-type="float" office:value="1.04478" table:style-name="ce3">
            <text:p>1.0448</text:p>
          </table:table-cell>
          <table:table-cell table:number-columns-repeated="16381"/>
        </table:table-row>
        <table:table-row table:style-name="ro1">
          <table:table-cell office:value-type="float" office:value="1.3546" table:style-name="ce3">
            <text:p>1.3546</text:p>
          </table:table-cell>
          <table:table-cell office:value-type="float" office:value="4.1008899999999997" table:style-name="ce3">
            <text:p>4.1009</text:p>
          </table:table-cell>
          <table:table-cell office:value-type="float" office:value="1.1407099999999999" table:style-name="ce3">
            <text:p>1.1407</text:p>
          </table:table-cell>
          <table:table-cell table:number-columns-repeated="16381"/>
        </table:table-row>
        <table:table-row table:style-name="ro1">
          <table:table-cell office:value-type="float" office:value="1.26616" table:style-name="ce3">
            <text:p>1.2662</text:p>
          </table:table-cell>
          <table:table-cell office:value-type="float" office:value="4.16845" table:style-name="ce3">
            <text:p>4.1685</text:p>
          </table:table-cell>
          <table:table-cell office:value-type="float" office:value="0.86492199999999997" table:style-name="ce3">
            <text:p>0.8649</text:p>
          </table:table-cell>
          <table:table-cell table:number-columns-repeated="16381"/>
        </table:table-row>
        <table:table-row table:style-name="ro1">
          <table:table-cell office:value-type="float" office:value="1.34941" table:style-name="ce3">
            <text:p>1.3494</text:p>
          </table:table-cell>
          <table:table-cell office:value-type="float" office:value="4.0441700000000003" table:style-name="ce3">
            <text:p>4.0442</text:p>
          </table:table-cell>
          <table:table-cell office:value-type="float" office:value="0.83586099999999997" table:style-name="ce3">
            <text:p>0.8359</text:p>
          </table:table-cell>
          <table:table-cell table:number-columns-repeated="16381"/>
        </table:table-row>
        <table:table-row table:style-name="ro1">
          <table:table-cell office:value-type="float" office:value="1.26065" table:style-name="ce3">
            <text:p>1.2607</text:p>
          </table:table-cell>
          <table:table-cell office:value-type="float" office:value="4.0408200000000001" table:style-name="ce3">
            <text:p>4.0408</text:p>
          </table:table-cell>
          <table:table-cell office:value-type="float" office:value="0.83753900000000003" table:style-name="ce3">
            <text:p>0.8375</text:p>
          </table:table-cell>
          <table:table-cell table:number-columns-repeated="16381"/>
        </table:table-row>
        <table:table-row table:style-name="ro1">
          <table:table-cell office:value-type="float" office:value="1.4845999999999999" table:style-name="ce3">
            <text:p>1.4846</text:p>
          </table:table-cell>
          <table:table-cell office:value-type="float" office:value="4.5398100000000001" table:style-name="ce3">
            <text:p>4.5398</text:p>
          </table:table-cell>
          <table:table-cell office:value-type="float" office:value="1.07894" table:style-name="ce3">
            <text:p>1.0789</text:p>
          </table:table-cell>
          <table:table-cell table:number-columns-repeated="16381"/>
        </table:table-row>
        <table:table-row table:style-name="ro1">
          <table:table-cell office:value-type="float" office:value="1.04399" table:style-name="ce3">
            <text:p>1.0440</text:p>
          </table:table-cell>
          <table:table-cell office:value-type="float" office:value="4.6820300000000001" table:style-name="ce3">
            <text:p>4.6820</text:p>
          </table:table-cell>
          <table:table-cell office:value-type="float" office:value="0.93988099999999997" table:style-name="ce3">
            <text:p>0.9399</text:p>
          </table:table-cell>
          <table:table-cell table:number-columns-repeated="16381"/>
        </table:table-row>
        <table:table-row table:style-name="ro1">
          <table:table-cell office:value-type="float" office:value="0.77668000000000004" table:style-name="ce3">
            <text:p>0.7767</text:p>
          </table:table-cell>
          <table:table-cell office:value-type="float" office:value="4.6015600000000001" table:style-name="ce3">
            <text:p>4.6016</text:p>
          </table:table-cell>
          <table:table-cell office:value-type="float" office:value="0.91508500000000004" table:style-name="ce3">
            <text:p>0.9151</text:p>
          </table:table-cell>
          <table:table-cell table:number-columns-repeated="16381"/>
        </table:table-row>
        <table:table-row table:style-name="ro1">
          <table:table-cell office:value-type="float" office:value="0.75782000000000005" table:style-name="ce3">
            <text:p>0.7578</text:p>
          </table:table-cell>
          <table:table-cell office:value-type="float" office:value="4.5410300000000001" table:style-name="ce3">
            <text:p>4.5410</text:p>
          </table:table-cell>
          <table:table-cell office:value-type="float" office:value="1.16944" table:style-name="ce3">
            <text:p>1.1694</text:p>
          </table:table-cell>
          <table:table-cell table:number-columns-repeated="16381"/>
        </table:table-row>
        <table:table-row table:style-name="ro1">
          <table:table-cell office:value-type="float" office:value="1.15964" table:style-name="ce3">
            <text:p>1.1596</text:p>
          </table:table-cell>
          <table:table-cell office:value-type="float" office:value="4.8207000000000004" table:style-name="ce3">
            <text:p>4.8207</text:p>
          </table:table-cell>
          <table:table-cell office:value-type="float" office:value="1.3764000000000001" table:style-name="ce3">
            <text:p>1.3764</text:p>
          </table:table-cell>
          <table:table-cell table:number-columns-repeated="16381"/>
        </table:table-row>
        <table:table-row table:style-name="ro1">
          <table:table-cell office:value-type="float" office:value="1.0328599999999999" table:style-name="ce3">
            <text:p>1.0329</text:p>
          </table:table-cell>
          <table:table-cell office:value-type="float" office:value="4.4900799999999998" table:style-name="ce3">
            <text:p>4.4901</text:p>
          </table:table-cell>
          <table:table-cell office:value-type="float" office:value="0.99461299999999997" table:style-name="ce3">
            <text:p>0.9946</text:p>
          </table:table-cell>
          <table:table-cell table:number-columns-repeated="16381"/>
        </table:table-row>
        <table:table-row table:style-name="ro1">
          <table:table-cell office:value-type="float" office:value="0.99919199999999997" table:style-name="ce3">
            <text:p>0.9992</text:p>
          </table:table-cell>
          <table:table-cell office:value-type="float" office:value="4.1794700000000002" table:style-name="ce3">
            <text:p>4.1795</text:p>
          </table:table-cell>
          <table:table-cell office:value-type="float" office:value="0.74199400000000004" table:style-name="ce3">
            <text:p>0.7420</text:p>
          </table:table-cell>
          <table:table-cell table:number-columns-repeated="16381"/>
        </table:table-row>
        <table:table-row table:style-name="ro1">
          <table:table-cell office:value-type="float" office:value="1.0431699999999999" table:style-name="ce3">
            <text:p>1.0432</text:p>
          </table:table-cell>
          <table:table-cell office:value-type="float" office:value="4.2019399999999996" table:style-name="ce3">
            <text:p>4.2019</text:p>
          </table:table-cell>
          <table:table-cell office:value-type="float" office:value="0.73849200000000004" table:style-name="ce3">
            <text:p>0.7385</text:p>
          </table:table-cell>
          <table:table-cell table:number-columns-repeated="16381"/>
        </table:table-row>
        <table:table-row table:style-name="ro1">
          <table:table-cell office:value-type="float" office:value="1.20407" table:style-name="ce3">
            <text:p>1.2041</text:p>
          </table:table-cell>
          <table:table-cell office:value-type="float" office:value="4.2504400000000002" table:style-name="ce3">
            <text:p>4.2504</text:p>
          </table:table-cell>
          <table:table-cell office:value-type="float" office:value="0.64467600000000003" table:style-name="ce3">
            <text:p>0.6447</text:p>
          </table:table-cell>
          <table:table-cell table:number-columns-repeated="16381"/>
        </table:table-row>
        <table:table-row table:style-name="ro1">
          <table:table-cell office:value-type="float" office:value="1.3240499999999999" table:style-name="ce3">
            <text:p>1.3241</text:p>
          </table:table-cell>
          <table:table-cell office:value-type="float" office:value="4.3860799999999998" table:style-name="ce3">
            <text:p>4.3861</text:p>
          </table:table-cell>
          <table:table-cell office:value-type="float" office:value="0.93474699999999999" table:style-name="ce3">
            <text:p>0.9347</text:p>
          </table:table-cell>
          <table:table-cell table:number-columns-repeated="16381"/>
        </table:table-row>
        <table:table-row table:style-name="ro1">
          <table:table-cell office:value-type="float" office:value="1.11873" table:style-name="ce3">
            <text:p>1.1187</text:p>
          </table:table-cell>
          <table:table-cell office:value-type="float" office:value="4.1188599999999997" table:style-name="ce3">
            <text:p>4.1189</text:p>
          </table:table-cell>
          <table:table-cell office:value-type="float" office:value="0.51832699999999998" table:style-name="ce3">
            <text:p>0.5183</text:p>
          </table:table-cell>
          <table:table-cell table:number-columns-repeated="16381"/>
        </table:table-row>
        <table:table-row table:style-name="ro1">
          <table:table-cell office:value-type="float" office:value="1.2527699999999999" table:style-name="ce3">
            <text:p>1.2528</text:p>
          </table:table-cell>
          <table:table-cell office:value-type="float" office:value="4.3697499999999998" table:style-name="ce3">
            <text:p>4.3698</text:p>
          </table:table-cell>
          <table:table-cell office:value-type="float" office:value="0.659497" table:style-name="ce3">
            <text:p>0.6595</text:p>
          </table:table-cell>
          <table:table-cell table:number-columns-repeated="16381"/>
        </table:table-row>
        <table:table-row table:style-name="ro1">
          <table:table-cell office:value-type="float" office:value="1.2802500000000001" table:style-name="ce3">
            <text:p>1.2803</text:p>
          </table:table-cell>
          <table:table-cell office:value-type="float" office:value="4.5928599999999999" table:style-name="ce3">
            <text:p>4.5929</text:p>
          </table:table-cell>
          <table:table-cell office:value-type="float" office:value="0.91594399999999998" table:style-name="ce3">
            <text:p>0.9159</text:p>
          </table:table-cell>
          <table:table-cell table:number-columns-repeated="16381"/>
        </table:table-row>
        <table:table-row table:style-name="ro1">
          <table:table-cell office:value-type="float" office:value="0.77619099999999996" table:style-name="ce3">
            <text:p>0.7762</text:p>
          </table:table-cell>
          <table:table-cell office:value-type="float" office:value="4.4824000000000002" table:style-name="ce3">
            <text:p>4.4824</text:p>
          </table:table-cell>
          <table:table-cell office:value-type="float" office:value="0.82012399999999996" table:style-name="ce3">
            <text:p>0.8201</text:p>
          </table:table-cell>
          <table:table-cell table:number-columns-repeated="16381"/>
        </table:table-row>
        <table:table-row table:style-name="ro1">
          <table:table-cell office:value-type="float" office:value="0.85213799999999995" table:style-name="ce3">
            <text:p>0.8521</text:p>
          </table:table-cell>
          <table:table-cell office:value-type="float" office:value="4.9028799999999997" table:style-name="ce3">
            <text:p>4.9029</text:p>
          </table:table-cell>
          <table:table-cell office:value-type="float" office:value="0.99297899999999995" table:style-name="ce3">
            <text:p>0.9930</text:p>
          </table:table-cell>
          <table:table-cell table:number-columns-repeated="16381"/>
        </table:table-row>
        <table:table-row table:style-name="ro1">
          <table:table-cell office:value-type="float" office:value="1.1157900000000001" table:style-name="ce3">
            <text:p>1.1158</text:p>
          </table:table-cell>
          <table:table-cell office:value-type="float" office:value="4.5924100000000001" table:style-name="ce3">
            <text:p>4.5924</text:p>
          </table:table-cell>
          <table:table-cell office:value-type="float" office:value="1.1747300000000001" table:style-name="ce3">
            <text:p>1.1747</text:p>
          </table:table-cell>
          <table:table-cell table:number-columns-repeated="16381"/>
        </table:table-row>
        <table:table-row table:style-name="ro1">
          <table:table-cell office:value-type="float" office:value="1.2523" table:style-name="ce3">
            <text:p>1.2523</text:p>
          </table:table-cell>
          <table:table-cell office:value-type="float" office:value="4.8430099999999996" table:style-name="ce3">
            <text:p>4.8430</text:p>
          </table:table-cell>
          <table:table-cell office:value-type="float" office:value="1.28884" table:style-name="ce3">
            <text:p>1.2888</text:p>
          </table:table-cell>
          <table:table-cell table:number-columns-repeated="16381"/>
        </table:table-row>
        <table:table-row table:style-name="ro1">
          <table:table-cell office:value-type="float" office:value="1.0185200000000001" table:style-name="ce3">
            <text:p>1.0185</text:p>
          </table:table-cell>
          <table:table-cell office:value-type="float" office:value="4.6135799999999998" table:style-name="ce3">
            <text:p>4.6136</text:p>
          </table:table-cell>
          <table:table-cell office:value-type="float" office:value="0.89368400000000003" table:style-name="ce3">
            <text:p>0.8937</text:p>
          </table:table-cell>
          <table:table-cell table:number-columns-repeated="16381"/>
        </table:table-row>
        <table:table-row table:style-name="ro1">
          <table:table-cell office:value-type="float" office:value="1.0193399999999999" table:style-name="ce3">
            <text:p>1.0193</text:p>
          </table:table-cell>
          <table:table-cell office:value-type="float" office:value="4.4456800000000003" table:style-name="ce3">
            <text:p>4.4457</text:p>
          </table:table-cell>
          <table:table-cell office:value-type="float" office:value="0.96991799999999995" table:style-name="ce3">
            <text:p>0.9699</text:p>
          </table:table-cell>
          <table:table-cell table:number-columns-repeated="16381"/>
        </table:table-row>
        <table:table-row table:style-name="ro1">
          <table:table-cell office:value-type="float" office:value="1.1634100000000001" table:style-name="ce3">
            <text:p>1.1634</text:p>
          </table:table-cell>
          <table:table-cell office:value-type="float" office:value="4.1440299999999999" table:style-name="ce3">
            <text:p>4.1440</text:p>
          </table:table-cell>
          <table:table-cell office:value-type="float" office:value="0.76573000000000002" table:style-name="ce3">
            <text:p>0.7657</text:p>
          </table:table-cell>
          <table:table-cell table:number-columns-repeated="16381"/>
        </table:table-row>
        <table:table-row table:style-name="ro1">
          <table:table-cell office:value-type="float" office:value="1.35436" table:style-name="ce3">
            <text:p>1.3544</text:p>
          </table:table-cell>
          <table:table-cell office:value-type="float" office:value="4.2979599999999998" table:style-name="ce3">
            <text:p>4.2980</text:p>
          </table:table-cell>
          <table:table-cell office:value-type="float" office:value="0.803033" table:style-name="ce3">
            <text:p>0.8030</text:p>
          </table:table-cell>
          <table:table-cell table:number-columns-repeated="16381"/>
        </table:table-row>
        <table:table-row table:style-name="ro1">
          <table:table-cell office:value-type="float" office:value="1.3546499999999999" table:style-name="ce3">
            <text:p>1.3547</text:p>
          </table:table-cell>
          <table:table-cell office:value-type="float" office:value="4.2237900000000002" table:style-name="ce3">
            <text:p>4.2238</text:p>
          </table:table-cell>
          <table:table-cell office:value-type="float" office:value="0.56476499999999996" table:style-name="ce3">
            <text:p>0.5648</text:p>
          </table:table-cell>
          <table:table-cell table:number-columns-repeated="16381"/>
        </table:table-row>
        <table:table-row table:style-name="ro1">
          <table:table-cell office:value-type="float" office:value="1.2117599999999999" table:style-name="ce3">
            <text:p>1.2118</text:p>
          </table:table-cell>
          <table:table-cell office:value-type="float" office:value="3.9732799999999999" table:style-name="ce3">
            <text:p>3.9733</text:p>
          </table:table-cell>
          <table:table-cell office:value-type="float" office:value="0.58898600000000001" table:style-name="ce3">
            <text:p>0.5890</text:p>
          </table:table-cell>
          <table:table-cell table:number-columns-repeated="16381"/>
        </table:table-row>
        <table:table-row table:style-name="ro1">
          <table:table-cell office:value-type="float" office:value="1.3833800000000001" table:style-name="ce3">
            <text:p>1.3834</text:p>
          </table:table-cell>
          <table:table-cell office:value-type="float" office:value="4.2607600000000003" table:style-name="ce3">
            <text:p>4.2608</text:p>
          </table:table-cell>
          <table:table-cell office:value-type="float" office:value="0.75483299999999998" table:style-name="ce3">
            <text:p>0.7548</text:p>
          </table:table-cell>
          <table:table-cell table:number-columns-repeated="16381"/>
        </table:table-row>
        <table:table-row table:style-name="ro1">
          <table:table-cell office:value-type="float" office:value="1.31457" table:style-name="ce3">
            <text:p>1.3146</text:p>
          </table:table-cell>
          <table:table-cell office:value-type="float" office:value="4.3475700000000002" table:style-name="ce3">
            <text:p>4.3476</text:p>
          </table:table-cell>
          <table:table-cell office:value-type="float" office:value="0.79446099999999997" table:style-name="ce3">
            <text:p>0.7945</text:p>
          </table:table-cell>
          <table:table-cell table:number-columns-repeated="16381"/>
        </table:table-row>
        <table:table-row table:style-name="ro1">
          <table:table-cell office:value-type="float" office:value="1.08403" table:style-name="ce3">
            <text:p>1.0840</text:p>
          </table:table-cell>
          <table:table-cell office:value-type="float" office:value="4.3925000000000001" table:style-name="ce3">
            <text:p>4.3925</text:p>
          </table:table-cell>
          <table:table-cell office:value-type="float" office:value="0.86535499999999999" table:style-name="ce3">
            <text:p>0.8654</text:p>
          </table:table-cell>
          <table:table-cell table:number-columns-repeated="16381"/>
        </table:table-row>
        <table:table-row table:style-name="ro1">
          <table:table-cell office:value-type="float" office:value="0.909748" table:style-name="ce3">
            <text:p>0.9097</text:p>
          </table:table-cell>
          <table:table-cell office:value-type="float" office:value="4.4752299999999998" table:style-name="ce3">
            <text:p>4.4752</text:p>
          </table:table-cell>
          <table:table-cell office:value-type="float" office:value="0.78970499999999999" table:style-name="ce3">
            <text:p>0.7897</text:p>
          </table:table-cell>
          <table:table-cell table:number-columns-repeated="16381"/>
        </table:table-row>
        <table:table-row table:style-name="ro1">
          <table:table-cell office:value-type="float" office:value="0.88902899999999996" table:style-name="ce3">
            <text:p>0.8890</text:p>
          </table:table-cell>
          <table:table-cell office:value-type="float" office:value="4.0369799999999998" table:style-name="ce3">
            <text:p>4.0370</text:p>
          </table:table-cell>
          <table:table-cell office:value-type="float" office:value="0.59505200000000003" table:style-name="ce3">
            <text:p>0.5951</text:p>
          </table:table-cell>
          <table:table-cell table:number-columns-repeated="16381"/>
        </table:table-row>
        <table:table-row table:style-name="ro1">
          <table:table-cell office:value-type="float" office:value="0.81349000000000005" table:style-name="ce3">
            <text:p>0.8135</text:p>
          </table:table-cell>
          <table:table-cell office:value-type="float" office:value="3.8815599999999999" table:style-name="ce3">
            <text:p>3.8816</text:p>
          </table:table-cell>
          <table:table-cell office:value-type="float" office:value="0.57144899999999998" table:style-name="ce3">
            <text:p>0.5714</text:p>
          </table:table-cell>
          <table:table-cell table:number-columns-repeated="16381"/>
        </table:table-row>
        <table:table-row table:style-name="ro1">
          <table:table-cell office:value-type="float" office:value="0.87057700000000005" table:style-name="ce3">
            <text:p>0.8706</text:p>
          </table:table-cell>
          <table:table-cell office:value-type="float" office:value="4.0605099999999998" table:style-name="ce3">
            <text:p>4.0605</text:p>
          </table:table-cell>
          <table:table-cell office:value-type="float" office:value="0.36397499999999999" table:style-name="ce3">
            <text:p>0.3640</text:p>
          </table:table-cell>
          <table:table-cell table:number-columns-repeated="16381"/>
        </table:table-row>
        <table:table-row table:style-name="ro1">
          <table:table-cell office:value-type="float" office:value="1.0682" table:style-name="ce3">
            <text:p>1.0682</text:p>
          </table:table-cell>
          <table:table-cell office:value-type="float" office:value="3.9101499999999998" table:style-name="ce3">
            <text:p>3.9102</text:p>
          </table:table-cell>
          <table:table-cell office:value-type="float" office:value="0.39972999999999997" table:style-name="ce3">
            <text:p>0.3997</text:p>
          </table:table-cell>
          <table:table-cell table:number-columns-repeated="16381"/>
        </table:table-row>
        <table:table-row table:style-name="ro1">
          <table:table-cell office:value-type="float" office:value="1.2814300000000001" table:style-name="ce3">
            <text:p>1.2814</text:p>
          </table:table-cell>
          <table:table-cell office:value-type="float" office:value="3.9345699999999999" table:style-name="ce3">
            <text:p>3.9346</text:p>
          </table:table-cell>
          <table:table-cell office:value-type="float" office:value="0.52998999999999996" table:style-name="ce3">
            <text:p>0.5300</text:p>
          </table:table-cell>
          <table:table-cell table:number-columns-repeated="16381"/>
        </table:table-row>
        <table:table-row table:style-name="ro1">
          <table:table-cell office:value-type="float" office:value="1.4516" table:style-name="ce3">
            <text:p>1.4516</text:p>
          </table:table-cell>
          <table:table-cell office:value-type="float" office:value="3.8953099999999998" table:style-name="ce3">
            <text:p>3.8953</text:p>
          </table:table-cell>
          <table:table-cell office:value-type="float" office:value="0.68831699999999996" table:style-name="ce3">
            <text:p>0.6883</text:p>
          </table:table-cell>
          <table:table-cell table:number-columns-repeated="16381"/>
        </table:table-row>
        <table:table-row table:style-name="ro1">
          <table:table-cell office:value-type="float" office:value="1.53138" table:style-name="ce3">
            <text:p>1.5314</text:p>
          </table:table-cell>
          <table:table-cell office:value-type="float" office:value="3.9184199999999998" table:style-name="ce3">
            <text:p>3.9184</text:p>
          </table:table-cell>
          <table:table-cell office:value-type="float" office:value="0.66837100000000005" table:style-name="ce3">
            <text:p>0.6684</text:p>
          </table:table-cell>
          <table:table-cell table:number-columns-repeated="16381"/>
        </table:table-row>
        <table:table-row table:style-name="ro1">
          <table:table-cell office:value-type="float" office:value="1.34398" table:style-name="ce3">
            <text:p>1.3440</text:p>
          </table:table-cell>
          <table:table-cell office:value-type="float" office:value="3.8883999999999999" table:style-name="ce3">
            <text:p>3.8884</text:p>
          </table:table-cell>
          <table:table-cell office:value-type="float" office:value="0.51417900000000005" table:style-name="ce3">
            <text:p>0.5142</text:p>
          </table:table-cell>
          <table:table-cell table:number-columns-repeated="16381"/>
        </table:table-row>
        <table:table-row table:style-name="ro1">
          <table:table-cell office:value-type="float" office:value="1.32178" table:style-name="ce3">
            <text:p>1.3218</text:p>
          </table:table-cell>
          <table:table-cell office:value-type="float" office:value="3.92435" table:style-name="ce3">
            <text:p>3.9244</text:p>
          </table:table-cell>
          <table:table-cell office:value-type="float" office:value="0.60568699999999998" table:style-name="ce3">
            <text:p>0.6057</text:p>
          </table:table-cell>
          <table:table-cell table:number-columns-repeated="16381"/>
        </table:table-row>
        <table:table-row table:style-name="ro1">
          <table:table-cell office:value-type="float" office:value="1.4551400000000001" table:style-name="ce3">
            <text:p>1.4551</text:p>
          </table:table-cell>
          <table:table-cell office:value-type="float" office:value="4.20153" table:style-name="ce3">
            <text:p>4.2015</text:p>
          </table:table-cell>
          <table:table-cell office:value-type="float" office:value="0.83108000000000004" table:style-name="ce3">
            <text:p>0.8311</text:p>
          </table:table-cell>
          <table:table-cell table:number-columns-repeated="16381"/>
        </table:table-row>
        <table:table-row table:style-name="ro1">
          <table:table-cell office:value-type="float" office:value="1.1824399999999999" table:style-name="ce3">
            <text:p>1.1824</text:p>
          </table:table-cell>
          <table:table-cell office:value-type="float" office:value="4.2078899999999999" table:style-name="ce3">
            <text:p>4.2079</text:p>
          </table:table-cell>
          <table:table-cell office:value-type="float" office:value="0.68305899999999997" table:style-name="ce3">
            <text:p>0.6831</text:p>
          </table:table-cell>
          <table:table-cell table:number-columns-repeated="16381"/>
        </table:table-row>
        <table:table-row table:style-name="ro1">
          <table:table-cell office:value-type="float" office:value="1.2858099999999999" table:style-name="ce3">
            <text:p>1.2858</text:p>
          </table:table-cell>
          <table:table-cell office:value-type="float" office:value="4.6525699999999999" table:style-name="ce3">
            <text:p>4.6526</text:p>
          </table:table-cell>
          <table:table-cell office:value-type="float" office:value="0.72314000000000001" table:style-name="ce3">
            <text:p>0.7231</text:p>
          </table:table-cell>
          <table:table-cell table:number-columns-repeated="16381"/>
        </table:table-row>
        <table:table-row table:style-name="ro1">
          <table:table-cell office:value-type="float" office:value="0.99883200000000005" table:style-name="ce3">
            <text:p>0.9988</text:p>
          </table:table-cell>
          <table:table-cell office:value-type="float" office:value="4.4730600000000003" table:style-name="ce3">
            <text:p>4.4731</text:p>
          </table:table-cell>
          <table:table-cell office:value-type="float" office:value="0.669319" table:style-name="ce3">
            <text:p>0.6693</text:p>
          </table:table-cell>
          <table:table-cell table:number-columns-repeated="16381"/>
        </table:table-row>
        <table:table-row table:style-name="ro1">
          <table:table-cell office:value-type="float" office:value="1.10737" table:style-name="ce3">
            <text:p>1.1074</text:p>
          </table:table-cell>
          <table:table-cell office:value-type="float" office:value="4.4176599999999997" table:style-name="ce3">
            <text:p>4.4177</text:p>
          </table:table-cell>
          <table:table-cell office:value-type="float" office:value="0.94823299999999999" table:style-name="ce3">
            <text:p>0.9482</text:p>
          </table:table-cell>
          <table:table-cell table:number-columns-repeated="16381"/>
        </table:table-row>
        <table:table-row table:style-name="ro1">
          <table:table-cell office:value-type="float" office:value="1.1952499999999999" table:style-name="ce3">
            <text:p>1.1953</text:p>
          </table:table-cell>
          <table:table-cell office:value-type="float" office:value="4.5113599999999998" table:style-name="ce3">
            <text:p>4.5114</text:p>
          </table:table-cell>
          <table:table-cell office:value-type="float" office:value="0.96415399999999996" table:style-name="ce3">
            <text:p>0.9642</text:p>
          </table:table-cell>
          <table:table-cell table:number-columns-repeated="16381"/>
        </table:table-row>
        <table:table-row table:style-name="ro1">
          <table:table-cell office:value-type="float" office:value="1.08378" table:style-name="ce3">
            <text:p>1.0838</text:p>
          </table:table-cell>
          <table:table-cell office:value-type="float" office:value="4.0711899999999996" table:style-name="ce3">
            <text:p>4.0712</text:p>
          </table:table-cell>
          <table:table-cell office:value-type="float" office:value="0.73050300000000001" table:style-name="ce3">
            <text:p>0.7305</text:p>
          </table:table-cell>
          <table:table-cell table:number-columns-repeated="16381"/>
        </table:table-row>
        <table:table-row table:style-name="ro1">
          <table:table-cell office:value-type="float" office:value="1.36734" table:style-name="ce3">
            <text:p>1.3673</text:p>
          </table:table-cell>
          <table:table-cell office:value-type="float" office:value="4.0469299999999997" table:style-name="ce3">
            <text:p>4.0469</text:p>
          </table:table-cell>
          <table:table-cell office:value-type="float" office:value="0.81672100000000003" table:style-name="ce3">
            <text:p>0.8167</text:p>
          </table:table-cell>
          <table:table-cell table:number-columns-repeated="16381"/>
        </table:table-row>
        <table:table-row table:style-name="ro1">
          <table:table-cell office:value-type="float" office:value="1.4596800000000001" table:style-name="ce3">
            <text:p>1.4597</text:p>
          </table:table-cell>
          <table:table-cell office:value-type="float" office:value="3.9558300000000002" table:style-name="ce3">
            <text:p>3.9558</text:p>
          </table:table-cell>
          <table:table-cell office:value-type="float" office:value="0.78477699999999995" table:style-name="ce3">
            <text:p>0.7848</text:p>
          </table:table-cell>
          <table:table-cell table:number-columns-repeated="16381"/>
        </table:table-row>
        <table:table-row table:style-name="ro1">
          <table:table-cell office:value-type="float" office:value="1.41747" table:style-name="ce3">
            <text:p>1.4175</text:p>
          </table:table-cell>
          <table:table-cell office:value-type="float" office:value="4.0611499999999996" table:style-name="ce3">
            <text:p>4.0612</text:p>
          </table:table-cell>
          <table:table-cell office:value-type="float" office:value="0.69632400000000005" table:style-name="ce3">
            <text:p>0.6963</text:p>
          </table:table-cell>
          <table:table-cell table:number-columns-repeated="16381"/>
        </table:table-row>
        <table:table-row table:style-name="ro1">
          <table:table-cell office:value-type="float" office:value="1.4398599999999999" table:style-name="ce3">
            <text:p>1.4399</text:p>
          </table:table-cell>
          <table:table-cell office:value-type="float" office:value="4.0541" table:style-name="ce3">
            <text:p>4.0541</text:p>
          </table:table-cell>
          <table:table-cell office:value-type="float" office:value="0.57282999999999995" table:style-name="ce3">
            <text:p>0.5728</text:p>
          </table:table-cell>
          <table:table-cell table:number-columns-repeated="16381"/>
        </table:table-row>
        <table:table-row table:style-name="ro1">
          <table:table-cell office:value-type="float" office:value="1.4888300000000001" table:style-name="ce3">
            <text:p>1.4888</text:p>
          </table:table-cell>
          <table:table-cell office:value-type="float" office:value="4.0951899999999997" table:style-name="ce3">
            <text:p>4.0952</text:p>
          </table:table-cell>
          <table:table-cell office:value-type="float" office:value="0.73277800000000004" table:style-name="ce3">
            <text:p>0.7328</text:p>
          </table:table-cell>
          <table:table-cell table:number-columns-repeated="16381"/>
        </table:table-row>
        <table:table-row table:style-name="ro1">
          <table:table-cell office:value-type="float" office:value="1.1503699999999999" table:style-name="ce3">
            <text:p>1.1504</text:p>
          </table:table-cell>
          <table:table-cell office:value-type="float" office:value="4.0899299999999998" table:style-name="ce3">
            <text:p>4.0899</text:p>
          </table:table-cell>
          <table:table-cell office:value-type="float" office:value="0.87639999999999996" table:style-name="ce3">
            <text:p>0.8764</text:p>
          </table:table-cell>
          <table:table-cell table:number-columns-repeated="16381"/>
        </table:table-row>
        <table:table-row table:style-name="ro1">
          <table:table-cell office:value-type="float" office:value="1.08792" table:style-name="ce3">
            <text:p>1.0879</text:p>
          </table:table-cell>
          <table:table-cell office:value-type="float" office:value="4.4013999999999998" table:style-name="ce3">
            <text:p>4.4014</text:p>
          </table:table-cell>
          <table:table-cell office:value-type="float" office:value="0.83961799999999998" table:style-name="ce3">
            <text:p>0.8396</text:p>
          </table:table-cell>
          <table:table-cell table:number-columns-repeated="16381"/>
        </table:table-row>
        <table:table-row table:style-name="ro1">
          <table:table-cell office:value-type="float" office:value="1.02339" table:style-name="ce3">
            <text:p>1.0234</text:p>
          </table:table-cell>
          <table:table-cell office:value-type="float" office:value="4.3186999999999998" table:style-name="ce3">
            <text:p>4.3187</text:p>
          </table:table-cell>
          <table:table-cell office:value-type="float" office:value="1.1214" table:style-name="ce3">
            <text:p>1.1214</text:p>
          </table:table-cell>
          <table:table-cell table:number-columns-repeated="16381"/>
        </table:table-row>
        <table:table-row table:style-name="ro1">
          <table:table-cell office:value-type="float" office:value="1.07985" table:style-name="ce3">
            <text:p>1.0799</text:p>
          </table:table-cell>
          <table:table-cell office:value-type="float" office:value="4.2924800000000003" table:style-name="ce3">
            <text:p>4.2925</text:p>
          </table:table-cell>
          <table:table-cell office:value-type="float" office:value="0.81823299999999999" table:style-name="ce3">
            <text:p>0.8182</text:p>
          </table:table-cell>
          <table:table-cell table:number-columns-repeated="16381"/>
        </table:table-row>
        <table:table-row table:style-name="ro1">
          <table:table-cell office:value-type="float" office:value="0.99637600000000004" table:style-name="ce3">
            <text:p>0.9964</text:p>
          </table:table-cell>
          <table:table-cell office:value-type="float" office:value="4.0519100000000003" table:style-name="ce3">
            <text:p>4.0519</text:p>
          </table:table-cell>
          <table:table-cell office:value-type="float" office:value="0.81339099999999998" table:style-name="ce3">
            <text:p>0.8134</text:p>
          </table:table-cell>
          <table:table-cell table:number-columns-repeated="16381"/>
        </table:table-row>
        <table:table-row table:style-name="ro1">
          <table:table-cell office:value-type="float" office:value="0.79252500000000003" table:style-name="ce3">
            <text:p>0.7925</text:p>
          </table:table-cell>
          <table:table-cell office:value-type="float" office:value="3.7858399999999999" table:style-name="ce3">
            <text:p>3.7858</text:p>
          </table:table-cell>
          <table:table-cell office:value-type="float" office:value="0.45791799999999999" table:style-name="ce3">
            <text:p>0.4579</text:p>
          </table:table-cell>
          <table:table-cell table:number-columns-repeated="16381"/>
        </table:table-row>
        <table:table-row table:style-name="ro1">
          <table:table-cell office:value-type="float" office:value="1.01709" table:style-name="ce3">
            <text:p>1.0171</text:p>
          </table:table-cell>
          <table:table-cell office:value-type="float" office:value="3.8649100000000001" table:style-name="ce3">
            <text:p>3.8649</text:p>
          </table:table-cell>
          <table:table-cell office:value-type="float" office:value="0.65266900000000005" table:style-name="ce3">
            <text:p>0.6527</text:p>
          </table:table-cell>
          <table:table-cell table:number-columns-repeated="16381"/>
        </table:table-row>
        <table:table-row table:style-name="ro1">
          <table:table-cell office:value-type="float" office:value="1.1466000000000001" table:style-name="ce3">
            <text:p>1.1466</text:p>
          </table:table-cell>
          <table:table-cell office:value-type="float" office:value="4.0526799999999996" table:style-name="ce3">
            <text:p>4.0527</text:p>
          </table:table-cell>
          <table:table-cell office:value-type="float" office:value="0.65926499999999999" table:style-name="ce3">
            <text:p>0.6593</text:p>
          </table:table-cell>
          <table:table-cell table:number-columns-repeated="16381"/>
        </table:table-row>
        <table:table-row table:style-name="ro1">
          <table:table-cell office:value-type="float" office:value="1.3403400000000001" table:style-name="ce3">
            <text:p>1.3403</text:p>
          </table:table-cell>
          <table:table-cell office:value-type="float" office:value="3.98637" table:style-name="ce3">
            <text:p>3.9864</text:p>
          </table:table-cell>
          <table:table-cell office:value-type="float" office:value="0.65934599999999999" table:style-name="ce3">
            <text:p>0.6593</text:p>
          </table:table-cell>
          <table:table-cell table:number-columns-repeated="16381"/>
        </table:table-row>
        <table:table-row table:style-name="ro1">
          <table:table-cell office:value-type="float" office:value="1.3496900000000001" table:style-name="ce3">
            <text:p>1.3497</text:p>
          </table:table-cell>
          <table:table-cell office:value-type="float" office:value="3.9984000000000002" table:style-name="ce3">
            <text:p>3.9984</text:p>
          </table:table-cell>
          <table:table-cell office:value-type="float" office:value="0.58995500000000001" table:style-name="ce3">
            <text:p>0.5900</text:p>
          </table:table-cell>
          <table:table-cell table:number-columns-repeated="16381"/>
        </table:table-row>
        <table:table-row table:style-name="ro1">
          <table:table-cell office:value-type="float" office:value="1.27084" table:style-name="ce3">
            <text:p>1.2708</text:p>
          </table:table-cell>
          <table:table-cell office:value-type="float" office:value="3.9780600000000002" table:style-name="ce3">
            <text:p>3.9781</text:p>
          </table:table-cell>
          <table:table-cell office:value-type="float" office:value="0.48195199999999999" table:style-name="ce3">
            <text:p>0.4820</text:p>
          </table:table-cell>
          <table:table-cell table:number-columns-repeated="16381"/>
        </table:table-row>
        <table:table-row table:style-name="ro1">
          <table:table-cell office:value-type="float" office:value="1.2220599999999999" table:style-name="ce3">
            <text:p>1.2221</text:p>
          </table:table-cell>
          <table:table-cell office:value-type="float" office:value="4.0167700000000002" table:style-name="ce3">
            <text:p>4.0168</text:p>
          </table:table-cell>
          <table:table-cell office:value-type="float" office:value="0.53925900000000004" table:style-name="ce3">
            <text:p>0.5393</text:p>
          </table:table-cell>
          <table:table-cell table:number-columns-repeated="16381"/>
        </table:table-row>
        <table:table-row table:style-name="ro1">
          <table:table-cell office:value-type="float" office:value="1.13571" table:style-name="ce3">
            <text:p>1.1357</text:p>
          </table:table-cell>
          <table:table-cell office:value-type="float" office:value="4.1339699999999997" table:style-name="ce3">
            <text:p>4.1340</text:p>
          </table:table-cell>
          <table:table-cell office:value-type="float" office:value="0.53308199999999994" table:style-name="ce3">
            <text:p>0.5331</text:p>
          </table:table-cell>
          <table:table-cell table:number-columns-repeated="16381"/>
        </table:table-row>
        <table:table-row table:style-name="ro1">
          <table:table-cell office:value-type="float" office:value="1.0690599999999999" table:style-name="ce3">
            <text:p>1.0691</text:p>
          </table:table-cell>
          <table:table-cell office:value-type="float" office:value="4.5835600000000003" table:style-name="ce3">
            <text:p>4.5836</text:p>
          </table:table-cell>
          <table:table-cell office:value-type="float" office:value="0.86699199999999998" table:style-name="ce3">
            <text:p>0.8670</text:p>
          </table:table-cell>
          <table:table-cell table:number-columns-repeated="16381"/>
        </table:table-row>
        <table:table-row table:style-name="ro1">
          <table:table-cell office:value-type="float" office:value="0.66010599999999997" table:style-name="ce3">
            <text:p>0.6601</text:p>
          </table:table-cell>
          <table:table-cell office:value-type="float" office:value="4.3438299999999996" table:style-name="ce3">
            <text:p>4.3438</text:p>
          </table:table-cell>
          <table:table-cell office:value-type="float" office:value="0.78694900000000001" table:style-name="ce3">
            <text:p>0.7869</text:p>
          </table:table-cell>
          <table:table-cell table:number-columns-repeated="16381"/>
        </table:table-row>
        <table:table-row table:style-name="ro1">
          <table:table-cell office:value-type="float" office:value="0.91877699999999995" table:style-name="ce3">
            <text:p>0.9188</text:p>
          </table:table-cell>
          <table:table-cell office:value-type="float" office:value="4.1557599999999999" table:style-name="ce3">
            <text:p>4.1558</text:p>
          </table:table-cell>
          <table:table-cell office:value-type="float" office:value="0.64327500000000004" table:style-name="ce3">
            <text:p>0.6433</text:p>
          </table:table-cell>
          <table:table-cell table:number-columns-repeated="16381"/>
        </table:table-row>
        <table:table-row table:style-name="ro1">
          <table:table-cell office:value-type="float" office:value="0.96173799999999998" table:style-name="ce3">
            <text:p>0.9617</text:p>
          </table:table-cell>
          <table:table-cell office:value-type="float" office:value="4.3066500000000003" table:style-name="ce3">
            <text:p>4.3067</text:p>
          </table:table-cell>
          <table:table-cell office:value-type="float" office:value="0.48753400000000002" table:style-name="ce3">
            <text:p>0.4875</text:p>
          </table:table-cell>
          <table:table-cell table:number-columns-repeated="16381"/>
        </table:table-row>
        <table:table-row table:style-name="ro1">
          <table:table-cell office:value-type="float" office:value="0.67707099999999998" table:style-name="ce3">
            <text:p>0.6771</text:p>
          </table:table-cell>
          <table:table-cell office:value-type="float" office:value="4.0136799999999999" table:style-name="ce3">
            <text:p>4.0137</text:p>
          </table:table-cell>
          <table:table-cell office:value-type="float" office:value="0.59387500000000004" table:style-name="ce3">
            <text:p>0.5939</text:p>
          </table:table-cell>
          <table:table-cell table:number-columns-repeated="16381"/>
        </table:table-row>
        <table:table-row table:style-name="ro1">
          <table:table-cell office:value-type="float" office:value="1.0771599999999999" table:style-name="ce3">
            <text:p>1.0772</text:p>
          </table:table-cell>
          <table:table-cell office:value-type="float" office:value="4.0547199999999997" table:style-name="ce3">
            <text:p>4.0547</text:p>
          </table:table-cell>
          <table:table-cell office:value-type="float" office:value="0.78086" table:style-name="ce3">
            <text:p>0.7809</text:p>
          </table:table-cell>
          <table:table-cell table:number-columns-repeated="16381"/>
        </table:table-row>
        <table:table-row table:style-name="ro1">
          <table:table-cell office:value-type="float" office:value="1.20747" table:style-name="ce3">
            <text:p>1.2075</text:p>
          </table:table-cell>
          <table:table-cell office:value-type="float" office:value="4.0376599999999998" table:style-name="ce3">
            <text:p>4.0377</text:p>
          </table:table-cell>
          <table:table-cell office:value-type="float" office:value="0.78144599999999997" table:style-name="ce3">
            <text:p>0.7814</text:p>
          </table:table-cell>
          <table:table-cell table:number-columns-repeated="16381"/>
        </table:table-row>
        <table:table-row table:style-name="ro1">
          <table:table-cell office:value-type="float" office:value="1.3934" table:style-name="ce3">
            <text:p>1.3934</text:p>
          </table:table-cell>
          <table:table-cell office:value-type="float" office:value="4.1136600000000003" table:style-name="ce3">
            <text:p>4.1137</text:p>
          </table:table-cell>
          <table:table-cell office:value-type="float" office:value="0.68678600000000001" table:style-name="ce3">
            <text:p>0.6868</text:p>
          </table:table-cell>
          <table:table-cell table:number-columns-repeated="16381"/>
        </table:table-row>
        <table:table-row table:style-name="ro1">
          <table:table-cell office:value-type="float" office:value="1.49953" table:style-name="ce3">
            <text:p>1.4995</text:p>
          </table:table-cell>
          <table:table-cell office:value-type="float" office:value="4.1757499999999999" table:style-name="ce3">
            <text:p>4.1758</text:p>
          </table:table-cell>
          <table:table-cell office:value-type="float" office:value="0.71002200000000004" table:style-name="ce3">
            <text:p>0.7100</text:p>
          </table:table-cell>
          <table:table-cell table:number-columns-repeated="16381"/>
        </table:table-row>
        <table:table-row table:style-name="ro1">
          <table:table-cell office:value-type="float" office:value="1.1115600000000001" table:style-name="ce3">
            <text:p>1.1116</text:p>
          </table:table-cell>
          <table:table-cell office:value-type="float" office:value="3.94862" table:style-name="ce3">
            <text:p>3.9486</text:p>
          </table:table-cell>
          <table:table-cell office:value-type="float" office:value="0.53049800000000003" table:style-name="ce3">
            <text:p>0.5305</text:p>
          </table:table-cell>
          <table:table-cell table:number-columns-repeated="16381"/>
        </table:table-row>
        <table:table-row table:style-name="ro1">
          <table:table-cell office:value-type="float" office:value="1.4853000000000001" table:style-name="ce3">
            <text:p>1.4853</text:p>
          </table:table-cell>
          <table:table-cell office:value-type="float" office:value="4.1801599999999999" table:style-name="ce3">
            <text:p>4.1802</text:p>
          </table:table-cell>
          <table:table-cell office:value-type="float" office:value="0.684118" table:style-name="ce3">
            <text:p>0.6841</text:p>
          </table:table-cell>
          <table:table-cell table:number-columns-repeated="16381"/>
        </table:table-row>
        <table:table-row table:style-name="ro1">
          <table:table-cell office:value-type="float" office:value="1.2256499999999999" table:style-name="ce3">
            <text:p>1.2257</text:p>
          </table:table-cell>
          <table:table-cell office:value-type="float" office:value="4.3337399999999997" table:style-name="ce3">
            <text:p>4.3337</text:p>
          </table:table-cell>
          <table:table-cell office:value-type="float" office:value="0.878409" table:style-name="ce3">
            <text:p>0.8784</text:p>
          </table:table-cell>
          <table:table-cell table:number-columns-repeated="16381"/>
        </table:table-row>
        <table:table-row table:style-name="ro1">
          <table:table-cell office:value-type="float" office:value="1.2082599999999999" table:style-name="ce3">
            <text:p>1.2083</text:p>
          </table:table-cell>
          <table:table-cell office:value-type="float" office:value="4.5830099999999998" table:style-name="ce3">
            <text:p>4.5830</text:p>
          </table:table-cell>
          <table:table-cell office:value-type="float" office:value="1.09806" table:style-name="ce3">
            <text:p>1.0981</text:p>
          </table:table-cell>
          <table:table-cell table:number-columns-repeated="16381"/>
        </table:table-row>
        <table:table-row table:style-name="ro1">
          <table:table-cell office:value-type="float" office:value="1.36331" table:style-name="ce3">
            <text:p>1.3633</text:p>
          </table:table-cell>
          <table:table-cell office:value-type="float" office:value="4.8272700000000004" table:style-name="ce3">
            <text:p>4.8273</text:p>
          </table:table-cell>
          <table:table-cell office:value-type="float" office:value="1.1428400000000001" table:style-name="ce3">
            <text:p>1.1428</text:p>
          </table:table-cell>
          <table:table-cell table:number-columns-repeated="16381"/>
        </table:table-row>
        <table:table-row table:style-name="ro1">
          <table:table-cell office:value-type="float" office:value="1.2550600000000001" table:style-name="ce3">
            <text:p>1.2551</text:p>
          </table:table-cell>
          <table:table-cell office:value-type="float" office:value="4.8790399999999998" table:style-name="ce3">
            <text:p>4.8790</text:p>
          </table:table-cell>
          <table:table-cell office:value-type="float" office:value="1.05159" table:style-name="ce3">
            <text:p>1.0516</text:p>
          </table:table-cell>
          <table:table-cell table:number-columns-repeated="16381"/>
        </table:table-row>
        <table:table-row table:style-name="ro1">
          <table:table-cell office:value-type="float" office:value="1.1172899999999999" table:style-name="ce3">
            <text:p>1.1173</text:p>
          </table:table-cell>
          <table:table-cell office:value-type="float" office:value="4.6340399999999997" table:style-name="ce3">
            <text:p>4.6340</text:p>
          </table:table-cell>
          <table:table-cell office:value-type="float" office:value="1.1091800000000001" table:style-name="ce3">
            <text:p>1.1092</text:p>
          </table:table-cell>
          <table:table-cell table:number-columns-repeated="16381"/>
        </table:table-row>
        <table:table-row table:style-name="ro1">
          <table:table-cell office:value-type="float" office:value="1.19337" table:style-name="ce3">
            <text:p>1.1934</text:p>
          </table:table-cell>
          <table:table-cell office:value-type="float" office:value="4.3242500000000001" table:style-name="ce3">
            <text:p>4.3243</text:p>
          </table:table-cell>
          <table:table-cell office:value-type="float" office:value="1.0013700000000001" table:style-name="ce3">
            <text:p>1.0014</text:p>
          </table:table-cell>
          <table:table-cell table:number-columns-repeated="16381"/>
        </table:table-row>
        <table:table-row table:style-name="ro1">
          <table:table-cell office:value-type="float" office:value="1.2911699999999999" table:style-name="ce3">
            <text:p>1.2912</text:p>
          </table:table-cell>
          <table:table-cell office:value-type="float" office:value="4.41289" table:style-name="ce3">
            <text:p>4.4129</text:p>
          </table:table-cell>
          <table:table-cell office:value-type="float" office:value="0.94849600000000001" table:style-name="ce3">
            <text:p>0.9485</text:p>
          </table:table-cell>
          <table:table-cell table:number-columns-repeated="16381"/>
        </table:table-row>
        <table:table-row table:style-name="ro1">
          <table:table-cell office:value-type="float" office:value="1.3074699999999999" table:style-name="ce3">
            <text:p>1.3075</text:p>
          </table:table-cell>
          <table:table-cell office:value-type="float" office:value="4.0706899999999999" table:style-name="ce3">
            <text:p>4.0707</text:p>
          </table:table-cell>
          <table:table-cell office:value-type="float" office:value="0.71962499999999996" table:style-name="ce3">
            <text:p>0.7196</text:p>
          </table:table-cell>
          <table:table-cell table:number-columns-repeated="16381"/>
        </table:table-row>
        <table:table-row table:style-name="ro1">
          <table:table-cell office:value-type="float" office:value="1.3009299999999999" table:style-name="ce3">
            <text:p>1.3009</text:p>
          </table:table-cell>
          <table:table-cell office:value-type="float" office:value="4.0280800000000001" table:style-name="ce3">
            <text:p>4.0281</text:p>
          </table:table-cell>
          <table:table-cell office:value-type="float" office:value="0.39888000000000001" table:style-name="ce3">
            <text:p>0.3989</text:p>
          </table:table-cell>
          <table:table-cell table:number-columns-repeated="16381"/>
        </table:table-row>
        <table:table-row table:style-name="ro1">
          <table:table-cell office:value-type="float" office:value="1.3083" table:style-name="ce3">
            <text:p>1.3083</text:p>
          </table:table-cell>
          <table:table-cell office:value-type="float" office:value="3.9679799999999998" table:style-name="ce3">
            <text:p>3.9680</text:p>
          </table:table-cell>
          <table:table-cell office:value-type="float" office:value="0.28298400000000001" table:style-name="ce3">
            <text:p>0.2830</text:p>
          </table:table-cell>
          <table:table-cell table:number-columns-repeated="16381"/>
        </table:table-row>
        <table:table-row table:style-name="ro1">
          <table:table-cell office:value-type="float" office:value="1.26366" table:style-name="ce3">
            <text:p>1.2637</text:p>
          </table:table-cell>
          <table:table-cell office:value-type="float" office:value="3.8759700000000001" table:style-name="ce3">
            <text:p>3.8760</text:p>
          </table:table-cell>
          <table:table-cell office:value-type="float" office:value="0.31615100000000002" table:style-name="ce3">
            <text:p>0.3162</text:p>
          </table:table-cell>
          <table:table-cell table:number-columns-repeated="16381"/>
        </table:table-row>
        <table:table-row table:style-name="ro1">
          <table:table-cell office:value-type="float" office:value="1.4871799999999999" table:style-name="ce3">
            <text:p>1.4872</text:p>
          </table:table-cell>
          <table:table-cell office:value-type="float" office:value="3.97993" table:style-name="ce3">
            <text:p>3.9799</text:p>
          </table:table-cell>
          <table:table-cell office:value-type="float" office:value="0.48637000000000002" table:style-name="ce3">
            <text:p>0.4864</text:p>
          </table:table-cell>
          <table:table-cell table:number-columns-repeated="16381"/>
        </table:table-row>
        <table:table-row table:style-name="ro1">
          <table:table-cell office:value-type="float" office:value="1.0942499999999999" table:style-name="ce3">
            <text:p>1.0943</text:p>
          </table:table-cell>
          <table:table-cell office:value-type="float" office:value="4.0842299999999998" table:style-name="ce3">
            <text:p>4.0842</text:p>
          </table:table-cell>
          <table:table-cell office:value-type="float" office:value="0.40781000000000001" table:style-name="ce3">
            <text:p>0.4078</text:p>
          </table:table-cell>
          <table:table-cell table:number-columns-repeated="16381"/>
        </table:table-row>
        <table:table-row table:style-name="ro1">
          <table:table-cell office:value-type="float" office:value="0.96377999999999997" table:style-name="ce3">
            <text:p>0.9638</text:p>
          </table:table-cell>
          <table:table-cell office:value-type="float" office:value="4.2866299999999997" table:style-name="ce3">
            <text:p>4.2866</text:p>
          </table:table-cell>
          <table:table-cell office:value-type="float" office:value="0.57709600000000005" table:style-name="ce3">
            <text:p>0.5771</text:p>
          </table:table-cell>
          <table:table-cell table:number-columns-repeated="16381"/>
        </table:table-row>
        <table:table-row table:style-name="ro1">
          <table:table-cell office:value-type="float" office:value="0.692774" table:style-name="ce3">
            <text:p>0.6928</text:p>
          </table:table-cell>
          <table:table-cell office:value-type="float" office:value="4.2997500000000004" table:style-name="ce3">
            <text:p>4.2998</text:p>
          </table:table-cell>
          <table:table-cell office:value-type="float" office:value="0.30143999999999999" table:style-name="ce3">
            <text:p>0.3014</text:p>
          </table:table-cell>
          <table:table-cell table:number-columns-repeated="16381"/>
        </table:table-row>
        <table:table-row table:style-name="ro1">
          <table:table-cell office:value-type="float" office:value="1.10849" table:style-name="ce3">
            <text:p>1.1085</text:p>
          </table:table-cell>
          <table:table-cell office:value-type="float" office:value="4.3422299999999998" table:style-name="ce3">
            <text:p>4.3422</text:p>
          </table:table-cell>
          <table:table-cell office:value-type="float" office:value="0.33333400000000002" table:style-name="ce3">
            <text:p>0.3333</text:p>
          </table:table-cell>
          <table:table-cell table:number-columns-repeated="16381"/>
        </table:table-row>
        <table:table-row table:style-name="ro1">
          <table:table-cell office:value-type="float" office:value="1.0122199999999999" table:style-name="ce3">
            <text:p>1.0122</text:p>
          </table:table-cell>
          <table:table-cell office:value-type="float" office:value="4.5266099999999998" table:style-name="ce3">
            <text:p>4.5266</text:p>
          </table:table-cell>
          <table:table-cell office:value-type="float" office:value="0.69270399999999999" table:style-name="ce3">
            <text:p>0.6927</text:p>
          </table:table-cell>
          <table:table-cell table:number-columns-repeated="16381"/>
        </table:table-row>
        <table:table-row table:style-name="ro1">
          <table:table-cell office:value-type="float" office:value="1.11503" table:style-name="ce3">
            <text:p>1.1150</text:p>
          </table:table-cell>
          <table:table-cell office:value-type="float" office:value="4.2102700000000004" table:style-name="ce3">
            <text:p>4.2103</text:p>
          </table:table-cell>
          <table:table-cell office:value-type="float" office:value="0.75565400000000005" table:style-name="ce3">
            <text:p>0.7557</text:p>
          </table:table-cell>
          <table:table-cell table:number-columns-repeated="16381"/>
        </table:table-row>
        <table:table-row table:style-name="ro1">
          <table:table-cell office:value-type="float" office:value="1.04576" table:style-name="ce3">
            <text:p>1.0458</text:p>
          </table:table-cell>
          <table:table-cell office:value-type="float" office:value="3.9819200000000001" table:style-name="ce3">
            <text:p>3.9819</text:p>
          </table:table-cell>
          <table:table-cell office:value-type="float" office:value="0.70384400000000003" table:style-name="ce3">
            <text:p>0.7038</text:p>
          </table:table-cell>
          <table:table-cell table:number-columns-repeated="16381"/>
        </table:table-row>
        <table:table-row table:style-name="ro1">
          <table:table-cell office:value-type="float" office:value="1.2770900000000001" table:style-name="ce3">
            <text:p>1.2771</text:p>
          </table:table-cell>
          <table:table-cell office:value-type="float" office:value="4.16676" table:style-name="ce3">
            <text:p>4.1668</text:p>
          </table:table-cell>
          <table:table-cell office:value-type="float" office:value="0.80455500000000002" table:style-name="ce3">
            <text:p>0.8046</text:p>
          </table:table-cell>
          <table:table-cell table:number-columns-repeated="16381"/>
        </table:table-row>
        <table:table-row table:style-name="ro1">
          <table:table-cell office:value-type="float" office:value="1.43266" table:style-name="ce3">
            <text:p>1.4327</text:p>
          </table:table-cell>
          <table:table-cell office:value-type="float" office:value="4.0964099999999997" table:style-name="ce3">
            <text:p>4.0964</text:p>
          </table:table-cell>
          <table:table-cell office:value-type="float" office:value="0.67657400000000001" table:style-name="ce3">
            <text:p>0.6766</text:p>
          </table:table-cell>
          <table:table-cell table:number-columns-repeated="16381"/>
        </table:table-row>
        <table:table-row table:style-name="ro1">
          <table:table-cell office:value-type="float" office:value="1.48291" table:style-name="ce3">
            <text:p>1.4829</text:p>
          </table:table-cell>
          <table:table-cell office:value-type="float" office:value="4.06264" table:style-name="ce3">
            <text:p>4.0626</text:p>
          </table:table-cell>
          <table:table-cell office:value-type="float" office:value="0.57982400000000001" table:style-name="ce3">
            <text:p>0.5798</text:p>
          </table:table-cell>
          <table:table-cell table:number-columns-repeated="16381"/>
        </table:table-row>
        <table:table-row table:style-name="ro1">
          <table:table-cell office:value-type="float" office:value="1.2821800000000001" table:style-name="ce3">
            <text:p>1.2822</text:p>
          </table:table-cell>
          <table:table-cell office:value-type="float" office:value="4.0040199999999997" table:style-name="ce3">
            <text:p>4.0040</text:p>
          </table:table-cell>
          <table:table-cell office:value-type="float" office:value="0.42921599999999999" table:style-name="ce3">
            <text:p>0.4292</text:p>
          </table:table-cell>
          <table:table-cell table:number-columns-repeated="16381"/>
        </table:table-row>
        <table:table-row table:style-name="ro1">
          <table:table-cell office:value-type="float" office:value="1.3758900000000001" table:style-name="ce3">
            <text:p>1.3759</text:p>
          </table:table-cell>
          <table:table-cell office:value-type="float" office:value="4.1581999999999999" table:style-name="ce3">
            <text:p>4.1582</text:p>
          </table:table-cell>
          <table:table-cell office:value-type="float" office:value="0.71016299999999999" table:style-name="ce3">
            <text:p>0.7102</text:p>
          </table:table-cell>
          <table:table-cell table:number-columns-repeated="16381"/>
        </table:table-row>
        <table:table-row table:style-name="ro1">
          <table:table-cell office:value-type="float" office:value="1.3529100000000001" table:style-name="ce3">
            <text:p>1.3529</text:p>
          </table:table-cell>
          <table:table-cell office:value-type="float" office:value="4.2100400000000002" table:style-name="ce3">
            <text:p>4.2100</text:p>
          </table:table-cell>
          <table:table-cell office:value-type="float" office:value="0.840036" table:style-name="ce3">
            <text:p>0.8400</text:p>
          </table:table-cell>
          <table:table-cell table:number-columns-repeated="16381"/>
        </table:table-row>
        <table:table-row table:style-name="ro1">
          <table:table-cell office:value-type="float" office:value="1.1807099999999999" table:style-name="ce3">
            <text:p>1.1807</text:p>
          </table:table-cell>
          <table:table-cell office:value-type="float" office:value="4.4761899999999999" table:style-name="ce3">
            <text:p>4.4762</text:p>
          </table:table-cell>
          <table:table-cell office:value-type="float" office:value="0.84356600000000004" table:style-name="ce3">
            <text:p>0.8436</text:p>
          </table:table-cell>
          <table:table-cell table:number-columns-repeated="16381"/>
        </table:table-row>
        <table:table-row table:style-name="ro1">
          <table:table-cell office:value-type="float" office:value="0.98849600000000004" table:style-name="ce3">
            <text:p>0.9885</text:p>
          </table:table-cell>
          <table:table-cell office:value-type="float" office:value="4.2790100000000004" table:style-name="ce3">
            <text:p>4.2790</text:p>
          </table:table-cell>
          <table:table-cell office:value-type="float" office:value="0.59603399999999995" table:style-name="ce3">
            <text:p>0.5960</text:p>
          </table:table-cell>
          <table:table-cell table:number-columns-repeated="16381"/>
        </table:table-row>
        <table:table-row table:style-name="ro1">
          <table:table-cell office:value-type="float" office:value="1.0818700000000001" table:style-name="ce3">
            <text:p>1.0819</text:p>
          </table:table-cell>
          <table:table-cell office:value-type="float" office:value="4.4970600000000003" table:style-name="ce3">
            <text:p>4.4971</text:p>
          </table:table-cell>
          <table:table-cell office:value-type="float" office:value="0.86962499999999998" table:style-name="ce3">
            <text:p>0.8696</text:p>
          </table:table-cell>
          <table:table-cell table:number-columns-repeated="16381"/>
        </table:table-row>
        <table:table-row table:style-name="ro1">
          <table:table-cell office:value-type="float" office:value="1.2667299999999999" table:style-name="ce3">
            <text:p>1.2667</text:p>
          </table:table-cell>
          <table:table-cell office:value-type="float" office:value="4.54847" table:style-name="ce3">
            <text:p>4.5485</text:p>
          </table:table-cell>
          <table:table-cell office:value-type="float" office:value="1.2657799999999999" table:style-name="ce3">
            <text:p>1.2658</text:p>
          </table:table-cell>
          <table:table-cell table:number-columns-repeated="16381"/>
        </table:table-row>
        <table:table-row table:style-name="ro1">
          <table:table-cell office:value-type="float" office:value="1.0821000000000001" table:style-name="ce3">
            <text:p>1.0821</text:p>
          </table:table-cell>
          <table:table-cell office:value-type="float" office:value="4.2716700000000003" table:style-name="ce3">
            <text:p>4.2717</text:p>
          </table:table-cell>
          <table:table-cell office:value-type="float" office:value="1.03735" table:style-name="ce3">
            <text:p>1.0374</text:p>
          </table:table-cell>
          <table:table-cell table:number-columns-repeated="16381"/>
        </table:table-row>
        <table:table-row table:style-name="ro1">
          <table:table-cell office:value-type="float" office:value="1.2823599999999999" table:style-name="ce3">
            <text:p>1.2824</text:p>
          </table:table-cell>
          <table:table-cell office:value-type="float" office:value="4.3895200000000001" table:style-name="ce3">
            <text:p>4.3895</text:p>
          </table:table-cell>
          <table:table-cell office:value-type="float" office:value="0.98875400000000002" table:style-name="ce3">
            <text:p>0.9888</text:p>
          </table:table-cell>
          <table:table-cell table:number-columns-repeated="16381"/>
        </table:table-row>
        <table:table-row table:style-name="ro1">
          <table:table-cell office:value-type="float" office:value="1.4051100000000001" table:style-name="ce3">
            <text:p>1.4051</text:p>
          </table:table-cell>
          <table:table-cell office:value-type="float" office:value="4.3228200000000001" table:style-name="ce3">
            <text:p>4.3228</text:p>
          </table:table-cell>
          <table:table-cell office:value-type="float" office:value="1.0984" table:style-name="ce3">
            <text:p>1.0984</text:p>
          </table:table-cell>
          <table:table-cell table:number-columns-repeated="16381"/>
        </table:table-row>
        <table:table-row table:style-name="ro1">
          <table:table-cell office:value-type="float" office:value="1.4891099999999999" table:style-name="ce3">
            <text:p>1.4891</text:p>
          </table:table-cell>
          <table:table-cell office:value-type="float" office:value="4.3528599999999997" table:style-name="ce3">
            <text:p>4.3529</text:p>
          </table:table-cell>
          <table:table-cell office:value-type="float" office:value="0.97007399999999999" table:style-name="ce3">
            <text:p>0.9701</text:p>
          </table:table-cell>
          <table:table-cell table:number-columns-repeated="16381"/>
        </table:table-row>
        <table:table-row table:style-name="ro1">
          <table:table-cell office:value-type="float" office:value="1.35921" table:style-name="ce3">
            <text:p>1.3592</text:p>
          </table:table-cell>
          <table:table-cell office:value-type="float" office:value="4.0978399999999997" table:style-name="ce3">
            <text:p>4.0978</text:p>
          </table:table-cell>
          <table:table-cell office:value-type="float" office:value="0.66959900000000006" table:style-name="ce3">
            <text:p>0.6696</text:p>
          </table:table-cell>
          <table:table-cell table:number-columns-repeated="16381"/>
        </table:table-row>
        <table:table-row table:style-name="ro1">
          <table:table-cell office:value-type="float" office:value="1.33138" table:style-name="ce3">
            <text:p>1.3314</text:p>
          </table:table-cell>
          <table:table-cell office:value-type="float" office:value="4.1484199999999998" table:style-name="ce3">
            <text:p>4.1484</text:p>
          </table:table-cell>
          <table:table-cell office:value-type="float" office:value="0.62645099999999998" table:style-name="ce3">
            <text:p>0.6265</text:p>
          </table:table-cell>
          <table:table-cell table:number-columns-repeated="16381"/>
        </table:table-row>
        <table:table-row table:style-name="ro1">
          <table:table-cell office:value-type="float" office:value="1.2152099999999999" table:style-name="ce3">
            <text:p>1.2152</text:p>
          </table:table-cell>
          <table:table-cell office:value-type="float" office:value="3.9952100000000002" table:style-name="ce3">
            <text:p>3.9952</text:p>
          </table:table-cell>
          <table:table-cell office:value-type="float" office:value="0.53700700000000001" table:style-name="ce3">
            <text:p>0.5370</text:p>
          </table:table-cell>
          <table:table-cell table:number-columns-repeated="16381"/>
        </table:table-row>
        <table:table-row table:style-name="ro1">
          <table:table-cell office:value-type="float" office:value="1.1744699999999999" table:style-name="ce3">
            <text:p>1.1745</text:p>
          </table:table-cell>
          <table:table-cell office:value-type="float" office:value="4.0569800000000003" table:style-name="ce3">
            <text:p>4.0570</text:p>
          </table:table-cell>
          <table:table-cell office:value-type="float" office:value="0.58693399999999996" table:style-name="ce3">
            <text:p>0.5869</text:p>
          </table:table-cell>
          <table:table-cell table:number-columns-repeated="16381"/>
        </table:table-row>
        <table:table-row table:style-name="ro1">
          <table:table-cell office:value-type="float" office:value="1.1174299999999999" table:style-name="ce3">
            <text:p>1.1174</text:p>
          </table:table-cell>
          <table:table-cell office:value-type="float" office:value="4.48034" table:style-name="ce3">
            <text:p>4.4803</text:p>
          </table:table-cell>
          <table:table-cell office:value-type="float" office:value="0.90908699999999998" table:style-name="ce3">
            <text:p>0.9091</text:p>
          </table:table-cell>
          <table:table-cell table:number-columns-repeated="16381"/>
        </table:table-row>
        <table:table-row table:style-name="ro1">
          <table:table-cell office:value-type="float" office:value="0.86470100000000005" table:style-name="ce3">
            <text:p>0.8647</text:p>
          </table:table-cell>
          <table:table-cell office:value-type="float" office:value="4.2326499999999996" table:style-name="ce3">
            <text:p>4.2327</text:p>
          </table:table-cell>
          <table:table-cell office:value-type="float" office:value="0.62627299999999997" table:style-name="ce3">
            <text:p>0.6263</text:p>
          </table:table-cell>
          <table:table-cell table:number-columns-repeated="16381"/>
        </table:table-row>
        <table:table-row table:style-name="ro1">
          <table:table-cell office:value-type="float" office:value="0.95345100000000005" table:style-name="ce3">
            <text:p>0.9535</text:p>
          </table:table-cell>
          <table:table-cell office:value-type="float" office:value="4.4174300000000004" table:style-name="ce3">
            <text:p>4.4174</text:p>
          </table:table-cell>
          <table:table-cell office:value-type="float" office:value="0.65545399999999998" table:style-name="ce3">
            <text:p>0.6555</text:p>
          </table:table-cell>
          <table:table-cell table:number-columns-repeated="16381"/>
        </table:table-row>
        <table:table-row table:style-name="ro1">
          <table:table-cell office:value-type="float" office:value="1.21357" table:style-name="ce3">
            <text:p>1.2136</text:p>
          </table:table-cell>
          <table:table-cell office:value-type="float" office:value="4.5876299999999999" table:style-name="ce3">
            <text:p>4.5876</text:p>
          </table:table-cell>
          <table:table-cell office:value-type="float" office:value="1.01668" table:style-name="ce3">
            <text:p>1.0167</text:p>
          </table:table-cell>
          <table:table-cell table:number-columns-repeated="16381"/>
        </table:table-row>
        <table:table-row table:style-name="ro1">
          <table:table-cell office:value-type="float" office:value="1.0749" table:style-name="ce3">
            <text:p>1.0749</text:p>
          </table:table-cell>
          <table:table-cell office:value-type="float" office:value="4.3757999999999999" table:style-name="ce3">
            <text:p>4.3758</text:p>
          </table:table-cell>
          <table:table-cell office:value-type="float" office:value="1.0070699999999999" table:style-name="ce3">
            <text:p>1.0071</text:p>
          </table:table-cell>
          <table:table-cell table:number-columns-repeated="16381"/>
        </table:table-row>
        <table:table-row table:style-name="ro1">
          <table:table-cell office:value-type="float" office:value="1.1130100000000001" table:style-name="ce3">
            <text:p>1.1130</text:p>
          </table:table-cell>
          <table:table-cell office:value-type="float" office:value="4.2136500000000003" table:style-name="ce3">
            <text:p>4.2137</text:p>
          </table:table-cell>
          <table:table-cell office:value-type="float" office:value="0.865263" table:style-name="ce3">
            <text:p>0.8653</text:p>
          </table:table-cell>
          <table:table-cell table:number-columns-repeated="16381"/>
        </table:table-row>
        <table:table-row table:style-name="ro1">
          <table:table-cell office:value-type="float" office:value="1.3954599999999999" table:style-name="ce3">
            <text:p>1.3955</text:p>
          </table:table-cell>
          <table:table-cell office:value-type="float" office:value="4.2038900000000003" table:style-name="ce3">
            <text:p>4.2039</text:p>
          </table:table-cell>
          <table:table-cell office:value-type="float" office:value="0.92178300000000002" table:style-name="ce3">
            <text:p>0.9218</text:p>
          </table:table-cell>
          <table:table-cell table:number-columns-repeated="16381"/>
        </table:table-row>
        <table:table-row table:style-name="ro1">
          <table:table-cell office:value-type="float" office:value="1.5818099999999999" table:style-name="ce3">
            <text:p>1.5818</text:p>
          </table:table-cell>
          <table:table-cell office:value-type="float" office:value="4.1943000000000001" table:style-name="ce3">
            <text:p>4.1943</text:p>
          </table:table-cell>
          <table:table-cell office:value-type="float" office:value="0.83595200000000003" table:style-name="ce3">
            <text:p>0.8360</text:p>
          </table:table-cell>
          <table:table-cell table:number-columns-repeated="16381"/>
        </table:table-row>
        <table:table-row table:style-name="ro1">
          <table:table-cell office:value-type="float" office:value="1.3654999999999999" table:style-name="ce3">
            <text:p>1.3655</text:p>
          </table:table-cell>
          <table:table-cell office:value-type="float" office:value="4.0983400000000003" table:style-name="ce3">
            <text:p>4.0983</text:p>
          </table:table-cell>
          <table:table-cell office:value-type="float" office:value="0.48639300000000002" table:style-name="ce3">
            <text:p>0.4864</text:p>
          </table:table-cell>
          <table:table-cell table:number-columns-repeated="16381"/>
        </table:table-row>
        <table:table-row table:style-name="ro1">
          <table:table-cell office:value-type="float" office:value="1.3634900000000001" table:style-name="ce3">
            <text:p>1.3635</text:p>
          </table:table-cell>
          <table:table-cell office:value-type="float" office:value="4.0991099999999996" table:style-name="ce3">
            <text:p>4.0991</text:p>
          </table:table-cell>
          <table:table-cell office:value-type="float" office:value="0.53885899999999998" table:style-name="ce3">
            <text:p>0.5389</text:p>
          </table:table-cell>
          <table:table-cell table:number-columns-repeated="16381"/>
        </table:table-row>
        <table:table-row table:style-name="ro1">
          <table:table-cell office:value-type="float" office:value="1.4380500000000001" table:style-name="ce3">
            <text:p>1.4381</text:p>
          </table:table-cell>
          <table:table-cell office:value-type="float" office:value="4.0990700000000002" table:style-name="ce3">
            <text:p>4.0991</text:p>
          </table:table-cell>
          <table:table-cell office:value-type="float" office:value="0.49285499999999999" table:style-name="ce3">
            <text:p>0.4929</text:p>
          </table:table-cell>
          <table:table-cell table:number-columns-repeated="16381"/>
        </table:table-row>
        <table:table-row table:style-name="ro1">
          <table:table-cell office:value-type="float" office:value="1.4711799999999999" table:style-name="ce3">
            <text:p>1.4712</text:p>
          </table:table-cell>
          <table:table-cell office:value-type="float" office:value="4.3511800000000003" table:style-name="ce3">
            <text:p>4.3512</text:p>
          </table:table-cell>
          <table:table-cell office:value-type="float" office:value="0.65911299999999995" table:style-name="ce3">
            <text:p>0.6591</text:p>
          </table:table-cell>
          <table:table-cell table:number-columns-repeated="16381"/>
        </table:table-row>
        <table:table-row table:style-name="ro1">
          <table:table-cell office:value-type="float" office:value="1.32881" table:style-name="ce3">
            <text:p>1.3288</text:p>
          </table:table-cell>
          <table:table-cell office:value-type="float" office:value="4.5504699999999998" table:style-name="ce3">
            <text:p>4.5505</text:p>
          </table:table-cell>
          <table:table-cell office:value-type="float" office:value="0.81581599999999999" table:style-name="ce3">
            <text:p>0.8158</text:p>
          </table:table-cell>
          <table:table-cell table:number-columns-repeated="16381"/>
        </table:table-row>
        <table:table-row table:style-name="ro1">
          <table:table-cell office:value-type="float" office:value="1.0947" table:style-name="ce3">
            <text:p>1.0947</text:p>
          </table:table-cell>
          <table:table-cell office:value-type="float" office:value="4.3913500000000001" table:style-name="ce3">
            <text:p>4.3914</text:p>
          </table:table-cell>
          <table:table-cell office:value-type="float" office:value="0.67535100000000003" table:style-name="ce3">
            <text:p>0.6754</text:p>
          </table:table-cell>
          <table:table-cell table:number-columns-repeated="16381"/>
        </table:table-row>
        <table:table-row table:style-name="ro1">
          <table:table-cell office:value-type="float" office:value="0.99942500000000001" table:style-name="ce3">
            <text:p>0.9994</text:p>
          </table:table-cell>
          <table:table-cell office:value-type="float" office:value="4.02935" table:style-name="ce3">
            <text:p>4.0294</text:p>
          </table:table-cell>
          <table:table-cell office:value-type="float" office:value="0.59400900000000001" table:style-name="ce3">
            <text:p>0.5940</text:p>
          </table:table-cell>
          <table:table-cell table:number-columns-repeated="16381"/>
        </table:table-row>
        <table:table-row table:style-name="ro1">
          <table:table-cell office:value-type="float" office:value="0.88755099999999998" table:style-name="ce3">
            <text:p>0.8876</text:p>
          </table:table-cell>
          <table:table-cell office:value-type="float" office:value="3.87615" table:style-name="ce3">
            <text:p>3.8762</text:p>
          </table:table-cell>
          <table:table-cell office:value-type="float" office:value="0.31906499999999999" table:style-name="ce3">
            <text:p>0.3191</text:p>
          </table:table-cell>
          <table:table-cell table:number-columns-repeated="16381"/>
        </table:table-row>
        <table:table-row table:style-name="ro1">
          <table:table-cell office:value-type="float" office:value="0.96756200000000003" table:style-name="ce3">
            <text:p>0.9676</text:p>
          </table:table-cell>
          <table:table-cell office:value-type="float" office:value="3.8681800000000002" table:style-name="ce3">
            <text:p>3.8682</text:p>
          </table:table-cell>
          <table:table-cell office:value-type="float" office:value="0.51429999999999998" table:style-name="ce3">
            <text:p>0.5143</text:p>
          </table:table-cell>
          <table:table-cell table:number-columns-repeated="16381"/>
        </table:table-row>
        <table:table-row table:style-name="ro1">
          <table:table-cell office:value-type="float" office:value="1.07833" table:style-name="ce3">
            <text:p>1.0783</text:p>
          </table:table-cell>
          <table:table-cell office:value-type="float" office:value="3.8989500000000001" table:style-name="ce3">
            <text:p>3.8990</text:p>
          </table:table-cell>
          <table:table-cell office:value-type="float" office:value="0.56412200000000001" table:style-name="ce3">
            <text:p>0.5641</text:p>
          </table:table-cell>
          <table:table-cell table:number-columns-repeated="16381"/>
        </table:table-row>
        <table:table-row table:style-name="ro1">
          <table:table-cell office:value-type="float" office:value="1.15699" table:style-name="ce3">
            <text:p>1.1570</text:p>
          </table:table-cell>
          <table:table-cell office:value-type="float" office:value="3.9522900000000001" table:style-name="ce3">
            <text:p>3.9523</text:p>
          </table:table-cell>
          <table:table-cell office:value-type="float" office:value="0.42711300000000002" table:style-name="ce3">
            <text:p>0.4271</text:p>
          </table:table-cell>
          <table:table-cell table:number-columns-repeated="16381"/>
        </table:table-row>
        <table:table-row table:style-name="ro1">
          <table:table-cell office:value-type="float" office:value="1.1781900000000001" table:style-name="ce3">
            <text:p>1.1782</text:p>
          </table:table-cell>
          <table:table-cell office:value-type="float" office:value="3.8717299999999999" table:style-name="ce3">
            <text:p>3.8717</text:p>
          </table:table-cell>
          <table:table-cell office:value-type="float" office:value="0.38348700000000002" table:style-name="ce3">
            <text:p>0.3835</text:p>
          </table:table-cell>
          <table:table-cell table:number-columns-repeated="16381"/>
        </table:table-row>
        <table:table-row table:style-name="ro1">
          <table:table-cell office:value-type="float" office:value="1.3234300000000001" table:style-name="ce3">
            <text:p>1.3234</text:p>
          </table:table-cell>
          <table:table-cell office:value-type="float" office:value="3.8381500000000002" table:style-name="ce3">
            <text:p>3.8382</text:p>
          </table:table-cell>
          <table:table-cell office:value-type="float" office:value="0.43064599999999997" table:style-name="ce3">
            <text:p>0.4306</text:p>
          </table:table-cell>
          <table:table-cell table:number-columns-repeated="16381"/>
        </table:table-row>
        <table:table-row table:style-name="ro1">
          <table:table-cell office:value-type="float" office:value="1.3781399999999999" table:style-name="ce3">
            <text:p>1.3781</text:p>
          </table:table-cell>
          <table:table-cell office:value-type="float" office:value="3.9822199999999999" table:style-name="ce3">
            <text:p>3.9822</text:p>
          </table:table-cell>
          <table:table-cell office:value-type="float" office:value="0.48718299999999998" table:style-name="ce3">
            <text:p>0.4872</text:p>
          </table:table-cell>
          <table:table-cell table:number-columns-repeated="16381"/>
        </table:table-row>
        <table:table-row table:style-name="ro1">
          <table:table-cell office:value-type="float" office:value="1.3530199999999999" table:style-name="ce3">
            <text:p>1.3530</text:p>
          </table:table-cell>
          <table:table-cell office:value-type="float" office:value="4.0665699999999996" table:style-name="ce3">
            <text:p>4.0666</text:p>
          </table:table-cell>
          <table:table-cell office:value-type="float" office:value="0.47956100000000002" table:style-name="ce3">
            <text:p>0.4796</text:p>
          </table:table-cell>
          <table:table-cell table:number-columns-repeated="16381"/>
        </table:table-row>
        <table:table-row table:style-name="ro1">
          <table:table-cell office:value-type="float" office:value="1.1893499999999999" table:style-name="ce3">
            <text:p>1.1894</text:p>
          </table:table-cell>
          <table:table-cell office:value-type="float" office:value="4.1410799999999997" table:style-name="ce3">
            <text:p>4.1411</text:p>
          </table:table-cell>
          <table:table-cell office:value-type="float" office:value="0.41425400000000001" table:style-name="ce3">
            <text:p>0.4143</text:p>
          </table:table-cell>
          <table:table-cell table:number-columns-repeated="16381"/>
        </table:table-row>
        <table:table-row table:style-name="ro1">
          <table:table-cell office:value-type="float" office:value="0.880637" table:style-name="ce3">
            <text:p>0.8806</text:p>
          </table:table-cell>
          <table:table-cell office:value-type="float" office:value="4.3304900000000002" table:style-name="ce3">
            <text:p>4.3305</text:p>
          </table:table-cell>
          <table:table-cell office:value-type="float" office:value="0.34443400000000002" table:style-name="ce3">
            <text:p>0.3444</text:p>
          </table:table-cell>
          <table:table-cell table:number-columns-repeated="16381"/>
        </table:table-row>
        <table:table-row table:style-name="ro1">
          <table:table-cell office:value-type="float" office:value="1.1078699999999999" table:style-name="ce3">
            <text:p>1.1079</text:p>
          </table:table-cell>
          <table:table-cell office:value-type="float" office:value="4.5081499999999997" table:style-name="ce3">
            <text:p>4.5082</text:p>
          </table:table-cell>
          <table:table-cell office:value-type="float" office:value="0.66366800000000004" table:style-name="ce3">
            <text:p>0.6637</text:p>
          </table:table-cell>
          <table:table-cell table:number-columns-repeated="16381"/>
        </table:table-row>
        <table:table-row table:style-name="ro1">
          <table:table-cell office:value-type="float" office:value="1.0240199999999999" table:style-name="ce3">
            <text:p>1.0240</text:p>
          </table:table-cell>
          <table:table-cell office:value-type="float" office:value="4.5049700000000001" table:style-name="ce3">
            <text:p>4.5050</text:p>
          </table:table-cell>
          <table:table-cell office:value-type="float" office:value="0.53478300000000001" table:style-name="ce3">
            <text:p>0.5348</text:p>
          </table:table-cell>
          <table:table-cell table:number-columns-repeated="16381"/>
        </table:table-row>
        <table:table-row table:style-name="ro1">
          <table:table-cell office:value-type="float" office:value="1.0007999999999999" table:style-name="ce3">
            <text:p>1.0008</text:p>
          </table:table-cell>
          <table:table-cell office:value-type="float" office:value="4.4894800000000004" table:style-name="ce3">
            <text:p>4.4895</text:p>
          </table:table-cell>
          <table:table-cell office:value-type="float" office:value="0.72912399999999999" table:style-name="ce3">
            <text:p>0.7291</text:p>
          </table:table-cell>
          <table:table-cell table:number-columns-repeated="16381"/>
        </table:table-row>
        <table:table-row table:style-name="ro1">
          <table:table-cell office:value-type="float" office:value="0.92084900000000003" table:style-name="ce3">
            <text:p>0.9208</text:p>
          </table:table-cell>
          <table:table-cell office:value-type="float" office:value="4.1853400000000001" table:style-name="ce3">
            <text:p>4.1853</text:p>
          </table:table-cell>
          <table:table-cell office:value-type="float" office:value="0.63343300000000002" table:style-name="ce3">
            <text:p>0.6334</text:p>
          </table:table-cell>
          <table:table-cell table:number-columns-repeated="16381"/>
        </table:table-row>
        <table:table-row table:style-name="ro1">
          <table:table-cell office:value-type="float" office:value="0.84658500000000003" table:style-name="ce3">
            <text:p>0.8466</text:p>
          </table:table-cell>
          <table:table-cell office:value-type="float" office:value="3.97966" table:style-name="ce3">
            <text:p>3.9797</text:p>
          </table:table-cell>
          <table:table-cell office:value-type="float" office:value="0.566021" table:style-name="ce3">
            <text:p>0.5660</text:p>
          </table:table-cell>
          <table:table-cell table:number-columns-repeated="16381"/>
        </table:table-row>
        <table:table-row table:style-name="ro1">
          <table:table-cell office:value-type="float" office:value="0.99911300000000003" table:style-name="ce3">
            <text:p>0.9991</text:p>
          </table:table-cell>
          <table:table-cell office:value-type="float" office:value="3.7756400000000001" table:style-name="ce3">
            <text:p>3.7756</text:p>
          </table:table-cell>
          <table:table-cell office:value-type="float" office:value="0.41787099999999999" table:style-name="ce3">
            <text:p>0.4179</text:p>
          </table:table-cell>
          <table:table-cell table:number-columns-repeated="16381"/>
        </table:table-row>
        <table:table-row table:style-name="ro1">
          <table:table-cell office:value-type="float" office:value="1.08253" table:style-name="ce3">
            <text:p>1.0825</text:p>
          </table:table-cell>
          <table:table-cell office:value-type="float" office:value="3.8660100000000002" table:style-name="ce3">
            <text:p>3.8660</text:p>
          </table:table-cell>
          <table:table-cell office:value-type="float" office:value="0.443249" table:style-name="ce3">
            <text:p>0.4432</text:p>
          </table:table-cell>
          <table:table-cell table:number-columns-repeated="16381"/>
        </table:table-row>
        <table:table-row table:style-name="ro1">
          <table:table-cell office:value-type="float" office:value="1.27701" table:style-name="ce3">
            <text:p>1.2770</text:p>
          </table:table-cell>
          <table:table-cell office:value-type="float" office:value="4.0189500000000002" table:style-name="ce3">
            <text:p>4.0190</text:p>
          </table:table-cell>
          <table:table-cell office:value-type="float" office:value="0.51526499999999997" table:style-name="ce3">
            <text:p>0.5153</text:p>
          </table:table-cell>
          <table:table-cell table:number-columns-repeated="16381"/>
        </table:table-row>
        <table:table-row table:style-name="ro1">
          <table:table-cell office:value-type="float" office:value="1.10006" table:style-name="ce3">
            <text:p>1.1001</text:p>
          </table:table-cell>
          <table:table-cell office:value-type="float" office:value="4.0530299999999997" table:style-name="ce3">
            <text:p>4.0530</text:p>
          </table:table-cell>
          <table:table-cell office:value-type="float" office:value="0.45005200000000001" table:style-name="ce3">
            <text:p>0.4501</text:p>
          </table:table-cell>
          <table:table-cell table:number-columns-repeated="16381"/>
        </table:table-row>
        <table:table-row table:style-name="ro1">
          <table:table-cell office:value-type="float" office:value="1.0992999999999999" table:style-name="ce3">
            <text:p>1.0993</text:p>
          </table:table-cell>
          <table:table-cell office:value-type="float" office:value="3.8330000000000002" table:style-name="ce3">
            <text:p>3.8330</text:p>
          </table:table-cell>
          <table:table-cell office:value-type="float" office:value="0.60152099999999997" table:style-name="ce3">
            <text:p>0.6015</text:p>
          </table:table-cell>
          <table:table-cell table:number-columns-repeated="16381"/>
        </table:table-row>
        <table:table-row table:style-name="ro1">
          <table:table-cell office:value-type="float" office:value="1.0523100000000001" table:style-name="ce3">
            <text:p>1.0523</text:p>
          </table:table-cell>
          <table:table-cell office:value-type="float" office:value="4.2115400000000003" table:style-name="ce3">
            <text:p>4.2115</text:p>
          </table:table-cell>
          <table:table-cell office:value-type="float" office:value="0.64196200000000003" table:style-name="ce3">
            <text:p>0.6420</text:p>
          </table:table-cell>
          <table:table-cell table:number-columns-repeated="16381"/>
        </table:table-row>
        <table:table-row table:style-name="ro1">
          <table:table-cell office:value-type="float" office:value="0.82767000000000002" table:style-name="ce3">
            <text:p>0.8277</text:p>
          </table:table-cell>
          <table:table-cell office:value-type="float" office:value="4.0785499999999999" table:style-name="ce3">
            <text:p>4.0786</text:p>
          </table:table-cell>
          <table:table-cell office:value-type="float" office:value="0.55840400000000001" table:style-name="ce3">
            <text:p>0.5584</text:p>
          </table:table-cell>
          <table:table-cell table:number-columns-repeated="16381"/>
        </table:table-row>
        <table:table-row table:style-name="ro1">
          <table:table-cell office:value-type="float" office:value="0.59455599999999997" table:style-name="ce3">
            <text:p>0.5946</text:p>
          </table:table-cell>
          <table:table-cell office:value-type="float" office:value="4.0625099999999996" table:style-name="ce3">
            <text:p>4.0625</text:p>
          </table:table-cell>
          <table:table-cell office:value-type="float" office:value="0.51247399999999999" table:style-name="ce3">
            <text:p>0.5125</text:p>
          </table:table-cell>
          <table:table-cell table:number-columns-repeated="16381"/>
        </table:table-row>
        <table:table-row table:style-name="ro1">
          <table:table-cell office:value-type="float" office:value="0.74424800000000002" table:style-name="ce3">
            <text:p>0.7442</text:p>
          </table:table-cell>
          <table:table-cell office:value-type="float" office:value="4.0072099999999997" table:style-name="ce3">
            <text:p>4.0072</text:p>
          </table:table-cell>
          <table:table-cell office:value-type="float" office:value="0.69449700000000003" table:style-name="ce3">
            <text:p>0.6945</text:p>
          </table:table-cell>
          <table:table-cell table:number-columns-repeated="16381"/>
        </table:table-row>
        <table:table-row table:style-name="ro1">
          <table:table-cell office:value-type="float" office:value="0.86529599999999995" table:style-name="ce3">
            <text:p>0.8653</text:p>
          </table:table-cell>
          <table:table-cell office:value-type="float" office:value="4.0214600000000003" table:style-name="ce3">
            <text:p>4.0215</text:p>
          </table:table-cell>
          <table:table-cell office:value-type="float" office:value="0.37792900000000001" table:style-name="ce3">
            <text:p>0.3779</text:p>
          </table:table-cell>
          <table:table-cell table:number-columns-repeated="16381"/>
        </table:table-row>
        <table:table-row table:style-name="ro1">
          <table:table-cell office:value-type="float" office:value="0.92996500000000004" table:style-name="ce3">
            <text:p>0.9300</text:p>
          </table:table-cell>
          <table:table-cell office:value-type="float" office:value="4.0088299999999997" table:style-name="ce3">
            <text:p>4.0088</text:p>
          </table:table-cell>
          <table:table-cell office:value-type="float" office:value="0.674902" table:style-name="ce3">
            <text:p>0.6749</text:p>
          </table:table-cell>
          <table:table-cell table:number-columns-repeated="16381"/>
        </table:table-row>
        <table:table-row table:style-name="ro1">
          <table:table-cell office:value-type="float" office:value="0.78048099999999998" table:style-name="ce3">
            <text:p>0.7805</text:p>
          </table:table-cell>
          <table:table-cell office:value-type="float" office:value="3.95905" table:style-name="ce3">
            <text:p>3.9591</text:p>
          </table:table-cell>
          <table:table-cell office:value-type="float" office:value="0.492147" table:style-name="ce3">
            <text:p>0.4921</text:p>
          </table:table-cell>
          <table:table-cell table:number-columns-repeated="16381"/>
        </table:table-row>
        <table:table-row table:style-name="ro1">
          <table:table-cell office:value-type="float" office:value="1.0673900000000001" table:style-name="ce3">
            <text:p>1.0674</text:p>
          </table:table-cell>
          <table:table-cell office:value-type="float" office:value="4.0249600000000001" table:style-name="ce3">
            <text:p>4.0250</text:p>
          </table:table-cell>
          <table:table-cell office:value-type="float" office:value="0.67865600000000004" table:style-name="ce3">
            <text:p>0.6787</text:p>
          </table:table-cell>
          <table:table-cell table:number-columns-repeated="16381"/>
        </table:table-row>
        <table:table-row table:style-name="ro1">
          <table:table-cell office:value-type="float" office:value="1.4085099999999999" table:style-name="ce3">
            <text:p>1.4085</text:p>
          </table:table-cell>
          <table:table-cell office:value-type="float" office:value="4.1554200000000003" table:style-name="ce3">
            <text:p>4.1554</text:p>
          </table:table-cell>
          <table:table-cell office:value-type="float" office:value="0.69051499999999999" table:style-name="ce3">
            <text:p>0.6905</text:p>
          </table:table-cell>
          <table:table-cell table:number-columns-repeated="16381"/>
        </table:table-row>
        <table:table-row table:style-name="ro1">
          <table:table-cell office:value-type="float" office:value="1.5743100000000001" table:style-name="ce3">
            <text:p>1.5743</text:p>
          </table:table-cell>
          <table:table-cell office:value-type="float" office:value="4.2267299999999999" table:style-name="ce3">
            <text:p>4.2267</text:p>
          </table:table-cell>
          <table:table-cell office:value-type="float" office:value="0.73379300000000003" table:style-name="ce3">
            <text:p>0.7338</text:p>
          </table:table-cell>
          <table:table-cell table:number-columns-repeated="16381"/>
        </table:table-row>
        <table:table-row table:style-name="ro1">
          <table:table-cell office:value-type="float" office:value="1.28257" table:style-name="ce3">
            <text:p>1.2826</text:p>
          </table:table-cell>
          <table:table-cell office:value-type="float" office:value="4.09049" table:style-name="ce3">
            <text:p>4.0905</text:p>
          </table:table-cell>
          <table:table-cell office:value-type="float" office:value="0.75866400000000001" table:style-name="ce3">
            <text:p>0.7587</text:p>
          </table:table-cell>
          <table:table-cell table:number-columns-repeated="16381"/>
        </table:table-row>
        <table:table-row table:style-name="ro1">
          <table:table-cell office:value-type="float" office:value="1.30278" table:style-name="ce3">
            <text:p>1.3028</text:p>
          </table:table-cell>
          <table:table-cell office:value-type="float" office:value="4.0657300000000003" table:style-name="ce3">
            <text:p>4.0657</text:p>
          </table:table-cell>
          <table:table-cell office:value-type="float" office:value="0.75513399999999997" table:style-name="ce3">
            <text:p>0.7551</text:p>
          </table:table-cell>
          <table:table-cell table:number-columns-repeated="16381"/>
        </table:table-row>
        <table:table-row table:style-name="ro1">
          <table:table-cell office:value-type="float" office:value="0.98132399999999997" table:style-name="ce3">
            <text:p>0.9813</text:p>
          </table:table-cell>
          <table:table-cell office:value-type="float" office:value="4.1682899999999998" table:style-name="ce3">
            <text:p>4.1683</text:p>
          </table:table-cell>
          <table:table-cell office:value-type="float" office:value="0.67984199999999995" table:style-name="ce3">
            <text:p>0.6798</text:p>
          </table:table-cell>
          <table:table-cell table:number-columns-repeated="16381"/>
        </table:table-row>
        <table:table-row table:style-name="ro1">
          <table:table-cell office:value-type="float" office:value="0.94831500000000002" table:style-name="ce3">
            <text:p>0.9483</text:p>
          </table:table-cell>
          <table:table-cell office:value-type="float" office:value="4.2671599999999996" table:style-name="ce3">
            <text:p>4.2672</text:p>
          </table:table-cell>
          <table:table-cell office:value-type="float" office:value="0.85526800000000003" table:style-name="ce3">
            <text:p>0.8553</text:p>
          </table:table-cell>
          <table:table-cell table:number-columns-repeated="16381"/>
        </table:table-row>
        <table:table-row table:style-name="ro1">
          <table:table-cell office:value-type="float" office:value="0.88889899999999999" table:style-name="ce3">
            <text:p>0.8889</text:p>
          </table:table-cell>
          <table:table-cell office:value-type="float" office:value="4.5187999999999997" table:style-name="ce3">
            <text:p>4.5188</text:p>
          </table:table-cell>
          <table:table-cell office:value-type="float" office:value="0.79583599999999999" table:style-name="ce3">
            <text:p>0.7958</text:p>
          </table:table-cell>
          <table:table-cell table:number-columns-repeated="16381"/>
        </table:table-row>
        <table:table-row table:style-name="ro1">
          <table:table-cell office:value-type="float" office:value="0.616201" table:style-name="ce3">
            <text:p>0.6162</text:p>
          </table:table-cell>
          <table:table-cell office:value-type="float" office:value="4.3344899999999997" table:style-name="ce3">
            <text:p>4.3345</text:p>
          </table:table-cell>
          <table:table-cell office:value-type="float" office:value="0.822218" table:style-name="ce3">
            <text:p>0.8222</text:p>
          </table:table-cell>
          <table:table-cell table:number-columns-repeated="16381"/>
        </table:table-row>
        <table:table-row table:style-name="ro1">
          <table:table-cell office:value-type="float" office:value="0.83363399999999999" table:style-name="ce3">
            <text:p>0.8336</text:p>
          </table:table-cell>
          <table:table-cell office:value-type="float" office:value="4.4190699999999996" table:style-name="ce3">
            <text:p>4.4191</text:p>
          </table:table-cell>
          <table:table-cell office:value-type="float" office:value="1.1406799999999999" table:style-name="ce3">
            <text:p>1.1407</text:p>
          </table:table-cell>
          <table:table-cell table:number-columns-repeated="16381"/>
        </table:table-row>
        <table:table-row table:style-name="ro1">
          <table:table-cell office:value-type="float" office:value="0.96095600000000003" table:style-name="ce3">
            <text:p>0.9610</text:p>
          </table:table-cell>
          <table:table-cell office:value-type="float" office:value="4.2439900000000002" table:style-name="ce3">
            <text:p>4.2440</text:p>
          </table:table-cell>
          <table:table-cell office:value-type="float" office:value="0.87762499999999999" table:style-name="ce3">
            <text:p>0.8776</text:p>
          </table:table-cell>
          <table:table-cell table:number-columns-repeated="16381"/>
        </table:table-row>
        <table:table-row table:style-name="ro1">
          <table:table-cell office:value-type="float" office:value="0.98708899999999999" table:style-name="ce3">
            <text:p>0.9871</text:p>
          </table:table-cell>
          <table:table-cell office:value-type="float" office:value="4.3886099999999999" table:style-name="ce3">
            <text:p>4.3886</text:p>
          </table:table-cell>
          <table:table-cell office:value-type="float" office:value="1.0409299999999999" table:style-name="ce3">
            <text:p>1.0409</text:p>
          </table:table-cell>
          <table:table-cell table:number-columns-repeated="16381"/>
        </table:table-row>
        <table:table-row table:style-name="ro1">
          <table:table-cell office:value-type="float" office:value="1.43659" table:style-name="ce3">
            <text:p>1.4366</text:p>
          </table:table-cell>
          <table:table-cell office:value-type="float" office:value="4.3625999999999996" table:style-name="ce3">
            <text:p>4.3626</text:p>
          </table:table-cell>
          <table:table-cell office:value-type="float" office:value="0.961843" table:style-name="ce3">
            <text:p>0.9618</text:p>
          </table:table-cell>
          <table:table-cell table:number-columns-repeated="16381"/>
        </table:table-row>
        <table:table-row table:style-name="ro1">
          <table:table-cell office:value-type="float" office:value="1.5307299999999999" table:style-name="ce3">
            <text:p>1.5307</text:p>
          </table:table-cell>
          <table:table-cell office:value-type="float" office:value="4.3563999999999998" table:style-name="ce3">
            <text:p>4.3564</text:p>
          </table:table-cell>
          <table:table-cell office:value-type="float" office:value="1.0589500000000001" table:style-name="ce3">
            <text:p>1.0590</text:p>
          </table:table-cell>
          <table:table-cell table:number-columns-repeated="16381"/>
        </table:table-row>
        <table:table-row table:style-name="ro1">
          <table:table-cell office:value-type="float" office:value="1.48176" table:style-name="ce3">
            <text:p>1.4818</text:p>
          </table:table-cell>
          <table:table-cell office:value-type="float" office:value="4.3046600000000002" table:style-name="ce3">
            <text:p>4.3047</text:p>
          </table:table-cell>
          <table:table-cell office:value-type="float" office:value="0.77707199999999998" table:style-name="ce3">
            <text:p>0.7771</text:p>
          </table:table-cell>
          <table:table-cell table:number-columns-repeated="16381"/>
        </table:table-row>
        <table:table-row table:style-name="ro1">
          <table:table-cell office:value-type="float" office:value="1.1887399999999999" table:style-name="ce3">
            <text:p>1.1887</text:p>
          </table:table-cell>
          <table:table-cell office:value-type="float" office:value="4.0423999999999998" table:style-name="ce3">
            <text:p>4.0424</text:p>
          </table:table-cell>
          <table:table-cell office:value-type="float" office:value="0.77469600000000005" table:style-name="ce3">
            <text:p>0.7747</text:p>
          </table:table-cell>
          <table:table-cell table:number-columns-repeated="16381"/>
        </table:table-row>
        <table:table-row table:style-name="ro1">
          <table:table-cell office:value-type="float" office:value="1.35378" table:style-name="ce3">
            <text:p>1.3538</text:p>
          </table:table-cell>
          <table:table-cell office:value-type="float" office:value="4.2541900000000004" table:style-name="ce3">
            <text:p>4.2542</text:p>
          </table:table-cell>
          <table:table-cell office:value-type="float" office:value="0.73071200000000003" table:style-name="ce3">
            <text:p>0.7307</text:p>
          </table:table-cell>
          <table:table-cell table:number-columns-repeated="16381"/>
        </table:table-row>
        <table:table-row table:style-name="ro1">
          <table:table-cell office:value-type="float" office:value="1.3953800000000001" table:style-name="ce3">
            <text:p>1.3954</text:p>
          </table:table-cell>
          <table:table-cell office:value-type="float" office:value="4.36639" table:style-name="ce3">
            <text:p>4.3664</text:p>
          </table:table-cell>
          <table:table-cell office:value-type="float" office:value="0.91315900000000005" table:style-name="ce3">
            <text:p>0.9132</text:p>
          </table:table-cell>
          <table:table-cell table:number-columns-repeated="16381"/>
        </table:table-row>
        <table:table-row table:style-name="ro1">
          <table:table-cell office:value-type="float" office:value="1.14886" table:style-name="ce3">
            <text:p>1.1489</text:p>
          </table:table-cell>
          <table:table-cell office:value-type="float" office:value="4.6023399999999999" table:style-name="ce3">
            <text:p>4.6023</text:p>
          </table:table-cell>
          <table:table-cell office:value-type="float" office:value="0.907744" table:style-name="ce3">
            <text:p>0.9077</text:p>
          </table:table-cell>
          <table:table-cell table:number-columns-repeated="16381"/>
        </table:table-row>
        <table:table-row table:style-name="ro1">
          <table:table-cell office:value-type="float" office:value="1.3625499999999999" table:style-name="ce3">
            <text:p>1.3626</text:p>
          </table:table-cell>
          <table:table-cell office:value-type="float" office:value="4.7017499999999997" table:style-name="ce3">
            <text:p>4.7018</text:p>
          </table:table-cell>
          <table:table-cell office:value-type="float" office:value="1.0688599999999999" table:style-name="ce3">
            <text:p>1.0689</text:p>
          </table:table-cell>
          <table:table-cell table:number-columns-repeated="16381"/>
        </table:table-row>
        <table:table-row table:style-name="ro1">
          <table:table-cell office:value-type="float" office:value="1.4366099999999999" table:style-name="ce3">
            <text:p>1.4366</text:p>
          </table:table-cell>
          <table:table-cell office:value-type="float" office:value="4.61273" table:style-name="ce3">
            <text:p>4.6127</text:p>
          </table:table-cell>
          <table:table-cell office:value-type="float" office:value="0.83612399999999998" table:style-name="ce3">
            <text:p>0.8361</text:p>
          </table:table-cell>
          <table:table-cell table:number-columns-repeated="16381"/>
        </table:table-row>
        <table:table-row table:style-name="ro1">
          <table:table-cell office:value-type="float" office:value="0.84476600000000002" table:style-name="ce3">
            <text:p>0.8448</text:p>
          </table:table-cell>
          <table:table-cell office:value-type="float" office:value="4.4197199999999999" table:style-name="ce3">
            <text:p>4.4197</text:p>
          </table:table-cell>
          <table:table-cell office:value-type="float" office:value="0.40149899999999999" table:style-name="ce3">
            <text:p>0.4015</text:p>
          </table:table-cell>
          <table:table-cell table:number-columns-repeated="16381"/>
        </table:table-row>
        <table:table-row table:style-name="ro1">
          <table:table-cell office:value-type="float" office:value="1.0174000000000001" table:style-name="ce3">
            <text:p>1.0174</text:p>
          </table:table-cell>
          <table:table-cell office:value-type="float" office:value="4.3386399999999998" table:style-name="ce3">
            <text:p>4.3386</text:p>
          </table:table-cell>
          <table:table-cell office:value-type="float" office:value="0.57401199999999997" table:style-name="ce3">
            <text:p>0.5740</text:p>
          </table:table-cell>
          <table:table-cell table:number-columns-repeated="16381"/>
        </table:table-row>
        <table:table-row table:style-name="ro1">
          <table:table-cell office:value-type="float" office:value="1.0760799999999999" table:style-name="ce3">
            <text:p>1.0761</text:p>
          </table:table-cell>
          <table:table-cell office:value-type="float" office:value="4.3294100000000002" table:style-name="ce3">
            <text:p>4.3294</text:p>
          </table:table-cell>
          <table:table-cell office:value-type="float" office:value="0.62402599999999997" table:style-name="ce3">
            <text:p>0.6240</text:p>
          </table:table-cell>
          <table:table-cell table:number-columns-repeated="16381"/>
        </table:table-row>
        <table:table-row table:style-name="ro1">
          <table:table-cell office:value-type="float" office:value="1.4566600000000001" table:style-name="ce3">
            <text:p>1.4567</text:p>
          </table:table-cell>
          <table:table-cell office:value-type="float" office:value="4.2260299999999997" table:style-name="ce3">
            <text:p>4.2260</text:p>
          </table:table-cell>
          <table:table-cell office:value-type="float" office:value="0.766899" table:style-name="ce3">
            <text:p>0.7669</text:p>
          </table:table-cell>
          <table:table-cell table:number-columns-repeated="16381"/>
        </table:table-row>
        <table:table-row table:style-name="ro1">
          <table:table-cell office:value-type="float" office:value="1.5456000000000001" table:style-name="ce3">
            <text:p>1.5456</text:p>
          </table:table-cell>
          <table:table-cell office:value-type="float" office:value="4.3143200000000004" table:style-name="ce3">
            <text:p>4.3143</text:p>
          </table:table-cell>
          <table:table-cell office:value-type="float" office:value="0.82991000000000004" table:style-name="ce3">
            <text:p>0.8299</text:p>
          </table:table-cell>
          <table:table-cell table:number-columns-repeated="16381"/>
        </table:table-row>
        <table:table-row table:style-name="ro1">
          <table:table-cell office:value-type="float" office:value="1.5665800000000001" table:style-name="ce3">
            <text:p>1.5666</text:p>
          </table:table-cell>
          <table:table-cell office:value-type="float" office:value="4.2127699999999999" table:style-name="ce3">
            <text:p>4.2128</text:p>
          </table:table-cell>
          <table:table-cell office:value-type="float" office:value="0.62689099999999998" table:style-name="ce3">
            <text:p>0.6269</text:p>
          </table:table-cell>
          <table:table-cell table:number-columns-repeated="16381"/>
        </table:table-row>
        <table:table-row table:style-name="ro1">
          <table:table-cell office:value-type="float" office:value="1.3929199999999999" table:style-name="ce3">
            <text:p>1.3929</text:p>
          </table:table-cell>
          <table:table-cell office:value-type="float" office:value="4.0824499999999997" table:style-name="ce3">
            <text:p>4.0825</text:p>
          </table:table-cell>
          <table:table-cell office:value-type="float" office:value="0.57239700000000004" table:style-name="ce3">
            <text:p>0.5724</text:p>
          </table:table-cell>
          <table:table-cell table:number-columns-repeated="16381"/>
        </table:table-row>
        <table:table-row table:style-name="ro1">
          <table:table-cell office:value-type="float" office:value="1.58074" table:style-name="ce3">
            <text:p>1.5807</text:p>
          </table:table-cell>
          <table:table-cell office:value-type="float" office:value="4.1906100000000004" table:style-name="ce3">
            <text:p>4.1906</text:p>
          </table:table-cell>
          <table:table-cell office:value-type="float" office:value="0.759216" table:style-name="ce3">
            <text:p>0.7592</text:p>
          </table:table-cell>
          <table:table-cell table:number-columns-repeated="16381"/>
        </table:table-row>
        <table:table-row table:style-name="ro1">
          <table:table-cell office:value-type="float" office:value="1.62384" table:style-name="ce3">
            <text:p>1.6238</text:p>
          </table:table-cell>
          <table:table-cell office:value-type="float" office:value="4.4931599999999996" table:style-name="ce3">
            <text:p>4.4932</text:p>
          </table:table-cell>
          <table:table-cell office:value-type="float" office:value="0.86378200000000005" table:style-name="ce3">
            <text:p>0.8638</text:p>
          </table:table-cell>
          <table:table-cell table:number-columns-repeated="16381"/>
        </table:table-row>
        <table:table-row table:style-name="ro1">
          <table:table-cell office:value-type="float" office:value="1.5504599999999999" table:style-name="ce3">
            <text:p>1.5505</text:p>
          </table:table-cell>
          <table:table-cell office:value-type="float" office:value="4.5303800000000001" table:style-name="ce3">
            <text:p>4.5304</text:p>
          </table:table-cell>
          <table:table-cell office:value-type="float" office:value="0.56289199999999995" table:style-name="ce3">
            <text:p>0.5629</text:p>
          </table:table-cell>
          <table:table-cell table:number-columns-repeated="16381"/>
        </table:table-row>
        <table:table-row table:style-name="ro1">
          <table:table-cell office:value-type="float" office:value="1.43502" table:style-name="ce3">
            <text:p>1.4350</text:p>
          </table:table-cell>
          <table:table-cell office:value-type="float" office:value="4.9693800000000001" table:style-name="ce3">
            <text:p>4.9694</text:p>
          </table:table-cell>
          <table:table-cell office:value-type="float" office:value="0.91026700000000005" table:style-name="ce3">
            <text:p>0.9103</text:p>
          </table:table-cell>
          <table:table-cell table:number-columns-repeated="16381"/>
        </table:table-row>
        <table:table-row table:style-name="ro1">
          <table:table-cell office:value-type="float" office:value="1.3953800000000001" table:style-name="ce3">
            <text:p>1.3954</text:p>
          </table:table-cell>
          <table:table-cell office:value-type="float" office:value="4.7477600000000004" table:style-name="ce3">
            <text:p>4.7478</text:p>
          </table:table-cell>
          <table:table-cell office:value-type="float" office:value="0.42521500000000001" table:style-name="ce3">
            <text:p>0.4252</text:p>
          </table:table-cell>
          <table:table-cell table:number-columns-repeated="16381"/>
        </table:table-row>
        <table:table-row table:style-name="ro1">
          <table:table-cell office:value-type="float" office:value="1.2336199999999999" table:style-name="ce3">
            <text:p>1.2336</text:p>
          </table:table-cell>
          <table:table-cell office:value-type="float" office:value="4.2717900000000002" table:style-name="ce3">
            <text:p>4.2718</text:p>
          </table:table-cell>
          <table:table-cell office:value-type="float" office:value="0.43460599999999999" table:style-name="ce3">
            <text:p>0.4346</text:p>
          </table:table-cell>
          <table:table-cell table:number-columns-repeated="16381"/>
        </table:table-row>
        <table:table-row table:style-name="ro1">
          <table:table-cell office:value-type="float" office:value="1.0813200000000001" table:style-name="ce3">
            <text:p>1.0813</text:p>
          </table:table-cell>
          <table:table-cell office:value-type="float" office:value="4.02773" table:style-name="ce3">
            <text:p>4.0277</text:p>
          </table:table-cell>
          <table:table-cell office:value-type="float" office:value="0.60691700000000004" table:style-name="ce3">
            <text:p>0.6069</text:p>
          </table:table-cell>
          <table:table-cell table:number-columns-repeated="16381"/>
        </table:table-row>
        <table:table-row table:style-name="ro1">
          <table:table-cell office:value-type="float" office:value="1.1591499999999999" table:style-name="ce3">
            <text:p>1.1592</text:p>
          </table:table-cell>
          <table:table-cell office:value-type="float" office:value="4.0535100000000002" table:style-name="ce3">
            <text:p>4.0535</text:p>
          </table:table-cell>
          <table:table-cell office:value-type="float" office:value="0.41134500000000002" table:style-name="ce3">
            <text:p>0.4113</text:p>
          </table:table-cell>
          <table:table-cell table:number-columns-repeated="16381"/>
        </table:table-row>
        <table:table-row table:style-name="ro1">
          <table:table-cell office:value-type="float" office:value="1.4211199999999999" table:style-name="ce3">
            <text:p>1.4211</text:p>
          </table:table-cell>
          <table:table-cell office:value-type="float" office:value="4.1590499999999997" table:style-name="ce3">
            <text:p>4.1591</text:p>
          </table:table-cell>
          <table:table-cell office:value-type="float" office:value="0.57088899999999998" table:style-name="ce3">
            <text:p>0.5709</text:p>
          </table:table-cell>
          <table:table-cell table:number-columns-repeated="16381"/>
        </table:table-row>
        <table:table-row table:style-name="ro1">
          <table:table-cell office:value-type="float" office:value="1.6619600000000001" table:style-name="ce3">
            <text:p>1.6620</text:p>
          </table:table-cell>
          <table:table-cell office:value-type="float" office:value="4.23177" table:style-name="ce3">
            <text:p>4.2318</text:p>
          </table:table-cell>
          <table:table-cell office:value-type="float" office:value="0.78576199999999996" table:style-name="ce3">
            <text:p>0.7858</text:p>
          </table:table-cell>
          <table:table-cell table:number-columns-repeated="16381"/>
        </table:table-row>
        <table:table-row table:style-name="ro1">
          <table:table-cell office:value-type="float" office:value="1.78156" table:style-name="ce3">
            <text:p>1.7816</text:p>
          </table:table-cell>
          <table:table-cell office:value-type="float" office:value="4.3062500000000004" table:style-name="ce3">
            <text:p>4.3063</text:p>
          </table:table-cell>
          <table:table-cell office:value-type="float" office:value="0.73277800000000004" table:style-name="ce3">
            <text:p>0.7328</text:p>
          </table:table-cell>
          <table:table-cell table:number-columns-repeated="16381"/>
        </table:table-row>
        <table:table-row table:style-name="ro1">
          <table:table-cell office:value-type="float" office:value="1.5513600000000001" table:style-name="ce3">
            <text:p>1.5514</text:p>
          </table:table-cell>
          <table:table-cell office:value-type="float" office:value="4.26614" table:style-name="ce3">
            <text:p>4.2661</text:p>
          </table:table-cell>
          <table:table-cell office:value-type="float" office:value="0.62800299999999998" table:style-name="ce3">
            <text:p>0.6280</text:p>
          </table:table-cell>
          <table:table-cell table:number-columns-repeated="16381"/>
        </table:table-row>
        <table:table-row table:style-name="ro1">
          <table:table-cell office:value-type="float" office:value="1.6911499999999999" table:style-name="ce3">
            <text:p>1.6912</text:p>
          </table:table-cell>
          <table:table-cell office:value-type="float" office:value="4.4915700000000003" table:style-name="ce3">
            <text:p>4.4916</text:p>
          </table:table-cell>
          <table:table-cell office:value-type="float" office:value="0.82576499999999997" table:style-name="ce3">
            <text:p>0.8258</text:p>
          </table:table-cell>
          <table:table-cell table:number-columns-repeated="16381"/>
        </table:table-row>
        <table:table-row table:style-name="ro1">
          <table:table-cell office:value-type="float" office:value="1.5566199999999999" table:style-name="ce3">
            <text:p>1.5566</text:p>
          </table:table-cell>
          <table:table-cell office:value-type="float" office:value="4.6160899999999998" table:style-name="ce3">
            <text:p>4.6161</text:p>
          </table:table-cell>
          <table:table-cell office:value-type="float" office:value="0.96263699999999996" table:style-name="ce3">
            <text:p>0.9626</text:p>
          </table:table-cell>
          <table:table-cell table:number-columns-repeated="16381"/>
        </table:table-row>
        <table:table-row table:style-name="ro1">
          <table:table-cell office:value-type="float" office:value="1.5147699999999999" table:style-name="ce3">
            <text:p>1.5148</text:p>
          </table:table-cell>
          <table:table-cell office:value-type="float" office:value="4.8390300000000002" table:style-name="ce3">
            <text:p>4.8390</text:p>
          </table:table-cell>
          <table:table-cell office:value-type="float" office:value="1.16333" table:style-name="ce3">
            <text:p>1.1633</text:p>
          </table:table-cell>
          <table:table-cell table:number-columns-repeated="16381"/>
        </table:table-row>
        <table:table-row table:style-name="ro1">
          <table:table-cell office:value-type="float" office:value="1.4071100000000001" table:style-name="ce3">
            <text:p>1.4071</text:p>
          </table:table-cell>
          <table:table-cell office:value-type="float" office:value="4.8084300000000004" table:style-name="ce3">
            <text:p>4.8084</text:p>
          </table:table-cell>
          <table:table-cell office:value-type="float" office:value="0.92760399999999998" table:style-name="ce3">
            <text:p>0.9276</text:p>
          </table:table-cell>
          <table:table-cell table:number-columns-repeated="16381"/>
        </table:table-row>
        <table:table-row table:style-name="ro1">
          <table:table-cell office:value-type="float" office:value="1.0910500000000001" table:style-name="ce3">
            <text:p>1.0911</text:p>
          </table:table-cell>
          <table:table-cell office:value-type="float" office:value="4.9865000000000004" table:style-name="ce3">
            <text:p>4.9865</text:p>
          </table:table-cell>
          <table:table-cell office:value-type="float" office:value="0.70082999999999995" table:style-name="ce3">
            <text:p>0.7008</text:p>
          </table:table-cell>
          <table:table-cell table:number-columns-repeated="16381"/>
        </table:table-row>
        <table:table-row table:style-name="ro1">
          <table:table-cell office:value-type="float" office:value="1.09188" table:style-name="ce3">
            <text:p>1.0919</text:p>
          </table:table-cell>
          <table:table-cell office:value-type="float" office:value="4.8266" table:style-name="ce3">
            <text:p>4.8266</text:p>
          </table:table-cell>
          <table:table-cell office:value-type="float" office:value="0.97092800000000001" table:style-name="ce3">
            <text:p>0.9709</text:p>
          </table:table-cell>
          <table:table-cell table:number-columns-repeated="16381"/>
        </table:table-row>
        <table:table-row table:style-name="ro1">
          <table:table-cell office:value-type="float" office:value="1.16882" table:style-name="ce3">
            <text:p>1.1688</text:p>
          </table:table-cell>
          <table:table-cell office:value-type="float" office:value="4.5560299999999998" table:style-name="ce3">
            <text:p>4.5560</text:p>
          </table:table-cell>
          <table:table-cell office:value-type="float" office:value="0.77131000000000005" table:style-name="ce3">
            <text:p>0.7713</text:p>
          </table:table-cell>
          <table:table-cell table:number-columns-repeated="16381"/>
        </table:table-row>
        <table:table-row table:style-name="ro1">
          <table:table-cell office:value-type="float" office:value="1.2302200000000001" table:style-name="ce3">
            <text:p>1.2302</text:p>
          </table:table-cell>
          <table:table-cell office:value-type="float" office:value="4.5516100000000002" table:style-name="ce3">
            <text:p>4.5516</text:p>
          </table:table-cell>
          <table:table-cell office:value-type="float" office:value="0.89196299999999995" table:style-name="ce3">
            <text:p>0.8920</text:p>
          </table:table-cell>
          <table:table-cell table:number-columns-repeated="16381"/>
        </table:table-row>
        <table:table-row table:style-name="ro1">
          <table:table-cell office:value-type="float" office:value="1.2667999999999999" table:style-name="ce3">
            <text:p>1.2668</text:p>
          </table:table-cell>
          <table:table-cell office:value-type="float" office:value="4.17638" table:style-name="ce3">
            <text:p>4.1764</text:p>
          </table:table-cell>
          <table:table-cell office:value-type="float" office:value="0.77934700000000001" table:style-name="ce3">
            <text:p>0.7793</text:p>
          </table:table-cell>
          <table:table-cell table:number-columns-repeated="16381"/>
        </table:table-row>
        <table:table-row table:style-name="ro1">
          <table:table-cell office:value-type="float" office:value="1.5679399999999999" table:style-name="ce3">
            <text:p>1.5679</text:p>
          </table:table-cell>
          <table:table-cell office:value-type="float" office:value="4.2901800000000003" table:style-name="ce3">
            <text:p>4.2902</text:p>
          </table:table-cell>
          <table:table-cell office:value-type="float" office:value="0.86174499999999998" table:style-name="ce3">
            <text:p>0.8617</text:p>
          </table:table-cell>
          <table:table-cell table:number-columns-repeated="16381"/>
        </table:table-row>
        <table:table-row table:style-name="ro1">
          <table:table-cell office:value-type="float" office:value="1.4864200000000001" table:style-name="ce3">
            <text:p>1.4864</text:p>
          </table:table-cell>
          <table:table-cell office:value-type="float" office:value="4.4298400000000004" table:style-name="ce3">
            <text:p>4.4298</text:p>
          </table:table-cell>
          <table:table-cell office:value-type="float" office:value="0.74805200000000005" table:style-name="ce3">
            <text:p>0.7481</text:p>
          </table:table-cell>
          <table:table-cell table:number-columns-repeated="16381"/>
        </table:table-row>
        <table:table-row table:style-name="ro1">
          <table:table-cell office:value-type="float" office:value="1.401" table:style-name="ce3">
            <text:p>1.4010</text:p>
          </table:table-cell>
          <table:table-cell office:value-type="float" office:value="4.42523" table:style-name="ce3">
            <text:p>4.4252</text:p>
          </table:table-cell>
          <table:table-cell office:value-type="float" office:value="0.59759899999999999" table:style-name="ce3">
            <text:p>0.5976</text:p>
          </table:table-cell>
          <table:table-cell table:number-columns-repeated="16381"/>
        </table:table-row>
        <table:table-row table:style-name="ro1">
          <table:table-cell office:value-type="float" office:value="1.46" table:style-name="ce3">
            <text:p>1.4600</text:p>
          </table:table-cell>
          <table:table-cell office:value-type="float" office:value="4.4637599999999997" table:style-name="ce3">
            <text:p>4.4638</text:p>
          </table:table-cell>
          <table:table-cell office:value-type="float" office:value="0.70865100000000003" table:style-name="ce3">
            <text:p>0.7087</text:p>
          </table:table-cell>
          <table:table-cell table:number-columns-repeated="16381"/>
        </table:table-row>
        <table:table-row table:style-name="ro1">
          <table:table-cell office:value-type="float" office:value="1.3794900000000001" table:style-name="ce3">
            <text:p>1.3795</text:p>
          </table:table-cell>
          <table:table-cell office:value-type="float" office:value="4.5478899999999998" table:style-name="ce3">
            <text:p>4.5479</text:p>
          </table:table-cell>
          <table:table-cell office:value-type="float" office:value="0.80654199999999998" table:style-name="ce3">
            <text:p>0.8065</text:p>
          </table:table-cell>
          <table:table-cell table:number-columns-repeated="16381"/>
        </table:table-row>
        <table:table-row table:style-name="ro1">
          <table:table-cell office:value-type="float" office:value="1.18588" table:style-name="ce3">
            <text:p>1.1859</text:p>
          </table:table-cell>
          <table:table-cell office:value-type="float" office:value="4.6554599999999997" table:style-name="ce3">
            <text:p>4.6555</text:p>
          </table:table-cell>
          <table:table-cell office:value-type="float" office:value="0.885745" table:style-name="ce3">
            <text:p>0.8857</text:p>
          </table:table-cell>
          <table:table-cell table:number-columns-repeated="16381"/>
        </table:table-row>
        <table:table-row table:style-name="ro1">
          <table:table-cell office:value-type="float" office:value="1.13731" table:style-name="ce3">
            <text:p>1.1373</text:p>
          </table:table-cell>
          <table:table-cell office:value-type="float" office:value="4.8985799999999999" table:style-name="ce3">
            <text:p>4.8986</text:p>
          </table:table-cell>
          <table:table-cell office:value-type="float" office:value="0.92038600000000004" table:style-name="ce3">
            <text:p>0.9204</text:p>
          </table:table-cell>
          <table:table-cell table:number-columns-repeated="16381"/>
        </table:table-row>
        <table:table-row table:style-name="ro1">
          <table:table-cell office:value-type="float" office:value="0.955951" table:style-name="ce3">
            <text:p>0.9560</text:p>
          </table:table-cell>
          <table:table-cell office:value-type="float" office:value="4.7433100000000001" table:style-name="ce3">
            <text:p>4.7433</text:p>
          </table:table-cell>
          <table:table-cell office:value-type="float" office:value="0.55302399999999996" table:style-name="ce3">
            <text:p>0.5530</text:p>
          </table:table-cell>
          <table:table-cell table:number-columns-repeated="16381"/>
        </table:table-row>
        <table:table-row table:style-name="ro1">
          <table:table-cell office:value-type="float" office:value="0.81928199999999995" table:style-name="ce3">
            <text:p>0.8193</text:p>
          </table:table-cell>
          <table:table-cell office:value-type="float" office:value="4.5795199999999996" table:style-name="ce3">
            <text:p>4.5795</text:p>
          </table:table-cell>
          <table:table-cell office:value-type="float" office:value="0.52049199999999995" table:style-name="ce3">
            <text:p>0.5205</text:p>
          </table:table-cell>
          <table:table-cell table:number-columns-repeated="16381"/>
        </table:table-row>
        <table:table-row table:style-name="ro1">
          <table:table-cell office:value-type="float" office:value="0.89101399999999997" table:style-name="ce3">
            <text:p>0.8910</text:p>
          </table:table-cell>
          <table:table-cell office:value-type="float" office:value="4.4543100000000004" table:style-name="ce3">
            <text:p>4.4543</text:p>
          </table:table-cell>
          <table:table-cell office:value-type="float" office:value="0.580511" table:style-name="ce3">
            <text:p>0.5805</text:p>
          </table:table-cell>
          <table:table-cell table:number-columns-repeated="16381"/>
        </table:table-row>
        <table:table-row table:style-name="ro1">
          <table:table-cell office:value-type="float" office:value="1.0704100000000001" table:style-name="ce3">
            <text:p>1.0704</text:p>
          </table:table-cell>
          <table:table-cell office:value-type="float" office:value="4.3815200000000001" table:style-name="ce3">
            <text:p>4.3815</text:p>
          </table:table-cell>
          <table:table-cell office:value-type="float" office:value="0.54117400000000004" table:style-name="ce3">
            <text:p>0.5412</text:p>
          </table:table-cell>
          <table:table-cell table:number-columns-repeated="16381"/>
        </table:table-row>
        <table:table-row table:style-name="ro1">
          <table:table-cell office:value-type="float" office:value="1.4278599999999999" table:style-name="ce3">
            <text:p>1.4279</text:p>
          </table:table-cell>
          <table:table-cell office:value-type="float" office:value="4.1905299999999999" table:style-name="ce3">
            <text:p>4.1905</text:p>
          </table:table-cell>
          <table:table-cell office:value-type="float" office:value="0.72098700000000004" table:style-name="ce3">
            <text:p>0.7210</text:p>
          </table:table-cell>
          <table:table-cell table:number-columns-repeated="16381"/>
        </table:table-row>
        <table:table-row table:style-name="ro1">
          <table:table-cell office:value-type="float" office:value="1.6040700000000001" table:style-name="ce3">
            <text:p>1.6041</text:p>
          </table:table-cell>
          <table:table-cell office:value-type="float" office:value="4.2695299999999996" table:style-name="ce3">
            <text:p>4.2695</text:p>
          </table:table-cell>
          <table:table-cell office:value-type="float" office:value="0.71292999999999995" table:style-name="ce3">
            <text:p>0.7129</text:p>
          </table:table-cell>
          <table:table-cell table:number-columns-repeated="16381"/>
        </table:table-row>
        <table:table-row table:style-name="ro1">
          <table:table-cell office:value-type="float" office:value="1.39161" table:style-name="ce3">
            <text:p>1.3916</text:p>
          </table:table-cell>
          <table:table-cell office:value-type="float" office:value="4.1776299999999997" table:style-name="ce3">
            <text:p>4.1776</text:p>
          </table:table-cell>
          <table:table-cell office:value-type="float" office:value="0.63519999999999999" table:style-name="ce3">
            <text:p>0.6352</text:p>
          </table:table-cell>
          <table:table-cell table:number-columns-repeated="16381"/>
        </table:table-row>
        <table:table-row table:style-name="ro1">
          <table:table-cell office:value-type="float" office:value="1.2581100000000001" table:style-name="ce3">
            <text:p>1.2581</text:p>
          </table:table-cell>
          <table:table-cell office:value-type="float" office:value="4.1745400000000004" table:style-name="ce3">
            <text:p>4.1745</text:p>
          </table:table-cell>
          <table:table-cell office:value-type="float" office:value="0.54613299999999998" table:style-name="ce3">
            <text:p>0.5461</text:p>
          </table:table-cell>
          <table:table-cell table:number-columns-repeated="16381"/>
        </table:table-row>
        <table:table-row table:style-name="ro1">
          <table:table-cell office:value-type="float" office:value="1.20821" table:style-name="ce3">
            <text:p>1.2082</text:p>
          </table:table-cell>
          <table:table-cell office:value-type="float" office:value="4.3140700000000001" table:style-name="ce3">
            <text:p>4.3141</text:p>
          </table:table-cell>
          <table:table-cell office:value-type="float" office:value="0.56542599999999998" table:style-name="ce3">
            <text:p>0.5654</text:p>
          </table:table-cell>
          <table:table-cell table:number-columns-repeated="16381"/>
        </table:table-row>
        <table:table-row table:style-name="ro1">
          <table:table-cell office:value-type="float" office:value="1.44285" table:style-name="ce3">
            <text:p>1.4429</text:p>
          </table:table-cell>
          <table:table-cell office:value-type="float" office:value="4.5949299999999997" table:style-name="ce3">
            <text:p>4.5949</text:p>
          </table:table-cell>
          <table:table-cell office:value-type="float" office:value="0.76537299999999997" table:style-name="ce3">
            <text:p>0.7654</text:p>
          </table:table-cell>
          <table:table-cell table:number-columns-repeated="16381"/>
        </table:table-row>
        <table:table-row table:style-name="ro1">
          <table:table-cell office:value-type="float" office:value="1.30525" table:style-name="ce3">
            <text:p>1.3053</text:p>
          </table:table-cell>
          <table:table-cell office:value-type="float" office:value="4.90036" table:style-name="ce3">
            <text:p>4.9004</text:p>
          </table:table-cell>
          <table:table-cell office:value-type="float" office:value="0.89634499999999995" table:style-name="ce3">
            <text:p>0.8963</text:p>
          </table:table-cell>
          <table:table-cell table:number-columns-repeated="16381"/>
        </table:table-row>
        <table:table-row table:style-name="ro1">
          <table:table-cell office:value-type="float" office:value="0.86582099999999995" table:style-name="ce3">
            <text:p>0.8658</text:p>
          </table:table-cell>
          <table:table-cell office:value-type="float" office:value="4.7195499999999999" table:style-name="ce3">
            <text:p>4.7196</text:p>
          </table:table-cell>
          <table:table-cell office:value-type="float" office:value="0.90407700000000002" table:style-name="ce3">
            <text:p>0.9041</text:p>
          </table:table-cell>
          <table:table-cell table:number-columns-repeated="16381"/>
        </table:table-row>
        <table:table-row table:style-name="ro1">
          <table:table-cell office:value-type="float" office:value="0.95267999999999997" table:style-name="ce3">
            <text:p>0.9527</text:p>
          </table:table-cell>
          <table:table-cell office:value-type="float" office:value="4.8070599999999999" table:style-name="ce3">
            <text:p>4.8071</text:p>
          </table:table-cell>
          <table:table-cell office:value-type="float" office:value="0.80410300000000001" table:style-name="ce3">
            <text:p>0.8041</text:p>
          </table:table-cell>
          <table:table-cell table:number-columns-repeated="16381"/>
        </table:table-row>
        <table:table-row table:style-name="ro1">
          <table:table-cell office:value-type="float" office:value="0.67990499999999998" table:style-name="ce3">
            <text:p>0.6799</text:p>
          </table:table-cell>
          <table:table-cell office:value-type="float" office:value="4.3013599999999999" table:style-name="ce3">
            <text:p>4.3014</text:p>
          </table:table-cell>
          <table:table-cell office:value-type="float" office:value="0.58867100000000006" table:style-name="ce3">
            <text:p>0.5887</text:p>
          </table:table-cell>
          <table:table-cell table:number-columns-repeated="16381"/>
        </table:table-row>
        <table:table-row table:style-name="ro1">
          <table:table-cell office:value-type="float" office:value="1.2882" table:style-name="ce3">
            <text:p>1.2882</text:p>
          </table:table-cell>
          <table:table-cell office:value-type="float" office:value="4.5652999999999997" table:style-name="ce3">
            <text:p>4.5653</text:p>
          </table:table-cell>
          <table:table-cell office:value-type="float" office:value="0.86047799999999997" table:style-name="ce3">
            <text:p>0.8605</text:p>
          </table:table-cell>
          <table:table-cell table:number-columns-repeated="16381"/>
        </table:table-row>
        <table:table-row table:style-name="ro1">
          <table:table-cell office:value-type="float" office:value="1.26752" table:style-name="ce3">
            <text:p>1.2675</text:p>
          </table:table-cell>
          <table:table-cell office:value-type="float" office:value="4.2938099999999997" table:style-name="ce3">
            <text:p>4.2938</text:p>
          </table:table-cell>
          <table:table-cell office:value-type="float" office:value="0.76173299999999999" table:style-name="ce3">
            <text:p>0.7617</text:p>
          </table:table-cell>
          <table:table-cell table:number-columns-repeated="16381"/>
        </table:table-row>
        <table:table-row table:style-name="ro1">
          <table:table-cell office:value-type="float" office:value="1.25654" table:style-name="ce3">
            <text:p>1.2565</text:p>
          </table:table-cell>
          <table:table-cell office:value-type="float" office:value="4.2126700000000001" table:style-name="ce3">
            <text:p>4.2127</text:p>
          </table:table-cell>
          <table:table-cell office:value-type="float" office:value="0.76611099999999999" table:style-name="ce3">
            <text:p>0.7661</text:p>
          </table:table-cell>
          <table:table-cell table:number-columns-repeated="16381"/>
        </table:table-row>
        <table:table-row table:style-name="ro1">
          <table:table-cell office:value-type="float" office:value="1.3281400000000001" table:style-name="ce3">
            <text:p>1.3281</text:p>
          </table:table-cell>
          <table:table-cell office:value-type="float" office:value="4.1217800000000002" table:style-name="ce3">
            <text:p>4.1218</text:p>
          </table:table-cell>
          <table:table-cell office:value-type="float" office:value="0.75685100000000005" table:style-name="ce3">
            <text:p>0.7569</text:p>
          </table:table-cell>
          <table:table-cell table:number-columns-repeated="16381"/>
        </table:table-row>
        <table:table-row table:style-name="ro1">
          <table:table-cell office:value-type="float" office:value="1.5098199999999999" table:style-name="ce3">
            <text:p>1.5098</text:p>
          </table:table-cell>
          <table:table-cell office:value-type="float" office:value="4.1692099999999996" table:style-name="ce3">
            <text:p>4.1692</text:p>
          </table:table-cell>
          <table:table-cell office:value-type="float" office:value="0.83250299999999999" table:style-name="ce3">
            <text:p>0.8325</text:p>
          </table:table-cell>
          <table:table-cell table:number-columns-repeated="16381"/>
        </table:table-row>
        <table:table-row table:style-name="ro1">
          <table:table-cell office:value-type="float" office:value="1.36876" table:style-name="ce3">
            <text:p>1.3688</text:p>
          </table:table-cell>
          <table:table-cell office:value-type="float" office:value="4.1683199999999996" table:style-name="ce3">
            <text:p>4.1683</text:p>
          </table:table-cell>
          <table:table-cell office:value-type="float" office:value="0.65324700000000002" table:style-name="ce3">
            <text:p>0.6532</text:p>
          </table:table-cell>
          <table:table-cell table:number-columns-repeated="16381"/>
        </table:table-row>
        <table:table-row table:style-name="ro1">
          <table:table-cell office:value-type="float" office:value="1.31297" table:style-name="ce3">
            <text:p>1.3130</text:p>
          </table:table-cell>
          <table:table-cell office:value-type="float" office:value="4.1482700000000001" table:style-name="ce3">
            <text:p>4.1483</text:p>
          </table:table-cell>
          <table:table-cell office:value-type="float" office:value="0.71662000000000003" table:style-name="ce3">
            <text:p>0.7166</text:p>
          </table:table-cell>
          <table:table-cell table:number-columns-repeated="16381"/>
        </table:table-row>
        <table:table-row table:style-name="ro1">
          <table:table-cell office:value-type="float" office:value="1.4009" table:style-name="ce3">
            <text:p>1.4009</text:p>
          </table:table-cell>
          <table:table-cell office:value-type="float" office:value="4.4797799999999999" table:style-name="ce3">
            <text:p>4.4798</text:p>
          </table:table-cell>
          <table:table-cell office:value-type="float" office:value="1.04033" table:style-name="ce3">
            <text:p>1.0403</text:p>
          </table:table-cell>
          <table:table-cell table:number-columns-repeated="16381"/>
        </table:table-row>
        <table:table-row table:style-name="ro1">
          <table:table-cell office:value-type="float" office:value="1.1253500000000001" table:style-name="ce3">
            <text:p>1.1254</text:p>
          </table:table-cell>
          <table:table-cell office:value-type="float" office:value="4.4798499999999999" table:style-name="ce3">
            <text:p>4.4799</text:p>
          </table:table-cell>
          <table:table-cell office:value-type="float" office:value="1.0701499999999999" table:style-name="ce3">
            <text:p>1.0702</text:p>
          </table:table-cell>
          <table:table-cell table:number-columns-repeated="16381"/>
        </table:table-row>
        <table:table-row table:style-name="ro1">
          <table:table-cell office:value-type="float" office:value="1.0265" table:style-name="ce3">
            <text:p>1.0265</text:p>
          </table:table-cell>
          <table:table-cell office:value-type="float" office:value="4.5714399999999999" table:style-name="ce3">
            <text:p>4.5714</text:p>
          </table:table-cell>
          <table:table-cell office:value-type="float" office:value="0.94359899999999997" table:style-name="ce3">
            <text:p>0.9436</text:p>
          </table:table-cell>
          <table:table-cell table:number-columns-repeated="16381"/>
        </table:table-row>
        <table:table-row table:number-rows-repeated="10467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4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308</meta:generator>
    <meta:initial-creator>Maria Sand</meta:initial-creator>
    <dc:creator>Microsoft Office User</dc:creator>
    <meta:creation-date>2018-11-02T09:11:48Z</meta:creation-date>
    <dc:date>2020-04-10T20:30:18Z</dc:date>
  </office:meta>
</office:document-meta>
</file>